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48">
      <style:table-cell-properties fo:border="thin solid #000000" style:vertical-align="middle" fo:background-color="#EDEDED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 fo:background-color="transparent"/>
    </style:style>
    <style:style style:name="ce8" style:family="table-cell" style:parent-style-name="Default" style:data-style-name="N48">
      <style:table-cell-properties fo:border="thin solid #000000" fo:background-color="#EDEDED"/>
    </style:style>
    <style:style style:name="ce9" style:family="table-cell" style:parent-style-name="Default" style:data-style-name="N48">
      <style:table-cell-properties fo:border="thin solid #000000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48"/>
    <style:style style:name="ce14" style:family="table-cell" style:parent-style-name="Default" style:data-style-name="N48">
      <style:table-cell-properties fo:background-color="#EDEDED"/>
    </style:style>
    <style:style style:name="ce15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7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8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9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20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21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22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12"/>
        <table:table-column table:style-name="co2" table:number-columns-repeated="82" table:default-cell-style-name="ce13"/>
        <table:table-column table:style-name="co3" table:default-cell-style-name="ce13"/>
        <table:table-column table:style-name="co2" table:number-columns-repeated="25" table:default-cell-style-name="ce13"/>
        <table:table-column table:style-name="co2" table:number-columns-repeated="11" table:default-cell-style-name="ce13" table:visibility="collapse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4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4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4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4-05-01T00:00:00" table:style-name="ce6">
            <text:p>2024/5/1</text:p>
          </table:table-cell>
          <table:table-cell office:value-type="float" office:value="4144" table:style-name="ce7">
            <text:p>4,144<text:s/></text:p>
          </table:table-cell>
          <table:table-cell office:value-type="float" office:value="8472" table:style-name="ce7">
            <text:p>8,472<text:s/></text:p>
          </table:table-cell>
          <table:table-cell office:value-type="float" office:value="25280" table:style-name="ce7">
            <text:p>25,280<text:s/></text:p>
          </table:table-cell>
          <table:table-cell office:value-type="float" office:value="40455" table:style-name="ce7">
            <text:p>40,455<text:s/></text:p>
          </table:table-cell>
          <table:table-cell office:value-type="float" office:value="19422" table:style-name="ce7">
            <text:p>19,422<text:s/></text:p>
          </table:table-cell>
          <table:table-cell office:value-type="float" office:value="10577" table:style-name="ce7">
            <text:p>10,577<text:s/></text:p>
          </table:table-cell>
          <table:table-cell office:value-type="float" office:value="7808" table:style-name="ce7">
            <text:p>7,808<text:s/></text:p>
          </table:table-cell>
          <table:table-cell office:value-type="float" office:value="3558" table:style-name="ce7">
            <text:p>3,558<text:s/></text:p>
          </table:table-cell>
          <table:table-cell office:value-type="float" office:value="2403" table:style-name="ce7">
            <text:p>2,403<text:s/></text:p>
          </table:table-cell>
          <table:table-cell office:value-type="float" office:value="10474" table:style-name="ce7">
            <text:p>10,474<text:s/></text:p>
          </table:table-cell>
          <table:table-cell office:value-type="float" office:value="1521" table:style-name="ce7">
            <text:p>1,521<text:s/></text:p>
          </table:table-cell>
          <table:table-cell office:value-type="float" office:value="3845" table:style-name="ce7">
            <text:p>3,845<text:s/></text:p>
          </table:table-cell>
          <table:table-cell office:value-type="float" office:value="5828" table:style-name="ce7">
            <text:p>5,828<text:s/></text:p>
          </table:table-cell>
          <table:table-cell office:value-type="float" office:value="8300" table:style-name="ce7">
            <text:p>8,300<text:s/></text:p>
          </table:table-cell>
          <table:table-cell office:value-type="float" office:value="8604" table:style-name="ce7">
            <text:p>8,604<text:s/></text:p>
          </table:table-cell>
          <table:table-cell office:value-type="float" office:value="5646" table:style-name="ce7">
            <text:p>5,646<text:s/></text:p>
          </table:table-cell>
          <table:table-cell office:value-type="float" office:value="8406" table:style-name="ce7">
            <text:p>8,406<text:s/></text:p>
          </table:table-cell>
          <table:table-cell office:value-type="float" office:value="5027" table:style-name="ce7">
            <text:p>5,027<text:s/></text:p>
          </table:table-cell>
          <table:table-cell office:value-type="float" office:value="8376" table:style-name="ce7">
            <text:p>8,376<text:s/></text:p>
          </table:table-cell>
          <table:table-cell office:value-type="float" office:value="2794" table:style-name="ce7">
            <text:p>2,794<text:s/></text:p>
          </table:table-cell>
          <table:table-cell office:value-type="float" office:value="6731" table:style-name="ce7">
            <text:p>6,731<text:s/></text:p>
          </table:table-cell>
          <table:table-cell office:value-type="float" office:value="7273" table:style-name="ce7">
            <text:p>7,273<text:s/></text:p>
          </table:table-cell>
          <table:table-cell office:value-type="float" office:value="2506" table:style-name="ce7">
            <text:p>2,506<text:s/></text:p>
          </table:table-cell>
          <table:table-cell office:value-type="float" office:value="15167" table:style-name="ce7">
            <text:p>15,167<text:s/></text:p>
          </table:table-cell>
          <table:table-cell office:value-type="float" office:value="3607" table:style-name="ce7">
            <text:p>3,607<text:s/></text:p>
          </table:table-cell>
          <table:table-cell office:value-type="float" office:value="9769" table:style-name="ce7">
            <text:p>9,769<text:s/></text:p>
          </table:table-cell>
          <table:table-cell office:value-type="float" office:value="10822" table:style-name="ce7">
            <text:p>10,822<text:s/></text:p>
          </table:table-cell>
          <table:table-cell office:value-type="float" office:value="12923" table:style-name="ce7">
            <text:p>12,923<text:s/></text:p>
          </table:table-cell>
          <table:table-cell office:value-type="float" office:value="15595" table:style-name="ce8">
            <text:p>15,595<text:s/></text:p>
          </table:table-cell>
          <table:table-cell office:value-type="float" office:value="15027" table:style-name="ce7">
            <text:p>15,027<text:s/></text:p>
          </table:table-cell>
          <table:table-cell office:value-type="float" office:value="8817" table:style-name="ce7">
            <text:p>8,817<text:s/></text:p>
          </table:table-cell>
          <table:table-cell office:value-type="float" office:value="24874" table:style-name="ce7">
            <text:p>24,874<text:s/></text:p>
          </table:table-cell>
          <table:table-cell office:value-type="float" office:value="12994" table:style-name="ce7">
            <text:p>12,994<text:s/></text:p>
          </table:table-cell>
          <table:table-cell office:value-type="float" office:value="25797" table:style-name="ce7">
            <text:p>25,797<text:s/></text:p>
          </table:table-cell>
          <table:table-cell office:value-type="float" office:value="25094" table:style-name="ce7">
            <text:p>25,094<text:s/></text:p>
          </table:table-cell>
          <table:table-cell office:value-type="float" office:value="9136" table:style-name="ce7">
            <text:p>9,136<text:s/></text:p>
          </table:table-cell>
          <table:table-cell office:value-type="float" office:value="29286" table:style-name="ce7">
            <text:p>29,286<text:s/></text:p>
          </table:table-cell>
          <table:table-cell office:value-type="float" office:value="20324" table:style-name="ce7">
            <text:p>20,324<text:s/></text:p>
          </table:table-cell>
          <table:table-cell office:value-type="float" office:value="17272" table:style-name="ce8">
            <text:p>17,272<text:s/></text:p>
          </table:table-cell>
          <table:table-cell office:value-type="float" office:value="16393" table:style-name="ce7">
            <text:p>16,393<text:s/></text:p>
          </table:table-cell>
          <table:table-cell office:value-type="float" office:value="22115" table:style-name="ce7">
            <text:p>22,115<text:s/></text:p>
          </table:table-cell>
          <table:table-cell office:value-type="float" office:value="116997" table:style-name="ce7">
            <text:p>116,997<text:s/></text:p>
          </table:table-cell>
          <table:table-cell office:value-type="float" office:value="46930" table:style-name="ce7">
            <text:p>46,930<text:s/></text:p>
          </table:table-cell>
          <table:table-cell office:value-type="float" office:value="18963" table:style-name="ce7">
            <text:p>18,963<text:s/></text:p>
          </table:table-cell>
          <table:table-cell office:value-type="float" office:value="17208" table:style-name="ce7">
            <text:p>17,208<text:s/></text:p>
          </table:table-cell>
          <table:table-cell office:value-type="float" office:value="20754" table:style-name="ce7">
            <text:p>20,754<text:s/></text:p>
          </table:table-cell>
          <table:table-cell office:value-type="float" office:value="23734" table:style-name="ce7">
            <text:p>23,734<text:s/></text:p>
          </table:table-cell>
          <table:table-cell office:value-type="float" office:value="23643" table:style-name="ce7">
            <text:p>23,643<text:s/></text:p>
          </table:table-cell>
          <table:table-cell office:value-type="float" office:value="19309" table:style-name="ce7">
            <text:p>19,309<text:s/></text:p>
          </table:table-cell>
          <table:table-cell office:value-type="float" office:value="11273" table:style-name="ce7">
            <text:p>11,273<text:s/></text:p>
          </table:table-cell>
          <table:table-cell office:value-type="float" office:value="27246" table:style-name="ce7">
            <text:p>27,246<text:s/></text:p>
          </table:table-cell>
          <table:table-cell office:value-type="float" office:value="5922" table:style-name="ce7">
            <text:p>5,922<text:s/></text:p>
          </table:table-cell>
          <table:table-cell office:value-type="float" office:value="5522" table:style-name="ce7">
            <text:p>5,522<text:s/></text:p>
          </table:table-cell>
          <table:table-cell office:value-type="float" office:value="17115" table:style-name="ce7">
            <text:p>17,115<text:s/></text:p>
          </table:table-cell>
          <table:table-cell office:value-type="float" office:value="5444" table:style-name="ce7">
            <text:p>5,444<text:s/></text:p>
          </table:table-cell>
          <table:table-cell office:value-type="float" office:value="3058" table:style-name="ce7">
            <text:p>3,058<text:s/></text:p>
          </table:table-cell>
          <table:table-cell office:value-type="float" office:value="2498" table:style-name="ce7">
            <text:p>2,498<text:s/></text:p>
          </table:table-cell>
          <table:table-cell office:value-type="float" office:value="11804" table:style-name="ce7">
            <text:p>11,804<text:s/></text:p>
          </table:table-cell>
          <table:table-cell office:value-type="float" office:value="8534" table:style-name="ce7">
            <text:p>8,534<text:s/></text:p>
          </table:table-cell>
          <table:table-cell office:value-type="float" office:value="10882" table:style-name="ce7">
            <text:p>10,882<text:s/></text:p>
          </table:table-cell>
          <table:table-cell office:value-type="float" office:value="27792" table:style-name="ce7">
            <text:p>27,792<text:s/></text:p>
          </table:table-cell>
          <table:table-cell office:value-type="float" office:value="5920" table:style-name="ce7">
            <text:p>5,920<text:s/></text:p>
          </table:table-cell>
          <table:table-cell office:value-type="float" office:value="10044" table:style-name="ce7">
            <text:p>10,044<text:s/></text:p>
          </table:table-cell>
          <table:table-cell office:value-type="float" office:value="6797" table:style-name="ce7">
            <text:p>6,797<text:s/></text:p>
          </table:table-cell>
          <table:table-cell office:value-type="float" office:value="18506" table:style-name="ce7">
            <text:p>18,506<text:s/></text:p>
          </table:table-cell>
          <table:table-cell office:value-type="float" office:value="18438" table:style-name="ce7">
            <text:p>18,438<text:s/></text:p>
          </table:table-cell>
          <table:table-cell office:value-type="float" office:value="24828" table:style-name="ce7">
            <text:p>24,828<text:s/></text:p>
          </table:table-cell>
          <table:table-cell office:value-type="float" office:value="38792" table:style-name="ce7">
            <text:p>38,792<text:s/></text:p>
          </table:table-cell>
          <table:table-cell office:value-type="float" office:value="32371" table:style-name="ce7">
            <text:p>32,371<text:s/></text:p>
          </table:table-cell>
          <table:table-cell office:value-type="float" office:value="22154" table:style-name="ce7">
            <text:p>22,154<text:s/></text:p>
          </table:table-cell>
          <table:table-cell office:value-type="float" office:value="26704" table:style-name="ce7">
            <text:p>26,704<text:s/></text:p>
          </table:table-cell>
          <table:table-cell office:value-type="float" office:value="61017" table:style-name="ce7">
            <text:p>61,017<text:s/></text:p>
          </table:table-cell>
          <table:table-cell office:value-type="float" office:value="21245" table:style-name="ce7">
            <text:p>21,245<text:s/></text:p>
          </table:table-cell>
          <table:table-cell office:value-type="float" office:value="29115" table:style-name="ce7">
            <text:p>29,115<text:s/></text:p>
          </table:table-cell>
          <table:table-cell office:value-type="float" office:value="26795" table:style-name="ce7">
            <text:p>26,795<text:s/></text:p>
          </table:table-cell>
          <table:table-cell office:value-type="float" office:value="15723" table:style-name="ce7">
            <text:p>15,723<text:s/></text:p>
          </table:table-cell>
          <table:table-cell office:value-type="float" office:value="48223" table:style-name="ce7">
            <text:p>48,223<text:s/></text:p>
          </table:table-cell>
          <table:table-cell office:value-type="float" office:value="17060" table:style-name="ce7">
            <text:p>17,060<text:s/></text:p>
          </table:table-cell>
          <table:table-cell office:value-type="float" office:value="13589" table:style-name="ce7">
            <text:p>13,589<text:s/></text:p>
          </table:table-cell>
          <table:table-cell office:value-type="float" office:value="9406" table:style-name="ce7">
            <text:p>9,406<text:s/></text:p>
          </table:table-cell>
          <table:table-cell office:value-type="float" office:value="17909" table:style-name="ce7">
            <text:p>17,909<text:s/></text:p>
          </table:table-cell>
          <table:table-cell office:value-type="float" office:value="8344" table:style-name="ce7">
            <text:p>8,344<text:s/></text:p>
          </table:table-cell>
          <table:table-cell office:value-type="float" office:value="22599" table:style-name="ce7">
            <text:p>22,599<text:s/></text:p>
          </table:table-cell>
          <table:table-cell office:value-type="float" office:value="12703" table:style-name="ce7">
            <text:p>12,703<text:s/></text:p>
          </table:table-cell>
          <table:table-cell office:value-type="float" office:value="6806" table:style-name="ce7">
            <text:p>6,806<text:s/></text:p>
          </table:table-cell>
          <table:table-cell office:value-type="float" office:value="13441" table:style-name="ce7">
            <text:p>13,441<text:s/></text:p>
          </table:table-cell>
          <table:table-cell office:value-type="float" office:value="21820" table:style-name="ce7">
            <text:p>21,820<text:s/></text:p>
          </table:table-cell>
          <table:table-cell office:value-type="float" office:value="12759" table:style-name="ce7">
            <text:p>12,759<text:s/></text:p>
          </table:table-cell>
          <table:table-cell office:value-type="float" office:value="14732" table:style-name="ce7">
            <text:p>14,732<text:s/></text:p>
          </table:table-cell>
          <table:table-cell office:value-type="float" office:value="18365" table:style-name="ce7">
            <text:p>18,365<text:s/></text:p>
          </table:table-cell>
          <table:table-cell office:value-type="float" office:value="11676" table:style-name="ce7">
            <text:p>11,676<text:s/></text:p>
          </table:table-cell>
          <table:table-cell office:value-type="float" office:value="8915" table:style-name="ce7">
            <text:p>8,915<text:s/></text:p>
          </table:table-cell>
          <table:table-cell office:value-type="float" office:value="4210" table:style-name="ce8">
            <text:p>4,210<text:s/></text:p>
          </table:table-cell>
          <table:table-cell office:value-type="float" office:value="2375" table:style-name="ce7">
            <text:p>2,375<text:s/></text:p>
          </table:table-cell>
          <table:table-cell office:value-type="float" office:value="6980" table:style-name="ce7">
            <text:p>6,980<text:s/></text:p>
          </table:table-cell>
          <table:table-cell office:value-type="float" office:value="8430" table:style-name="ce7">
            <text:p>8,430<text:s/></text:p>
          </table:table-cell>
          <table:table-cell office:value-type="float" office:value="8755" table:style-name="ce7">
            <text:p>8,755<text:s/></text:p>
          </table:table-cell>
          <table:table-cell office:value-type="float" office:value="11194" table:style-name="ce7">
            <text:p>11,194<text:s/></text:p>
          </table:table-cell>
          <table:table-cell office:value-type="float" office:value="13566" table:style-name="ce7">
            <text:p>13,566<text:s/></text:p>
          </table:table-cell>
          <table:table-cell office:value-type="float" office:value="18279" table:style-name="ce7">
            <text:p>18,279<text:s/></text:p>
          </table:table-cell>
          <table:table-cell office:value-type="float" office:value="22367" table:style-name="ce7">
            <text:p>22,367<text:s/></text:p>
          </table:table-cell>
          <table:table-cell office:value-type="float" office:value="10599" table:style-name="ce7">
            <text:p>10,599<text:s/></text:p>
          </table:table-cell>
          <table:table-cell office:value-type="float" office:value="10118" table:style-name="ce7">
            <text:p>10,118<text:s/></text:p>
          </table:table-cell>
          <table:table-cell office:value-type="float" office:value="10332" table:style-name="ce7">
            <text:p>10,332<text:s/></text:p>
          </table:table-cell>
          <table:table-cell office:value-type="float" office:value="10231" table:style-name="ce7">
            <text:p>10,231<text:s/></text:p>
          </table:table-cell>
          <table:table-cell office:value-type="float" office:value="10305" table:style-name="ce7">
            <text:p>10,305<text:s/></text:p>
          </table:table-cell>
          <table:table-cell office:value-type="float" office:value="8725" table:style-name="ce7">
            <text:p>8,725<text:s/></text:p>
          </table:table-cell>
          <table:table-cell office:value-type="float" office:value="6759" table:style-name="ce7">
            <text:p>6,759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02T00:00:00" table:style-name="ce6">
            <text:p>2024/5/2</text:p>
          </table:table-cell>
          <table:table-cell office:value-type="float" office:value="5350" table:style-name="ce7">
            <text:p>5,350<text:s/></text:p>
          </table:table-cell>
          <table:table-cell office:value-type="float" office:value="14600" table:style-name="ce7">
            <text:p>14,600<text:s/></text:p>
          </table:table-cell>
          <table:table-cell office:value-type="float" office:value="47756" table:style-name="ce7">
            <text:p>47,756<text:s/></text:p>
          </table:table-cell>
          <table:table-cell office:value-type="float" office:value="41855" table:style-name="ce7">
            <text:p>41,855<text:s/></text:p>
          </table:table-cell>
          <table:table-cell office:value-type="float" office:value="27447" table:style-name="ce7">
            <text:p>27,447<text:s/></text:p>
          </table:table-cell>
          <table:table-cell office:value-type="float" office:value="15018" table:style-name="ce7">
            <text:p>15,018<text:s/></text:p>
          </table:table-cell>
          <table:table-cell office:value-type="float" office:value="11651" table:style-name="ce7">
            <text:p>11,651<text:s/></text:p>
          </table:table-cell>
          <table:table-cell office:value-type="float" office:value="4104" table:style-name="ce7">
            <text:p>4,104<text:s/></text:p>
          </table:table-cell>
          <table:table-cell office:value-type="float" office:value="3382" table:style-name="ce7">
            <text:p>3,382<text:s/></text:p>
          </table:table-cell>
          <table:table-cell office:value-type="float" office:value="13282" table:style-name="ce7">
            <text:p>13,282<text:s/></text:p>
          </table:table-cell>
          <table:table-cell office:value-type="float" office:value="2219" table:style-name="ce7">
            <text:p>2,219<text:s/></text:p>
          </table:table-cell>
          <table:table-cell office:value-type="float" office:value="4756" table:style-name="ce7">
            <text:p>4,756<text:s/></text:p>
          </table:table-cell>
          <table:table-cell office:value-type="float" office:value="5946" table:style-name="ce7">
            <text:p>5,946<text:s/></text:p>
          </table:table-cell>
          <table:table-cell office:value-type="float" office:value="9947" table:style-name="ce7">
            <text:p>9,947<text:s/></text:p>
          </table:table-cell>
          <table:table-cell office:value-type="float" office:value="11089" table:style-name="ce7">
            <text:p>11,089<text:s/></text:p>
          </table:table-cell>
          <table:table-cell office:value-type="float" office:value="16521" table:style-name="ce7">
            <text:p>16,521<text:s/></text:p>
          </table:table-cell>
          <table:table-cell office:value-type="float" office:value="19245" table:style-name="ce7">
            <text:p>19,245<text:s/></text:p>
          </table:table-cell>
          <table:table-cell office:value-type="float" office:value="6138" table:style-name="ce7">
            <text:p>6,138<text:s/></text:p>
          </table:table-cell>
          <table:table-cell office:value-type="float" office:value="10013" table:style-name="ce7">
            <text:p>10,013<text:s/></text:p>
          </table:table-cell>
          <table:table-cell office:value-type="float" office:value="3259" table:style-name="ce7">
            <text:p>3,259<text:s/></text:p>
          </table:table-cell>
          <table:table-cell office:value-type="float" office:value="9191" table:style-name="ce7">
            <text:p>9,191<text:s/></text:p>
          </table:table-cell>
          <table:table-cell office:value-type="float" office:value="9182" table:style-name="ce7">
            <text:p>9,182<text:s/></text:p>
          </table:table-cell>
          <table:table-cell office:value-type="float" office:value="6912" table:style-name="ce7">
            <text:p>6,912<text:s/></text:p>
          </table:table-cell>
          <table:table-cell office:value-type="float" office:value="26488" table:style-name="ce7">
            <text:p>26,488<text:s/></text:p>
          </table:table-cell>
          <table:table-cell office:value-type="float" office:value="3516" table:style-name="ce7">
            <text:p>3,516<text:s/></text:p>
          </table:table-cell>
          <table:table-cell office:value-type="float" office:value="10651" table:style-name="ce7">
            <text:p>10,651<text:s/></text:p>
          </table:table-cell>
          <table:table-cell office:value-type="float" office:value="13668" table:style-name="ce7">
            <text:p>13,668<text:s/></text:p>
          </table:table-cell>
          <table:table-cell office:value-type="float" office:value="16303" table:style-name="ce7">
            <text:p>16,303<text:s/></text:p>
          </table:table-cell>
          <table:table-cell office:value-type="float" office:value="21905" table:style-name="ce8">
            <text:p>21,905<text:s/></text:p>
          </table:table-cell>
          <table:table-cell office:value-type="float" office:value="17144" table:style-name="ce7">
            <text:p>17,144<text:s/></text:p>
          </table:table-cell>
          <table:table-cell office:value-type="float" office:value="10121" table:style-name="ce7">
            <text:p>10,121<text:s/></text:p>
          </table:table-cell>
          <table:table-cell office:value-type="float" office:value="26854" table:style-name="ce7">
            <text:p>26,854<text:s/></text:p>
          </table:table-cell>
          <table:table-cell office:value-type="float" office:value="16421" table:style-name="ce7">
            <text:p>16,421<text:s/></text:p>
          </table:table-cell>
          <table:table-cell office:value-type="float" office:value="34105" table:style-name="ce7">
            <text:p>34,105<text:s/></text:p>
          </table:table-cell>
          <table:table-cell office:value-type="float" office:value="30229" table:style-name="ce7">
            <text:p>30,229<text:s/></text:p>
          </table:table-cell>
          <table:table-cell office:value-type="float" office:value="12457" table:style-name="ce7">
            <text:p>12,457<text:s/></text:p>
          </table:table-cell>
          <table:table-cell office:value-type="float" office:value="36007" table:style-name="ce7">
            <text:p>36,007<text:s/></text:p>
          </table:table-cell>
          <table:table-cell office:value-type="float" office:value="26617" table:style-name="ce7">
            <text:p>26,617<text:s/></text:p>
          </table:table-cell>
          <table:table-cell office:value-type="float" office:value="23799" table:style-name="ce8">
            <text:p>23,799<text:s/></text:p>
          </table:table-cell>
          <table:table-cell office:value-type="float" office:value="20720" table:style-name="ce7">
            <text:p>20,720<text:s/></text:p>
          </table:table-cell>
          <table:table-cell office:value-type="float" office:value="26199" table:style-name="ce7">
            <text:p>26,199<text:s/></text:p>
          </table:table-cell>
          <table:table-cell office:value-type="float" office:value="132434" table:style-name="ce7">
            <text:p>132,434<text:s/></text:p>
          </table:table-cell>
          <table:table-cell office:value-type="float" office:value="46478" table:style-name="ce7">
            <text:p>46,478<text:s/></text:p>
          </table:table-cell>
          <table:table-cell office:value-type="float" office:value="23331" table:style-name="ce7">
            <text:p>23,331<text:s/></text:p>
          </table:table-cell>
          <table:table-cell office:value-type="float" office:value="24642" table:style-name="ce7">
            <text:p>24,642<text:s/></text:p>
          </table:table-cell>
          <table:table-cell office:value-type="float" office:value="26538" table:style-name="ce7">
            <text:p>26,538<text:s/></text:p>
          </table:table-cell>
          <table:table-cell office:value-type="float" office:value="27847" table:style-name="ce7">
            <text:p>27,847<text:s/></text:p>
          </table:table-cell>
          <table:table-cell office:value-type="float" office:value="28191" table:style-name="ce7">
            <text:p>28,191<text:s/></text:p>
          </table:table-cell>
          <table:table-cell office:value-type="float" office:value="23442" table:style-name="ce7">
            <text:p>23,442<text:s/></text:p>
          </table:table-cell>
          <table:table-cell office:value-type="float" office:value="13236" table:style-name="ce7">
            <text:p>13,236<text:s/></text:p>
          </table:table-cell>
          <table:table-cell office:value-type="float" office:value="30983" table:style-name="ce7">
            <text:p>30,983<text:s/></text:p>
          </table:table-cell>
          <table:table-cell office:value-type="float" office:value="6888" table:style-name="ce7">
            <text:p>6,888<text:s/></text:p>
          </table:table-cell>
          <table:table-cell office:value-type="float" office:value="8515" table:style-name="ce7">
            <text:p>8,515<text:s/></text:p>
          </table:table-cell>
          <table:table-cell office:value-type="float" office:value="19784" table:style-name="ce7">
            <text:p>19,784<text:s/></text:p>
          </table:table-cell>
          <table:table-cell office:value-type="float" office:value="5155" table:style-name="ce7">
            <text:p>5,155<text:s/></text:p>
          </table:table-cell>
          <table:table-cell office:value-type="float" office:value="3910" table:style-name="ce7">
            <text:p>3,910<text:s/></text:p>
          </table:table-cell>
          <table:table-cell office:value-type="float" office:value="3421" table:style-name="ce7">
            <text:p>3,421<text:s/></text:p>
          </table:table-cell>
          <table:table-cell office:value-type="float" office:value="14649" table:style-name="ce7">
            <text:p>14,649<text:s/></text:p>
          </table:table-cell>
          <table:table-cell office:value-type="float" office:value="9992" table:style-name="ce7">
            <text:p>9,992<text:s/></text:p>
          </table:table-cell>
          <table:table-cell office:value-type="float" office:value="14154" table:style-name="ce7">
            <text:p>14,154<text:s/></text:p>
          </table:table-cell>
          <table:table-cell office:value-type="float" office:value="29598" table:style-name="ce7">
            <text:p>29,598<text:s/></text:p>
          </table:table-cell>
          <table:table-cell office:value-type="float" office:value="9442" table:style-name="ce7">
            <text:p>9,442<text:s/></text:p>
          </table:table-cell>
          <table:table-cell office:value-type="float" office:value="13481" table:style-name="ce7">
            <text:p>13,481<text:s/></text:p>
          </table:table-cell>
          <table:table-cell office:value-type="float" office:value="8475" table:style-name="ce7">
            <text:p>8,475<text:s/></text:p>
          </table:table-cell>
          <table:table-cell office:value-type="float" office:value="23661" table:style-name="ce7">
            <text:p>23,661<text:s/></text:p>
          </table:table-cell>
          <table:table-cell office:value-type="float" office:value="24763" table:style-name="ce7">
            <text:p>24,763<text:s/></text:p>
          </table:table-cell>
          <table:table-cell office:value-type="float" office:value="27078" table:style-name="ce7">
            <text:p>27,078<text:s/></text:p>
          </table:table-cell>
          <table:table-cell office:value-type="float" office:value="42468" table:style-name="ce7">
            <text:p>42,468<text:s/></text:p>
          </table:table-cell>
          <table:table-cell office:value-type="float" office:value="40740" table:style-name="ce7">
            <text:p>40,740<text:s/></text:p>
          </table:table-cell>
          <table:table-cell office:value-type="float" office:value="28892" table:style-name="ce7">
            <text:p>28,892<text:s/></text:p>
          </table:table-cell>
          <table:table-cell office:value-type="float" office:value="28283" table:style-name="ce7">
            <text:p>28,283<text:s/></text:p>
          </table:table-cell>
          <table:table-cell office:value-type="float" office:value="62660" table:style-name="ce7">
            <text:p>62,660<text:s/></text:p>
          </table:table-cell>
          <table:table-cell office:value-type="float" office:value="25880" table:style-name="ce7">
            <text:p>25,880<text:s/></text:p>
          </table:table-cell>
          <table:table-cell office:value-type="float" office:value="34665" table:style-name="ce7">
            <text:p>34,665<text:s/></text:p>
          </table:table-cell>
          <table:table-cell office:value-type="float" office:value="33290" table:style-name="ce7">
            <text:p>33,290<text:s/></text:p>
          </table:table-cell>
          <table:table-cell office:value-type="float" office:value="21567" table:style-name="ce7">
            <text:p>21,567<text:s/></text:p>
          </table:table-cell>
          <table:table-cell office:value-type="float" office:value="60231" table:style-name="ce7">
            <text:p>60,231<text:s/></text:p>
          </table:table-cell>
          <table:table-cell office:value-type="float" office:value="21316" table:style-name="ce7">
            <text:p>21,316<text:s/></text:p>
          </table:table-cell>
          <table:table-cell office:value-type="float" office:value="16572" table:style-name="ce7">
            <text:p>16,572<text:s/></text:p>
          </table:table-cell>
          <table:table-cell office:value-type="float" office:value="15566" table:style-name="ce7">
            <text:p>15,566<text:s/></text:p>
          </table:table-cell>
          <table:table-cell office:value-type="float" office:value="22358" table:style-name="ce7">
            <text:p>22,358<text:s/></text:p>
          </table:table-cell>
          <table:table-cell office:value-type="float" office:value="13625" table:style-name="ce7">
            <text:p>13,625<text:s/></text:p>
          </table:table-cell>
          <table:table-cell office:value-type="float" office:value="31906" table:style-name="ce7">
            <text:p>31,906<text:s/></text:p>
          </table:table-cell>
          <table:table-cell office:value-type="float" office:value="20375" table:style-name="ce7">
            <text:p>20,375<text:s/></text:p>
          </table:table-cell>
          <table:table-cell office:value-type="float" office:value="7948" table:style-name="ce7">
            <text:p>7,948<text:s/></text:p>
          </table:table-cell>
          <table:table-cell office:value-type="float" office:value="16831" table:style-name="ce7">
            <text:p>16,831<text:s/></text:p>
          </table:table-cell>
          <table:table-cell office:value-type="float" office:value="43449" table:style-name="ce7">
            <text:p>43,449<text:s/></text:p>
          </table:table-cell>
          <table:table-cell office:value-type="float" office:value="22691" table:style-name="ce7">
            <text:p>22,691<text:s/></text:p>
          </table:table-cell>
          <table:table-cell office:value-type="float" office:value="26459" table:style-name="ce7">
            <text:p>26,459<text:s/></text:p>
          </table:table-cell>
          <table:table-cell office:value-type="float" office:value="27017" table:style-name="ce7">
            <text:p>27,017<text:s/></text:p>
          </table:table-cell>
          <table:table-cell office:value-type="float" office:value="13566" table:style-name="ce7">
            <text:p>13,566<text:s/></text:p>
          </table:table-cell>
          <table:table-cell office:value-type="float" office:value="11629" table:style-name="ce7">
            <text:p>11,629<text:s/></text:p>
          </table:table-cell>
          <table:table-cell office:value-type="float" office:value="5842" table:style-name="ce8">
            <text:p>5,842<text:s/></text:p>
          </table:table-cell>
          <table:table-cell office:value-type="float" office:value="5481" table:style-name="ce7">
            <text:p>5,481<text:s/></text:p>
          </table:table-cell>
          <table:table-cell office:value-type="float" office:value="8972" table:style-name="ce7">
            <text:p>8,972<text:s/></text:p>
          </table:table-cell>
          <table:table-cell office:value-type="float" office:value="10544" table:style-name="ce7">
            <text:p>10,544<text:s/></text:p>
          </table:table-cell>
          <table:table-cell office:value-type="float" office:value="10229" table:style-name="ce7">
            <text:p>10,229<text:s/></text:p>
          </table:table-cell>
          <table:table-cell office:value-type="float" office:value="12802" table:style-name="ce7">
            <text:p>12,802<text:s/></text:p>
          </table:table-cell>
          <table:table-cell office:value-type="float" office:value="18146" table:style-name="ce7">
            <text:p>18,146<text:s/></text:p>
          </table:table-cell>
          <table:table-cell office:value-type="float" office:value="29897" table:style-name="ce7">
            <text:p>29,897<text:s/></text:p>
          </table:table-cell>
          <table:table-cell office:value-type="float" office:value="26845" table:style-name="ce7">
            <text:p>26,845<text:s/></text:p>
          </table:table-cell>
          <table:table-cell office:value-type="float" office:value="14237" table:style-name="ce7">
            <text:p>14,237<text:s/></text:p>
          </table:table-cell>
          <table:table-cell office:value-type="float" office:value="12880" table:style-name="ce7">
            <text:p>12,880<text:s/></text:p>
          </table:table-cell>
          <table:table-cell office:value-type="float" office:value="12933" table:style-name="ce7">
            <text:p>12,933<text:s/></text:p>
          </table:table-cell>
          <table:table-cell office:value-type="float" office:value="12951" table:style-name="ce7">
            <text:p>12,951<text:s/></text:p>
          </table:table-cell>
          <table:table-cell office:value-type="float" office:value="12459" table:style-name="ce7">
            <text:p>12,459<text:s/></text:p>
          </table:table-cell>
          <table:table-cell office:value-type="float" office:value="11422" table:style-name="ce7">
            <text:p>11,422<text:s/></text:p>
          </table:table-cell>
          <table:table-cell office:value-type="float" office:value="9181" table:style-name="ce7">
            <text:p>9,181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03T00:00:00" table:style-name="ce6">
            <text:p>2024/5/3</text:p>
          </table:table-cell>
          <table:table-cell office:value-type="float" office:value="5571" table:style-name="ce7">
            <text:p>5,571<text:s/></text:p>
          </table:table-cell>
          <table:table-cell office:value-type="float" office:value="15373" table:style-name="ce7">
            <text:p>15,373<text:s/></text:p>
          </table:table-cell>
          <table:table-cell office:value-type="float" office:value="50080" table:style-name="ce7">
            <text:p>50,080<text:s/></text:p>
          </table:table-cell>
          <table:table-cell office:value-type="float" office:value="49334" table:style-name="ce7">
            <text:p>49,334<text:s/></text:p>
          </table:table-cell>
          <table:table-cell office:value-type="float" office:value="28549" table:style-name="ce7">
            <text:p>28,549<text:s/></text:p>
          </table:table-cell>
          <table:table-cell office:value-type="float" office:value="15400" table:style-name="ce7">
            <text:p>15,400<text:s/></text:p>
          </table:table-cell>
          <table:table-cell office:value-type="float" office:value="11916" table:style-name="ce7">
            <text:p>11,916<text:s/></text:p>
          </table:table-cell>
          <table:table-cell office:value-type="float" office:value="4366" table:style-name="ce7">
            <text:p>4,366<text:s/></text:p>
          </table:table-cell>
          <table:table-cell office:value-type="float" office:value="3583" table:style-name="ce7">
            <text:p>3,583<text:s/></text:p>
          </table:table-cell>
          <table:table-cell office:value-type="float" office:value="13382" table:style-name="ce7">
            <text:p>13,382<text:s/></text:p>
          </table:table-cell>
          <table:table-cell office:value-type="float" office:value="2214" table:style-name="ce7">
            <text:p>2,214<text:s/></text:p>
          </table:table-cell>
          <table:table-cell office:value-type="float" office:value="4883" table:style-name="ce7">
            <text:p>4,883<text:s/></text:p>
          </table:table-cell>
          <table:table-cell office:value-type="float" office:value="7126" table:style-name="ce7">
            <text:p>7,126<text:s/></text:p>
          </table:table-cell>
          <table:table-cell office:value-type="float" office:value="10117" table:style-name="ce7">
            <text:p>10,117<text:s/></text:p>
          </table:table-cell>
          <table:table-cell office:value-type="float" office:value="12731" table:style-name="ce7">
            <text:p>12,731<text:s/></text:p>
          </table:table-cell>
          <table:table-cell office:value-type="float" office:value="16123" table:style-name="ce7">
            <text:p>16,123<text:s/></text:p>
          </table:table-cell>
          <table:table-cell office:value-type="float" office:value="19198" table:style-name="ce7">
            <text:p>19,198<text:s/></text:p>
          </table:table-cell>
          <table:table-cell office:value-type="float" office:value="6286" table:style-name="ce7">
            <text:p>6,286<text:s/></text:p>
          </table:table-cell>
          <table:table-cell office:value-type="float" office:value="10646" table:style-name="ce7">
            <text:p>10,646<text:s/></text:p>
          </table:table-cell>
          <table:table-cell office:value-type="float" office:value="3624" table:style-name="ce7">
            <text:p>3,624<text:s/></text:p>
          </table:table-cell>
          <table:table-cell office:value-type="float" office:value="9509" table:style-name="ce7">
            <text:p>9,509<text:s/></text:p>
          </table:table-cell>
          <table:table-cell office:value-type="float" office:value="9453" table:style-name="ce7">
            <text:p>9,453<text:s/></text:p>
          </table:table-cell>
          <table:table-cell office:value-type="float" office:value="6784" table:style-name="ce7">
            <text:p>6,784<text:s/></text:p>
          </table:table-cell>
          <table:table-cell office:value-type="float" office:value="31618" table:style-name="ce7">
            <text:p>31,618<text:s/></text:p>
          </table:table-cell>
          <table:table-cell office:value-type="float" office:value="3717" table:style-name="ce7">
            <text:p>3,717<text:s/></text:p>
          </table:table-cell>
          <table:table-cell office:value-type="float" office:value="12051" table:style-name="ce7">
            <text:p>12,051<text:s/></text:p>
          </table:table-cell>
          <table:table-cell office:value-type="float" office:value="14370" table:style-name="ce7">
            <text:p>14,370<text:s/></text:p>
          </table:table-cell>
          <table:table-cell office:value-type="float" office:value="17187" table:style-name="ce7">
            <text:p>17,187<text:s/></text:p>
          </table:table-cell>
          <table:table-cell office:value-type="float" office:value="22964" table:style-name="ce8">
            <text:p>22,964<text:s/></text:p>
          </table:table-cell>
          <table:table-cell office:value-type="float" office:value="17950" table:style-name="ce7">
            <text:p>17,950<text:s/></text:p>
          </table:table-cell>
          <table:table-cell office:value-type="float" office:value="10556" table:style-name="ce7">
            <text:p>10,556<text:s/></text:p>
          </table:table-cell>
          <table:table-cell office:value-type="float" office:value="29545" table:style-name="ce7">
            <text:p>29,545<text:s/></text:p>
          </table:table-cell>
          <table:table-cell office:value-type="float" office:value="17469" table:style-name="ce7">
            <text:p>17,469<text:s/></text:p>
          </table:table-cell>
          <table:table-cell office:value-type="float" office:value="35281" table:style-name="ce7">
            <text:p>35,281<text:s/></text:p>
          </table:table-cell>
          <table:table-cell office:value-type="float" office:value="32164" table:style-name="ce7">
            <text:p>32,164<text:s/></text:p>
          </table:table-cell>
          <table:table-cell office:value-type="float" office:value="12649" table:style-name="ce7">
            <text:p>12,649<text:s/></text:p>
          </table:table-cell>
          <table:table-cell office:value-type="float" office:value="37824" table:style-name="ce7">
            <text:p>37,824<text:s/></text:p>
          </table:table-cell>
          <table:table-cell office:value-type="float" office:value="27644" table:style-name="ce7">
            <text:p>27,644<text:s/></text:p>
          </table:table-cell>
          <table:table-cell office:value-type="float" office:value="23952" table:style-name="ce8">
            <text:p>23,952<text:s/></text:p>
          </table:table-cell>
          <table:table-cell office:value-type="float" office:value="21166" table:style-name="ce7">
            <text:p>21,166<text:s/></text:p>
          </table:table-cell>
          <table:table-cell office:value-type="float" office:value="26916" table:style-name="ce7">
            <text:p>26,916<text:s/></text:p>
          </table:table-cell>
          <table:table-cell office:value-type="float" office:value="171519" table:style-name="ce7">
            <text:p>171,519<text:s/></text:p>
          </table:table-cell>
          <table:table-cell office:value-type="float" office:value="57018" table:style-name="ce7">
            <text:p>57,018<text:s/></text:p>
          </table:table-cell>
          <table:table-cell office:value-type="float" office:value="25595" table:style-name="ce7">
            <text:p>25,595<text:s/></text:p>
          </table:table-cell>
          <table:table-cell office:value-type="float" office:value="26114" table:style-name="ce7">
            <text:p>26,114<text:s/></text:p>
          </table:table-cell>
          <table:table-cell office:value-type="float" office:value="30087" table:style-name="ce7">
            <text:p>30,087<text:s/></text:p>
          </table:table-cell>
          <table:table-cell office:value-type="float" office:value="31709" table:style-name="ce7">
            <text:p>31,709<text:s/></text:p>
          </table:table-cell>
          <table:table-cell office:value-type="float" office:value="30152" table:style-name="ce7">
            <text:p>30,152<text:s/></text:p>
          </table:table-cell>
          <table:table-cell office:value-type="float" office:value="26073" table:style-name="ce7">
            <text:p>26,073<text:s/></text:p>
          </table:table-cell>
          <table:table-cell office:value-type="float" office:value="13700" table:style-name="ce7">
            <text:p>13,700<text:s/></text:p>
          </table:table-cell>
          <table:table-cell office:value-type="float" office:value="32352" table:style-name="ce7">
            <text:p>32,352<text:s/></text:p>
          </table:table-cell>
          <table:table-cell office:value-type="float" office:value="7292" table:style-name="ce7">
            <text:p>7,292<text:s/></text:p>
          </table:table-cell>
          <table:table-cell office:value-type="float" office:value="8863" table:style-name="ce7">
            <text:p>8,863<text:s/></text:p>
          </table:table-cell>
          <table:table-cell office:value-type="float" office:value="21324" table:style-name="ce7">
            <text:p>21,324<text:s/></text:p>
          </table:table-cell>
          <table:table-cell office:value-type="float" office:value="5836" table:style-name="ce7">
            <text:p>5,836<text:s/></text:p>
          </table:table-cell>
          <table:table-cell office:value-type="float" office:value="4245" table:style-name="ce7">
            <text:p>4,245<text:s/></text:p>
          </table:table-cell>
          <table:table-cell office:value-type="float" office:value="3429" table:style-name="ce7">
            <text:p>3,429<text:s/></text:p>
          </table:table-cell>
          <table:table-cell office:value-type="float" office:value="14703" table:style-name="ce7">
            <text:p>14,703<text:s/></text:p>
          </table:table-cell>
          <table:table-cell office:value-type="float" office:value="10473" table:style-name="ce7">
            <text:p>10,473<text:s/></text:p>
          </table:table-cell>
          <table:table-cell office:value-type="float" office:value="15107" table:style-name="ce7">
            <text:p>15,107<text:s/></text:p>
          </table:table-cell>
          <table:table-cell office:value-type="float" office:value="34470" table:style-name="ce7">
            <text:p>34,470<text:s/></text:p>
          </table:table-cell>
          <table:table-cell office:value-type="float" office:value="10015" table:style-name="ce7">
            <text:p>10,015<text:s/></text:p>
          </table:table-cell>
          <table:table-cell office:value-type="float" office:value="15594" table:style-name="ce7">
            <text:p>15,594<text:s/></text:p>
          </table:table-cell>
          <table:table-cell office:value-type="float" office:value="9262" table:style-name="ce7">
            <text:p>9,262<text:s/></text:p>
          </table:table-cell>
          <table:table-cell office:value-type="float" office:value="25097" table:style-name="ce7">
            <text:p>25,097<text:s/></text:p>
          </table:table-cell>
          <table:table-cell office:value-type="float" office:value="25431" table:style-name="ce7">
            <text:p>25,431<text:s/></text:p>
          </table:table-cell>
          <table:table-cell office:value-type="float" office:value="30149" table:style-name="ce7">
            <text:p>30,149<text:s/></text:p>
          </table:table-cell>
          <table:table-cell office:value-type="float" office:value="49087" table:style-name="ce7">
            <text:p>49,087<text:s/></text:p>
          </table:table-cell>
          <table:table-cell office:value-type="float" office:value="42700" table:style-name="ce7">
            <text:p>42,700<text:s/></text:p>
          </table:table-cell>
          <table:table-cell office:value-type="float" office:value="30385" table:style-name="ce7">
            <text:p>30,385<text:s/></text:p>
          </table:table-cell>
          <table:table-cell office:value-type="float" office:value="31223" table:style-name="ce7">
            <text:p>31,223<text:s/></text:p>
          </table:table-cell>
          <table:table-cell office:value-type="float" office:value="76133" table:style-name="ce7">
            <text:p>76,133<text:s/></text:p>
          </table:table-cell>
          <table:table-cell office:value-type="float" office:value="27058" table:style-name="ce7">
            <text:p>27,058<text:s/></text:p>
          </table:table-cell>
          <table:table-cell office:value-type="float" office:value="38226" table:style-name="ce7">
            <text:p>38,226<text:s/></text:p>
          </table:table-cell>
          <table:table-cell office:value-type="float" office:value="38408" table:style-name="ce7">
            <text:p>38,408<text:s/></text:p>
          </table:table-cell>
          <table:table-cell office:value-type="float" office:value="24764" table:style-name="ce7">
            <text:p>24,764<text:s/></text:p>
          </table:table-cell>
          <table:table-cell office:value-type="float" office:value="69802" table:style-name="ce7">
            <text:p>69,802<text:s/></text:p>
          </table:table-cell>
          <table:table-cell office:value-type="float" office:value="22544" table:style-name="ce7">
            <text:p>22,544<text:s/></text:p>
          </table:table-cell>
          <table:table-cell office:value-type="float" office:value="17591" table:style-name="ce7">
            <text:p>17,591<text:s/></text:p>
          </table:table-cell>
          <table:table-cell office:value-type="float" office:value="15260" table:style-name="ce7">
            <text:p>15,260<text:s/></text:p>
          </table:table-cell>
          <table:table-cell office:value-type="float" office:value="27488" table:style-name="ce7">
            <text:p>27,488<text:s/></text:p>
          </table:table-cell>
          <table:table-cell office:value-type="float" office:value="14905" table:style-name="ce7">
            <text:p>14,905<text:s/></text:p>
          </table:table-cell>
          <table:table-cell office:value-type="float" office:value="39014" table:style-name="ce7">
            <text:p>39,014<text:s/></text:p>
          </table:table-cell>
          <table:table-cell office:value-type="float" office:value="22388" table:style-name="ce7">
            <text:p>22,388<text:s/></text:p>
          </table:table-cell>
          <table:table-cell office:value-type="float" office:value="9228" table:style-name="ce7">
            <text:p>9,228<text:s/></text:p>
          </table:table-cell>
          <table:table-cell office:value-type="float" office:value="18334" table:style-name="ce7">
            <text:p>18,334<text:s/></text:p>
          </table:table-cell>
          <table:table-cell office:value-type="float" office:value="45373" table:style-name="ce7">
            <text:p>45,373<text:s/></text:p>
          </table:table-cell>
          <table:table-cell office:value-type="float" office:value="23403" table:style-name="ce7">
            <text:p>23,403<text:s/></text:p>
          </table:table-cell>
          <table:table-cell office:value-type="float" office:value="27195" table:style-name="ce7">
            <text:p>27,195<text:s/></text:p>
          </table:table-cell>
          <table:table-cell office:value-type="float" office:value="30389" table:style-name="ce7">
            <text:p>30,389<text:s/></text:p>
          </table:table-cell>
          <table:table-cell office:value-type="float" office:value="13470" table:style-name="ce7">
            <text:p>13,470<text:s/></text:p>
          </table:table-cell>
          <table:table-cell office:value-type="float" office:value="11939" table:style-name="ce7">
            <text:p>11,939<text:s/></text:p>
          </table:table-cell>
          <table:table-cell office:value-type="float" office:value="6177" table:style-name="ce8">
            <text:p>6,177<text:s/></text:p>
          </table:table-cell>
          <table:table-cell office:value-type="float" office:value="5501" table:style-name="ce7">
            <text:p>5,501<text:s/></text:p>
          </table:table-cell>
          <table:table-cell office:value-type="float" office:value="9325" table:style-name="ce7">
            <text:p>9,325<text:s/></text:p>
          </table:table-cell>
          <table:table-cell office:value-type="float" office:value="10892" table:style-name="ce7">
            <text:p>10,892<text:s/></text:p>
          </table:table-cell>
          <table:table-cell office:value-type="float" office:value="11185" table:style-name="ce7">
            <text:p>11,185<text:s/></text:p>
          </table:table-cell>
          <table:table-cell office:value-type="float" office:value="13651" table:style-name="ce7">
            <text:p>13,651<text:s/></text:p>
          </table:table-cell>
          <table:table-cell office:value-type="float" office:value="19807" table:style-name="ce7">
            <text:p>19,807<text:s/></text:p>
          </table:table-cell>
          <table:table-cell office:value-type="float" office:value="31887" table:style-name="ce7">
            <text:p>31,887<text:s/></text:p>
          </table:table-cell>
          <table:table-cell office:value-type="float" office:value="29752" table:style-name="ce7">
            <text:p>29,752<text:s/></text:p>
          </table:table-cell>
          <table:table-cell office:value-type="float" office:value="15052" table:style-name="ce7">
            <text:p>15,052<text:s/></text:p>
          </table:table-cell>
          <table:table-cell office:value-type="float" office:value="13512" table:style-name="ce7">
            <text:p>13,512<text:s/></text:p>
          </table:table-cell>
          <table:table-cell office:value-type="float" office:value="13676" table:style-name="ce7">
            <text:p>13,676<text:s/></text:p>
          </table:table-cell>
          <table:table-cell office:value-type="float" office:value="13300" table:style-name="ce7">
            <text:p>13,300<text:s/></text:p>
          </table:table-cell>
          <table:table-cell office:value-type="float" office:value="12906" table:style-name="ce7">
            <text:p>12,906<text:s/></text:p>
          </table:table-cell>
          <table:table-cell office:value-type="float" office:value="11992" table:style-name="ce7">
            <text:p>11,992<text:s/></text:p>
          </table:table-cell>
          <table:table-cell office:value-type="float" office:value="9652" table:style-name="ce7">
            <text:p>9,652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04T00:00:00" table:style-name="ce6">
            <text:p>2024/5/4</text:p>
          </table:table-cell>
          <table:table-cell office:value-type="float" office:value="4179" table:style-name="ce7">
            <text:p>4,179<text:s/></text:p>
          </table:table-cell>
          <table:table-cell office:value-type="float" office:value="9282" table:style-name="ce7">
            <text:p>9,282<text:s/></text:p>
          </table:table-cell>
          <table:table-cell office:value-type="float" office:value="28424" table:style-name="ce7">
            <text:p>28,424<text:s/></text:p>
          </table:table-cell>
          <table:table-cell office:value-type="float" office:value="47323" table:style-name="ce7">
            <text:p>47,323<text:s/></text:p>
          </table:table-cell>
          <table:table-cell office:value-type="float" office:value="17737" table:style-name="ce7">
            <text:p>17,737<text:s/></text:p>
          </table:table-cell>
          <table:table-cell office:value-type="float" office:value="10640" table:style-name="ce7">
            <text:p>10,640<text:s/></text:p>
          </table:table-cell>
          <table:table-cell office:value-type="float" office:value="8273" table:style-name="ce7">
            <text:p>8,273<text:s/></text:p>
          </table:table-cell>
          <table:table-cell office:value-type="float" office:value="3781" table:style-name="ce7">
            <text:p>3,781<text:s/></text:p>
          </table:table-cell>
          <table:table-cell office:value-type="float" office:value="2831" table:style-name="ce7">
            <text:p>2,831<text:s/></text:p>
          </table:table-cell>
          <table:table-cell office:value-type="float" office:value="8785" table:style-name="ce7">
            <text:p>8,785<text:s/></text:p>
          </table:table-cell>
          <table:table-cell office:value-type="float" office:value="1574" table:style-name="ce7">
            <text:p>1,574<text:s/></text:p>
          </table:table-cell>
          <table:table-cell office:value-type="float" office:value="3740" table:style-name="ce7">
            <text:p>3,740<text:s/></text:p>
          </table:table-cell>
          <table:table-cell office:value-type="float" office:value="8376" table:style-name="ce7">
            <text:p>8,376<text:s/></text:p>
          </table:table-cell>
          <table:table-cell office:value-type="float" office:value="6699" table:style-name="ce7">
            <text:p>6,699<text:s/></text:p>
          </table:table-cell>
          <table:table-cell office:value-type="float" office:value="11847" table:style-name="ce7">
            <text:p>11,847<text:s/></text:p>
          </table:table-cell>
          <table:table-cell office:value-type="float" office:value="5245" table:style-name="ce7">
            <text:p>5,245<text:s/></text:p>
          </table:table-cell>
          <table:table-cell office:value-type="float" office:value="7130" table:style-name="ce7">
            <text:p>7,130<text:s/></text:p>
          </table:table-cell>
          <table:table-cell office:value-type="float" office:value="4153" table:style-name="ce7">
            <text:p>4,153<text:s/></text:p>
          </table:table-cell>
          <table:table-cell office:value-type="float" office:value="8774" table:style-name="ce7">
            <text:p>8,774<text:s/></text:p>
          </table:table-cell>
          <table:table-cell office:value-type="float" office:value="3520" table:style-name="ce7">
            <text:p>3,520<text:s/></text:p>
          </table:table-cell>
          <table:table-cell office:value-type="float" office:value="6390" table:style-name="ce7">
            <text:p>6,390<text:s/></text:p>
          </table:table-cell>
          <table:table-cell office:value-type="float" office:value="6625" table:style-name="ce7">
            <text:p>6,625<text:s/></text:p>
          </table:table-cell>
          <table:table-cell office:value-type="float" office:value="2489" table:style-name="ce7">
            <text:p>2,489<text:s/></text:p>
          </table:table-cell>
          <table:table-cell office:value-type="float" office:value="23683" table:style-name="ce7">
            <text:p>23,683<text:s/></text:p>
          </table:table-cell>
          <table:table-cell office:value-type="float" office:value="3550" table:style-name="ce7">
            <text:p>3,550<text:s/></text:p>
          </table:table-cell>
          <table:table-cell office:value-type="float" office:value="11349" table:style-name="ce7">
            <text:p>11,349<text:s/></text:p>
          </table:table-cell>
          <table:table-cell office:value-type="float" office:value="10088" table:style-name="ce7">
            <text:p>10,088<text:s/></text:p>
          </table:table-cell>
          <table:table-cell office:value-type="float" office:value="12744" table:style-name="ce7">
            <text:p>12,744<text:s/></text:p>
          </table:table-cell>
          <table:table-cell office:value-type="float" office:value="15685" table:style-name="ce8">
            <text:p>15,685<text:s/></text:p>
          </table:table-cell>
          <table:table-cell office:value-type="float" office:value="13908" table:style-name="ce7">
            <text:p>13,908<text:s/></text:p>
          </table:table-cell>
          <table:table-cell office:value-type="float" office:value="8994" table:style-name="ce7">
            <text:p>8,994<text:s/></text:p>
          </table:table-cell>
          <table:table-cell office:value-type="float" office:value="28739" table:style-name="ce7">
            <text:p>28,739<text:s/></text:p>
          </table:table-cell>
          <table:table-cell office:value-type="float" office:value="15141" table:style-name="ce7">
            <text:p>15,141<text:s/></text:p>
          </table:table-cell>
          <table:table-cell office:value-type="float" office:value="27066" table:style-name="ce7">
            <text:p>27,066<text:s/></text:p>
          </table:table-cell>
          <table:table-cell office:value-type="float" office:value="24261" table:style-name="ce7">
            <text:p>24,261<text:s/></text:p>
          </table:table-cell>
          <table:table-cell office:value-type="float" office:value="5886" table:style-name="ce7">
            <text:p>5,886<text:s/></text:p>
          </table:table-cell>
          <table:table-cell office:value-type="float" office:value="29176" table:style-name="ce7">
            <text:p>29,176<text:s/></text:p>
          </table:table-cell>
          <table:table-cell office:value-type="float" office:value="20922" table:style-name="ce7">
            <text:p>20,922<text:s/></text:p>
          </table:table-cell>
          <table:table-cell office:value-type="float" office:value="17301" table:style-name="ce8">
            <text:p>17,301<text:s/></text:p>
          </table:table-cell>
          <table:table-cell office:value-type="float" office:value="17072" table:style-name="ce7">
            <text:p>17,072<text:s/></text:p>
          </table:table-cell>
          <table:table-cell office:value-type="float" office:value="11572" table:style-name="ce7">
            <text:p>11,572<text:s/></text:p>
          </table:table-cell>
          <table:table-cell office:value-type="float" office:value="157203" table:style-name="ce7">
            <text:p>157,203<text:s/></text:p>
          </table:table-cell>
          <table:table-cell office:value-type="float" office:value="59031" table:style-name="ce7">
            <text:p>59,031<text:s/></text:p>
          </table:table-cell>
          <table:table-cell office:value-type="float" office:value="20294" table:style-name="ce7">
            <text:p>20,294<text:s/></text:p>
          </table:table-cell>
          <table:table-cell office:value-type="float" office:value="17348" table:style-name="ce7">
            <text:p>17,348<text:s/></text:p>
          </table:table-cell>
          <table:table-cell office:value-type="float" office:value="29397" table:style-name="ce7">
            <text:p>29,397<text:s/></text:p>
          </table:table-cell>
          <table:table-cell office:value-type="float" office:value="28971" table:style-name="ce7">
            <text:p>28,971<text:s/></text:p>
          </table:table-cell>
          <table:table-cell office:value-type="float" office:value="25572" table:style-name="ce7">
            <text:p>25,572<text:s/></text:p>
          </table:table-cell>
          <table:table-cell office:value-type="float" office:value="20732" table:style-name="ce7">
            <text:p>20,732<text:s/></text:p>
          </table:table-cell>
          <table:table-cell office:value-type="float" office:value="9267" table:style-name="ce7">
            <text:p>9,267<text:s/></text:p>
          </table:table-cell>
          <table:table-cell office:value-type="float" office:value="22607" table:style-name="ce7">
            <text:p>22,607<text:s/></text:p>
          </table:table-cell>
          <table:table-cell office:value-type="float" office:value="6236" table:style-name="ce7">
            <text:p>6,236<text:s/></text:p>
          </table:table-cell>
          <table:table-cell office:value-type="float" office:value="5682" table:style-name="ce7">
            <text:p>5,682<text:s/></text:p>
          </table:table-cell>
          <table:table-cell office:value-type="float" office:value="16789" table:style-name="ce7">
            <text:p>16,789<text:s/></text:p>
          </table:table-cell>
          <table:table-cell office:value-type="float" office:value="5834" table:style-name="ce7">
            <text:p>5,834<text:s/></text:p>
          </table:table-cell>
          <table:table-cell office:value-type="float" office:value="3439" table:style-name="ce7">
            <text:p>3,439<text:s/></text:p>
          </table:table-cell>
          <table:table-cell office:value-type="float" office:value="1725" table:style-name="ce7">
            <text:p>1,725<text:s/></text:p>
          </table:table-cell>
          <table:table-cell office:value-type="float" office:value="9488" table:style-name="ce7">
            <text:p>9,488<text:s/></text:p>
          </table:table-cell>
          <table:table-cell office:value-type="float" office:value="9227" table:style-name="ce7">
            <text:p>9,227<text:s/></text:p>
          </table:table-cell>
          <table:table-cell office:value-type="float" office:value="12561" table:style-name="ce7">
            <text:p>12,561<text:s/></text:p>
          </table:table-cell>
          <table:table-cell office:value-type="float" office:value="33963" table:style-name="ce7">
            <text:p>33,963<text:s/></text:p>
          </table:table-cell>
          <table:table-cell office:value-type="float" office:value="6709" table:style-name="ce7">
            <text:p>6,709<text:s/></text:p>
          </table:table-cell>
          <table:table-cell office:value-type="float" office:value="12618" table:style-name="ce7">
            <text:p>12,618<text:s/></text:p>
          </table:table-cell>
          <table:table-cell office:value-type="float" office:value="6575" table:style-name="ce7">
            <text:p>6,575<text:s/></text:p>
          </table:table-cell>
          <table:table-cell office:value-type="float" office:value="19078" table:style-name="ce7">
            <text:p>19,078<text:s/></text:p>
          </table:table-cell>
          <table:table-cell office:value-type="float" office:value="15986" table:style-name="ce7">
            <text:p>15,986<text:s/></text:p>
          </table:table-cell>
          <table:table-cell office:value-type="float" office:value="26779" table:style-name="ce7">
            <text:p>26,779<text:s/></text:p>
          </table:table-cell>
          <table:table-cell office:value-type="float" office:value="42141" table:style-name="ce7">
            <text:p>42,141<text:s/></text:p>
          </table:table-cell>
          <table:table-cell office:value-type="float" office:value="30787" table:style-name="ce7">
            <text:p>30,787<text:s/></text:p>
          </table:table-cell>
          <table:table-cell office:value-type="float" office:value="22957" table:style-name="ce7">
            <text:p>22,957<text:s/></text:p>
          </table:table-cell>
          <table:table-cell office:value-type="float" office:value="29845" table:style-name="ce7">
            <text:p>29,845<text:s/></text:p>
          </table:table-cell>
          <table:table-cell office:value-type="float" office:value="80230" table:style-name="ce7">
            <text:p>80,230<text:s/></text:p>
          </table:table-cell>
          <table:table-cell office:value-type="float" office:value="19793" table:style-name="ce7">
            <text:p>19,793<text:s/></text:p>
          </table:table-cell>
          <table:table-cell office:value-type="float" office:value="34749" table:style-name="ce7">
            <text:p>34,749<text:s/></text:p>
          </table:table-cell>
          <table:table-cell office:value-type="float" office:value="35571" table:style-name="ce7">
            <text:p>35,571<text:s/></text:p>
          </table:table-cell>
          <table:table-cell office:value-type="float" office:value="21315" table:style-name="ce7">
            <text:p>21,315<text:s/></text:p>
          </table:table-cell>
          <table:table-cell office:value-type="float" office:value="57035" table:style-name="ce7">
            <text:p>57,035<text:s/></text:p>
          </table:table-cell>
          <table:table-cell office:value-type="float" office:value="15763" table:style-name="ce7">
            <text:p>15,763<text:s/></text:p>
          </table:table-cell>
          <table:table-cell office:value-type="float" office:value="15067" table:style-name="ce7">
            <text:p>15,067<text:s/></text:p>
          </table:table-cell>
          <table:table-cell office:value-type="float" office:value="9780" table:style-name="ce7">
            <text:p>9,780<text:s/></text:p>
          </table:table-cell>
          <table:table-cell office:value-type="float" office:value="20874" table:style-name="ce7">
            <text:p>20,874<text:s/></text:p>
          </table:table-cell>
          <table:table-cell office:value-type="float" office:value="10011" table:style-name="ce7">
            <text:p>10,011<text:s/></text:p>
          </table:table-cell>
          <table:table-cell office:value-type="float" office:value="36824" table:style-name="ce7">
            <text:p>36,824<text:s/></text:p>
          </table:table-cell>
          <table:table-cell office:value-type="float" office:value="14961" table:style-name="ce7">
            <text:p>14,961<text:s/></text:p>
          </table:table-cell>
          <table:table-cell office:value-type="float" office:value="11639" table:style-name="ce7">
            <text:p>11,639<text:s/></text:p>
          </table:table-cell>
          <table:table-cell office:value-type="float" office:value="14709" table:style-name="ce7">
            <text:p>14,709<text:s/></text:p>
          </table:table-cell>
          <table:table-cell office:value-type="float" office:value="22436" table:style-name="ce7">
            <text:p>22,436<text:s/></text:p>
          </table:table-cell>
          <table:table-cell office:value-type="float" office:value="13712" table:style-name="ce7">
            <text:p>13,712<text:s/></text:p>
          </table:table-cell>
          <table:table-cell office:value-type="float" office:value="15190" table:style-name="ce7">
            <text:p>15,190<text:s/></text:p>
          </table:table-cell>
          <table:table-cell office:value-type="float" office:value="21728" table:style-name="ce7">
            <text:p>21,728<text:s/></text:p>
          </table:table-cell>
          <table:table-cell office:value-type="float" office:value="7570" table:style-name="ce7">
            <text:p>7,570<text:s/></text:p>
          </table:table-cell>
          <table:table-cell office:value-type="float" office:value="8720" table:style-name="ce7">
            <text:p>8,720<text:s/></text:p>
          </table:table-cell>
          <table:table-cell office:value-type="float" office:value="3902" table:style-name="ce8">
            <text:p>3,902<text:s/></text:p>
          </table:table-cell>
          <table:table-cell office:value-type="float" office:value="2545" table:style-name="ce7">
            <text:p>2,545<text:s/></text:p>
          </table:table-cell>
          <table:table-cell office:value-type="float" office:value="8389" table:style-name="ce7">
            <text:p>8,389<text:s/></text:p>
          </table:table-cell>
          <table:table-cell office:value-type="float" office:value="8558" table:style-name="ce7">
            <text:p>8,558<text:s/></text:p>
          </table:table-cell>
          <table:table-cell office:value-type="float" office:value="10012" table:style-name="ce7">
            <text:p>10,012<text:s/></text:p>
          </table:table-cell>
          <table:table-cell office:value-type="float" office:value="11251" table:style-name="ce7">
            <text:p>11,251<text:s/></text:p>
          </table:table-cell>
          <table:table-cell office:value-type="float" office:value="14097" table:style-name="ce7">
            <text:p>14,097<text:s/></text:p>
          </table:table-cell>
          <table:table-cell office:value-type="float" office:value="20031" table:style-name="ce7">
            <text:p>20,031<text:s/></text:p>
          </table:table-cell>
          <table:table-cell office:value-type="float" office:value="26369" table:style-name="ce7">
            <text:p>26,369<text:s/></text:p>
          </table:table-cell>
          <table:table-cell office:value-type="float" office:value="10746" table:style-name="ce7">
            <text:p>10,746<text:s/></text:p>
          </table:table-cell>
          <table:table-cell office:value-type="float" office:value="9707" table:style-name="ce7">
            <text:p>9,707<text:s/></text:p>
          </table:table-cell>
          <table:table-cell office:value-type="float" office:value="10230" table:style-name="ce7">
            <text:p>10,230<text:s/></text:p>
          </table:table-cell>
          <table:table-cell office:value-type="float" office:value="9742" table:style-name="ce7">
            <text:p>9,742<text:s/></text:p>
          </table:table-cell>
          <table:table-cell office:value-type="float" office:value="10211" table:style-name="ce7">
            <text:p>10,211<text:s/></text:p>
          </table:table-cell>
          <table:table-cell office:value-type="float" office:value="8255" table:style-name="ce7">
            <text:p>8,255<text:s/></text:p>
          </table:table-cell>
          <table:table-cell office:value-type="float" office:value="7082" table:style-name="ce7">
            <text:p>7,082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05T00:00:00" table:style-name="ce6">
            <text:p>2024/5/5</text:p>
          </table:table-cell>
          <table:table-cell office:value-type="float" office:value="4202" table:style-name="ce7">
            <text:p>4,202<text:s/></text:p>
          </table:table-cell>
          <table:table-cell office:value-type="float" office:value="7403" table:style-name="ce7">
            <text:p>7,403<text:s/></text:p>
          </table:table-cell>
          <table:table-cell office:value-type="float" office:value="21124" table:style-name="ce7">
            <text:p>21,124<text:s/></text:p>
          </table:table-cell>
          <table:table-cell office:value-type="float" office:value="35507" table:style-name="ce7">
            <text:p>35,507<text:s/></text:p>
          </table:table-cell>
          <table:table-cell office:value-type="float" office:value="13657" table:style-name="ce7">
            <text:p>13,657<text:s/></text:p>
          </table:table-cell>
          <table:table-cell office:value-type="float" office:value="8615" table:style-name="ce7">
            <text:p>8,615<text:s/></text:p>
          </table:table-cell>
          <table:table-cell office:value-type="float" office:value="6494" table:style-name="ce7">
            <text:p>6,494<text:s/></text:p>
          </table:table-cell>
          <table:table-cell office:value-type="float" office:value="3351" table:style-name="ce7">
            <text:p>3,351<text:s/></text:p>
          </table:table-cell>
          <table:table-cell office:value-type="float" office:value="2395" table:style-name="ce7">
            <text:p>2,395<text:s/></text:p>
          </table:table-cell>
          <table:table-cell office:value-type="float" office:value="8500" table:style-name="ce7">
            <text:p>8,500<text:s/></text:p>
          </table:table-cell>
          <table:table-cell office:value-type="float" office:value="1381" table:style-name="ce7">
            <text:p>1,381<text:s/></text:p>
          </table:table-cell>
          <table:table-cell office:value-type="float" office:value="2736" table:style-name="ce7">
            <text:p>2,736<text:s/></text:p>
          </table:table-cell>
          <table:table-cell office:value-type="float" office:value="6643" table:style-name="ce7">
            <text:p>6,643<text:s/></text:p>
          </table:table-cell>
          <table:table-cell office:value-type="float" office:value="5757" table:style-name="ce7">
            <text:p>5,757<text:s/></text:p>
          </table:table-cell>
          <table:table-cell office:value-type="float" office:value="10154" table:style-name="ce7">
            <text:p>10,154<text:s/></text:p>
          </table:table-cell>
          <table:table-cell office:value-type="float" office:value="4165" table:style-name="ce7">
            <text:p>4,165<text:s/></text:p>
          </table:table-cell>
          <table:table-cell office:value-type="float" office:value="6216" table:style-name="ce7">
            <text:p>6,216<text:s/></text:p>
          </table:table-cell>
          <table:table-cell office:value-type="float" office:value="3539" table:style-name="ce7">
            <text:p>3,539<text:s/></text:p>
          </table:table-cell>
          <table:table-cell office:value-type="float" office:value="7144" table:style-name="ce7">
            <text:p>7,144<text:s/></text:p>
          </table:table-cell>
          <table:table-cell office:value-type="float" office:value="3032" table:style-name="ce7">
            <text:p>3,032<text:s/></text:p>
          </table:table-cell>
          <table:table-cell office:value-type="float" office:value="5125" table:style-name="ce7">
            <text:p>5,125<text:s/></text:p>
          </table:table-cell>
          <table:table-cell office:value-type="float" office:value="5465" table:style-name="ce7">
            <text:p>5,465<text:s/></text:p>
          </table:table-cell>
          <table:table-cell office:value-type="float" office:value="2369" table:style-name="ce7">
            <text:p>2,369<text:s/></text:p>
          </table:table-cell>
          <table:table-cell office:value-type="float" office:value="19523" table:style-name="ce7">
            <text:p>19,523<text:s/></text:p>
          </table:table-cell>
          <table:table-cell office:value-type="float" office:value="3387" table:style-name="ce7">
            <text:p>3,387<text:s/></text:p>
          </table:table-cell>
          <table:table-cell office:value-type="float" office:value="10385" table:style-name="ce7">
            <text:p>10,385<text:s/></text:p>
          </table:table-cell>
          <table:table-cell office:value-type="float" office:value="8720" table:style-name="ce7">
            <text:p>8,720<text:s/></text:p>
          </table:table-cell>
          <table:table-cell office:value-type="float" office:value="11168" table:style-name="ce7">
            <text:p>11,168<text:s/></text:p>
          </table:table-cell>
          <table:table-cell office:value-type="float" office:value="13759" table:style-name="ce8">
            <text:p>13,759<text:s/></text:p>
          </table:table-cell>
          <table:table-cell office:value-type="float" office:value="12256" table:style-name="ce7">
            <text:p>12,256<text:s/></text:p>
          </table:table-cell>
          <table:table-cell office:value-type="float" office:value="7890" table:style-name="ce7">
            <text:p>7,890<text:s/></text:p>
          </table:table-cell>
          <table:table-cell office:value-type="float" office:value="22837" table:style-name="ce7">
            <text:p>22,837<text:s/></text:p>
          </table:table-cell>
          <table:table-cell office:value-type="float" office:value="11877" table:style-name="ce7">
            <text:p>11,877<text:s/></text:p>
          </table:table-cell>
          <table:table-cell office:value-type="float" office:value="20611" table:style-name="ce7">
            <text:p>20,611<text:s/></text:p>
          </table:table-cell>
          <table:table-cell office:value-type="float" office:value="27068" table:style-name="ce7">
            <text:p>27,068<text:s/></text:p>
          </table:table-cell>
          <table:table-cell office:value-type="float" office:value="4873" table:style-name="ce7">
            <text:p>4,873<text:s/></text:p>
          </table:table-cell>
          <table:table-cell office:value-type="float" office:value="25140" table:style-name="ce7">
            <text:p>25,140<text:s/></text:p>
          </table:table-cell>
          <table:table-cell office:value-type="float" office:value="17470" table:style-name="ce7">
            <text:p>17,470<text:s/></text:p>
          </table:table-cell>
          <table:table-cell office:value-type="float" office:value="14508" table:style-name="ce8">
            <text:p>14,508<text:s/></text:p>
          </table:table-cell>
          <table:table-cell office:value-type="float" office:value="14365" table:style-name="ce7">
            <text:p>14,365<text:s/></text:p>
          </table:table-cell>
          <table:table-cell office:value-type="float" office:value="9092" table:style-name="ce7">
            <text:p>9,092<text:s/></text:p>
          </table:table-cell>
          <table:table-cell office:value-type="float" office:value="135467" table:style-name="ce7">
            <text:p>135,467<text:s/></text:p>
          </table:table-cell>
          <table:table-cell office:value-type="float" office:value="47389" table:style-name="ce7">
            <text:p>47,389<text:s/></text:p>
          </table:table-cell>
          <table:table-cell office:value-type="float" office:value="15040" table:style-name="ce7">
            <text:p>15,040<text:s/></text:p>
          </table:table-cell>
          <table:table-cell office:value-type="float" office:value="15766" table:style-name="ce7">
            <text:p>15,766<text:s/></text:p>
          </table:table-cell>
          <table:table-cell office:value-type="float" office:value="24976" table:style-name="ce7">
            <text:p>24,976<text:s/></text:p>
          </table:table-cell>
          <table:table-cell office:value-type="float" office:value="22739" table:style-name="ce7">
            <text:p>22,739<text:s/></text:p>
          </table:table-cell>
          <table:table-cell office:value-type="float" office:value="21726" table:style-name="ce7">
            <text:p>21,726<text:s/></text:p>
          </table:table-cell>
          <table:table-cell office:value-type="float" office:value="18069" table:style-name="ce7">
            <text:p>18,069<text:s/></text:p>
          </table:table-cell>
          <table:table-cell office:value-type="float" office:value="7688" table:style-name="ce7">
            <text:p>7,688<text:s/></text:p>
          </table:table-cell>
          <table:table-cell office:value-type="float" office:value="18563" table:style-name="ce7">
            <text:p>18,563<text:s/></text:p>
          </table:table-cell>
          <table:table-cell office:value-type="float" office:value="5333" table:style-name="ce7">
            <text:p>5,333<text:s/></text:p>
          </table:table-cell>
          <table:table-cell office:value-type="float" office:value="4888" table:style-name="ce7">
            <text:p>4,888<text:s/></text:p>
          </table:table-cell>
          <table:table-cell office:value-type="float" office:value="14645" table:style-name="ce7">
            <text:p>14,645<text:s/></text:p>
          </table:table-cell>
          <table:table-cell office:value-type="float" office:value="4833" table:style-name="ce7">
            <text:p>4,833<text:s/></text:p>
          </table:table-cell>
          <table:table-cell office:value-type="float" office:value="2888" table:style-name="ce7">
            <text:p>2,888<text:s/></text:p>
          </table:table-cell>
          <table:table-cell office:value-type="float" office:value="1443" table:style-name="ce7">
            <text:p>1,443<text:s/></text:p>
          </table:table-cell>
          <table:table-cell office:value-type="float" office:value="8022" table:style-name="ce7">
            <text:p>8,022<text:s/></text:p>
          </table:table-cell>
          <table:table-cell office:value-type="float" office:value="7033" table:style-name="ce7">
            <text:p>7,033<text:s/></text:p>
          </table:table-cell>
          <table:table-cell office:value-type="float" office:value="10911" table:style-name="ce7">
            <text:p>10,911<text:s/></text:p>
          </table:table-cell>
          <table:table-cell office:value-type="float" office:value="30115" table:style-name="ce7">
            <text:p>30,115<text:s/></text:p>
          </table:table-cell>
          <table:table-cell office:value-type="float" office:value="5851" table:style-name="ce7">
            <text:p>5,851<text:s/></text:p>
          </table:table-cell>
          <table:table-cell office:value-type="float" office:value="9265" table:style-name="ce7">
            <text:p>9,265<text:s/></text:p>
          </table:table-cell>
          <table:table-cell office:value-type="float" office:value="5489" table:style-name="ce7">
            <text:p>5,489<text:s/></text:p>
          </table:table-cell>
          <table:table-cell office:value-type="float" office:value="15589" table:style-name="ce7">
            <text:p>15,589<text:s/></text:p>
          </table:table-cell>
          <table:table-cell office:value-type="float" office:value="12427" table:style-name="ce7">
            <text:p>12,427<text:s/></text:p>
          </table:table-cell>
          <table:table-cell office:value-type="float" office:value="21013" table:style-name="ce7">
            <text:p>21,013<text:s/></text:p>
          </table:table-cell>
          <table:table-cell office:value-type="float" office:value="35510" table:style-name="ce7">
            <text:p>35,510<text:s/></text:p>
          </table:table-cell>
          <table:table-cell office:value-type="float" office:value="26102" table:style-name="ce7">
            <text:p>26,102<text:s/></text:p>
          </table:table-cell>
          <table:table-cell office:value-type="float" office:value="19168" table:style-name="ce7">
            <text:p>19,168<text:s/></text:p>
          </table:table-cell>
          <table:table-cell office:value-type="float" office:value="24826" table:style-name="ce7">
            <text:p>24,826<text:s/></text:p>
          </table:table-cell>
          <table:table-cell office:value-type="float" office:value="64087" table:style-name="ce7">
            <text:p>64,087<text:s/></text:p>
          </table:table-cell>
          <table:table-cell office:value-type="float" office:value="13069" table:style-name="ce7">
            <text:p>13,069<text:s/></text:p>
          </table:table-cell>
          <table:table-cell office:value-type="float" office:value="28660" table:style-name="ce7">
            <text:p>28,660<text:s/></text:p>
          </table:table-cell>
          <table:table-cell office:value-type="float" office:value="24811" table:style-name="ce7">
            <text:p>24,811<text:s/></text:p>
          </table:table-cell>
          <table:table-cell office:value-type="float" office:value="17258" table:style-name="ce7">
            <text:p>17,258<text:s/></text:p>
          </table:table-cell>
          <table:table-cell office:value-type="float" office:value="47005" table:style-name="ce7">
            <text:p>47,005<text:s/></text:p>
          </table:table-cell>
          <table:table-cell office:value-type="float" office:value="13390" table:style-name="ce7">
            <text:p>13,390<text:s/></text:p>
          </table:table-cell>
          <table:table-cell office:value-type="float" office:value="12063" table:style-name="ce7">
            <text:p>12,063<text:s/></text:p>
          </table:table-cell>
          <table:table-cell office:value-type="float" office:value="7502" table:style-name="ce7">
            <text:p>7,502<text:s/></text:p>
          </table:table-cell>
          <table:table-cell office:value-type="float" office:value="19560" table:style-name="ce7">
            <text:p>19,560<text:s/></text:p>
          </table:table-cell>
          <table:table-cell office:value-type="float" office:value="8218" table:style-name="ce7">
            <text:p>8,218<text:s/></text:p>
          </table:table-cell>
          <table:table-cell office:value-type="float" office:value="28254" table:style-name="ce7">
            <text:p>28,254<text:s/></text:p>
          </table:table-cell>
          <table:table-cell office:value-type="float" office:value="10997" table:style-name="ce7">
            <text:p>10,997<text:s/></text:p>
          </table:table-cell>
          <table:table-cell office:value-type="float" office:value="10280" table:style-name="ce7">
            <text:p>10,280<text:s/></text:p>
          </table:table-cell>
          <table:table-cell office:value-type="float" office:value="12334" table:style-name="ce7">
            <text:p>12,334<text:s/></text:p>
          </table:table-cell>
          <table:table-cell office:value-type="float" office:value="17136" table:style-name="ce7">
            <text:p>17,136<text:s/></text:p>
          </table:table-cell>
          <table:table-cell office:value-type="float" office:value="15208" table:style-name="ce7">
            <text:p>15,208<text:s/></text:p>
          </table:table-cell>
          <table:table-cell office:value-type="float" office:value="12183" table:style-name="ce7">
            <text:p>12,183<text:s/></text:p>
          </table:table-cell>
          <table:table-cell office:value-type="float" office:value="17914" table:style-name="ce7">
            <text:p>17,914<text:s/></text:p>
          </table:table-cell>
          <table:table-cell office:value-type="float" office:value="6442" table:style-name="ce7">
            <text:p>6,442<text:s/></text:p>
          </table:table-cell>
          <table:table-cell office:value-type="float" office:value="6730" table:style-name="ce7">
            <text:p>6,730<text:s/></text:p>
          </table:table-cell>
          <table:table-cell office:value-type="float" office:value="3224" table:style-name="ce8">
            <text:p>3,224<text:s/></text:p>
          </table:table-cell>
          <table:table-cell office:value-type="float" office:value="2230" table:style-name="ce7">
            <text:p>2,230<text:s/></text:p>
          </table:table-cell>
          <table:table-cell office:value-type="float" office:value="6775" table:style-name="ce7">
            <text:p>6,775<text:s/></text:p>
          </table:table-cell>
          <table:table-cell office:value-type="float" office:value="6136" table:style-name="ce7">
            <text:p>6,136<text:s/></text:p>
          </table:table-cell>
          <table:table-cell office:value-type="float" office:value="7920" table:style-name="ce7">
            <text:p>7,920<text:s/></text:p>
          </table:table-cell>
          <table:table-cell office:value-type="float" office:value="9238" table:style-name="ce7">
            <text:p>9,238<text:s/></text:p>
          </table:table-cell>
          <table:table-cell office:value-type="float" office:value="11400" table:style-name="ce7">
            <text:p>11,400<text:s/></text:p>
          </table:table-cell>
          <table:table-cell office:value-type="float" office:value="15801" table:style-name="ce7">
            <text:p>15,801<text:s/></text:p>
          </table:table-cell>
          <table:table-cell office:value-type="float" office:value="21693" table:style-name="ce7">
            <text:p>21,693<text:s/></text:p>
          </table:table-cell>
          <table:table-cell office:value-type="float" office:value="8844" table:style-name="ce7">
            <text:p>8,844<text:s/></text:p>
          </table:table-cell>
          <table:table-cell office:value-type="float" office:value="7969" table:style-name="ce7">
            <text:p>7,969<text:s/></text:p>
          </table:table-cell>
          <table:table-cell office:value-type="float" office:value="9176" table:style-name="ce7">
            <text:p>9,176<text:s/></text:p>
          </table:table-cell>
          <table:table-cell office:value-type="float" office:value="8592" table:style-name="ce7">
            <text:p>8,592<text:s/></text:p>
          </table:table-cell>
          <table:table-cell office:value-type="float" office:value="8605" table:style-name="ce7">
            <text:p>8,605<text:s/></text:p>
          </table:table-cell>
          <table:table-cell office:value-type="float" office:value="7373" table:style-name="ce7">
            <text:p>7,373<text:s/></text:p>
          </table:table-cell>
          <table:table-cell office:value-type="float" office:value="5827" table:style-name="ce7">
            <text:p>5,827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06T00:00:00" table:style-name="ce6">
            <text:p>2024/5/6</text:p>
          </table:table-cell>
          <table:table-cell office:value-type="float" office:value="5688" table:style-name="ce7">
            <text:p>5,688<text:s/></text:p>
          </table:table-cell>
          <table:table-cell office:value-type="float" office:value="13735" table:style-name="ce7">
            <text:p>13,735<text:s/></text:p>
          </table:table-cell>
          <table:table-cell office:value-type="float" office:value="44869" table:style-name="ce7">
            <text:p>44,869<text:s/></text:p>
          </table:table-cell>
          <table:table-cell office:value-type="float" office:value="40182" table:style-name="ce7">
            <text:p>40,182<text:s/></text:p>
          </table:table-cell>
          <table:table-cell office:value-type="float" office:value="25725" table:style-name="ce7">
            <text:p>25,725<text:s/></text:p>
          </table:table-cell>
          <table:table-cell office:value-type="float" office:value="14241" table:style-name="ce7">
            <text:p>14,241<text:s/></text:p>
          </table:table-cell>
          <table:table-cell office:value-type="float" office:value="10903" table:style-name="ce7">
            <text:p>10,903<text:s/></text:p>
          </table:table-cell>
          <table:table-cell office:value-type="float" office:value="4105" table:style-name="ce7">
            <text:p>4,105<text:s/></text:p>
          </table:table-cell>
          <table:table-cell office:value-type="float" office:value="3428" table:style-name="ce7">
            <text:p>3,428<text:s/></text:p>
          </table:table-cell>
          <table:table-cell office:value-type="float" office:value="12920" table:style-name="ce7">
            <text:p>12,920<text:s/></text:p>
          </table:table-cell>
          <table:table-cell office:value-type="float" office:value="2150" table:style-name="ce7">
            <text:p>2,150<text:s/></text:p>
          </table:table-cell>
          <table:table-cell office:value-type="float" office:value="4760" table:style-name="ce7">
            <text:p>4,760<text:s/></text:p>
          </table:table-cell>
          <table:table-cell office:value-type="float" office:value="5565" table:style-name="ce7">
            <text:p>5,565<text:s/></text:p>
          </table:table-cell>
          <table:table-cell office:value-type="float" office:value="9546" table:style-name="ce7">
            <text:p>9,546<text:s/></text:p>
          </table:table-cell>
          <table:table-cell office:value-type="float" office:value="10648" table:style-name="ce7">
            <text:p>10,648<text:s/></text:p>
          </table:table-cell>
          <table:table-cell office:value-type="float" office:value="16155" table:style-name="ce7">
            <text:p>16,155<text:s/></text:p>
          </table:table-cell>
          <table:table-cell office:value-type="float" office:value="18671" table:style-name="ce7">
            <text:p>18,671<text:s/></text:p>
          </table:table-cell>
          <table:table-cell office:value-type="float" office:value="5957" table:style-name="ce7">
            <text:p>5,957<text:s/></text:p>
          </table:table-cell>
          <table:table-cell office:value-type="float" office:value="9723" table:style-name="ce7">
            <text:p>9,723<text:s/></text:p>
          </table:table-cell>
          <table:table-cell office:value-type="float" office:value="3332" table:style-name="ce7">
            <text:p>3,332<text:s/></text:p>
          </table:table-cell>
          <table:table-cell office:value-type="float" office:value="9191" table:style-name="ce7">
            <text:p>9,191<text:s/></text:p>
          </table:table-cell>
          <table:table-cell office:value-type="float" office:value="8700" table:style-name="ce7">
            <text:p>8,700<text:s/></text:p>
          </table:table-cell>
          <table:table-cell office:value-type="float" office:value="6682" table:style-name="ce7">
            <text:p>6,682<text:s/></text:p>
          </table:table-cell>
          <table:table-cell office:value-type="float" office:value="26868" table:style-name="ce7">
            <text:p>26,868<text:s/></text:p>
          </table:table-cell>
          <table:table-cell office:value-type="float" office:value="3313" table:style-name="ce7">
            <text:p>3,313<text:s/></text:p>
          </table:table-cell>
          <table:table-cell office:value-type="float" office:value="10906" table:style-name="ce7">
            <text:p>10,906<text:s/></text:p>
          </table:table-cell>
          <table:table-cell office:value-type="float" office:value="13254" table:style-name="ce7">
            <text:p>13,254<text:s/></text:p>
          </table:table-cell>
          <table:table-cell office:value-type="float" office:value="16351" table:style-name="ce7">
            <text:p>16,351<text:s/></text:p>
          </table:table-cell>
          <table:table-cell office:value-type="float" office:value="21328" table:style-name="ce8">
            <text:p>21,328<text:s/></text:p>
          </table:table-cell>
          <table:table-cell office:value-type="float" office:value="16646" table:style-name="ce7">
            <text:p>16,646<text:s/></text:p>
          </table:table-cell>
          <table:table-cell office:value-type="float" office:value="9853" table:style-name="ce7">
            <text:p>9,853<text:s/></text:p>
          </table:table-cell>
          <table:table-cell office:value-type="float" office:value="25666" table:style-name="ce7">
            <text:p>25,666<text:s/></text:p>
          </table:table-cell>
          <table:table-cell office:value-type="float" office:value="14675" table:style-name="ce7">
            <text:p>14,675<text:s/></text:p>
          </table:table-cell>
          <table:table-cell office:value-type="float" office:value="31280" table:style-name="ce7">
            <text:p>31,280<text:s/></text:p>
          </table:table-cell>
          <table:table-cell office:value-type="float" office:value="25979" table:style-name="ce7">
            <text:p>25,979<text:s/></text:p>
          </table:table-cell>
          <table:table-cell office:value-type="float" office:value="12139" table:style-name="ce7">
            <text:p>12,139<text:s/></text:p>
          </table:table-cell>
          <table:table-cell office:value-type="float" office:value="35084" table:style-name="ce7">
            <text:p>35,084<text:s/></text:p>
          </table:table-cell>
          <table:table-cell office:value-type="float" office:value="25865" table:style-name="ce7">
            <text:p>25,865<text:s/></text:p>
          </table:table-cell>
          <table:table-cell office:value-type="float" office:value="22968" table:style-name="ce8">
            <text:p>22,968<text:s/></text:p>
          </table:table-cell>
          <table:table-cell office:value-type="float" office:value="20327" table:style-name="ce7">
            <text:p>20,327<text:s/></text:p>
          </table:table-cell>
          <table:table-cell office:value-type="float" office:value="26131" table:style-name="ce7">
            <text:p>26,131<text:s/></text:p>
          </table:table-cell>
          <table:table-cell office:value-type="float" office:value="131438" table:style-name="ce7">
            <text:p>131,438<text:s/></text:p>
          </table:table-cell>
          <table:table-cell office:value-type="float" office:value="42120" table:style-name="ce7">
            <text:p>42,120<text:s/></text:p>
          </table:table-cell>
          <table:table-cell office:value-type="float" office:value="22329" table:style-name="ce7">
            <text:p>22,329<text:s/></text:p>
          </table:table-cell>
          <table:table-cell office:value-type="float" office:value="23810" table:style-name="ce7">
            <text:p>23,810<text:s/></text:p>
          </table:table-cell>
          <table:table-cell office:value-type="float" office:value="25473" table:style-name="ce7">
            <text:p>25,473<text:s/></text:p>
          </table:table-cell>
          <table:table-cell office:value-type="float" office:value="25893" table:style-name="ce7">
            <text:p>25,893<text:s/></text:p>
          </table:table-cell>
          <table:table-cell office:value-type="float" office:value="26043" table:style-name="ce7">
            <text:p>26,043<text:s/></text:p>
          </table:table-cell>
          <table:table-cell office:value-type="float" office:value="23062" table:style-name="ce7">
            <text:p>23,062<text:s/></text:p>
          </table:table-cell>
          <table:table-cell office:value-type="float" office:value="13345" table:style-name="ce7">
            <text:p>13,345<text:s/></text:p>
          </table:table-cell>
          <table:table-cell office:value-type="float" office:value="31126" table:style-name="ce7">
            <text:p>31,126<text:s/></text:p>
          </table:table-cell>
          <table:table-cell office:value-type="float" office:value="6633" table:style-name="ce7">
            <text:p>6,633<text:s/></text:p>
          </table:table-cell>
          <table:table-cell office:value-type="float" office:value="8115" table:style-name="ce7">
            <text:p>8,115<text:s/></text:p>
          </table:table-cell>
          <table:table-cell office:value-type="float" office:value="19270" table:style-name="ce7">
            <text:p>19,270<text:s/></text:p>
          </table:table-cell>
          <table:table-cell office:value-type="float" office:value="4441" table:style-name="ce7">
            <text:p>4,441<text:s/></text:p>
          </table:table-cell>
          <table:table-cell office:value-type="float" office:value="3866" table:style-name="ce7">
            <text:p>3,866<text:s/></text:p>
          </table:table-cell>
          <table:table-cell office:value-type="float" office:value="3495" table:style-name="ce7">
            <text:p>3,495<text:s/></text:p>
          </table:table-cell>
          <table:table-cell office:value-type="float" office:value="14968" table:style-name="ce7">
            <text:p>14,968<text:s/></text:p>
          </table:table-cell>
          <table:table-cell office:value-type="float" office:value="9682" table:style-name="ce7">
            <text:p>9,682<text:s/></text:p>
          </table:table-cell>
          <table:table-cell office:value-type="float" office:value="14355" table:style-name="ce7">
            <text:p>14,355<text:s/></text:p>
          </table:table-cell>
          <table:table-cell office:value-type="float" office:value="31367" table:style-name="ce7">
            <text:p>31,367<text:s/></text:p>
          </table:table-cell>
          <table:table-cell office:value-type="float" office:value="9301" table:style-name="ce7">
            <text:p>9,301<text:s/></text:p>
          </table:table-cell>
          <table:table-cell office:value-type="float" office:value="13502" table:style-name="ce7">
            <text:p>13,502<text:s/></text:p>
          </table:table-cell>
          <table:table-cell office:value-type="float" office:value="8638" table:style-name="ce7">
            <text:p>8,638<text:s/></text:p>
          </table:table-cell>
          <table:table-cell office:value-type="float" office:value="22665" table:style-name="ce7">
            <text:p>22,665<text:s/></text:p>
          </table:table-cell>
          <table:table-cell office:value-type="float" office:value="24451" table:style-name="ce7">
            <text:p>24,451<text:s/></text:p>
          </table:table-cell>
          <table:table-cell office:value-type="float" office:value="26241" table:style-name="ce7">
            <text:p>26,241<text:s/></text:p>
          </table:table-cell>
          <table:table-cell office:value-type="float" office:value="42134" table:style-name="ce7">
            <text:p>42,134<text:s/></text:p>
          </table:table-cell>
          <table:table-cell office:value-type="float" office:value="40669" table:style-name="ce7">
            <text:p>40,669<text:s/></text:p>
          </table:table-cell>
          <table:table-cell office:value-type="float" office:value="28390" table:style-name="ce7">
            <text:p>28,390<text:s/></text:p>
          </table:table-cell>
          <table:table-cell office:value-type="float" office:value="26728" table:style-name="ce7">
            <text:p>26,728<text:s/></text:p>
          </table:table-cell>
          <table:table-cell office:value-type="float" office:value="58986" table:style-name="ce7">
            <text:p>58,986<text:s/></text:p>
          </table:table-cell>
          <table:table-cell office:value-type="float" office:value="22416" table:style-name="ce7">
            <text:p>22,416<text:s/></text:p>
          </table:table-cell>
          <table:table-cell office:value-type="float" office:value="32491" table:style-name="ce7">
            <text:p>32,491<text:s/></text:p>
          </table:table-cell>
          <table:table-cell office:value-type="float" office:value="31401" table:style-name="ce7">
            <text:p>31,401<text:s/></text:p>
          </table:table-cell>
          <table:table-cell office:value-type="float" office:value="19681" table:style-name="ce7">
            <text:p>19,681<text:s/></text:p>
          </table:table-cell>
          <table:table-cell office:value-type="float" office:value="58755" table:style-name="ce7">
            <text:p>58,755<text:s/></text:p>
          </table:table-cell>
          <table:table-cell office:value-type="float" office:value="20022" table:style-name="ce7">
            <text:p>20,022<text:s/></text:p>
          </table:table-cell>
          <table:table-cell office:value-type="float" office:value="16128" table:style-name="ce7">
            <text:p>16,128<text:s/></text:p>
          </table:table-cell>
          <table:table-cell office:value-type="float" office:value="15027" table:style-name="ce7">
            <text:p>15,027<text:s/></text:p>
          </table:table-cell>
          <table:table-cell office:value-type="float" office:value="21806" table:style-name="ce7">
            <text:p>21,806<text:s/></text:p>
          </table:table-cell>
          <table:table-cell office:value-type="float" office:value="13541" table:style-name="ce7">
            <text:p>13,541<text:s/></text:p>
          </table:table-cell>
          <table:table-cell office:value-type="float" office:value="31509" table:style-name="ce7">
            <text:p>31,509<text:s/></text:p>
          </table:table-cell>
          <table:table-cell office:value-type="float" office:value="19493" table:style-name="ce7">
            <text:p>19,493<text:s/></text:p>
          </table:table-cell>
          <table:table-cell office:value-type="float" office:value="7825" table:style-name="ce7">
            <text:p>7,825<text:s/></text:p>
          </table:table-cell>
          <table:table-cell office:value-type="float" office:value="16066" table:style-name="ce7">
            <text:p>16,066<text:s/></text:p>
          </table:table-cell>
          <table:table-cell office:value-type="float" office:value="40728" table:style-name="ce7">
            <text:p>40,728<text:s/></text:p>
          </table:table-cell>
          <table:table-cell office:value-type="float" office:value="21598" table:style-name="ce7">
            <text:p>21,598<text:s/></text:p>
          </table:table-cell>
          <table:table-cell office:value-type="float" office:value="25431" table:style-name="ce7">
            <text:p>25,431<text:s/></text:p>
          </table:table-cell>
          <table:table-cell office:value-type="float" office:value="25859" table:style-name="ce7">
            <text:p>25,859<text:s/></text:p>
          </table:table-cell>
          <table:table-cell office:value-type="float" office:value="13791" table:style-name="ce7">
            <text:p>13,791<text:s/></text:p>
          </table:table-cell>
          <table:table-cell office:value-type="float" office:value="12146" table:style-name="ce7">
            <text:p>12,146<text:s/></text:p>
          </table:table-cell>
          <table:table-cell office:value-type="float" office:value="5876" table:style-name="ce8">
            <text:p>5,876<text:s/></text:p>
          </table:table-cell>
          <table:table-cell office:value-type="float" office:value="5332" table:style-name="ce7">
            <text:p>5,332<text:s/></text:p>
          </table:table-cell>
          <table:table-cell office:value-type="float" office:value="8861" table:style-name="ce7">
            <text:p>8,861<text:s/></text:p>
          </table:table-cell>
          <table:table-cell office:value-type="float" office:value="10241" table:style-name="ce7">
            <text:p>10,241<text:s/></text:p>
          </table:table-cell>
          <table:table-cell office:value-type="float" office:value="9954" table:style-name="ce7">
            <text:p>9,954<text:s/></text:p>
          </table:table-cell>
          <table:table-cell office:value-type="float" office:value="11999" table:style-name="ce7">
            <text:p>11,999<text:s/></text:p>
          </table:table-cell>
          <table:table-cell office:value-type="float" office:value="17114" table:style-name="ce7">
            <text:p>17,114<text:s/></text:p>
          </table:table-cell>
          <table:table-cell office:value-type="float" office:value="28447" table:style-name="ce7">
            <text:p>28,447<text:s/></text:p>
          </table:table-cell>
          <table:table-cell office:value-type="float" office:value="24844" table:style-name="ce7">
            <text:p>24,844<text:s/></text:p>
          </table:table-cell>
          <table:table-cell office:value-type="float" office:value="14197" table:style-name="ce7">
            <text:p>14,197<text:s/></text:p>
          </table:table-cell>
          <table:table-cell office:value-type="float" office:value="12627" table:style-name="ce7">
            <text:p>12,627<text:s/></text:p>
          </table:table-cell>
          <table:table-cell office:value-type="float" office:value="12626" table:style-name="ce7">
            <text:p>12,626<text:s/></text:p>
          </table:table-cell>
          <table:table-cell office:value-type="float" office:value="12568" table:style-name="ce7">
            <text:p>12,568<text:s/></text:p>
          </table:table-cell>
          <table:table-cell office:value-type="float" office:value="12191" table:style-name="ce7">
            <text:p>12,191<text:s/></text:p>
          </table:table-cell>
          <table:table-cell office:value-type="float" office:value="11611" table:style-name="ce7">
            <text:p>11,611<text:s/></text:p>
          </table:table-cell>
          <table:table-cell office:value-type="float" office:value="9186" table:style-name="ce7">
            <text:p>9,186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07T00:00:00" table:style-name="ce6">
            <text:p>2024/5/7</text:p>
          </table:table-cell>
          <table:table-cell office:value-type="float" office:value="5255" table:style-name="ce7">
            <text:p>5,255<text:s/></text:p>
          </table:table-cell>
          <table:table-cell office:value-type="float" office:value="14219" table:style-name="ce7">
            <text:p>14,219<text:s/></text:p>
          </table:table-cell>
          <table:table-cell office:value-type="float" office:value="45932" table:style-name="ce7">
            <text:p>45,932<text:s/></text:p>
          </table:table-cell>
          <table:table-cell office:value-type="float" office:value="40724" table:style-name="ce7">
            <text:p>40,724<text:s/></text:p>
          </table:table-cell>
          <table:table-cell office:value-type="float" office:value="26761" table:style-name="ce7">
            <text:p>26,761<text:s/></text:p>
          </table:table-cell>
          <table:table-cell office:value-type="float" office:value="15509" table:style-name="ce7">
            <text:p>15,509<text:s/></text:p>
          </table:table-cell>
          <table:table-cell office:value-type="float" office:value="11209" table:style-name="ce7">
            <text:p>11,209<text:s/></text:p>
          </table:table-cell>
          <table:table-cell office:value-type="float" office:value="4073" table:style-name="ce7">
            <text:p>4,073<text:s/></text:p>
          </table:table-cell>
          <table:table-cell office:value-type="float" office:value="3515" table:style-name="ce7">
            <text:p>3,515<text:s/></text:p>
          </table:table-cell>
          <table:table-cell office:value-type="float" office:value="13354" table:style-name="ce7">
            <text:p>13,354<text:s/></text:p>
          </table:table-cell>
          <table:table-cell office:value-type="float" office:value="2202" table:style-name="ce7">
            <text:p>2,202<text:s/></text:p>
          </table:table-cell>
          <table:table-cell office:value-type="float" office:value="4901" table:style-name="ce7">
            <text:p>4,901<text:s/></text:p>
          </table:table-cell>
          <table:table-cell office:value-type="float" office:value="5934" table:style-name="ce7">
            <text:p>5,934<text:s/></text:p>
          </table:table-cell>
          <table:table-cell office:value-type="float" office:value="9880" table:style-name="ce7">
            <text:p>9,880<text:s/></text:p>
          </table:table-cell>
          <table:table-cell office:value-type="float" office:value="11366" table:style-name="ce7">
            <text:p>11,366<text:s/></text:p>
          </table:table-cell>
          <table:table-cell office:value-type="float" office:value="17025" table:style-name="ce7">
            <text:p>17,025<text:s/></text:p>
          </table:table-cell>
          <table:table-cell office:value-type="float" office:value="19386" table:style-name="ce7">
            <text:p>19,386<text:s/></text:p>
          </table:table-cell>
          <table:table-cell office:value-type="float" office:value="5920" table:style-name="ce7">
            <text:p>5,920<text:s/></text:p>
          </table:table-cell>
          <table:table-cell office:value-type="float" office:value="9957" table:style-name="ce7">
            <text:p>9,957<text:s/></text:p>
          </table:table-cell>
          <table:table-cell office:value-type="float" office:value="3426" table:style-name="ce7">
            <text:p>3,426<text:s/></text:p>
          </table:table-cell>
          <table:table-cell office:value-type="float" office:value="9353" table:style-name="ce7">
            <text:p>9,353<text:s/></text:p>
          </table:table-cell>
          <table:table-cell office:value-type="float" office:value="9083" table:style-name="ce7">
            <text:p>9,083<text:s/></text:p>
          </table:table-cell>
          <table:table-cell office:value-type="float" office:value="6756" table:style-name="ce7">
            <text:p>6,756<text:s/></text:p>
          </table:table-cell>
          <table:table-cell office:value-type="float" office:value="27660" table:style-name="ce7">
            <text:p>27,660<text:s/></text:p>
          </table:table-cell>
          <table:table-cell office:value-type="float" office:value="3296" table:style-name="ce7">
            <text:p>3,296<text:s/></text:p>
          </table:table-cell>
          <table:table-cell office:value-type="float" office:value="11154" table:style-name="ce7">
            <text:p>11,154<text:s/></text:p>
          </table:table-cell>
          <table:table-cell office:value-type="float" office:value="13728" table:style-name="ce7">
            <text:p>13,728<text:s/></text:p>
          </table:table-cell>
          <table:table-cell office:value-type="float" office:value="16292" table:style-name="ce7">
            <text:p>16,292<text:s/></text:p>
          </table:table-cell>
          <table:table-cell office:value-type="float" office:value="21825" table:style-name="ce8">
            <text:p>21,825<text:s/></text:p>
          </table:table-cell>
          <table:table-cell office:value-type="float" office:value="17574" table:style-name="ce7">
            <text:p>17,574<text:s/></text:p>
          </table:table-cell>
          <table:table-cell office:value-type="float" office:value="10053" table:style-name="ce7">
            <text:p>10,053<text:s/></text:p>
          </table:table-cell>
          <table:table-cell office:value-type="float" office:value="26321" table:style-name="ce7">
            <text:p>26,321<text:s/></text:p>
          </table:table-cell>
          <table:table-cell office:value-type="float" office:value="16036" table:style-name="ce7">
            <text:p>16,036<text:s/></text:p>
          </table:table-cell>
          <table:table-cell office:value-type="float" office:value="33200" table:style-name="ce7">
            <text:p>33,200<text:s/></text:p>
          </table:table-cell>
          <table:table-cell office:value-type="float" office:value="28549" table:style-name="ce7">
            <text:p>28,549<text:s/></text:p>
          </table:table-cell>
          <table:table-cell office:value-type="float" office:value="12651" table:style-name="ce7">
            <text:p>12,651<text:s/></text:p>
          </table:table-cell>
          <table:table-cell office:value-type="float" office:value="35826" table:style-name="ce7">
            <text:p>35,826<text:s/></text:p>
          </table:table-cell>
          <table:table-cell office:value-type="float" office:value="26573" table:style-name="ce7">
            <text:p>26,573<text:s/></text:p>
          </table:table-cell>
          <table:table-cell office:value-type="float" office:value="23454" table:style-name="ce8">
            <text:p>23,454<text:s/></text:p>
          </table:table-cell>
          <table:table-cell office:value-type="float" office:value="21104" table:style-name="ce7">
            <text:p>21,104<text:s/></text:p>
          </table:table-cell>
          <table:table-cell office:value-type="float" office:value="27005" table:style-name="ce7">
            <text:p>27,005<text:s/></text:p>
          </table:table-cell>
          <table:table-cell office:value-type="float" office:value="126443" table:style-name="ce7">
            <text:p>126,443<text:s/></text:p>
          </table:table-cell>
          <table:table-cell office:value-type="float" office:value="43214" table:style-name="ce7">
            <text:p>43,214<text:s/></text:p>
          </table:table-cell>
          <table:table-cell office:value-type="float" office:value="22514" table:style-name="ce7">
            <text:p>22,514<text:s/></text:p>
          </table:table-cell>
          <table:table-cell office:value-type="float" office:value="24222" table:style-name="ce7">
            <text:p>24,222<text:s/></text:p>
          </table:table-cell>
          <table:table-cell office:value-type="float" office:value="26931" table:style-name="ce7">
            <text:p>26,931<text:s/></text:p>
          </table:table-cell>
          <table:table-cell office:value-type="float" office:value="26869" table:style-name="ce7">
            <text:p>26,869<text:s/></text:p>
          </table:table-cell>
          <table:table-cell office:value-type="float" office:value="27433" table:style-name="ce7">
            <text:p>27,433<text:s/></text:p>
          </table:table-cell>
          <table:table-cell office:value-type="float" office:value="23780" table:style-name="ce7">
            <text:p>23,780<text:s/></text:p>
          </table:table-cell>
          <table:table-cell office:value-type="float" office:value="13468" table:style-name="ce7">
            <text:p>13,468<text:s/></text:p>
          </table:table-cell>
          <table:table-cell office:value-type="float" office:value="31421" table:style-name="ce7">
            <text:p>31,421<text:s/></text:p>
          </table:table-cell>
          <table:table-cell office:value-type="float" office:value="6882" table:style-name="ce7">
            <text:p>6,882<text:s/></text:p>
          </table:table-cell>
          <table:table-cell office:value-type="float" office:value="8459" table:style-name="ce7">
            <text:p>8,459<text:s/></text:p>
          </table:table-cell>
          <table:table-cell office:value-type="float" office:value="20023" table:style-name="ce7">
            <text:p>20,023<text:s/></text:p>
          </table:table-cell>
          <table:table-cell office:value-type="float" office:value="4863" table:style-name="ce7">
            <text:p>4,863<text:s/></text:p>
          </table:table-cell>
          <table:table-cell office:value-type="float" office:value="3984" table:style-name="ce7">
            <text:p>3,984<text:s/></text:p>
          </table:table-cell>
          <table:table-cell office:value-type="float" office:value="3498" table:style-name="ce7">
            <text:p>3,498<text:s/></text:p>
          </table:table-cell>
          <table:table-cell office:value-type="float" office:value="14656" table:style-name="ce7">
            <text:p>14,656<text:s/></text:p>
          </table:table-cell>
          <table:table-cell office:value-type="float" office:value="10156" table:style-name="ce7">
            <text:p>10,156<text:s/></text:p>
          </table:table-cell>
          <table:table-cell office:value-type="float" office:value="14432" table:style-name="ce7">
            <text:p>14,432<text:s/></text:p>
          </table:table-cell>
          <table:table-cell office:value-type="float" office:value="30846" table:style-name="ce7">
            <text:p>30,846<text:s/></text:p>
          </table:table-cell>
          <table:table-cell office:value-type="float" office:value="9600" table:style-name="ce7">
            <text:p>9,600<text:s/></text:p>
          </table:table-cell>
          <table:table-cell office:value-type="float" office:value="13872" table:style-name="ce7">
            <text:p>13,872<text:s/></text:p>
          </table:table-cell>
          <table:table-cell office:value-type="float" office:value="8776" table:style-name="ce7">
            <text:p>8,776<text:s/></text:p>
          </table:table-cell>
          <table:table-cell office:value-type="float" office:value="23931" table:style-name="ce7">
            <text:p>23,931<text:s/></text:p>
          </table:table-cell>
          <table:table-cell office:value-type="float" office:value="25585" table:style-name="ce7">
            <text:p>25,585<text:s/></text:p>
          </table:table-cell>
          <table:table-cell office:value-type="float" office:value="27624" table:style-name="ce7">
            <text:p>27,624<text:s/></text:p>
          </table:table-cell>
          <table:table-cell office:value-type="float" office:value="41984" table:style-name="ce7">
            <text:p>41,984<text:s/></text:p>
          </table:table-cell>
          <table:table-cell office:value-type="float" office:value="41247" table:style-name="ce7">
            <text:p>41,247<text:s/></text:p>
          </table:table-cell>
          <table:table-cell office:value-type="float" office:value="29240" table:style-name="ce7">
            <text:p>29,240<text:s/></text:p>
          </table:table-cell>
          <table:table-cell office:value-type="float" office:value="26400" table:style-name="ce7">
            <text:p>26,400<text:s/></text:p>
          </table:table-cell>
          <table:table-cell office:value-type="float" office:value="58119" table:style-name="ce7">
            <text:p>58,119<text:s/></text:p>
          </table:table-cell>
          <table:table-cell office:value-type="float" office:value="24972" table:style-name="ce7">
            <text:p>24,972<text:s/></text:p>
          </table:table-cell>
          <table:table-cell office:value-type="float" office:value="33202" table:style-name="ce7">
            <text:p>33,202<text:s/></text:p>
          </table:table-cell>
          <table:table-cell office:value-type="float" office:value="33664" table:style-name="ce7">
            <text:p>33,664<text:s/></text:p>
          </table:table-cell>
          <table:table-cell office:value-type="float" office:value="21181" table:style-name="ce7">
            <text:p>21,181<text:s/></text:p>
          </table:table-cell>
          <table:table-cell office:value-type="float" office:value="58969" table:style-name="ce7">
            <text:p>58,969<text:s/></text:p>
          </table:table-cell>
          <table:table-cell office:value-type="float" office:value="20940" table:style-name="ce7">
            <text:p>20,940<text:s/></text:p>
          </table:table-cell>
          <table:table-cell office:value-type="float" office:value="16463" table:style-name="ce7">
            <text:p>16,463<text:s/></text:p>
          </table:table-cell>
          <table:table-cell office:value-type="float" office:value="15089" table:style-name="ce7">
            <text:p>15,089<text:s/></text:p>
          </table:table-cell>
          <table:table-cell office:value-type="float" office:value="22494" table:style-name="ce7">
            <text:p>22,494<text:s/></text:p>
          </table:table-cell>
          <table:table-cell office:value-type="float" office:value="13751" table:style-name="ce7">
            <text:p>13,751<text:s/></text:p>
          </table:table-cell>
          <table:table-cell office:value-type="float" office:value="28461" table:style-name="ce7">
            <text:p>28,461<text:s/></text:p>
          </table:table-cell>
          <table:table-cell office:value-type="float" office:value="19982" table:style-name="ce7">
            <text:p>19,982<text:s/></text:p>
          </table:table-cell>
          <table:table-cell office:value-type="float" office:value="8155" table:style-name="ce7">
            <text:p>8,155<text:s/></text:p>
          </table:table-cell>
          <table:table-cell office:value-type="float" office:value="16378" table:style-name="ce7">
            <text:p>16,378<text:s/></text:p>
          </table:table-cell>
          <table:table-cell office:value-type="float" office:value="42022" table:style-name="ce7">
            <text:p>42,022<text:s/></text:p>
          </table:table-cell>
          <table:table-cell office:value-type="float" office:value="22359" table:style-name="ce7">
            <text:p>22,359<text:s/></text:p>
          </table:table-cell>
          <table:table-cell office:value-type="float" office:value="25951" table:style-name="ce7">
            <text:p>25,951<text:s/></text:p>
          </table:table-cell>
          <table:table-cell office:value-type="float" office:value="26221" table:style-name="ce7">
            <text:p>26,221<text:s/></text:p>
          </table:table-cell>
          <table:table-cell office:value-type="float" office:value="13762" table:style-name="ce7">
            <text:p>13,762<text:s/></text:p>
          </table:table-cell>
          <table:table-cell office:value-type="float" office:value="11465" table:style-name="ce7">
            <text:p>11,465<text:s/></text:p>
          </table:table-cell>
          <table:table-cell office:value-type="float" office:value="5995" table:style-name="ce8">
            <text:p>5,995<text:s/></text:p>
          </table:table-cell>
          <table:table-cell office:value-type="float" office:value="5418" table:style-name="ce7">
            <text:p>5,418<text:s/></text:p>
          </table:table-cell>
          <table:table-cell office:value-type="float" office:value="8823" table:style-name="ce7">
            <text:p>8,823<text:s/></text:p>
          </table:table-cell>
          <table:table-cell office:value-type="float" office:value="10563" table:style-name="ce7">
            <text:p>10,563<text:s/></text:p>
          </table:table-cell>
          <table:table-cell office:value-type="float" office:value="10234" table:style-name="ce7">
            <text:p>10,234<text:s/></text:p>
          </table:table-cell>
          <table:table-cell office:value-type="float" office:value="12227" table:style-name="ce7">
            <text:p>12,227<text:s/></text:p>
          </table:table-cell>
          <table:table-cell office:value-type="float" office:value="17752" table:style-name="ce7">
            <text:p>17,752<text:s/></text:p>
          </table:table-cell>
          <table:table-cell office:value-type="float" office:value="29591" table:style-name="ce7">
            <text:p>29,591<text:s/></text:p>
          </table:table-cell>
          <table:table-cell office:value-type="float" office:value="25301" table:style-name="ce7">
            <text:p>25,301<text:s/></text:p>
          </table:table-cell>
          <table:table-cell office:value-type="float" office:value="14494" table:style-name="ce7">
            <text:p>14,494<text:s/></text:p>
          </table:table-cell>
          <table:table-cell office:value-type="float" office:value="13050" table:style-name="ce7">
            <text:p>13,050<text:s/></text:p>
          </table:table-cell>
          <table:table-cell office:value-type="float" office:value="13066" table:style-name="ce7">
            <text:p>13,066<text:s/></text:p>
          </table:table-cell>
          <table:table-cell office:value-type="float" office:value="12652" table:style-name="ce7">
            <text:p>12,652<text:s/></text:p>
          </table:table-cell>
          <table:table-cell office:value-type="float" office:value="12456" table:style-name="ce7">
            <text:p>12,456<text:s/></text:p>
          </table:table-cell>
          <table:table-cell office:value-type="float" office:value="11787" table:style-name="ce7">
            <text:p>11,787<text:s/></text:p>
          </table:table-cell>
          <table:table-cell office:value-type="float" office:value="9476" table:style-name="ce7">
            <text:p>9,476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08T00:00:00" table:style-name="ce6">
            <text:p>2024/5/8</text:p>
          </table:table-cell>
          <table:table-cell office:value-type="float" office:value="5332" table:style-name="ce7">
            <text:p>5,332<text:s/></text:p>
          </table:table-cell>
          <table:table-cell office:value-type="float" office:value="14404" table:style-name="ce7">
            <text:p>14,404<text:s/></text:p>
          </table:table-cell>
          <table:table-cell office:value-type="float" office:value="46567" table:style-name="ce7">
            <text:p>46,567<text:s/></text:p>
          </table:table-cell>
          <table:table-cell office:value-type="float" office:value="42277" table:style-name="ce7">
            <text:p>42,277<text:s/></text:p>
          </table:table-cell>
          <table:table-cell office:value-type="float" office:value="27008" table:style-name="ce7">
            <text:p>27,008<text:s/></text:p>
          </table:table-cell>
          <table:table-cell office:value-type="float" office:value="15485" table:style-name="ce7">
            <text:p>15,485<text:s/></text:p>
          </table:table-cell>
          <table:table-cell office:value-type="float" office:value="11542" table:style-name="ce7">
            <text:p>11,542<text:s/></text:p>
          </table:table-cell>
          <table:table-cell office:value-type="float" office:value="4083" table:style-name="ce7">
            <text:p>4,083<text:s/></text:p>
          </table:table-cell>
          <table:table-cell office:value-type="float" office:value="3551" table:style-name="ce7">
            <text:p>3,551<text:s/></text:p>
          </table:table-cell>
          <table:table-cell office:value-type="float" office:value="13336" table:style-name="ce7">
            <text:p>13,336<text:s/></text:p>
          </table:table-cell>
          <table:table-cell office:value-type="float" office:value="2263" table:style-name="ce7">
            <text:p>2,263<text:s/></text:p>
          </table:table-cell>
          <table:table-cell office:value-type="float" office:value="4651" table:style-name="ce7">
            <text:p>4,651<text:s/></text:p>
          </table:table-cell>
          <table:table-cell office:value-type="float" office:value="5636" table:style-name="ce7">
            <text:p>5,636<text:s/></text:p>
          </table:table-cell>
          <table:table-cell office:value-type="float" office:value="9993" table:style-name="ce7">
            <text:p>9,993<text:s/></text:p>
          </table:table-cell>
          <table:table-cell office:value-type="float" office:value="11268" table:style-name="ce7">
            <text:p>11,268<text:s/></text:p>
          </table:table-cell>
          <table:table-cell office:value-type="float" office:value="16764" table:style-name="ce7">
            <text:p>16,764<text:s/></text:p>
          </table:table-cell>
          <table:table-cell office:value-type="float" office:value="19378" table:style-name="ce7">
            <text:p>19,378<text:s/></text:p>
          </table:table-cell>
          <table:table-cell office:value-type="float" office:value="5995" table:style-name="ce7">
            <text:p>5,995<text:s/></text:p>
          </table:table-cell>
          <table:table-cell office:value-type="float" office:value="10253" table:style-name="ce7">
            <text:p>10,253<text:s/></text:p>
          </table:table-cell>
          <table:table-cell office:value-type="float" office:value="3710" table:style-name="ce7">
            <text:p>3,710<text:s/></text:p>
          </table:table-cell>
          <table:table-cell office:value-type="float" office:value="9249" table:style-name="ce7">
            <text:p>9,249<text:s/></text:p>
          </table:table-cell>
          <table:table-cell office:value-type="float" office:value="9157" table:style-name="ce7">
            <text:p>9,157<text:s/></text:p>
          </table:table-cell>
          <table:table-cell office:value-type="float" office:value="6821" table:style-name="ce7">
            <text:p>6,821<text:s/></text:p>
          </table:table-cell>
          <table:table-cell office:value-type="float" office:value="28087" table:style-name="ce7">
            <text:p>28,087<text:s/></text:p>
          </table:table-cell>
          <table:table-cell office:value-type="float" office:value="3376" table:style-name="ce7">
            <text:p>3,376<text:s/></text:p>
          </table:table-cell>
          <table:table-cell office:value-type="float" office:value="11399" table:style-name="ce7">
            <text:p>11,399<text:s/></text:p>
          </table:table-cell>
          <table:table-cell office:value-type="float" office:value="13752" table:style-name="ce7">
            <text:p>13,752<text:s/></text:p>
          </table:table-cell>
          <table:table-cell office:value-type="float" office:value="16582" table:style-name="ce7">
            <text:p>16,582<text:s/></text:p>
          </table:table-cell>
          <table:table-cell office:value-type="float" office:value="22113" table:style-name="ce8">
            <text:p>22,113<text:s/></text:p>
          </table:table-cell>
          <table:table-cell office:value-type="float" office:value="17695" table:style-name="ce7">
            <text:p>17,695<text:s/></text:p>
          </table:table-cell>
          <table:table-cell office:value-type="float" office:value="10265" table:style-name="ce7">
            <text:p>10,265<text:s/></text:p>
          </table:table-cell>
          <table:table-cell office:value-type="float" office:value="27011" table:style-name="ce7">
            <text:p>27,011<text:s/></text:p>
          </table:table-cell>
          <table:table-cell office:value-type="float" office:value="16292" table:style-name="ce7">
            <text:p>16,292<text:s/></text:p>
          </table:table-cell>
          <table:table-cell office:value-type="float" office:value="33701" table:style-name="ce7">
            <text:p>33,701<text:s/></text:p>
          </table:table-cell>
          <table:table-cell office:value-type="float" office:value="27997" table:style-name="ce7">
            <text:p>27,997<text:s/></text:p>
          </table:table-cell>
          <table:table-cell office:value-type="float" office:value="12277" table:style-name="ce7">
            <text:p>12,277<text:s/></text:p>
          </table:table-cell>
          <table:table-cell office:value-type="float" office:value="35890" table:style-name="ce7">
            <text:p>35,890<text:s/></text:p>
          </table:table-cell>
          <table:table-cell office:value-type="float" office:value="26727" table:style-name="ce7">
            <text:p>26,727<text:s/></text:p>
          </table:table-cell>
          <table:table-cell office:value-type="float" office:value="23608" table:style-name="ce8">
            <text:p>23,608<text:s/></text:p>
          </table:table-cell>
          <table:table-cell office:value-type="float" office:value="21060" table:style-name="ce7">
            <text:p>21,060<text:s/></text:p>
          </table:table-cell>
          <table:table-cell office:value-type="float" office:value="27235" table:style-name="ce7">
            <text:p>27,235<text:s/></text:p>
          </table:table-cell>
          <table:table-cell office:value-type="float" office:value="127939" table:style-name="ce7">
            <text:p>127,939<text:s/></text:p>
          </table:table-cell>
          <table:table-cell office:value-type="float" office:value="45015" table:style-name="ce7">
            <text:p>45,015<text:s/></text:p>
          </table:table-cell>
          <table:table-cell office:value-type="float" office:value="22781" table:style-name="ce7">
            <text:p>22,781<text:s/></text:p>
          </table:table-cell>
          <table:table-cell office:value-type="float" office:value="24907" table:style-name="ce7">
            <text:p>24,907<text:s/></text:p>
          </table:table-cell>
          <table:table-cell office:value-type="float" office:value="26931" table:style-name="ce7">
            <text:p>26,931<text:s/></text:p>
          </table:table-cell>
          <table:table-cell office:value-type="float" office:value="27561" table:style-name="ce7">
            <text:p>27,561<text:s/></text:p>
          </table:table-cell>
          <table:table-cell office:value-type="float" office:value="27590" table:style-name="ce7">
            <text:p>27,590<text:s/></text:p>
          </table:table-cell>
          <table:table-cell office:value-type="float" office:value="24663" table:style-name="ce7">
            <text:p>24,663<text:s/></text:p>
          </table:table-cell>
          <table:table-cell office:value-type="float" office:value="13577" table:style-name="ce7">
            <text:p>13,577<text:s/></text:p>
          </table:table-cell>
          <table:table-cell office:value-type="float" office:value="31883" table:style-name="ce7">
            <text:p>31,883<text:s/></text:p>
          </table:table-cell>
          <table:table-cell office:value-type="float" office:value="7098" table:style-name="ce7">
            <text:p>7,098<text:s/></text:p>
          </table:table-cell>
          <table:table-cell office:value-type="float" office:value="8631" table:style-name="ce7">
            <text:p>8,631<text:s/></text:p>
          </table:table-cell>
          <table:table-cell office:value-type="float" office:value="20128" table:style-name="ce7">
            <text:p>20,128<text:s/></text:p>
          </table:table-cell>
          <table:table-cell office:value-type="float" office:value="4823" table:style-name="ce7">
            <text:p>4,823<text:s/></text:p>
          </table:table-cell>
          <table:table-cell office:value-type="float" office:value="4040" table:style-name="ce7">
            <text:p>4,040<text:s/></text:p>
          </table:table-cell>
          <table:table-cell office:value-type="float" office:value="3594" table:style-name="ce7">
            <text:p>3,594<text:s/></text:p>
          </table:table-cell>
          <table:table-cell office:value-type="float" office:value="14963" table:style-name="ce7">
            <text:p>14,963<text:s/></text:p>
          </table:table-cell>
          <table:table-cell office:value-type="float" office:value="10155" table:style-name="ce7">
            <text:p>10,155<text:s/></text:p>
          </table:table-cell>
          <table:table-cell office:value-type="float" office:value="14401" table:style-name="ce7">
            <text:p>14,401<text:s/></text:p>
          </table:table-cell>
          <table:table-cell office:value-type="float" office:value="31221" table:style-name="ce7">
            <text:p>31,221<text:s/></text:p>
          </table:table-cell>
          <table:table-cell office:value-type="float" office:value="9613" table:style-name="ce7">
            <text:p>9,613<text:s/></text:p>
          </table:table-cell>
          <table:table-cell office:value-type="float" office:value="13879" table:style-name="ce7">
            <text:p>13,879<text:s/></text:p>
          </table:table-cell>
          <table:table-cell office:value-type="float" office:value="8879" table:style-name="ce7">
            <text:p>8,879<text:s/></text:p>
          </table:table-cell>
          <table:table-cell office:value-type="float" office:value="24358" table:style-name="ce7">
            <text:p>24,358<text:s/></text:p>
          </table:table-cell>
          <table:table-cell office:value-type="float" office:value="25727" table:style-name="ce7">
            <text:p>25,727<text:s/></text:p>
          </table:table-cell>
          <table:table-cell office:value-type="float" office:value="27581" table:style-name="ce7">
            <text:p>27,581<text:s/></text:p>
          </table:table-cell>
          <table:table-cell office:value-type="float" office:value="42529" table:style-name="ce7">
            <text:p>42,529<text:s/></text:p>
          </table:table-cell>
          <table:table-cell office:value-type="float" office:value="41630" table:style-name="ce7">
            <text:p>41,630<text:s/></text:p>
          </table:table-cell>
          <table:table-cell office:value-type="float" office:value="29698" table:style-name="ce7">
            <text:p>29,698<text:s/></text:p>
          </table:table-cell>
          <table:table-cell office:value-type="float" office:value="28023" table:style-name="ce7">
            <text:p>28,023<text:s/></text:p>
          </table:table-cell>
          <table:table-cell office:value-type="float" office:value="60270" table:style-name="ce7">
            <text:p>60,270<text:s/></text:p>
          </table:table-cell>
          <table:table-cell office:value-type="float" office:value="25908" table:style-name="ce7">
            <text:p>25,908<text:s/></text:p>
          </table:table-cell>
          <table:table-cell office:value-type="float" office:value="33984" table:style-name="ce7">
            <text:p>33,984<text:s/></text:p>
          </table:table-cell>
          <table:table-cell office:value-type="float" office:value="34218" table:style-name="ce7">
            <text:p>34,218<text:s/></text:p>
          </table:table-cell>
          <table:table-cell office:value-type="float" office:value="21636" table:style-name="ce7">
            <text:p>21,636<text:s/></text:p>
          </table:table-cell>
          <table:table-cell office:value-type="float" office:value="60436" table:style-name="ce7">
            <text:p>60,436<text:s/></text:p>
          </table:table-cell>
          <table:table-cell office:value-type="float" office:value="21207" table:style-name="ce7">
            <text:p>21,207<text:s/></text:p>
          </table:table-cell>
          <table:table-cell office:value-type="float" office:value="16772" table:style-name="ce7">
            <text:p>16,772<text:s/></text:p>
          </table:table-cell>
          <table:table-cell office:value-type="float" office:value="14959" table:style-name="ce7">
            <text:p>14,959<text:s/></text:p>
          </table:table-cell>
          <table:table-cell office:value-type="float" office:value="22476" table:style-name="ce7">
            <text:p>22,476<text:s/></text:p>
          </table:table-cell>
          <table:table-cell office:value-type="float" office:value="13792" table:style-name="ce7">
            <text:p>13,792<text:s/></text:p>
          </table:table-cell>
          <table:table-cell office:value-type="float" office:value="28861" table:style-name="ce7">
            <text:p>28,861<text:s/></text:p>
          </table:table-cell>
          <table:table-cell office:value-type="float" office:value="20353" table:style-name="ce7">
            <text:p>20,353<text:s/></text:p>
          </table:table-cell>
          <table:table-cell office:value-type="float" office:value="8104" table:style-name="ce7">
            <text:p>8,104<text:s/></text:p>
          </table:table-cell>
          <table:table-cell office:value-type="float" office:value="16436" table:style-name="ce7">
            <text:p>16,436<text:s/></text:p>
          </table:table-cell>
          <table:table-cell office:value-type="float" office:value="42050" table:style-name="ce7">
            <text:p>42,050<text:s/></text:p>
          </table:table-cell>
          <table:table-cell office:value-type="float" office:value="22480" table:style-name="ce7">
            <text:p>22,480<text:s/></text:p>
          </table:table-cell>
          <table:table-cell office:value-type="float" office:value="26134" table:style-name="ce7">
            <text:p>26,134<text:s/></text:p>
          </table:table-cell>
          <table:table-cell office:value-type="float" office:value="26971" table:style-name="ce7">
            <text:p>26,971<text:s/></text:p>
          </table:table-cell>
          <table:table-cell office:value-type="float" office:value="13664" table:style-name="ce7">
            <text:p>13,664<text:s/></text:p>
          </table:table-cell>
          <table:table-cell office:value-type="float" office:value="11552" table:style-name="ce7">
            <text:p>11,552<text:s/></text:p>
          </table:table-cell>
          <table:table-cell office:value-type="float" office:value="6049" table:style-name="ce8">
            <text:p>6,049<text:s/></text:p>
          </table:table-cell>
          <table:table-cell office:value-type="float" office:value="5485" table:style-name="ce7">
            <text:p>5,485<text:s/></text:p>
          </table:table-cell>
          <table:table-cell office:value-type="float" office:value="8876" table:style-name="ce7">
            <text:p>8,876<text:s/></text:p>
          </table:table-cell>
          <table:table-cell office:value-type="float" office:value="10675" table:style-name="ce7">
            <text:p>10,675<text:s/></text:p>
          </table:table-cell>
          <table:table-cell office:value-type="float" office:value="10345" table:style-name="ce7">
            <text:p>10,345<text:s/></text:p>
          </table:table-cell>
          <table:table-cell office:value-type="float" office:value="12432" table:style-name="ce7">
            <text:p>12,432<text:s/></text:p>
          </table:table-cell>
          <table:table-cell office:value-type="float" office:value="18041" table:style-name="ce7">
            <text:p>18,041<text:s/></text:p>
          </table:table-cell>
          <table:table-cell office:value-type="float" office:value="30189" table:style-name="ce7">
            <text:p>30,189<text:s/></text:p>
          </table:table-cell>
          <table:table-cell office:value-type="float" office:value="25499" table:style-name="ce7">
            <text:p>25,499<text:s/></text:p>
          </table:table-cell>
          <table:table-cell office:value-type="float" office:value="14521" table:style-name="ce7">
            <text:p>14,521<text:s/></text:p>
          </table:table-cell>
          <table:table-cell office:value-type="float" office:value="13108" table:style-name="ce7">
            <text:p>13,108<text:s/></text:p>
          </table:table-cell>
          <table:table-cell office:value-type="float" office:value="13047" table:style-name="ce7">
            <text:p>13,047<text:s/></text:p>
          </table:table-cell>
          <table:table-cell office:value-type="float" office:value="12855" table:style-name="ce7">
            <text:p>12,855<text:s/></text:p>
          </table:table-cell>
          <table:table-cell office:value-type="float" office:value="12309" table:style-name="ce7">
            <text:p>12,309<text:s/></text:p>
          </table:table-cell>
          <table:table-cell office:value-type="float" office:value="11872" table:style-name="ce7">
            <text:p>11,872<text:s/></text:p>
          </table:table-cell>
          <table:table-cell office:value-type="float" office:value="9491" table:style-name="ce7">
            <text:p>9,491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09T00:00:00" table:style-name="ce6">
            <text:p>2024/5/9</text:p>
          </table:table-cell>
          <table:table-cell office:value-type="float" office:value="5239" table:style-name="ce7">
            <text:p>5,239<text:s/></text:p>
          </table:table-cell>
          <table:table-cell office:value-type="float" office:value="14481" table:style-name="ce7">
            <text:p>14,481<text:s/></text:p>
          </table:table-cell>
          <table:table-cell office:value-type="float" office:value="46497" table:style-name="ce7">
            <text:p>46,497<text:s/></text:p>
          </table:table-cell>
          <table:table-cell office:value-type="float" office:value="43442" table:style-name="ce7">
            <text:p>43,442<text:s/></text:p>
          </table:table-cell>
          <table:table-cell office:value-type="float" office:value="26698" table:style-name="ce7">
            <text:p>26,698<text:s/></text:p>
          </table:table-cell>
          <table:table-cell office:value-type="float" office:value="15051" table:style-name="ce7">
            <text:p>15,051<text:s/></text:p>
          </table:table-cell>
          <table:table-cell office:value-type="float" office:value="11484" table:style-name="ce7">
            <text:p>11,484<text:s/></text:p>
          </table:table-cell>
          <table:table-cell office:value-type="float" office:value="4181" table:style-name="ce7">
            <text:p>4,181<text:s/></text:p>
          </table:table-cell>
          <table:table-cell office:value-type="float" office:value="3602" table:style-name="ce7">
            <text:p>3,602<text:s/></text:p>
          </table:table-cell>
          <table:table-cell office:value-type="float" office:value="12976" table:style-name="ce7">
            <text:p>12,976<text:s/></text:p>
          </table:table-cell>
          <table:table-cell office:value-type="float" office:value="2261" table:style-name="ce7">
            <text:p>2,261<text:s/></text:p>
          </table:table-cell>
          <table:table-cell office:value-type="float" office:value="4793" table:style-name="ce7">
            <text:p>4,793<text:s/></text:p>
          </table:table-cell>
          <table:table-cell office:value-type="float" office:value="6155" table:style-name="ce7">
            <text:p>6,155<text:s/></text:p>
          </table:table-cell>
          <table:table-cell office:value-type="float" office:value="9915" table:style-name="ce7">
            <text:p>9,915<text:s/></text:p>
          </table:table-cell>
          <table:table-cell office:value-type="float" office:value="11783" table:style-name="ce7">
            <text:p>11,783<text:s/></text:p>
          </table:table-cell>
          <table:table-cell office:value-type="float" office:value="16727" table:style-name="ce7">
            <text:p>16,727<text:s/></text:p>
          </table:table-cell>
          <table:table-cell office:value-type="float" office:value="19117" table:style-name="ce7">
            <text:p>19,117<text:s/></text:p>
          </table:table-cell>
          <table:table-cell office:value-type="float" office:value="6027" table:style-name="ce7">
            <text:p>6,027<text:s/></text:p>
          </table:table-cell>
          <table:table-cell office:value-type="float" office:value="10320" table:style-name="ce7">
            <text:p>10,320<text:s/></text:p>
          </table:table-cell>
          <table:table-cell office:value-type="float" office:value="3691" table:style-name="ce7">
            <text:p>3,691<text:s/></text:p>
          </table:table-cell>
          <table:table-cell office:value-type="float" office:value="9236" table:style-name="ce7">
            <text:p>9,236<text:s/></text:p>
          </table:table-cell>
          <table:table-cell office:value-type="float" office:value="9313" table:style-name="ce7">
            <text:p>9,313<text:s/></text:p>
          </table:table-cell>
          <table:table-cell office:value-type="float" office:value="6906" table:style-name="ce7">
            <text:p>6,906<text:s/></text:p>
          </table:table-cell>
          <table:table-cell office:value-type="float" office:value="30786" table:style-name="ce7">
            <text:p>30,786<text:s/></text:p>
          </table:table-cell>
          <table:table-cell office:value-type="float" office:value="3596" table:style-name="ce7">
            <text:p>3,596<text:s/></text:p>
          </table:table-cell>
          <table:table-cell office:value-type="float" office:value="11522" table:style-name="ce7">
            <text:p>11,522<text:s/></text:p>
          </table:table-cell>
          <table:table-cell office:value-type="float" office:value="13613" table:style-name="ce7">
            <text:p>13,613<text:s/></text:p>
          </table:table-cell>
          <table:table-cell office:value-type="float" office:value="16637" table:style-name="ce7">
            <text:p>16,637<text:s/></text:p>
          </table:table-cell>
          <table:table-cell office:value-type="float" office:value="22188" table:style-name="ce8">
            <text:p>22,188<text:s/></text:p>
          </table:table-cell>
          <table:table-cell office:value-type="float" office:value="17301" table:style-name="ce7">
            <text:p>17,301<text:s/></text:p>
          </table:table-cell>
          <table:table-cell office:value-type="float" office:value="10262" table:style-name="ce7">
            <text:p>10,262<text:s/></text:p>
          </table:table-cell>
          <table:table-cell office:value-type="float" office:value="27239" table:style-name="ce7">
            <text:p>27,239<text:s/></text:p>
          </table:table-cell>
          <table:table-cell office:value-type="float" office:value="16509" table:style-name="ce7">
            <text:p>16,509<text:s/></text:p>
          </table:table-cell>
          <table:table-cell office:value-type="float" office:value="33676" table:style-name="ce7">
            <text:p>33,676<text:s/></text:p>
          </table:table-cell>
          <table:table-cell office:value-type="float" office:value="29103" table:style-name="ce7">
            <text:p>29,103<text:s/></text:p>
          </table:table-cell>
          <table:table-cell office:value-type="float" office:value="12354" table:style-name="ce7">
            <text:p>12,354<text:s/></text:p>
          </table:table-cell>
          <table:table-cell office:value-type="float" office:value="36234" table:style-name="ce7">
            <text:p>36,234<text:s/></text:p>
          </table:table-cell>
          <table:table-cell office:value-type="float" office:value="26868" table:style-name="ce7">
            <text:p>26,868<text:s/></text:p>
          </table:table-cell>
          <table:table-cell office:value-type="float" office:value="23481" table:style-name="ce8">
            <text:p>23,481<text:s/></text:p>
          </table:table-cell>
          <table:table-cell office:value-type="float" office:value="21175" table:style-name="ce7">
            <text:p>21,175<text:s/></text:p>
          </table:table-cell>
          <table:table-cell office:value-type="float" office:value="26449" table:style-name="ce7">
            <text:p>26,449<text:s/></text:p>
          </table:table-cell>
          <table:table-cell office:value-type="float" office:value="136351" table:style-name="ce7">
            <text:p>136,351<text:s/></text:p>
          </table:table-cell>
          <table:table-cell office:value-type="float" office:value="46000" table:style-name="ce7">
            <text:p>46,000<text:s/></text:p>
          </table:table-cell>
          <table:table-cell office:value-type="float" office:value="23198" table:style-name="ce7">
            <text:p>23,198<text:s/></text:p>
          </table:table-cell>
          <table:table-cell office:value-type="float" office:value="24953" table:style-name="ce7">
            <text:p>24,953<text:s/></text:p>
          </table:table-cell>
          <table:table-cell office:value-type="float" office:value="27369" table:style-name="ce7">
            <text:p>27,369<text:s/></text:p>
          </table:table-cell>
          <table:table-cell office:value-type="float" office:value="27893" table:style-name="ce7">
            <text:p>27,893<text:s/></text:p>
          </table:table-cell>
          <table:table-cell office:value-type="float" office:value="28095" table:style-name="ce7">
            <text:p>28,095<text:s/></text:p>
          </table:table-cell>
          <table:table-cell office:value-type="float" office:value="24251" table:style-name="ce7">
            <text:p>24,251<text:s/></text:p>
          </table:table-cell>
          <table:table-cell office:value-type="float" office:value="13502" table:style-name="ce7">
            <text:p>13,502<text:s/></text:p>
          </table:table-cell>
          <table:table-cell office:value-type="float" office:value="31854" table:style-name="ce7">
            <text:p>31,854<text:s/></text:p>
          </table:table-cell>
          <table:table-cell office:value-type="float" office:value="7006" table:style-name="ce7">
            <text:p>7,006<text:s/></text:p>
          </table:table-cell>
          <table:table-cell office:value-type="float" office:value="8622" table:style-name="ce7">
            <text:p>8,622<text:s/></text:p>
          </table:table-cell>
          <table:table-cell office:value-type="float" office:value="20370" table:style-name="ce7">
            <text:p>20,370<text:s/></text:p>
          </table:table-cell>
          <table:table-cell office:value-type="float" office:value="5167" table:style-name="ce7">
            <text:p>5,167<text:s/></text:p>
          </table:table-cell>
          <table:table-cell office:value-type="float" office:value="3978" table:style-name="ce7">
            <text:p>3,978<text:s/></text:p>
          </table:table-cell>
          <table:table-cell office:value-type="float" office:value="3453" table:style-name="ce7">
            <text:p>3,453<text:s/></text:p>
          </table:table-cell>
          <table:table-cell office:value-type="float" office:value="14820" table:style-name="ce7">
            <text:p>14,820<text:s/></text:p>
          </table:table-cell>
          <table:table-cell office:value-type="float" office:value="10162" table:style-name="ce7">
            <text:p>10,162<text:s/></text:p>
          </table:table-cell>
          <table:table-cell office:value-type="float" office:value="14789" table:style-name="ce7">
            <text:p>14,789<text:s/></text:p>
          </table:table-cell>
          <table:table-cell office:value-type="float" office:value="32225" table:style-name="ce7">
            <text:p>32,225<text:s/></text:p>
          </table:table-cell>
          <table:table-cell office:value-type="float" office:value="9547" table:style-name="ce7">
            <text:p>9,547<text:s/></text:p>
          </table:table-cell>
          <table:table-cell office:value-type="float" office:value="13904" table:style-name="ce7">
            <text:p>13,904<text:s/></text:p>
          </table:table-cell>
          <table:table-cell office:value-type="float" office:value="8813" table:style-name="ce7">
            <text:p>8,813<text:s/></text:p>
          </table:table-cell>
          <table:table-cell office:value-type="float" office:value="24142" table:style-name="ce7">
            <text:p>24,142<text:s/></text:p>
          </table:table-cell>
          <table:table-cell office:value-type="float" office:value="25244" table:style-name="ce7">
            <text:p>25,244<text:s/></text:p>
          </table:table-cell>
          <table:table-cell office:value-type="float" office:value="27747" table:style-name="ce7">
            <text:p>27,747<text:s/></text:p>
          </table:table-cell>
          <table:table-cell office:value-type="float" office:value="43244" table:style-name="ce7">
            <text:p>43,244<text:s/></text:p>
          </table:table-cell>
          <table:table-cell office:value-type="float" office:value="41464" table:style-name="ce7">
            <text:p>41,464<text:s/></text:p>
          </table:table-cell>
          <table:table-cell office:value-type="float" office:value="29439" table:style-name="ce7">
            <text:p>29,439<text:s/></text:p>
          </table:table-cell>
          <table:table-cell office:value-type="float" office:value="27343" table:style-name="ce7">
            <text:p>27,343<text:s/></text:p>
          </table:table-cell>
          <table:table-cell office:value-type="float" office:value="60863" table:style-name="ce7">
            <text:p>60,863<text:s/></text:p>
          </table:table-cell>
          <table:table-cell office:value-type="float" office:value="25360" table:style-name="ce7">
            <text:p>25,360<text:s/></text:p>
          </table:table-cell>
          <table:table-cell office:value-type="float" office:value="34181" table:style-name="ce7">
            <text:p>34,181<text:s/></text:p>
          </table:table-cell>
          <table:table-cell office:value-type="float" office:value="34999" table:style-name="ce7">
            <text:p>34,999<text:s/></text:p>
          </table:table-cell>
          <table:table-cell office:value-type="float" office:value="21254" table:style-name="ce7">
            <text:p>21,254<text:s/></text:p>
          </table:table-cell>
          <table:table-cell office:value-type="float" office:value="62397" table:style-name="ce7">
            <text:p>62,397<text:s/></text:p>
          </table:table-cell>
          <table:table-cell office:value-type="float" office:value="21347" table:style-name="ce7">
            <text:p>21,347<text:s/></text:p>
          </table:table-cell>
          <table:table-cell office:value-type="float" office:value="16767" table:style-name="ce7">
            <text:p>16,767<text:s/></text:p>
          </table:table-cell>
          <table:table-cell office:value-type="float" office:value="15425" table:style-name="ce7">
            <text:p>15,425<text:s/></text:p>
          </table:table-cell>
          <table:table-cell office:value-type="float" office:value="23506" table:style-name="ce7">
            <text:p>23,506<text:s/></text:p>
          </table:table-cell>
          <table:table-cell office:value-type="float" office:value="14173" table:style-name="ce7">
            <text:p>14,173<text:s/></text:p>
          </table:table-cell>
          <table:table-cell office:value-type="float" office:value="31000" table:style-name="ce7">
            <text:p>31,000<text:s/></text:p>
          </table:table-cell>
          <table:table-cell office:value-type="float" office:value="20508" table:style-name="ce7">
            <text:p>20,508<text:s/></text:p>
          </table:table-cell>
          <table:table-cell office:value-type="float" office:value="8460" table:style-name="ce7">
            <text:p>8,460<text:s/></text:p>
          </table:table-cell>
          <table:table-cell office:value-type="float" office:value="16736" table:style-name="ce7">
            <text:p>16,736<text:s/></text:p>
          </table:table-cell>
          <table:table-cell office:value-type="float" office:value="42145" table:style-name="ce7">
            <text:p>42,145<text:s/></text:p>
          </table:table-cell>
          <table:table-cell office:value-type="float" office:value="22702" table:style-name="ce7">
            <text:p>22,702<text:s/></text:p>
          </table:table-cell>
          <table:table-cell office:value-type="float" office:value="26479" table:style-name="ce7">
            <text:p>26,479<text:s/></text:p>
          </table:table-cell>
          <table:table-cell office:value-type="float" office:value="26710" table:style-name="ce7">
            <text:p>26,710<text:s/></text:p>
          </table:table-cell>
          <table:table-cell office:value-type="float" office:value="13749" table:style-name="ce7">
            <text:p>13,749<text:s/></text:p>
          </table:table-cell>
          <table:table-cell office:value-type="float" office:value="11650" table:style-name="ce7">
            <text:p>11,650<text:s/></text:p>
          </table:table-cell>
          <table:table-cell office:value-type="float" office:value="6121" table:style-name="ce8">
            <text:p>6,121<text:s/></text:p>
          </table:table-cell>
          <table:table-cell office:value-type="float" office:value="5499" table:style-name="ce7">
            <text:p>5,499<text:s/></text:p>
          </table:table-cell>
          <table:table-cell office:value-type="float" office:value="9042" table:style-name="ce7">
            <text:p>9,042<text:s/></text:p>
          </table:table-cell>
          <table:table-cell office:value-type="float" office:value="10436" table:style-name="ce7">
            <text:p>10,436<text:s/></text:p>
          </table:table-cell>
          <table:table-cell office:value-type="float" office:value="10179" table:style-name="ce7">
            <text:p>10,179<text:s/></text:p>
          </table:table-cell>
          <table:table-cell office:value-type="float" office:value="12773" table:style-name="ce7">
            <text:p>12,773<text:s/></text:p>
          </table:table-cell>
          <table:table-cell office:value-type="float" office:value="17850" table:style-name="ce7">
            <text:p>17,850<text:s/></text:p>
          </table:table-cell>
          <table:table-cell office:value-type="float" office:value="29800" table:style-name="ce7">
            <text:p>29,800<text:s/></text:p>
          </table:table-cell>
          <table:table-cell office:value-type="float" office:value="26512" table:style-name="ce7">
            <text:p>26,512<text:s/></text:p>
          </table:table-cell>
          <table:table-cell office:value-type="float" office:value="14512" table:style-name="ce7">
            <text:p>14,512<text:s/></text:p>
          </table:table-cell>
          <table:table-cell office:value-type="float" office:value="13108" table:style-name="ce7">
            <text:p>13,108<text:s/></text:p>
          </table:table-cell>
          <table:table-cell office:value-type="float" office:value="13068" table:style-name="ce7">
            <text:p>13,068<text:s/></text:p>
          </table:table-cell>
          <table:table-cell office:value-type="float" office:value="12936" table:style-name="ce7">
            <text:p>12,936<text:s/></text:p>
          </table:table-cell>
          <table:table-cell office:value-type="float" office:value="12381" table:style-name="ce7">
            <text:p>12,381<text:s/></text:p>
          </table:table-cell>
          <table:table-cell office:value-type="float" office:value="11630" table:style-name="ce7">
            <text:p>11,630<text:s/></text:p>
          </table:table-cell>
          <table:table-cell office:value-type="float" office:value="9401" table:style-name="ce7">
            <text:p>9,401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10T00:00:00" table:style-name="ce6">
            <text:p>2024/5/10</text:p>
          </table:table-cell>
          <table:table-cell office:value-type="float" office:value="5787" table:style-name="ce7">
            <text:p>5,787<text:s/></text:p>
          </table:table-cell>
          <table:table-cell office:value-type="float" office:value="14791" table:style-name="ce7">
            <text:p>14,791<text:s/></text:p>
          </table:table-cell>
          <table:table-cell office:value-type="float" office:value="49283" table:style-name="ce7">
            <text:p>49,283<text:s/></text:p>
          </table:table-cell>
          <table:table-cell office:value-type="float" office:value="50536" table:style-name="ce7">
            <text:p>50,536<text:s/></text:p>
          </table:table-cell>
          <table:table-cell office:value-type="float" office:value="27849" table:style-name="ce7">
            <text:p>27,849<text:s/></text:p>
          </table:table-cell>
          <table:table-cell office:value-type="float" office:value="15247" table:style-name="ce7">
            <text:p>15,247<text:s/></text:p>
          </table:table-cell>
          <table:table-cell office:value-type="float" office:value="11752" table:style-name="ce7">
            <text:p>11,752<text:s/></text:p>
          </table:table-cell>
          <table:table-cell office:value-type="float" office:value="4242" table:style-name="ce7">
            <text:p>4,242<text:s/></text:p>
          </table:table-cell>
          <table:table-cell office:value-type="float" office:value="3646" table:style-name="ce7">
            <text:p>3,646<text:s/></text:p>
          </table:table-cell>
          <table:table-cell office:value-type="float" office:value="13059" table:style-name="ce7">
            <text:p>13,059<text:s/></text:p>
          </table:table-cell>
          <table:table-cell office:value-type="float" office:value="2121" table:style-name="ce7">
            <text:p>2,121<text:s/></text:p>
          </table:table-cell>
          <table:table-cell office:value-type="float" office:value="4925" table:style-name="ce7">
            <text:p>4,925<text:s/></text:p>
          </table:table-cell>
          <table:table-cell office:value-type="float" office:value="6196" table:style-name="ce7">
            <text:p>6,196<text:s/></text:p>
          </table:table-cell>
          <table:table-cell office:value-type="float" office:value="9925" table:style-name="ce7">
            <text:p>9,925<text:s/></text:p>
          </table:table-cell>
          <table:table-cell office:value-type="float" office:value="12818" table:style-name="ce7">
            <text:p>12,818<text:s/></text:p>
          </table:table-cell>
          <table:table-cell office:value-type="float" office:value="16086" table:style-name="ce7">
            <text:p>16,086<text:s/></text:p>
          </table:table-cell>
          <table:table-cell office:value-type="float" office:value="19077" table:style-name="ce7">
            <text:p>19,077<text:s/></text:p>
          </table:table-cell>
          <table:table-cell office:value-type="float" office:value="6575" table:style-name="ce7">
            <text:p>6,575<text:s/></text:p>
          </table:table-cell>
          <table:table-cell office:value-type="float" office:value="10801" table:style-name="ce7">
            <text:p>10,801<text:s/></text:p>
          </table:table-cell>
          <table:table-cell office:value-type="float" office:value="3633" table:style-name="ce7">
            <text:p>3,633<text:s/></text:p>
          </table:table-cell>
          <table:table-cell office:value-type="float" office:value="9506" table:style-name="ce7">
            <text:p>9,506<text:s/></text:p>
          </table:table-cell>
          <table:table-cell office:value-type="float" office:value="9877" table:style-name="ce7">
            <text:p>9,877<text:s/></text:p>
          </table:table-cell>
          <table:table-cell office:value-type="float" office:value="6919" table:style-name="ce7">
            <text:p>6,919<text:s/></text:p>
          </table:table-cell>
          <table:table-cell office:value-type="float" office:value="31657" table:style-name="ce7">
            <text:p>31,657<text:s/></text:p>
          </table:table-cell>
          <table:table-cell office:value-type="float" office:value="3696" table:style-name="ce7">
            <text:p>3,696<text:s/></text:p>
          </table:table-cell>
          <table:table-cell office:value-type="float" office:value="12042" table:style-name="ce7">
            <text:p>12,042<text:s/></text:p>
          </table:table-cell>
          <table:table-cell office:value-type="float" office:value="14165" table:style-name="ce7">
            <text:p>14,165<text:s/></text:p>
          </table:table-cell>
          <table:table-cell office:value-type="float" office:value="17290" table:style-name="ce7">
            <text:p>17,290<text:s/></text:p>
          </table:table-cell>
          <table:table-cell office:value-type="float" office:value="23260" table:style-name="ce8">
            <text:p>23,260<text:s/></text:p>
          </table:table-cell>
          <table:table-cell office:value-type="float" office:value="18151" table:style-name="ce7">
            <text:p>18,151<text:s/></text:p>
          </table:table-cell>
          <table:table-cell office:value-type="float" office:value="10794" table:style-name="ce7">
            <text:p>10,794<text:s/></text:p>
          </table:table-cell>
          <table:table-cell office:value-type="float" office:value="29014" table:style-name="ce7">
            <text:p>29,014<text:s/></text:p>
          </table:table-cell>
          <table:table-cell office:value-type="float" office:value="17457" table:style-name="ce7">
            <text:p>17,457<text:s/></text:p>
          </table:table-cell>
          <table:table-cell office:value-type="float" office:value="34557" table:style-name="ce7">
            <text:p>34,557<text:s/></text:p>
          </table:table-cell>
          <table:table-cell office:value-type="float" office:value="31618" table:style-name="ce7">
            <text:p>31,618<text:s/></text:p>
          </table:table-cell>
          <table:table-cell office:value-type="float" office:value="12562" table:style-name="ce7">
            <text:p>12,562<text:s/></text:p>
          </table:table-cell>
          <table:table-cell office:value-type="float" office:value="37467" table:style-name="ce7">
            <text:p>37,467<text:s/></text:p>
          </table:table-cell>
          <table:table-cell office:value-type="float" office:value="27419" table:style-name="ce7">
            <text:p>27,419<text:s/></text:p>
          </table:table-cell>
          <table:table-cell office:value-type="float" office:value="23717" table:style-name="ce8">
            <text:p>23,717<text:s/></text:p>
          </table:table-cell>
          <table:table-cell office:value-type="float" office:value="21583" table:style-name="ce7">
            <text:p>21,583<text:s/></text:p>
          </table:table-cell>
          <table:table-cell office:value-type="float" office:value="27306" table:style-name="ce7">
            <text:p>27,306<text:s/></text:p>
          </table:table-cell>
          <table:table-cell office:value-type="float" office:value="180210" table:style-name="ce7">
            <text:p>180,210<text:s/></text:p>
          </table:table-cell>
          <table:table-cell office:value-type="float" office:value="55684" table:style-name="ce7">
            <text:p>55,684<text:s/></text:p>
          </table:table-cell>
          <table:table-cell office:value-type="float" office:value="24741" table:style-name="ce7">
            <text:p>24,741<text:s/></text:p>
          </table:table-cell>
          <table:table-cell office:value-type="float" office:value="26024" table:style-name="ce7">
            <text:p>26,024<text:s/></text:p>
          </table:table-cell>
          <table:table-cell office:value-type="float" office:value="30207" table:style-name="ce7">
            <text:p>30,207<text:s/></text:p>
          </table:table-cell>
          <table:table-cell office:value-type="float" office:value="30518" table:style-name="ce7">
            <text:p>30,518<text:s/></text:p>
          </table:table-cell>
          <table:table-cell office:value-type="float" office:value="29168" table:style-name="ce7">
            <text:p>29,168<text:s/></text:p>
          </table:table-cell>
          <table:table-cell office:value-type="float" office:value="25571" table:style-name="ce7">
            <text:p>25,571<text:s/></text:p>
          </table:table-cell>
          <table:table-cell office:value-type="float" office:value="13411" table:style-name="ce7">
            <text:p>13,411<text:s/></text:p>
          </table:table-cell>
          <table:table-cell office:value-type="float" office:value="32325" table:style-name="ce7">
            <text:p>32,325<text:s/></text:p>
          </table:table-cell>
          <table:table-cell office:value-type="float" office:value="7279" table:style-name="ce7">
            <text:p>7,279<text:s/></text:p>
          </table:table-cell>
          <table:table-cell office:value-type="float" office:value="8531" table:style-name="ce7">
            <text:p>8,531<text:s/></text:p>
          </table:table-cell>
          <table:table-cell office:value-type="float" office:value="21207" table:style-name="ce7">
            <text:p>21,207<text:s/></text:p>
          </table:table-cell>
          <table:table-cell office:value-type="float" office:value="5434" table:style-name="ce7">
            <text:p>5,434<text:s/></text:p>
          </table:table-cell>
          <table:table-cell office:value-type="float" office:value="4069" table:style-name="ce7">
            <text:p>4,069<text:s/></text:p>
          </table:table-cell>
          <table:table-cell office:value-type="float" office:value="3427" table:style-name="ce7">
            <text:p>3,427<text:s/></text:p>
          </table:table-cell>
          <table:table-cell office:value-type="float" office:value="14526" table:style-name="ce7">
            <text:p>14,526<text:s/></text:p>
          </table:table-cell>
          <table:table-cell office:value-type="float" office:value="10485" table:style-name="ce7">
            <text:p>10,485<text:s/></text:p>
          </table:table-cell>
          <table:table-cell office:value-type="float" office:value="14967" table:style-name="ce7">
            <text:p>14,967<text:s/></text:p>
          </table:table-cell>
          <table:table-cell office:value-type="float" office:value="34011" table:style-name="ce7">
            <text:p>34,011<text:s/></text:p>
          </table:table-cell>
          <table:table-cell office:value-type="float" office:value="10074" table:style-name="ce7">
            <text:p>10,074<text:s/></text:p>
          </table:table-cell>
          <table:table-cell office:value-type="float" office:value="15828" table:style-name="ce7">
            <text:p>15,828<text:s/></text:p>
          </table:table-cell>
          <table:table-cell office:value-type="float" office:value="9428" table:style-name="ce7">
            <text:p>9,428<text:s/></text:p>
          </table:table-cell>
          <table:table-cell office:value-type="float" office:value="25000" table:style-name="ce7">
            <text:p>25,000<text:s/></text:p>
          </table:table-cell>
          <table:table-cell office:value-type="float" office:value="25358" table:style-name="ce7">
            <text:p>25,358<text:s/></text:p>
          </table:table-cell>
          <table:table-cell office:value-type="float" office:value="29797" table:style-name="ce7">
            <text:p>29,797<text:s/></text:p>
          </table:table-cell>
          <table:table-cell office:value-type="float" office:value="49653" table:style-name="ce7">
            <text:p>49,653<text:s/></text:p>
          </table:table-cell>
          <table:table-cell office:value-type="float" office:value="42497" table:style-name="ce7">
            <text:p>42,497<text:s/></text:p>
          </table:table-cell>
          <table:table-cell office:value-type="float" office:value="30384" table:style-name="ce7">
            <text:p>30,384<text:s/></text:p>
          </table:table-cell>
          <table:table-cell office:value-type="float" office:value="29696" table:style-name="ce7">
            <text:p>29,696<text:s/></text:p>
          </table:table-cell>
          <table:table-cell office:value-type="float" office:value="72285" table:style-name="ce7">
            <text:p>72,285<text:s/></text:p>
          </table:table-cell>
          <table:table-cell office:value-type="float" office:value="26588" table:style-name="ce7">
            <text:p>26,588<text:s/></text:p>
          </table:table-cell>
          <table:table-cell office:value-type="float" office:value="37388" table:style-name="ce7">
            <text:p>37,388<text:s/></text:p>
          </table:table-cell>
          <table:table-cell office:value-type="float" office:value="39911" table:style-name="ce7">
            <text:p>39,911<text:s/></text:p>
          </table:table-cell>
          <table:table-cell office:value-type="float" office:value="24061" table:style-name="ce7">
            <text:p>24,061<text:s/></text:p>
          </table:table-cell>
          <table:table-cell office:value-type="float" office:value="73546" table:style-name="ce7">
            <text:p>73,546<text:s/></text:p>
          </table:table-cell>
          <table:table-cell office:value-type="float" office:value="22671" table:style-name="ce7">
            <text:p>22,671<text:s/></text:p>
          </table:table-cell>
          <table:table-cell office:value-type="float" office:value="17648" table:style-name="ce7">
            <text:p>17,648<text:s/></text:p>
          </table:table-cell>
          <table:table-cell office:value-type="float" office:value="15073" table:style-name="ce7">
            <text:p>15,073<text:s/></text:p>
          </table:table-cell>
          <table:table-cell office:value-type="float" office:value="30870" table:style-name="ce7">
            <text:p>30,870<text:s/></text:p>
          </table:table-cell>
          <table:table-cell office:value-type="float" office:value="14403" table:style-name="ce7">
            <text:p>14,403<text:s/></text:p>
          </table:table-cell>
          <table:table-cell office:value-type="float" office:value="34745" table:style-name="ce7">
            <text:p>34,745<text:s/></text:p>
          </table:table-cell>
          <table:table-cell office:value-type="float" office:value="22452" table:style-name="ce7">
            <text:p>22,452<text:s/></text:p>
          </table:table-cell>
          <table:table-cell office:value-type="float" office:value="8790" table:style-name="ce7">
            <text:p>8,790<text:s/></text:p>
          </table:table-cell>
          <table:table-cell office:value-type="float" office:value="17935" table:style-name="ce7">
            <text:p>17,935<text:s/></text:p>
          </table:table-cell>
          <table:table-cell office:value-type="float" office:value="43765" table:style-name="ce7">
            <text:p>43,765<text:s/></text:p>
          </table:table-cell>
          <table:table-cell office:value-type="float" office:value="23265" table:style-name="ce7">
            <text:p>23,265<text:s/></text:p>
          </table:table-cell>
          <table:table-cell office:value-type="float" office:value="27005" table:style-name="ce7">
            <text:p>27,005<text:s/></text:p>
          </table:table-cell>
          <table:table-cell office:value-type="float" office:value="29054" table:style-name="ce7">
            <text:p>29,054<text:s/></text:p>
          </table:table-cell>
          <table:table-cell office:value-type="float" office:value="13078" table:style-name="ce7">
            <text:p>13,078<text:s/></text:p>
          </table:table-cell>
          <table:table-cell office:value-type="float" office:value="13181" table:style-name="ce7">
            <text:p>13,181<text:s/></text:p>
          </table:table-cell>
          <table:table-cell office:value-type="float" office:value="6263" table:style-name="ce8">
            <text:p>6,263<text:s/></text:p>
          </table:table-cell>
          <table:table-cell office:value-type="float" office:value="5566" table:style-name="ce7">
            <text:p>5,566<text:s/></text:p>
          </table:table-cell>
          <table:table-cell office:value-type="float" office:value="9210" table:style-name="ce7">
            <text:p>9,210<text:s/></text:p>
          </table:table-cell>
          <table:table-cell office:value-type="float" office:value="10762" table:style-name="ce7">
            <text:p>10,762<text:s/></text:p>
          </table:table-cell>
          <table:table-cell office:value-type="float" office:value="10986" table:style-name="ce7">
            <text:p>10,986<text:s/></text:p>
          </table:table-cell>
          <table:table-cell office:value-type="float" office:value="13476" table:style-name="ce7">
            <text:p>13,476<text:s/></text:p>
          </table:table-cell>
          <table:table-cell office:value-type="float" office:value="19112" table:style-name="ce7">
            <text:p>19,112<text:s/></text:p>
          </table:table-cell>
          <table:table-cell office:value-type="float" office:value="30410" table:style-name="ce7">
            <text:p>30,410<text:s/></text:p>
          </table:table-cell>
          <table:table-cell office:value-type="float" office:value="27915" table:style-name="ce7">
            <text:p>27,915<text:s/></text:p>
          </table:table-cell>
          <table:table-cell office:value-type="float" office:value="14950" table:style-name="ce7">
            <text:p>14,950<text:s/></text:p>
          </table:table-cell>
          <table:table-cell office:value-type="float" office:value="13811" table:style-name="ce7">
            <text:p>13,811<text:s/></text:p>
          </table:table-cell>
          <table:table-cell office:value-type="float" office:value="13622" table:style-name="ce7">
            <text:p>13,622<text:s/></text:p>
          </table:table-cell>
          <table:table-cell office:value-type="float" office:value="13169" table:style-name="ce7">
            <text:p>13,169<text:s/></text:p>
          </table:table-cell>
          <table:table-cell office:value-type="float" office:value="12764" table:style-name="ce7">
            <text:p>12,764<text:s/></text:p>
          </table:table-cell>
          <table:table-cell office:value-type="float" office:value="12278" table:style-name="ce7">
            <text:p>12,278<text:s/></text:p>
          </table:table-cell>
          <table:table-cell office:value-type="float" office:value="9708" table:style-name="ce7">
            <text:p>9,708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11T00:00:00" table:style-name="ce6">
            <text:p>2024/5/11</text:p>
          </table:table-cell>
          <table:table-cell office:value-type="float" office:value="3793" table:style-name="ce7">
            <text:p>3,793<text:s/></text:p>
          </table:table-cell>
          <table:table-cell office:value-type="float" office:value="9023" table:style-name="ce7">
            <text:p>9,023<text:s/></text:p>
          </table:table-cell>
          <table:table-cell office:value-type="float" office:value="26409" table:style-name="ce7">
            <text:p>26,409<text:s/></text:p>
          </table:table-cell>
          <table:table-cell office:value-type="float" office:value="45933" table:style-name="ce7">
            <text:p>45,933<text:s/></text:p>
          </table:table-cell>
          <table:table-cell office:value-type="float" office:value="16856" table:style-name="ce7">
            <text:p>16,856<text:s/></text:p>
          </table:table-cell>
          <table:table-cell office:value-type="float" office:value="9643" table:style-name="ce7">
            <text:p>9,643<text:s/></text:p>
          </table:table-cell>
          <table:table-cell office:value-type="float" office:value="7722" table:style-name="ce7">
            <text:p>7,722<text:s/></text:p>
          </table:table-cell>
          <table:table-cell office:value-type="float" office:value="3853" table:style-name="ce7">
            <text:p>3,853<text:s/></text:p>
          </table:table-cell>
          <table:table-cell office:value-type="float" office:value="2530" table:style-name="ce7">
            <text:p>2,530<text:s/></text:p>
          </table:table-cell>
          <table:table-cell office:value-type="float" office:value="7814" table:style-name="ce7">
            <text:p>7,814<text:s/></text:p>
          </table:table-cell>
          <table:table-cell office:value-type="float" office:value="1574" table:style-name="ce7">
            <text:p>1,574<text:s/></text:p>
          </table:table-cell>
          <table:table-cell office:value-type="float" office:value="3315" table:style-name="ce7">
            <text:p>3,315<text:s/></text:p>
          </table:table-cell>
          <table:table-cell office:value-type="float" office:value="7242" table:style-name="ce7">
            <text:p>7,242<text:s/></text:p>
          </table:table-cell>
          <table:table-cell office:value-type="float" office:value="6251" table:style-name="ce7">
            <text:p>6,251<text:s/></text:p>
          </table:table-cell>
          <table:table-cell office:value-type="float" office:value="10497" table:style-name="ce7">
            <text:p>10,497<text:s/></text:p>
          </table:table-cell>
          <table:table-cell office:value-type="float" office:value="4820" table:style-name="ce7">
            <text:p>4,820<text:s/></text:p>
          </table:table-cell>
          <table:table-cell office:value-type="float" office:value="6890" table:style-name="ce7">
            <text:p>6,890<text:s/></text:p>
          </table:table-cell>
          <table:table-cell office:value-type="float" office:value="3921" table:style-name="ce7">
            <text:p>3,921<text:s/></text:p>
          </table:table-cell>
          <table:table-cell office:value-type="float" office:value="8286" table:style-name="ce7">
            <text:p>8,286<text:s/></text:p>
          </table:table-cell>
          <table:table-cell office:value-type="float" office:value="3260" table:style-name="ce7">
            <text:p>3,260<text:s/></text:p>
          </table:table-cell>
          <table:table-cell office:value-type="float" office:value="5886" table:style-name="ce7">
            <text:p>5,886<text:s/></text:p>
          </table:table-cell>
          <table:table-cell office:value-type="float" office:value="6405" table:style-name="ce7">
            <text:p>6,405<text:s/></text:p>
          </table:table-cell>
          <table:table-cell office:value-type="float" office:value="2621" table:style-name="ce7">
            <text:p>2,621<text:s/></text:p>
          </table:table-cell>
          <table:table-cell office:value-type="float" office:value="19430" table:style-name="ce7">
            <text:p>19,430<text:s/></text:p>
          </table:table-cell>
          <table:table-cell office:value-type="float" office:value="3443" table:style-name="ce7">
            <text:p>3,443<text:s/></text:p>
          </table:table-cell>
          <table:table-cell office:value-type="float" office:value="11072" table:style-name="ce7">
            <text:p>11,072<text:s/></text:p>
          </table:table-cell>
          <table:table-cell office:value-type="float" office:value="9697" table:style-name="ce7">
            <text:p>9,697<text:s/></text:p>
          </table:table-cell>
          <table:table-cell office:value-type="float" office:value="12377" table:style-name="ce7">
            <text:p>12,377<text:s/></text:p>
          </table:table-cell>
          <table:table-cell office:value-type="float" office:value="15032" table:style-name="ce8">
            <text:p>15,032<text:s/></text:p>
          </table:table-cell>
          <table:table-cell office:value-type="float" office:value="13441" table:style-name="ce7">
            <text:p>13,441<text:s/></text:p>
          </table:table-cell>
          <table:table-cell office:value-type="float" office:value="8532" table:style-name="ce7">
            <text:p>8,532<text:s/></text:p>
          </table:table-cell>
          <table:table-cell office:value-type="float" office:value="26101" table:style-name="ce7">
            <text:p>26,101<text:s/></text:p>
          </table:table-cell>
          <table:table-cell office:value-type="float" office:value="13405" table:style-name="ce7">
            <text:p>13,405<text:s/></text:p>
          </table:table-cell>
          <table:table-cell office:value-type="float" office:value="25203" table:style-name="ce7">
            <text:p>25,203<text:s/></text:p>
          </table:table-cell>
          <table:table-cell office:value-type="float" office:value="22174" table:style-name="ce7">
            <text:p>22,174<text:s/></text:p>
          </table:table-cell>
          <table:table-cell office:value-type="float" office:value="5453" table:style-name="ce7">
            <text:p>5,453<text:s/></text:p>
          </table:table-cell>
          <table:table-cell office:value-type="float" office:value="28289" table:style-name="ce7">
            <text:p>28,289<text:s/></text:p>
          </table:table-cell>
          <table:table-cell office:value-type="float" office:value="19826" table:style-name="ce7">
            <text:p>19,826<text:s/></text:p>
          </table:table-cell>
          <table:table-cell office:value-type="float" office:value="16610" table:style-name="ce8">
            <text:p>16,610<text:s/></text:p>
          </table:table-cell>
          <table:table-cell office:value-type="float" office:value="16981" table:style-name="ce7">
            <text:p>16,981<text:s/></text:p>
          </table:table-cell>
          <table:table-cell office:value-type="float" office:value="11367" table:style-name="ce7">
            <text:p>11,367<text:s/></text:p>
          </table:table-cell>
          <table:table-cell office:value-type="float" office:value="150217" table:style-name="ce7">
            <text:p>150,217<text:s/></text:p>
          </table:table-cell>
          <table:table-cell office:value-type="float" office:value="55135" table:style-name="ce7">
            <text:p>55,135<text:s/></text:p>
          </table:table-cell>
          <table:table-cell office:value-type="float" office:value="19406" table:style-name="ce7">
            <text:p>19,406<text:s/></text:p>
          </table:table-cell>
          <table:table-cell office:value-type="float" office:value="16865" table:style-name="ce7">
            <text:p>16,865<text:s/></text:p>
          </table:table-cell>
          <table:table-cell office:value-type="float" office:value="35445" table:style-name="ce7">
            <text:p>35,445<text:s/></text:p>
          </table:table-cell>
          <table:table-cell office:value-type="float" office:value="27770" table:style-name="ce7">
            <text:p>27,770<text:s/></text:p>
          </table:table-cell>
          <table:table-cell office:value-type="float" office:value="24096" table:style-name="ce7">
            <text:p>24,096<text:s/></text:p>
          </table:table-cell>
          <table:table-cell office:value-type="float" office:value="20437" table:style-name="ce7">
            <text:p>20,437<text:s/></text:p>
          </table:table-cell>
          <table:table-cell office:value-type="float" office:value="9227" table:style-name="ce7">
            <text:p>9,227<text:s/></text:p>
          </table:table-cell>
          <table:table-cell office:value-type="float" office:value="21582" table:style-name="ce7">
            <text:p>21,582<text:s/></text:p>
          </table:table-cell>
          <table:table-cell office:value-type="float" office:value="6145" table:style-name="ce7">
            <text:p>6,145<text:s/></text:p>
          </table:table-cell>
          <table:table-cell office:value-type="float" office:value="6248" table:style-name="ce7">
            <text:p>6,248<text:s/></text:p>
          </table:table-cell>
          <table:table-cell office:value-type="float" office:value="16492" table:style-name="ce7">
            <text:p>16,492<text:s/></text:p>
          </table:table-cell>
          <table:table-cell office:value-type="float" office:value="5197" table:style-name="ce7">
            <text:p>5,197<text:s/></text:p>
          </table:table-cell>
          <table:table-cell office:value-type="float" office:value="3122" table:style-name="ce7">
            <text:p>3,122<text:s/></text:p>
          </table:table-cell>
          <table:table-cell office:value-type="float" office:value="1795" table:style-name="ce7">
            <text:p>1,795<text:s/></text:p>
          </table:table-cell>
          <table:table-cell office:value-type="float" office:value="9055" table:style-name="ce7">
            <text:p>9,055<text:s/></text:p>
          </table:table-cell>
          <table:table-cell office:value-type="float" office:value="8442" table:style-name="ce7">
            <text:p>8,442<text:s/></text:p>
          </table:table-cell>
          <table:table-cell office:value-type="float" office:value="12402" table:style-name="ce7">
            <text:p>12,402<text:s/></text:p>
          </table:table-cell>
          <table:table-cell office:value-type="float" office:value="34084" table:style-name="ce7">
            <text:p>34,084<text:s/></text:p>
          </table:table-cell>
          <table:table-cell office:value-type="float" office:value="6619" table:style-name="ce7">
            <text:p>6,619<text:s/></text:p>
          </table:table-cell>
          <table:table-cell office:value-type="float" office:value="11181" table:style-name="ce7">
            <text:p>11,181<text:s/></text:p>
          </table:table-cell>
          <table:table-cell office:value-type="float" office:value="6657" table:style-name="ce7">
            <text:p>6,657<text:s/></text:p>
          </table:table-cell>
          <table:table-cell office:value-type="float" office:value="18203" table:style-name="ce7">
            <text:p>18,203<text:s/></text:p>
          </table:table-cell>
          <table:table-cell office:value-type="float" office:value="15723" table:style-name="ce7">
            <text:p>15,723<text:s/></text:p>
          </table:table-cell>
          <table:table-cell office:value-type="float" office:value="25654" table:style-name="ce7">
            <text:p>25,654<text:s/></text:p>
          </table:table-cell>
          <table:table-cell office:value-type="float" office:value="41011" table:style-name="ce7">
            <text:p>41,011<text:s/></text:p>
          </table:table-cell>
          <table:table-cell office:value-type="float" office:value="30443" table:style-name="ce7">
            <text:p>30,443<text:s/></text:p>
          </table:table-cell>
          <table:table-cell office:value-type="float" office:value="22818" table:style-name="ce7">
            <text:p>22,818<text:s/></text:p>
          </table:table-cell>
          <table:table-cell office:value-type="float" office:value="27350" table:style-name="ce7">
            <text:p>27,350<text:s/></text:p>
          </table:table-cell>
          <table:table-cell office:value-type="float" office:value="75477" table:style-name="ce7">
            <text:p>75,477<text:s/></text:p>
          </table:table-cell>
          <table:table-cell office:value-type="float" office:value="15489" table:style-name="ce7">
            <text:p>15,489<text:s/></text:p>
          </table:table-cell>
          <table:table-cell office:value-type="float" office:value="30717" table:style-name="ce7">
            <text:p>30,717<text:s/></text:p>
          </table:table-cell>
          <table:table-cell office:value-type="float" office:value="33366" table:style-name="ce7">
            <text:p>33,366<text:s/></text:p>
          </table:table-cell>
          <table:table-cell office:value-type="float" office:value="21084" table:style-name="ce7">
            <text:p>21,084<text:s/></text:p>
          </table:table-cell>
          <table:table-cell office:value-type="float" office:value="59098" table:style-name="ce7">
            <text:p>59,098<text:s/></text:p>
          </table:table-cell>
          <table:table-cell office:value-type="float" office:value="17918" table:style-name="ce7">
            <text:p>17,918<text:s/></text:p>
          </table:table-cell>
          <table:table-cell office:value-type="float" office:value="13915" table:style-name="ce7">
            <text:p>13,915<text:s/></text:p>
          </table:table-cell>
          <table:table-cell office:value-type="float" office:value="9779" table:style-name="ce7">
            <text:p>9,779<text:s/></text:p>
          </table:table-cell>
          <table:table-cell office:value-type="float" office:value="20617" table:style-name="ce7">
            <text:p>20,617<text:s/></text:p>
          </table:table-cell>
          <table:table-cell office:value-type="float" office:value="9653" table:style-name="ce7">
            <text:p>9,653<text:s/></text:p>
          </table:table-cell>
          <table:table-cell office:value-type="float" office:value="28992" table:style-name="ce7">
            <text:p>28,992<text:s/></text:p>
          </table:table-cell>
          <table:table-cell office:value-type="float" office:value="13726" table:style-name="ce7">
            <text:p>13,726<text:s/></text:p>
          </table:table-cell>
          <table:table-cell office:value-type="float" office:value="12113" table:style-name="ce7">
            <text:p>12,113<text:s/></text:p>
          </table:table-cell>
          <table:table-cell office:value-type="float" office:value="13219" table:style-name="ce7">
            <text:p>13,219<text:s/></text:p>
          </table:table-cell>
          <table:table-cell office:value-type="float" office:value="20442" table:style-name="ce7">
            <text:p>20,442<text:s/></text:p>
          </table:table-cell>
          <table:table-cell office:value-type="float" office:value="13438" table:style-name="ce7">
            <text:p>13,438<text:s/></text:p>
          </table:table-cell>
          <table:table-cell office:value-type="float" office:value="14302" table:style-name="ce7">
            <text:p>14,302<text:s/></text:p>
          </table:table-cell>
          <table:table-cell office:value-type="float" office:value="20998" table:style-name="ce7">
            <text:p>20,998<text:s/></text:p>
          </table:table-cell>
          <table:table-cell office:value-type="float" office:value="6949" table:style-name="ce7">
            <text:p>6,949<text:s/></text:p>
          </table:table-cell>
          <table:table-cell office:value-type="float" office:value="10247" table:style-name="ce7">
            <text:p>10,247<text:s/></text:p>
          </table:table-cell>
          <table:table-cell office:value-type="float" office:value="3898" table:style-name="ce8">
            <text:p>3,898<text:s/></text:p>
          </table:table-cell>
          <table:table-cell office:value-type="float" office:value="2503" table:style-name="ce7">
            <text:p>2,503<text:s/></text:p>
          </table:table-cell>
          <table:table-cell office:value-type="float" office:value="7916" table:style-name="ce7">
            <text:p>7,916<text:s/></text:p>
          </table:table-cell>
          <table:table-cell office:value-type="float" office:value="7463" table:style-name="ce7">
            <text:p>7,463<text:s/></text:p>
          </table:table-cell>
          <table:table-cell office:value-type="float" office:value="9745" table:style-name="ce7">
            <text:p>9,745<text:s/></text:p>
          </table:table-cell>
          <table:table-cell office:value-type="float" office:value="10572" table:style-name="ce7">
            <text:p>10,572<text:s/></text:p>
          </table:table-cell>
          <table:table-cell office:value-type="float" office:value="13344" table:style-name="ce7">
            <text:p>13,344<text:s/></text:p>
          </table:table-cell>
          <table:table-cell office:value-type="float" office:value="18331" table:style-name="ce7">
            <text:p>18,331<text:s/></text:p>
          </table:table-cell>
          <table:table-cell office:value-type="float" office:value="24023" table:style-name="ce7">
            <text:p>24,023<text:s/></text:p>
          </table:table-cell>
          <table:table-cell office:value-type="float" office:value="10211" table:style-name="ce7">
            <text:p>10,211<text:s/></text:p>
          </table:table-cell>
          <table:table-cell office:value-type="float" office:value="9802" table:style-name="ce7">
            <text:p>9,802<text:s/></text:p>
          </table:table-cell>
          <table:table-cell office:value-type="float" office:value="10096" table:style-name="ce7">
            <text:p>10,096<text:s/></text:p>
          </table:table-cell>
          <table:table-cell office:value-type="float" office:value="9712" table:style-name="ce7">
            <text:p>9,712<text:s/></text:p>
          </table:table-cell>
          <table:table-cell office:value-type="float" office:value="10459" table:style-name="ce7">
            <text:p>10,459<text:s/></text:p>
          </table:table-cell>
          <table:table-cell office:value-type="float" office:value="8237" table:style-name="ce7">
            <text:p>8,237<text:s/></text:p>
          </table:table-cell>
          <table:table-cell office:value-type="float" office:value="6991" table:style-name="ce7">
            <text:p>6,991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12T00:00:00" table:style-name="ce6">
            <text:p>2024/5/12</text:p>
          </table:table-cell>
          <table:table-cell office:value-type="float" office:value="3715" table:style-name="ce7">
            <text:p>3,715<text:s/></text:p>
          </table:table-cell>
          <table:table-cell office:value-type="float" office:value="7248" table:style-name="ce7">
            <text:p>7,248<text:s/></text:p>
          </table:table-cell>
          <table:table-cell office:value-type="float" office:value="19169" table:style-name="ce7">
            <text:p>19,169<text:s/></text:p>
          </table:table-cell>
          <table:table-cell office:value-type="float" office:value="35736" table:style-name="ce7">
            <text:p>35,736<text:s/></text:p>
          </table:table-cell>
          <table:table-cell office:value-type="float" office:value="11900" table:style-name="ce7">
            <text:p>11,900<text:s/></text:p>
          </table:table-cell>
          <table:table-cell office:value-type="float" office:value="7911" table:style-name="ce7">
            <text:p>7,911<text:s/></text:p>
          </table:table-cell>
          <table:table-cell office:value-type="float" office:value="6293" table:style-name="ce7">
            <text:p>6,293<text:s/></text:p>
          </table:table-cell>
          <table:table-cell office:value-type="float" office:value="3365" table:style-name="ce7">
            <text:p>3,365<text:s/></text:p>
          </table:table-cell>
          <table:table-cell office:value-type="float" office:value="2261" table:style-name="ce7">
            <text:p>2,261<text:s/></text:p>
          </table:table-cell>
          <table:table-cell office:value-type="float" office:value="7461" table:style-name="ce7">
            <text:p>7,461<text:s/></text:p>
          </table:table-cell>
          <table:table-cell office:value-type="float" office:value="1287" table:style-name="ce7">
            <text:p>1,287<text:s/></text:p>
          </table:table-cell>
          <table:table-cell office:value-type="float" office:value="2727" table:style-name="ce7">
            <text:p>2,727<text:s/></text:p>
          </table:table-cell>
          <table:table-cell office:value-type="float" office:value="5593" table:style-name="ce7">
            <text:p>5,593<text:s/></text:p>
          </table:table-cell>
          <table:table-cell office:value-type="float" office:value="5378" table:style-name="ce7">
            <text:p>5,378<text:s/></text:p>
          </table:table-cell>
          <table:table-cell office:value-type="float" office:value="8850" table:style-name="ce7">
            <text:p>8,850<text:s/></text:p>
          </table:table-cell>
          <table:table-cell office:value-type="float" office:value="4159" table:style-name="ce7">
            <text:p>4,159<text:s/></text:p>
          </table:table-cell>
          <table:table-cell office:value-type="float" office:value="5676" table:style-name="ce7">
            <text:p>5,676<text:s/></text:p>
          </table:table-cell>
          <table:table-cell office:value-type="float" office:value="3549" table:style-name="ce7">
            <text:p>3,549<text:s/></text:p>
          </table:table-cell>
          <table:table-cell office:value-type="float" office:value="7193" table:style-name="ce7">
            <text:p>7,193<text:s/></text:p>
          </table:table-cell>
          <table:table-cell office:value-type="float" office:value="2836" table:style-name="ce7">
            <text:p>2,836<text:s/></text:p>
          </table:table-cell>
          <table:table-cell office:value-type="float" office:value="4957" table:style-name="ce7">
            <text:p>4,957<text:s/></text:p>
          </table:table-cell>
          <table:table-cell office:value-type="float" office:value="5160" table:style-name="ce7">
            <text:p>5,160<text:s/></text:p>
          </table:table-cell>
          <table:table-cell office:value-type="float" office:value="2464" table:style-name="ce7">
            <text:p>2,464<text:s/></text:p>
          </table:table-cell>
          <table:table-cell office:value-type="float" office:value="16094" table:style-name="ce7">
            <text:p>16,094<text:s/></text:p>
          </table:table-cell>
          <table:table-cell office:value-type="float" office:value="3305" table:style-name="ce7">
            <text:p>3,305<text:s/></text:p>
          </table:table-cell>
          <table:table-cell office:value-type="float" office:value="9659" table:style-name="ce7">
            <text:p>9,659<text:s/></text:p>
          </table:table-cell>
          <table:table-cell office:value-type="float" office:value="8344" table:style-name="ce7">
            <text:p>8,344<text:s/></text:p>
          </table:table-cell>
          <table:table-cell office:value-type="float" office:value="10758" table:style-name="ce7">
            <text:p>10,758<text:s/></text:p>
          </table:table-cell>
          <table:table-cell office:value-type="float" office:value="13192" table:style-name="ce8">
            <text:p>13,192<text:s/></text:p>
          </table:table-cell>
          <table:table-cell office:value-type="float" office:value="12084" table:style-name="ce7">
            <text:p>12,084<text:s/></text:p>
          </table:table-cell>
          <table:table-cell office:value-type="float" office:value="7863" table:style-name="ce7">
            <text:p>7,863<text:s/></text:p>
          </table:table-cell>
          <table:table-cell office:value-type="float" office:value="22040" table:style-name="ce7">
            <text:p>22,040<text:s/></text:p>
          </table:table-cell>
          <table:table-cell office:value-type="float" office:value="11627" table:style-name="ce7">
            <text:p>11,627<text:s/></text:p>
          </table:table-cell>
          <table:table-cell office:value-type="float" office:value="19628" table:style-name="ce7">
            <text:p>19,628<text:s/></text:p>
          </table:table-cell>
          <table:table-cell office:value-type="float" office:value="28973" table:style-name="ce7">
            <text:p>28,973<text:s/></text:p>
          </table:table-cell>
          <table:table-cell office:value-type="float" office:value="4156" table:style-name="ce7">
            <text:p>4,156<text:s/></text:p>
          </table:table-cell>
          <table:table-cell office:value-type="float" office:value="24883" table:style-name="ce7">
            <text:p>24,883<text:s/></text:p>
          </table:table-cell>
          <table:table-cell office:value-type="float" office:value="16978" table:style-name="ce7">
            <text:p>16,978<text:s/></text:p>
          </table:table-cell>
          <table:table-cell office:value-type="float" office:value="14021" table:style-name="ce8">
            <text:p>14,021<text:s/></text:p>
          </table:table-cell>
          <table:table-cell office:value-type="float" office:value="14239" table:style-name="ce7">
            <text:p>14,239<text:s/></text:p>
          </table:table-cell>
          <table:table-cell office:value-type="float" office:value="7638" table:style-name="ce7">
            <text:p>7,638<text:s/></text:p>
          </table:table-cell>
          <table:table-cell office:value-type="float" office:value="125986" table:style-name="ce7">
            <text:p>125,986<text:s/></text:p>
          </table:table-cell>
          <table:table-cell office:value-type="float" office:value="42121" table:style-name="ce7">
            <text:p>42,121<text:s/></text:p>
          </table:table-cell>
          <table:table-cell office:value-type="float" office:value="13486" table:style-name="ce7">
            <text:p>13,486<text:s/></text:p>
          </table:table-cell>
          <table:table-cell office:value-type="float" office:value="14503" table:style-name="ce7">
            <text:p>14,503<text:s/></text:p>
          </table:table-cell>
          <table:table-cell office:value-type="float" office:value="27851" table:style-name="ce7">
            <text:p>27,851<text:s/></text:p>
          </table:table-cell>
          <table:table-cell office:value-type="float" office:value="20575" table:style-name="ce7">
            <text:p>20,575<text:s/></text:p>
          </table:table-cell>
          <table:table-cell office:value-type="float" office:value="19805" table:style-name="ce7">
            <text:p>19,805<text:s/></text:p>
          </table:table-cell>
          <table:table-cell office:value-type="float" office:value="17513" table:style-name="ce7">
            <text:p>17,513<text:s/></text:p>
          </table:table-cell>
          <table:table-cell office:value-type="float" office:value="7307" table:style-name="ce7">
            <text:p>7,307<text:s/></text:p>
          </table:table-cell>
          <table:table-cell office:value-type="float" office:value="17478" table:style-name="ce7">
            <text:p>17,478<text:s/></text:p>
          </table:table-cell>
          <table:table-cell office:value-type="float" office:value="5066" table:style-name="ce7">
            <text:p>5,066<text:s/></text:p>
          </table:table-cell>
          <table:table-cell office:value-type="float" office:value="4672" table:style-name="ce7">
            <text:p>4,672<text:s/></text:p>
          </table:table-cell>
          <table:table-cell office:value-type="float" office:value="14163" table:style-name="ce7">
            <text:p>14,163<text:s/></text:p>
          </table:table-cell>
          <table:table-cell office:value-type="float" office:value="4431" table:style-name="ce7">
            <text:p>4,431<text:s/></text:p>
          </table:table-cell>
          <table:table-cell office:value-type="float" office:value="2645" table:style-name="ce7">
            <text:p>2,645<text:s/></text:p>
          </table:table-cell>
          <table:table-cell office:value-type="float" office:value="1478" table:style-name="ce7">
            <text:p>1,478<text:s/></text:p>
          </table:table-cell>
          <table:table-cell office:value-type="float" office:value="7628" table:style-name="ce7">
            <text:p>7,628<text:s/></text:p>
          </table:table-cell>
          <table:table-cell office:value-type="float" office:value="6921" table:style-name="ce7">
            <text:p>6,921<text:s/></text:p>
          </table:table-cell>
          <table:table-cell office:value-type="float" office:value="10672" table:style-name="ce7">
            <text:p>10,672<text:s/></text:p>
          </table:table-cell>
          <table:table-cell office:value-type="float" office:value="30351" table:style-name="ce7">
            <text:p>30,351<text:s/></text:p>
          </table:table-cell>
          <table:table-cell office:value-type="float" office:value="6030" table:style-name="ce7">
            <text:p>6,030<text:s/></text:p>
          </table:table-cell>
          <table:table-cell office:value-type="float" office:value="9071" table:style-name="ce7">
            <text:p>9,071<text:s/></text:p>
          </table:table-cell>
          <table:table-cell office:value-type="float" office:value="5502" table:style-name="ce7">
            <text:p>5,502<text:s/></text:p>
          </table:table-cell>
          <table:table-cell office:value-type="float" office:value="15032" table:style-name="ce7">
            <text:p>15,032<text:s/></text:p>
          </table:table-cell>
          <table:table-cell office:value-type="float" office:value="11980" table:style-name="ce7">
            <text:p>11,980<text:s/></text:p>
          </table:table-cell>
          <table:table-cell office:value-type="float" office:value="19834" table:style-name="ce7">
            <text:p>19,834<text:s/></text:p>
          </table:table-cell>
          <table:table-cell office:value-type="float" office:value="34339" table:style-name="ce7">
            <text:p>34,339<text:s/></text:p>
          </table:table-cell>
          <table:table-cell office:value-type="float" office:value="24873" table:style-name="ce7">
            <text:p>24,873<text:s/></text:p>
          </table:table-cell>
          <table:table-cell office:value-type="float" office:value="18695" table:style-name="ce7">
            <text:p>18,695<text:s/></text:p>
          </table:table-cell>
          <table:table-cell office:value-type="float" office:value="22247" table:style-name="ce7">
            <text:p>22,247<text:s/></text:p>
          </table:table-cell>
          <table:table-cell office:value-type="float" office:value="58832" table:style-name="ce7">
            <text:p>58,832<text:s/></text:p>
          </table:table-cell>
          <table:table-cell office:value-type="float" office:value="12338" table:style-name="ce7">
            <text:p>12,338<text:s/></text:p>
          </table:table-cell>
          <table:table-cell office:value-type="float" office:value="24123" table:style-name="ce7">
            <text:p>24,123<text:s/></text:p>
          </table:table-cell>
          <table:table-cell office:value-type="float" office:value="22802" table:style-name="ce7">
            <text:p>22,802<text:s/></text:p>
          </table:table-cell>
          <table:table-cell office:value-type="float" office:value="15154" table:style-name="ce7">
            <text:p>15,154<text:s/></text:p>
          </table:table-cell>
          <table:table-cell office:value-type="float" office:value="44686" table:style-name="ce7">
            <text:p>44,686<text:s/></text:p>
          </table:table-cell>
          <table:table-cell office:value-type="float" office:value="13114" table:style-name="ce7">
            <text:p>13,114<text:s/></text:p>
          </table:table-cell>
          <table:table-cell office:value-type="float" office:value="12055" table:style-name="ce7">
            <text:p>12,055<text:s/></text:p>
          </table:table-cell>
          <table:table-cell office:value-type="float" office:value="7298" table:style-name="ce7">
            <text:p>7,298<text:s/></text:p>
          </table:table-cell>
          <table:table-cell office:value-type="float" office:value="16180" table:style-name="ce7">
            <text:p>16,180<text:s/></text:p>
          </table:table-cell>
          <table:table-cell office:value-type="float" office:value="7030" table:style-name="ce7">
            <text:p>7,030<text:s/></text:p>
          </table:table-cell>
          <table:table-cell office:value-type="float" office:value="23106" table:style-name="ce7">
            <text:p>23,106<text:s/></text:p>
          </table:table-cell>
          <table:table-cell office:value-type="float" office:value="10459" table:style-name="ce7">
            <text:p>10,459<text:s/></text:p>
          </table:table-cell>
          <table:table-cell office:value-type="float" office:value="9436" table:style-name="ce7">
            <text:p>9,436<text:s/></text:p>
          </table:table-cell>
          <table:table-cell office:value-type="float" office:value="10100" table:style-name="ce7">
            <text:p>10,100<text:s/></text:p>
          </table:table-cell>
          <table:table-cell office:value-type="float" office:value="15074" table:style-name="ce7">
            <text:p>15,074<text:s/></text:p>
          </table:table-cell>
          <table:table-cell office:value-type="float" office:value="10569" table:style-name="ce7">
            <text:p>10,569<text:s/></text:p>
          </table:table-cell>
          <table:table-cell office:value-type="float" office:value="11851" table:style-name="ce7">
            <text:p>11,851<text:s/></text:p>
          </table:table-cell>
          <table:table-cell office:value-type="float" office:value="14789" table:style-name="ce7">
            <text:p>14,789<text:s/></text:p>
          </table:table-cell>
          <table:table-cell office:value-type="float" office:value="6173" table:style-name="ce7">
            <text:p>6,173<text:s/></text:p>
          </table:table-cell>
          <table:table-cell office:value-type="float" office:value="7585" table:style-name="ce7">
            <text:p>7,585<text:s/></text:p>
          </table:table-cell>
          <table:table-cell office:value-type="float" office:value="2919" table:style-name="ce8">
            <text:p>2,919<text:s/></text:p>
          </table:table-cell>
          <table:table-cell office:value-type="float" office:value="1993" table:style-name="ce7">
            <text:p>1,993<text:s/></text:p>
          </table:table-cell>
          <table:table-cell office:value-type="float" office:value="6320" table:style-name="ce7">
            <text:p>6,320<text:s/></text:p>
          </table:table-cell>
          <table:table-cell office:value-type="float" office:value="5877" table:style-name="ce7">
            <text:p>5,877<text:s/></text:p>
          </table:table-cell>
          <table:table-cell office:value-type="float" office:value="7597" table:style-name="ce7">
            <text:p>7,597<text:s/></text:p>
          </table:table-cell>
          <table:table-cell office:value-type="float" office:value="8467" table:style-name="ce7">
            <text:p>8,467<text:s/></text:p>
          </table:table-cell>
          <table:table-cell office:value-type="float" office:value="10697" table:style-name="ce7">
            <text:p>10,697<text:s/></text:p>
          </table:table-cell>
          <table:table-cell office:value-type="float" office:value="14068" table:style-name="ce7">
            <text:p>14,068<text:s/></text:p>
          </table:table-cell>
          <table:table-cell office:value-type="float" office:value="19345" table:style-name="ce7">
            <text:p>19,345<text:s/></text:p>
          </table:table-cell>
          <table:table-cell office:value-type="float" office:value="8156" table:style-name="ce7">
            <text:p>8,156<text:s/></text:p>
          </table:table-cell>
          <table:table-cell office:value-type="float" office:value="7411" table:style-name="ce7">
            <text:p>7,411<text:s/></text:p>
          </table:table-cell>
          <table:table-cell office:value-type="float" office:value="8213" table:style-name="ce7">
            <text:p>8,213<text:s/></text:p>
          </table:table-cell>
          <table:table-cell office:value-type="float" office:value="8008" table:style-name="ce7">
            <text:p>8,008<text:s/></text:p>
          </table:table-cell>
          <table:table-cell office:value-type="float" office:value="8396" table:style-name="ce7">
            <text:p>8,396<text:s/></text:p>
          </table:table-cell>
          <table:table-cell office:value-type="float" office:value="6609" table:style-name="ce7">
            <text:p>6,609<text:s/></text:p>
          </table:table-cell>
          <table:table-cell office:value-type="float" office:value="5635" table:style-name="ce7">
            <text:p>5,635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13T00:00:00" table:style-name="ce6">
            <text:p>2024/5/13</text:p>
          </table:table-cell>
          <table:table-cell office:value-type="float" office:value="5354" table:style-name="ce7">
            <text:p>5,354<text:s/></text:p>
          </table:table-cell>
          <table:table-cell office:value-type="float" office:value="13776" table:style-name="ce7">
            <text:p>13,776<text:s/></text:p>
          </table:table-cell>
          <table:table-cell office:value-type="float" office:value="44526" table:style-name="ce7">
            <text:p>44,526<text:s/></text:p>
          </table:table-cell>
          <table:table-cell office:value-type="float" office:value="39180" table:style-name="ce7">
            <text:p>39,180<text:s/></text:p>
          </table:table-cell>
          <table:table-cell office:value-type="float" office:value="25008" table:style-name="ce7">
            <text:p>25,008<text:s/></text:p>
          </table:table-cell>
          <table:table-cell office:value-type="float" office:value="14624" table:style-name="ce7">
            <text:p>14,624<text:s/></text:p>
          </table:table-cell>
          <table:table-cell office:value-type="float" office:value="11128" table:style-name="ce7">
            <text:p>11,128<text:s/></text:p>
          </table:table-cell>
          <table:table-cell office:value-type="float" office:value="4197" table:style-name="ce7">
            <text:p>4,197<text:s/></text:p>
          </table:table-cell>
          <table:table-cell office:value-type="float" office:value="3493" table:style-name="ce7">
            <text:p>3,493<text:s/></text:p>
          </table:table-cell>
          <table:table-cell office:value-type="float" office:value="13052" table:style-name="ce7">
            <text:p>13,052<text:s/></text:p>
          </table:table-cell>
          <table:table-cell office:value-type="float" office:value="2120" table:style-name="ce7">
            <text:p>2,120<text:s/></text:p>
          </table:table-cell>
          <table:table-cell office:value-type="float" office:value="4639" table:style-name="ce7">
            <text:p>4,639<text:s/></text:p>
          </table:table-cell>
          <table:table-cell office:value-type="float" office:value="4868" table:style-name="ce7">
            <text:p>4,868<text:s/></text:p>
          </table:table-cell>
          <table:table-cell office:value-type="float" office:value="9694" table:style-name="ce7">
            <text:p>9,694<text:s/></text:p>
          </table:table-cell>
          <table:table-cell office:value-type="float" office:value="10366" table:style-name="ce7">
            <text:p>10,366<text:s/></text:p>
          </table:table-cell>
          <table:table-cell office:value-type="float" office:value="16330" table:style-name="ce7">
            <text:p>16,330<text:s/></text:p>
          </table:table-cell>
          <table:table-cell office:value-type="float" office:value="18407" table:style-name="ce7">
            <text:p>18,407<text:s/></text:p>
          </table:table-cell>
          <table:table-cell office:value-type="float" office:value="5717" table:style-name="ce7">
            <text:p>5,717<text:s/></text:p>
          </table:table-cell>
          <table:table-cell office:value-type="float" office:value="9671" table:style-name="ce7">
            <text:p>9,671<text:s/></text:p>
          </table:table-cell>
          <table:table-cell office:value-type="float" office:value="3072" table:style-name="ce7">
            <text:p>3,072<text:s/></text:p>
          </table:table-cell>
          <table:table-cell office:value-type="float" office:value="9104" table:style-name="ce7">
            <text:p>9,104<text:s/></text:p>
          </table:table-cell>
          <table:table-cell office:value-type="float" office:value="8593" table:style-name="ce7">
            <text:p>8,593<text:s/></text:p>
          </table:table-cell>
          <table:table-cell office:value-type="float" office:value="6696" table:style-name="ce7">
            <text:p>6,696<text:s/></text:p>
          </table:table-cell>
          <table:table-cell office:value-type="float" office:value="26664" table:style-name="ce7">
            <text:p>26,664<text:s/></text:p>
          </table:table-cell>
          <table:table-cell office:value-type="float" office:value="3254" table:style-name="ce7">
            <text:p>3,254<text:s/></text:p>
          </table:table-cell>
          <table:table-cell office:value-type="float" office:value="10385" table:style-name="ce7">
            <text:p>10,385<text:s/></text:p>
          </table:table-cell>
          <table:table-cell office:value-type="float" office:value="13549" table:style-name="ce7">
            <text:p>13,549<text:s/></text:p>
          </table:table-cell>
          <table:table-cell office:value-type="float" office:value="15978" table:style-name="ce7">
            <text:p>15,978<text:s/></text:p>
          </table:table-cell>
          <table:table-cell office:value-type="float" office:value="21093" table:style-name="ce8">
            <text:p>21,093<text:s/></text:p>
          </table:table-cell>
          <table:table-cell office:value-type="float" office:value="16390" table:style-name="ce7">
            <text:p>16,390<text:s/></text:p>
          </table:table-cell>
          <table:table-cell office:value-type="float" office:value="9947" table:style-name="ce7">
            <text:p>9,947<text:s/></text:p>
          </table:table-cell>
          <table:table-cell office:value-type="float" office:value="26364" table:style-name="ce7">
            <text:p>26,364<text:s/></text:p>
          </table:table-cell>
          <table:table-cell office:value-type="float" office:value="15689" table:style-name="ce7">
            <text:p>15,689<text:s/></text:p>
          </table:table-cell>
          <table:table-cell office:value-type="float" office:value="31776" table:style-name="ce7">
            <text:p>31,776<text:s/></text:p>
          </table:table-cell>
          <table:table-cell office:value-type="float" office:value="25892" table:style-name="ce7">
            <text:p>25,892<text:s/></text:p>
          </table:table-cell>
          <table:table-cell office:value-type="float" office:value="11752" table:style-name="ce7">
            <text:p>11,752<text:s/></text:p>
          </table:table-cell>
          <table:table-cell office:value-type="float" office:value="35187" table:style-name="ce7">
            <text:p>35,187<text:s/></text:p>
          </table:table-cell>
          <table:table-cell office:value-type="float" office:value="25493" table:style-name="ce7">
            <text:p>25,493<text:s/></text:p>
          </table:table-cell>
          <table:table-cell office:value-type="float" office:value="22793" table:style-name="ce8">
            <text:p>22,793<text:s/></text:p>
          </table:table-cell>
          <table:table-cell office:value-type="float" office:value="20273" table:style-name="ce7">
            <text:p>20,273<text:s/></text:p>
          </table:table-cell>
          <table:table-cell office:value-type="float" office:value="25444" table:style-name="ce7">
            <text:p>25,444<text:s/></text:p>
          </table:table-cell>
          <table:table-cell office:value-type="float" office:value="126184" table:style-name="ce7">
            <text:p>126,184<text:s/></text:p>
          </table:table-cell>
          <table:table-cell office:value-type="float" office:value="41447" table:style-name="ce7">
            <text:p>41,447<text:s/></text:p>
          </table:table-cell>
          <table:table-cell office:value-type="float" office:value="22333" table:style-name="ce7">
            <text:p>22,333<text:s/></text:p>
          </table:table-cell>
          <table:table-cell office:value-type="float" office:value="23598" table:style-name="ce7">
            <text:p>23,598<text:s/></text:p>
          </table:table-cell>
          <table:table-cell office:value-type="float" office:value="24377" table:style-name="ce7">
            <text:p>24,377<text:s/></text:p>
          </table:table-cell>
          <table:table-cell office:value-type="float" office:value="25376" table:style-name="ce7">
            <text:p>25,376<text:s/></text:p>
          </table:table-cell>
          <table:table-cell office:value-type="float" office:value="25728" table:style-name="ce7">
            <text:p>25,728<text:s/></text:p>
          </table:table-cell>
          <table:table-cell office:value-type="float" office:value="22270" table:style-name="ce7">
            <text:p>22,270<text:s/></text:p>
          </table:table-cell>
          <table:table-cell office:value-type="float" office:value="13214" table:style-name="ce7">
            <text:p>13,214<text:s/></text:p>
          </table:table-cell>
          <table:table-cell office:value-type="float" office:value="31234" table:style-name="ce7">
            <text:p>31,234<text:s/></text:p>
          </table:table-cell>
          <table:table-cell office:value-type="float" office:value="6778" table:style-name="ce7">
            <text:p>6,778<text:s/></text:p>
          </table:table-cell>
          <table:table-cell office:value-type="float" office:value="8035" table:style-name="ce7">
            <text:p>8,035<text:s/></text:p>
          </table:table-cell>
          <table:table-cell office:value-type="float" office:value="18723" table:style-name="ce7">
            <text:p>18,723<text:s/></text:p>
          </table:table-cell>
          <table:table-cell office:value-type="float" office:value="4740" table:style-name="ce7">
            <text:p>4,740<text:s/></text:p>
          </table:table-cell>
          <table:table-cell office:value-type="float" office:value="3938" table:style-name="ce7">
            <text:p>3,938<text:s/></text:p>
          </table:table-cell>
          <table:table-cell office:value-type="float" office:value="3429" table:style-name="ce7">
            <text:p>3,429<text:s/></text:p>
          </table:table-cell>
          <table:table-cell office:value-type="float" office:value="14252" table:style-name="ce7">
            <text:p>14,252<text:s/></text:p>
          </table:table-cell>
          <table:table-cell office:value-type="float" office:value="9573" table:style-name="ce7">
            <text:p>9,573<text:s/></text:p>
          </table:table-cell>
          <table:table-cell office:value-type="float" office:value="14140" table:style-name="ce7">
            <text:p>14,140<text:s/></text:p>
          </table:table-cell>
          <table:table-cell office:value-type="float" office:value="29594" table:style-name="ce7">
            <text:p>29,594<text:s/></text:p>
          </table:table-cell>
          <table:table-cell office:value-type="float" office:value="9141" table:style-name="ce7">
            <text:p>9,141<text:s/></text:p>
          </table:table-cell>
          <table:table-cell office:value-type="float" office:value="13026" table:style-name="ce7">
            <text:p>13,026<text:s/></text:p>
          </table:table-cell>
          <table:table-cell office:value-type="float" office:value="8556" table:style-name="ce7">
            <text:p>8,556<text:s/></text:p>
          </table:table-cell>
          <table:table-cell office:value-type="float" office:value="23338" table:style-name="ce7">
            <text:p>23,338<text:s/></text:p>
          </table:table-cell>
          <table:table-cell office:value-type="float" office:value="24527" table:style-name="ce7">
            <text:p>24,527<text:s/></text:p>
          </table:table-cell>
          <table:table-cell office:value-type="float" office:value="25416" table:style-name="ce7">
            <text:p>25,416<text:s/></text:p>
          </table:table-cell>
          <table:table-cell office:value-type="float" office:value="42229" table:style-name="ce7">
            <text:p>42,229<text:s/></text:p>
          </table:table-cell>
          <table:table-cell office:value-type="float" office:value="39621" table:style-name="ce7">
            <text:p>39,621<text:s/></text:p>
          </table:table-cell>
          <table:table-cell office:value-type="float" office:value="28183" table:style-name="ce7">
            <text:p>28,183<text:s/></text:p>
          </table:table-cell>
          <table:table-cell office:value-type="float" office:value="25911" table:style-name="ce7">
            <text:p>25,911<text:s/></text:p>
          </table:table-cell>
          <table:table-cell office:value-type="float" office:value="59209" table:style-name="ce7">
            <text:p>59,209<text:s/></text:p>
          </table:table-cell>
          <table:table-cell office:value-type="float" office:value="24073" table:style-name="ce7">
            <text:p>24,073<text:s/></text:p>
          </table:table-cell>
          <table:table-cell office:value-type="float" office:value="32679" table:style-name="ce7">
            <text:p>32,679<text:s/></text:p>
          </table:table-cell>
          <table:table-cell office:value-type="float" office:value="30969" table:style-name="ce7">
            <text:p>30,969<text:s/></text:p>
          </table:table-cell>
          <table:table-cell office:value-type="float" office:value="20087" table:style-name="ce7">
            <text:p>20,087<text:s/></text:p>
          </table:table-cell>
          <table:table-cell office:value-type="float" office:value="57247" table:style-name="ce7">
            <text:p>57,247<text:s/></text:p>
          </table:table-cell>
          <table:table-cell office:value-type="float" office:value="18397" table:style-name="ce7">
            <text:p>18,397<text:s/></text:p>
          </table:table-cell>
          <table:table-cell office:value-type="float" office:value="16321" table:style-name="ce7">
            <text:p>16,321<text:s/></text:p>
          </table:table-cell>
          <table:table-cell office:value-type="float" office:value="14983" table:style-name="ce7">
            <text:p>14,983<text:s/></text:p>
          </table:table-cell>
          <table:table-cell office:value-type="float" office:value="21770" table:style-name="ce7">
            <text:p>21,770<text:s/></text:p>
          </table:table-cell>
          <table:table-cell office:value-type="float" office:value="12558" table:style-name="ce7">
            <text:p>12,558<text:s/></text:p>
          </table:table-cell>
          <table:table-cell office:value-type="float" office:value="29831" table:style-name="ce7">
            <text:p>29,831<text:s/></text:p>
          </table:table-cell>
          <table:table-cell office:value-type="float" office:value="19665" table:style-name="ce7">
            <text:p>19,665<text:s/></text:p>
          </table:table-cell>
          <table:table-cell office:value-type="float" office:value="7013" table:style-name="ce7">
            <text:p>7,013<text:s/></text:p>
          </table:table-cell>
          <table:table-cell office:value-type="float" office:value="15543" table:style-name="ce7">
            <text:p>15,543<text:s/></text:p>
          </table:table-cell>
          <table:table-cell office:value-type="float" office:value="40708" table:style-name="ce7">
            <text:p>40,708<text:s/></text:p>
          </table:table-cell>
          <table:table-cell office:value-type="float" office:value="21495" table:style-name="ce7">
            <text:p>21,495<text:s/></text:p>
          </table:table-cell>
          <table:table-cell office:value-type="float" office:value="25408" table:style-name="ce7">
            <text:p>25,408<text:s/></text:p>
          </table:table-cell>
          <table:table-cell office:value-type="float" office:value="25321" table:style-name="ce7">
            <text:p>25,321<text:s/></text:p>
          </table:table-cell>
          <table:table-cell office:value-type="float" office:value="13907" table:style-name="ce7">
            <text:p>13,907<text:s/></text:p>
          </table:table-cell>
          <table:table-cell office:value-type="float" office:value="11010" table:style-name="ce7">
            <text:p>11,010<text:s/></text:p>
          </table:table-cell>
          <table:table-cell office:value-type="float" office:value="5900" table:style-name="ce8">
            <text:p>5,900<text:s/></text:p>
          </table:table-cell>
          <table:table-cell office:value-type="float" office:value="5309" table:style-name="ce7">
            <text:p>5,309<text:s/></text:p>
          </table:table-cell>
          <table:table-cell office:value-type="float" office:value="8532" table:style-name="ce7">
            <text:p>8,532<text:s/></text:p>
          </table:table-cell>
          <table:table-cell office:value-type="float" office:value="10313" table:style-name="ce7">
            <text:p>10,313<text:s/></text:p>
          </table:table-cell>
          <table:table-cell office:value-type="float" office:value="9811" table:style-name="ce7">
            <text:p>9,811<text:s/></text:p>
          </table:table-cell>
          <table:table-cell office:value-type="float" office:value="12115" table:style-name="ce7">
            <text:p>12,115<text:s/></text:p>
          </table:table-cell>
          <table:table-cell office:value-type="float" office:value="17080" table:style-name="ce7">
            <text:p>17,080<text:s/></text:p>
          </table:table-cell>
          <table:table-cell office:value-type="float" office:value="28481" table:style-name="ce7">
            <text:p>28,481<text:s/></text:p>
          </table:table-cell>
          <table:table-cell office:value-type="float" office:value="24060" table:style-name="ce7">
            <text:p>24,060<text:s/></text:p>
          </table:table-cell>
          <table:table-cell office:value-type="float" office:value="14008" table:style-name="ce7">
            <text:p>14,008<text:s/></text:p>
          </table:table-cell>
          <table:table-cell office:value-type="float" office:value="12485" table:style-name="ce7">
            <text:p>12,485<text:s/></text:p>
          </table:table-cell>
          <table:table-cell office:value-type="float" office:value="12740" table:style-name="ce7">
            <text:p>12,740<text:s/></text:p>
          </table:table-cell>
          <table:table-cell office:value-type="float" office:value="12581" table:style-name="ce7">
            <text:p>12,581<text:s/></text:p>
          </table:table-cell>
          <table:table-cell office:value-type="float" office:value="12326" table:style-name="ce7">
            <text:p>12,326<text:s/></text:p>
          </table:table-cell>
          <table:table-cell office:value-type="float" office:value="11421" table:style-name="ce7">
            <text:p>11,421<text:s/></text:p>
          </table:table-cell>
          <table:table-cell office:value-type="float" office:value="9069" table:style-name="ce7">
            <text:p>9,069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14T00:00:00" table:style-name="ce6">
            <text:p>2024/5/14</text:p>
          </table:table-cell>
          <table:table-cell office:value-type="float" office:value="5129" table:style-name="ce7">
            <text:p>5,129<text:s/></text:p>
          </table:table-cell>
          <table:table-cell office:value-type="float" office:value="14113" table:style-name="ce7">
            <text:p>14,113<text:s/></text:p>
          </table:table-cell>
          <table:table-cell office:value-type="float" office:value="45368" table:style-name="ce7">
            <text:p>45,368<text:s/></text:p>
          </table:table-cell>
          <table:table-cell office:value-type="float" office:value="40513" table:style-name="ce7">
            <text:p>40,513<text:s/></text:p>
          </table:table-cell>
          <table:table-cell office:value-type="float" office:value="25994" table:style-name="ce7">
            <text:p>25,994<text:s/></text:p>
          </table:table-cell>
          <table:table-cell office:value-type="float" office:value="14879" table:style-name="ce7">
            <text:p>14,879<text:s/></text:p>
          </table:table-cell>
          <table:table-cell office:value-type="float" office:value="11177" table:style-name="ce7">
            <text:p>11,177<text:s/></text:p>
          </table:table-cell>
          <table:table-cell office:value-type="float" office:value="3977" table:style-name="ce7">
            <text:p>3,977<text:s/></text:p>
          </table:table-cell>
          <table:table-cell office:value-type="float" office:value="3594" table:style-name="ce7">
            <text:p>3,594<text:s/></text:p>
          </table:table-cell>
          <table:table-cell office:value-type="float" office:value="13113" table:style-name="ce7">
            <text:p>13,113<text:s/></text:p>
          </table:table-cell>
          <table:table-cell office:value-type="float" office:value="2210" table:style-name="ce7">
            <text:p>2,210<text:s/></text:p>
          </table:table-cell>
          <table:table-cell office:value-type="float" office:value="4883" table:style-name="ce7">
            <text:p>4,883<text:s/></text:p>
          </table:table-cell>
          <table:table-cell office:value-type="float" office:value="5970" table:style-name="ce7">
            <text:p>5,970<text:s/></text:p>
          </table:table-cell>
          <table:table-cell office:value-type="float" office:value="9949" table:style-name="ce7">
            <text:p>9,949<text:s/></text:p>
          </table:table-cell>
          <table:table-cell office:value-type="float" office:value="11269" table:style-name="ce7">
            <text:p>11,269<text:s/></text:p>
          </table:table-cell>
          <table:table-cell office:value-type="float" office:value="16736" table:style-name="ce7">
            <text:p>16,736<text:s/></text:p>
          </table:table-cell>
          <table:table-cell office:value-type="float" office:value="19123" table:style-name="ce7">
            <text:p>19,123<text:s/></text:p>
          </table:table-cell>
          <table:table-cell office:value-type="float" office:value="5873" table:style-name="ce7">
            <text:p>5,873<text:s/></text:p>
          </table:table-cell>
          <table:table-cell office:value-type="float" office:value="10152" table:style-name="ce7">
            <text:p>10,152<text:s/></text:p>
          </table:table-cell>
          <table:table-cell office:value-type="float" office:value="3284" table:style-name="ce7">
            <text:p>3,284<text:s/></text:p>
          </table:table-cell>
          <table:table-cell office:value-type="float" office:value="9120" table:style-name="ce7">
            <text:p>9,120<text:s/></text:p>
          </table:table-cell>
          <table:table-cell office:value-type="float" office:value="8987" table:style-name="ce7">
            <text:p>8,987<text:s/></text:p>
          </table:table-cell>
          <table:table-cell office:value-type="float" office:value="6890" table:style-name="ce7">
            <text:p>6,890<text:s/></text:p>
          </table:table-cell>
          <table:table-cell office:value-type="float" office:value="32436" table:style-name="ce7">
            <text:p>32,436<text:s/></text:p>
          </table:table-cell>
          <table:table-cell office:value-type="float" office:value="3391" table:style-name="ce7">
            <text:p>3,391<text:s/></text:p>
          </table:table-cell>
          <table:table-cell office:value-type="float" office:value="10991" table:style-name="ce7">
            <text:p>10,991<text:s/></text:p>
          </table:table-cell>
          <table:table-cell office:value-type="float" office:value="13467" table:style-name="ce7">
            <text:p>13,467<text:s/></text:p>
          </table:table-cell>
          <table:table-cell office:value-type="float" office:value="16360" table:style-name="ce7">
            <text:p>16,360<text:s/></text:p>
          </table:table-cell>
          <table:table-cell office:value-type="float" office:value="21929" table:style-name="ce8">
            <text:p>21,929<text:s/></text:p>
          </table:table-cell>
          <table:table-cell office:value-type="float" office:value="17430" table:style-name="ce7">
            <text:p>17,430<text:s/></text:p>
          </table:table-cell>
          <table:table-cell office:value-type="float" office:value="9880" table:style-name="ce7">
            <text:p>9,880<text:s/></text:p>
          </table:table-cell>
          <table:table-cell office:value-type="float" office:value="26230" table:style-name="ce7">
            <text:p>26,230<text:s/></text:p>
          </table:table-cell>
          <table:table-cell office:value-type="float" office:value="16368" table:style-name="ce7">
            <text:p>16,368<text:s/></text:p>
          </table:table-cell>
          <table:table-cell office:value-type="float" office:value="33061" table:style-name="ce7">
            <text:p>33,061<text:s/></text:p>
          </table:table-cell>
          <table:table-cell office:value-type="float" office:value="28615" table:style-name="ce7">
            <text:p>28,615<text:s/></text:p>
          </table:table-cell>
          <table:table-cell office:value-type="float" office:value="12327" table:style-name="ce7">
            <text:p>12,327<text:s/></text:p>
          </table:table-cell>
          <table:table-cell office:value-type="float" office:value="35743" table:style-name="ce7">
            <text:p>35,743<text:s/></text:p>
          </table:table-cell>
          <table:table-cell office:value-type="float" office:value="26561" table:style-name="ce7">
            <text:p>26,561<text:s/></text:p>
          </table:table-cell>
          <table:table-cell office:value-type="float" office:value="23371" table:style-name="ce8">
            <text:p>23,371<text:s/></text:p>
          </table:table-cell>
          <table:table-cell office:value-type="float" office:value="20705" table:style-name="ce7">
            <text:p>20,705<text:s/></text:p>
          </table:table-cell>
          <table:table-cell office:value-type="float" office:value="26044" table:style-name="ce7">
            <text:p>26,044<text:s/></text:p>
          </table:table-cell>
          <table:table-cell office:value-type="float" office:value="125360" table:style-name="ce7">
            <text:p>125,360<text:s/></text:p>
          </table:table-cell>
          <table:table-cell office:value-type="float" office:value="44355" table:style-name="ce7">
            <text:p>44,355<text:s/></text:p>
          </table:table-cell>
          <table:table-cell office:value-type="float" office:value="22914" table:style-name="ce7">
            <text:p>22,914<text:s/></text:p>
          </table:table-cell>
          <table:table-cell office:value-type="float" office:value="24454" table:style-name="ce7">
            <text:p>24,454<text:s/></text:p>
          </table:table-cell>
          <table:table-cell office:value-type="float" office:value="26826" table:style-name="ce7">
            <text:p>26,826<text:s/></text:p>
          </table:table-cell>
          <table:table-cell office:value-type="float" office:value="27805" table:style-name="ce7">
            <text:p>27,805<text:s/></text:p>
          </table:table-cell>
          <table:table-cell office:value-type="float" office:value="27696" table:style-name="ce7">
            <text:p>27,696<text:s/></text:p>
          </table:table-cell>
          <table:table-cell office:value-type="float" office:value="23509" table:style-name="ce7">
            <text:p>23,509<text:s/></text:p>
          </table:table-cell>
          <table:table-cell office:value-type="float" office:value="13476" table:style-name="ce7">
            <text:p>13,476<text:s/></text:p>
          </table:table-cell>
          <table:table-cell office:value-type="float" office:value="31919" table:style-name="ce7">
            <text:p>31,919<text:s/></text:p>
          </table:table-cell>
          <table:table-cell office:value-type="float" office:value="6904" table:style-name="ce7">
            <text:p>6,904<text:s/></text:p>
          </table:table-cell>
          <table:table-cell office:value-type="float" office:value="8417" table:style-name="ce7">
            <text:p>8,417<text:s/></text:p>
          </table:table-cell>
          <table:table-cell office:value-type="float" office:value="20079" table:style-name="ce7">
            <text:p>20,079<text:s/></text:p>
          </table:table-cell>
          <table:table-cell office:value-type="float" office:value="5262" table:style-name="ce7">
            <text:p>5,262<text:s/></text:p>
          </table:table-cell>
          <table:table-cell office:value-type="float" office:value="3888" table:style-name="ce7">
            <text:p>3,888<text:s/></text:p>
          </table:table-cell>
          <table:table-cell office:value-type="float" office:value="3533" table:style-name="ce7">
            <text:p>3,533<text:s/></text:p>
          </table:table-cell>
          <table:table-cell office:value-type="float" office:value="14763" table:style-name="ce7">
            <text:p>14,763<text:s/></text:p>
          </table:table-cell>
          <table:table-cell office:value-type="float" office:value="10153" table:style-name="ce7">
            <text:p>10,153<text:s/></text:p>
          </table:table-cell>
          <table:table-cell office:value-type="float" office:value="14378" table:style-name="ce7">
            <text:p>14,378<text:s/></text:p>
          </table:table-cell>
          <table:table-cell office:value-type="float" office:value="30743" table:style-name="ce7">
            <text:p>30,743<text:s/></text:p>
          </table:table-cell>
          <table:table-cell office:value-type="float" office:value="9463" table:style-name="ce7">
            <text:p>9,463<text:s/></text:p>
          </table:table-cell>
          <table:table-cell office:value-type="float" office:value="13665" table:style-name="ce7">
            <text:p>13,665<text:s/></text:p>
          </table:table-cell>
          <table:table-cell office:value-type="float" office:value="8662" table:style-name="ce7">
            <text:p>8,662<text:s/></text:p>
          </table:table-cell>
          <table:table-cell office:value-type="float" office:value="23711" table:style-name="ce7">
            <text:p>23,711<text:s/></text:p>
          </table:table-cell>
          <table:table-cell office:value-type="float" office:value="25609" table:style-name="ce7">
            <text:p>25,609<text:s/></text:p>
          </table:table-cell>
          <table:table-cell office:value-type="float" office:value="26878" table:style-name="ce7">
            <text:p>26,878<text:s/></text:p>
          </table:table-cell>
          <table:table-cell office:value-type="float" office:value="42301" table:style-name="ce7">
            <text:p>42,301<text:s/></text:p>
          </table:table-cell>
          <table:table-cell office:value-type="float" office:value="40953" table:style-name="ce7">
            <text:p>40,953<text:s/></text:p>
          </table:table-cell>
          <table:table-cell office:value-type="float" office:value="29070" table:style-name="ce7">
            <text:p>29,070<text:s/></text:p>
          </table:table-cell>
          <table:table-cell office:value-type="float" office:value="26348" table:style-name="ce7">
            <text:p>26,348<text:s/></text:p>
          </table:table-cell>
          <table:table-cell office:value-type="float" office:value="60663" table:style-name="ce7">
            <text:p>60,663<text:s/></text:p>
          </table:table-cell>
          <table:table-cell office:value-type="float" office:value="24950" table:style-name="ce7">
            <text:p>24,950<text:s/></text:p>
          </table:table-cell>
          <table:table-cell office:value-type="float" office:value="33321" table:style-name="ce7">
            <text:p>33,321<text:s/></text:p>
          </table:table-cell>
          <table:table-cell office:value-type="float" office:value="32812" table:style-name="ce7">
            <text:p>32,812<text:s/></text:p>
          </table:table-cell>
          <table:table-cell office:value-type="float" office:value="20839" table:style-name="ce7">
            <text:p>20,839<text:s/></text:p>
          </table:table-cell>
          <table:table-cell office:value-type="float" office:value="58771" table:style-name="ce7">
            <text:p>58,771<text:s/></text:p>
          </table:table-cell>
          <table:table-cell office:value-type="float" office:value="20955" table:style-name="ce7">
            <text:p>20,955<text:s/></text:p>
          </table:table-cell>
          <table:table-cell office:value-type="float" office:value="16502" table:style-name="ce7">
            <text:p>16,502<text:s/></text:p>
          </table:table-cell>
          <table:table-cell office:value-type="float" office:value="14920" table:style-name="ce7">
            <text:p>14,920<text:s/></text:p>
          </table:table-cell>
          <table:table-cell office:value-type="float" office:value="23122" table:style-name="ce7">
            <text:p>23,122<text:s/></text:p>
          </table:table-cell>
          <table:table-cell office:value-type="float" office:value="13603" table:style-name="ce7">
            <text:p>13,603<text:s/></text:p>
          </table:table-cell>
          <table:table-cell office:value-type="float" office:value="28654" table:style-name="ce7">
            <text:p>28,654<text:s/></text:p>
          </table:table-cell>
          <table:table-cell office:value-type="float" office:value="20145" table:style-name="ce7">
            <text:p>20,145<text:s/></text:p>
          </table:table-cell>
          <table:table-cell office:value-type="float" office:value="7960" table:style-name="ce7">
            <text:p>7,960<text:s/></text:p>
          </table:table-cell>
          <table:table-cell office:value-type="float" office:value="16493" table:style-name="ce7">
            <text:p>16,493<text:s/></text:p>
          </table:table-cell>
          <table:table-cell office:value-type="float" office:value="42066" table:style-name="ce7">
            <text:p>42,066<text:s/></text:p>
          </table:table-cell>
          <table:table-cell office:value-type="float" office:value="22273" table:style-name="ce7">
            <text:p>22,273<text:s/></text:p>
          </table:table-cell>
          <table:table-cell office:value-type="float" office:value="26006" table:style-name="ce7">
            <text:p>26,006<text:s/></text:p>
          </table:table-cell>
          <table:table-cell office:value-type="float" office:value="26312" table:style-name="ce7">
            <text:p>26,312<text:s/></text:p>
          </table:table-cell>
          <table:table-cell office:value-type="float" office:value="13715" table:style-name="ce7">
            <text:p>13,715<text:s/></text:p>
          </table:table-cell>
          <table:table-cell office:value-type="float" office:value="12573" table:style-name="ce7">
            <text:p>12,573<text:s/></text:p>
          </table:table-cell>
          <table:table-cell office:value-type="float" office:value="6038" table:style-name="ce8">
            <text:p>6,038<text:s/></text:p>
          </table:table-cell>
          <table:table-cell office:value-type="float" office:value="5403" table:style-name="ce7">
            <text:p>5,403<text:s/></text:p>
          </table:table-cell>
          <table:table-cell office:value-type="float" office:value="8821" table:style-name="ce7">
            <text:p>8,821<text:s/></text:p>
          </table:table-cell>
          <table:table-cell office:value-type="float" office:value="10480" table:style-name="ce7">
            <text:p>10,480<text:s/></text:p>
          </table:table-cell>
          <table:table-cell office:value-type="float" office:value="10276" table:style-name="ce7">
            <text:p>10,276<text:s/></text:p>
          </table:table-cell>
          <table:table-cell office:value-type="float" office:value="12342" table:style-name="ce7">
            <text:p>12,342<text:s/></text:p>
          </table:table-cell>
          <table:table-cell office:value-type="float" office:value="17753" table:style-name="ce7">
            <text:p>17,753<text:s/></text:p>
          </table:table-cell>
          <table:table-cell office:value-type="float" office:value="29099" table:style-name="ce7">
            <text:p>29,099<text:s/></text:p>
          </table:table-cell>
          <table:table-cell office:value-type="float" office:value="25563" table:style-name="ce7">
            <text:p>25,563<text:s/></text:p>
          </table:table-cell>
          <table:table-cell office:value-type="float" office:value="14413" table:style-name="ce7">
            <text:p>14,413<text:s/></text:p>
          </table:table-cell>
          <table:table-cell office:value-type="float" office:value="13014" table:style-name="ce7">
            <text:p>13,014<text:s/></text:p>
          </table:table-cell>
          <table:table-cell office:value-type="float" office:value="12887" table:style-name="ce7">
            <text:p>12,887<text:s/></text:p>
          </table:table-cell>
          <table:table-cell office:value-type="float" office:value="12846" table:style-name="ce7">
            <text:p>12,846<text:s/></text:p>
          </table:table-cell>
          <table:table-cell office:value-type="float" office:value="12154" table:style-name="ce7">
            <text:p>12,154<text:s/></text:p>
          </table:table-cell>
          <table:table-cell office:value-type="float" office:value="11742" table:style-name="ce7">
            <text:p>11,742<text:s/></text:p>
          </table:table-cell>
          <table:table-cell office:value-type="float" office:value="9337" table:style-name="ce7">
            <text:p>9,337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15T00:00:00" table:style-name="ce6">
            <text:p>2024/5/15</text:p>
          </table:table-cell>
          <table:table-cell office:value-type="float" office:value="5483" table:style-name="ce7">
            <text:p>5,483<text:s/></text:p>
          </table:table-cell>
          <table:table-cell office:value-type="float" office:value="14593" table:style-name="ce7">
            <text:p>14,593<text:s/></text:p>
          </table:table-cell>
          <table:table-cell office:value-type="float" office:value="46983" table:style-name="ce7">
            <text:p>46,983<text:s/></text:p>
          </table:table-cell>
          <table:table-cell office:value-type="float" office:value="42274" table:style-name="ce7">
            <text:p>42,274<text:s/></text:p>
          </table:table-cell>
          <table:table-cell office:value-type="float" office:value="26162" table:style-name="ce7">
            <text:p>26,162<text:s/></text:p>
          </table:table-cell>
          <table:table-cell office:value-type="float" office:value="15272" table:style-name="ce7">
            <text:p>15,272<text:s/></text:p>
          </table:table-cell>
          <table:table-cell office:value-type="float" office:value="11402" table:style-name="ce7">
            <text:p>11,402<text:s/></text:p>
          </table:table-cell>
          <table:table-cell office:value-type="float" office:value="4124" table:style-name="ce7">
            <text:p>4,124<text:s/></text:p>
          </table:table-cell>
          <table:table-cell office:value-type="float" office:value="3548" table:style-name="ce7">
            <text:p>3,548<text:s/></text:p>
          </table:table-cell>
          <table:table-cell office:value-type="float" office:value="13419" table:style-name="ce7">
            <text:p>13,419<text:s/></text:p>
          </table:table-cell>
          <table:table-cell office:value-type="float" office:value="2305" table:style-name="ce7">
            <text:p>2,305<text:s/></text:p>
          </table:table-cell>
          <table:table-cell office:value-type="float" office:value="4797" table:style-name="ce7">
            <text:p>4,797<text:s/></text:p>
          </table:table-cell>
          <table:table-cell office:value-type="float" office:value="6138" table:style-name="ce7">
            <text:p>6,138<text:s/></text:p>
          </table:table-cell>
          <table:table-cell office:value-type="float" office:value="10111" table:style-name="ce7">
            <text:p>10,111<text:s/></text:p>
          </table:table-cell>
          <table:table-cell office:value-type="float" office:value="11711" table:style-name="ce7">
            <text:p>11,711<text:s/></text:p>
          </table:table-cell>
          <table:table-cell office:value-type="float" office:value="16851" table:style-name="ce7">
            <text:p>16,851<text:s/></text:p>
          </table:table-cell>
          <table:table-cell office:value-type="float" office:value="19142" table:style-name="ce7">
            <text:p>19,142<text:s/></text:p>
          </table:table-cell>
          <table:table-cell office:value-type="float" office:value="6035" table:style-name="ce7">
            <text:p>6,035<text:s/></text:p>
          </table:table-cell>
          <table:table-cell office:value-type="float" office:value="10376" table:style-name="ce7">
            <text:p>10,376<text:s/></text:p>
          </table:table-cell>
          <table:table-cell office:value-type="float" office:value="3703" table:style-name="ce7">
            <text:p>3,703<text:s/></text:p>
          </table:table-cell>
          <table:table-cell office:value-type="float" office:value="9269" table:style-name="ce7">
            <text:p>9,269<text:s/></text:p>
          </table:table-cell>
          <table:table-cell office:value-type="float" office:value="9158" table:style-name="ce7">
            <text:p>9,158<text:s/></text:p>
          </table:table-cell>
          <table:table-cell office:value-type="float" office:value="6857" table:style-name="ce7">
            <text:p>6,857<text:s/></text:p>
          </table:table-cell>
          <table:table-cell office:value-type="float" office:value="34521" table:style-name="ce7">
            <text:p>34,521<text:s/></text:p>
          </table:table-cell>
          <table:table-cell office:value-type="float" office:value="3339" table:style-name="ce7">
            <text:p>3,339<text:s/></text:p>
          </table:table-cell>
          <table:table-cell office:value-type="float" office:value="11510" table:style-name="ce7">
            <text:p>11,510<text:s/></text:p>
          </table:table-cell>
          <table:table-cell office:value-type="float" office:value="13828" table:style-name="ce7">
            <text:p>13,828<text:s/></text:p>
          </table:table-cell>
          <table:table-cell office:value-type="float" office:value="16420" table:style-name="ce7">
            <text:p>16,420<text:s/></text:p>
          </table:table-cell>
          <table:table-cell office:value-type="float" office:value="22240" table:style-name="ce8">
            <text:p>22,240<text:s/></text:p>
          </table:table-cell>
          <table:table-cell office:value-type="float" office:value="17375" table:style-name="ce7">
            <text:p>17,375<text:s/></text:p>
          </table:table-cell>
          <table:table-cell office:value-type="float" office:value="10089" table:style-name="ce7">
            <text:p>10,089<text:s/></text:p>
          </table:table-cell>
          <table:table-cell office:value-type="float" office:value="27474" table:style-name="ce7">
            <text:p>27,474<text:s/></text:p>
          </table:table-cell>
          <table:table-cell office:value-type="float" office:value="16968" table:style-name="ce7">
            <text:p>16,968<text:s/></text:p>
          </table:table-cell>
          <table:table-cell office:value-type="float" office:value="33671" table:style-name="ce7">
            <text:p>33,671<text:s/></text:p>
          </table:table-cell>
          <table:table-cell office:value-type="float" office:value="29162" table:style-name="ce7">
            <text:p>29,162<text:s/></text:p>
          </table:table-cell>
          <table:table-cell office:value-type="float" office:value="12370" table:style-name="ce7">
            <text:p>12,370<text:s/></text:p>
          </table:table-cell>
          <table:table-cell office:value-type="float" office:value="36152" table:style-name="ce7">
            <text:p>36,152<text:s/></text:p>
          </table:table-cell>
          <table:table-cell office:value-type="float" office:value="26947" table:style-name="ce7">
            <text:p>26,947<text:s/></text:p>
          </table:table-cell>
          <table:table-cell office:value-type="float" office:value="23399" table:style-name="ce8">
            <text:p>23,399<text:s/></text:p>
          </table:table-cell>
          <table:table-cell office:value-type="float" office:value="21271" table:style-name="ce7">
            <text:p>21,271<text:s/></text:p>
          </table:table-cell>
          <table:table-cell office:value-type="float" office:value="26361" table:style-name="ce7">
            <text:p>26,361<text:s/></text:p>
          </table:table-cell>
          <table:table-cell office:value-type="float" office:value="132287" table:style-name="ce7">
            <text:p>132,287<text:s/></text:p>
          </table:table-cell>
          <table:table-cell office:value-type="float" office:value="46402" table:style-name="ce7">
            <text:p>46,402<text:s/></text:p>
          </table:table-cell>
          <table:table-cell office:value-type="float" office:value="24707" table:style-name="ce7">
            <text:p>24,707<text:s/></text:p>
          </table:table-cell>
          <table:table-cell office:value-type="float" office:value="24923" table:style-name="ce7">
            <text:p>24,923<text:s/></text:p>
          </table:table-cell>
          <table:table-cell office:value-type="float" office:value="27076" table:style-name="ce7">
            <text:p>27,076<text:s/></text:p>
          </table:table-cell>
          <table:table-cell office:value-type="float" office:value="28527" table:style-name="ce7">
            <text:p>28,527<text:s/></text:p>
          </table:table-cell>
          <table:table-cell office:value-type="float" office:value="27939" table:style-name="ce7">
            <text:p>27,939<text:s/></text:p>
          </table:table-cell>
          <table:table-cell office:value-type="float" office:value="23760" table:style-name="ce7">
            <text:p>23,760<text:s/></text:p>
          </table:table-cell>
          <table:table-cell office:value-type="float" office:value="13573" table:style-name="ce7">
            <text:p>13,573<text:s/></text:p>
          </table:table-cell>
          <table:table-cell office:value-type="float" office:value="32336" table:style-name="ce7">
            <text:p>32,336<text:s/></text:p>
          </table:table-cell>
          <table:table-cell office:value-type="float" office:value="7034" table:style-name="ce7">
            <text:p>7,034<text:s/></text:p>
          </table:table-cell>
          <table:table-cell office:value-type="float" office:value="8762" table:style-name="ce7">
            <text:p>8,762<text:s/></text:p>
          </table:table-cell>
          <table:table-cell office:value-type="float" office:value="20471" table:style-name="ce7">
            <text:p>20,471<text:s/></text:p>
          </table:table-cell>
          <table:table-cell office:value-type="float" office:value="5055" table:style-name="ce7">
            <text:p>5,055<text:s/></text:p>
          </table:table-cell>
          <table:table-cell office:value-type="float" office:value="4171" table:style-name="ce7">
            <text:p>4,171<text:s/></text:p>
          </table:table-cell>
          <table:table-cell office:value-type="float" office:value="3719" table:style-name="ce7">
            <text:p>3,719<text:s/></text:p>
          </table:table-cell>
          <table:table-cell office:value-type="float" office:value="15009" table:style-name="ce7">
            <text:p>15,009<text:s/></text:p>
          </table:table-cell>
          <table:table-cell office:value-type="float" office:value="10454" table:style-name="ce7">
            <text:p>10,454<text:s/></text:p>
          </table:table-cell>
          <table:table-cell office:value-type="float" office:value="14644" table:style-name="ce7">
            <text:p>14,644<text:s/></text:p>
          </table:table-cell>
          <table:table-cell office:value-type="float" office:value="33169" table:style-name="ce7">
            <text:p>33,169<text:s/></text:p>
          </table:table-cell>
          <table:table-cell office:value-type="float" office:value="9631" table:style-name="ce7">
            <text:p>9,631<text:s/></text:p>
          </table:table-cell>
          <table:table-cell office:value-type="float" office:value="14373" table:style-name="ce7">
            <text:p>14,373<text:s/></text:p>
          </table:table-cell>
          <table:table-cell office:value-type="float" office:value="8932" table:style-name="ce7">
            <text:p>8,932<text:s/></text:p>
          </table:table-cell>
          <table:table-cell office:value-type="float" office:value="24019" table:style-name="ce7">
            <text:p>24,019<text:s/></text:p>
          </table:table-cell>
          <table:table-cell office:value-type="float" office:value="25575" table:style-name="ce7">
            <text:p>25,575<text:s/></text:p>
          </table:table-cell>
          <table:table-cell office:value-type="float" office:value="27619" table:style-name="ce7">
            <text:p>27,619<text:s/></text:p>
          </table:table-cell>
          <table:table-cell office:value-type="float" office:value="43234" table:style-name="ce7">
            <text:p>43,234<text:s/></text:p>
          </table:table-cell>
          <table:table-cell office:value-type="float" office:value="41938" table:style-name="ce7">
            <text:p>41,938<text:s/></text:p>
          </table:table-cell>
          <table:table-cell office:value-type="float" office:value="30203" table:style-name="ce7">
            <text:p>30,203<text:s/></text:p>
          </table:table-cell>
          <table:table-cell office:value-type="float" office:value="29123" table:style-name="ce7">
            <text:p>29,123<text:s/></text:p>
          </table:table-cell>
          <table:table-cell office:value-type="float" office:value="63593" table:style-name="ce7">
            <text:p>63,593<text:s/></text:p>
          </table:table-cell>
          <table:table-cell office:value-type="float" office:value="26369" table:style-name="ce7">
            <text:p>26,369<text:s/></text:p>
          </table:table-cell>
          <table:table-cell office:value-type="float" office:value="34868" table:style-name="ce7">
            <text:p>34,868<text:s/></text:p>
          </table:table-cell>
          <table:table-cell office:value-type="float" office:value="34344" table:style-name="ce7">
            <text:p>34,344<text:s/></text:p>
          </table:table-cell>
          <table:table-cell office:value-type="float" office:value="21761" table:style-name="ce7">
            <text:p>21,761<text:s/></text:p>
          </table:table-cell>
          <table:table-cell office:value-type="float" office:value="61249" table:style-name="ce7">
            <text:p>61,249<text:s/></text:p>
          </table:table-cell>
          <table:table-cell office:value-type="float" office:value="21052" table:style-name="ce7">
            <text:p>21,052<text:s/></text:p>
          </table:table-cell>
          <table:table-cell office:value-type="float" office:value="17017" table:style-name="ce7">
            <text:p>17,017<text:s/></text:p>
          </table:table-cell>
          <table:table-cell office:value-type="float" office:value="17375" table:style-name="ce7">
            <text:p>17,375<text:s/></text:p>
          </table:table-cell>
          <table:table-cell office:value-type="float" office:value="24692" table:style-name="ce7">
            <text:p>24,692<text:s/></text:p>
          </table:table-cell>
          <table:table-cell office:value-type="float" office:value="14290" table:style-name="ce7">
            <text:p>14,290<text:s/></text:p>
          </table:table-cell>
          <table:table-cell office:value-type="float" office:value="30086" table:style-name="ce7">
            <text:p>30,086<text:s/></text:p>
          </table:table-cell>
          <table:table-cell office:value-type="float" office:value="20703" table:style-name="ce7">
            <text:p>20,703<text:s/></text:p>
          </table:table-cell>
          <table:table-cell office:value-type="float" office:value="8290" table:style-name="ce7">
            <text:p>8,290<text:s/></text:p>
          </table:table-cell>
          <table:table-cell office:value-type="float" office:value="16836" table:style-name="ce7">
            <text:p>16,836<text:s/></text:p>
          </table:table-cell>
          <table:table-cell office:value-type="float" office:value="42120" table:style-name="ce7">
            <text:p>42,120<text:s/></text:p>
          </table:table-cell>
          <table:table-cell office:value-type="float" office:value="22362" table:style-name="ce7">
            <text:p>22,362<text:s/></text:p>
          </table:table-cell>
          <table:table-cell office:value-type="float" office:value="26281" table:style-name="ce7">
            <text:p>26,281<text:s/></text:p>
          </table:table-cell>
          <table:table-cell office:value-type="float" office:value="26930" table:style-name="ce7">
            <text:p>26,930<text:s/></text:p>
          </table:table-cell>
          <table:table-cell office:value-type="float" office:value="13548" table:style-name="ce7">
            <text:p>13,548<text:s/></text:p>
          </table:table-cell>
          <table:table-cell office:value-type="float" office:value="11716" table:style-name="ce7">
            <text:p>11,716<text:s/></text:p>
          </table:table-cell>
          <table:table-cell office:value-type="float" office:value="6205" table:style-name="ce8">
            <text:p>6,205<text:s/></text:p>
          </table:table-cell>
          <table:table-cell office:value-type="float" office:value="5465" table:style-name="ce7">
            <text:p>5,465<text:s/></text:p>
          </table:table-cell>
          <table:table-cell office:value-type="float" office:value="9157" table:style-name="ce7">
            <text:p>9,157<text:s/></text:p>
          </table:table-cell>
          <table:table-cell office:value-type="float" office:value="10741" table:style-name="ce7">
            <text:p>10,741<text:s/></text:p>
          </table:table-cell>
          <table:table-cell office:value-type="float" office:value="10303" table:style-name="ce7">
            <text:p>10,303<text:s/></text:p>
          </table:table-cell>
          <table:table-cell office:value-type="float" office:value="12566" table:style-name="ce7">
            <text:p>12,566<text:s/></text:p>
          </table:table-cell>
          <table:table-cell office:value-type="float" office:value="18075" table:style-name="ce7">
            <text:p>18,075<text:s/></text:p>
          </table:table-cell>
          <table:table-cell office:value-type="float" office:value="30033" table:style-name="ce7">
            <text:p>30,033<text:s/></text:p>
          </table:table-cell>
          <table:table-cell office:value-type="float" office:value="25742" table:style-name="ce7">
            <text:p>25,742<text:s/></text:p>
          </table:table-cell>
          <table:table-cell office:value-type="float" office:value="14559" table:style-name="ce7">
            <text:p>14,559<text:s/></text:p>
          </table:table-cell>
          <table:table-cell office:value-type="float" office:value="13085" table:style-name="ce7">
            <text:p>13,085<text:s/></text:p>
          </table:table-cell>
          <table:table-cell office:value-type="float" office:value="13201" table:style-name="ce7">
            <text:p>13,201<text:s/></text:p>
          </table:table-cell>
          <table:table-cell office:value-type="float" office:value="13047" table:style-name="ce7">
            <text:p>13,047<text:s/></text:p>
          </table:table-cell>
          <table:table-cell office:value-type="float" office:value="12552" table:style-name="ce7">
            <text:p>12,552<text:s/></text:p>
          </table:table-cell>
          <table:table-cell office:value-type="float" office:value="11964" table:style-name="ce7">
            <text:p>11,964<text:s/></text:p>
          </table:table-cell>
          <table:table-cell office:value-type="float" office:value="9430" table:style-name="ce7">
            <text:p>9,430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16T00:00:00" table:style-name="ce6">
            <text:p>2024/5/16</text:p>
          </table:table-cell>
          <table:table-cell office:value-type="float" office:value="5569" table:style-name="ce7">
            <text:p>5,569<text:s/></text:p>
          </table:table-cell>
          <table:table-cell office:value-type="float" office:value="14590" table:style-name="ce7">
            <text:p>14,590<text:s/></text:p>
          </table:table-cell>
          <table:table-cell office:value-type="float" office:value="46013" table:style-name="ce7">
            <text:p>46,013<text:s/></text:p>
          </table:table-cell>
          <table:table-cell office:value-type="float" office:value="42318" table:style-name="ce7">
            <text:p>42,318<text:s/></text:p>
          </table:table-cell>
          <table:table-cell office:value-type="float" office:value="26087" table:style-name="ce7">
            <text:p>26,087<text:s/></text:p>
          </table:table-cell>
          <table:table-cell office:value-type="float" office:value="15248" table:style-name="ce7">
            <text:p>15,248<text:s/></text:p>
          </table:table-cell>
          <table:table-cell office:value-type="float" office:value="11357" table:style-name="ce7">
            <text:p>11,357<text:s/></text:p>
          </table:table-cell>
          <table:table-cell office:value-type="float" office:value="4049" table:style-name="ce7">
            <text:p>4,049<text:s/></text:p>
          </table:table-cell>
          <table:table-cell office:value-type="float" office:value="3575" table:style-name="ce7">
            <text:p>3,575<text:s/></text:p>
          </table:table-cell>
          <table:table-cell office:value-type="float" office:value="12929" table:style-name="ce7">
            <text:p>12,929<text:s/></text:p>
          </table:table-cell>
          <table:table-cell office:value-type="float" office:value="2328" table:style-name="ce7">
            <text:p>2,328<text:s/></text:p>
          </table:table-cell>
          <table:table-cell office:value-type="float" office:value="4776" table:style-name="ce7">
            <text:p>4,776<text:s/></text:p>
          </table:table-cell>
          <table:table-cell office:value-type="float" office:value="6801" table:style-name="ce7">
            <text:p>6,801<text:s/></text:p>
          </table:table-cell>
          <table:table-cell office:value-type="float" office:value="9940" table:style-name="ce7">
            <text:p>9,940<text:s/></text:p>
          </table:table-cell>
          <table:table-cell office:value-type="float" office:value="11447" table:style-name="ce7">
            <text:p>11,447<text:s/></text:p>
          </table:table-cell>
          <table:table-cell office:value-type="float" office:value="16664" table:style-name="ce7">
            <text:p>16,664<text:s/></text:p>
          </table:table-cell>
          <table:table-cell office:value-type="float" office:value="19078" table:style-name="ce7">
            <text:p>19,078<text:s/></text:p>
          </table:table-cell>
          <table:table-cell office:value-type="float" office:value="6004" table:style-name="ce7">
            <text:p>6,004<text:s/></text:p>
          </table:table-cell>
          <table:table-cell office:value-type="float" office:value="10370" table:style-name="ce7">
            <text:p>10,370<text:s/></text:p>
          </table:table-cell>
          <table:table-cell office:value-type="float" office:value="3705" table:style-name="ce7">
            <text:p>3,705<text:s/></text:p>
          </table:table-cell>
          <table:table-cell office:value-type="float" office:value="9039" table:style-name="ce7">
            <text:p>9,039<text:s/></text:p>
          </table:table-cell>
          <table:table-cell office:value-type="float" office:value="9080" table:style-name="ce7">
            <text:p>9,080<text:s/></text:p>
          </table:table-cell>
          <table:table-cell office:value-type="float" office:value="6736" table:style-name="ce7">
            <text:p>6,736<text:s/></text:p>
          </table:table-cell>
          <table:table-cell office:value-type="float" office:value="36369" table:style-name="ce7">
            <text:p>36,369<text:s/></text:p>
          </table:table-cell>
          <table:table-cell office:value-type="float" office:value="3367" table:style-name="ce7">
            <text:p>3,367<text:s/></text:p>
          </table:table-cell>
          <table:table-cell office:value-type="float" office:value="11182" table:style-name="ce7">
            <text:p>11,182<text:s/></text:p>
          </table:table-cell>
          <table:table-cell office:value-type="float" office:value="13616" table:style-name="ce7">
            <text:p>13,616<text:s/></text:p>
          </table:table-cell>
          <table:table-cell office:value-type="float" office:value="16279" table:style-name="ce7">
            <text:p>16,279<text:s/></text:p>
          </table:table-cell>
          <table:table-cell office:value-type="float" office:value="21777" table:style-name="ce8">
            <text:p>21,777<text:s/></text:p>
          </table:table-cell>
          <table:table-cell office:value-type="float" office:value="17273" table:style-name="ce7">
            <text:p>17,273<text:s/></text:p>
          </table:table-cell>
          <table:table-cell office:value-type="float" office:value="10278" table:style-name="ce7">
            <text:p>10,278<text:s/></text:p>
          </table:table-cell>
          <table:table-cell office:value-type="float" office:value="27197" table:style-name="ce7">
            <text:p>27,197<text:s/></text:p>
          </table:table-cell>
          <table:table-cell office:value-type="float" office:value="16613" table:style-name="ce7">
            <text:p>16,613<text:s/></text:p>
          </table:table-cell>
          <table:table-cell office:value-type="float" office:value="33061" table:style-name="ce7">
            <text:p>33,061<text:s/></text:p>
          </table:table-cell>
          <table:table-cell office:value-type="float" office:value="28768" table:style-name="ce7">
            <text:p>28,768<text:s/></text:p>
          </table:table-cell>
          <table:table-cell office:value-type="float" office:value="12222" table:style-name="ce7">
            <text:p>12,222<text:s/></text:p>
          </table:table-cell>
          <table:table-cell office:value-type="float" office:value="35932" table:style-name="ce7">
            <text:p>35,932<text:s/></text:p>
          </table:table-cell>
          <table:table-cell office:value-type="float" office:value="26872" table:style-name="ce7">
            <text:p>26,872<text:s/></text:p>
          </table:table-cell>
          <table:table-cell office:value-type="float" office:value="23355" table:style-name="ce8">
            <text:p>23,355<text:s/></text:p>
          </table:table-cell>
          <table:table-cell office:value-type="float" office:value="20911" table:style-name="ce7">
            <text:p>20,911<text:s/></text:p>
          </table:table-cell>
          <table:table-cell office:value-type="float" office:value="26095" table:style-name="ce7">
            <text:p>26,095<text:s/></text:p>
          </table:table-cell>
          <table:table-cell office:value-type="float" office:value="135850" table:style-name="ce7">
            <text:p>135,850<text:s/></text:p>
          </table:table-cell>
          <table:table-cell office:value-type="float" office:value="47530" table:style-name="ce7">
            <text:p>47,530<text:s/></text:p>
          </table:table-cell>
          <table:table-cell office:value-type="float" office:value="24191" table:style-name="ce7">
            <text:p>24,191<text:s/></text:p>
          </table:table-cell>
          <table:table-cell office:value-type="float" office:value="24897" table:style-name="ce7">
            <text:p>24,897<text:s/></text:p>
          </table:table-cell>
          <table:table-cell office:value-type="float" office:value="27226" table:style-name="ce7">
            <text:p>27,226<text:s/></text:p>
          </table:table-cell>
          <table:table-cell office:value-type="float" office:value="28551" table:style-name="ce7">
            <text:p>28,551<text:s/></text:p>
          </table:table-cell>
          <table:table-cell office:value-type="float" office:value="27924" table:style-name="ce7">
            <text:p>27,924<text:s/></text:p>
          </table:table-cell>
          <table:table-cell office:value-type="float" office:value="23993" table:style-name="ce7">
            <text:p>23,993<text:s/></text:p>
          </table:table-cell>
          <table:table-cell office:value-type="float" office:value="13364" table:style-name="ce7">
            <text:p>13,364<text:s/></text:p>
          </table:table-cell>
          <table:table-cell office:value-type="float" office:value="32082" table:style-name="ce7">
            <text:p>32,082<text:s/></text:p>
          </table:table-cell>
          <table:table-cell office:value-type="float" office:value="7039" table:style-name="ce7">
            <text:p>7,039<text:s/></text:p>
          </table:table-cell>
          <table:table-cell office:value-type="float" office:value="8500" table:style-name="ce7">
            <text:p>8,500<text:s/></text:p>
          </table:table-cell>
          <table:table-cell office:value-type="float" office:value="20452" table:style-name="ce7">
            <text:p>20,452<text:s/></text:p>
          </table:table-cell>
          <table:table-cell office:value-type="float" office:value="4991" table:style-name="ce7">
            <text:p>4,991<text:s/></text:p>
          </table:table-cell>
          <table:table-cell office:value-type="float" office:value="3941" table:style-name="ce7">
            <text:p>3,941<text:s/></text:p>
          </table:table-cell>
          <table:table-cell office:value-type="float" office:value="3380" table:style-name="ce7">
            <text:p>3,380<text:s/></text:p>
          </table:table-cell>
          <table:table-cell office:value-type="float" office:value="14594" table:style-name="ce7">
            <text:p>14,594<text:s/></text:p>
          </table:table-cell>
          <table:table-cell office:value-type="float" office:value="10230" table:style-name="ce7">
            <text:p>10,230<text:s/></text:p>
          </table:table-cell>
          <table:table-cell office:value-type="float" office:value="14730" table:style-name="ce7">
            <text:p>14,730<text:s/></text:p>
          </table:table-cell>
          <table:table-cell office:value-type="float" office:value="32803" table:style-name="ce7">
            <text:p>32,803<text:s/></text:p>
          </table:table-cell>
          <table:table-cell office:value-type="float" office:value="9635" table:style-name="ce7">
            <text:p>9,635<text:s/></text:p>
          </table:table-cell>
          <table:table-cell office:value-type="float" office:value="14058" table:style-name="ce7">
            <text:p>14,058<text:s/></text:p>
          </table:table-cell>
          <table:table-cell office:value-type="float" office:value="8594" table:style-name="ce7">
            <text:p>8,594<text:s/></text:p>
          </table:table-cell>
          <table:table-cell office:value-type="float" office:value="24223" table:style-name="ce7">
            <text:p>24,223<text:s/></text:p>
          </table:table-cell>
          <table:table-cell office:value-type="float" office:value="25449" table:style-name="ce7">
            <text:p>25,449<text:s/></text:p>
          </table:table-cell>
          <table:table-cell office:value-type="float" office:value="27395" table:style-name="ce7">
            <text:p>27,395<text:s/></text:p>
          </table:table-cell>
          <table:table-cell office:value-type="float" office:value="43228" table:style-name="ce7">
            <text:p>43,228<text:s/></text:p>
          </table:table-cell>
          <table:table-cell office:value-type="float" office:value="41488" table:style-name="ce7">
            <text:p>41,488<text:s/></text:p>
          </table:table-cell>
          <table:table-cell office:value-type="float" office:value="29571" table:style-name="ce7">
            <text:p>29,571<text:s/></text:p>
          </table:table-cell>
          <table:table-cell office:value-type="float" office:value="27707" table:style-name="ce7">
            <text:p>27,707<text:s/></text:p>
          </table:table-cell>
          <table:table-cell office:value-type="float" office:value="63413" table:style-name="ce7">
            <text:p>63,413<text:s/></text:p>
          </table:table-cell>
          <table:table-cell office:value-type="float" office:value="25509" table:style-name="ce7">
            <text:p>25,509<text:s/></text:p>
          </table:table-cell>
          <table:table-cell office:value-type="float" office:value="35078" table:style-name="ce7">
            <text:p>35,078<text:s/></text:p>
          </table:table-cell>
          <table:table-cell office:value-type="float" office:value="34487" table:style-name="ce7">
            <text:p>34,487<text:s/></text:p>
          </table:table-cell>
          <table:table-cell office:value-type="float" office:value="21461" table:style-name="ce7">
            <text:p>21,461<text:s/></text:p>
          </table:table-cell>
          <table:table-cell office:value-type="float" office:value="61435" table:style-name="ce7">
            <text:p>61,435<text:s/></text:p>
          </table:table-cell>
          <table:table-cell office:value-type="float" office:value="20931" table:style-name="ce7">
            <text:p>20,931<text:s/></text:p>
          </table:table-cell>
          <table:table-cell office:value-type="float" office:value="16494" table:style-name="ce7">
            <text:p>16,494<text:s/></text:p>
          </table:table-cell>
          <table:table-cell office:value-type="float" office:value="15546" table:style-name="ce7">
            <text:p>15,546<text:s/></text:p>
          </table:table-cell>
          <table:table-cell office:value-type="float" office:value="24871" table:style-name="ce7">
            <text:p>24,871<text:s/></text:p>
          </table:table-cell>
          <table:table-cell office:value-type="float" office:value="14070" table:style-name="ce7">
            <text:p>14,070<text:s/></text:p>
          </table:table-cell>
          <table:table-cell office:value-type="float" office:value="30690" table:style-name="ce7">
            <text:p>30,690<text:s/></text:p>
          </table:table-cell>
          <table:table-cell office:value-type="float" office:value="20132" table:style-name="ce7">
            <text:p>20,132<text:s/></text:p>
          </table:table-cell>
          <table:table-cell office:value-type="float" office:value="8140" table:style-name="ce7">
            <text:p>8,140<text:s/></text:p>
          </table:table-cell>
          <table:table-cell office:value-type="float" office:value="16658" table:style-name="ce7">
            <text:p>16,658<text:s/></text:p>
          </table:table-cell>
          <table:table-cell office:value-type="float" office:value="42154" table:style-name="ce7">
            <text:p>42,154<text:s/></text:p>
          </table:table-cell>
          <table:table-cell office:value-type="float" office:value="22124" table:style-name="ce7">
            <text:p>22,124<text:s/></text:p>
          </table:table-cell>
          <table:table-cell office:value-type="float" office:value="26357" table:style-name="ce7">
            <text:p>26,357<text:s/></text:p>
          </table:table-cell>
          <table:table-cell office:value-type="float" office:value="26943" table:style-name="ce7">
            <text:p>26,943<text:s/></text:p>
          </table:table-cell>
          <table:table-cell office:value-type="float" office:value="13768" table:style-name="ce7">
            <text:p>13,768<text:s/></text:p>
          </table:table-cell>
          <table:table-cell office:value-type="float" office:value="11813" table:style-name="ce7">
            <text:p>11,813<text:s/></text:p>
          </table:table-cell>
          <table:table-cell office:value-type="float" office:value="6116" table:style-name="ce8">
            <text:p>6,116<text:s/></text:p>
          </table:table-cell>
          <table:table-cell office:value-type="float" office:value="5442" table:style-name="ce7">
            <text:p>5,442<text:s/></text:p>
          </table:table-cell>
          <table:table-cell office:value-type="float" office:value="9244" table:style-name="ce7">
            <text:p>9,244<text:s/></text:p>
          </table:table-cell>
          <table:table-cell office:value-type="float" office:value="10561" table:style-name="ce7">
            <text:p>10,561<text:s/></text:p>
          </table:table-cell>
          <table:table-cell office:value-type="float" office:value="10223" table:style-name="ce7">
            <text:p>10,223<text:s/></text:p>
          </table:table-cell>
          <table:table-cell office:value-type="float" office:value="12536" table:style-name="ce7">
            <text:p>12,536<text:s/></text:p>
          </table:table-cell>
          <table:table-cell office:value-type="float" office:value="18103" table:style-name="ce7">
            <text:p>18,103<text:s/></text:p>
          </table:table-cell>
          <table:table-cell office:value-type="float" office:value="29799" table:style-name="ce7">
            <text:p>29,799<text:s/></text:p>
          </table:table-cell>
          <table:table-cell office:value-type="float" office:value="26177" table:style-name="ce7">
            <text:p>26,177<text:s/></text:p>
          </table:table-cell>
          <table:table-cell office:value-type="float" office:value="14488" table:style-name="ce7">
            <text:p>14,488<text:s/></text:p>
          </table:table-cell>
          <table:table-cell office:value-type="float" office:value="13074" table:style-name="ce7">
            <text:p>13,074<text:s/></text:p>
          </table:table-cell>
          <table:table-cell office:value-type="float" office:value="12960" table:style-name="ce7">
            <text:p>12,960<text:s/></text:p>
          </table:table-cell>
          <table:table-cell office:value-type="float" office:value="12727" table:style-name="ce7">
            <text:p>12,727<text:s/></text:p>
          </table:table-cell>
          <table:table-cell office:value-type="float" office:value="12389" table:style-name="ce7">
            <text:p>12,389<text:s/></text:p>
          </table:table-cell>
          <table:table-cell office:value-type="float" office:value="11785" table:style-name="ce7">
            <text:p>11,785<text:s/></text:p>
          </table:table-cell>
          <table:table-cell office:value-type="float" office:value="9283" table:style-name="ce7">
            <text:p>9,283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17T00:00:00" table:style-name="ce6">
            <text:p>2024/5/17</text:p>
          </table:table-cell>
          <table:table-cell office:value-type="float" office:value="5757" table:style-name="ce7">
            <text:p>5,757<text:s/></text:p>
          </table:table-cell>
          <table:table-cell office:value-type="float" office:value="14755" table:style-name="ce7">
            <text:p>14,755<text:s/></text:p>
          </table:table-cell>
          <table:table-cell office:value-type="float" office:value="49326" table:style-name="ce7">
            <text:p>49,326<text:s/></text:p>
          </table:table-cell>
          <table:table-cell office:value-type="float" office:value="49124" table:style-name="ce7">
            <text:p>49,124<text:s/></text:p>
          </table:table-cell>
          <table:table-cell office:value-type="float" office:value="28635" table:style-name="ce7">
            <text:p>28,635<text:s/></text:p>
          </table:table-cell>
          <table:table-cell office:value-type="float" office:value="16436" table:style-name="ce7">
            <text:p>16,436<text:s/></text:p>
          </table:table-cell>
          <table:table-cell office:value-type="float" office:value="11945" table:style-name="ce7">
            <text:p>11,945<text:s/></text:p>
          </table:table-cell>
          <table:table-cell office:value-type="float" office:value="4293" table:style-name="ce7">
            <text:p>4,293<text:s/></text:p>
          </table:table-cell>
          <table:table-cell office:value-type="float" office:value="3556" table:style-name="ce7">
            <text:p>3,556<text:s/></text:p>
          </table:table-cell>
          <table:table-cell office:value-type="float" office:value="13609" table:style-name="ce7">
            <text:p>13,609<text:s/></text:p>
          </table:table-cell>
          <table:table-cell office:value-type="float" office:value="2244" table:style-name="ce7">
            <text:p>2,244<text:s/></text:p>
          </table:table-cell>
          <table:table-cell office:value-type="float" office:value="5137" table:style-name="ce7">
            <text:p>5,137<text:s/></text:p>
          </table:table-cell>
          <table:table-cell office:value-type="float" office:value="6558" table:style-name="ce7">
            <text:p>6,558<text:s/></text:p>
          </table:table-cell>
          <table:table-cell office:value-type="float" office:value="9648" table:style-name="ce7">
            <text:p>9,648<text:s/></text:p>
          </table:table-cell>
          <table:table-cell office:value-type="float" office:value="13079" table:style-name="ce7">
            <text:p>13,079<text:s/></text:p>
          </table:table-cell>
          <table:table-cell office:value-type="float" office:value="16463" table:style-name="ce7">
            <text:p>16,463<text:s/></text:p>
          </table:table-cell>
          <table:table-cell office:value-type="float" office:value="19058" table:style-name="ce7">
            <text:p>19,058<text:s/></text:p>
          </table:table-cell>
          <table:table-cell office:value-type="float" office:value="6678" table:style-name="ce7">
            <text:p>6,678<text:s/></text:p>
          </table:table-cell>
          <table:table-cell office:value-type="float" office:value="10700" table:style-name="ce7">
            <text:p>10,700<text:s/></text:p>
          </table:table-cell>
          <table:table-cell office:value-type="float" office:value="3651" table:style-name="ce7">
            <text:p>3,651<text:s/></text:p>
          </table:table-cell>
          <table:table-cell office:value-type="float" office:value="9430" table:style-name="ce7">
            <text:p>9,430<text:s/></text:p>
          </table:table-cell>
          <table:table-cell office:value-type="float" office:value="9213" table:style-name="ce7">
            <text:p>9,213<text:s/></text:p>
          </table:table-cell>
          <table:table-cell office:value-type="float" office:value="6758" table:style-name="ce7">
            <text:p>6,758<text:s/></text:p>
          </table:table-cell>
          <table:table-cell office:value-type="float" office:value="32041" table:style-name="ce7">
            <text:p>32,041<text:s/></text:p>
          </table:table-cell>
          <table:table-cell office:value-type="float" office:value="3803" table:style-name="ce7">
            <text:p>3,803<text:s/></text:p>
          </table:table-cell>
          <table:table-cell office:value-type="float" office:value="13968" table:style-name="ce7">
            <text:p>13,968<text:s/></text:p>
          </table:table-cell>
          <table:table-cell office:value-type="float" office:value="14028" table:style-name="ce7">
            <text:p>14,028<text:s/></text:p>
          </table:table-cell>
          <table:table-cell office:value-type="float" office:value="17144" table:style-name="ce7">
            <text:p>17,144<text:s/></text:p>
          </table:table-cell>
          <table:table-cell office:value-type="float" office:value="22868" table:style-name="ce8">
            <text:p>22,868<text:s/></text:p>
          </table:table-cell>
          <table:table-cell office:value-type="float" office:value="18055" table:style-name="ce7">
            <text:p>18,055<text:s/></text:p>
          </table:table-cell>
          <table:table-cell office:value-type="float" office:value="10655" table:style-name="ce7">
            <text:p>10,655<text:s/></text:p>
          </table:table-cell>
          <table:table-cell office:value-type="float" office:value="30146" table:style-name="ce7">
            <text:p>30,146<text:s/></text:p>
          </table:table-cell>
          <table:table-cell office:value-type="float" office:value="17223" table:style-name="ce7">
            <text:p>17,223<text:s/></text:p>
          </table:table-cell>
          <table:table-cell office:value-type="float" office:value="34776" table:style-name="ce7">
            <text:p>34,776<text:s/></text:p>
          </table:table-cell>
          <table:table-cell office:value-type="float" office:value="30865" table:style-name="ce7">
            <text:p>30,865<text:s/></text:p>
          </table:table-cell>
          <table:table-cell office:value-type="float" office:value="12370" table:style-name="ce7">
            <text:p>12,370<text:s/></text:p>
          </table:table-cell>
          <table:table-cell office:value-type="float" office:value="37675" table:style-name="ce7">
            <text:p>37,675<text:s/></text:p>
          </table:table-cell>
          <table:table-cell office:value-type="float" office:value="27465" table:style-name="ce7">
            <text:p>27,465<text:s/></text:p>
          </table:table-cell>
          <table:table-cell office:value-type="float" office:value="24022" table:style-name="ce8">
            <text:p>24,022<text:s/></text:p>
          </table:table-cell>
          <table:table-cell office:value-type="float" office:value="21347" table:style-name="ce7">
            <text:p>21,347<text:s/></text:p>
          </table:table-cell>
          <table:table-cell office:value-type="float" office:value="27201" table:style-name="ce7">
            <text:p>27,201<text:s/></text:p>
          </table:table-cell>
          <table:table-cell office:value-type="float" office:value="171231" table:style-name="ce7">
            <text:p>171,231<text:s/></text:p>
          </table:table-cell>
          <table:table-cell office:value-type="float" office:value="58168" table:style-name="ce7">
            <text:p>58,168<text:s/></text:p>
          </table:table-cell>
          <table:table-cell office:value-type="float" office:value="26689" table:style-name="ce7">
            <text:p>26,689<text:s/></text:p>
          </table:table-cell>
          <table:table-cell office:value-type="float" office:value="26693" table:style-name="ce7">
            <text:p>26,693<text:s/></text:p>
          </table:table-cell>
          <table:table-cell office:value-type="float" office:value="29816" table:style-name="ce7">
            <text:p>29,816<text:s/></text:p>
          </table:table-cell>
          <table:table-cell office:value-type="float" office:value="31332" table:style-name="ce7">
            <text:p>31,332<text:s/></text:p>
          </table:table-cell>
          <table:table-cell office:value-type="float" office:value="30306" table:style-name="ce7">
            <text:p>30,306<text:s/></text:p>
          </table:table-cell>
          <table:table-cell office:value-type="float" office:value="26033" table:style-name="ce7">
            <text:p>26,033<text:s/></text:p>
          </table:table-cell>
          <table:table-cell office:value-type="float" office:value="13897" table:style-name="ce7">
            <text:p>13,897<text:s/></text:p>
          </table:table-cell>
          <table:table-cell office:value-type="float" office:value="32748" table:style-name="ce7">
            <text:p>32,748<text:s/></text:p>
          </table:table-cell>
          <table:table-cell office:value-type="float" office:value="7193" table:style-name="ce7">
            <text:p>7,193<text:s/></text:p>
          </table:table-cell>
          <table:table-cell office:value-type="float" office:value="8788" table:style-name="ce7">
            <text:p>8,788<text:s/></text:p>
          </table:table-cell>
          <table:table-cell office:value-type="float" office:value="21170" table:style-name="ce7">
            <text:p>21,170<text:s/></text:p>
          </table:table-cell>
          <table:table-cell office:value-type="float" office:value="5586" table:style-name="ce7">
            <text:p>5,586<text:s/></text:p>
          </table:table-cell>
          <table:table-cell office:value-type="float" office:value="4051" table:style-name="ce7">
            <text:p>4,051<text:s/></text:p>
          </table:table-cell>
          <table:table-cell office:value-type="float" office:value="3456" table:style-name="ce7">
            <text:p>3,456<text:s/></text:p>
          </table:table-cell>
          <table:table-cell office:value-type="float" office:value="14423" table:style-name="ce7">
            <text:p>14,423<text:s/></text:p>
          </table:table-cell>
          <table:table-cell office:value-type="float" office:value="10698" table:style-name="ce7">
            <text:p>10,698<text:s/></text:p>
          </table:table-cell>
          <table:table-cell office:value-type="float" office:value="15618" table:style-name="ce7">
            <text:p>15,618<text:s/></text:p>
          </table:table-cell>
          <table:table-cell office:value-type="float" office:value="36046" table:style-name="ce7">
            <text:p>36,046<text:s/></text:p>
          </table:table-cell>
          <table:table-cell office:value-type="float" office:value="9925" table:style-name="ce7">
            <text:p>9,925<text:s/></text:p>
          </table:table-cell>
          <table:table-cell office:value-type="float" office:value="15163" table:style-name="ce7">
            <text:p>15,163<text:s/></text:p>
          </table:table-cell>
          <table:table-cell office:value-type="float" office:value="9274" table:style-name="ce7">
            <text:p>9,274<text:s/></text:p>
          </table:table-cell>
          <table:table-cell office:value-type="float" office:value="25247" table:style-name="ce7">
            <text:p>25,247<text:s/></text:p>
          </table:table-cell>
          <table:table-cell office:value-type="float" office:value="25373" table:style-name="ce7">
            <text:p>25,373<text:s/></text:p>
          </table:table-cell>
          <table:table-cell office:value-type="float" office:value="30508" table:style-name="ce7">
            <text:p>30,508<text:s/></text:p>
          </table:table-cell>
          <table:table-cell office:value-type="float" office:value="49283" table:style-name="ce7">
            <text:p>49,283<text:s/></text:p>
          </table:table-cell>
          <table:table-cell office:value-type="float" office:value="42668" table:style-name="ce7">
            <text:p>42,668<text:s/></text:p>
          </table:table-cell>
          <table:table-cell office:value-type="float" office:value="30442" table:style-name="ce7">
            <text:p>30,442<text:s/></text:p>
          </table:table-cell>
          <table:table-cell office:value-type="float" office:value="29636" table:style-name="ce7">
            <text:p>29,636<text:s/></text:p>
          </table:table-cell>
          <table:table-cell office:value-type="float" office:value="78087" table:style-name="ce7">
            <text:p>78,087<text:s/></text:p>
          </table:table-cell>
          <table:table-cell office:value-type="float" office:value="27579" table:style-name="ce7">
            <text:p>27,579<text:s/></text:p>
          </table:table-cell>
          <table:table-cell office:value-type="float" office:value="39456" table:style-name="ce7">
            <text:p>39,456<text:s/></text:p>
          </table:table-cell>
          <table:table-cell office:value-type="float" office:value="39593" table:style-name="ce7">
            <text:p>39,593<text:s/></text:p>
          </table:table-cell>
          <table:table-cell office:value-type="float" office:value="24737" table:style-name="ce7">
            <text:p>24,737<text:s/></text:p>
          </table:table-cell>
          <table:table-cell office:value-type="float" office:value="69779" table:style-name="ce7">
            <text:p>69,779<text:s/></text:p>
          </table:table-cell>
          <table:table-cell office:value-type="float" office:value="21901" table:style-name="ce7">
            <text:p>21,901<text:s/></text:p>
          </table:table-cell>
          <table:table-cell office:value-type="float" office:value="17669" table:style-name="ce7">
            <text:p>17,669<text:s/></text:p>
          </table:table-cell>
          <table:table-cell office:value-type="float" office:value="15229" table:style-name="ce7">
            <text:p>15,229<text:s/></text:p>
          </table:table-cell>
          <table:table-cell office:value-type="float" office:value="28678" table:style-name="ce7">
            <text:p>28,678<text:s/></text:p>
          </table:table-cell>
          <table:table-cell office:value-type="float" office:value="14545" table:style-name="ce7">
            <text:p>14,545<text:s/></text:p>
          </table:table-cell>
          <table:table-cell office:value-type="float" office:value="34799" table:style-name="ce7">
            <text:p>34,799<text:s/></text:p>
          </table:table-cell>
          <table:table-cell office:value-type="float" office:value="22249" table:style-name="ce7">
            <text:p>22,249<text:s/></text:p>
          </table:table-cell>
          <table:table-cell office:value-type="float" office:value="8996" table:style-name="ce7">
            <text:p>8,996<text:s/></text:p>
          </table:table-cell>
          <table:table-cell office:value-type="float" office:value="18243" table:style-name="ce7">
            <text:p>18,243<text:s/></text:p>
          </table:table-cell>
          <table:table-cell office:value-type="float" office:value="44267" table:style-name="ce7">
            <text:p>44,267<text:s/></text:p>
          </table:table-cell>
          <table:table-cell office:value-type="float" office:value="23716" table:style-name="ce7">
            <text:p>23,716<text:s/></text:p>
          </table:table-cell>
          <table:table-cell office:value-type="float" office:value="26864" table:style-name="ce7">
            <text:p>26,864<text:s/></text:p>
          </table:table-cell>
          <table:table-cell office:value-type="float" office:value="29424" table:style-name="ce7">
            <text:p>29,424<text:s/></text:p>
          </table:table-cell>
          <table:table-cell office:value-type="float" office:value="13977" table:style-name="ce7">
            <text:p>13,977<text:s/></text:p>
          </table:table-cell>
          <table:table-cell office:value-type="float" office:value="12579" table:style-name="ce7">
            <text:p>12,579<text:s/></text:p>
          </table:table-cell>
          <table:table-cell office:value-type="float" office:value="6357" table:style-name="ce8">
            <text:p>6,357<text:s/></text:p>
          </table:table-cell>
          <table:table-cell office:value-type="float" office:value="5526" table:style-name="ce7">
            <text:p>5,526<text:s/></text:p>
          </table:table-cell>
          <table:table-cell office:value-type="float" office:value="9555" table:style-name="ce7">
            <text:p>9,555<text:s/></text:p>
          </table:table-cell>
          <table:table-cell office:value-type="float" office:value="10821" table:style-name="ce7">
            <text:p>10,821<text:s/></text:p>
          </table:table-cell>
          <table:table-cell office:value-type="float" office:value="11782" table:style-name="ce7">
            <text:p>11,782<text:s/></text:p>
          </table:table-cell>
          <table:table-cell office:value-type="float" office:value="13594" table:style-name="ce7">
            <text:p>13,594<text:s/></text:p>
          </table:table-cell>
          <table:table-cell office:value-type="float" office:value="19307" table:style-name="ce7">
            <text:p>19,307<text:s/></text:p>
          </table:table-cell>
          <table:table-cell office:value-type="float" office:value="30764" table:style-name="ce7">
            <text:p>30,764<text:s/></text:p>
          </table:table-cell>
          <table:table-cell office:value-type="float" office:value="28580" table:style-name="ce7">
            <text:p>28,580<text:s/></text:p>
          </table:table-cell>
          <table:table-cell office:value-type="float" office:value="15253" table:style-name="ce7">
            <text:p>15,253<text:s/></text:p>
          </table:table-cell>
          <table:table-cell office:value-type="float" office:value="13736" table:style-name="ce7">
            <text:p>13,736<text:s/></text:p>
          </table:table-cell>
          <table:table-cell office:value-type="float" office:value="13844" table:style-name="ce7">
            <text:p>13,844<text:s/></text:p>
          </table:table-cell>
          <table:table-cell office:value-type="float" office:value="13308" table:style-name="ce7">
            <text:p>13,308<text:s/></text:p>
          </table:table-cell>
          <table:table-cell office:value-type="float" office:value="12995" table:style-name="ce7">
            <text:p>12,995<text:s/></text:p>
          </table:table-cell>
          <table:table-cell office:value-type="float" office:value="12146" table:style-name="ce7">
            <text:p>12,146<text:s/></text:p>
          </table:table-cell>
          <table:table-cell office:value-type="float" office:value="9905" table:style-name="ce7">
            <text:p>9,905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18T00:00:00" table:style-name="ce6">
            <text:p>2024/5/18</text:p>
          </table:table-cell>
          <table:table-cell office:value-type="float" office:value="4097" table:style-name="ce7">
            <text:p>4,097<text:s/></text:p>
          </table:table-cell>
          <table:table-cell office:value-type="float" office:value="9568" table:style-name="ce7">
            <text:p>9,568<text:s/></text:p>
          </table:table-cell>
          <table:table-cell office:value-type="float" office:value="29334" table:style-name="ce7">
            <text:p>29,334<text:s/></text:p>
          </table:table-cell>
          <table:table-cell office:value-type="float" office:value="46962" table:style-name="ce7">
            <text:p>46,962<text:s/></text:p>
          </table:table-cell>
          <table:table-cell office:value-type="float" office:value="18874" table:style-name="ce7">
            <text:p>18,874<text:s/></text:p>
          </table:table-cell>
          <table:table-cell office:value-type="float" office:value="13154" table:style-name="ce7">
            <text:p>13,154<text:s/></text:p>
          </table:table-cell>
          <table:table-cell office:value-type="float" office:value="8404" table:style-name="ce7">
            <text:p>8,404<text:s/></text:p>
          </table:table-cell>
          <table:table-cell office:value-type="float" office:value="3908" table:style-name="ce7">
            <text:p>3,908<text:s/></text:p>
          </table:table-cell>
          <table:table-cell office:value-type="float" office:value="2712" table:style-name="ce7">
            <text:p>2,712<text:s/></text:p>
          </table:table-cell>
          <table:table-cell office:value-type="float" office:value="8618" table:style-name="ce7">
            <text:p>8,618<text:s/></text:p>
          </table:table-cell>
          <table:table-cell office:value-type="float" office:value="1682" table:style-name="ce7">
            <text:p>1,682<text:s/></text:p>
          </table:table-cell>
          <table:table-cell office:value-type="float" office:value="3900" table:style-name="ce7">
            <text:p>3,900<text:s/></text:p>
          </table:table-cell>
          <table:table-cell office:value-type="float" office:value="9271" table:style-name="ce7">
            <text:p>9,271<text:s/></text:p>
          </table:table-cell>
          <table:table-cell office:value-type="float" office:value="7491" table:style-name="ce7">
            <text:p>7,491<text:s/></text:p>
          </table:table-cell>
          <table:table-cell office:value-type="float" office:value="11558" table:style-name="ce7">
            <text:p>11,558<text:s/></text:p>
          </table:table-cell>
          <table:table-cell office:value-type="float" office:value="5494" table:style-name="ce7">
            <text:p>5,494<text:s/></text:p>
          </table:table-cell>
          <table:table-cell office:value-type="float" office:value="7687" table:style-name="ce7">
            <text:p>7,687<text:s/></text:p>
          </table:table-cell>
          <table:table-cell office:value-type="float" office:value="4488" table:style-name="ce7">
            <text:p>4,488<text:s/></text:p>
          </table:table-cell>
          <table:table-cell office:value-type="float" office:value="8870" table:style-name="ce7">
            <text:p>8,870<text:s/></text:p>
          </table:table-cell>
          <table:table-cell office:value-type="float" office:value="3769" table:style-name="ce7">
            <text:p>3,769<text:s/></text:p>
          </table:table-cell>
          <table:table-cell office:value-type="float" office:value="6134" table:style-name="ce7">
            <text:p>6,134<text:s/></text:p>
          </table:table-cell>
          <table:table-cell office:value-type="float" office:value="6755" table:style-name="ce7">
            <text:p>6,755<text:s/></text:p>
          </table:table-cell>
          <table:table-cell office:value-type="float" office:value="2634" table:style-name="ce7">
            <text:p>2,634<text:s/></text:p>
          </table:table-cell>
          <table:table-cell office:value-type="float" office:value="20670" table:style-name="ce7">
            <text:p>20,670<text:s/></text:p>
          </table:table-cell>
          <table:table-cell office:value-type="float" office:value="3707" table:style-name="ce7">
            <text:p>3,707<text:s/></text:p>
          </table:table-cell>
          <table:table-cell office:value-type="float" office:value="16684" table:style-name="ce7">
            <text:p>16,684<text:s/></text:p>
          </table:table-cell>
          <table:table-cell office:value-type="float" office:value="10707" table:style-name="ce7">
            <text:p>10,707<text:s/></text:p>
          </table:table-cell>
          <table:table-cell office:value-type="float" office:value="13241" table:style-name="ce7">
            <text:p>13,241<text:s/></text:p>
          </table:table-cell>
          <table:table-cell office:value-type="float" office:value="16291" table:style-name="ce8">
            <text:p>16,291<text:s/></text:p>
          </table:table-cell>
          <table:table-cell office:value-type="float" office:value="15410" table:style-name="ce7">
            <text:p>15,410<text:s/></text:p>
          </table:table-cell>
          <table:table-cell office:value-type="float" office:value="8914" table:style-name="ce7">
            <text:p>8,914<text:s/></text:p>
          </table:table-cell>
          <table:table-cell office:value-type="float" office:value="28762" table:style-name="ce7">
            <text:p>28,762<text:s/></text:p>
          </table:table-cell>
          <table:table-cell office:value-type="float" office:value="14394" table:style-name="ce7">
            <text:p>14,394<text:s/></text:p>
          </table:table-cell>
          <table:table-cell office:value-type="float" office:value="26638" table:style-name="ce7">
            <text:p>26,638<text:s/></text:p>
          </table:table-cell>
          <table:table-cell office:value-type="float" office:value="25300" table:style-name="ce7">
            <text:p>25,300<text:s/></text:p>
          </table:table-cell>
          <table:table-cell office:value-type="float" office:value="6071" table:style-name="ce7">
            <text:p>6,071<text:s/></text:p>
          </table:table-cell>
          <table:table-cell office:value-type="float" office:value="30069" table:style-name="ce7">
            <text:p>30,069<text:s/></text:p>
          </table:table-cell>
          <table:table-cell office:value-type="float" office:value="20965" table:style-name="ce7">
            <text:p>20,965<text:s/></text:p>
          </table:table-cell>
          <table:table-cell office:value-type="float" office:value="17143" table:style-name="ce8">
            <text:p>17,143<text:s/></text:p>
          </table:table-cell>
          <table:table-cell office:value-type="float" office:value="16927" table:style-name="ce7">
            <text:p>16,927<text:s/></text:p>
          </table:table-cell>
          <table:table-cell office:value-type="float" office:value="12264" table:style-name="ce7">
            <text:p>12,264<text:s/></text:p>
          </table:table-cell>
          <table:table-cell office:value-type="float" office:value="165602" table:style-name="ce7">
            <text:p>165,602<text:s/></text:p>
          </table:table-cell>
          <table:table-cell office:value-type="float" office:value="62729" table:style-name="ce7">
            <text:p>62,729<text:s/></text:p>
          </table:table-cell>
          <table:table-cell office:value-type="float" office:value="20261" table:style-name="ce7">
            <text:p>20,261<text:s/></text:p>
          </table:table-cell>
          <table:table-cell office:value-type="float" office:value="19117" table:style-name="ce7">
            <text:p>19,117<text:s/></text:p>
          </table:table-cell>
          <table:table-cell office:value-type="float" office:value="35344" table:style-name="ce7">
            <text:p>35,344<text:s/></text:p>
          </table:table-cell>
          <table:table-cell office:value-type="float" office:value="31603" table:style-name="ce7">
            <text:p>31,603<text:s/></text:p>
          </table:table-cell>
          <table:table-cell office:value-type="float" office:value="28782" table:style-name="ce7">
            <text:p>28,782<text:s/></text:p>
          </table:table-cell>
          <table:table-cell office:value-type="float" office:value="21228" table:style-name="ce7">
            <text:p>21,228<text:s/></text:p>
          </table:table-cell>
          <table:table-cell office:value-type="float" office:value="9375" table:style-name="ce7">
            <text:p>9,375<text:s/></text:p>
          </table:table-cell>
          <table:table-cell office:value-type="float" office:value="22980" table:style-name="ce7">
            <text:p>22,980<text:s/></text:p>
          </table:table-cell>
          <table:table-cell office:value-type="float" office:value="6166" table:style-name="ce7">
            <text:p>6,166<text:s/></text:p>
          </table:table-cell>
          <table:table-cell office:value-type="float" office:value="5892" table:style-name="ce7">
            <text:p>5,892<text:s/></text:p>
          </table:table-cell>
          <table:table-cell office:value-type="float" office:value="17049" table:style-name="ce7">
            <text:p>17,049<text:s/></text:p>
          </table:table-cell>
          <table:table-cell office:value-type="float" office:value="5795" table:style-name="ce7">
            <text:p>5,795<text:s/></text:p>
          </table:table-cell>
          <table:table-cell office:value-type="float" office:value="3461" table:style-name="ce7">
            <text:p>3,461<text:s/></text:p>
          </table:table-cell>
          <table:table-cell office:value-type="float" office:value="1857" table:style-name="ce7">
            <text:p>1,857<text:s/></text:p>
          </table:table-cell>
          <table:table-cell office:value-type="float" office:value="9476" table:style-name="ce7">
            <text:p>9,476<text:s/></text:p>
          </table:table-cell>
          <table:table-cell office:value-type="float" office:value="8637" table:style-name="ce7">
            <text:p>8,637<text:s/></text:p>
          </table:table-cell>
          <table:table-cell office:value-type="float" office:value="13012" table:style-name="ce7">
            <text:p>13,012<text:s/></text:p>
          </table:table-cell>
          <table:table-cell office:value-type="float" office:value="38875" table:style-name="ce7">
            <text:p>38,875<text:s/></text:p>
          </table:table-cell>
          <table:table-cell office:value-type="float" office:value="6726" table:style-name="ce7">
            <text:p>6,726<text:s/></text:p>
          </table:table-cell>
          <table:table-cell office:value-type="float" office:value="12143" table:style-name="ce7">
            <text:p>12,143<text:s/></text:p>
          </table:table-cell>
          <table:table-cell office:value-type="float" office:value="7162" table:style-name="ce7">
            <text:p>7,162<text:s/></text:p>
          </table:table-cell>
          <table:table-cell office:value-type="float" office:value="18897" table:style-name="ce7">
            <text:p>18,897<text:s/></text:p>
          </table:table-cell>
          <table:table-cell office:value-type="float" office:value="16179" table:style-name="ce7">
            <text:p>16,179<text:s/></text:p>
          </table:table-cell>
          <table:table-cell office:value-type="float" office:value="27439" table:style-name="ce7">
            <text:p>27,439<text:s/></text:p>
          </table:table-cell>
          <table:table-cell office:value-type="float" office:value="42359" table:style-name="ce7">
            <text:p>42,359<text:s/></text:p>
          </table:table-cell>
          <table:table-cell office:value-type="float" office:value="31986" table:style-name="ce7">
            <text:p>31,986<text:s/></text:p>
          </table:table-cell>
          <table:table-cell office:value-type="float" office:value="23838" table:style-name="ce7">
            <text:p>23,838<text:s/></text:p>
          </table:table-cell>
          <table:table-cell office:value-type="float" office:value="28400" table:style-name="ce7">
            <text:p>28,400<text:s/></text:p>
          </table:table-cell>
          <table:table-cell office:value-type="float" office:value="84174" table:style-name="ce7">
            <text:p>84,174<text:s/></text:p>
          </table:table-cell>
          <table:table-cell office:value-type="float" office:value="17316" table:style-name="ce7">
            <text:p>17,316<text:s/></text:p>
          </table:table-cell>
          <table:table-cell office:value-type="float" office:value="36805" table:style-name="ce7">
            <text:p>36,805<text:s/></text:p>
          </table:table-cell>
          <table:table-cell office:value-type="float" office:value="34939" table:style-name="ce7">
            <text:p>34,939<text:s/></text:p>
          </table:table-cell>
          <table:table-cell office:value-type="float" office:value="22236" table:style-name="ce7">
            <text:p>22,236<text:s/></text:p>
          </table:table-cell>
          <table:table-cell office:value-type="float" office:value="57451" table:style-name="ce7">
            <text:p>57,451<text:s/></text:p>
          </table:table-cell>
          <table:table-cell office:value-type="float" office:value="16172" table:style-name="ce7">
            <text:p>16,172<text:s/></text:p>
          </table:table-cell>
          <table:table-cell office:value-type="float" office:value="14441" table:style-name="ce7">
            <text:p>14,441<text:s/></text:p>
          </table:table-cell>
          <table:table-cell office:value-type="float" office:value="10152" table:style-name="ce7">
            <text:p>10,152<text:s/></text:p>
          </table:table-cell>
          <table:table-cell office:value-type="float" office:value="21510" table:style-name="ce7">
            <text:p>21,510<text:s/></text:p>
          </table:table-cell>
          <table:table-cell office:value-type="float" office:value="10405" table:style-name="ce7">
            <text:p>10,405<text:s/></text:p>
          </table:table-cell>
          <table:table-cell office:value-type="float" office:value="31116" table:style-name="ce7">
            <text:p>31,116<text:s/></text:p>
          </table:table-cell>
          <table:table-cell office:value-type="float" office:value="15048" table:style-name="ce7">
            <text:p>15,048<text:s/></text:p>
          </table:table-cell>
          <table:table-cell office:value-type="float" office:value="12491" table:style-name="ce7">
            <text:p>12,491<text:s/></text:p>
          </table:table-cell>
          <table:table-cell office:value-type="float" office:value="15090" table:style-name="ce7">
            <text:p>15,090<text:s/></text:p>
          </table:table-cell>
          <table:table-cell office:value-type="float" office:value="22969" table:style-name="ce7">
            <text:p>22,969<text:s/></text:p>
          </table:table-cell>
          <table:table-cell office:value-type="float" office:value="18043" table:style-name="ce7">
            <text:p>18,043<text:s/></text:p>
          </table:table-cell>
          <table:table-cell office:value-type="float" office:value="16930" table:style-name="ce7">
            <text:p>16,930<text:s/></text:p>
          </table:table-cell>
          <table:table-cell office:value-type="float" office:value="23255" table:style-name="ce7">
            <text:p>23,255<text:s/></text:p>
          </table:table-cell>
          <table:table-cell office:value-type="float" office:value="8851" table:style-name="ce7">
            <text:p>8,851<text:s/></text:p>
          </table:table-cell>
          <table:table-cell office:value-type="float" office:value="9344" table:style-name="ce7">
            <text:p>9,344<text:s/></text:p>
          </table:table-cell>
          <table:table-cell office:value-type="float" office:value="4284" table:style-name="ce8">
            <text:p>4,284<text:s/></text:p>
          </table:table-cell>
          <table:table-cell office:value-type="float" office:value="2616" table:style-name="ce7">
            <text:p>2,616<text:s/></text:p>
          </table:table-cell>
          <table:table-cell office:value-type="float" office:value="8644" table:style-name="ce7">
            <text:p>8,644<text:s/></text:p>
          </table:table-cell>
          <table:table-cell office:value-type="float" office:value="8000" table:style-name="ce7">
            <text:p>8,000<text:s/></text:p>
          </table:table-cell>
          <table:table-cell office:value-type="float" office:value="10478" table:style-name="ce7">
            <text:p>10,478<text:s/></text:p>
          </table:table-cell>
          <table:table-cell office:value-type="float" office:value="11644" table:style-name="ce7">
            <text:p>11,644<text:s/></text:p>
          </table:table-cell>
          <table:table-cell office:value-type="float" office:value="14171" table:style-name="ce7">
            <text:p>14,171<text:s/></text:p>
          </table:table-cell>
          <table:table-cell office:value-type="float" office:value="20774" table:style-name="ce7">
            <text:p>20,774<text:s/></text:p>
          </table:table-cell>
          <table:table-cell office:value-type="float" office:value="24921" table:style-name="ce7">
            <text:p>24,921<text:s/></text:p>
          </table:table-cell>
          <table:table-cell office:value-type="float" office:value="11572" table:style-name="ce7">
            <text:p>11,572<text:s/></text:p>
          </table:table-cell>
          <table:table-cell office:value-type="float" office:value="10289" table:style-name="ce7">
            <text:p>10,289<text:s/></text:p>
          </table:table-cell>
          <table:table-cell office:value-type="float" office:value="10678" table:style-name="ce7">
            <text:p>10,678<text:s/></text:p>
          </table:table-cell>
          <table:table-cell office:value-type="float" office:value="9995" table:style-name="ce7">
            <text:p>9,995<text:s/></text:p>
          </table:table-cell>
          <table:table-cell office:value-type="float" office:value="10658" table:style-name="ce7">
            <text:p>10,658<text:s/></text:p>
          </table:table-cell>
          <table:table-cell office:value-type="float" office:value="8670" table:style-name="ce7">
            <text:p>8,670<text:s/></text:p>
          </table:table-cell>
          <table:table-cell office:value-type="float" office:value="7578" table:style-name="ce7">
            <text:p>7,578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19T00:00:00" table:style-name="ce6">
            <text:p>2024/5/19</text:p>
          </table:table-cell>
          <table:table-cell office:value-type="float" office:value="4055" table:style-name="ce7">
            <text:p>4,055<text:s/></text:p>
          </table:table-cell>
          <table:table-cell office:value-type="float" office:value="7368" table:style-name="ce7">
            <text:p>7,368<text:s/></text:p>
          </table:table-cell>
          <table:table-cell office:value-type="float" office:value="21568" table:style-name="ce7">
            <text:p>21,568<text:s/></text:p>
          </table:table-cell>
          <table:table-cell office:value-type="float" office:value="35458" table:style-name="ce7">
            <text:p>35,458<text:s/></text:p>
          </table:table-cell>
          <table:table-cell office:value-type="float" office:value="14241" table:style-name="ce7">
            <text:p>14,241<text:s/></text:p>
          </table:table-cell>
          <table:table-cell office:value-type="float" office:value="10731" table:style-name="ce7">
            <text:p>10,731<text:s/></text:p>
          </table:table-cell>
          <table:table-cell office:value-type="float" office:value="6820" table:style-name="ce7">
            <text:p>6,820<text:s/></text:p>
          </table:table-cell>
          <table:table-cell office:value-type="float" office:value="3364" table:style-name="ce7">
            <text:p>3,364<text:s/></text:p>
          </table:table-cell>
          <table:table-cell office:value-type="float" office:value="2331" table:style-name="ce7">
            <text:p>2,331<text:s/></text:p>
          </table:table-cell>
          <table:table-cell office:value-type="float" office:value="7669" table:style-name="ce7">
            <text:p>7,669<text:s/></text:p>
          </table:table-cell>
          <table:table-cell office:value-type="float" office:value="1486" table:style-name="ce7">
            <text:p>1,486<text:s/></text:p>
          </table:table-cell>
          <table:table-cell office:value-type="float" office:value="3300" table:style-name="ce7">
            <text:p>3,300<text:s/></text:p>
          </table:table-cell>
          <table:table-cell office:value-type="float" office:value="8346" table:style-name="ce7">
            <text:p>8,346<text:s/></text:p>
          </table:table-cell>
          <table:table-cell office:value-type="float" office:value="6062" table:style-name="ce7">
            <text:p>6,062<text:s/></text:p>
          </table:table-cell>
          <table:table-cell office:value-type="float" office:value="9857" table:style-name="ce7">
            <text:p>9,857<text:s/></text:p>
          </table:table-cell>
          <table:table-cell office:value-type="float" office:value="4527" table:style-name="ce7">
            <text:p>4,527<text:s/></text:p>
          </table:table-cell>
          <table:table-cell office:value-type="float" office:value="6749" table:style-name="ce7">
            <text:p>6,749<text:s/></text:p>
          </table:table-cell>
          <table:table-cell office:value-type="float" office:value="3926" table:style-name="ce7">
            <text:p>3,926<text:s/></text:p>
          </table:table-cell>
          <table:table-cell office:value-type="float" office:value="7383" table:style-name="ce7">
            <text:p>7,383<text:s/></text:p>
          </table:table-cell>
          <table:table-cell office:value-type="float" office:value="3728" table:style-name="ce7">
            <text:p>3,728<text:s/></text:p>
          </table:table-cell>
          <table:table-cell office:value-type="float" office:value="5146" table:style-name="ce7">
            <text:p>5,146<text:s/></text:p>
          </table:table-cell>
          <table:table-cell office:value-type="float" office:value="5808" table:style-name="ce7">
            <text:p>5,808<text:s/></text:p>
          </table:table-cell>
          <table:table-cell office:value-type="float" office:value="2403" table:style-name="ce7">
            <text:p>2,403<text:s/></text:p>
          </table:table-cell>
          <table:table-cell office:value-type="float" office:value="16522" table:style-name="ce7">
            <text:p>16,522<text:s/></text:p>
          </table:table-cell>
          <table:table-cell office:value-type="float" office:value="3584" table:style-name="ce7">
            <text:p>3,584<text:s/></text:p>
          </table:table-cell>
          <table:table-cell office:value-type="float" office:value="13510" table:style-name="ce7">
            <text:p>13,510<text:s/></text:p>
          </table:table-cell>
          <table:table-cell office:value-type="float" office:value="9022" table:style-name="ce7">
            <text:p>9,022<text:s/></text:p>
          </table:table-cell>
          <table:table-cell office:value-type="float" office:value="11642" table:style-name="ce7">
            <text:p>11,642<text:s/></text:p>
          </table:table-cell>
          <table:table-cell office:value-type="float" office:value="13685" table:style-name="ce8">
            <text:p>13,685<text:s/></text:p>
          </table:table-cell>
          <table:table-cell office:value-type="float" office:value="13311" table:style-name="ce7">
            <text:p>13,311<text:s/></text:p>
          </table:table-cell>
          <table:table-cell office:value-type="float" office:value="8033" table:style-name="ce7">
            <text:p>8,033<text:s/></text:p>
          </table:table-cell>
          <table:table-cell office:value-type="float" office:value="25925" table:style-name="ce7">
            <text:p>25,925<text:s/></text:p>
          </table:table-cell>
          <table:table-cell office:value-type="float" office:value="12074" table:style-name="ce7">
            <text:p>12,074<text:s/></text:p>
          </table:table-cell>
          <table:table-cell office:value-type="float" office:value="21115" table:style-name="ce7">
            <text:p>21,115<text:s/></text:p>
          </table:table-cell>
          <table:table-cell office:value-type="float" office:value="21966" table:style-name="ce7">
            <text:p>21,966<text:s/></text:p>
          </table:table-cell>
          <table:table-cell office:value-type="float" office:value="5087" table:style-name="ce7">
            <text:p>5,087<text:s/></text:p>
          </table:table-cell>
          <table:table-cell office:value-type="float" office:value="25258" table:style-name="ce7">
            <text:p>25,258<text:s/></text:p>
          </table:table-cell>
          <table:table-cell office:value-type="float" office:value="17959" table:style-name="ce7">
            <text:p>17,959<text:s/></text:p>
          </table:table-cell>
          <table:table-cell office:value-type="float" office:value="14681" table:style-name="ce8">
            <text:p>14,681<text:s/></text:p>
          </table:table-cell>
          <table:table-cell office:value-type="float" office:value="14693" table:style-name="ce7">
            <text:p>14,693<text:s/></text:p>
          </table:table-cell>
          <table:table-cell office:value-type="float" office:value="9459" table:style-name="ce7">
            <text:p>9,459<text:s/></text:p>
          </table:table-cell>
          <table:table-cell office:value-type="float" office:value="149279" table:style-name="ce7">
            <text:p>149,279<text:s/></text:p>
          </table:table-cell>
          <table:table-cell office:value-type="float" office:value="50732" table:style-name="ce7">
            <text:p>50,732<text:s/></text:p>
          </table:table-cell>
          <table:table-cell office:value-type="float" office:value="14154" table:style-name="ce7">
            <text:p>14,154<text:s/></text:p>
          </table:table-cell>
          <table:table-cell office:value-type="float" office:value="16513" table:style-name="ce7">
            <text:p>16,513<text:s/></text:p>
          </table:table-cell>
          <table:table-cell office:value-type="float" office:value="26211" table:style-name="ce7">
            <text:p>26,211<text:s/></text:p>
          </table:table-cell>
          <table:table-cell office:value-type="float" office:value="26109" table:style-name="ce7">
            <text:p>26,109<text:s/></text:p>
          </table:table-cell>
          <table:table-cell office:value-type="float" office:value="23297" table:style-name="ce7">
            <text:p>23,297<text:s/></text:p>
          </table:table-cell>
          <table:table-cell office:value-type="float" office:value="18534" table:style-name="ce7">
            <text:p>18,534<text:s/></text:p>
          </table:table-cell>
          <table:table-cell office:value-type="float" office:value="7669" table:style-name="ce7">
            <text:p>7,669<text:s/></text:p>
          </table:table-cell>
          <table:table-cell office:value-type="float" office:value="19893" table:style-name="ce7">
            <text:p>19,893<text:s/></text:p>
          </table:table-cell>
          <table:table-cell office:value-type="float" office:value="5372" table:style-name="ce7">
            <text:p>5,372<text:s/></text:p>
          </table:table-cell>
          <table:table-cell office:value-type="float" office:value="4792" table:style-name="ce7">
            <text:p>4,792<text:s/></text:p>
          </table:table-cell>
          <table:table-cell office:value-type="float" office:value="15482" table:style-name="ce7">
            <text:p>15,482<text:s/></text:p>
          </table:table-cell>
          <table:table-cell office:value-type="float" office:value="5140" table:style-name="ce7">
            <text:p>5,140<text:s/></text:p>
          </table:table-cell>
          <table:table-cell office:value-type="float" office:value="2948" table:style-name="ce7">
            <text:p>2,948<text:s/></text:p>
          </table:table-cell>
          <table:table-cell office:value-type="float" office:value="1690" table:style-name="ce7">
            <text:p>1,690<text:s/></text:p>
          </table:table-cell>
          <table:table-cell office:value-type="float" office:value="8535" table:style-name="ce7">
            <text:p>8,535<text:s/></text:p>
          </table:table-cell>
          <table:table-cell office:value-type="float" office:value="7238" table:style-name="ce7">
            <text:p>7,238<text:s/></text:p>
          </table:table-cell>
          <table:table-cell office:value-type="float" office:value="11948" table:style-name="ce7">
            <text:p>11,948<text:s/></text:p>
          </table:table-cell>
          <table:table-cell office:value-type="float" office:value="35121" table:style-name="ce7">
            <text:p>35,121<text:s/></text:p>
          </table:table-cell>
          <table:table-cell office:value-type="float" office:value="5964" table:style-name="ce7">
            <text:p>5,964<text:s/></text:p>
          </table:table-cell>
          <table:table-cell office:value-type="float" office:value="9685" table:style-name="ce7">
            <text:p>9,685<text:s/></text:p>
          </table:table-cell>
          <table:table-cell office:value-type="float" office:value="5655" table:style-name="ce7">
            <text:p>5,655<text:s/></text:p>
          </table:table-cell>
          <table:table-cell office:value-type="float" office:value="15300" table:style-name="ce7">
            <text:p>15,300<text:s/></text:p>
          </table:table-cell>
          <table:table-cell office:value-type="float" office:value="12652" table:style-name="ce7">
            <text:p>12,652<text:s/></text:p>
          </table:table-cell>
          <table:table-cell office:value-type="float" office:value="21555" table:style-name="ce7">
            <text:p>21,555<text:s/></text:p>
          </table:table-cell>
          <table:table-cell office:value-type="float" office:value="35950" table:style-name="ce7">
            <text:p>35,950<text:s/></text:p>
          </table:table-cell>
          <table:table-cell office:value-type="float" office:value="26560" table:style-name="ce7">
            <text:p>26,560<text:s/></text:p>
          </table:table-cell>
          <table:table-cell office:value-type="float" office:value="19628" table:style-name="ce7">
            <text:p>19,628<text:s/></text:p>
          </table:table-cell>
          <table:table-cell office:value-type="float" office:value="24306" table:style-name="ce7">
            <text:p>24,306<text:s/></text:p>
          </table:table-cell>
          <table:table-cell office:value-type="float" office:value="69656" table:style-name="ce7">
            <text:p>69,656<text:s/></text:p>
          </table:table-cell>
          <table:table-cell office:value-type="float" office:value="17717" table:style-name="ce7">
            <text:p>17,717<text:s/></text:p>
          </table:table-cell>
          <table:table-cell office:value-type="float" office:value="29703" table:style-name="ce7">
            <text:p>29,703<text:s/></text:p>
          </table:table-cell>
          <table:table-cell office:value-type="float" office:value="25061" table:style-name="ce7">
            <text:p>25,061<text:s/></text:p>
          </table:table-cell>
          <table:table-cell office:value-type="float" office:value="17148" table:style-name="ce7">
            <text:p>17,148<text:s/></text:p>
          </table:table-cell>
          <table:table-cell office:value-type="float" office:value="46022" table:style-name="ce7">
            <text:p>46,022<text:s/></text:p>
          </table:table-cell>
          <table:table-cell office:value-type="float" office:value="13245" table:style-name="ce7">
            <text:p>13,245<text:s/></text:p>
          </table:table-cell>
          <table:table-cell office:value-type="float" office:value="12263" table:style-name="ce7">
            <text:p>12,263<text:s/></text:p>
          </table:table-cell>
          <table:table-cell office:value-type="float" office:value="8932" table:style-name="ce7">
            <text:p>8,932<text:s/></text:p>
          </table:table-cell>
          <table:table-cell office:value-type="float" office:value="18033" table:style-name="ce7">
            <text:p>18,033<text:s/></text:p>
          </table:table-cell>
          <table:table-cell office:value-type="float" office:value="9012" table:style-name="ce7">
            <text:p>9,012<text:s/></text:p>
          </table:table-cell>
          <table:table-cell office:value-type="float" office:value="25794" table:style-name="ce7">
            <text:p>25,794<text:s/></text:p>
          </table:table-cell>
          <table:table-cell office:value-type="float" office:value="11278" table:style-name="ce7">
            <text:p>11,278<text:s/></text:p>
          </table:table-cell>
          <table:table-cell office:value-type="float" office:value="11027" table:style-name="ce7">
            <text:p>11,027<text:s/></text:p>
          </table:table-cell>
          <table:table-cell office:value-type="float" office:value="12143" table:style-name="ce7">
            <text:p>12,143<text:s/></text:p>
          </table:table-cell>
          <table:table-cell office:value-type="float" office:value="16670" table:style-name="ce7">
            <text:p>16,670<text:s/></text:p>
          </table:table-cell>
          <table:table-cell office:value-type="float" office:value="11036" table:style-name="ce7">
            <text:p>11,036<text:s/></text:p>
          </table:table-cell>
          <table:table-cell office:value-type="float" office:value="12837" table:style-name="ce7">
            <text:p>12,837<text:s/></text:p>
          </table:table-cell>
          <table:table-cell office:value-type="float" office:value="17235" table:style-name="ce7">
            <text:p>17,235<text:s/></text:p>
          </table:table-cell>
          <table:table-cell office:value-type="float" office:value="6859" table:style-name="ce7">
            <text:p>6,859<text:s/></text:p>
          </table:table-cell>
          <table:table-cell office:value-type="float" office:value="7057" table:style-name="ce7">
            <text:p>7,057<text:s/></text:p>
          </table:table-cell>
          <table:table-cell office:value-type="float" office:value="3404" table:style-name="ce8">
            <text:p>3,404<text:s/></text:p>
          </table:table-cell>
          <table:table-cell office:value-type="float" office:value="2279" table:style-name="ce7">
            <text:p>2,279<text:s/></text:p>
          </table:table-cell>
          <table:table-cell office:value-type="float" office:value="7712" table:style-name="ce7">
            <text:p>7,712<text:s/></text:p>
          </table:table-cell>
          <table:table-cell office:value-type="float" office:value="6311" table:style-name="ce7">
            <text:p>6,311<text:s/></text:p>
          </table:table-cell>
          <table:table-cell office:value-type="float" office:value="8183" table:style-name="ce7">
            <text:p>8,183<text:s/></text:p>
          </table:table-cell>
          <table:table-cell office:value-type="float" office:value="9335" table:style-name="ce7">
            <text:p>9,335<text:s/></text:p>
          </table:table-cell>
          <table:table-cell office:value-type="float" office:value="11275" table:style-name="ce7">
            <text:p>11,275<text:s/></text:p>
          </table:table-cell>
          <table:table-cell office:value-type="float" office:value="15744" table:style-name="ce7">
            <text:p>15,744<text:s/></text:p>
          </table:table-cell>
          <table:table-cell office:value-type="float" office:value="20609" table:style-name="ce7">
            <text:p>20,609<text:s/></text:p>
          </table:table-cell>
          <table:table-cell office:value-type="float" office:value="9153" table:style-name="ce7">
            <text:p>9,153<text:s/></text:p>
          </table:table-cell>
          <table:table-cell office:value-type="float" office:value="8228" table:style-name="ce7">
            <text:p>8,228<text:s/></text:p>
          </table:table-cell>
          <table:table-cell office:value-type="float" office:value="8844" table:style-name="ce7">
            <text:p>8,844<text:s/></text:p>
          </table:table-cell>
          <table:table-cell office:value-type="float" office:value="8181" table:style-name="ce7">
            <text:p>8,181<text:s/></text:p>
          </table:table-cell>
          <table:table-cell office:value-type="float" office:value="8743" table:style-name="ce7">
            <text:p>8,743<text:s/></text:p>
          </table:table-cell>
          <table:table-cell office:value-type="float" office:value="7054" table:style-name="ce7">
            <text:p>7,054<text:s/></text:p>
          </table:table-cell>
          <table:table-cell office:value-type="float" office:value="6230" table:style-name="ce7">
            <text:p>6,230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20T00:00:00" table:style-name="ce6">
            <text:p>2024/5/20</text:p>
          </table:table-cell>
          <table:table-cell office:value-type="float" office:value="5443" table:style-name="ce7">
            <text:p>5,443<text:s/></text:p>
          </table:table-cell>
          <table:table-cell office:value-type="float" office:value="13569" table:style-name="ce7">
            <text:p>13,569<text:s/></text:p>
          </table:table-cell>
          <table:table-cell office:value-type="float" office:value="44746" table:style-name="ce7">
            <text:p>44,746<text:s/></text:p>
          </table:table-cell>
          <table:table-cell office:value-type="float" office:value="38813" table:style-name="ce7">
            <text:p>38,813<text:s/></text:p>
          </table:table-cell>
          <table:table-cell office:value-type="float" office:value="25850" table:style-name="ce7">
            <text:p>25,850<text:s/></text:p>
          </table:table-cell>
          <table:table-cell office:value-type="float" office:value="14224" table:style-name="ce7">
            <text:p>14,224<text:s/></text:p>
          </table:table-cell>
          <table:table-cell office:value-type="float" office:value="10873" table:style-name="ce7">
            <text:p>10,873<text:s/></text:p>
          </table:table-cell>
          <table:table-cell office:value-type="float" office:value="3960" table:style-name="ce7">
            <text:p>3,960<text:s/></text:p>
          </table:table-cell>
          <table:table-cell office:value-type="float" office:value="3461" table:style-name="ce7">
            <text:p>3,461<text:s/></text:p>
          </table:table-cell>
          <table:table-cell office:value-type="float" office:value="12895" table:style-name="ce7">
            <text:p>12,895<text:s/></text:p>
          </table:table-cell>
          <table:table-cell office:value-type="float" office:value="2165" table:style-name="ce7">
            <text:p>2,165<text:s/></text:p>
          </table:table-cell>
          <table:table-cell office:value-type="float" office:value="4718" table:style-name="ce7">
            <text:p>4,718<text:s/></text:p>
          </table:table-cell>
          <table:table-cell office:value-type="float" office:value="4496" table:style-name="ce7">
            <text:p>4,496<text:s/></text:p>
          </table:table-cell>
          <table:table-cell office:value-type="float" office:value="9658" table:style-name="ce7">
            <text:p>9,658<text:s/></text:p>
          </table:table-cell>
          <table:table-cell office:value-type="float" office:value="10775" table:style-name="ce7">
            <text:p>10,775<text:s/></text:p>
          </table:table-cell>
          <table:table-cell office:value-type="float" office:value="16323" table:style-name="ce7">
            <text:p>16,323<text:s/></text:p>
          </table:table-cell>
          <table:table-cell office:value-type="float" office:value="18211" table:style-name="ce7">
            <text:p>18,211<text:s/></text:p>
          </table:table-cell>
          <table:table-cell office:value-type="float" office:value="5784" table:style-name="ce7">
            <text:p>5,784<text:s/></text:p>
          </table:table-cell>
          <table:table-cell office:value-type="float" office:value="9733" table:style-name="ce7">
            <text:p>9,733<text:s/></text:p>
          </table:table-cell>
          <table:table-cell office:value-type="float" office:value="3251" table:style-name="ce7">
            <text:p>3,251<text:s/></text:p>
          </table:table-cell>
          <table:table-cell office:value-type="float" office:value="9051" table:style-name="ce7">
            <text:p>9,051<text:s/></text:p>
          </table:table-cell>
          <table:table-cell office:value-type="float" office:value="8775" table:style-name="ce7">
            <text:p>8,775<text:s/></text:p>
          </table:table-cell>
          <table:table-cell office:value-type="float" office:value="6595" table:style-name="ce7">
            <text:p>6,595<text:s/></text:p>
          </table:table-cell>
          <table:table-cell office:value-type="float" office:value="26566" table:style-name="ce7">
            <text:p>26,566<text:s/></text:p>
          </table:table-cell>
          <table:table-cell office:value-type="float" office:value="3340" table:style-name="ce7">
            <text:p>3,340<text:s/></text:p>
          </table:table-cell>
          <table:table-cell office:value-type="float" office:value="11158" table:style-name="ce7">
            <text:p>11,158<text:s/></text:p>
          </table:table-cell>
          <table:table-cell office:value-type="float" office:value="13360" table:style-name="ce7">
            <text:p>13,360<text:s/></text:p>
          </table:table-cell>
          <table:table-cell office:value-type="float" office:value="16156" table:style-name="ce7">
            <text:p>16,156<text:s/></text:p>
          </table:table-cell>
          <table:table-cell office:value-type="float" office:value="21326" table:style-name="ce8">
            <text:p>21,326<text:s/></text:p>
          </table:table-cell>
          <table:table-cell office:value-type="float" office:value="16815" table:style-name="ce7">
            <text:p>16,815<text:s/></text:p>
          </table:table-cell>
          <table:table-cell office:value-type="float" office:value="10017" table:style-name="ce7">
            <text:p>10,017<text:s/></text:p>
          </table:table-cell>
          <table:table-cell office:value-type="float" office:value="26543" table:style-name="ce7">
            <text:p>26,543<text:s/></text:p>
          </table:table-cell>
          <table:table-cell office:value-type="float" office:value="15219" table:style-name="ce7">
            <text:p>15,219<text:s/></text:p>
          </table:table-cell>
          <table:table-cell office:value-type="float" office:value="31583" table:style-name="ce7">
            <text:p>31,583<text:s/></text:p>
          </table:table-cell>
          <table:table-cell office:value-type="float" office:value="28717" table:style-name="ce7">
            <text:p>28,717<text:s/></text:p>
          </table:table-cell>
          <table:table-cell office:value-type="float" office:value="14420" table:style-name="ce7">
            <text:p>14,420<text:s/></text:p>
          </table:table-cell>
          <table:table-cell office:value-type="float" office:value="35159" table:style-name="ce7">
            <text:p>35,159<text:s/></text:p>
          </table:table-cell>
          <table:table-cell office:value-type="float" office:value="25748" table:style-name="ce7">
            <text:p>25,748<text:s/></text:p>
          </table:table-cell>
          <table:table-cell office:value-type="float" office:value="22910" table:style-name="ce8">
            <text:p>22,910<text:s/></text:p>
          </table:table-cell>
          <table:table-cell office:value-type="float" office:value="20460" table:style-name="ce7">
            <text:p>20,460<text:s/></text:p>
          </table:table-cell>
          <table:table-cell office:value-type="float" office:value="33120" table:style-name="ce7">
            <text:p>33,120<text:s/></text:p>
          </table:table-cell>
          <table:table-cell office:value-type="float" office:value="131433" table:style-name="ce7">
            <text:p>131,433<text:s/></text:p>
          </table:table-cell>
          <table:table-cell office:value-type="float" office:value="44171" table:style-name="ce7">
            <text:p>44,171<text:s/></text:p>
          </table:table-cell>
          <table:table-cell office:value-type="float" office:value="22351" table:style-name="ce7">
            <text:p>22,351<text:s/></text:p>
          </table:table-cell>
          <table:table-cell office:value-type="float" office:value="24129" table:style-name="ce7">
            <text:p>24,129<text:s/></text:p>
          </table:table-cell>
          <table:table-cell office:value-type="float" office:value="24885" table:style-name="ce7">
            <text:p>24,885<text:s/></text:p>
          </table:table-cell>
          <table:table-cell office:value-type="float" office:value="26481" table:style-name="ce7">
            <text:p>26,481<text:s/></text:p>
          </table:table-cell>
          <table:table-cell office:value-type="float" office:value="26528" table:style-name="ce7">
            <text:p>26,528<text:s/></text:p>
          </table:table-cell>
          <table:table-cell office:value-type="float" office:value="22754" table:style-name="ce7">
            <text:p>22,754<text:s/></text:p>
          </table:table-cell>
          <table:table-cell office:value-type="float" office:value="13533" table:style-name="ce7">
            <text:p>13,533<text:s/></text:p>
          </table:table-cell>
          <table:table-cell office:value-type="float" office:value="31311" table:style-name="ce7">
            <text:p>31,311<text:s/></text:p>
          </table:table-cell>
          <table:table-cell office:value-type="float" office:value="6785" table:style-name="ce7">
            <text:p>6,785<text:s/></text:p>
          </table:table-cell>
          <table:table-cell office:value-type="float" office:value="8061" table:style-name="ce7">
            <text:p>8,061<text:s/></text:p>
          </table:table-cell>
          <table:table-cell office:value-type="float" office:value="19003" table:style-name="ce7">
            <text:p>19,003<text:s/></text:p>
          </table:table-cell>
          <table:table-cell office:value-type="float" office:value="4413" table:style-name="ce7">
            <text:p>4,413<text:s/></text:p>
          </table:table-cell>
          <table:table-cell office:value-type="float" office:value="3820" table:style-name="ce7">
            <text:p>3,820<text:s/></text:p>
          </table:table-cell>
          <table:table-cell office:value-type="float" office:value="3307" table:style-name="ce7">
            <text:p>3,307<text:s/></text:p>
          </table:table-cell>
          <table:table-cell office:value-type="float" office:value="14450" table:style-name="ce7">
            <text:p>14,450<text:s/></text:p>
          </table:table-cell>
          <table:table-cell office:value-type="float" office:value="9966" table:style-name="ce7">
            <text:p>9,966<text:s/></text:p>
          </table:table-cell>
          <table:table-cell office:value-type="float" office:value="14252" table:style-name="ce7">
            <text:p>14,252<text:s/></text:p>
          </table:table-cell>
          <table:table-cell office:value-type="float" office:value="30875" table:style-name="ce7">
            <text:p>30,875<text:s/></text:p>
          </table:table-cell>
          <table:table-cell office:value-type="float" office:value="9337" table:style-name="ce7">
            <text:p>9,337<text:s/></text:p>
          </table:table-cell>
          <table:table-cell office:value-type="float" office:value="13263" table:style-name="ce7">
            <text:p>13,263<text:s/></text:p>
          </table:table-cell>
          <table:table-cell office:value-type="float" office:value="8579" table:style-name="ce7">
            <text:p>8,579<text:s/></text:p>
          </table:table-cell>
          <table:table-cell office:value-type="float" office:value="23710" table:style-name="ce7">
            <text:p>23,710<text:s/></text:p>
          </table:table-cell>
          <table:table-cell office:value-type="float" office:value="24909" table:style-name="ce7">
            <text:p>24,909<text:s/></text:p>
          </table:table-cell>
          <table:table-cell office:value-type="float" office:value="26542" table:style-name="ce7">
            <text:p>26,542<text:s/></text:p>
          </table:table-cell>
          <table:table-cell office:value-type="float" office:value="41782" table:style-name="ce7">
            <text:p>41,782<text:s/></text:p>
          </table:table-cell>
          <table:table-cell office:value-type="float" office:value="40536" table:style-name="ce7">
            <text:p>40,536<text:s/></text:p>
          </table:table-cell>
          <table:table-cell office:value-type="float" office:value="28814" table:style-name="ce7">
            <text:p>28,814<text:s/></text:p>
          </table:table-cell>
          <table:table-cell office:value-type="float" office:value="26575" table:style-name="ce7">
            <text:p>26,575<text:s/></text:p>
          </table:table-cell>
          <table:table-cell office:value-type="float" office:value="62502" table:style-name="ce7">
            <text:p>62,502<text:s/></text:p>
          </table:table-cell>
          <table:table-cell office:value-type="float" office:value="23755" table:style-name="ce7">
            <text:p>23,755<text:s/></text:p>
          </table:table-cell>
          <table:table-cell office:value-type="float" office:value="32242" table:style-name="ce7">
            <text:p>32,242<text:s/></text:p>
          </table:table-cell>
          <table:table-cell office:value-type="float" office:value="31255" table:style-name="ce7">
            <text:p>31,255<text:s/></text:p>
          </table:table-cell>
          <table:table-cell office:value-type="float" office:value="20342" table:style-name="ce7">
            <text:p>20,342<text:s/></text:p>
          </table:table-cell>
          <table:table-cell office:value-type="float" office:value="57657" table:style-name="ce7">
            <text:p>57,657<text:s/></text:p>
          </table:table-cell>
          <table:table-cell office:value-type="float" office:value="20197" table:style-name="ce7">
            <text:p>20,197<text:s/></text:p>
          </table:table-cell>
          <table:table-cell office:value-type="float" office:value="16373" table:style-name="ce7">
            <text:p>16,373<text:s/></text:p>
          </table:table-cell>
          <table:table-cell office:value-type="float" office:value="14776" table:style-name="ce7">
            <text:p>14,776<text:s/></text:p>
          </table:table-cell>
          <table:table-cell office:value-type="float" office:value="21716" table:style-name="ce7">
            <text:p>21,716<text:s/></text:p>
          </table:table-cell>
          <table:table-cell office:value-type="float" office:value="13496" table:style-name="ce7">
            <text:p>13,496<text:s/></text:p>
          </table:table-cell>
          <table:table-cell office:value-type="float" office:value="29255" table:style-name="ce7">
            <text:p>29,255<text:s/></text:p>
          </table:table-cell>
          <table:table-cell office:value-type="float" office:value="19952" table:style-name="ce7">
            <text:p>19,952<text:s/></text:p>
          </table:table-cell>
          <table:table-cell office:value-type="float" office:value="7745" table:style-name="ce7">
            <text:p>7,745<text:s/></text:p>
          </table:table-cell>
          <table:table-cell office:value-type="float" office:value="16201" table:style-name="ce7">
            <text:p>16,201<text:s/></text:p>
          </table:table-cell>
          <table:table-cell office:value-type="float" office:value="40744" table:style-name="ce7">
            <text:p>40,744<text:s/></text:p>
          </table:table-cell>
          <table:table-cell office:value-type="float" office:value="21373" table:style-name="ce7">
            <text:p>21,373<text:s/></text:p>
          </table:table-cell>
          <table:table-cell office:value-type="float" office:value="25367" table:style-name="ce7">
            <text:p>25,367<text:s/></text:p>
          </table:table-cell>
          <table:table-cell office:value-type="float" office:value="25776" table:style-name="ce7">
            <text:p>25,776<text:s/></text:p>
          </table:table-cell>
          <table:table-cell office:value-type="float" office:value="13953" table:style-name="ce7">
            <text:p>13,953<text:s/></text:p>
          </table:table-cell>
          <table:table-cell office:value-type="float" office:value="11316" table:style-name="ce7">
            <text:p>11,316<text:s/></text:p>
          </table:table-cell>
          <table:table-cell office:value-type="float" office:value="5995" table:style-name="ce8">
            <text:p>5,995<text:s/></text:p>
          </table:table-cell>
          <table:table-cell office:value-type="float" office:value="5305" table:style-name="ce7">
            <text:p>5,305<text:s/></text:p>
          </table:table-cell>
          <table:table-cell office:value-type="float" office:value="8781" table:style-name="ce7">
            <text:p>8,781<text:s/></text:p>
          </table:table-cell>
          <table:table-cell office:value-type="float" office:value="10321" table:style-name="ce7">
            <text:p>10,321<text:s/></text:p>
          </table:table-cell>
          <table:table-cell office:value-type="float" office:value="9891" table:style-name="ce7">
            <text:p>9,891<text:s/></text:p>
          </table:table-cell>
          <table:table-cell office:value-type="float" office:value="12058" table:style-name="ce7">
            <text:p>12,058<text:s/></text:p>
          </table:table-cell>
          <table:table-cell office:value-type="float" office:value="16987" table:style-name="ce7">
            <text:p>16,987<text:s/></text:p>
          </table:table-cell>
          <table:table-cell office:value-type="float" office:value="28178" table:style-name="ce7">
            <text:p>28,178<text:s/></text:p>
          </table:table-cell>
          <table:table-cell office:value-type="float" office:value="24270" table:style-name="ce7">
            <text:p>24,270<text:s/></text:p>
          </table:table-cell>
          <table:table-cell office:value-type="float" office:value="13986" table:style-name="ce7">
            <text:p>13,986<text:s/></text:p>
          </table:table-cell>
          <table:table-cell office:value-type="float" office:value="12728" table:style-name="ce7">
            <text:p>12,728<text:s/></text:p>
          </table:table-cell>
          <table:table-cell office:value-type="float" office:value="12721" table:style-name="ce7">
            <text:p>12,721<text:s/></text:p>
          </table:table-cell>
          <table:table-cell office:value-type="float" office:value="12399" table:style-name="ce7">
            <text:p>12,399<text:s/></text:p>
          </table:table-cell>
          <table:table-cell office:value-type="float" office:value="12055" table:style-name="ce7">
            <text:p>12,055<text:s/></text:p>
          </table:table-cell>
          <table:table-cell office:value-type="float" office:value="11512" table:style-name="ce7">
            <text:p>11,512<text:s/></text:p>
          </table:table-cell>
          <table:table-cell office:value-type="float" office:value="9073" table:style-name="ce7">
            <text:p>9,073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21T00:00:00" table:style-name="ce6">
            <text:p>2024/5/21</text:p>
          </table:table-cell>
          <table:table-cell office:value-type="float" office:value="5040" table:style-name="ce7">
            <text:p>5,040<text:s/></text:p>
          </table:table-cell>
          <table:table-cell office:value-type="float" office:value="14510" table:style-name="ce7">
            <text:p>14,510<text:s/></text:p>
          </table:table-cell>
          <table:table-cell office:value-type="float" office:value="46008" table:style-name="ce7">
            <text:p>46,008<text:s/></text:p>
          </table:table-cell>
          <table:table-cell office:value-type="float" office:value="39935" table:style-name="ce7">
            <text:p>39,935<text:s/></text:p>
          </table:table-cell>
          <table:table-cell office:value-type="float" office:value="26812" table:style-name="ce7">
            <text:p>26,812<text:s/></text:p>
          </table:table-cell>
          <table:table-cell office:value-type="float" office:value="15487" table:style-name="ce7">
            <text:p>15,487<text:s/></text:p>
          </table:table-cell>
          <table:table-cell office:value-type="float" office:value="11416" table:style-name="ce7">
            <text:p>11,416<text:s/></text:p>
          </table:table-cell>
          <table:table-cell office:value-type="float" office:value="4031" table:style-name="ce7">
            <text:p>4,031<text:s/></text:p>
          </table:table-cell>
          <table:table-cell office:value-type="float" office:value="3498" table:style-name="ce7">
            <text:p>3,498<text:s/></text:p>
          </table:table-cell>
          <table:table-cell office:value-type="float" office:value="13178" table:style-name="ce7">
            <text:p>13,178<text:s/></text:p>
          </table:table-cell>
          <table:table-cell office:value-type="float" office:value="2162" table:style-name="ce7">
            <text:p>2,162<text:s/></text:p>
          </table:table-cell>
          <table:table-cell office:value-type="float" office:value="4665" table:style-name="ce7">
            <text:p>4,665<text:s/></text:p>
          </table:table-cell>
          <table:table-cell office:value-type="float" office:value="5430" table:style-name="ce7">
            <text:p>5,430<text:s/></text:p>
          </table:table-cell>
          <table:table-cell office:value-type="float" office:value="9792" table:style-name="ce7">
            <text:p>9,792<text:s/></text:p>
          </table:table-cell>
          <table:table-cell office:value-type="float" office:value="10927" table:style-name="ce7">
            <text:p>10,927<text:s/></text:p>
          </table:table-cell>
          <table:table-cell office:value-type="float" office:value="16994" table:style-name="ce7">
            <text:p>16,994<text:s/></text:p>
          </table:table-cell>
          <table:table-cell office:value-type="float" office:value="19130" table:style-name="ce7">
            <text:p>19,130<text:s/></text:p>
          </table:table-cell>
          <table:table-cell office:value-type="float" office:value="5900" table:style-name="ce7">
            <text:p>5,900<text:s/></text:p>
          </table:table-cell>
          <table:table-cell office:value-type="float" office:value="10275" table:style-name="ce7">
            <text:p>10,275<text:s/></text:p>
          </table:table-cell>
          <table:table-cell office:value-type="float" office:value="3222" table:style-name="ce7">
            <text:p>3,222<text:s/></text:p>
          </table:table-cell>
          <table:table-cell office:value-type="float" office:value="9278" table:style-name="ce7">
            <text:p>9,278<text:s/></text:p>
          </table:table-cell>
          <table:table-cell office:value-type="float" office:value="8900" table:style-name="ce7">
            <text:p>8,900<text:s/></text:p>
          </table:table-cell>
          <table:table-cell office:value-type="float" office:value="6962" table:style-name="ce7">
            <text:p>6,962<text:s/></text:p>
          </table:table-cell>
          <table:table-cell office:value-type="float" office:value="27233" table:style-name="ce7">
            <text:p>27,233<text:s/></text:p>
          </table:table-cell>
          <table:table-cell office:value-type="float" office:value="3504" table:style-name="ce7">
            <text:p>3,504<text:s/></text:p>
          </table:table-cell>
          <table:table-cell office:value-type="float" office:value="10973" table:style-name="ce7">
            <text:p>10,973<text:s/></text:p>
          </table:table-cell>
          <table:table-cell office:value-type="float" office:value="13517" table:style-name="ce7">
            <text:p>13,517<text:s/></text:p>
          </table:table-cell>
          <table:table-cell office:value-type="float" office:value="16142" table:style-name="ce7">
            <text:p>16,142<text:s/></text:p>
          </table:table-cell>
          <table:table-cell office:value-type="float" office:value="21890" table:style-name="ce8">
            <text:p>21,890<text:s/></text:p>
          </table:table-cell>
          <table:table-cell office:value-type="float" office:value="16950" table:style-name="ce7">
            <text:p>16,950<text:s/></text:p>
          </table:table-cell>
          <table:table-cell office:value-type="float" office:value="10304" table:style-name="ce7">
            <text:p>10,304<text:s/></text:p>
          </table:table-cell>
          <table:table-cell office:value-type="float" office:value="26302" table:style-name="ce7">
            <text:p>26,302<text:s/></text:p>
          </table:table-cell>
          <table:table-cell office:value-type="float" office:value="16410" table:style-name="ce7">
            <text:p>16,410<text:s/></text:p>
          </table:table-cell>
          <table:table-cell office:value-type="float" office:value="33065" table:style-name="ce7">
            <text:p>33,065<text:s/></text:p>
          </table:table-cell>
          <table:table-cell office:value-type="float" office:value="28379" table:style-name="ce7">
            <text:p>28,379<text:s/></text:p>
          </table:table-cell>
          <table:table-cell office:value-type="float" office:value="12242" table:style-name="ce7">
            <text:p>12,242<text:s/></text:p>
          </table:table-cell>
          <table:table-cell office:value-type="float" office:value="36107" table:style-name="ce7">
            <text:p>36,107<text:s/></text:p>
          </table:table-cell>
          <table:table-cell office:value-type="float" office:value="26456" table:style-name="ce7">
            <text:p>26,456<text:s/></text:p>
          </table:table-cell>
          <table:table-cell office:value-type="float" office:value="23510" table:style-name="ce8">
            <text:p>23,510<text:s/></text:p>
          </table:table-cell>
          <table:table-cell office:value-type="float" office:value="20858" table:style-name="ce7">
            <text:p>20,858<text:s/></text:p>
          </table:table-cell>
          <table:table-cell office:value-type="float" office:value="30791" table:style-name="ce7">
            <text:p>30,791<text:s/></text:p>
          </table:table-cell>
          <table:table-cell office:value-type="float" office:value="131428" table:style-name="ce7">
            <text:p>131,428<text:s/></text:p>
          </table:table-cell>
          <table:table-cell office:value-type="float" office:value="43352" table:style-name="ce7">
            <text:p>43,352<text:s/></text:p>
          </table:table-cell>
          <table:table-cell office:value-type="float" office:value="22386" table:style-name="ce7">
            <text:p>22,386<text:s/></text:p>
          </table:table-cell>
          <table:table-cell office:value-type="float" office:value="24545" table:style-name="ce7">
            <text:p>24,545<text:s/></text:p>
          </table:table-cell>
          <table:table-cell office:value-type="float" office:value="25844" table:style-name="ce7">
            <text:p>25,844<text:s/></text:p>
          </table:table-cell>
          <table:table-cell office:value-type="float" office:value="26255" table:style-name="ce7">
            <text:p>26,255<text:s/></text:p>
          </table:table-cell>
          <table:table-cell office:value-type="float" office:value="26808" table:style-name="ce7">
            <text:p>26,808<text:s/></text:p>
          </table:table-cell>
          <table:table-cell office:value-type="float" office:value="23287" table:style-name="ce7">
            <text:p>23,287<text:s/></text:p>
          </table:table-cell>
          <table:table-cell office:value-type="float" office:value="13198" table:style-name="ce7">
            <text:p>13,198<text:s/></text:p>
          </table:table-cell>
          <table:table-cell office:value-type="float" office:value="31197" table:style-name="ce7">
            <text:p>31,197<text:s/></text:p>
          </table:table-cell>
          <table:table-cell office:value-type="float" office:value="6845" table:style-name="ce7">
            <text:p>6,845<text:s/></text:p>
          </table:table-cell>
          <table:table-cell office:value-type="float" office:value="8295" table:style-name="ce7">
            <text:p>8,295<text:s/></text:p>
          </table:table-cell>
          <table:table-cell office:value-type="float" office:value="19193" table:style-name="ce7">
            <text:p>19,193<text:s/></text:p>
          </table:table-cell>
          <table:table-cell office:value-type="float" office:value="4737" table:style-name="ce7">
            <text:p>4,737<text:s/></text:p>
          </table:table-cell>
          <table:table-cell office:value-type="float" office:value="4011" table:style-name="ce7">
            <text:p>4,011<text:s/></text:p>
          </table:table-cell>
          <table:table-cell office:value-type="float" office:value="3365" table:style-name="ce7">
            <text:p>3,365<text:s/></text:p>
          </table:table-cell>
          <table:table-cell office:value-type="float" office:value="14653" table:style-name="ce7">
            <text:p>14,653<text:s/></text:p>
          </table:table-cell>
          <table:table-cell office:value-type="float" office:value="9997" table:style-name="ce7">
            <text:p>9,997<text:s/></text:p>
          </table:table-cell>
          <table:table-cell office:value-type="float" office:value="14065" table:style-name="ce7">
            <text:p>14,065<text:s/></text:p>
          </table:table-cell>
          <table:table-cell office:value-type="float" office:value="29180" table:style-name="ce7">
            <text:p>29,180<text:s/></text:p>
          </table:table-cell>
          <table:table-cell office:value-type="float" office:value="9415" table:style-name="ce7">
            <text:p>9,415<text:s/></text:p>
          </table:table-cell>
          <table:table-cell office:value-type="float" office:value="13675" table:style-name="ce7">
            <text:p>13,675<text:s/></text:p>
          </table:table-cell>
          <table:table-cell office:value-type="float" office:value="8429" table:style-name="ce7">
            <text:p>8,429<text:s/></text:p>
          </table:table-cell>
          <table:table-cell office:value-type="float" office:value="23699" table:style-name="ce7">
            <text:p>23,699<text:s/></text:p>
          </table:table-cell>
          <table:table-cell office:value-type="float" office:value="25441" table:style-name="ce7">
            <text:p>25,441<text:s/></text:p>
          </table:table-cell>
          <table:table-cell office:value-type="float" office:value="26532" table:style-name="ce7">
            <text:p>26,532<text:s/></text:p>
          </table:table-cell>
          <table:table-cell office:value-type="float" office:value="42874" table:style-name="ce7">
            <text:p>42,874<text:s/></text:p>
          </table:table-cell>
          <table:table-cell office:value-type="float" office:value="41011" table:style-name="ce7">
            <text:p>41,011<text:s/></text:p>
          </table:table-cell>
          <table:table-cell office:value-type="float" office:value="28931" table:style-name="ce7">
            <text:p>28,931<text:s/></text:p>
          </table:table-cell>
          <table:table-cell office:value-type="float" office:value="25831" table:style-name="ce7">
            <text:p>25,831<text:s/></text:p>
          </table:table-cell>
          <table:table-cell office:value-type="float" office:value="58649" table:style-name="ce7">
            <text:p>58,649<text:s/></text:p>
          </table:table-cell>
          <table:table-cell office:value-type="float" office:value="32811" table:style-name="ce7">
            <text:p>32,811<text:s/></text:p>
          </table:table-cell>
          <table:table-cell office:value-type="float" office:value="33053" table:style-name="ce7">
            <text:p>33,053<text:s/></text:p>
          </table:table-cell>
          <table:table-cell office:value-type="float" office:value="32881" table:style-name="ce7">
            <text:p>32,881<text:s/></text:p>
          </table:table-cell>
          <table:table-cell office:value-type="float" office:value="20991" table:style-name="ce7">
            <text:p>20,991<text:s/></text:p>
          </table:table-cell>
          <table:table-cell office:value-type="float" office:value="58960" table:style-name="ce7">
            <text:p>58,960<text:s/></text:p>
          </table:table-cell>
          <table:table-cell office:value-type="float" office:value="21143" table:style-name="ce7">
            <text:p>21,143<text:s/></text:p>
          </table:table-cell>
          <table:table-cell office:value-type="float" office:value="16559" table:style-name="ce7">
            <text:p>16,559<text:s/></text:p>
          </table:table-cell>
          <table:table-cell office:value-type="float" office:value="15102" table:style-name="ce7">
            <text:p>15,102<text:s/></text:p>
          </table:table-cell>
          <table:table-cell office:value-type="float" office:value="22779" table:style-name="ce7">
            <text:p>22,779<text:s/></text:p>
          </table:table-cell>
          <table:table-cell office:value-type="float" office:value="13248" table:style-name="ce7">
            <text:p>13,248<text:s/></text:p>
          </table:table-cell>
          <table:table-cell office:value-type="float" office:value="28767" table:style-name="ce7">
            <text:p>28,767<text:s/></text:p>
          </table:table-cell>
          <table:table-cell office:value-type="float" office:value="20119" table:style-name="ce7">
            <text:p>20,119<text:s/></text:p>
          </table:table-cell>
          <table:table-cell office:value-type="float" office:value="7804" table:style-name="ce7">
            <text:p>7,804<text:s/></text:p>
          </table:table-cell>
          <table:table-cell office:value-type="float" office:value="16228" table:style-name="ce7">
            <text:p>16,228<text:s/></text:p>
          </table:table-cell>
          <table:table-cell office:value-type="float" office:value="42032" table:style-name="ce7">
            <text:p>42,032<text:s/></text:p>
          </table:table-cell>
          <table:table-cell office:value-type="float" office:value="21977" table:style-name="ce7">
            <text:p>21,977<text:s/></text:p>
          </table:table-cell>
          <table:table-cell office:value-type="float" office:value="26346" table:style-name="ce7">
            <text:p>26,346<text:s/></text:p>
          </table:table-cell>
          <table:table-cell office:value-type="float" office:value="24911" table:style-name="ce7">
            <text:p>24,911<text:s/></text:p>
          </table:table-cell>
          <table:table-cell office:value-type="float" office:value="14060" table:style-name="ce7">
            <text:p>14,060<text:s/></text:p>
          </table:table-cell>
          <table:table-cell office:value-type="float" office:value="11576" table:style-name="ce7">
            <text:p>11,576<text:s/></text:p>
          </table:table-cell>
          <table:table-cell office:value-type="float" office:value="6093" table:style-name="ce8">
            <text:p>6,093<text:s/></text:p>
          </table:table-cell>
          <table:table-cell office:value-type="float" office:value="5530" table:style-name="ce7">
            <text:p>5,530<text:s/></text:p>
          </table:table-cell>
          <table:table-cell office:value-type="float" office:value="8936" table:style-name="ce7">
            <text:p>8,936<text:s/></text:p>
          </table:table-cell>
          <table:table-cell office:value-type="float" office:value="10638" table:style-name="ce7">
            <text:p>10,638<text:s/></text:p>
          </table:table-cell>
          <table:table-cell office:value-type="float" office:value="10244" table:style-name="ce7">
            <text:p>10,244<text:s/></text:p>
          </table:table-cell>
          <table:table-cell office:value-type="float" office:value="12375" table:style-name="ce7">
            <text:p>12,375<text:s/></text:p>
          </table:table-cell>
          <table:table-cell office:value-type="float" office:value="17840" table:style-name="ce7">
            <text:p>17,840<text:s/></text:p>
          </table:table-cell>
          <table:table-cell office:value-type="float" office:value="28840" table:style-name="ce7">
            <text:p>28,840<text:s/></text:p>
          </table:table-cell>
          <table:table-cell office:value-type="float" office:value="24874" table:style-name="ce7">
            <text:p>24,874<text:s/></text:p>
          </table:table-cell>
          <table:table-cell office:value-type="float" office:value="14468" table:style-name="ce7">
            <text:p>14,468<text:s/></text:p>
          </table:table-cell>
          <table:table-cell office:value-type="float" office:value="12555" table:style-name="ce7">
            <text:p>12,555<text:s/></text:p>
          </table:table-cell>
          <table:table-cell office:value-type="float" office:value="12965" table:style-name="ce7">
            <text:p>12,965<text:s/></text:p>
          </table:table-cell>
          <table:table-cell office:value-type="float" office:value="12858" table:style-name="ce7">
            <text:p>12,858<text:s/></text:p>
          </table:table-cell>
          <table:table-cell office:value-type="float" office:value="12368" table:style-name="ce7">
            <text:p>12,368<text:s/></text:p>
          </table:table-cell>
          <table:table-cell office:value-type="float" office:value="11665" table:style-name="ce7">
            <text:p>11,665<text:s/></text:p>
          </table:table-cell>
          <table:table-cell office:value-type="float" office:value="9355" table:style-name="ce7">
            <text:p>9,355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22T00:00:00" table:style-name="ce6">
            <text:p>2024/5/22</text:p>
          </table:table-cell>
          <table:table-cell office:value-type="float" office:value="5498" table:style-name="ce7">
            <text:p>5,498<text:s/></text:p>
          </table:table-cell>
          <table:table-cell office:value-type="float" office:value="14650" table:style-name="ce7">
            <text:p>14,650<text:s/></text:p>
          </table:table-cell>
          <table:table-cell office:value-type="float" office:value="47157" table:style-name="ce7">
            <text:p>47,157<text:s/></text:p>
          </table:table-cell>
          <table:table-cell office:value-type="float" office:value="40704" table:style-name="ce7">
            <text:p>40,704<text:s/></text:p>
          </table:table-cell>
          <table:table-cell office:value-type="float" office:value="26563" table:style-name="ce7">
            <text:p>26,563<text:s/></text:p>
          </table:table-cell>
          <table:table-cell office:value-type="float" office:value="15589" table:style-name="ce7">
            <text:p>15,589<text:s/></text:p>
          </table:table-cell>
          <table:table-cell office:value-type="float" office:value="11366" table:style-name="ce7">
            <text:p>11,366<text:s/></text:p>
          </table:table-cell>
          <table:table-cell office:value-type="float" office:value="4079" table:style-name="ce7">
            <text:p>4,079<text:s/></text:p>
          </table:table-cell>
          <table:table-cell office:value-type="float" office:value="3637" table:style-name="ce7">
            <text:p>3,637<text:s/></text:p>
          </table:table-cell>
          <table:table-cell office:value-type="float" office:value="13132" table:style-name="ce7">
            <text:p>13,132<text:s/></text:p>
          </table:table-cell>
          <table:table-cell office:value-type="float" office:value="2166" table:style-name="ce7">
            <text:p>2,166<text:s/></text:p>
          </table:table-cell>
          <table:table-cell office:value-type="float" office:value="4555" table:style-name="ce7">
            <text:p>4,555<text:s/></text:p>
          </table:table-cell>
          <table:table-cell office:value-type="float" office:value="5290" table:style-name="ce7">
            <text:p>5,290<text:s/></text:p>
          </table:table-cell>
          <table:table-cell office:value-type="float" office:value="9868" table:style-name="ce7">
            <text:p>9,868<text:s/></text:p>
          </table:table-cell>
          <table:table-cell office:value-type="float" office:value="11661" table:style-name="ce7">
            <text:p>11,661<text:s/></text:p>
          </table:table-cell>
          <table:table-cell office:value-type="float" office:value="16818" table:style-name="ce7">
            <text:p>16,818<text:s/></text:p>
          </table:table-cell>
          <table:table-cell office:value-type="float" office:value="19250" table:style-name="ce7">
            <text:p>19,250<text:s/></text:p>
          </table:table-cell>
          <table:table-cell office:value-type="float" office:value="5877" table:style-name="ce7">
            <text:p>5,877<text:s/></text:p>
          </table:table-cell>
          <table:table-cell office:value-type="float" office:value="10167" table:style-name="ce7">
            <text:p>10,167<text:s/></text:p>
          </table:table-cell>
          <table:table-cell office:value-type="float" office:value="3221" table:style-name="ce7">
            <text:p>3,221<text:s/></text:p>
          </table:table-cell>
          <table:table-cell office:value-type="float" office:value="9374" table:style-name="ce7">
            <text:p>9,374<text:s/></text:p>
          </table:table-cell>
          <table:table-cell office:value-type="float" office:value="8928" table:style-name="ce7">
            <text:p>8,928<text:s/></text:p>
          </table:table-cell>
          <table:table-cell office:value-type="float" office:value="7019" table:style-name="ce7">
            <text:p>7,019<text:s/></text:p>
          </table:table-cell>
          <table:table-cell office:value-type="float" office:value="31877" table:style-name="ce7">
            <text:p>31,877<text:s/></text:p>
          </table:table-cell>
          <table:table-cell office:value-type="float" office:value="3575" table:style-name="ce7">
            <text:p>3,575<text:s/></text:p>
          </table:table-cell>
          <table:table-cell office:value-type="float" office:value="10866" table:style-name="ce7">
            <text:p>10,866<text:s/></text:p>
          </table:table-cell>
          <table:table-cell office:value-type="float" office:value="13599" table:style-name="ce7">
            <text:p>13,599<text:s/></text:p>
          </table:table-cell>
          <table:table-cell office:value-type="float" office:value="16401" table:style-name="ce7">
            <text:p>16,401<text:s/></text:p>
          </table:table-cell>
          <table:table-cell office:value-type="float" office:value="21547" table:style-name="ce8">
            <text:p>21,547<text:s/></text:p>
          </table:table-cell>
          <table:table-cell office:value-type="float" office:value="17041" table:style-name="ce7">
            <text:p>17,041<text:s/></text:p>
          </table:table-cell>
          <table:table-cell office:value-type="float" office:value="10126" table:style-name="ce7">
            <text:p>10,126<text:s/></text:p>
          </table:table-cell>
          <table:table-cell office:value-type="float" office:value="26341" table:style-name="ce7">
            <text:p>26,341<text:s/></text:p>
          </table:table-cell>
          <table:table-cell office:value-type="float" office:value="16080" table:style-name="ce7">
            <text:p>16,080<text:s/></text:p>
          </table:table-cell>
          <table:table-cell office:value-type="float" office:value="33325" table:style-name="ce7">
            <text:p>33,325<text:s/></text:p>
          </table:table-cell>
          <table:table-cell office:value-type="float" office:value="28416" table:style-name="ce7">
            <text:p>28,416<text:s/></text:p>
          </table:table-cell>
          <table:table-cell office:value-type="float" office:value="12441" table:style-name="ce7">
            <text:p>12,441<text:s/></text:p>
          </table:table-cell>
          <table:table-cell office:value-type="float" office:value="35935" table:style-name="ce7">
            <text:p>35,935<text:s/></text:p>
          </table:table-cell>
          <table:table-cell office:value-type="float" office:value="26328" table:style-name="ce7">
            <text:p>26,328<text:s/></text:p>
          </table:table-cell>
          <table:table-cell office:value-type="float" office:value="23166" table:style-name="ce8">
            <text:p>23,166<text:s/></text:p>
          </table:table-cell>
          <table:table-cell office:value-type="float" office:value="20856" table:style-name="ce7">
            <text:p>20,856<text:s/></text:p>
          </table:table-cell>
          <table:table-cell office:value-type="float" office:value="26498" table:style-name="ce7">
            <text:p>26,498<text:s/></text:p>
          </table:table-cell>
          <table:table-cell office:value-type="float" office:value="127767" table:style-name="ce7">
            <text:p>127,767<text:s/></text:p>
          </table:table-cell>
          <table:table-cell office:value-type="float" office:value="44718" table:style-name="ce7">
            <text:p>44,718<text:s/></text:p>
          </table:table-cell>
          <table:table-cell office:value-type="float" office:value="22662" table:style-name="ce7">
            <text:p>22,662<text:s/></text:p>
          </table:table-cell>
          <table:table-cell office:value-type="float" office:value="24757" table:style-name="ce7">
            <text:p>24,757<text:s/></text:p>
          </table:table-cell>
          <table:table-cell office:value-type="float" office:value="25933" table:style-name="ce7">
            <text:p>25,933<text:s/></text:p>
          </table:table-cell>
          <table:table-cell office:value-type="float" office:value="26675" table:style-name="ce7">
            <text:p>26,675<text:s/></text:p>
          </table:table-cell>
          <table:table-cell office:value-type="float" office:value="27243" table:style-name="ce7">
            <text:p>27,243<text:s/></text:p>
          </table:table-cell>
          <table:table-cell office:value-type="float" office:value="23752" table:style-name="ce7">
            <text:p>23,752<text:s/></text:p>
          </table:table-cell>
          <table:table-cell office:value-type="float" office:value="13370" table:style-name="ce7">
            <text:p>13,370<text:s/></text:p>
          </table:table-cell>
          <table:table-cell office:value-type="float" office:value="30854" table:style-name="ce7">
            <text:p>30,854<text:s/></text:p>
          </table:table-cell>
          <table:table-cell office:value-type="float" office:value="6894" table:style-name="ce7">
            <text:p>6,894<text:s/></text:p>
          </table:table-cell>
          <table:table-cell office:value-type="float" office:value="8422" table:style-name="ce7">
            <text:p>8,422<text:s/></text:p>
          </table:table-cell>
          <table:table-cell office:value-type="float" office:value="19322" table:style-name="ce7">
            <text:p>19,322<text:s/></text:p>
          </table:table-cell>
          <table:table-cell office:value-type="float" office:value="4812" table:style-name="ce7">
            <text:p>4,812<text:s/></text:p>
          </table:table-cell>
          <table:table-cell office:value-type="float" office:value="4065" table:style-name="ce7">
            <text:p>4,065<text:s/></text:p>
          </table:table-cell>
          <table:table-cell office:value-type="float" office:value="3425" table:style-name="ce7">
            <text:p>3,425<text:s/></text:p>
          </table:table-cell>
          <table:table-cell office:value-type="float" office:value="14595" table:style-name="ce7">
            <text:p>14,595<text:s/></text:p>
          </table:table-cell>
          <table:table-cell office:value-type="float" office:value="10014" table:style-name="ce7">
            <text:p>10,014<text:s/></text:p>
          </table:table-cell>
          <table:table-cell office:value-type="float" office:value="13969" table:style-name="ce7">
            <text:p>13,969<text:s/></text:p>
          </table:table-cell>
          <table:table-cell office:value-type="float" office:value="29067" table:style-name="ce7">
            <text:p>29,067<text:s/></text:p>
          </table:table-cell>
          <table:table-cell office:value-type="float" office:value="9369" table:style-name="ce7">
            <text:p>9,369<text:s/></text:p>
          </table:table-cell>
          <table:table-cell office:value-type="float" office:value="13239" table:style-name="ce7">
            <text:p>13,239<text:s/></text:p>
          </table:table-cell>
          <table:table-cell office:value-type="float" office:value="8586" table:style-name="ce7">
            <text:p>8,586<text:s/></text:p>
          </table:table-cell>
          <table:table-cell office:value-type="float" office:value="23780" table:style-name="ce7">
            <text:p>23,780<text:s/></text:p>
          </table:table-cell>
          <table:table-cell office:value-type="float" office:value="24784" table:style-name="ce7">
            <text:p>24,784<text:s/></text:p>
          </table:table-cell>
          <table:table-cell office:value-type="float" office:value="26812" table:style-name="ce7">
            <text:p>26,812<text:s/></text:p>
          </table:table-cell>
          <table:table-cell office:value-type="float" office:value="42302" table:style-name="ce7">
            <text:p>42,302<text:s/></text:p>
          </table:table-cell>
          <table:table-cell office:value-type="float" office:value="40640" table:style-name="ce7">
            <text:p>40,640<text:s/></text:p>
          </table:table-cell>
          <table:table-cell office:value-type="float" office:value="29291" table:style-name="ce7">
            <text:p>29,291<text:s/></text:p>
          </table:table-cell>
          <table:table-cell office:value-type="float" office:value="26318" table:style-name="ce7">
            <text:p>26,318<text:s/></text:p>
          </table:table-cell>
          <table:table-cell office:value-type="float" office:value="60622" table:style-name="ce7">
            <text:p>60,622<text:s/></text:p>
          </table:table-cell>
          <table:table-cell office:value-type="float" office:value="26346" table:style-name="ce7">
            <text:p>26,346<text:s/></text:p>
          </table:table-cell>
          <table:table-cell office:value-type="float" office:value="33942" table:style-name="ce7">
            <text:p>33,942<text:s/></text:p>
          </table:table-cell>
          <table:table-cell office:value-type="float" office:value="33704" table:style-name="ce7">
            <text:p>33,704<text:s/></text:p>
          </table:table-cell>
          <table:table-cell office:value-type="float" office:value="21339" table:style-name="ce7">
            <text:p>21,339<text:s/></text:p>
          </table:table-cell>
          <table:table-cell office:value-type="float" office:value="58877" table:style-name="ce7">
            <text:p>58,877<text:s/></text:p>
          </table:table-cell>
          <table:table-cell office:value-type="float" office:value="21190" table:style-name="ce7">
            <text:p>21,190<text:s/></text:p>
          </table:table-cell>
          <table:table-cell office:value-type="float" office:value="16478" table:style-name="ce7">
            <text:p>16,478<text:s/></text:p>
          </table:table-cell>
          <table:table-cell office:value-type="float" office:value="16002" table:style-name="ce7">
            <text:p>16,002<text:s/></text:p>
          </table:table-cell>
          <table:table-cell office:value-type="float" office:value="23951" table:style-name="ce7">
            <text:p>23,951<text:s/></text:p>
          </table:table-cell>
          <table:table-cell office:value-type="float" office:value="13262" table:style-name="ce7">
            <text:p>13,262<text:s/></text:p>
          </table:table-cell>
          <table:table-cell office:value-type="float" office:value="29418" table:style-name="ce7">
            <text:p>29,418<text:s/></text:p>
          </table:table-cell>
          <table:table-cell office:value-type="float" office:value="20472" table:style-name="ce7">
            <text:p>20,472<text:s/></text:p>
          </table:table-cell>
          <table:table-cell office:value-type="float" office:value="7561" table:style-name="ce7">
            <text:p>7,561<text:s/></text:p>
          </table:table-cell>
          <table:table-cell office:value-type="float" office:value="16480" table:style-name="ce7">
            <text:p>16,480<text:s/></text:p>
          </table:table-cell>
          <table:table-cell office:value-type="float" office:value="42590" table:style-name="ce7">
            <text:p>42,590<text:s/></text:p>
          </table:table-cell>
          <table:table-cell office:value-type="float" office:value="22285" table:style-name="ce7">
            <text:p>22,285<text:s/></text:p>
          </table:table-cell>
          <table:table-cell office:value-type="float" office:value="26589" table:style-name="ce7">
            <text:p>26,589<text:s/></text:p>
          </table:table-cell>
          <table:table-cell office:value-type="float" office:value="26455" table:style-name="ce7">
            <text:p>26,455<text:s/></text:p>
          </table:table-cell>
          <table:table-cell office:value-type="float" office:value="13647" table:style-name="ce7">
            <text:p>13,647<text:s/></text:p>
          </table:table-cell>
          <table:table-cell office:value-type="float" office:value="11772" table:style-name="ce7">
            <text:p>11,772<text:s/></text:p>
          </table:table-cell>
          <table:table-cell office:value-type="float" office:value="5897" table:style-name="ce8">
            <text:p>5,897<text:s/></text:p>
          </table:table-cell>
          <table:table-cell office:value-type="float" office:value="5441" table:style-name="ce7">
            <text:p>5,441<text:s/></text:p>
          </table:table-cell>
          <table:table-cell office:value-type="float" office:value="8756" table:style-name="ce7">
            <text:p>8,756<text:s/></text:p>
          </table:table-cell>
          <table:table-cell office:value-type="float" office:value="10456" table:style-name="ce7">
            <text:p>10,456<text:s/></text:p>
          </table:table-cell>
          <table:table-cell office:value-type="float" office:value="10395" table:style-name="ce7">
            <text:p>10,395<text:s/></text:p>
          </table:table-cell>
          <table:table-cell office:value-type="float" office:value="12236" table:style-name="ce7">
            <text:p>12,236<text:s/></text:p>
          </table:table-cell>
          <table:table-cell office:value-type="float" office:value="17986" table:style-name="ce7">
            <text:p>17,986<text:s/></text:p>
          </table:table-cell>
          <table:table-cell office:value-type="float" office:value="30302" table:style-name="ce7">
            <text:p>30,302<text:s/></text:p>
          </table:table-cell>
          <table:table-cell office:value-type="float" office:value="25228" table:style-name="ce7">
            <text:p>25,228<text:s/></text:p>
          </table:table-cell>
          <table:table-cell office:value-type="float" office:value="14293" table:style-name="ce7">
            <text:p>14,293<text:s/></text:p>
          </table:table-cell>
          <table:table-cell office:value-type="float" office:value="12669" table:style-name="ce7">
            <text:p>12,669<text:s/></text:p>
          </table:table-cell>
          <table:table-cell office:value-type="float" office:value="12824" table:style-name="ce7">
            <text:p>12,824<text:s/></text:p>
          </table:table-cell>
          <table:table-cell office:value-type="float" office:value="12920" table:style-name="ce7">
            <text:p>12,920<text:s/></text:p>
          </table:table-cell>
          <table:table-cell office:value-type="float" office:value="12232" table:style-name="ce7">
            <text:p>12,232<text:s/></text:p>
          </table:table-cell>
          <table:table-cell office:value-type="float" office:value="11676" table:style-name="ce7">
            <text:p>11,676<text:s/></text:p>
          </table:table-cell>
          <table:table-cell office:value-type="float" office:value="9262" table:style-name="ce7">
            <text:p>9,262<text:s/></text:p>
          </table:table-cell>
          <table:table-cell table:number-columns-repeated="11" table:style-name="ce9"/>
          <table:table-cell table:number-columns-repeated="16264" table:style-name="ce10"/>
        </table:table-row>
        <table:table-row table:style-name="ro2">
          <table:table-cell office:value-type="date" office:date-value="2024-05-23T00:00:00" table:style-name="ce11">
            <text:p>2024/5/23</text:p>
          </table:table-cell>
          <table:table-cell office:value-type="float" office:value="5464" table:style-name="ce9">
            <text:p>5,464<text:s/></text:p>
          </table:table-cell>
          <table:table-cell office:value-type="float" office:value="14639" table:style-name="ce9">
            <text:p>14,639<text:s/></text:p>
          </table:table-cell>
          <table:table-cell office:value-type="float" office:value="47197" table:style-name="ce9">
            <text:p>47,197<text:s/></text:p>
          </table:table-cell>
          <table:table-cell office:value-type="float" office:value="41388" table:style-name="ce9">
            <text:p>41,388<text:s/></text:p>
          </table:table-cell>
          <table:table-cell office:value-type="float" office:value="26847" table:style-name="ce9">
            <text:p>26,847<text:s/></text:p>
          </table:table-cell>
          <table:table-cell office:value-type="float" office:value="15426" table:style-name="ce9">
            <text:p>15,426<text:s/></text:p>
          </table:table-cell>
          <table:table-cell office:value-type="float" office:value="11298" table:style-name="ce9">
            <text:p>11,298<text:s/></text:p>
          </table:table-cell>
          <table:table-cell office:value-type="float" office:value="4139" table:style-name="ce9">
            <text:p>4,139<text:s/></text:p>
          </table:table-cell>
          <table:table-cell office:value-type="float" office:value="3497" table:style-name="ce9">
            <text:p>3,497<text:s/></text:p>
          </table:table-cell>
          <table:table-cell office:value-type="float" office:value="12870" table:style-name="ce9">
            <text:p>12,870<text:s/></text:p>
          </table:table-cell>
          <table:table-cell office:value-type="float" office:value="2234" table:style-name="ce9">
            <text:p>2,234<text:s/></text:p>
          </table:table-cell>
          <table:table-cell office:value-type="float" office:value="4673" table:style-name="ce9">
            <text:p>4,673<text:s/></text:p>
          </table:table-cell>
          <table:table-cell office:value-type="float" office:value="5808" table:style-name="ce9">
            <text:p>5,808<text:s/></text:p>
          </table:table-cell>
          <table:table-cell office:value-type="float" office:value="9937" table:style-name="ce9">
            <text:p>9,937<text:s/></text:p>
          </table:table-cell>
          <table:table-cell office:value-type="float" office:value="11469" table:style-name="ce9">
            <text:p>11,469<text:s/></text:p>
          </table:table-cell>
          <table:table-cell office:value-type="float" office:value="17022" table:style-name="ce9">
            <text:p>17,022<text:s/></text:p>
          </table:table-cell>
          <table:table-cell office:value-type="float" office:value="19033" table:style-name="ce9">
            <text:p>19,033<text:s/></text:p>
          </table:table-cell>
          <table:table-cell office:value-type="float" office:value="6067" table:style-name="ce9">
            <text:p>6,067<text:s/></text:p>
          </table:table-cell>
          <table:table-cell office:value-type="float" office:value="10303" table:style-name="ce9">
            <text:p>10,303<text:s/></text:p>
          </table:table-cell>
          <table:table-cell office:value-type="float" office:value="3295" table:style-name="ce9">
            <text:p>3,295<text:s/></text:p>
          </table:table-cell>
          <table:table-cell office:value-type="float" office:value="9350" table:style-name="ce9">
            <text:p>9,350<text:s/></text:p>
          </table:table-cell>
          <table:table-cell office:value-type="float" office:value="8800" table:style-name="ce9">
            <text:p>8,800<text:s/></text:p>
          </table:table-cell>
          <table:table-cell office:value-type="float" office:value="6922" table:style-name="ce9">
            <text:p>6,922<text:s/></text:p>
          </table:table-cell>
          <table:table-cell office:value-type="float" office:value="33238" table:style-name="ce9">
            <text:p>33,238<text:s/></text:p>
          </table:table-cell>
          <table:table-cell office:value-type="float" office:value="3443" table:style-name="ce9">
            <text:p>3,443<text:s/></text:p>
          </table:table-cell>
          <table:table-cell office:value-type="float" office:value="11185" table:style-name="ce9">
            <text:p>11,185<text:s/></text:p>
          </table:table-cell>
          <table:table-cell office:value-type="float" office:value="13797" table:style-name="ce9">
            <text:p>13,797<text:s/></text:p>
          </table:table-cell>
          <table:table-cell office:value-type="float" office:value="16383" table:style-name="ce9">
            <text:p>16,383<text:s/></text:p>
          </table:table-cell>
          <table:table-cell office:value-type="float" office:value="21670" table:style-name="ce8">
            <text:p>21,670<text:s/></text:p>
          </table:table-cell>
          <table:table-cell office:value-type="float" office:value="17086" table:style-name="ce9">
            <text:p>17,086<text:s/></text:p>
          </table:table-cell>
          <table:table-cell office:value-type="float" office:value="10273" table:style-name="ce9">
            <text:p>10,273<text:s/></text:p>
          </table:table-cell>
          <table:table-cell office:value-type="float" office:value="27162" table:style-name="ce9">
            <text:p>27,162<text:s/></text:p>
          </table:table-cell>
          <table:table-cell office:value-type="float" office:value="16291" table:style-name="ce9">
            <text:p>16,291<text:s/></text:p>
          </table:table-cell>
          <table:table-cell office:value-type="float" office:value="33733" table:style-name="ce9">
            <text:p>33,733<text:s/></text:p>
          </table:table-cell>
          <table:table-cell office:value-type="float" office:value="29228" table:style-name="ce9">
            <text:p>29,228<text:s/></text:p>
          </table:table-cell>
          <table:table-cell office:value-type="float" office:value="12110" table:style-name="ce9">
            <text:p>12,110<text:s/></text:p>
          </table:table-cell>
          <table:table-cell office:value-type="float" office:value="35939" table:style-name="ce9">
            <text:p>35,939<text:s/></text:p>
          </table:table-cell>
          <table:table-cell office:value-type="float" office:value="26530" table:style-name="ce9">
            <text:p>26,530<text:s/></text:p>
          </table:table-cell>
          <table:table-cell office:value-type="float" office:value="23544" table:style-name="ce8">
            <text:p>23,544<text:s/></text:p>
          </table:table-cell>
          <table:table-cell office:value-type="float" office:value="20894" table:style-name="ce9">
            <text:p>20,894<text:s/></text:p>
          </table:table-cell>
          <table:table-cell office:value-type="float" office:value="27196" table:style-name="ce9">
            <text:p>27,196<text:s/></text:p>
          </table:table-cell>
          <table:table-cell office:value-type="float" office:value="134299" table:style-name="ce9">
            <text:p>134,299<text:s/></text:p>
          </table:table-cell>
          <table:table-cell office:value-type="float" office:value="46353" table:style-name="ce9">
            <text:p>46,353<text:s/></text:p>
          </table:table-cell>
          <table:table-cell office:value-type="float" office:value="22743" table:style-name="ce9">
            <text:p>22,743<text:s/></text:p>
          </table:table-cell>
          <table:table-cell office:value-type="float" office:value="25035" table:style-name="ce9">
            <text:p>25,035<text:s/></text:p>
          </table:table-cell>
          <table:table-cell office:value-type="float" office:value="28299" table:style-name="ce9">
            <text:p>28,299<text:s/></text:p>
          </table:table-cell>
          <table:table-cell office:value-type="float" office:value="27234" table:style-name="ce9">
            <text:p>27,234<text:s/></text:p>
          </table:table-cell>
          <table:table-cell office:value-type="float" office:value="27666" table:style-name="ce9">
            <text:p>27,666<text:s/></text:p>
          </table:table-cell>
          <table:table-cell office:value-type="float" office:value="23260" table:style-name="ce9">
            <text:p>23,260<text:s/></text:p>
          </table:table-cell>
          <table:table-cell office:value-type="float" office:value="13361" table:style-name="ce9">
            <text:p>13,361<text:s/></text:p>
          </table:table-cell>
          <table:table-cell office:value-type="float" office:value="31438" table:style-name="ce9">
            <text:p>31,438<text:s/></text:p>
          </table:table-cell>
          <table:table-cell office:value-type="float" office:value="7167" table:style-name="ce9">
            <text:p>7,167<text:s/></text:p>
          </table:table-cell>
          <table:table-cell office:value-type="float" office:value="8449" table:style-name="ce9">
            <text:p>8,449<text:s/></text:p>
          </table:table-cell>
          <table:table-cell office:value-type="float" office:value="19197" table:style-name="ce9">
            <text:p>19,197<text:s/></text:p>
          </table:table-cell>
          <table:table-cell office:value-type="float" office:value="5149" table:style-name="ce9">
            <text:p>5,149<text:s/></text:p>
          </table:table-cell>
          <table:table-cell office:value-type="float" office:value="3958" table:style-name="ce9">
            <text:p>3,958<text:s/></text:p>
          </table:table-cell>
          <table:table-cell office:value-type="float" office:value="3411" table:style-name="ce9">
            <text:p>3,411<text:s/></text:p>
          </table:table-cell>
          <table:table-cell office:value-type="float" office:value="14517" table:style-name="ce9">
            <text:p>14,517<text:s/></text:p>
          </table:table-cell>
          <table:table-cell office:value-type="float" office:value="9871" table:style-name="ce9">
            <text:p>9,871<text:s/></text:p>
          </table:table-cell>
          <table:table-cell office:value-type="float" office:value="14289" table:style-name="ce9">
            <text:p>14,289<text:s/></text:p>
          </table:table-cell>
          <table:table-cell office:value-type="float" office:value="29398" table:style-name="ce9">
            <text:p>29,398<text:s/></text:p>
          </table:table-cell>
          <table:table-cell office:value-type="float" office:value="9343" table:style-name="ce9">
            <text:p>9,343<text:s/></text:p>
          </table:table-cell>
          <table:table-cell office:value-type="float" office:value="13561" table:style-name="ce9">
            <text:p>13,561<text:s/></text:p>
          </table:table-cell>
          <table:table-cell office:value-type="float" office:value="8553" table:style-name="ce9">
            <text:p>8,553<text:s/></text:p>
          </table:table-cell>
          <table:table-cell office:value-type="float" office:value="23803" table:style-name="ce9">
            <text:p>23,803<text:s/></text:p>
          </table:table-cell>
          <table:table-cell office:value-type="float" office:value="24970" table:style-name="ce9">
            <text:p>24,970<text:s/></text:p>
          </table:table-cell>
          <table:table-cell office:value-type="float" office:value="27020" table:style-name="ce9">
            <text:p>27,020<text:s/></text:p>
          </table:table-cell>
          <table:table-cell office:value-type="float" office:value="42913" table:style-name="ce9">
            <text:p>42,913<text:s/></text:p>
          </table:table-cell>
          <table:table-cell office:value-type="float" office:value="40875" table:style-name="ce9">
            <text:p>40,875<text:s/></text:p>
          </table:table-cell>
          <table:table-cell office:value-type="float" office:value="29323" table:style-name="ce9">
            <text:p>29,323<text:s/></text:p>
          </table:table-cell>
          <table:table-cell office:value-type="float" office:value="27086" table:style-name="ce9">
            <text:p>27,086<text:s/></text:p>
          </table:table-cell>
          <table:table-cell office:value-type="float" office:value="62803" table:style-name="ce9">
            <text:p>62,803<text:s/></text:p>
          </table:table-cell>
          <table:table-cell office:value-type="float" office:value="25642" table:style-name="ce9">
            <text:p>25,642<text:s/></text:p>
          </table:table-cell>
          <table:table-cell office:value-type="float" office:value="34044" table:style-name="ce9">
            <text:p>34,044<text:s/></text:p>
          </table:table-cell>
          <table:table-cell office:value-type="float" office:value="34098" table:style-name="ce9">
            <text:p>34,098<text:s/></text:p>
          </table:table-cell>
          <table:table-cell office:value-type="float" office:value="21738" table:style-name="ce9">
            <text:p>21,738<text:s/></text:p>
          </table:table-cell>
          <table:table-cell office:value-type="float" office:value="59989" table:style-name="ce9">
            <text:p>59,989<text:s/></text:p>
          </table:table-cell>
          <table:table-cell office:value-type="float" office:value="21371" table:style-name="ce9">
            <text:p>21,371<text:s/></text:p>
          </table:table-cell>
          <table:table-cell office:value-type="float" office:value="16536" table:style-name="ce9">
            <text:p>16,536<text:s/></text:p>
          </table:table-cell>
          <table:table-cell office:value-type="float" office:value="16294" table:style-name="ce9">
            <text:p>16,294<text:s/></text:p>
          </table:table-cell>
          <table:table-cell office:value-type="float" office:value="23960" table:style-name="ce9">
            <text:p>23,960<text:s/></text:p>
          </table:table-cell>
          <table:table-cell office:value-type="float" office:value="13681" table:style-name="ce9">
            <text:p>13,681<text:s/></text:p>
          </table:table-cell>
          <table:table-cell office:value-type="float" office:value="30326" table:style-name="ce9">
            <text:p>30,326<text:s/></text:p>
          </table:table-cell>
          <table:table-cell office:value-type="float" office:value="20505" table:style-name="ce9">
            <text:p>20,505<text:s/></text:p>
          </table:table-cell>
          <table:table-cell office:value-type="float" office:value="7813" table:style-name="ce9">
            <text:p>7,813<text:s/></text:p>
          </table:table-cell>
          <table:table-cell office:value-type="float" office:value="16626" table:style-name="ce9">
            <text:p>16,626<text:s/></text:p>
          </table:table-cell>
          <table:table-cell office:value-type="float" office:value="42380" table:style-name="ce9">
            <text:p>42,380<text:s/></text:p>
          </table:table-cell>
          <table:table-cell office:value-type="float" office:value="22315" table:style-name="ce9">
            <text:p>22,315<text:s/></text:p>
          </table:table-cell>
          <table:table-cell office:value-type="float" office:value="26452" table:style-name="ce9">
            <text:p>26,452<text:s/></text:p>
          </table:table-cell>
          <table:table-cell office:value-type="float" office:value="26221" table:style-name="ce9">
            <text:p>26,221<text:s/></text:p>
          </table:table-cell>
          <table:table-cell office:value-type="float" office:value="13656" table:style-name="ce9">
            <text:p>13,656<text:s/></text:p>
          </table:table-cell>
          <table:table-cell office:value-type="float" office:value="11389" table:style-name="ce9">
            <text:p>11,389<text:s/></text:p>
          </table:table-cell>
          <table:table-cell office:value-type="float" office:value="6028" table:style-name="ce8">
            <text:p>6,028<text:s/></text:p>
          </table:table-cell>
          <table:table-cell office:value-type="float" office:value="5247" table:style-name="ce9">
            <text:p>5,247<text:s/></text:p>
          </table:table-cell>
          <table:table-cell office:value-type="float" office:value="8909" table:style-name="ce9">
            <text:p>8,909<text:s/></text:p>
          </table:table-cell>
          <table:table-cell office:value-type="float" office:value="10601" table:style-name="ce9">
            <text:p>10,601<text:s/></text:p>
          </table:table-cell>
          <table:table-cell office:value-type="float" office:value="10265" table:style-name="ce9">
            <text:p>10,265<text:s/></text:p>
          </table:table-cell>
          <table:table-cell office:value-type="float" office:value="12585" table:style-name="ce9">
            <text:p>12,585<text:s/></text:p>
          </table:table-cell>
          <table:table-cell office:value-type="float" office:value="18105" table:style-name="ce9">
            <text:p>18,105<text:s/></text:p>
          </table:table-cell>
          <table:table-cell office:value-type="float" office:value="29406" table:style-name="ce9">
            <text:p>29,406<text:s/></text:p>
          </table:table-cell>
          <table:table-cell office:value-type="float" office:value="25888" table:style-name="ce9">
            <text:p>25,888<text:s/></text:p>
          </table:table-cell>
          <table:table-cell office:value-type="float" office:value="14301" table:style-name="ce9">
            <text:p>14,301<text:s/></text:p>
          </table:table-cell>
          <table:table-cell office:value-type="float" office:value="12575" table:style-name="ce9">
            <text:p>12,575<text:s/></text:p>
          </table:table-cell>
          <table:table-cell office:value-type="float" office:value="12994" table:style-name="ce9">
            <text:p>12,994<text:s/></text:p>
          </table:table-cell>
          <table:table-cell office:value-type="float" office:value="12935" table:style-name="ce9">
            <text:p>12,935<text:s/></text:p>
          </table:table-cell>
          <table:table-cell office:value-type="float" office:value="12485" table:style-name="ce9">
            <text:p>12,485<text:s/></text:p>
          </table:table-cell>
          <table:table-cell office:value-type="float" office:value="11610" table:style-name="ce9">
            <text:p>11,610<text:s/></text:p>
          </table:table-cell>
          <table:table-cell office:value-type="float" office:value="9306" table:style-name="ce9">
            <text:p>9,306<text:s/></text:p>
          </table:table-cell>
          <table:table-cell table:number-columns-repeated="11" table:style-name="ce9"/>
          <table:table-cell table:number-columns-repeated="16264"/>
        </table:table-row>
        <table:table-row table:style-name="ro2">
          <table:table-cell office:value-type="date" office:date-value="2024-05-24T00:00:00" table:style-name="ce11">
            <text:p>2024/5/24</text:p>
          </table:table-cell>
          <table:table-cell office:value-type="float" office:value="5701" table:style-name="ce9">
            <text:p>5,701<text:s/></text:p>
          </table:table-cell>
          <table:table-cell office:value-type="float" office:value="15420" table:style-name="ce9">
            <text:p>15,420<text:s/></text:p>
          </table:table-cell>
          <table:table-cell office:value-type="float" office:value="50221" table:style-name="ce9">
            <text:p>50,221<text:s/></text:p>
          </table:table-cell>
          <table:table-cell office:value-type="float" office:value="49750" table:style-name="ce9">
            <text:p>49,750<text:s/></text:p>
          </table:table-cell>
          <table:table-cell office:value-type="float" office:value="28794" table:style-name="ce9">
            <text:p>28,794<text:s/></text:p>
          </table:table-cell>
          <table:table-cell office:value-type="float" office:value="16456" table:style-name="ce9">
            <text:p>16,456<text:s/></text:p>
          </table:table-cell>
          <table:table-cell office:value-type="float" office:value="12421" table:style-name="ce9">
            <text:p>12,421<text:s/></text:p>
          </table:table-cell>
          <table:table-cell office:value-type="float" office:value="4314" table:style-name="ce9">
            <text:p>4,314<text:s/></text:p>
          </table:table-cell>
          <table:table-cell office:value-type="float" office:value="3606" table:style-name="ce9">
            <text:p>3,606<text:s/></text:p>
          </table:table-cell>
          <table:table-cell office:value-type="float" office:value="13490" table:style-name="ce9">
            <text:p>13,490<text:s/></text:p>
          </table:table-cell>
          <table:table-cell office:value-type="float" office:value="2221" table:style-name="ce9">
            <text:p>2,221<text:s/></text:p>
          </table:table-cell>
          <table:table-cell office:value-type="float" office:value="4959" table:style-name="ce9">
            <text:p>4,959<text:s/></text:p>
          </table:table-cell>
          <table:table-cell office:value-type="float" office:value="6198" table:style-name="ce9">
            <text:p>6,198<text:s/></text:p>
          </table:table-cell>
          <table:table-cell office:value-type="float" office:value="9894" table:style-name="ce9">
            <text:p>9,894<text:s/></text:p>
          </table:table-cell>
          <table:table-cell office:value-type="float" office:value="12457" table:style-name="ce9">
            <text:p>12,457<text:s/></text:p>
          </table:table-cell>
          <table:table-cell office:value-type="float" office:value="16641" table:style-name="ce9">
            <text:p>16,641<text:s/></text:p>
          </table:table-cell>
          <table:table-cell office:value-type="float" office:value="19264" table:style-name="ce9">
            <text:p>19,264<text:s/></text:p>
          </table:table-cell>
          <table:table-cell office:value-type="float" office:value="6232" table:style-name="ce9">
            <text:p>6,232<text:s/></text:p>
          </table:table-cell>
          <table:table-cell office:value-type="float" office:value="10742" table:style-name="ce9">
            <text:p>10,742<text:s/></text:p>
          </table:table-cell>
          <table:table-cell office:value-type="float" office:value="3396" table:style-name="ce9">
            <text:p>3,396<text:s/></text:p>
          </table:table-cell>
          <table:table-cell office:value-type="float" office:value="9766" table:style-name="ce9">
            <text:p>9,766<text:s/></text:p>
          </table:table-cell>
          <table:table-cell office:value-type="float" office:value="9731" table:style-name="ce9">
            <text:p>9,731<text:s/></text:p>
          </table:table-cell>
          <table:table-cell office:value-type="float" office:value="7199" table:style-name="ce9">
            <text:p>7,199<text:s/></text:p>
          </table:table-cell>
          <table:table-cell office:value-type="float" office:value="41362" table:style-name="ce9">
            <text:p>41,362<text:s/></text:p>
          </table:table-cell>
          <table:table-cell office:value-type="float" office:value="3824" table:style-name="ce9">
            <text:p>3,824<text:s/></text:p>
          </table:table-cell>
          <table:table-cell office:value-type="float" office:value="12060" table:style-name="ce9">
            <text:p>12,060<text:s/></text:p>
          </table:table-cell>
          <table:table-cell office:value-type="float" office:value="14349" table:style-name="ce9">
            <text:p>14,349<text:s/></text:p>
          </table:table-cell>
          <table:table-cell office:value-type="float" office:value="17370" table:style-name="ce9">
            <text:p>17,370<text:s/></text:p>
          </table:table-cell>
          <table:table-cell office:value-type="float" office:value="23699" table:style-name="ce8">
            <text:p>23,699<text:s/></text:p>
          </table:table-cell>
          <table:table-cell office:value-type="float" office:value="18475" table:style-name="ce9">
            <text:p>18,475<text:s/></text:p>
          </table:table-cell>
          <table:table-cell office:value-type="float" office:value="10830" table:style-name="ce9">
            <text:p>10,830<text:s/></text:p>
          </table:table-cell>
          <table:table-cell office:value-type="float" office:value="31443" table:style-name="ce9">
            <text:p>31,443<text:s/></text:p>
          </table:table-cell>
          <table:table-cell office:value-type="float" office:value="18205" table:style-name="ce9">
            <text:p>18,205<text:s/></text:p>
          </table:table-cell>
          <table:table-cell office:value-type="float" office:value="35461" table:style-name="ce9">
            <text:p>35,461<text:s/></text:p>
          </table:table-cell>
          <table:table-cell office:value-type="float" office:value="32237" table:style-name="ce9">
            <text:p>32,237<text:s/></text:p>
          </table:table-cell>
          <table:table-cell office:value-type="float" office:value="12529" table:style-name="ce9">
            <text:p>12,529<text:s/></text:p>
          </table:table-cell>
          <table:table-cell office:value-type="float" office:value="38323" table:style-name="ce9">
            <text:p>38,323<text:s/></text:p>
          </table:table-cell>
          <table:table-cell office:value-type="float" office:value="28155" table:style-name="ce9">
            <text:p>28,155<text:s/></text:p>
          </table:table-cell>
          <table:table-cell office:value-type="float" office:value="24590" table:style-name="ce8">
            <text:p>24,590<text:s/></text:p>
          </table:table-cell>
          <table:table-cell office:value-type="float" office:value="21648" table:style-name="ce9">
            <text:p>21,648<text:s/></text:p>
          </table:table-cell>
          <table:table-cell office:value-type="float" office:value="41494" table:style-name="ce9">
            <text:p>41,494<text:s/></text:p>
          </table:table-cell>
          <table:table-cell office:value-type="float" office:value="181746" table:style-name="ce9">
            <text:p>181,746<text:s/></text:p>
          </table:table-cell>
          <table:table-cell office:value-type="float" office:value="56306" table:style-name="ce9">
            <text:p>56,306<text:s/></text:p>
          </table:table-cell>
          <table:table-cell office:value-type="float" office:value="25450" table:style-name="ce9">
            <text:p>25,450<text:s/></text:p>
          </table:table-cell>
          <table:table-cell office:value-type="float" office:value="26410" table:style-name="ce9">
            <text:p>26,410<text:s/></text:p>
          </table:table-cell>
          <table:table-cell office:value-type="float" office:value="31486" table:style-name="ce9">
            <text:p>31,486<text:s/></text:p>
          </table:table-cell>
          <table:table-cell office:value-type="float" office:value="29488" table:style-name="ce9">
            <text:p>29,488<text:s/></text:p>
          </table:table-cell>
          <table:table-cell office:value-type="float" office:value="30187" table:style-name="ce9">
            <text:p>30,187<text:s/></text:p>
          </table:table-cell>
          <table:table-cell office:value-type="float" office:value="25691" table:style-name="ce9">
            <text:p>25,691<text:s/></text:p>
          </table:table-cell>
          <table:table-cell office:value-type="float" office:value="13989" table:style-name="ce9">
            <text:p>13,989<text:s/></text:p>
          </table:table-cell>
          <table:table-cell office:value-type="float" office:value="32608" table:style-name="ce9">
            <text:p>32,608<text:s/></text:p>
          </table:table-cell>
          <table:table-cell office:value-type="float" office:value="7310" table:style-name="ce9">
            <text:p>7,310<text:s/></text:p>
          </table:table-cell>
          <table:table-cell office:value-type="float" office:value="8700" table:style-name="ce9">
            <text:p>8,700<text:s/></text:p>
          </table:table-cell>
          <table:table-cell office:value-type="float" office:value="20750" table:style-name="ce9">
            <text:p>20,750<text:s/></text:p>
          </table:table-cell>
          <table:table-cell office:value-type="float" office:value="5444" table:style-name="ce9">
            <text:p>5,444<text:s/></text:p>
          </table:table-cell>
          <table:table-cell office:value-type="float" office:value="4210" table:style-name="ce9">
            <text:p>4,210<text:s/></text:p>
          </table:table-cell>
          <table:table-cell office:value-type="float" office:value="3512" table:style-name="ce9">
            <text:p>3,512<text:s/></text:p>
          </table:table-cell>
          <table:table-cell office:value-type="float" office:value="14968" table:style-name="ce9">
            <text:p>14,968<text:s/></text:p>
          </table:table-cell>
          <table:table-cell office:value-type="float" office:value="10379" table:style-name="ce9">
            <text:p>10,379<text:s/></text:p>
          </table:table-cell>
          <table:table-cell office:value-type="float" office:value="14918" table:style-name="ce9">
            <text:p>14,918<text:s/></text:p>
          </table:table-cell>
          <table:table-cell office:value-type="float" office:value="31599" table:style-name="ce9">
            <text:p>31,599<text:s/></text:p>
          </table:table-cell>
          <table:table-cell office:value-type="float" office:value="10101" table:style-name="ce9">
            <text:p>10,101<text:s/></text:p>
          </table:table-cell>
          <table:table-cell office:value-type="float" office:value="15464" table:style-name="ce9">
            <text:p>15,464<text:s/></text:p>
          </table:table-cell>
          <table:table-cell office:value-type="float" office:value="9247" table:style-name="ce9">
            <text:p>9,247<text:s/></text:p>
          </table:table-cell>
          <table:table-cell office:value-type="float" office:value="25326" table:style-name="ce9">
            <text:p>25,326<text:s/></text:p>
          </table:table-cell>
          <table:table-cell office:value-type="float" office:value="25796" table:style-name="ce9">
            <text:p>25,796<text:s/></text:p>
          </table:table-cell>
          <table:table-cell office:value-type="float" office:value="29743" table:style-name="ce9">
            <text:p>29,743<text:s/></text:p>
          </table:table-cell>
          <table:table-cell office:value-type="float" office:value="49825" table:style-name="ce9">
            <text:p>49,825<text:s/></text:p>
          </table:table-cell>
          <table:table-cell office:value-type="float" office:value="43499" table:style-name="ce9">
            <text:p>43,499<text:s/></text:p>
          </table:table-cell>
          <table:table-cell office:value-type="float" office:value="30900" table:style-name="ce9">
            <text:p>30,900<text:s/></text:p>
          </table:table-cell>
          <table:table-cell office:value-type="float" office:value="29464" table:style-name="ce9">
            <text:p>29,464<text:s/></text:p>
          </table:table-cell>
          <table:table-cell office:value-type="float" office:value="77803" table:style-name="ce9">
            <text:p>77,803<text:s/></text:p>
          </table:table-cell>
          <table:table-cell office:value-type="float" office:value="46919" table:style-name="ce9">
            <text:p>46,919<text:s/></text:p>
          </table:table-cell>
          <table:table-cell office:value-type="float" office:value="39219" table:style-name="ce9">
            <text:p>39,219<text:s/></text:p>
          </table:table-cell>
          <table:table-cell office:value-type="float" office:value="40712" table:style-name="ce9">
            <text:p>40,712<text:s/></text:p>
          </table:table-cell>
          <table:table-cell office:value-type="float" office:value="31208" table:style-name="ce9">
            <text:p>31,208<text:s/></text:p>
          </table:table-cell>
          <table:table-cell office:value-type="float" office:value="72095" table:style-name="ce9">
            <text:p>72,095<text:s/></text:p>
          </table:table-cell>
          <table:table-cell office:value-type="float" office:value="23845" table:style-name="ce9">
            <text:p>23,845<text:s/></text:p>
          </table:table-cell>
          <table:table-cell office:value-type="float" office:value="18254" table:style-name="ce9">
            <text:p>18,254<text:s/></text:p>
          </table:table-cell>
          <table:table-cell office:value-type="float" office:value="16255" table:style-name="ce9">
            <text:p>16,255<text:s/></text:p>
          </table:table-cell>
          <table:table-cell office:value-type="float" office:value="30360" table:style-name="ce9">
            <text:p>30,360<text:s/></text:p>
          </table:table-cell>
          <table:table-cell office:value-type="float" office:value="14252" table:style-name="ce9">
            <text:p>14,252<text:s/></text:p>
          </table:table-cell>
          <table:table-cell office:value-type="float" office:value="34198" table:style-name="ce9">
            <text:p>34,198<text:s/></text:p>
          </table:table-cell>
          <table:table-cell office:value-type="float" office:value="23325" table:style-name="ce9">
            <text:p>23,325<text:s/></text:p>
          </table:table-cell>
          <table:table-cell office:value-type="float" office:value="8858" table:style-name="ce9">
            <text:p>8,858<text:s/></text:p>
          </table:table-cell>
          <table:table-cell office:value-type="float" office:value="18211" table:style-name="ce9">
            <text:p>18,211<text:s/></text:p>
          </table:table-cell>
          <table:table-cell office:value-type="float" office:value="45621" table:style-name="ce9">
            <text:p>45,621<text:s/></text:p>
          </table:table-cell>
          <table:table-cell office:value-type="float" office:value="24354" table:style-name="ce9">
            <text:p>24,354<text:s/></text:p>
          </table:table-cell>
          <table:table-cell office:value-type="float" office:value="28298" table:style-name="ce9">
            <text:p>28,298<text:s/></text:p>
          </table:table-cell>
          <table:table-cell office:value-type="float" office:value="28078" table:style-name="ce9">
            <text:p>28,078<text:s/></text:p>
          </table:table-cell>
          <table:table-cell office:value-type="float" office:value="13265" table:style-name="ce9">
            <text:p>13,265<text:s/></text:p>
          </table:table-cell>
          <table:table-cell office:value-type="float" office:value="12043" table:style-name="ce9">
            <text:p>12,043<text:s/></text:p>
          </table:table-cell>
          <table:table-cell office:value-type="float" office:value="6156" table:style-name="ce8">
            <text:p>6,156<text:s/></text:p>
          </table:table-cell>
          <table:table-cell office:value-type="float" office:value="5550" table:style-name="ce9">
            <text:p>5,550<text:s/></text:p>
          </table:table-cell>
          <table:table-cell office:value-type="float" office:value="9309" table:style-name="ce9">
            <text:p>9,309<text:s/></text:p>
          </table:table-cell>
          <table:table-cell office:value-type="float" office:value="10643" table:style-name="ce9">
            <text:p>10,643<text:s/></text:p>
          </table:table-cell>
          <table:table-cell office:value-type="float" office:value="11405" table:style-name="ce9">
            <text:p>11,405<text:s/></text:p>
          </table:table-cell>
          <table:table-cell office:value-type="float" office:value="13502" table:style-name="ce9">
            <text:p>13,502<text:s/></text:p>
          </table:table-cell>
          <table:table-cell office:value-type="float" office:value="19571" table:style-name="ce9">
            <text:p>19,571<text:s/></text:p>
          </table:table-cell>
          <table:table-cell office:value-type="float" office:value="31517" table:style-name="ce9">
            <text:p>31,517<text:s/></text:p>
          </table:table-cell>
          <table:table-cell office:value-type="float" office:value="28843" table:style-name="ce9">
            <text:p>28,843<text:s/></text:p>
          </table:table-cell>
          <table:table-cell office:value-type="float" office:value="15079" table:style-name="ce9">
            <text:p>15,079<text:s/></text:p>
          </table:table-cell>
          <table:table-cell office:value-type="float" office:value="13458" table:style-name="ce9">
            <text:p>13,458<text:s/></text:p>
          </table:table-cell>
          <table:table-cell office:value-type="float" office:value="13682" table:style-name="ce9">
            <text:p>13,682<text:s/></text:p>
          </table:table-cell>
          <table:table-cell office:value-type="float" office:value="13579" table:style-name="ce9">
            <text:p>13,579<text:s/></text:p>
          </table:table-cell>
          <table:table-cell office:value-type="float" office:value="12871" table:style-name="ce9">
            <text:p>12,871<text:s/></text:p>
          </table:table-cell>
          <table:table-cell office:value-type="float" office:value="12188" table:style-name="ce9">
            <text:p>12,188<text:s/></text:p>
          </table:table-cell>
          <table:table-cell office:value-type="float" office:value="9802" table:style-name="ce9">
            <text:p>9,802<text:s/></text:p>
          </table:table-cell>
          <table:table-cell table:number-columns-repeated="11" table:style-name="ce9"/>
          <table:table-cell table:number-columns-repeated="16264"/>
        </table:table-row>
        <table:table-row table:style-name="ro2">
          <table:table-cell office:value-type="date" office:date-value="2024-05-25T00:00:00" table:style-name="ce11">
            <text:p>2024/5/25</text:p>
          </table:table-cell>
          <table:table-cell office:value-type="float" office:value="4417" table:style-name="ce9">
            <text:p>4,417<text:s/></text:p>
          </table:table-cell>
          <table:table-cell office:value-type="float" office:value="9568" table:style-name="ce9">
            <text:p>9,568<text:s/></text:p>
          </table:table-cell>
          <table:table-cell office:value-type="float" office:value="30179" table:style-name="ce9">
            <text:p>30,179<text:s/></text:p>
          </table:table-cell>
          <table:table-cell office:value-type="float" office:value="47965" table:style-name="ce9">
            <text:p>47,965<text:s/></text:p>
          </table:table-cell>
          <table:table-cell office:value-type="float" office:value="17925" table:style-name="ce9">
            <text:p>17,925<text:s/></text:p>
          </table:table-cell>
          <table:table-cell office:value-type="float" office:value="13286" table:style-name="ce9">
            <text:p>13,286<text:s/></text:p>
          </table:table-cell>
          <table:table-cell office:value-type="float" office:value="8652" table:style-name="ce9">
            <text:p>8,652<text:s/></text:p>
          </table:table-cell>
          <table:table-cell office:value-type="float" office:value="3682" table:style-name="ce9">
            <text:p>3,682<text:s/></text:p>
          </table:table-cell>
          <table:table-cell office:value-type="float" office:value="2724" table:style-name="ce9">
            <text:p>2,724<text:s/></text:p>
          </table:table-cell>
          <table:table-cell office:value-type="float" office:value="8492" table:style-name="ce9">
            <text:p>8,492<text:s/></text:p>
          </table:table-cell>
          <table:table-cell office:value-type="float" office:value="1642" table:style-name="ce9">
            <text:p>1,642<text:s/></text:p>
          </table:table-cell>
          <table:table-cell office:value-type="float" office:value="3439" table:style-name="ce9">
            <text:p>3,439<text:s/></text:p>
          </table:table-cell>
          <table:table-cell office:value-type="float" office:value="8543" table:style-name="ce9">
            <text:p>8,543<text:s/></text:p>
          </table:table-cell>
          <table:table-cell office:value-type="float" office:value="7185" table:style-name="ce9">
            <text:p>7,185<text:s/></text:p>
          </table:table-cell>
          <table:table-cell office:value-type="float" office:value="10652" table:style-name="ce9">
            <text:p>10,652<text:s/></text:p>
          </table:table-cell>
          <table:table-cell office:value-type="float" office:value="5241" table:style-name="ce9">
            <text:p>5,241<text:s/></text:p>
          </table:table-cell>
          <table:table-cell office:value-type="float" office:value="7433" table:style-name="ce9">
            <text:p>7,433<text:s/></text:p>
          </table:table-cell>
          <table:table-cell office:value-type="float" office:value="4396" table:style-name="ce9">
            <text:p>4,396<text:s/></text:p>
          </table:table-cell>
          <table:table-cell office:value-type="float" office:value="8789" table:style-name="ce9">
            <text:p>8,789<text:s/></text:p>
          </table:table-cell>
          <table:table-cell office:value-type="float" office:value="4396" table:style-name="ce9">
            <text:p>4,396<text:s/></text:p>
          </table:table-cell>
          <table:table-cell office:value-type="float" office:value="6103" table:style-name="ce9">
            <text:p>6,103<text:s/></text:p>
          </table:table-cell>
          <table:table-cell office:value-type="float" office:value="6754" table:style-name="ce9">
            <text:p>6,754<text:s/></text:p>
          </table:table-cell>
          <table:table-cell office:value-type="float" office:value="2707" table:style-name="ce9">
            <text:p>2,707<text:s/></text:p>
          </table:table-cell>
          <table:table-cell office:value-type="float" office:value="32774" table:style-name="ce9">
            <text:p>32,774<text:s/></text:p>
          </table:table-cell>
          <table:table-cell office:value-type="float" office:value="3798" table:style-name="ce9">
            <text:p>3,798<text:s/></text:p>
          </table:table-cell>
          <table:table-cell office:value-type="float" office:value="14581" table:style-name="ce9">
            <text:p>14,581<text:s/></text:p>
          </table:table-cell>
          <table:table-cell office:value-type="float" office:value="10478" table:style-name="ce9">
            <text:p>10,478<text:s/></text:p>
          </table:table-cell>
          <table:table-cell office:value-type="float" office:value="13742" table:style-name="ce9">
            <text:p>13,742<text:s/></text:p>
          </table:table-cell>
          <table:table-cell office:value-type="float" office:value="16737" table:style-name="ce8">
            <text:p>16,737<text:s/></text:p>
          </table:table-cell>
          <table:table-cell office:value-type="float" office:value="14456" table:style-name="ce9">
            <text:p>14,456<text:s/></text:p>
          </table:table-cell>
          <table:table-cell office:value-type="float" office:value="8841" table:style-name="ce9">
            <text:p>8,841<text:s/></text:p>
          </table:table-cell>
          <table:table-cell office:value-type="float" office:value="33163" table:style-name="ce9">
            <text:p>33,163<text:s/></text:p>
          </table:table-cell>
          <table:table-cell office:value-type="float" office:value="15030" table:style-name="ce9">
            <text:p>15,030<text:s/></text:p>
          </table:table-cell>
          <table:table-cell office:value-type="float" office:value="28356" table:style-name="ce9">
            <text:p>28,356<text:s/></text:p>
          </table:table-cell>
          <table:table-cell office:value-type="float" office:value="23842" table:style-name="ce9">
            <text:p>23,842<text:s/></text:p>
          </table:table-cell>
          <table:table-cell office:value-type="float" office:value="5700" table:style-name="ce9">
            <text:p>5,700<text:s/></text:p>
          </table:table-cell>
          <table:table-cell office:value-type="float" office:value="30041" table:style-name="ce9">
            <text:p>30,041<text:s/></text:p>
          </table:table-cell>
          <table:table-cell office:value-type="float" office:value="21061" table:style-name="ce9">
            <text:p>21,061<text:s/></text:p>
          </table:table-cell>
          <table:table-cell office:value-type="float" office:value="17333" table:style-name="ce8">
            <text:p>17,333<text:s/></text:p>
          </table:table-cell>
          <table:table-cell office:value-type="float" office:value="17003" table:style-name="ce9">
            <text:p>17,003<text:s/></text:p>
          </table:table-cell>
          <table:table-cell office:value-type="float" office:value="11983" table:style-name="ce9">
            <text:p>11,983<text:s/></text:p>
          </table:table-cell>
          <table:table-cell office:value-type="float" office:value="162764" table:style-name="ce9">
            <text:p>162,764<text:s/></text:p>
          </table:table-cell>
          <table:table-cell office:value-type="float" office:value="62480" table:style-name="ce9">
            <text:p>62,480<text:s/></text:p>
          </table:table-cell>
          <table:table-cell office:value-type="float" office:value="20662" table:style-name="ce9">
            <text:p>20,662<text:s/></text:p>
          </table:table-cell>
          <table:table-cell office:value-type="float" office:value="18244" table:style-name="ce9">
            <text:p>18,244<text:s/></text:p>
          </table:table-cell>
          <table:table-cell office:value-type="float" office:value="38264" table:style-name="ce9">
            <text:p>38,264<text:s/></text:p>
          </table:table-cell>
          <table:table-cell office:value-type="float" office:value="29001" table:style-name="ce9">
            <text:p>29,001<text:s/></text:p>
          </table:table-cell>
          <table:table-cell office:value-type="float" office:value="26746" table:style-name="ce9">
            <text:p>26,746<text:s/></text:p>
          </table:table-cell>
          <table:table-cell office:value-type="float" office:value="20096" table:style-name="ce9">
            <text:p>20,096<text:s/></text:p>
          </table:table-cell>
          <table:table-cell office:value-type="float" office:value="9337" table:style-name="ce9">
            <text:p>9,337<text:s/></text:p>
          </table:table-cell>
          <table:table-cell office:value-type="float" office:value="22880" table:style-name="ce9">
            <text:p>22,880<text:s/></text:p>
          </table:table-cell>
          <table:table-cell office:value-type="float" office:value="6151" table:style-name="ce9">
            <text:p>6,151<text:s/></text:p>
          </table:table-cell>
          <table:table-cell office:value-type="float" office:value="6013" table:style-name="ce9">
            <text:p>6,013<text:s/></text:p>
          </table:table-cell>
          <table:table-cell office:value-type="float" office:value="17014" table:style-name="ce9">
            <text:p>17,014<text:s/></text:p>
          </table:table-cell>
          <table:table-cell office:value-type="float" office:value="5632" table:style-name="ce9">
            <text:p>5,632<text:s/></text:p>
          </table:table-cell>
          <table:table-cell office:value-type="float" office:value="3181" table:style-name="ce9">
            <text:p>3,181<text:s/></text:p>
          </table:table-cell>
          <table:table-cell office:value-type="float" office:value="1876" table:style-name="ce9">
            <text:p>1,876<text:s/></text:p>
          </table:table-cell>
          <table:table-cell office:value-type="float" office:value="10739" table:style-name="ce9">
            <text:p>10,739<text:s/></text:p>
          </table:table-cell>
          <table:table-cell office:value-type="float" office:value="8525" table:style-name="ce9">
            <text:p>8,525<text:s/></text:p>
          </table:table-cell>
          <table:table-cell office:value-type="float" office:value="12151" table:style-name="ce9">
            <text:p>12,151<text:s/></text:p>
          </table:table-cell>
          <table:table-cell office:value-type="float" office:value="32873" table:style-name="ce9">
            <text:p>32,873<text:s/></text:p>
          </table:table-cell>
          <table:table-cell office:value-type="float" office:value="6434" table:style-name="ce9">
            <text:p>6,434<text:s/></text:p>
          </table:table-cell>
          <table:table-cell office:value-type="float" office:value="11383" table:style-name="ce9">
            <text:p>11,383<text:s/></text:p>
          </table:table-cell>
          <table:table-cell office:value-type="float" office:value="6676" table:style-name="ce9">
            <text:p>6,676<text:s/></text:p>
          </table:table-cell>
          <table:table-cell office:value-type="float" office:value="18349" table:style-name="ce9">
            <text:p>18,349<text:s/></text:p>
          </table:table-cell>
          <table:table-cell office:value-type="float" office:value="16079" table:style-name="ce9">
            <text:p>16,079<text:s/></text:p>
          </table:table-cell>
          <table:table-cell office:value-type="float" office:value="27250" table:style-name="ce9">
            <text:p>27,250<text:s/></text:p>
          </table:table-cell>
          <table:table-cell office:value-type="float" office:value="42058" table:style-name="ce9">
            <text:p>42,058<text:s/></text:p>
          </table:table-cell>
          <table:table-cell office:value-type="float" office:value="32404" table:style-name="ce9">
            <text:p>32,404<text:s/></text:p>
          </table:table-cell>
          <table:table-cell office:value-type="float" office:value="23372" table:style-name="ce9">
            <text:p>23,372<text:s/></text:p>
          </table:table-cell>
          <table:table-cell office:value-type="float" office:value="27938" table:style-name="ce9">
            <text:p>27,938<text:s/></text:p>
          </table:table-cell>
          <table:table-cell office:value-type="float" office:value="83602" table:style-name="ce9">
            <text:p>83,602<text:s/></text:p>
          </table:table-cell>
          <table:table-cell office:value-type="float" office:value="17601" table:style-name="ce9">
            <text:p>17,601<text:s/></text:p>
          </table:table-cell>
          <table:table-cell office:value-type="float" office:value="36064" table:style-name="ce9">
            <text:p>36,064<text:s/></text:p>
          </table:table-cell>
          <table:table-cell office:value-type="float" office:value="35335" table:style-name="ce9">
            <text:p>35,335<text:s/></text:p>
          </table:table-cell>
          <table:table-cell office:value-type="float" office:value="29989" table:style-name="ce9">
            <text:p>29,989<text:s/></text:p>
          </table:table-cell>
          <table:table-cell office:value-type="float" office:value="59019" table:style-name="ce9">
            <text:p>59,019<text:s/></text:p>
          </table:table-cell>
          <table:table-cell office:value-type="float" office:value="16177" table:style-name="ce9">
            <text:p>16,177<text:s/></text:p>
          </table:table-cell>
          <table:table-cell office:value-type="float" office:value="15171" table:style-name="ce9">
            <text:p>15,171<text:s/></text:p>
          </table:table-cell>
          <table:table-cell office:value-type="float" office:value="11177" table:style-name="ce9">
            <text:p>11,177<text:s/></text:p>
          </table:table-cell>
          <table:table-cell office:value-type="float" office:value="24208" table:style-name="ce9">
            <text:p>24,208<text:s/></text:p>
          </table:table-cell>
          <table:table-cell office:value-type="float" office:value="9959" table:style-name="ce9">
            <text:p>9,959<text:s/></text:p>
          </table:table-cell>
          <table:table-cell office:value-type="float" office:value="29786" table:style-name="ce9">
            <text:p>29,786<text:s/></text:p>
          </table:table-cell>
          <table:table-cell office:value-type="float" office:value="14981" table:style-name="ce9">
            <text:p>14,981<text:s/></text:p>
          </table:table-cell>
          <table:table-cell office:value-type="float" office:value="10767" table:style-name="ce9">
            <text:p>10,767<text:s/></text:p>
          </table:table-cell>
          <table:table-cell office:value-type="float" office:value="14661" table:style-name="ce9">
            <text:p>14,661<text:s/></text:p>
          </table:table-cell>
          <table:table-cell office:value-type="float" office:value="23029" table:style-name="ce9">
            <text:p>23,029<text:s/></text:p>
          </table:table-cell>
          <table:table-cell office:value-type="float" office:value="19557" table:style-name="ce9">
            <text:p>19,557<text:s/></text:p>
          </table:table-cell>
          <table:table-cell office:value-type="float" office:value="15856" table:style-name="ce9">
            <text:p>15,856<text:s/></text:p>
          </table:table-cell>
          <table:table-cell office:value-type="float" office:value="21920" table:style-name="ce9">
            <text:p>21,920<text:s/></text:p>
          </table:table-cell>
          <table:table-cell office:value-type="float" office:value="7498" table:style-name="ce9">
            <text:p>7,498<text:s/></text:p>
          </table:table-cell>
          <table:table-cell office:value-type="float" office:value="8991" table:style-name="ce9">
            <text:p>8,991<text:s/></text:p>
          </table:table-cell>
          <table:table-cell office:value-type="float" office:value="4269" table:style-name="ce8">
            <text:p>4,269<text:s/></text:p>
          </table:table-cell>
          <table:table-cell office:value-type="float" office:value="2960" table:style-name="ce9">
            <text:p>2,960<text:s/></text:p>
          </table:table-cell>
          <table:table-cell office:value-type="float" office:value="8489" table:style-name="ce9">
            <text:p>8,489<text:s/></text:p>
          </table:table-cell>
          <table:table-cell office:value-type="float" office:value="8166" table:style-name="ce9">
            <text:p>8,166<text:s/></text:p>
          </table:table-cell>
          <table:table-cell office:value-type="float" office:value="10512" table:style-name="ce9">
            <text:p>10,512<text:s/></text:p>
          </table:table-cell>
          <table:table-cell office:value-type="float" office:value="11218" table:style-name="ce9">
            <text:p>11,218<text:s/></text:p>
          </table:table-cell>
          <table:table-cell office:value-type="float" office:value="14601" table:style-name="ce9">
            <text:p>14,601<text:s/></text:p>
          </table:table-cell>
          <table:table-cell office:value-type="float" office:value="20455" table:style-name="ce9">
            <text:p>20,455<text:s/></text:p>
          </table:table-cell>
          <table:table-cell office:value-type="float" office:value="25181" table:style-name="ce9">
            <text:p>25,181<text:s/></text:p>
          </table:table-cell>
          <table:table-cell office:value-type="float" office:value="11124" table:style-name="ce9">
            <text:p>11,124<text:s/></text:p>
          </table:table-cell>
          <table:table-cell office:value-type="float" office:value="9862" table:style-name="ce9">
            <text:p>9,862<text:s/></text:p>
          </table:table-cell>
          <table:table-cell office:value-type="float" office:value="10724" table:style-name="ce9">
            <text:p>10,724<text:s/></text:p>
          </table:table-cell>
          <table:table-cell office:value-type="float" office:value="10133" table:style-name="ce9">
            <text:p>10,133<text:s/></text:p>
          </table:table-cell>
          <table:table-cell office:value-type="float" office:value="10181" table:style-name="ce9">
            <text:p>10,181<text:s/></text:p>
          </table:table-cell>
          <table:table-cell office:value-type="float" office:value="8254" table:style-name="ce9">
            <text:p>8,254<text:s/></text:p>
          </table:table-cell>
          <table:table-cell office:value-type="float" office:value="7431" table:style-name="ce9">
            <text:p>7,431<text:s/></text:p>
          </table:table-cell>
          <table:table-cell table:number-columns-repeated="11" table:style-name="ce9"/>
          <table:table-cell table:number-columns-repeated="16264"/>
        </table:table-row>
        <table:table-row table:style-name="ro2">
          <table:table-cell office:value-type="date" office:date-value="2024-05-26T00:00:00" table:style-name="ce11">
            <text:p>2024/5/26</text:p>
          </table:table-cell>
          <table:table-cell office:value-type="float" office:value="4148" table:style-name="ce9">
            <text:p>4,148<text:s/></text:p>
          </table:table-cell>
          <table:table-cell office:value-type="float" office:value="7412" table:style-name="ce9">
            <text:p>7,412<text:s/></text:p>
          </table:table-cell>
          <table:table-cell office:value-type="float" office:value="21239" table:style-name="ce9">
            <text:p>21,239<text:s/></text:p>
          </table:table-cell>
          <table:table-cell office:value-type="float" office:value="35701" table:style-name="ce9">
            <text:p>35,701<text:s/></text:p>
          </table:table-cell>
          <table:table-cell office:value-type="float" office:value="13565" table:style-name="ce9">
            <text:p>13,565<text:s/></text:p>
          </table:table-cell>
          <table:table-cell office:value-type="float" office:value="10717" table:style-name="ce9">
            <text:p>10,717<text:s/></text:p>
          </table:table-cell>
          <table:table-cell office:value-type="float" office:value="6754" table:style-name="ce9">
            <text:p>6,754<text:s/></text:p>
          </table:table-cell>
          <table:table-cell office:value-type="float" office:value="3460" table:style-name="ce9">
            <text:p>3,460<text:s/></text:p>
          </table:table-cell>
          <table:table-cell office:value-type="float" office:value="2369" table:style-name="ce9">
            <text:p>2,369<text:s/></text:p>
          </table:table-cell>
          <table:table-cell office:value-type="float" office:value="7563" table:style-name="ce9">
            <text:p>7,563<text:s/></text:p>
          </table:table-cell>
          <table:table-cell office:value-type="float" office:value="1387" table:style-name="ce9">
            <text:p>1,387<text:s/></text:p>
          </table:table-cell>
          <table:table-cell office:value-type="float" office:value="2921" table:style-name="ce9">
            <text:p>2,921<text:s/></text:p>
          </table:table-cell>
          <table:table-cell office:value-type="float" office:value="7326" table:style-name="ce9">
            <text:p>7,326<text:s/></text:p>
          </table:table-cell>
          <table:table-cell office:value-type="float" office:value="6352" table:style-name="ce9">
            <text:p>6,352<text:s/></text:p>
          </table:table-cell>
          <table:table-cell office:value-type="float" office:value="9196" table:style-name="ce9">
            <text:p>9,196<text:s/></text:p>
          </table:table-cell>
          <table:table-cell office:value-type="float" office:value="4238" table:style-name="ce9">
            <text:p>4,238<text:s/></text:p>
          </table:table-cell>
          <table:table-cell office:value-type="float" office:value="5741" table:style-name="ce9">
            <text:p>5,741<text:s/></text:p>
          </table:table-cell>
          <table:table-cell office:value-type="float" office:value="3626" table:style-name="ce9">
            <text:p>3,626<text:s/></text:p>
          </table:table-cell>
          <table:table-cell office:value-type="float" office:value="7263" table:style-name="ce9">
            <text:p>7,263<text:s/></text:p>
          </table:table-cell>
          <table:table-cell office:value-type="float" office:value="3550" table:style-name="ce9">
            <text:p>3,550<text:s/></text:p>
          </table:table-cell>
          <table:table-cell office:value-type="float" office:value="5153" table:style-name="ce9">
            <text:p>5,153<text:s/></text:p>
          </table:table-cell>
          <table:table-cell office:value-type="float" office:value="5609" table:style-name="ce9">
            <text:p>5,609<text:s/></text:p>
          </table:table-cell>
          <table:table-cell office:value-type="float" office:value="2559" table:style-name="ce9">
            <text:p>2,559<text:s/></text:p>
          </table:table-cell>
          <table:table-cell office:value-type="float" office:value="27157" table:style-name="ce9">
            <text:p>27,157<text:s/></text:p>
          </table:table-cell>
          <table:table-cell office:value-type="float" office:value="3393" table:style-name="ce9">
            <text:p>3,393<text:s/></text:p>
          </table:table-cell>
          <table:table-cell office:value-type="float" office:value="11503" table:style-name="ce9">
            <text:p>11,503<text:s/></text:p>
          </table:table-cell>
          <table:table-cell office:value-type="float" office:value="8773" table:style-name="ce9">
            <text:p>8,773<text:s/></text:p>
          </table:table-cell>
          <table:table-cell office:value-type="float" office:value="11074" table:style-name="ce9">
            <text:p>11,074<text:s/></text:p>
          </table:table-cell>
          <table:table-cell office:value-type="float" office:value="13946" table:style-name="ce8">
            <text:p>13,946<text:s/></text:p>
          </table:table-cell>
          <table:table-cell office:value-type="float" office:value="12739" table:style-name="ce9">
            <text:p>12,739<text:s/></text:p>
          </table:table-cell>
          <table:table-cell office:value-type="float" office:value="7817" table:style-name="ce9">
            <text:p>7,817<text:s/></text:p>
          </table:table-cell>
          <table:table-cell office:value-type="float" office:value="24325" table:style-name="ce9">
            <text:p>24,325<text:s/></text:p>
          </table:table-cell>
          <table:table-cell office:value-type="float" office:value="11546" table:style-name="ce9">
            <text:p>11,546<text:s/></text:p>
          </table:table-cell>
          <table:table-cell office:value-type="float" office:value="20418" table:style-name="ce9">
            <text:p>20,418<text:s/></text:p>
          </table:table-cell>
          <table:table-cell office:value-type="float" office:value="20965" table:style-name="ce9">
            <text:p>20,965<text:s/></text:p>
          </table:table-cell>
          <table:table-cell office:value-type="float" office:value="4889" table:style-name="ce9">
            <text:p>4,889<text:s/></text:p>
          </table:table-cell>
          <table:table-cell office:value-type="float" office:value="24571" table:style-name="ce9">
            <text:p>24,571<text:s/></text:p>
          </table:table-cell>
          <table:table-cell office:value-type="float" office:value="17452" table:style-name="ce9">
            <text:p>17,452<text:s/></text:p>
          </table:table-cell>
          <table:table-cell office:value-type="float" office:value="14144" table:style-name="ce8">
            <text:p>14,144<text:s/></text:p>
          </table:table-cell>
          <table:table-cell office:value-type="float" office:value="14199" table:style-name="ce9">
            <text:p>14,199<text:s/></text:p>
          </table:table-cell>
          <table:table-cell office:value-type="float" office:value="8717" table:style-name="ce9">
            <text:p>8,717<text:s/></text:p>
          </table:table-cell>
          <table:table-cell office:value-type="float" office:value="144359" table:style-name="ce9">
            <text:p>144,359<text:s/></text:p>
          </table:table-cell>
          <table:table-cell office:value-type="float" office:value="48571" table:style-name="ce9">
            <text:p>48,571<text:s/></text:p>
          </table:table-cell>
          <table:table-cell office:value-type="float" office:value="14100" table:style-name="ce9">
            <text:p>14,100<text:s/></text:p>
          </table:table-cell>
          <table:table-cell office:value-type="float" office:value="16601" table:style-name="ce9">
            <text:p>16,601<text:s/></text:p>
          </table:table-cell>
          <table:table-cell office:value-type="float" office:value="24010" table:style-name="ce9">
            <text:p>24,010<text:s/></text:p>
          </table:table-cell>
          <table:table-cell office:value-type="float" office:value="23921" table:style-name="ce9">
            <text:p>23,921<text:s/></text:p>
          </table:table-cell>
          <table:table-cell office:value-type="float" office:value="21833" table:style-name="ce9">
            <text:p>21,833<text:s/></text:p>
          </table:table-cell>
          <table:table-cell office:value-type="float" office:value="16966" table:style-name="ce9">
            <text:p>16,966<text:s/></text:p>
          </table:table-cell>
          <table:table-cell office:value-type="float" office:value="7468" table:style-name="ce9">
            <text:p>7,468<text:s/></text:p>
          </table:table-cell>
          <table:table-cell office:value-type="float" office:value="19577" table:style-name="ce9">
            <text:p>19,577<text:s/></text:p>
          </table:table-cell>
          <table:table-cell office:value-type="float" office:value="5205" table:style-name="ce9">
            <text:p>5,205<text:s/></text:p>
          </table:table-cell>
          <table:table-cell office:value-type="float" office:value="4973" table:style-name="ce9">
            <text:p>4,973<text:s/></text:p>
          </table:table-cell>
          <table:table-cell office:value-type="float" office:value="14420" table:style-name="ce9">
            <text:p>14,420<text:s/></text:p>
          </table:table-cell>
          <table:table-cell office:value-type="float" office:value="4772" table:style-name="ce9">
            <text:p>4,772<text:s/></text:p>
          </table:table-cell>
          <table:table-cell office:value-type="float" office:value="2811" table:style-name="ce9">
            <text:p>2,811<text:s/></text:p>
          </table:table-cell>
          <table:table-cell office:value-type="float" office:value="1387" table:style-name="ce9">
            <text:p>1,387<text:s/></text:p>
          </table:table-cell>
          <table:table-cell office:value-type="float" office:value="9033" table:style-name="ce9">
            <text:p>9,033<text:s/></text:p>
          </table:table-cell>
          <table:table-cell office:value-type="float" office:value="7131" table:style-name="ce9">
            <text:p>7,131<text:s/></text:p>
          </table:table-cell>
          <table:table-cell office:value-type="float" office:value="10949" table:style-name="ce9">
            <text:p>10,949<text:s/></text:p>
          </table:table-cell>
          <table:table-cell office:value-type="float" office:value="32152" table:style-name="ce9">
            <text:p>32,152<text:s/></text:p>
          </table:table-cell>
          <table:table-cell office:value-type="float" office:value="5678" table:style-name="ce9">
            <text:p>5,678<text:s/></text:p>
          </table:table-cell>
          <table:table-cell office:value-type="float" office:value="9729" table:style-name="ce9">
            <text:p>9,729<text:s/></text:p>
          </table:table-cell>
          <table:table-cell office:value-type="float" office:value="5496" table:style-name="ce9">
            <text:p>5,496<text:s/></text:p>
          </table:table-cell>
          <table:table-cell office:value-type="float" office:value="15368" table:style-name="ce9">
            <text:p>15,368<text:s/></text:p>
          </table:table-cell>
          <table:table-cell office:value-type="float" office:value="12355" table:style-name="ce9">
            <text:p>12,355<text:s/></text:p>
          </table:table-cell>
          <table:table-cell office:value-type="float" office:value="21635" table:style-name="ce9">
            <text:p>21,635<text:s/></text:p>
          </table:table-cell>
          <table:table-cell office:value-type="float" office:value="36336" table:style-name="ce9">
            <text:p>36,336<text:s/></text:p>
          </table:table-cell>
          <table:table-cell office:value-type="float" office:value="26057" table:style-name="ce9">
            <text:p>26,057<text:s/></text:p>
          </table:table-cell>
          <table:table-cell office:value-type="float" office:value="19327" table:style-name="ce9">
            <text:p>19,327<text:s/></text:p>
          </table:table-cell>
          <table:table-cell office:value-type="float" office:value="23821" table:style-name="ce9">
            <text:p>23,821<text:s/></text:p>
          </table:table-cell>
          <table:table-cell office:value-type="float" office:value="67537" table:style-name="ce9">
            <text:p>67,537<text:s/></text:p>
          </table:table-cell>
          <table:table-cell office:value-type="float" office:value="13587" table:style-name="ce9">
            <text:p>13,587<text:s/></text:p>
          </table:table-cell>
          <table:table-cell office:value-type="float" office:value="29026" table:style-name="ce9">
            <text:p>29,026<text:s/></text:p>
          </table:table-cell>
          <table:table-cell office:value-type="float" office:value="24495" table:style-name="ce9">
            <text:p>24,495<text:s/></text:p>
          </table:table-cell>
          <table:table-cell office:value-type="float" office:value="23745" table:style-name="ce9">
            <text:p>23,745<text:s/></text:p>
          </table:table-cell>
          <table:table-cell office:value-type="float" office:value="45475" table:style-name="ce9">
            <text:p>45,475<text:s/></text:p>
          </table:table-cell>
          <table:table-cell office:value-type="float" office:value="13753" table:style-name="ce9">
            <text:p>13,753<text:s/></text:p>
          </table:table-cell>
          <table:table-cell office:value-type="float" office:value="12108" table:style-name="ce9">
            <text:p>12,108<text:s/></text:p>
          </table:table-cell>
          <table:table-cell office:value-type="float" office:value="8521" table:style-name="ce9">
            <text:p>8,521<text:s/></text:p>
          </table:table-cell>
          <table:table-cell office:value-type="float" office:value="20911" table:style-name="ce9">
            <text:p>20,911<text:s/></text:p>
          </table:table-cell>
          <table:table-cell office:value-type="float" office:value="7901" table:style-name="ce9">
            <text:p>7,901<text:s/></text:p>
          </table:table-cell>
          <table:table-cell office:value-type="float" office:value="22515" table:style-name="ce9">
            <text:p>22,515<text:s/></text:p>
          </table:table-cell>
          <table:table-cell office:value-type="float" office:value="10755" table:style-name="ce9">
            <text:p>10,755<text:s/></text:p>
          </table:table-cell>
          <table:table-cell office:value-type="float" office:value="9746" table:style-name="ce9">
            <text:p>9,746<text:s/></text:p>
          </table:table-cell>
          <table:table-cell office:value-type="float" office:value="11677" table:style-name="ce9">
            <text:p>11,677<text:s/></text:p>
          </table:table-cell>
          <table:table-cell office:value-type="float" office:value="16030" table:style-name="ce9">
            <text:p>16,030<text:s/></text:p>
          </table:table-cell>
          <table:table-cell office:value-type="float" office:value="11202" table:style-name="ce9">
            <text:p>11,202<text:s/></text:p>
          </table:table-cell>
          <table:table-cell office:value-type="float" office:value="12497" table:style-name="ce9">
            <text:p>12,497<text:s/></text:p>
          </table:table-cell>
          <table:table-cell office:value-type="float" office:value="16374" table:style-name="ce9">
            <text:p>16,374<text:s/></text:p>
          </table:table-cell>
          <table:table-cell office:value-type="float" office:value="6581" table:style-name="ce9">
            <text:p>6,581<text:s/></text:p>
          </table:table-cell>
          <table:table-cell office:value-type="float" office:value="6808" table:style-name="ce9">
            <text:p>6,808<text:s/></text:p>
          </table:table-cell>
          <table:table-cell office:value-type="float" office:value="3298" table:style-name="ce8">
            <text:p>3,298<text:s/></text:p>
          </table:table-cell>
          <table:table-cell office:value-type="float" office:value="2518" table:style-name="ce9">
            <text:p>2,518<text:s/></text:p>
          </table:table-cell>
          <table:table-cell office:value-type="float" office:value="7557" table:style-name="ce9">
            <text:p>7,557<text:s/></text:p>
          </table:table-cell>
          <table:table-cell office:value-type="float" office:value="6850" table:style-name="ce9">
            <text:p>6,850<text:s/></text:p>
          </table:table-cell>
          <table:table-cell office:value-type="float" office:value="8192" table:style-name="ce9">
            <text:p>8,192<text:s/></text:p>
          </table:table-cell>
          <table:table-cell office:value-type="float" office:value="9247" table:style-name="ce9">
            <text:p>9,247<text:s/></text:p>
          </table:table-cell>
          <table:table-cell office:value-type="float" office:value="10917" table:style-name="ce9">
            <text:p>10,917<text:s/></text:p>
          </table:table-cell>
          <table:table-cell office:value-type="float" office:value="15204" table:style-name="ce9">
            <text:p>15,204<text:s/></text:p>
          </table:table-cell>
          <table:table-cell office:value-type="float" office:value="20187" table:style-name="ce9">
            <text:p>20,187<text:s/></text:p>
          </table:table-cell>
          <table:table-cell office:value-type="float" office:value="9317" table:style-name="ce9">
            <text:p>9,317<text:s/></text:p>
          </table:table-cell>
          <table:table-cell office:value-type="float" office:value="8375" table:style-name="ce9">
            <text:p>8,375<text:s/></text:p>
          </table:table-cell>
          <table:table-cell office:value-type="float" office:value="8749" table:style-name="ce9">
            <text:p>8,749<text:s/></text:p>
          </table:table-cell>
          <table:table-cell office:value-type="float" office:value="8961" table:style-name="ce9">
            <text:p>8,961<text:s/></text:p>
          </table:table-cell>
          <table:table-cell office:value-type="float" office:value="8775" table:style-name="ce9">
            <text:p>8,775<text:s/></text:p>
          </table:table-cell>
          <table:table-cell office:value-type="float" office:value="6820" table:style-name="ce9">
            <text:p>6,820<text:s/></text:p>
          </table:table-cell>
          <table:table-cell office:value-type="float" office:value="6202" table:style-name="ce9">
            <text:p>6,202<text:s/></text:p>
          </table:table-cell>
          <table:table-cell table:number-columns-repeated="11" table:style-name="ce9"/>
          <table:table-cell table:number-columns-repeated="16264"/>
        </table:table-row>
        <table:table-row table:style-name="ro2">
          <table:table-cell office:value-type="date" office:date-value="2024-05-27T00:00:00" table:style-name="ce11">
            <text:p>2024/5/27</text:p>
          </table:table-cell>
          <table:table-cell office:value-type="float" office:value="5415" table:style-name="ce9">
            <text:p>5,415<text:s/></text:p>
          </table:table-cell>
          <table:table-cell office:value-type="float" office:value="13739" table:style-name="ce9">
            <text:p>13,739<text:s/></text:p>
          </table:table-cell>
          <table:table-cell office:value-type="float" office:value="44358" table:style-name="ce9">
            <text:p>44,358<text:s/></text:p>
          </table:table-cell>
          <table:table-cell office:value-type="float" office:value="37980" table:style-name="ce9">
            <text:p>37,980<text:s/></text:p>
          </table:table-cell>
          <table:table-cell office:value-type="float" office:value="25256" table:style-name="ce9">
            <text:p>25,256<text:s/></text:p>
          </table:table-cell>
          <table:table-cell office:value-type="float" office:value="13846" table:style-name="ce9">
            <text:p>13,846<text:s/></text:p>
          </table:table-cell>
          <table:table-cell office:value-type="float" office:value="10721" table:style-name="ce9">
            <text:p>10,721<text:s/></text:p>
          </table:table-cell>
          <table:table-cell office:value-type="float" office:value="3986" table:style-name="ce9">
            <text:p>3,986<text:s/></text:p>
          </table:table-cell>
          <table:table-cell office:value-type="float" office:value="3352" table:style-name="ce9">
            <text:p>3,352<text:s/></text:p>
          </table:table-cell>
          <table:table-cell office:value-type="float" office:value="12789" table:style-name="ce9">
            <text:p>12,789<text:s/></text:p>
          </table:table-cell>
          <table:table-cell office:value-type="float" office:value="2154" table:style-name="ce9">
            <text:p>2,154<text:s/></text:p>
          </table:table-cell>
          <table:table-cell office:value-type="float" office:value="4735" table:style-name="ce9">
            <text:p>4,735<text:s/></text:p>
          </table:table-cell>
          <table:table-cell office:value-type="float" office:value="5329" table:style-name="ce9">
            <text:p>5,329<text:s/></text:p>
          </table:table-cell>
          <table:table-cell office:value-type="float" office:value="9448" table:style-name="ce9">
            <text:p>9,448<text:s/></text:p>
          </table:table-cell>
          <table:table-cell office:value-type="float" office:value="10214" table:style-name="ce9">
            <text:p>10,214<text:s/></text:p>
          </table:table-cell>
          <table:table-cell office:value-type="float" office:value="16179" table:style-name="ce9">
            <text:p>16,179<text:s/></text:p>
          </table:table-cell>
          <table:table-cell office:value-type="float" office:value="18163" table:style-name="ce9">
            <text:p>18,163<text:s/></text:p>
          </table:table-cell>
          <table:table-cell office:value-type="float" office:value="5792" table:style-name="ce9">
            <text:p>5,792<text:s/></text:p>
          </table:table-cell>
          <table:table-cell office:value-type="float" office:value="9516" table:style-name="ce9">
            <text:p>9,516<text:s/></text:p>
          </table:table-cell>
          <table:table-cell office:value-type="float" office:value="3212" table:style-name="ce9">
            <text:p>3,212<text:s/></text:p>
          </table:table-cell>
          <table:table-cell office:value-type="float" office:value="9230" table:style-name="ce9">
            <text:p>9,230<text:s/></text:p>
          </table:table-cell>
          <table:table-cell office:value-type="float" office:value="8544" table:style-name="ce9">
            <text:p>8,544<text:s/></text:p>
          </table:table-cell>
          <table:table-cell office:value-type="float" office:value="6876" table:style-name="ce9">
            <text:p>6,876<text:s/></text:p>
          </table:table-cell>
          <table:table-cell office:value-type="float" office:value="36018" table:style-name="ce9">
            <text:p>36,018<text:s/></text:p>
          </table:table-cell>
          <table:table-cell office:value-type="float" office:value="3335" table:style-name="ce9">
            <text:p>3,335<text:s/></text:p>
          </table:table-cell>
          <table:table-cell office:value-type="float" office:value="10797" table:style-name="ce9">
            <text:p>10,797<text:s/></text:p>
          </table:table-cell>
          <table:table-cell office:value-type="float" office:value="13364" table:style-name="ce9">
            <text:p>13,364<text:s/></text:p>
          </table:table-cell>
          <table:table-cell office:value-type="float" office:value="15646" table:style-name="ce9">
            <text:p>15,646<text:s/></text:p>
          </table:table-cell>
          <table:table-cell office:value-type="float" office:value="21153" table:style-name="ce8">
            <text:p>21,153<text:s/></text:p>
          </table:table-cell>
          <table:table-cell office:value-type="float" office:value="16401" table:style-name="ce9">
            <text:p>16,401<text:s/></text:p>
          </table:table-cell>
          <table:table-cell office:value-type="float" office:value="9781" table:style-name="ce9">
            <text:p>9,781<text:s/></text:p>
          </table:table-cell>
          <table:table-cell office:value-type="float" office:value="25348" table:style-name="ce9">
            <text:p>25,348<text:s/></text:p>
          </table:table-cell>
          <table:table-cell office:value-type="float" office:value="15367" table:style-name="ce9">
            <text:p>15,367<text:s/></text:p>
          </table:table-cell>
          <table:table-cell office:value-type="float" office:value="31129" table:style-name="ce9">
            <text:p>31,129<text:s/></text:p>
          </table:table-cell>
          <table:table-cell office:value-type="float" office:value="25298" table:style-name="ce9">
            <text:p>25,298<text:s/></text:p>
          </table:table-cell>
          <table:table-cell office:value-type="float" office:value="11538" table:style-name="ce9">
            <text:p>11,538<text:s/></text:p>
          </table:table-cell>
          <table:table-cell office:value-type="float" office:value="34569" table:style-name="ce9">
            <text:p>34,569<text:s/></text:p>
          </table:table-cell>
          <table:table-cell office:value-type="float" office:value="25466" table:style-name="ce9">
            <text:p>25,466<text:s/></text:p>
          </table:table-cell>
          <table:table-cell office:value-type="float" office:value="22626" table:style-name="ce8">
            <text:p>22,626<text:s/></text:p>
          </table:table-cell>
          <table:table-cell office:value-type="float" office:value="20062" table:style-name="ce9">
            <text:p>20,062<text:s/></text:p>
          </table:table-cell>
          <table:table-cell office:value-type="float" office:value="26858" table:style-name="ce9">
            <text:p>26,858<text:s/></text:p>
          </table:table-cell>
          <table:table-cell office:value-type="float" office:value="130792" table:style-name="ce9">
            <text:p>130,792<text:s/></text:p>
          </table:table-cell>
          <table:table-cell office:value-type="float" office:value="41873" table:style-name="ce9">
            <text:p>41,873<text:s/></text:p>
          </table:table-cell>
          <table:table-cell office:value-type="float" office:value="22069" table:style-name="ce9">
            <text:p>22,069<text:s/></text:p>
          </table:table-cell>
          <table:table-cell office:value-type="float" office:value="23563" table:style-name="ce9">
            <text:p>23,563<text:s/></text:p>
          </table:table-cell>
          <table:table-cell office:value-type="float" office:value="28668" table:style-name="ce9">
            <text:p>28,668<text:s/></text:p>
          </table:table-cell>
          <table:table-cell office:value-type="float" office:value="25155" table:style-name="ce9">
            <text:p>25,155<text:s/></text:p>
          </table:table-cell>
          <table:table-cell office:value-type="float" office:value="25273" table:style-name="ce9">
            <text:p>25,273<text:s/></text:p>
          </table:table-cell>
          <table:table-cell office:value-type="float" office:value="22126" table:style-name="ce9">
            <text:p>22,126<text:s/></text:p>
          </table:table-cell>
          <table:table-cell office:value-type="float" office:value="13229" table:style-name="ce9">
            <text:p>13,229<text:s/></text:p>
          </table:table-cell>
          <table:table-cell office:value-type="float" office:value="30928" table:style-name="ce9">
            <text:p>30,928<text:s/></text:p>
          </table:table-cell>
          <table:table-cell office:value-type="float" office:value="6708" table:style-name="ce9">
            <text:p>6,708<text:s/></text:p>
          </table:table-cell>
          <table:table-cell office:value-type="float" office:value="7990" table:style-name="ce9">
            <text:p>7,990<text:s/></text:p>
          </table:table-cell>
          <table:table-cell office:value-type="float" office:value="18489" table:style-name="ce9">
            <text:p>18,489<text:s/></text:p>
          </table:table-cell>
          <table:table-cell office:value-type="float" office:value="4389" table:style-name="ce9">
            <text:p>4,389<text:s/></text:p>
          </table:table-cell>
          <table:table-cell office:value-type="float" office:value="3845" table:style-name="ce9">
            <text:p>3,845<text:s/></text:p>
          </table:table-cell>
          <table:table-cell office:value-type="float" office:value="3358" table:style-name="ce9">
            <text:p>3,358<text:s/></text:p>
          </table:table-cell>
          <table:table-cell office:value-type="float" office:value="14773" table:style-name="ce9">
            <text:p>14,773<text:s/></text:p>
          </table:table-cell>
          <table:table-cell office:value-type="float" office:value="9616" table:style-name="ce9">
            <text:p>9,616<text:s/></text:p>
          </table:table-cell>
          <table:table-cell office:value-type="float" office:value="14036" table:style-name="ce9">
            <text:p>14,036<text:s/></text:p>
          </table:table-cell>
          <table:table-cell office:value-type="float" office:value="30188" table:style-name="ce9">
            <text:p>30,188<text:s/></text:p>
          </table:table-cell>
          <table:table-cell office:value-type="float" office:value="9251" table:style-name="ce9">
            <text:p>9,251<text:s/></text:p>
          </table:table-cell>
          <table:table-cell office:value-type="float" office:value="13125" table:style-name="ce9">
            <text:p>13,125<text:s/></text:p>
          </table:table-cell>
          <table:table-cell office:value-type="float" office:value="8288" table:style-name="ce9">
            <text:p>8,288<text:s/></text:p>
          </table:table-cell>
          <table:table-cell office:value-type="float" office:value="23451" table:style-name="ce9">
            <text:p>23,451<text:s/></text:p>
          </table:table-cell>
          <table:table-cell office:value-type="float" office:value="24581" table:style-name="ce9">
            <text:p>24,581<text:s/></text:p>
          </table:table-cell>
          <table:table-cell office:value-type="float" office:value="25774" table:style-name="ce9">
            <text:p>25,774<text:s/></text:p>
          </table:table-cell>
          <table:table-cell office:value-type="float" office:value="41668" table:style-name="ce9">
            <text:p>41,668<text:s/></text:p>
          </table:table-cell>
          <table:table-cell office:value-type="float" office:value="39684" table:style-name="ce9">
            <text:p>39,684<text:s/></text:p>
          </table:table-cell>
          <table:table-cell office:value-type="float" office:value="28263" table:style-name="ce9">
            <text:p>28,263<text:s/></text:p>
          </table:table-cell>
          <table:table-cell office:value-type="float" office:value="25606" table:style-name="ce9">
            <text:p>25,606<text:s/></text:p>
          </table:table-cell>
          <table:table-cell office:value-type="float" office:value="59239" table:style-name="ce9">
            <text:p>59,239<text:s/></text:p>
          </table:table-cell>
          <table:table-cell office:value-type="float" office:value="23683" table:style-name="ce9">
            <text:p>23,683<text:s/></text:p>
          </table:table-cell>
          <table:table-cell office:value-type="float" office:value="32386" table:style-name="ce9">
            <text:p>32,386<text:s/></text:p>
          </table:table-cell>
          <table:table-cell office:value-type="float" office:value="31182" table:style-name="ce9">
            <text:p>31,182<text:s/></text:p>
          </table:table-cell>
          <table:table-cell office:value-type="float" office:value="20392" table:style-name="ce9">
            <text:p>20,392<text:s/></text:p>
          </table:table-cell>
          <table:table-cell office:value-type="float" office:value="57815" table:style-name="ce9">
            <text:p>57,815<text:s/></text:p>
          </table:table-cell>
          <table:table-cell office:value-type="float" office:value="19841" table:style-name="ce9">
            <text:p>19,841<text:s/></text:p>
          </table:table-cell>
          <table:table-cell office:value-type="float" office:value="16074" table:style-name="ce9">
            <text:p>16,074<text:s/></text:p>
          </table:table-cell>
          <table:table-cell office:value-type="float" office:value="14736" table:style-name="ce9">
            <text:p>14,736<text:s/></text:p>
          </table:table-cell>
          <table:table-cell office:value-type="float" office:value="23188" table:style-name="ce9">
            <text:p>23,188<text:s/></text:p>
          </table:table-cell>
          <table:table-cell office:value-type="float" office:value="13059" table:style-name="ce9">
            <text:p>13,059<text:s/></text:p>
          </table:table-cell>
          <table:table-cell office:value-type="float" office:value="28892" table:style-name="ce9">
            <text:p>28,892<text:s/></text:p>
          </table:table-cell>
          <table:table-cell office:value-type="float" office:value="19539" table:style-name="ce9">
            <text:p>19,539<text:s/></text:p>
          </table:table-cell>
          <table:table-cell office:value-type="float" office:value="7628" table:style-name="ce9">
            <text:p>7,628<text:s/></text:p>
          </table:table-cell>
          <table:table-cell office:value-type="float" office:value="15890" table:style-name="ce9">
            <text:p>15,890<text:s/></text:p>
          </table:table-cell>
          <table:table-cell office:value-type="float" office:value="40058" table:style-name="ce9">
            <text:p>40,058<text:s/></text:p>
          </table:table-cell>
          <table:table-cell office:value-type="float" office:value="21299" table:style-name="ce9">
            <text:p>21,299<text:s/></text:p>
          </table:table-cell>
          <table:table-cell office:value-type="float" office:value="25296" table:style-name="ce9">
            <text:p>25,296<text:s/></text:p>
          </table:table-cell>
          <table:table-cell office:value-type="float" office:value="25398" table:style-name="ce9">
            <text:p>25,398<text:s/></text:p>
          </table:table-cell>
          <table:table-cell office:value-type="float" office:value="13386" table:style-name="ce9">
            <text:p>13,386<text:s/></text:p>
          </table:table-cell>
          <table:table-cell office:value-type="float" office:value="10883" table:style-name="ce9">
            <text:p>10,883<text:s/></text:p>
          </table:table-cell>
          <table:table-cell office:value-type="float" office:value="5837" table:style-name="ce8">
            <text:p>5,837<text:s/></text:p>
          </table:table-cell>
          <table:table-cell office:value-type="float" office:value="5310" table:style-name="ce9">
            <text:p>5,310<text:s/></text:p>
          </table:table-cell>
          <table:table-cell office:value-type="float" office:value="8567" table:style-name="ce9">
            <text:p>8,567<text:s/></text:p>
          </table:table-cell>
          <table:table-cell office:value-type="float" office:value="9997" table:style-name="ce9">
            <text:p>9,997<text:s/></text:p>
          </table:table-cell>
          <table:table-cell office:value-type="float" office:value="9932" table:style-name="ce9">
            <text:p>9,932<text:s/></text:p>
          </table:table-cell>
          <table:table-cell office:value-type="float" office:value="11823" table:style-name="ce9">
            <text:p>11,823<text:s/></text:p>
          </table:table-cell>
          <table:table-cell office:value-type="float" office:value="17120" table:style-name="ce9">
            <text:p>17,120<text:s/></text:p>
          </table:table-cell>
          <table:table-cell office:value-type="float" office:value="27588" table:style-name="ce9">
            <text:p>27,588<text:s/></text:p>
          </table:table-cell>
          <table:table-cell office:value-type="float" office:value="23822" table:style-name="ce9">
            <text:p>23,822<text:s/></text:p>
          </table:table-cell>
          <table:table-cell office:value-type="float" office:value="13869" table:style-name="ce9">
            <text:p>13,869<text:s/></text:p>
          </table:table-cell>
          <table:table-cell office:value-type="float" office:value="12265" table:style-name="ce9">
            <text:p>12,265<text:s/></text:p>
          </table:table-cell>
          <table:table-cell office:value-type="float" office:value="12540" table:style-name="ce9">
            <text:p>12,540<text:s/></text:p>
          </table:table-cell>
          <table:table-cell office:value-type="float" office:value="12573" table:style-name="ce9">
            <text:p>12,573<text:s/></text:p>
          </table:table-cell>
          <table:table-cell office:value-type="float" office:value="11981" table:style-name="ce9">
            <text:p>11,981<text:s/></text:p>
          </table:table-cell>
          <table:table-cell office:value-type="float" office:value="11388" table:style-name="ce9">
            <text:p>11,388<text:s/></text:p>
          </table:table-cell>
          <table:table-cell office:value-type="float" office:value="9012" table:style-name="ce9">
            <text:p>9,012<text:s/></text:p>
          </table:table-cell>
          <table:table-cell table:number-columns-repeated="11" table:style-name="ce9"/>
          <table:table-cell table:number-columns-repeated="16264"/>
        </table:table-row>
        <table:table-row table:style-name="ro2">
          <table:table-cell office:value-type="date" office:date-value="2024-05-28T00:00:00" table:style-name="ce11">
            <text:p>2024/5/28</text:p>
          </table:table-cell>
          <table:table-cell office:value-type="float" office:value="4994" table:style-name="ce9">
            <text:p>4,994<text:s/></text:p>
          </table:table-cell>
          <table:table-cell office:value-type="float" office:value="14610" table:style-name="ce9">
            <text:p>14,610<text:s/></text:p>
          </table:table-cell>
          <table:table-cell office:value-type="float" office:value="46960" table:style-name="ce9">
            <text:p>46,960<text:s/></text:p>
          </table:table-cell>
          <table:table-cell office:value-type="float" office:value="40407" table:style-name="ce9">
            <text:p>40,407<text:s/></text:p>
          </table:table-cell>
          <table:table-cell office:value-type="float" office:value="26680" table:style-name="ce9">
            <text:p>26,680<text:s/></text:p>
          </table:table-cell>
          <table:table-cell office:value-type="float" office:value="15422" table:style-name="ce9">
            <text:p>15,422<text:s/></text:p>
          </table:table-cell>
          <table:table-cell office:value-type="float" office:value="11675" table:style-name="ce9">
            <text:p>11,675<text:s/></text:p>
          </table:table-cell>
          <table:table-cell office:value-type="float" office:value="4093" table:style-name="ce9">
            <text:p>4,093<text:s/></text:p>
          </table:table-cell>
          <table:table-cell office:value-type="float" office:value="3362" table:style-name="ce9">
            <text:p>3,362<text:s/></text:p>
          </table:table-cell>
          <table:table-cell office:value-type="float" office:value="13083" table:style-name="ce9">
            <text:p>13,083<text:s/></text:p>
          </table:table-cell>
          <table:table-cell office:value-type="float" office:value="2158" table:style-name="ce9">
            <text:p>2,158<text:s/></text:p>
          </table:table-cell>
          <table:table-cell office:value-type="float" office:value="4726" table:style-name="ce9">
            <text:p>4,726<text:s/></text:p>
          </table:table-cell>
          <table:table-cell office:value-type="float" office:value="5552" table:style-name="ce9">
            <text:p>5,552<text:s/></text:p>
          </table:table-cell>
          <table:table-cell office:value-type="float" office:value="10045" table:style-name="ce9">
            <text:p>10,045<text:s/></text:p>
          </table:table-cell>
          <table:table-cell office:value-type="float" office:value="10925" table:style-name="ce9">
            <text:p>10,925<text:s/></text:p>
          </table:table-cell>
          <table:table-cell office:value-type="float" office:value="17029" table:style-name="ce9">
            <text:p>17,029<text:s/></text:p>
          </table:table-cell>
          <table:table-cell office:value-type="float" office:value="19298" table:style-name="ce9">
            <text:p>19,298<text:s/></text:p>
          </table:table-cell>
          <table:table-cell office:value-type="float" office:value="5781" table:style-name="ce9">
            <text:p>5,781<text:s/></text:p>
          </table:table-cell>
          <table:table-cell office:value-type="float" office:value="10269" table:style-name="ce9">
            <text:p>10,269<text:s/></text:p>
          </table:table-cell>
          <table:table-cell office:value-type="float" office:value="3142" table:style-name="ce9">
            <text:p>3,142<text:s/></text:p>
          </table:table-cell>
          <table:table-cell office:value-type="float" office:value="9381" table:style-name="ce9">
            <text:p>9,381<text:s/></text:p>
          </table:table-cell>
          <table:table-cell office:value-type="float" office:value="8881" table:style-name="ce9">
            <text:p>8,881<text:s/></text:p>
          </table:table-cell>
          <table:table-cell office:value-type="float" office:value="7287" table:style-name="ce9">
            <text:p>7,287<text:s/></text:p>
          </table:table-cell>
          <table:table-cell office:value-type="float" office:value="29400" table:style-name="ce9">
            <text:p>29,400<text:s/></text:p>
          </table:table-cell>
          <table:table-cell office:value-type="float" office:value="3426" table:style-name="ce9">
            <text:p>3,426<text:s/></text:p>
          </table:table-cell>
          <table:table-cell office:value-type="float" office:value="10850" table:style-name="ce9">
            <text:p>10,850<text:s/></text:p>
          </table:table-cell>
          <table:table-cell office:value-type="float" office:value="13517" table:style-name="ce9">
            <text:p>13,517<text:s/></text:p>
          </table:table-cell>
          <table:table-cell office:value-type="float" office:value="16353" table:style-name="ce9">
            <text:p>16,353<text:s/></text:p>
          </table:table-cell>
          <table:table-cell office:value-type="float" office:value="22004" table:style-name="ce8">
            <text:p>22,004<text:s/></text:p>
          </table:table-cell>
          <table:table-cell office:value-type="float" office:value="17062" table:style-name="ce9">
            <text:p>17,062<text:s/></text:p>
          </table:table-cell>
          <table:table-cell office:value-type="float" office:value="10172" table:style-name="ce9">
            <text:p>10,172<text:s/></text:p>
          </table:table-cell>
          <table:table-cell office:value-type="float" office:value="26328" table:style-name="ce9">
            <text:p>26,328<text:s/></text:p>
          </table:table-cell>
          <table:table-cell office:value-type="float" office:value="16239" table:style-name="ce9">
            <text:p>16,239<text:s/></text:p>
          </table:table-cell>
          <table:table-cell office:value-type="float" office:value="33264" table:style-name="ce9">
            <text:p>33,264<text:s/></text:p>
          </table:table-cell>
          <table:table-cell office:value-type="float" office:value="29181" table:style-name="ce9">
            <text:p>29,181<text:s/></text:p>
          </table:table-cell>
          <table:table-cell office:value-type="float" office:value="12324" table:style-name="ce9">
            <text:p>12,324<text:s/></text:p>
          </table:table-cell>
          <table:table-cell office:value-type="float" office:value="36304" table:style-name="ce9">
            <text:p>36,304<text:s/></text:p>
          </table:table-cell>
          <table:table-cell office:value-type="float" office:value="26507" table:style-name="ce9">
            <text:p>26,507<text:s/></text:p>
          </table:table-cell>
          <table:table-cell office:value-type="float" office:value="23499" table:style-name="ce8">
            <text:p>23,499<text:s/></text:p>
          </table:table-cell>
          <table:table-cell office:value-type="float" office:value="20857" table:style-name="ce9">
            <text:p>20,857<text:s/></text:p>
          </table:table-cell>
          <table:table-cell office:value-type="float" office:value="36006" table:style-name="ce9">
            <text:p>36,006<text:s/></text:p>
          </table:table-cell>
          <table:table-cell office:value-type="float" office:value="131623" table:style-name="ce9">
            <text:p>131,623<text:s/></text:p>
          </table:table-cell>
          <table:table-cell office:value-type="float" office:value="43228" table:style-name="ce9">
            <text:p>43,228<text:s/></text:p>
          </table:table-cell>
          <table:table-cell office:value-type="float" office:value="22715" table:style-name="ce9">
            <text:p>22,715<text:s/></text:p>
          </table:table-cell>
          <table:table-cell office:value-type="float" office:value="24941" table:style-name="ce9">
            <text:p>24,941<text:s/></text:p>
          </table:table-cell>
          <table:table-cell office:value-type="float" office:value="29177" table:style-name="ce9">
            <text:p>29,177<text:s/></text:p>
          </table:table-cell>
          <table:table-cell office:value-type="float" office:value="25976" table:style-name="ce9">
            <text:p>25,976<text:s/></text:p>
          </table:table-cell>
          <table:table-cell office:value-type="float" office:value="27160" table:style-name="ce9">
            <text:p>27,160<text:s/></text:p>
          </table:table-cell>
          <table:table-cell office:value-type="float" office:value="23229" table:style-name="ce9">
            <text:p>23,229<text:s/></text:p>
          </table:table-cell>
          <table:table-cell office:value-type="float" office:value="13263" table:style-name="ce9">
            <text:p>13,263<text:s/></text:p>
          </table:table-cell>
          <table:table-cell office:value-type="float" office:value="30675" table:style-name="ce9">
            <text:p>30,675<text:s/></text:p>
          </table:table-cell>
          <table:table-cell office:value-type="float" office:value="6806" table:style-name="ce9">
            <text:p>6,806<text:s/></text:p>
          </table:table-cell>
          <table:table-cell office:value-type="float" office:value="8546" table:style-name="ce9">
            <text:p>8,546<text:s/></text:p>
          </table:table-cell>
          <table:table-cell office:value-type="float" office:value="18899" table:style-name="ce9">
            <text:p>18,899<text:s/></text:p>
          </table:table-cell>
          <table:table-cell office:value-type="float" office:value="4570" table:style-name="ce9">
            <text:p>4,570<text:s/></text:p>
          </table:table-cell>
          <table:table-cell office:value-type="float" office:value="4053" table:style-name="ce9">
            <text:p>4,053<text:s/></text:p>
          </table:table-cell>
          <table:table-cell office:value-type="float" office:value="3405" table:style-name="ce9">
            <text:p>3,405<text:s/></text:p>
          </table:table-cell>
          <table:table-cell office:value-type="float" office:value="14474" table:style-name="ce9">
            <text:p>14,474<text:s/></text:p>
          </table:table-cell>
          <table:table-cell office:value-type="float" office:value="9849" table:style-name="ce9">
            <text:p>9,849<text:s/></text:p>
          </table:table-cell>
          <table:table-cell office:value-type="float" office:value="14142" table:style-name="ce9">
            <text:p>14,142<text:s/></text:p>
          </table:table-cell>
          <table:table-cell office:value-type="float" office:value="28593" table:style-name="ce9">
            <text:p>28,593<text:s/></text:p>
          </table:table-cell>
          <table:table-cell office:value-type="float" office:value="9415" table:style-name="ce9">
            <text:p>9,415<text:s/></text:p>
          </table:table-cell>
          <table:table-cell office:value-type="float" office:value="13519" table:style-name="ce9">
            <text:p>13,519<text:s/></text:p>
          </table:table-cell>
          <table:table-cell office:value-type="float" office:value="8466" table:style-name="ce9">
            <text:p>8,466<text:s/></text:p>
          </table:table-cell>
          <table:table-cell office:value-type="float" office:value="23788" table:style-name="ce9">
            <text:p>23,788<text:s/></text:p>
          </table:table-cell>
          <table:table-cell office:value-type="float" office:value="25546" table:style-name="ce9">
            <text:p>25,546<text:s/></text:p>
          </table:table-cell>
          <table:table-cell office:value-type="float" office:value="26564" table:style-name="ce9">
            <text:p>26,564<text:s/></text:p>
          </table:table-cell>
          <table:table-cell office:value-type="float" office:value="42101" table:style-name="ce9">
            <text:p>42,101<text:s/></text:p>
          </table:table-cell>
          <table:table-cell office:value-type="float" office:value="41366" table:style-name="ce9">
            <text:p>41,366<text:s/></text:p>
          </table:table-cell>
          <table:table-cell office:value-type="float" office:value="29323" table:style-name="ce9">
            <text:p>29,323<text:s/></text:p>
          </table:table-cell>
          <table:table-cell office:value-type="float" office:value="25967" table:style-name="ce9">
            <text:p>25,967<text:s/></text:p>
          </table:table-cell>
          <table:table-cell office:value-type="float" office:value="59250" table:style-name="ce9">
            <text:p>59,250<text:s/></text:p>
          </table:table-cell>
          <table:table-cell office:value-type="float" office:value="35811" table:style-name="ce9">
            <text:p>35,811<text:s/></text:p>
          </table:table-cell>
          <table:table-cell office:value-type="float" office:value="33458" table:style-name="ce9">
            <text:p>33,458<text:s/></text:p>
          </table:table-cell>
          <table:table-cell office:value-type="float" office:value="32688" table:style-name="ce9">
            <text:p>32,688<text:s/></text:p>
          </table:table-cell>
          <table:table-cell office:value-type="float" office:value="21032" table:style-name="ce9">
            <text:p>21,032<text:s/></text:p>
          </table:table-cell>
          <table:table-cell office:value-type="float" office:value="59141" table:style-name="ce9">
            <text:p>59,141<text:s/></text:p>
          </table:table-cell>
          <table:table-cell office:value-type="float" office:value="21153" table:style-name="ce9">
            <text:p>21,153<text:s/></text:p>
          </table:table-cell>
          <table:table-cell office:value-type="float" office:value="16872" table:style-name="ce9">
            <text:p>16,872<text:s/></text:p>
          </table:table-cell>
          <table:table-cell office:value-type="float" office:value="15089" table:style-name="ce9">
            <text:p>15,089<text:s/></text:p>
          </table:table-cell>
          <table:table-cell office:value-type="float" office:value="23113" table:style-name="ce9">
            <text:p>23,113<text:s/></text:p>
          </table:table-cell>
          <table:table-cell office:value-type="float" office:value="13159" table:style-name="ce9">
            <text:p>13,159<text:s/></text:p>
          </table:table-cell>
          <table:table-cell office:value-type="float" office:value="29089" table:style-name="ce9">
            <text:p>29,089<text:s/></text:p>
          </table:table-cell>
          <table:table-cell office:value-type="float" office:value="20522" table:style-name="ce9">
            <text:p>20,522<text:s/></text:p>
          </table:table-cell>
          <table:table-cell office:value-type="float" office:value="7658" table:style-name="ce9">
            <text:p>7,658<text:s/></text:p>
          </table:table-cell>
          <table:table-cell office:value-type="float" office:value="16349" table:style-name="ce9">
            <text:p>16,349<text:s/></text:p>
          </table:table-cell>
          <table:table-cell office:value-type="float" office:value="42600" table:style-name="ce9">
            <text:p>42,600<text:s/></text:p>
          </table:table-cell>
          <table:table-cell office:value-type="float" office:value="22374" table:style-name="ce9">
            <text:p>22,374<text:s/></text:p>
          </table:table-cell>
          <table:table-cell office:value-type="float" office:value="26607" table:style-name="ce9">
            <text:p>26,607<text:s/></text:p>
          </table:table-cell>
          <table:table-cell office:value-type="float" office:value="25765" table:style-name="ce9">
            <text:p>25,765<text:s/></text:p>
          </table:table-cell>
          <table:table-cell office:value-type="float" office:value="13647" table:style-name="ce9">
            <text:p>13,647<text:s/></text:p>
          </table:table-cell>
          <table:table-cell office:value-type="float" office:value="12719" table:style-name="ce9">
            <text:p>12,719<text:s/></text:p>
          </table:table-cell>
          <table:table-cell office:value-type="float" office:value="6074" table:style-name="ce8">
            <text:p>6,074<text:s/></text:p>
          </table:table-cell>
          <table:table-cell office:value-type="float" office:value="5650" table:style-name="ce9">
            <text:p>5,650<text:s/></text:p>
          </table:table-cell>
          <table:table-cell office:value-type="float" office:value="8756" table:style-name="ce9">
            <text:p>8,756<text:s/></text:p>
          </table:table-cell>
          <table:table-cell office:value-type="float" office:value="10609" table:style-name="ce9">
            <text:p>10,609<text:s/></text:p>
          </table:table-cell>
          <table:table-cell office:value-type="float" office:value="10260" table:style-name="ce9">
            <text:p>10,260<text:s/></text:p>
          </table:table-cell>
          <table:table-cell office:value-type="float" office:value="12129" table:style-name="ce9">
            <text:p>12,129<text:s/></text:p>
          </table:table-cell>
          <table:table-cell office:value-type="float" office:value="18026" table:style-name="ce9">
            <text:p>18,026<text:s/></text:p>
          </table:table-cell>
          <table:table-cell office:value-type="float" office:value="29435" table:style-name="ce9">
            <text:p>29,435<text:s/></text:p>
          </table:table-cell>
          <table:table-cell office:value-type="float" office:value="25076" table:style-name="ce9">
            <text:p>25,076<text:s/></text:p>
          </table:table-cell>
          <table:table-cell office:value-type="float" office:value="14351" table:style-name="ce9">
            <text:p>14,351<text:s/></text:p>
          </table:table-cell>
          <table:table-cell office:value-type="float" office:value="12733" table:style-name="ce9">
            <text:p>12,733<text:s/></text:p>
          </table:table-cell>
          <table:table-cell office:value-type="float" office:value="13036" table:style-name="ce9">
            <text:p>13,036<text:s/></text:p>
          </table:table-cell>
          <table:table-cell office:value-type="float" office:value="12900" table:style-name="ce9">
            <text:p>12,900<text:s/></text:p>
          </table:table-cell>
          <table:table-cell office:value-type="float" office:value="12264" table:style-name="ce9">
            <text:p>12,264<text:s/></text:p>
          </table:table-cell>
          <table:table-cell office:value-type="float" office:value="11497" table:style-name="ce9">
            <text:p>11,497<text:s/></text:p>
          </table:table-cell>
          <table:table-cell office:value-type="float" office:value="9258" table:style-name="ce9">
            <text:p>9,258<text:s/></text:p>
          </table:table-cell>
          <table:table-cell table:number-columns-repeated="11" table:style-name="ce9"/>
          <table:table-cell table:number-columns-repeated="16264"/>
        </table:table-row>
        <table:table-row table:style-name="ro2">
          <table:table-cell office:value-type="date" office:date-value="2024-05-29T00:00:00" table:style-name="ce11">
            <text:p>2024/5/29</text:p>
          </table:table-cell>
          <table:table-cell office:value-type="float" office:value="5152" table:style-name="ce9">
            <text:p>5,152<text:s/></text:p>
          </table:table-cell>
          <table:table-cell office:value-type="float" office:value="14453" table:style-name="ce9">
            <text:p>14,453<text:s/></text:p>
          </table:table-cell>
          <table:table-cell office:value-type="float" office:value="46671" table:style-name="ce9">
            <text:p>46,671<text:s/></text:p>
          </table:table-cell>
          <table:table-cell office:value-type="float" office:value="40594" table:style-name="ce9">
            <text:p>40,594<text:s/></text:p>
          </table:table-cell>
          <table:table-cell office:value-type="float" office:value="26947" table:style-name="ce9">
            <text:p>26,947<text:s/></text:p>
          </table:table-cell>
          <table:table-cell office:value-type="float" office:value="15575" table:style-name="ce9">
            <text:p>15,575<text:s/></text:p>
          </table:table-cell>
          <table:table-cell office:value-type="float" office:value="11528" table:style-name="ce9">
            <text:p>11,528<text:s/></text:p>
          </table:table-cell>
          <table:table-cell office:value-type="float" office:value="4048" table:style-name="ce9">
            <text:p>4,048<text:s/></text:p>
          </table:table-cell>
          <table:table-cell office:value-type="float" office:value="3601" table:style-name="ce9">
            <text:p>3,601<text:s/></text:p>
          </table:table-cell>
          <table:table-cell office:value-type="float" office:value="13156" table:style-name="ce9">
            <text:p>13,156<text:s/></text:p>
          </table:table-cell>
          <table:table-cell office:value-type="float" office:value="2243" table:style-name="ce9">
            <text:p>2,243<text:s/></text:p>
          </table:table-cell>
          <table:table-cell office:value-type="float" office:value="4742" table:style-name="ce9">
            <text:p>4,742<text:s/></text:p>
          </table:table-cell>
          <table:table-cell office:value-type="float" office:value="6438" table:style-name="ce9">
            <text:p>6,438<text:s/></text:p>
          </table:table-cell>
          <table:table-cell office:value-type="float" office:value="10059" table:style-name="ce9">
            <text:p>10,059<text:s/></text:p>
          </table:table-cell>
          <table:table-cell office:value-type="float" office:value="10880" table:style-name="ce9">
            <text:p>10,880<text:s/></text:p>
          </table:table-cell>
          <table:table-cell office:value-type="float" office:value="16821" table:style-name="ce9">
            <text:p>16,821<text:s/></text:p>
          </table:table-cell>
          <table:table-cell office:value-type="float" office:value="19176" table:style-name="ce9">
            <text:p>19,176<text:s/></text:p>
          </table:table-cell>
          <table:table-cell office:value-type="float" office:value="6048" table:style-name="ce9">
            <text:p>6,048<text:s/></text:p>
          </table:table-cell>
          <table:table-cell office:value-type="float" office:value="10476" table:style-name="ce9">
            <text:p>10,476<text:s/></text:p>
          </table:table-cell>
          <table:table-cell office:value-type="float" office:value="3591" table:style-name="ce9">
            <text:p>3,591<text:s/></text:p>
          </table:table-cell>
          <table:table-cell office:value-type="float" office:value="9363" table:style-name="ce9">
            <text:p>9,363<text:s/></text:p>
          </table:table-cell>
          <table:table-cell office:value-type="float" office:value="9190" table:style-name="ce9">
            <text:p>9,190<text:s/></text:p>
          </table:table-cell>
          <table:table-cell office:value-type="float" office:value="6955" table:style-name="ce9">
            <text:p>6,955<text:s/></text:p>
          </table:table-cell>
          <table:table-cell office:value-type="float" office:value="27723" table:style-name="ce9">
            <text:p>27,723<text:s/></text:p>
          </table:table-cell>
          <table:table-cell office:value-type="float" office:value="3374" table:style-name="ce9">
            <text:p>3,374<text:s/></text:p>
          </table:table-cell>
          <table:table-cell office:value-type="float" office:value="14018" table:style-name="ce9">
            <text:p>14,018<text:s/></text:p>
          </table:table-cell>
          <table:table-cell office:value-type="float" office:value="13809" table:style-name="ce9">
            <text:p>13,809<text:s/></text:p>
          </table:table-cell>
          <table:table-cell office:value-type="float" office:value="16424" table:style-name="ce9">
            <text:p>16,424<text:s/></text:p>
          </table:table-cell>
          <table:table-cell office:value-type="float" office:value="21875" table:style-name="ce8">
            <text:p>21,875<text:s/></text:p>
          </table:table-cell>
          <table:table-cell office:value-type="float" office:value="17343" table:style-name="ce9">
            <text:p>17,343<text:s/></text:p>
          </table:table-cell>
          <table:table-cell office:value-type="float" office:value="10107" table:style-name="ce9">
            <text:p>10,107<text:s/></text:p>
          </table:table-cell>
          <table:table-cell office:value-type="float" office:value="26404" table:style-name="ce9">
            <text:p>26,404<text:s/></text:p>
          </table:table-cell>
          <table:table-cell office:value-type="float" office:value="16237" table:style-name="ce9">
            <text:p>16,237<text:s/></text:p>
          </table:table-cell>
          <table:table-cell office:value-type="float" office:value="32996" table:style-name="ce9">
            <text:p>32,996<text:s/></text:p>
          </table:table-cell>
          <table:table-cell office:value-type="float" office:value="29675" table:style-name="ce9">
            <text:p>29,675<text:s/></text:p>
          </table:table-cell>
          <table:table-cell office:value-type="float" office:value="12275" table:style-name="ce9">
            <text:p>12,275<text:s/></text:p>
          </table:table-cell>
          <table:table-cell office:value-type="float" office:value="35904" table:style-name="ce9">
            <text:p>35,904<text:s/></text:p>
          </table:table-cell>
          <table:table-cell office:value-type="float" office:value="26607" table:style-name="ce9">
            <text:p>26,607<text:s/></text:p>
          </table:table-cell>
          <table:table-cell office:value-type="float" office:value="23280" table:style-name="ce8">
            <text:p>23,280<text:s/></text:p>
          </table:table-cell>
          <table:table-cell office:value-type="float" office:value="21031" table:style-name="ce9">
            <text:p>21,031<text:s/></text:p>
          </table:table-cell>
          <table:table-cell office:value-type="float" office:value="27885" table:style-name="ce9">
            <text:p>27,885<text:s/></text:p>
          </table:table-cell>
          <table:table-cell office:value-type="float" office:value="128182" table:style-name="ce9">
            <text:p>128,182<text:s/></text:p>
          </table:table-cell>
          <table:table-cell office:value-type="float" office:value="45326" table:style-name="ce9">
            <text:p>45,326<text:s/></text:p>
          </table:table-cell>
          <table:table-cell office:value-type="float" office:value="23075" table:style-name="ce9">
            <text:p>23,075<text:s/></text:p>
          </table:table-cell>
          <table:table-cell office:value-type="float" office:value="24738" table:style-name="ce9">
            <text:p>24,738<text:s/></text:p>
          </table:table-cell>
          <table:table-cell office:value-type="float" office:value="30017" table:style-name="ce9">
            <text:p>30,017<text:s/></text:p>
          </table:table-cell>
          <table:table-cell office:value-type="float" office:value="26945" table:style-name="ce9">
            <text:p>26,945<text:s/></text:p>
          </table:table-cell>
          <table:table-cell office:value-type="float" office:value="27642" table:style-name="ce9">
            <text:p>27,642<text:s/></text:p>
          </table:table-cell>
          <table:table-cell office:value-type="float" office:value="24339" table:style-name="ce9">
            <text:p>24,339<text:s/></text:p>
          </table:table-cell>
          <table:table-cell office:value-type="float" office:value="13444" table:style-name="ce9">
            <text:p>13,444<text:s/></text:p>
          </table:table-cell>
          <table:table-cell office:value-type="float" office:value="31515" table:style-name="ce9">
            <text:p>31,515<text:s/></text:p>
          </table:table-cell>
          <table:table-cell office:value-type="float" office:value="6972" table:style-name="ce9">
            <text:p>6,972<text:s/></text:p>
          </table:table-cell>
          <table:table-cell office:value-type="float" office:value="8553" table:style-name="ce9">
            <text:p>8,553<text:s/></text:p>
          </table:table-cell>
          <table:table-cell office:value-type="float" office:value="20055" table:style-name="ce9">
            <text:p>20,055<text:s/></text:p>
          </table:table-cell>
          <table:table-cell office:value-type="float" office:value="4937" table:style-name="ce9">
            <text:p>4,937<text:s/></text:p>
          </table:table-cell>
          <table:table-cell office:value-type="float" office:value="4076" table:style-name="ce9">
            <text:p>4,076<text:s/></text:p>
          </table:table-cell>
          <table:table-cell office:value-type="float" office:value="3497" table:style-name="ce9">
            <text:p>3,497<text:s/></text:p>
          </table:table-cell>
          <table:table-cell office:value-type="float" office:value="15176" table:style-name="ce9">
            <text:p>15,176<text:s/></text:p>
          </table:table-cell>
          <table:table-cell office:value-type="float" office:value="10247" table:style-name="ce9">
            <text:p>10,247<text:s/></text:p>
          </table:table-cell>
          <table:table-cell office:value-type="float" office:value="14379" table:style-name="ce9">
            <text:p>14,379<text:s/></text:p>
          </table:table-cell>
          <table:table-cell office:value-type="float" office:value="31511" table:style-name="ce9">
            <text:p>31,511<text:s/></text:p>
          </table:table-cell>
          <table:table-cell office:value-type="float" office:value="9661" table:style-name="ce9">
            <text:p>9,661<text:s/></text:p>
          </table:table-cell>
          <table:table-cell office:value-type="float" office:value="13707" table:style-name="ce9">
            <text:p>13,707<text:s/></text:p>
          </table:table-cell>
          <table:table-cell office:value-type="float" office:value="8621" table:style-name="ce9">
            <text:p>8,621<text:s/></text:p>
          </table:table-cell>
          <table:table-cell office:value-type="float" office:value="24013" table:style-name="ce9">
            <text:p>24,013<text:s/></text:p>
          </table:table-cell>
          <table:table-cell office:value-type="float" office:value="25386" table:style-name="ce9">
            <text:p>25,386<text:s/></text:p>
          </table:table-cell>
          <table:table-cell office:value-type="float" office:value="26941" table:style-name="ce9">
            <text:p>26,941<text:s/></text:p>
          </table:table-cell>
          <table:table-cell office:value-type="float" office:value="42451" table:style-name="ce9">
            <text:p>42,451<text:s/></text:p>
          </table:table-cell>
          <table:table-cell office:value-type="float" office:value="41373" table:style-name="ce9">
            <text:p>41,373<text:s/></text:p>
          </table:table-cell>
          <table:table-cell office:value-type="float" office:value="29616" table:style-name="ce9">
            <text:p>29,616<text:s/></text:p>
          </table:table-cell>
          <table:table-cell office:value-type="float" office:value="27005" table:style-name="ce9">
            <text:p>27,005<text:s/></text:p>
          </table:table-cell>
          <table:table-cell office:value-type="float" office:value="61692" table:style-name="ce9">
            <text:p>61,692<text:s/></text:p>
          </table:table-cell>
          <table:table-cell office:value-type="float" office:value="25539" table:style-name="ce9">
            <text:p>25,539<text:s/></text:p>
          </table:table-cell>
          <table:table-cell office:value-type="float" office:value="33981" table:style-name="ce9">
            <text:p>33,981<text:s/></text:p>
          </table:table-cell>
          <table:table-cell office:value-type="float" office:value="33098" table:style-name="ce9">
            <text:p>33,098<text:s/></text:p>
          </table:table-cell>
          <table:table-cell office:value-type="float" office:value="21604" table:style-name="ce9">
            <text:p>21,604<text:s/></text:p>
          </table:table-cell>
          <table:table-cell office:value-type="float" office:value="58746" table:style-name="ce9">
            <text:p>58,746<text:s/></text:p>
          </table:table-cell>
          <table:table-cell office:value-type="float" office:value="20721" table:style-name="ce9">
            <text:p>20,721<text:s/></text:p>
          </table:table-cell>
          <table:table-cell office:value-type="float" office:value="16722" table:style-name="ce9">
            <text:p>16,722<text:s/></text:p>
          </table:table-cell>
          <table:table-cell office:value-type="float" office:value="14936" table:style-name="ce9">
            <text:p>14,936<text:s/></text:p>
          </table:table-cell>
          <table:table-cell office:value-type="float" office:value="22590" table:style-name="ce9">
            <text:p>22,590<text:s/></text:p>
          </table:table-cell>
          <table:table-cell office:value-type="float" office:value="13955" table:style-name="ce9">
            <text:p>13,955<text:s/></text:p>
          </table:table-cell>
          <table:table-cell office:value-type="float" office:value="29033" table:style-name="ce9">
            <text:p>29,033<text:s/></text:p>
          </table:table-cell>
          <table:table-cell office:value-type="float" office:value="20316" table:style-name="ce9">
            <text:p>20,316<text:s/></text:p>
          </table:table-cell>
          <table:table-cell office:value-type="float" office:value="8302" table:style-name="ce9">
            <text:p>8,302<text:s/></text:p>
          </table:table-cell>
          <table:table-cell office:value-type="float" office:value="16865" table:style-name="ce9">
            <text:p>16,865<text:s/></text:p>
          </table:table-cell>
          <table:table-cell office:value-type="float" office:value="42007" table:style-name="ce9">
            <text:p>42,007<text:s/></text:p>
          </table:table-cell>
          <table:table-cell office:value-type="float" office:value="22212" table:style-name="ce9">
            <text:p>22,212<text:s/></text:p>
          </table:table-cell>
          <table:table-cell office:value-type="float" office:value="26222" table:style-name="ce9">
            <text:p>26,222<text:s/></text:p>
          </table:table-cell>
          <table:table-cell office:value-type="float" office:value="26827" table:style-name="ce9">
            <text:p>26,827<text:s/></text:p>
          </table:table-cell>
          <table:table-cell office:value-type="float" office:value="13602" table:style-name="ce9">
            <text:p>13,602<text:s/></text:p>
          </table:table-cell>
          <table:table-cell office:value-type="float" office:value="11695" table:style-name="ce9">
            <text:p>11,695<text:s/></text:p>
          </table:table-cell>
          <table:table-cell office:value-type="float" office:value="6180" table:style-name="ce8">
            <text:p>6,180<text:s/></text:p>
          </table:table-cell>
          <table:table-cell office:value-type="float" office:value="5583" table:style-name="ce9">
            <text:p>5,583<text:s/></text:p>
          </table:table-cell>
          <table:table-cell office:value-type="float" office:value="9490" table:style-name="ce9">
            <text:p>9,490<text:s/></text:p>
          </table:table-cell>
          <table:table-cell office:value-type="float" office:value="10507" table:style-name="ce9">
            <text:p>10,507<text:s/></text:p>
          </table:table-cell>
          <table:table-cell office:value-type="float" office:value="10468" table:style-name="ce9">
            <text:p>10,468<text:s/></text:p>
          </table:table-cell>
          <table:table-cell office:value-type="float" office:value="12385" table:style-name="ce9">
            <text:p>12,385<text:s/></text:p>
          </table:table-cell>
          <table:table-cell office:value-type="float" office:value="17565" table:style-name="ce9">
            <text:p>17,565<text:s/></text:p>
          </table:table-cell>
          <table:table-cell office:value-type="float" office:value="28990" table:style-name="ce9">
            <text:p>28,990<text:s/></text:p>
          </table:table-cell>
          <table:table-cell office:value-type="float" office:value="25475" table:style-name="ce9">
            <text:p>25,475<text:s/></text:p>
          </table:table-cell>
          <table:table-cell office:value-type="float" office:value="14291" table:style-name="ce9">
            <text:p>14,291<text:s/></text:p>
          </table:table-cell>
          <table:table-cell office:value-type="float" office:value="12918" table:style-name="ce9">
            <text:p>12,918<text:s/></text:p>
          </table:table-cell>
          <table:table-cell office:value-type="float" office:value="12996" table:style-name="ce9">
            <text:p>12,996<text:s/></text:p>
          </table:table-cell>
          <table:table-cell office:value-type="float" office:value="12897" table:style-name="ce9">
            <text:p>12,897<text:s/></text:p>
          </table:table-cell>
          <table:table-cell office:value-type="float" office:value="12341" table:style-name="ce9">
            <text:p>12,341<text:s/></text:p>
          </table:table-cell>
          <table:table-cell office:value-type="float" office:value="11618" table:style-name="ce9">
            <text:p>11,618<text:s/></text:p>
          </table:table-cell>
          <table:table-cell office:value-type="float" office:value="9480" table:style-name="ce9">
            <text:p>9,480<text:s/></text:p>
          </table:table-cell>
          <table:table-cell table:number-columns-repeated="11" table:style-name="ce9"/>
          <table:table-cell table:number-columns-repeated="16264"/>
        </table:table-row>
        <table:table-row table:style-name="ro2">
          <table:table-cell office:value-type="date" office:date-value="2024-05-30T00:00:00" table:style-name="ce11">
            <text:p>2024/5/30</text:p>
          </table:table-cell>
          <table:table-cell office:value-type="float" office:value="5238" table:style-name="ce9">
            <text:p>5,238<text:s/></text:p>
          </table:table-cell>
          <table:table-cell office:value-type="float" office:value="14498" table:style-name="ce9">
            <text:p>14,498<text:s/></text:p>
          </table:table-cell>
          <table:table-cell office:value-type="float" office:value="46628" table:style-name="ce9">
            <text:p>46,628<text:s/></text:p>
          </table:table-cell>
          <table:table-cell office:value-type="float" office:value="41843" table:style-name="ce9">
            <text:p>41,843<text:s/></text:p>
          </table:table-cell>
          <table:table-cell office:value-type="float" office:value="26687" table:style-name="ce9">
            <text:p>26,687<text:s/></text:p>
          </table:table-cell>
          <table:table-cell office:value-type="float" office:value="15702" table:style-name="ce9">
            <text:p>15,702<text:s/></text:p>
          </table:table-cell>
          <table:table-cell office:value-type="float" office:value="11274" table:style-name="ce9">
            <text:p>11,274<text:s/></text:p>
          </table:table-cell>
          <table:table-cell office:value-type="float" office:value="4036" table:style-name="ce9">
            <text:p>4,036<text:s/></text:p>
          </table:table-cell>
          <table:table-cell office:value-type="float" office:value="3469" table:style-name="ce9">
            <text:p>3,469<text:s/></text:p>
          </table:table-cell>
          <table:table-cell office:value-type="float" office:value="12902" table:style-name="ce9">
            <text:p>12,902<text:s/></text:p>
          </table:table-cell>
          <table:table-cell office:value-type="float" office:value="2162" table:style-name="ce9">
            <text:p>2,162<text:s/></text:p>
          </table:table-cell>
          <table:table-cell office:value-type="float" office:value="4729" table:style-name="ce9">
            <text:p>4,729<text:s/></text:p>
          </table:table-cell>
          <table:table-cell office:value-type="float" office:value="6367" table:style-name="ce9">
            <text:p>6,367<text:s/></text:p>
          </table:table-cell>
          <table:table-cell office:value-type="float" office:value="9706" table:style-name="ce9">
            <text:p>9,706<text:s/></text:p>
          </table:table-cell>
          <table:table-cell office:value-type="float" office:value="11182" table:style-name="ce9">
            <text:p>11,182<text:s/></text:p>
          </table:table-cell>
          <table:table-cell office:value-type="float" office:value="16696" table:style-name="ce9">
            <text:p>16,696<text:s/></text:p>
          </table:table-cell>
          <table:table-cell office:value-type="float" office:value="18933" table:style-name="ce9">
            <text:p>18,933<text:s/></text:p>
          </table:table-cell>
          <table:table-cell office:value-type="float" office:value="6003" table:style-name="ce9">
            <text:p>6,003<text:s/></text:p>
          </table:table-cell>
          <table:table-cell office:value-type="float" office:value="10191" table:style-name="ce9">
            <text:p>10,191<text:s/></text:p>
          </table:table-cell>
          <table:table-cell office:value-type="float" office:value="3456" table:style-name="ce9">
            <text:p>3,456<text:s/></text:p>
          </table:table-cell>
          <table:table-cell office:value-type="float" office:value="9022" table:style-name="ce9">
            <text:p>9,022<text:s/></text:p>
          </table:table-cell>
          <table:table-cell office:value-type="float" office:value="8998" table:style-name="ce9">
            <text:p>8,998<text:s/></text:p>
          </table:table-cell>
          <table:table-cell office:value-type="float" office:value="6885" table:style-name="ce9">
            <text:p>6,885<text:s/></text:p>
          </table:table-cell>
          <table:table-cell office:value-type="float" office:value="27701" table:style-name="ce9">
            <text:p>27,701<text:s/></text:p>
          </table:table-cell>
          <table:table-cell office:value-type="float" office:value="3568" table:style-name="ce9">
            <text:p>3,568<text:s/></text:p>
          </table:table-cell>
          <table:table-cell office:value-type="float" office:value="11536" table:style-name="ce9">
            <text:p>11,536<text:s/></text:p>
          </table:table-cell>
          <table:table-cell office:value-type="float" office:value="13492" table:style-name="ce9">
            <text:p>13,492<text:s/></text:p>
          </table:table-cell>
          <table:table-cell office:value-type="float" office:value="16135" table:style-name="ce9">
            <text:p>16,135<text:s/></text:p>
          </table:table-cell>
          <table:table-cell office:value-type="float" office:value="21729" table:style-name="ce8">
            <text:p>21,729<text:s/></text:p>
          </table:table-cell>
          <table:table-cell office:value-type="float" office:value="16961" table:style-name="ce9">
            <text:p>16,961<text:s/></text:p>
          </table:table-cell>
          <table:table-cell office:value-type="float" office:value="10059" table:style-name="ce9">
            <text:p>10,059<text:s/></text:p>
          </table:table-cell>
          <table:table-cell office:value-type="float" office:value="26406" table:style-name="ce9">
            <text:p>26,406<text:s/></text:p>
          </table:table-cell>
          <table:table-cell office:value-type="float" office:value="15924" table:style-name="ce9">
            <text:p>15,924<text:s/></text:p>
          </table:table-cell>
          <table:table-cell office:value-type="float" office:value="33284" table:style-name="ce9">
            <text:p>33,284<text:s/></text:p>
          </table:table-cell>
          <table:table-cell office:value-type="float" office:value="29520" table:style-name="ce9">
            <text:p>29,520<text:s/></text:p>
          </table:table-cell>
          <table:table-cell office:value-type="float" office:value="12328" table:style-name="ce9">
            <text:p>12,328<text:s/></text:p>
          </table:table-cell>
          <table:table-cell office:value-type="float" office:value="35725" table:style-name="ce9">
            <text:p>35,725<text:s/></text:p>
          </table:table-cell>
          <table:table-cell office:value-type="float" office:value="26091" table:style-name="ce9">
            <text:p>26,091<text:s/></text:p>
          </table:table-cell>
          <table:table-cell office:value-type="float" office:value="23449" table:style-name="ce8">
            <text:p>23,449<text:s/></text:p>
          </table:table-cell>
          <table:table-cell office:value-type="float" office:value="20908" table:style-name="ce9">
            <text:p>20,908<text:s/></text:p>
          </table:table-cell>
          <table:table-cell office:value-type="float" office:value="26222" table:style-name="ce9">
            <text:p>26,222<text:s/></text:p>
          </table:table-cell>
          <table:table-cell office:value-type="float" office:value="131132" table:style-name="ce9">
            <text:p>131,132<text:s/></text:p>
          </table:table-cell>
          <table:table-cell office:value-type="float" office:value="45791" table:style-name="ce9">
            <text:p>45,791<text:s/></text:p>
          </table:table-cell>
          <table:table-cell office:value-type="float" office:value="22878" table:style-name="ce9">
            <text:p>22,878<text:s/></text:p>
          </table:table-cell>
          <table:table-cell office:value-type="float" office:value="24884" table:style-name="ce9">
            <text:p>24,884<text:s/></text:p>
          </table:table-cell>
          <table:table-cell office:value-type="float" office:value="29489" table:style-name="ce9">
            <text:p>29,489<text:s/></text:p>
          </table:table-cell>
          <table:table-cell office:value-type="float" office:value="27075" table:style-name="ce9">
            <text:p>27,075<text:s/></text:p>
          </table:table-cell>
          <table:table-cell office:value-type="float" office:value="27989" table:style-name="ce9">
            <text:p>27,989<text:s/></text:p>
          </table:table-cell>
          <table:table-cell office:value-type="float" office:value="23338" table:style-name="ce9">
            <text:p>23,338<text:s/></text:p>
          </table:table-cell>
          <table:table-cell office:value-type="float" office:value="13242" table:style-name="ce9">
            <text:p>13,242<text:s/></text:p>
          </table:table-cell>
          <table:table-cell office:value-type="float" office:value="31200" table:style-name="ce9">
            <text:p>31,200<text:s/></text:p>
          </table:table-cell>
          <table:table-cell office:value-type="float" office:value="6951" table:style-name="ce9">
            <text:p>6,951<text:s/></text:p>
          </table:table-cell>
          <table:table-cell office:value-type="float" office:value="8456" table:style-name="ce9">
            <text:p>8,456<text:s/></text:p>
          </table:table-cell>
          <table:table-cell office:value-type="float" office:value="19787" table:style-name="ce9">
            <text:p>19,787<text:s/></text:p>
          </table:table-cell>
          <table:table-cell office:value-type="float" office:value="5112" table:style-name="ce9">
            <text:p>5,112<text:s/></text:p>
          </table:table-cell>
          <table:table-cell office:value-type="float" office:value="4151" table:style-name="ce9">
            <text:p>4,151<text:s/></text:p>
          </table:table-cell>
          <table:table-cell office:value-type="float" office:value="3346" table:style-name="ce9">
            <text:p>3,346<text:s/></text:p>
          </table:table-cell>
          <table:table-cell office:value-type="float" office:value="14748" table:style-name="ce9">
            <text:p>14,748<text:s/></text:p>
          </table:table-cell>
          <table:table-cell office:value-type="float" office:value="9936" table:style-name="ce9">
            <text:p>9,936<text:s/></text:p>
          </table:table-cell>
          <table:table-cell office:value-type="float" office:value="14490" table:style-name="ce9">
            <text:p>14,490<text:s/></text:p>
          </table:table-cell>
          <table:table-cell office:value-type="float" office:value="30982" table:style-name="ce9">
            <text:p>30,982<text:s/></text:p>
          </table:table-cell>
          <table:table-cell office:value-type="float" office:value="9458" table:style-name="ce9">
            <text:p>9,458<text:s/></text:p>
          </table:table-cell>
          <table:table-cell office:value-type="float" office:value="13749" table:style-name="ce9">
            <text:p>13,749<text:s/></text:p>
          </table:table-cell>
          <table:table-cell office:value-type="float" office:value="8441" table:style-name="ce9">
            <text:p>8,441<text:s/></text:p>
          </table:table-cell>
          <table:table-cell office:value-type="float" office:value="23884" table:style-name="ce9">
            <text:p>23,884<text:s/></text:p>
          </table:table-cell>
          <table:table-cell office:value-type="float" office:value="24908" table:style-name="ce9">
            <text:p>24,908<text:s/></text:p>
          </table:table-cell>
          <table:table-cell office:value-type="float" office:value="26815" table:style-name="ce9">
            <text:p>26,815<text:s/></text:p>
          </table:table-cell>
          <table:table-cell office:value-type="float" office:value="42505" table:style-name="ce9">
            <text:p>42,505<text:s/></text:p>
          </table:table-cell>
          <table:table-cell office:value-type="float" office:value="41101" table:style-name="ce9">
            <text:p>41,101<text:s/></text:p>
          </table:table-cell>
          <table:table-cell office:value-type="float" office:value="29467" table:style-name="ce9">
            <text:p>29,467<text:s/></text:p>
          </table:table-cell>
          <table:table-cell office:value-type="float" office:value="27208" table:style-name="ce9">
            <text:p>27,208<text:s/></text:p>
          </table:table-cell>
          <table:table-cell office:value-type="float" office:value="61751" table:style-name="ce9">
            <text:p>61,751<text:s/></text:p>
          </table:table-cell>
          <table:table-cell office:value-type="float" office:value="25181" table:style-name="ce9">
            <text:p>25,181<text:s/></text:p>
          </table:table-cell>
          <table:table-cell office:value-type="float" office:value="33864" table:style-name="ce9">
            <text:p>33,864<text:s/></text:p>
          </table:table-cell>
          <table:table-cell office:value-type="float" office:value="33564" table:style-name="ce9">
            <text:p>33,564<text:s/></text:p>
          </table:table-cell>
          <table:table-cell office:value-type="float" office:value="22071" table:style-name="ce9">
            <text:p>22,071<text:s/></text:p>
          </table:table-cell>
          <table:table-cell office:value-type="float" office:value="60254" table:style-name="ce9">
            <text:p>60,254<text:s/></text:p>
          </table:table-cell>
          <table:table-cell office:value-type="float" office:value="21206" table:style-name="ce9">
            <text:p>21,206<text:s/></text:p>
          </table:table-cell>
          <table:table-cell office:value-type="float" office:value="17089" table:style-name="ce9">
            <text:p>17,089<text:s/></text:p>
          </table:table-cell>
          <table:table-cell office:value-type="float" office:value="15363" table:style-name="ce9">
            <text:p>15,363<text:s/></text:p>
          </table:table-cell>
          <table:table-cell office:value-type="float" office:value="22906" table:style-name="ce9">
            <text:p>22,906<text:s/></text:p>
          </table:table-cell>
          <table:table-cell office:value-type="float" office:value="14020" table:style-name="ce9">
            <text:p>14,020<text:s/></text:p>
          </table:table-cell>
          <table:table-cell office:value-type="float" office:value="30517" table:style-name="ce9">
            <text:p>30,517<text:s/></text:p>
          </table:table-cell>
          <table:table-cell office:value-type="float" office:value="20686" table:style-name="ce9">
            <text:p>20,686<text:s/></text:p>
          </table:table-cell>
          <table:table-cell office:value-type="float" office:value="8221" table:style-name="ce9">
            <text:p>8,221<text:s/></text:p>
          </table:table-cell>
          <table:table-cell office:value-type="float" office:value="16688" table:style-name="ce9">
            <text:p>16,688<text:s/></text:p>
          </table:table-cell>
          <table:table-cell office:value-type="float" office:value="42552" table:style-name="ce9">
            <text:p>42,552<text:s/></text:p>
          </table:table-cell>
          <table:table-cell office:value-type="float" office:value="22364" table:style-name="ce9">
            <text:p>22,364<text:s/></text:p>
          </table:table-cell>
          <table:table-cell office:value-type="float" office:value="26198" table:style-name="ce9">
            <text:p>26,198<text:s/></text:p>
          </table:table-cell>
          <table:table-cell office:value-type="float" office:value="26659" table:style-name="ce9">
            <text:p>26,659<text:s/></text:p>
          </table:table-cell>
          <table:table-cell office:value-type="float" office:value="12989" table:style-name="ce9">
            <text:p>12,989<text:s/></text:p>
          </table:table-cell>
          <table:table-cell office:value-type="float" office:value="13293" table:style-name="ce9">
            <text:p>13,293<text:s/></text:p>
          </table:table-cell>
          <table:table-cell office:value-type="float" office:value="6010" table:style-name="ce8">
            <text:p>6,010<text:s/></text:p>
          </table:table-cell>
          <table:table-cell office:value-type="float" office:value="5417" table:style-name="ce9">
            <text:p>5,417<text:s/></text:p>
          </table:table-cell>
          <table:table-cell office:value-type="float" office:value="9068" table:style-name="ce9">
            <text:p>9,068<text:s/></text:p>
          </table:table-cell>
          <table:table-cell office:value-type="float" office:value="10566" table:style-name="ce9">
            <text:p>10,566<text:s/></text:p>
          </table:table-cell>
          <table:table-cell office:value-type="float" office:value="10393" table:style-name="ce9">
            <text:p>10,393<text:s/></text:p>
          </table:table-cell>
          <table:table-cell office:value-type="float" office:value="12516" table:style-name="ce9">
            <text:p>12,516<text:s/></text:p>
          </table:table-cell>
          <table:table-cell office:value-type="float" office:value="17591" table:style-name="ce9">
            <text:p>17,591<text:s/></text:p>
          </table:table-cell>
          <table:table-cell office:value-type="float" office:value="29542" table:style-name="ce9">
            <text:p>29,542<text:s/></text:p>
          </table:table-cell>
          <table:table-cell office:value-type="float" office:value="25711" table:style-name="ce9">
            <text:p>25,711<text:s/></text:p>
          </table:table-cell>
          <table:table-cell office:value-type="float" office:value="14151" table:style-name="ce9">
            <text:p>14,151<text:s/></text:p>
          </table:table-cell>
          <table:table-cell office:value-type="float" office:value="12960" table:style-name="ce9">
            <text:p>12,960<text:s/></text:p>
          </table:table-cell>
          <table:table-cell office:value-type="float" office:value="12715" table:style-name="ce9">
            <text:p>12,715<text:s/></text:p>
          </table:table-cell>
          <table:table-cell office:value-type="float" office:value="12921" table:style-name="ce9">
            <text:p>12,921<text:s/></text:p>
          </table:table-cell>
          <table:table-cell office:value-type="float" office:value="12362" table:style-name="ce9">
            <text:p>12,362<text:s/></text:p>
          </table:table-cell>
          <table:table-cell office:value-type="float" office:value="11732" table:style-name="ce9">
            <text:p>11,732<text:s/></text:p>
          </table:table-cell>
          <table:table-cell office:value-type="float" office:value="9240" table:style-name="ce9">
            <text:p>9,240<text:s/></text:p>
          </table:table-cell>
          <table:table-cell table:number-columns-repeated="11" table:style-name="ce9"/>
          <table:table-cell table:number-columns-repeated="16264"/>
        </table:table-row>
        <table:table-row table:style-name="ro2">
          <table:table-cell office:value-type="date" office:date-value="2024-05-31T00:00:00" table:style-name="ce11">
            <text:p>2024/5/31</text:p>
          </table:table-cell>
          <table:table-cell office:value-type="float" office:value="5635" table:style-name="ce9">
            <text:p>5,635<text:s/></text:p>
          </table:table-cell>
          <table:table-cell office:value-type="float" office:value="14677" table:style-name="ce9">
            <text:p>14,677<text:s/></text:p>
          </table:table-cell>
          <table:table-cell office:value-type="float" office:value="49891" table:style-name="ce9">
            <text:p>49,891<text:s/></text:p>
          </table:table-cell>
          <table:table-cell office:value-type="float" office:value="47880" table:style-name="ce9">
            <text:p>47,880<text:s/></text:p>
          </table:table-cell>
          <table:table-cell office:value-type="float" office:value="27938" table:style-name="ce9">
            <text:p>27,938<text:s/></text:p>
          </table:table-cell>
          <table:table-cell office:value-type="float" office:value="15697" table:style-name="ce9">
            <text:p>15,697<text:s/></text:p>
          </table:table-cell>
          <table:table-cell office:value-type="float" office:value="11744" table:style-name="ce9">
            <text:p>11,744<text:s/></text:p>
          </table:table-cell>
          <table:table-cell office:value-type="float" office:value="4162" table:style-name="ce9">
            <text:p>4,162<text:s/></text:p>
          </table:table-cell>
          <table:table-cell office:value-type="float" office:value="3444" table:style-name="ce9">
            <text:p>3,444<text:s/></text:p>
          </table:table-cell>
          <table:table-cell office:value-type="float" office:value="13098" table:style-name="ce9">
            <text:p>13,098<text:s/></text:p>
          </table:table-cell>
          <table:table-cell office:value-type="float" office:value="2119" table:style-name="ce9">
            <text:p>2,119<text:s/></text:p>
          </table:table-cell>
          <table:table-cell office:value-type="float" office:value="4768" table:style-name="ce9">
            <text:p>4,768<text:s/></text:p>
          </table:table-cell>
          <table:table-cell office:value-type="float" office:value="6564" table:style-name="ce9">
            <text:p>6,564<text:s/></text:p>
          </table:table-cell>
          <table:table-cell office:value-type="float" office:value="9806" table:style-name="ce9">
            <text:p>9,806<text:s/></text:p>
          </table:table-cell>
          <table:table-cell office:value-type="float" office:value="12836" table:style-name="ce9">
            <text:p>12,836<text:s/></text:p>
          </table:table-cell>
          <table:table-cell office:value-type="float" office:value="16290" table:style-name="ce9">
            <text:p>16,290<text:s/></text:p>
          </table:table-cell>
          <table:table-cell office:value-type="float" office:value="18852" table:style-name="ce9">
            <text:p>18,852<text:s/></text:p>
          </table:table-cell>
          <table:table-cell office:value-type="float" office:value="6350" table:style-name="ce9">
            <text:p>6,350<text:s/></text:p>
          </table:table-cell>
          <table:table-cell office:value-type="float" office:value="10559" table:style-name="ce9">
            <text:p>10,559<text:s/></text:p>
          </table:table-cell>
          <table:table-cell office:value-type="float" office:value="3366" table:style-name="ce9">
            <text:p>3,366<text:s/></text:p>
          </table:table-cell>
          <table:table-cell office:value-type="float" office:value="9194" table:style-name="ce9">
            <text:p>9,194<text:s/></text:p>
          </table:table-cell>
          <table:table-cell office:value-type="float" office:value="9390" table:style-name="ce9">
            <text:p>9,390<text:s/></text:p>
          </table:table-cell>
          <table:table-cell office:value-type="float" office:value="7083" table:style-name="ce9">
            <text:p>7,083<text:s/></text:p>
          </table:table-cell>
          <table:table-cell office:value-type="float" office:value="27960" table:style-name="ce9">
            <text:p>27,960<text:s/></text:p>
          </table:table-cell>
          <table:table-cell office:value-type="float" office:value="3828" table:style-name="ce9">
            <text:p>3,828<text:s/></text:p>
          </table:table-cell>
          <table:table-cell office:value-type="float" office:value="11607" table:style-name="ce9">
            <text:p>11,607<text:s/></text:p>
          </table:table-cell>
          <table:table-cell office:value-type="float" office:value="13820" table:style-name="ce9">
            <text:p>13,820<text:s/></text:p>
          </table:table-cell>
          <table:table-cell office:value-type="float" office:value="16905" table:style-name="ce9">
            <text:p>16,905<text:s/></text:p>
          </table:table-cell>
          <table:table-cell office:value-type="float" office:value="22647" table:style-name="ce8">
            <text:p>22,647<text:s/></text:p>
          </table:table-cell>
          <table:table-cell office:value-type="float" office:value="17854" table:style-name="ce9">
            <text:p>17,854<text:s/></text:p>
          </table:table-cell>
          <table:table-cell office:value-type="float" office:value="10500" table:style-name="ce9">
            <text:p>10,500<text:s/></text:p>
          </table:table-cell>
          <table:table-cell office:value-type="float" office:value="27972" table:style-name="ce9">
            <text:p>27,972<text:s/></text:p>
          </table:table-cell>
          <table:table-cell office:value-type="float" office:value="16817" table:style-name="ce9">
            <text:p>16,817<text:s/></text:p>
          </table:table-cell>
          <table:table-cell office:value-type="float" office:value="33390" table:style-name="ce9">
            <text:p>33,390<text:s/></text:p>
          </table:table-cell>
          <table:table-cell office:value-type="float" office:value="31425" table:style-name="ce9">
            <text:p>31,425<text:s/></text:p>
          </table:table-cell>
          <table:table-cell office:value-type="float" office:value="12123" table:style-name="ce9">
            <text:p>12,123<text:s/></text:p>
          </table:table-cell>
          <table:table-cell office:value-type="float" office:value="37415" table:style-name="ce9">
            <text:p>37,415<text:s/></text:p>
          </table:table-cell>
          <table:table-cell office:value-type="float" office:value="27518" table:style-name="ce9">
            <text:p>27,518<text:s/></text:p>
          </table:table-cell>
          <table:table-cell office:value-type="float" office:value="23676" table:style-name="ce8">
            <text:p>23,676<text:s/></text:p>
          </table:table-cell>
          <table:table-cell office:value-type="float" office:value="20907" table:style-name="ce9">
            <text:p>20,907<text:s/></text:p>
          </table:table-cell>
          <table:table-cell office:value-type="float" office:value="26972" table:style-name="ce9">
            <text:p>26,972<text:s/></text:p>
          </table:table-cell>
          <table:table-cell office:value-type="float" office:value="160620" table:style-name="ce9">
            <text:p>160,620<text:s/></text:p>
          </table:table-cell>
          <table:table-cell office:value-type="float" office:value="53600" table:style-name="ce9">
            <text:p>53,600<text:s/></text:p>
          </table:table-cell>
          <table:table-cell office:value-type="float" office:value="24357" table:style-name="ce9">
            <text:p>24,357<text:s/></text:p>
          </table:table-cell>
          <table:table-cell office:value-type="float" office:value="25551" table:style-name="ce9">
            <text:p>25,551<text:s/></text:p>
          </table:table-cell>
          <table:table-cell office:value-type="float" office:value="28927" table:style-name="ce9">
            <text:p>28,927<text:s/></text:p>
          </table:table-cell>
          <table:table-cell office:value-type="float" office:value="29176" table:style-name="ce9">
            <text:p>29,176<text:s/></text:p>
          </table:table-cell>
          <table:table-cell office:value-type="float" office:value="29130" table:style-name="ce9">
            <text:p>29,130<text:s/></text:p>
          </table:table-cell>
          <table:table-cell office:value-type="float" office:value="25046" table:style-name="ce9">
            <text:p>25,046<text:s/></text:p>
          </table:table-cell>
          <table:table-cell office:value-type="float" office:value="13613" table:style-name="ce9">
            <text:p>13,613<text:s/></text:p>
          </table:table-cell>
          <table:table-cell office:value-type="float" office:value="32032" table:style-name="ce9">
            <text:p>32,032<text:s/></text:p>
          </table:table-cell>
          <table:table-cell office:value-type="float" office:value="7451" table:style-name="ce9">
            <text:p>7,451<text:s/></text:p>
          </table:table-cell>
          <table:table-cell office:value-type="float" office:value="8516" table:style-name="ce9">
            <text:p>8,516<text:s/></text:p>
          </table:table-cell>
          <table:table-cell office:value-type="float" office:value="20725" table:style-name="ce9">
            <text:p>20,725<text:s/></text:p>
          </table:table-cell>
          <table:table-cell office:value-type="float" office:value="5345" table:style-name="ce9">
            <text:p>5,345<text:s/></text:p>
          </table:table-cell>
          <table:table-cell office:value-type="float" office:value="4026" table:style-name="ce9">
            <text:p>4,026<text:s/></text:p>
          </table:table-cell>
          <table:table-cell office:value-type="float" office:value="3301" table:style-name="ce9">
            <text:p>3,301<text:s/></text:p>
          </table:table-cell>
          <table:table-cell office:value-type="float" office:value="14521" table:style-name="ce9">
            <text:p>14,521<text:s/></text:p>
          </table:table-cell>
          <table:table-cell office:value-type="float" office:value="10430" table:style-name="ce9">
            <text:p>10,430<text:s/></text:p>
          </table:table-cell>
          <table:table-cell office:value-type="float" office:value="14744" table:style-name="ce9">
            <text:p>14,744<text:s/></text:p>
          </table:table-cell>
          <table:table-cell office:value-type="float" office:value="32097" table:style-name="ce9">
            <text:p>32,097<text:s/></text:p>
          </table:table-cell>
          <table:table-cell office:value-type="float" office:value="10070" table:style-name="ce9">
            <text:p>10,070<text:s/></text:p>
          </table:table-cell>
          <table:table-cell office:value-type="float" office:value="14805" table:style-name="ce9">
            <text:p>14,805<text:s/></text:p>
          </table:table-cell>
          <table:table-cell office:value-type="float" office:value="8920" table:style-name="ce9">
            <text:p>8,920<text:s/></text:p>
          </table:table-cell>
          <table:table-cell office:value-type="float" office:value="24862" table:style-name="ce9">
            <text:p>24,862<text:s/></text:p>
          </table:table-cell>
          <table:table-cell office:value-type="float" office:value="24978" table:style-name="ce9">
            <text:p>24,978<text:s/></text:p>
          </table:table-cell>
          <table:table-cell office:value-type="float" office:value="29102" table:style-name="ce9">
            <text:p>29,102<text:s/></text:p>
          </table:table-cell>
          <table:table-cell office:value-type="float" office:value="47469" table:style-name="ce9">
            <text:p>47,469<text:s/></text:p>
          </table:table-cell>
          <table:table-cell office:value-type="float" office:value="42076" table:style-name="ce9">
            <text:p>42,076<text:s/></text:p>
          </table:table-cell>
          <table:table-cell office:value-type="float" office:value="30501" table:style-name="ce9">
            <text:p>30,501<text:s/></text:p>
          </table:table-cell>
          <table:table-cell office:value-type="float" office:value="28250" table:style-name="ce9">
            <text:p>28,250<text:s/></text:p>
          </table:table-cell>
          <table:table-cell office:value-type="float" office:value="70744" table:style-name="ce9">
            <text:p>70,744<text:s/></text:p>
          </table:table-cell>
          <table:table-cell office:value-type="float" office:value="26163" table:style-name="ce9">
            <text:p>26,163<text:s/></text:p>
          </table:table-cell>
          <table:table-cell office:value-type="float" office:value="37045" table:style-name="ce9">
            <text:p>37,045<text:s/></text:p>
          </table:table-cell>
          <table:table-cell office:value-type="float" office:value="39183" table:style-name="ce9">
            <text:p>39,183<text:s/></text:p>
          </table:table-cell>
          <table:table-cell office:value-type="float" office:value="30860" table:style-name="ce9">
            <text:p>30,860<text:s/></text:p>
          </table:table-cell>
          <table:table-cell office:value-type="float" office:value="68648" table:style-name="ce9">
            <text:p>68,648<text:s/></text:p>
          </table:table-cell>
          <table:table-cell office:value-type="float" office:value="22395" table:style-name="ce9">
            <text:p>22,395<text:s/></text:p>
          </table:table-cell>
          <table:table-cell office:value-type="float" office:value="17492" table:style-name="ce9">
            <text:p>17,492<text:s/></text:p>
          </table:table-cell>
          <table:table-cell office:value-type="float" office:value="15373" table:style-name="ce9">
            <text:p>15,373<text:s/></text:p>
          </table:table-cell>
          <table:table-cell office:value-type="float" office:value="26441" table:style-name="ce9">
            <text:p>26,441<text:s/></text:p>
          </table:table-cell>
          <table:table-cell office:value-type="float" office:value="14202" table:style-name="ce9">
            <text:p>14,202<text:s/></text:p>
          </table:table-cell>
          <table:table-cell office:value-type="float" office:value="39468" table:style-name="ce9">
            <text:p>39,468<text:s/></text:p>
          </table:table-cell>
          <table:table-cell office:value-type="float" office:value="22200" table:style-name="ce9">
            <text:p>22,200<text:s/></text:p>
          </table:table-cell>
          <table:table-cell office:value-type="float" office:value="8326" table:style-name="ce9">
            <text:p>8,326<text:s/></text:p>
          </table:table-cell>
          <table:table-cell office:value-type="float" office:value="17361" table:style-name="ce9">
            <text:p>17,361<text:s/></text:p>
          </table:table-cell>
          <table:table-cell office:value-type="float" office:value="44615" table:style-name="ce9">
            <text:p>44,615<text:s/></text:p>
          </table:table-cell>
          <table:table-cell office:value-type="float" office:value="27643" table:style-name="ce9">
            <text:p>27,643<text:s/></text:p>
          </table:table-cell>
          <table:table-cell office:value-type="float" office:value="27509" table:style-name="ce9">
            <text:p>27,509<text:s/></text:p>
          </table:table-cell>
          <table:table-cell office:value-type="float" office:value="28462" table:style-name="ce9">
            <text:p>28,462<text:s/></text:p>
          </table:table-cell>
          <table:table-cell office:value-type="float" office:value="13061" table:style-name="ce9">
            <text:p>13,061<text:s/></text:p>
          </table:table-cell>
          <table:table-cell office:value-type="float" office:value="13072" table:style-name="ce9">
            <text:p>13,072<text:s/></text:p>
          </table:table-cell>
          <table:table-cell office:value-type="float" office:value="6393" table:style-name="ce8">
            <text:p>6,393<text:s/></text:p>
          </table:table-cell>
          <table:table-cell office:value-type="float" office:value="5688" table:style-name="ce9">
            <text:p>5,688<text:s/></text:p>
          </table:table-cell>
          <table:table-cell office:value-type="float" office:value="9447" table:style-name="ce9">
            <text:p>9,447<text:s/></text:p>
          </table:table-cell>
          <table:table-cell office:value-type="float" office:value="10791" table:style-name="ce9">
            <text:p>10,791<text:s/></text:p>
          </table:table-cell>
          <table:table-cell office:value-type="float" office:value="11299" table:style-name="ce9">
            <text:p>11,299<text:s/></text:p>
          </table:table-cell>
          <table:table-cell office:value-type="float" office:value="13137" table:style-name="ce9">
            <text:p>13,137<text:s/></text:p>
          </table:table-cell>
          <table:table-cell office:value-type="float" office:value="19303" table:style-name="ce9">
            <text:p>19,303<text:s/></text:p>
          </table:table-cell>
          <table:table-cell office:value-type="float" office:value="30445" table:style-name="ce9">
            <text:p>30,445<text:s/></text:p>
          </table:table-cell>
          <table:table-cell office:value-type="float" office:value="27694" table:style-name="ce9">
            <text:p>27,694<text:s/></text:p>
          </table:table-cell>
          <table:table-cell office:value-type="float" office:value="14699" table:style-name="ce9">
            <text:p>14,699<text:s/></text:p>
          </table:table-cell>
          <table:table-cell office:value-type="float" office:value="13280" table:style-name="ce9">
            <text:p>13,280<text:s/></text:p>
          </table:table-cell>
          <table:table-cell office:value-type="float" office:value="13535" table:style-name="ce9">
            <text:p>13,535<text:s/></text:p>
          </table:table-cell>
          <table:table-cell office:value-type="float" office:value="13149" table:style-name="ce9">
            <text:p>13,149<text:s/></text:p>
          </table:table-cell>
          <table:table-cell office:value-type="float" office:value="12754" table:style-name="ce9">
            <text:p>12,754<text:s/></text:p>
          </table:table-cell>
          <table:table-cell office:value-type="float" office:value="12066" table:style-name="ce9">
            <text:p>12,066<text:s/></text:p>
          </table:table-cell>
          <table:table-cell office:value-type="float" office:value="9672" table:style-name="ce9">
            <text:p>9,672<text:s/></text:p>
          </table:table-cell>
          <table:table-cell table:number-columns-repeated="11" table:style-name="ce9"/>
          <table:table-cell table:number-columns-repeated="16264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columns-repeated="120" table:style-name="ce13"/>
          <table:table-cell table:number-columns-repeated="16263"/>
        </table:table-row>
        <table:table-row table:style-name="ro3">
          <table:table-cell/>
          <table:table-cell table:number-columns-repeated="28" table:style-name="ce13"/>
          <table:table-cell table:style-name="ce14"/>
          <table:table-cell table:number-columns-repeated="9" table:style-name="ce13"/>
          <table:table-cell table:style-name="ce14"/>
          <table:table-cell table:number-columns-repeated="53" table:style-name="ce13"/>
          <table:table-cell table:style-name="ce14"/>
          <table:table-cell table:number-columns-repeated="15" table:style-name="ce13"/>
          <table:table-cell table:number-columns-repeated="11" table:style-name="ce14"/>
          <table:table-cell table:style-name="ce13"/>
          <table:table-cell table:number-columns-repeated="16263"/>
        </table:table-row>
        <table:table-row table:style-name="ro4">
          <table:table-cell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15"/>
          <table:table-cell table:number-columns-repeated="118" table:style-name="ce13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12"/>
        <table:table-column table:style-name="co2" table:number-columns-repeated="82" table:default-cell-style-name="ce13"/>
        <table:table-column table:style-name="co6" table:default-cell-style-name="ce13"/>
        <table:table-column table:style-name="co2" table:number-columns-repeated="36" table:default-cell-style-name="ce13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4-05-01T00:00:00" table:style-name="ce11">
            <text:p>2024/5/1</text:p>
          </table:table-cell>
          <table:table-cell office:value-type="float" office:value="4634" table:style-name="ce9">
            <text:p>4,634<text:s/></text:p>
          </table:table-cell>
          <table:table-cell office:value-type="float" office:value="8419" table:style-name="ce9">
            <text:p>8,419<text:s/></text:p>
          </table:table-cell>
          <table:table-cell office:value-type="float" office:value="24263" table:style-name="ce9">
            <text:p>24,263<text:s/></text:p>
          </table:table-cell>
          <table:table-cell office:value-type="float" office:value="41870" table:style-name="ce9">
            <text:p>41,870<text:s/></text:p>
          </table:table-cell>
          <table:table-cell office:value-type="float" office:value="19376" table:style-name="ce9">
            <text:p>19,376<text:s/></text:p>
          </table:table-cell>
          <table:table-cell office:value-type="float" office:value="11179" table:style-name="ce9">
            <text:p>11,179<text:s/></text:p>
          </table:table-cell>
          <table:table-cell office:value-type="float" office:value="7780" table:style-name="ce9">
            <text:p>7,780<text:s/></text:p>
          </table:table-cell>
          <table:table-cell office:value-type="float" office:value="3666" table:style-name="ce9">
            <text:p>3,666<text:s/></text:p>
          </table:table-cell>
          <table:table-cell office:value-type="float" office:value="2421" table:style-name="ce9">
            <text:p>2,421<text:s/></text:p>
          </table:table-cell>
          <table:table-cell office:value-type="float" office:value="9824" table:style-name="ce9">
            <text:p>9,824<text:s/></text:p>
          </table:table-cell>
          <table:table-cell office:value-type="float" office:value="1829" table:style-name="ce9">
            <text:p>1,829<text:s/></text:p>
          </table:table-cell>
          <table:table-cell office:value-type="float" office:value="3735" table:style-name="ce9">
            <text:p>3,735<text:s/></text:p>
          </table:table-cell>
          <table:table-cell office:value-type="float" office:value="5600" table:style-name="ce9">
            <text:p>5,600<text:s/></text:p>
          </table:table-cell>
          <table:table-cell office:value-type="float" office:value="8387" table:style-name="ce9">
            <text:p>8,387<text:s/></text:p>
          </table:table-cell>
          <table:table-cell office:value-type="float" office:value="8633" table:style-name="ce9">
            <text:p>8,633<text:s/></text:p>
          </table:table-cell>
          <table:table-cell office:value-type="float" office:value="5438" table:style-name="ce9">
            <text:p>5,438<text:s/></text:p>
          </table:table-cell>
          <table:table-cell office:value-type="float" office:value="8641" table:style-name="ce9">
            <text:p>8,641<text:s/></text:p>
          </table:table-cell>
          <table:table-cell office:value-type="float" office:value="5058" table:style-name="ce9">
            <text:p>5,058<text:s/></text:p>
          </table:table-cell>
          <table:table-cell office:value-type="float" office:value="8276" table:style-name="ce9">
            <text:p>8,276<text:s/></text:p>
          </table:table-cell>
          <table:table-cell office:value-type="float" office:value="2713" table:style-name="ce9">
            <text:p>2,713<text:s/></text:p>
          </table:table-cell>
          <table:table-cell office:value-type="float" office:value="6643" table:style-name="ce9">
            <text:p>6,643<text:s/></text:p>
          </table:table-cell>
          <table:table-cell office:value-type="float" office:value="7039" table:style-name="ce9">
            <text:p>7,039<text:s/></text:p>
          </table:table-cell>
          <table:table-cell office:value-type="float" office:value="2472" table:style-name="ce9">
            <text:p>2,472<text:s/></text:p>
          </table:table-cell>
          <table:table-cell office:value-type="float" office:value="16226" table:style-name="ce9">
            <text:p>16,226<text:s/></text:p>
          </table:table-cell>
          <table:table-cell office:value-type="float" office:value="3108" table:style-name="ce9">
            <text:p>3,108<text:s/></text:p>
          </table:table-cell>
          <table:table-cell office:value-type="float" office:value="10373" table:style-name="ce9">
            <text:p>10,373<text:s/></text:p>
          </table:table-cell>
          <table:table-cell office:value-type="float" office:value="10066" table:style-name="ce9">
            <text:p>10,066<text:s/></text:p>
          </table:table-cell>
          <table:table-cell office:value-type="float" office:value="12390" table:style-name="ce9">
            <text:p>12,390<text:s/></text:p>
          </table:table-cell>
          <table:table-cell office:value-type="float" office:value="16468" table:style-name="ce9">
            <text:p>16,468<text:s/></text:p>
          </table:table-cell>
          <table:table-cell office:value-type="float" office:value="14668" table:style-name="ce9">
            <text:p>14,668<text:s/></text:p>
          </table:table-cell>
          <table:table-cell office:value-type="float" office:value="8536" table:style-name="ce9">
            <text:p>8,536<text:s/></text:p>
          </table:table-cell>
          <table:table-cell office:value-type="float" office:value="25845" table:style-name="ce9">
            <text:p>25,845<text:s/></text:p>
          </table:table-cell>
          <table:table-cell office:value-type="float" office:value="13070" table:style-name="ce9">
            <text:p>13,070<text:s/></text:p>
          </table:table-cell>
          <table:table-cell office:value-type="float" office:value="25479" table:style-name="ce9">
            <text:p>25,479<text:s/></text:p>
          </table:table-cell>
          <table:table-cell office:value-type="float" office:value="25864" table:style-name="ce9">
            <text:p>25,864<text:s/></text:p>
          </table:table-cell>
          <table:table-cell office:value-type="float" office:value="8958" table:style-name="ce9">
            <text:p>8,958<text:s/></text:p>
          </table:table-cell>
          <table:table-cell office:value-type="float" office:value="28031" table:style-name="ce9">
            <text:p>28,031<text:s/></text:p>
          </table:table-cell>
          <table:table-cell office:value-type="float" office:value="19183" table:style-name="ce9">
            <text:p>19,183<text:s/></text:p>
          </table:table-cell>
          <table:table-cell office:value-type="float" office:value="18338" table:style-name="ce9">
            <text:p>18,338<text:s/></text:p>
          </table:table-cell>
          <table:table-cell office:value-type="float" office:value="16188" table:style-name="ce9">
            <text:p>16,188<text:s/></text:p>
          </table:table-cell>
          <table:table-cell office:value-type="float" office:value="21307" table:style-name="ce9">
            <text:p>21,307<text:s/></text:p>
          </table:table-cell>
          <table:table-cell office:value-type="float" office:value="119614" table:style-name="ce9">
            <text:p>119,614<text:s/></text:p>
          </table:table-cell>
          <table:table-cell office:value-type="float" office:value="45423" table:style-name="ce9">
            <text:p>45,423<text:s/></text:p>
          </table:table-cell>
          <table:table-cell office:value-type="float" office:value="18231" table:style-name="ce9">
            <text:p>18,231<text:s/></text:p>
          </table:table-cell>
          <table:table-cell office:value-type="float" office:value="17793" table:style-name="ce9">
            <text:p>17,793<text:s/></text:p>
          </table:table-cell>
          <table:table-cell office:value-type="float" office:value="20780" table:style-name="ce9">
            <text:p>20,780<text:s/></text:p>
          </table:table-cell>
          <table:table-cell office:value-type="float" office:value="23935" table:style-name="ce9">
            <text:p>23,935<text:s/></text:p>
          </table:table-cell>
          <table:table-cell office:value-type="float" office:value="24314" table:style-name="ce9">
            <text:p>24,314<text:s/></text:p>
          </table:table-cell>
          <table:table-cell office:value-type="float" office:value="18862" table:style-name="ce9">
            <text:p>18,862<text:s/></text:p>
          </table:table-cell>
          <table:table-cell office:value-type="float" office:value="11484" table:style-name="ce9">
            <text:p>11,484<text:s/></text:p>
          </table:table-cell>
          <table:table-cell office:value-type="float" office:value="26638" table:style-name="ce9">
            <text:p>26,638<text:s/></text:p>
          </table:table-cell>
          <table:table-cell office:value-type="float" office:value="6285" table:style-name="ce9">
            <text:p>6,285<text:s/></text:p>
          </table:table-cell>
          <table:table-cell office:value-type="float" office:value="6203" table:style-name="ce9">
            <text:p>6,203<text:s/></text:p>
          </table:table-cell>
          <table:table-cell office:value-type="float" office:value="16016" table:style-name="ce9">
            <text:p>16,016<text:s/></text:p>
          </table:table-cell>
          <table:table-cell office:value-type="float" office:value="6010" table:style-name="ce9">
            <text:p>6,010<text:s/></text:p>
          </table:table-cell>
          <table:table-cell office:value-type="float" office:value="3168" table:style-name="ce9">
            <text:p>3,168<text:s/></text:p>
          </table:table-cell>
          <table:table-cell office:value-type="float" office:value="2550" table:style-name="ce9">
            <text:p>2,550<text:s/></text:p>
          </table:table-cell>
          <table:table-cell office:value-type="float" office:value="11498" table:style-name="ce9">
            <text:p>11,498<text:s/></text:p>
          </table:table-cell>
          <table:table-cell office:value-type="float" office:value="8182" table:style-name="ce9">
            <text:p>8,182<text:s/></text:p>
          </table:table-cell>
          <table:table-cell office:value-type="float" office:value="9449" table:style-name="ce9">
            <text:p>9,449<text:s/></text:p>
          </table:table-cell>
          <table:table-cell office:value-type="float" office:value="30268" table:style-name="ce9">
            <text:p>30,268<text:s/></text:p>
          </table:table-cell>
          <table:table-cell office:value-type="float" office:value="6115" table:style-name="ce9">
            <text:p>6,115<text:s/></text:p>
          </table:table-cell>
          <table:table-cell office:value-type="float" office:value="10030" table:style-name="ce9">
            <text:p>10,030<text:s/></text:p>
          </table:table-cell>
          <table:table-cell office:value-type="float" office:value="6683" table:style-name="ce9">
            <text:p>6,683<text:s/></text:p>
          </table:table-cell>
          <table:table-cell office:value-type="float" office:value="18007" table:style-name="ce9">
            <text:p>18,007<text:s/></text:p>
          </table:table-cell>
          <table:table-cell office:value-type="float" office:value="19881" table:style-name="ce9">
            <text:p>19,881<text:s/></text:p>
          </table:table-cell>
          <table:table-cell office:value-type="float" office:value="26905" table:style-name="ce9">
            <text:p>26,905<text:s/></text:p>
          </table:table-cell>
          <table:table-cell office:value-type="float" office:value="35899" table:style-name="ce9">
            <text:p>35,899<text:s/></text:p>
          </table:table-cell>
          <table:table-cell office:value-type="float" office:value="32884" table:style-name="ce9">
            <text:p>32,884<text:s/></text:p>
          </table:table-cell>
          <table:table-cell office:value-type="float" office:value="20966" table:style-name="ce9">
            <text:p>20,966<text:s/></text:p>
          </table:table-cell>
          <table:table-cell office:value-type="float" office:value="26945" table:style-name="ce9">
            <text:p>26,945<text:s/></text:p>
          </table:table-cell>
          <table:table-cell office:value-type="float" office:value="60013" table:style-name="ce9">
            <text:p>60,013<text:s/></text:p>
          </table:table-cell>
          <table:table-cell office:value-type="float" office:value="20981" table:style-name="ce9">
            <text:p>20,981<text:s/></text:p>
          </table:table-cell>
          <table:table-cell office:value-type="float" office:value="29238" table:style-name="ce9">
            <text:p>29,238<text:s/></text:p>
          </table:table-cell>
          <table:table-cell office:value-type="float" office:value="25726" table:style-name="ce9">
            <text:p>25,726<text:s/></text:p>
          </table:table-cell>
          <table:table-cell office:value-type="float" office:value="15228" table:style-name="ce9">
            <text:p>15,228<text:s/></text:p>
          </table:table-cell>
          <table:table-cell office:value-type="float" office:value="46790" table:style-name="ce9">
            <text:p>46,790<text:s/></text:p>
          </table:table-cell>
          <table:table-cell office:value-type="float" office:value="16853" table:style-name="ce9">
            <text:p>16,853<text:s/></text:p>
          </table:table-cell>
          <table:table-cell office:value-type="float" office:value="13291" table:style-name="ce9">
            <text:p>13,291<text:s/></text:p>
          </table:table-cell>
          <table:table-cell office:value-type="float" office:value="9325" table:style-name="ce9">
            <text:p>9,325<text:s/></text:p>
          </table:table-cell>
          <table:table-cell office:value-type="float" office:value="17154" table:style-name="ce9">
            <text:p>17,154<text:s/></text:p>
          </table:table-cell>
          <table:table-cell office:value-type="float" office:value="9087" table:style-name="ce9">
            <text:p>9,087<text:s/></text:p>
          </table:table-cell>
          <table:table-cell office:value-type="float" office:value="22986" table:style-name="ce9">
            <text:p>22,986<text:s/></text:p>
          </table:table-cell>
          <table:table-cell office:value-type="float" office:value="12299" table:style-name="ce9">
            <text:p>12,299<text:s/></text:p>
          </table:table-cell>
          <table:table-cell office:value-type="float" office:value="7403" table:style-name="ce9">
            <text:p>7,403<text:s/></text:p>
          </table:table-cell>
          <table:table-cell office:value-type="float" office:value="13602" table:style-name="ce9">
            <text:p>13,602<text:s/></text:p>
          </table:table-cell>
          <table:table-cell office:value-type="float" office:value="21084" table:style-name="ce9">
            <text:p>21,084<text:s/></text:p>
          </table:table-cell>
          <table:table-cell office:value-type="float" office:value="11954" table:style-name="ce9">
            <text:p>11,954<text:s/></text:p>
          </table:table-cell>
          <table:table-cell office:value-type="float" office:value="14525" table:style-name="ce9">
            <text:p>14,525<text:s/></text:p>
          </table:table-cell>
          <table:table-cell office:value-type="float" office:value="18843" table:style-name="ce9">
            <text:p>18,843<text:s/></text:p>
          </table:table-cell>
          <table:table-cell office:value-type="float" office:value="10583" table:style-name="ce9">
            <text:p>10,583<text:s/></text:p>
          </table:table-cell>
          <table:table-cell office:value-type="float" office:value="8248" table:style-name="ce9">
            <text:p>8,248<text:s/></text:p>
          </table:table-cell>
          <table:table-cell office:value-type="float" office:value="4399" table:style-name="ce9">
            <text:p>4,399<text:s/></text:p>
          </table:table-cell>
          <table:table-cell office:value-type="float" office:value="2348" table:style-name="ce9">
            <text:p>2,348<text:s/></text:p>
          </table:table-cell>
          <table:table-cell office:value-type="float" office:value="6653" table:style-name="ce9">
            <text:p>6,653<text:s/></text:p>
          </table:table-cell>
          <table:table-cell office:value-type="float" office:value="8167" table:style-name="ce9">
            <text:p>8,167<text:s/></text:p>
          </table:table-cell>
          <table:table-cell office:value-type="float" office:value="8132" table:style-name="ce9">
            <text:p>8,132<text:s/></text:p>
          </table:table-cell>
          <table:table-cell office:value-type="float" office:value="11969" table:style-name="ce9">
            <text:p>11,969<text:s/></text:p>
          </table:table-cell>
          <table:table-cell office:value-type="float" office:value="13361" table:style-name="ce9">
            <text:p>13,361<text:s/></text:p>
          </table:table-cell>
          <table:table-cell office:value-type="float" office:value="17912" table:style-name="ce9">
            <text:p>17,912<text:s/></text:p>
          </table:table-cell>
          <table:table-cell office:value-type="float" office:value="22113" table:style-name="ce9">
            <text:p>22,113<text:s/></text:p>
          </table:table-cell>
          <table:table-cell office:value-type="float" office:value="11085" table:style-name="ce9">
            <text:p>11,085<text:s/></text:p>
          </table:table-cell>
          <table:table-cell office:value-type="float" office:value="9626" table:style-name="ce9">
            <text:p>9,626<text:s/></text:p>
          </table:table-cell>
          <table:table-cell office:value-type="float" office:value="9505" table:style-name="ce9">
            <text:p>9,505<text:s/></text:p>
          </table:table-cell>
          <table:table-cell office:value-type="float" office:value="10179" table:style-name="ce9">
            <text:p>10,179<text:s/></text:p>
          </table:table-cell>
          <table:table-cell office:value-type="float" office:value="9693" table:style-name="ce9">
            <text:p>9,693<text:s/></text:p>
          </table:table-cell>
          <table:table-cell office:value-type="float" office:value="8485" table:style-name="ce9">
            <text:p>8,485<text:s/></text:p>
          </table:table-cell>
          <table:table-cell office:value-type="float" office:value="6866" table:style-name="ce9">
            <text:p>6,866<text:s/></text:p>
          </table:table-cell>
          <table:table-cell office:value-type="float" office:value="1783" table:style-name="ce9">
            <text:p>1,783<text:s/></text:p>
          </table:table-cell>
          <table:table-cell office:value-type="float" office:value="887" table:style-name="ce9">
            <text:p>887<text:s/></text:p>
          </table:table-cell>
          <table:table-cell office:value-type="float" office:value="1114" table:style-name="ce9">
            <text:p>1,114<text:s/></text:p>
          </table:table-cell>
          <table:table-cell office:value-type="float" office:value="1586" table:style-name="ce9">
            <text:p>1,586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167" table:style-name="ce9">
            <text:p>1,167<text:s/></text:p>
          </table:table-cell>
          <table:table-cell office:value-type="float" office:value="350" table:style-name="ce9">
            <text:p>350<text:s/></text:p>
          </table:table-cell>
          <table:table-cell office:value-type="float" office:value="914" table:style-name="ce9">
            <text:p>914<text:s/></text:p>
          </table:table-cell>
          <table:table-cell office:value-type="float" office:value="592" table:style-name="ce9">
            <text:p>592<text:s/></text:p>
          </table:table-cell>
          <table:table-cell table:number-columns-repeated="16264"/>
        </table:table-row>
        <table:table-row table:style-name="ro2">
          <table:table-cell office:value-type="date" office:date-value="2024-05-02T00:00:00" table:style-name="ce11">
            <text:p>2024/5/2</text:p>
          </table:table-cell>
          <table:table-cell office:value-type="float" office:value="5302" table:style-name="ce9">
            <text:p>5,302<text:s/></text:p>
          </table:table-cell>
          <table:table-cell office:value-type="float" office:value="14437" table:style-name="ce9">
            <text:p>14,437<text:s/></text:p>
          </table:table-cell>
          <table:table-cell office:value-type="float" office:value="44810" table:style-name="ce9">
            <text:p>44,810<text:s/></text:p>
          </table:table-cell>
          <table:table-cell office:value-type="float" office:value="42559" table:style-name="ce9">
            <text:p>42,559<text:s/></text:p>
          </table:table-cell>
          <table:table-cell office:value-type="float" office:value="27016" table:style-name="ce9">
            <text:p>27,016<text:s/></text:p>
          </table:table-cell>
          <table:table-cell office:value-type="float" office:value="15657" table:style-name="ce9">
            <text:p>15,657<text:s/></text:p>
          </table:table-cell>
          <table:table-cell office:value-type="float" office:value="11675" table:style-name="ce9">
            <text:p>11,675<text:s/></text:p>
          </table:table-cell>
          <table:table-cell office:value-type="float" office:value="4531" table:style-name="ce9">
            <text:p>4,531<text:s/></text:p>
          </table:table-cell>
          <table:table-cell office:value-type="float" office:value="3672" table:style-name="ce9">
            <text:p>3,672<text:s/></text:p>
          </table:table-cell>
          <table:table-cell office:value-type="float" office:value="12246" table:style-name="ce9">
            <text:p>12,246<text:s/></text:p>
          </table:table-cell>
          <table:table-cell office:value-type="float" office:value="2843" table:style-name="ce9">
            <text:p>2,843<text:s/></text:p>
          </table:table-cell>
          <table:table-cell office:value-type="float" office:value="4393" table:style-name="ce9">
            <text:p>4,393<text:s/></text:p>
          </table:table-cell>
          <table:table-cell office:value-type="float" office:value="5981" table:style-name="ce9">
            <text:p>5,981<text:s/></text:p>
          </table:table-cell>
          <table:table-cell office:value-type="float" office:value="10033" table:style-name="ce9">
            <text:p>10,033<text:s/></text:p>
          </table:table-cell>
          <table:table-cell office:value-type="float" office:value="11188" table:style-name="ce9">
            <text:p>11,188<text:s/></text:p>
          </table:table-cell>
          <table:table-cell office:value-type="float" office:value="16224" table:style-name="ce9">
            <text:p>16,224<text:s/></text:p>
          </table:table-cell>
          <table:table-cell office:value-type="float" office:value="19456" table:style-name="ce9">
            <text:p>19,456<text:s/></text:p>
          </table:table-cell>
          <table:table-cell office:value-type="float" office:value="6437" table:style-name="ce9">
            <text:p>6,437<text:s/></text:p>
          </table:table-cell>
          <table:table-cell office:value-type="float" office:value="10027" table:style-name="ce9">
            <text:p>10,027<text:s/></text:p>
          </table:table-cell>
          <table:table-cell office:value-type="float" office:value="3342" table:style-name="ce9">
            <text:p>3,342<text:s/></text:p>
          </table:table-cell>
          <table:table-cell office:value-type="float" office:value="9031" table:style-name="ce9">
            <text:p>9,031<text:s/></text:p>
          </table:table-cell>
          <table:table-cell office:value-type="float" office:value="8958" table:style-name="ce9">
            <text:p>8,958<text:s/></text:p>
          </table:table-cell>
          <table:table-cell office:value-type="float" office:value="7048" table:style-name="ce9">
            <text:p>7,048<text:s/></text:p>
          </table:table-cell>
          <table:table-cell office:value-type="float" office:value="28231" table:style-name="ce9">
            <text:p>28,231<text:s/></text:p>
          </table:table-cell>
          <table:table-cell office:value-type="float" office:value="3194" table:style-name="ce9">
            <text:p>3,194<text:s/></text:p>
          </table:table-cell>
          <table:table-cell office:value-type="float" office:value="12090" table:style-name="ce9">
            <text:p>12,090<text:s/></text:p>
          </table:table-cell>
          <table:table-cell office:value-type="float" office:value="12874" table:style-name="ce9">
            <text:p>12,874<text:s/></text:p>
          </table:table-cell>
          <table:table-cell office:value-type="float" office:value="15673" table:style-name="ce9">
            <text:p>15,673<text:s/></text:p>
          </table:table-cell>
          <table:table-cell office:value-type="float" office:value="23269" table:style-name="ce9">
            <text:p>23,269<text:s/></text:p>
          </table:table-cell>
          <table:table-cell office:value-type="float" office:value="16533" table:style-name="ce9">
            <text:p>16,533<text:s/></text:p>
          </table:table-cell>
          <table:table-cell office:value-type="float" office:value="10113" table:style-name="ce9">
            <text:p>10,113<text:s/></text:p>
          </table:table-cell>
          <table:table-cell office:value-type="float" office:value="28240" table:style-name="ce9">
            <text:p>28,240<text:s/></text:p>
          </table:table-cell>
          <table:table-cell office:value-type="float" office:value="16602" table:style-name="ce9">
            <text:p>16,602<text:s/></text:p>
          </table:table-cell>
          <table:table-cell office:value-type="float" office:value="34151" table:style-name="ce9">
            <text:p>34,151<text:s/></text:p>
          </table:table-cell>
          <table:table-cell office:value-type="float" office:value="30615" table:style-name="ce9">
            <text:p>30,615<text:s/></text:p>
          </table:table-cell>
          <table:table-cell office:value-type="float" office:value="12203" table:style-name="ce9">
            <text:p>12,203<text:s/></text:p>
          </table:table-cell>
          <table:table-cell office:value-type="float" office:value="35281" table:style-name="ce9">
            <text:p>35,281<text:s/></text:p>
          </table:table-cell>
          <table:table-cell office:value-type="float" office:value="25129" table:style-name="ce9">
            <text:p>25,129<text:s/></text:p>
          </table:table-cell>
          <table:table-cell office:value-type="float" office:value="25299" table:style-name="ce9">
            <text:p>25,299<text:s/></text:p>
          </table:table-cell>
          <table:table-cell office:value-type="float" office:value="21335" table:style-name="ce9">
            <text:p>21,335<text:s/></text:p>
          </table:table-cell>
          <table:table-cell office:value-type="float" office:value="25019" table:style-name="ce9">
            <text:p>25,019<text:s/></text:p>
          </table:table-cell>
          <table:table-cell office:value-type="float" office:value="133925" table:style-name="ce9">
            <text:p>133,925<text:s/></text:p>
          </table:table-cell>
          <table:table-cell office:value-type="float" office:value="45056" table:style-name="ce9">
            <text:p>45,056<text:s/></text:p>
          </table:table-cell>
          <table:table-cell office:value-type="float" office:value="21768" table:style-name="ce9">
            <text:p>21,768<text:s/></text:p>
          </table:table-cell>
          <table:table-cell office:value-type="float" office:value="24847" table:style-name="ce9">
            <text:p>24,847<text:s/></text:p>
          </table:table-cell>
          <table:table-cell office:value-type="float" office:value="25480" table:style-name="ce9">
            <text:p>25,480<text:s/></text:p>
          </table:table-cell>
          <table:table-cell office:value-type="float" office:value="28114" table:style-name="ce9">
            <text:p>28,114<text:s/></text:p>
          </table:table-cell>
          <table:table-cell office:value-type="float" office:value="28280" table:style-name="ce9">
            <text:p>28,280<text:s/></text:p>
          </table:table-cell>
          <table:table-cell office:value-type="float" office:value="23656" table:style-name="ce9">
            <text:p>23,656<text:s/></text:p>
          </table:table-cell>
          <table:table-cell office:value-type="float" office:value="13520" table:style-name="ce9">
            <text:p>13,520<text:s/></text:p>
          </table:table-cell>
          <table:table-cell office:value-type="float" office:value="30225" table:style-name="ce9">
            <text:p>30,225<text:s/></text:p>
          </table:table-cell>
          <table:table-cell office:value-type="float" office:value="7417" table:style-name="ce9">
            <text:p>7,417<text:s/></text:p>
          </table:table-cell>
          <table:table-cell office:value-type="float" office:value="9370" table:style-name="ce9">
            <text:p>9,370<text:s/></text:p>
          </table:table-cell>
          <table:table-cell office:value-type="float" office:value="18637" table:style-name="ce9">
            <text:p>18,637<text:s/></text:p>
          </table:table-cell>
          <table:table-cell office:value-type="float" office:value="5745" table:style-name="ce9">
            <text:p>5,745<text:s/></text:p>
          </table:table-cell>
          <table:table-cell office:value-type="float" office:value="3889" table:style-name="ce9">
            <text:p>3,889<text:s/></text:p>
          </table:table-cell>
          <table:table-cell office:value-type="float" office:value="3440" table:style-name="ce9">
            <text:p>3,440<text:s/></text:p>
          </table:table-cell>
          <table:table-cell office:value-type="float" office:value="14217" table:style-name="ce9">
            <text:p>14,217<text:s/></text:p>
          </table:table-cell>
          <table:table-cell office:value-type="float" office:value="9334" table:style-name="ce9">
            <text:p>9,334<text:s/></text:p>
          </table:table-cell>
          <table:table-cell office:value-type="float" office:value="12808" table:style-name="ce9">
            <text:p>12,808<text:s/></text:p>
          </table:table-cell>
          <table:table-cell office:value-type="float" office:value="33148" table:style-name="ce9">
            <text:p>33,148<text:s/></text:p>
          </table:table-cell>
          <table:table-cell office:value-type="float" office:value="10129" table:style-name="ce9">
            <text:p>10,129<text:s/></text:p>
          </table:table-cell>
          <table:table-cell office:value-type="float" office:value="13354" table:style-name="ce9">
            <text:p>13,354<text:s/></text:p>
          </table:table-cell>
          <table:table-cell office:value-type="float" office:value="8674" table:style-name="ce9">
            <text:p>8,674<text:s/></text:p>
          </table:table-cell>
          <table:table-cell office:value-type="float" office:value="22775" table:style-name="ce9">
            <text:p>22,775<text:s/></text:p>
          </table:table-cell>
          <table:table-cell office:value-type="float" office:value="26815" table:style-name="ce9">
            <text:p>26,815<text:s/></text:p>
          </table:table-cell>
          <table:table-cell office:value-type="float" office:value="29536" table:style-name="ce9">
            <text:p>29,536<text:s/></text:p>
          </table:table-cell>
          <table:table-cell office:value-type="float" office:value="38695" table:style-name="ce9">
            <text:p>38,695<text:s/></text:p>
          </table:table-cell>
          <table:table-cell office:value-type="float" office:value="41537" table:style-name="ce9">
            <text:p>41,537<text:s/></text:p>
          </table:table-cell>
          <table:table-cell office:value-type="float" office:value="27610" table:style-name="ce9">
            <text:p>27,610<text:s/></text:p>
          </table:table-cell>
          <table:table-cell office:value-type="float" office:value="28514" table:style-name="ce9">
            <text:p>28,514<text:s/></text:p>
          </table:table-cell>
          <table:table-cell office:value-type="float" office:value="61164" table:style-name="ce9">
            <text:p>61,164<text:s/></text:p>
          </table:table-cell>
          <table:table-cell office:value-type="float" office:value="25087" table:style-name="ce9">
            <text:p>25,087<text:s/></text:p>
          </table:table-cell>
          <table:table-cell office:value-type="float" office:value="34808" table:style-name="ce9">
            <text:p>34,808<text:s/></text:p>
          </table:table-cell>
          <table:table-cell office:value-type="float" office:value="32181" table:style-name="ce9">
            <text:p>32,181<text:s/></text:p>
          </table:table-cell>
          <table:table-cell office:value-type="float" office:value="21015" table:style-name="ce9">
            <text:p>21,015<text:s/></text:p>
          </table:table-cell>
          <table:table-cell office:value-type="float" office:value="56465" table:style-name="ce9">
            <text:p>56,465<text:s/></text:p>
          </table:table-cell>
          <table:table-cell office:value-type="float" office:value="21135" table:style-name="ce9">
            <text:p>21,135<text:s/></text:p>
          </table:table-cell>
          <table:table-cell office:value-type="float" office:value="16476" table:style-name="ce9">
            <text:p>16,476<text:s/></text:p>
          </table:table-cell>
          <table:table-cell office:value-type="float" office:value="15521" table:style-name="ce9">
            <text:p>15,521<text:s/></text:p>
          </table:table-cell>
          <table:table-cell office:value-type="float" office:value="21368" table:style-name="ce9">
            <text:p>21,368<text:s/></text:p>
          </table:table-cell>
          <table:table-cell office:value-type="float" office:value="14432" table:style-name="ce9">
            <text:p>14,432<text:s/></text:p>
          </table:table-cell>
          <table:table-cell office:value-type="float" office:value="31657" table:style-name="ce9">
            <text:p>31,657<text:s/></text:p>
          </table:table-cell>
          <table:table-cell office:value-type="float" office:value="19501" table:style-name="ce9">
            <text:p>19,501<text:s/></text:p>
          </table:table-cell>
          <table:table-cell office:value-type="float" office:value="8511" table:style-name="ce9">
            <text:p>8,511<text:s/></text:p>
          </table:table-cell>
          <table:table-cell office:value-type="float" office:value="17066" table:style-name="ce9">
            <text:p>17,066<text:s/></text:p>
          </table:table-cell>
          <table:table-cell office:value-type="float" office:value="41359" table:style-name="ce9">
            <text:p>41,359<text:s/></text:p>
          </table:table-cell>
          <table:table-cell office:value-type="float" office:value="21590" table:style-name="ce9">
            <text:p>21,590<text:s/></text:p>
          </table:table-cell>
          <table:table-cell office:value-type="float" office:value="25874" table:style-name="ce9">
            <text:p>25,874<text:s/></text:p>
          </table:table-cell>
          <table:table-cell office:value-type="float" office:value="27998" table:style-name="ce9">
            <text:p>27,998<text:s/></text:p>
          </table:table-cell>
          <table:table-cell office:value-type="float" office:value="12142" table:style-name="ce9">
            <text:p>12,142<text:s/></text:p>
          </table:table-cell>
          <table:table-cell office:value-type="float" office:value="11129" table:style-name="ce9">
            <text:p>11,129<text:s/></text:p>
          </table:table-cell>
          <table:table-cell office:value-type="float" office:value="6173" table:style-name="ce9">
            <text:p>6,173<text:s/></text:p>
          </table:table-cell>
          <table:table-cell office:value-type="float" office:value="5301" table:style-name="ce9">
            <text:p>5,301<text:s/></text:p>
          </table:table-cell>
          <table:table-cell office:value-type="float" office:value="8976" table:style-name="ce9">
            <text:p>8,976<text:s/></text:p>
          </table:table-cell>
          <table:table-cell office:value-type="float" office:value="10653" table:style-name="ce9">
            <text:p>10,653<text:s/></text:p>
          </table:table-cell>
          <table:table-cell office:value-type="float" office:value="10046" table:style-name="ce9">
            <text:p>10,046<text:s/></text:p>
          </table:table-cell>
          <table:table-cell office:value-type="float" office:value="14057" table:style-name="ce9">
            <text:p>14,057<text:s/></text:p>
          </table:table-cell>
          <table:table-cell office:value-type="float" office:value="18228" table:style-name="ce9">
            <text:p>18,228<text:s/></text:p>
          </table:table-cell>
          <table:table-cell office:value-type="float" office:value="29218" table:style-name="ce9">
            <text:p>29,218<text:s/></text:p>
          </table:table-cell>
          <table:table-cell office:value-type="float" office:value="26426" table:style-name="ce9">
            <text:p>26,426<text:s/></text:p>
          </table:table-cell>
          <table:table-cell office:value-type="float" office:value="15536" table:style-name="ce9">
            <text:p>15,536<text:s/></text:p>
          </table:table-cell>
          <table:table-cell office:value-type="float" office:value="12431" table:style-name="ce9">
            <text:p>12,431<text:s/></text:p>
          </table:table-cell>
          <table:table-cell office:value-type="float" office:value="12216" table:style-name="ce9">
            <text:p>12,216<text:s/></text:p>
          </table:table-cell>
          <table:table-cell office:value-type="float" office:value="13077" table:style-name="ce9">
            <text:p>13,077<text:s/></text:p>
          </table:table-cell>
          <table:table-cell office:value-type="float" office:value="12120" table:style-name="ce9">
            <text:p>12,120<text:s/></text:p>
          </table:table-cell>
          <table:table-cell office:value-type="float" office:value="11771" table:style-name="ce9">
            <text:p>11,771<text:s/></text:p>
          </table:table-cell>
          <table:table-cell office:value-type="float" office:value="9592" table:style-name="ce9">
            <text:p>9,592<text:s/></text:p>
          </table:table-cell>
          <table:table-cell office:value-type="float" office:value="2136" table:style-name="ce9">
            <text:p>2,136<text:s/></text:p>
          </table:table-cell>
          <table:table-cell office:value-type="float" office:value="1234" table:style-name="ce9">
            <text:p>1,234<text:s/></text:p>
          </table:table-cell>
          <table:table-cell office:value-type="float" office:value="1667" table:style-name="ce9">
            <text:p>1,667<text:s/></text:p>
          </table:table-cell>
          <table:table-cell office:value-type="float" office:value="2495" table:style-name="ce9">
            <text:p>2,495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272" table:style-name="ce9">
            <text:p>1,272<text:s/></text:p>
          </table:table-cell>
          <table:table-cell office:value-type="float" office:value="361" table:style-name="ce9">
            <text:p>361<text:s/></text:p>
          </table:table-cell>
          <table:table-cell office:value-type="float" office:value="1224" table:style-name="ce9">
            <text:p>1,224<text:s/></text:p>
          </table:table-cell>
          <table:table-cell office:value-type="float" office:value="1039" table:style-name="ce9">
            <text:p>1,039<text:s/></text:p>
          </table:table-cell>
          <table:table-cell table:number-columns-repeated="16264"/>
        </table:table-row>
        <table:table-row table:style-name="ro2">
          <table:table-cell office:value-type="date" office:date-value="2024-05-03T00:00:00" table:style-name="ce11">
            <text:p>2024/5/3</text:p>
          </table:table-cell>
          <table:table-cell office:value-type="float" office:value="5985" table:style-name="ce9">
            <text:p>5,985<text:s/></text:p>
          </table:table-cell>
          <table:table-cell office:value-type="float" office:value="15070" table:style-name="ce9">
            <text:p>15,070<text:s/></text:p>
          </table:table-cell>
          <table:table-cell office:value-type="float" office:value="46100" table:style-name="ce9">
            <text:p>46,100<text:s/></text:p>
          </table:table-cell>
          <table:table-cell office:value-type="float" office:value="49411" table:style-name="ce9">
            <text:p>49,411<text:s/></text:p>
          </table:table-cell>
          <table:table-cell office:value-type="float" office:value="28113" table:style-name="ce9">
            <text:p>28,113<text:s/></text:p>
          </table:table-cell>
          <table:table-cell office:value-type="float" office:value="16259" table:style-name="ce9">
            <text:p>16,259<text:s/></text:p>
          </table:table-cell>
          <table:table-cell office:value-type="float" office:value="12068" table:style-name="ce9">
            <text:p>12,068<text:s/></text:p>
          </table:table-cell>
          <table:table-cell office:value-type="float" office:value="4803" table:style-name="ce9">
            <text:p>4,803<text:s/></text:p>
          </table:table-cell>
          <table:table-cell office:value-type="float" office:value="3865" table:style-name="ce9">
            <text:p>3,865<text:s/></text:p>
          </table:table-cell>
          <table:table-cell office:value-type="float" office:value="13901" table:style-name="ce9">
            <text:p>13,901<text:s/></text:p>
          </table:table-cell>
          <table:table-cell office:value-type="float" office:value="2948" table:style-name="ce9">
            <text:p>2,948<text:s/></text:p>
          </table:table-cell>
          <table:table-cell office:value-type="float" office:value="4719" table:style-name="ce9">
            <text:p>4,719<text:s/></text:p>
          </table:table-cell>
          <table:table-cell office:value-type="float" office:value="7486" table:style-name="ce9">
            <text:p>7,486<text:s/></text:p>
          </table:table-cell>
          <table:table-cell office:value-type="float" office:value="10800" table:style-name="ce9">
            <text:p>10,800<text:s/></text:p>
          </table:table-cell>
          <table:table-cell office:value-type="float" office:value="12866" table:style-name="ce9">
            <text:p>12,866<text:s/></text:p>
          </table:table-cell>
          <table:table-cell office:value-type="float" office:value="16226" table:style-name="ce9">
            <text:p>16,226<text:s/></text:p>
          </table:table-cell>
          <table:table-cell office:value-type="float" office:value="20016" table:style-name="ce9">
            <text:p>20,016<text:s/></text:p>
          </table:table-cell>
          <table:table-cell office:value-type="float" office:value="6692" table:style-name="ce9">
            <text:p>6,692<text:s/></text:p>
          </table:table-cell>
          <table:table-cell office:value-type="float" office:value="10752" table:style-name="ce9">
            <text:p>10,752<text:s/></text:p>
          </table:table-cell>
          <table:table-cell office:value-type="float" office:value="3814" table:style-name="ce9">
            <text:p>3,814<text:s/></text:p>
          </table:table-cell>
          <table:table-cell office:value-type="float" office:value="9968" table:style-name="ce9">
            <text:p>9,968<text:s/></text:p>
          </table:table-cell>
          <table:table-cell office:value-type="float" office:value="9180" table:style-name="ce9">
            <text:p>9,180<text:s/></text:p>
          </table:table-cell>
          <table:table-cell office:value-type="float" office:value="7001" table:style-name="ce9">
            <text:p>7,001<text:s/></text:p>
          </table:table-cell>
          <table:table-cell office:value-type="float" office:value="33127" table:style-name="ce9">
            <text:p>33,127<text:s/></text:p>
          </table:table-cell>
          <table:table-cell office:value-type="float" office:value="3442" table:style-name="ce9">
            <text:p>3,442<text:s/></text:p>
          </table:table-cell>
          <table:table-cell office:value-type="float" office:value="13567" table:style-name="ce9">
            <text:p>13,567<text:s/></text:p>
          </table:table-cell>
          <table:table-cell office:value-type="float" office:value="13777" table:style-name="ce9">
            <text:p>13,777<text:s/></text:p>
          </table:table-cell>
          <table:table-cell office:value-type="float" office:value="17088" table:style-name="ce9">
            <text:p>17,088<text:s/></text:p>
          </table:table-cell>
          <table:table-cell office:value-type="float" office:value="24770" table:style-name="ce9">
            <text:p>24,770<text:s/></text:p>
          </table:table-cell>
          <table:table-cell office:value-type="float" office:value="17717" table:style-name="ce9">
            <text:p>17,717<text:s/></text:p>
          </table:table-cell>
          <table:table-cell office:value-type="float" office:value="10812" table:style-name="ce9">
            <text:p>10,812<text:s/></text:p>
          </table:table-cell>
          <table:table-cell office:value-type="float" office:value="32495" table:style-name="ce9">
            <text:p>32,495<text:s/></text:p>
          </table:table-cell>
          <table:table-cell office:value-type="float" office:value="18024" table:style-name="ce9">
            <text:p>18,024<text:s/></text:p>
          </table:table-cell>
          <table:table-cell office:value-type="float" office:value="36093" table:style-name="ce9">
            <text:p>36,093<text:s/></text:p>
          </table:table-cell>
          <table:table-cell office:value-type="float" office:value="33118" table:style-name="ce9">
            <text:p>33,118<text:s/></text:p>
          </table:table-cell>
          <table:table-cell office:value-type="float" office:value="12278" table:style-name="ce9">
            <text:p>12,278<text:s/></text:p>
          </table:table-cell>
          <table:table-cell office:value-type="float" office:value="36963" table:style-name="ce9">
            <text:p>36,963<text:s/></text:p>
          </table:table-cell>
          <table:table-cell office:value-type="float" office:value="26574" table:style-name="ce9">
            <text:p>26,574<text:s/></text:p>
          </table:table-cell>
          <table:table-cell office:value-type="float" office:value="26294" table:style-name="ce9">
            <text:p>26,294<text:s/></text:p>
          </table:table-cell>
          <table:table-cell office:value-type="float" office:value="22010" table:style-name="ce9">
            <text:p>22,010<text:s/></text:p>
          </table:table-cell>
          <table:table-cell office:value-type="float" office:value="25245" table:style-name="ce9">
            <text:p>25,245<text:s/></text:p>
          </table:table-cell>
          <table:table-cell office:value-type="float" office:value="161855" table:style-name="ce9">
            <text:p>161,855<text:s/></text:p>
          </table:table-cell>
          <table:table-cell office:value-type="float" office:value="54598" table:style-name="ce9">
            <text:p>54,598<text:s/></text:p>
          </table:table-cell>
          <table:table-cell office:value-type="float" office:value="23803" table:style-name="ce9">
            <text:p>23,803<text:s/></text:p>
          </table:table-cell>
          <table:table-cell office:value-type="float" office:value="26563" table:style-name="ce9">
            <text:p>26,563<text:s/></text:p>
          </table:table-cell>
          <table:table-cell office:value-type="float" office:value="28750" table:style-name="ce9">
            <text:p>28,750<text:s/></text:p>
          </table:table-cell>
          <table:table-cell office:value-type="float" office:value="32689" table:style-name="ce9">
            <text:p>32,689<text:s/></text:p>
          </table:table-cell>
          <table:table-cell office:value-type="float" office:value="31335" table:style-name="ce9">
            <text:p>31,335<text:s/></text:p>
          </table:table-cell>
          <table:table-cell office:value-type="float" office:value="25771" table:style-name="ce9">
            <text:p>25,771<text:s/></text:p>
          </table:table-cell>
          <table:table-cell office:value-type="float" office:value="14141" table:style-name="ce9">
            <text:p>14,141<text:s/></text:p>
          </table:table-cell>
          <table:table-cell office:value-type="float" office:value="32641" table:style-name="ce9">
            <text:p>32,641<text:s/></text:p>
          </table:table-cell>
          <table:table-cell office:value-type="float" office:value="8084" table:style-name="ce9">
            <text:p>8,084<text:s/></text:p>
          </table:table-cell>
          <table:table-cell office:value-type="float" office:value="10042" table:style-name="ce9">
            <text:p>10,042<text:s/></text:p>
          </table:table-cell>
          <table:table-cell office:value-type="float" office:value="21068" table:style-name="ce9">
            <text:p>21,068<text:s/></text:p>
          </table:table-cell>
          <table:table-cell office:value-type="float" office:value="6286" table:style-name="ce9">
            <text:p>6,286<text:s/></text:p>
          </table:table-cell>
          <table:table-cell office:value-type="float" office:value="4338" table:style-name="ce9">
            <text:p>4,338<text:s/></text:p>
          </table:table-cell>
          <table:table-cell office:value-type="float" office:value="3524" table:style-name="ce9">
            <text:p>3,524<text:s/></text:p>
          </table:table-cell>
          <table:table-cell office:value-type="float" office:value="14882" table:style-name="ce9">
            <text:p>14,882<text:s/></text:p>
          </table:table-cell>
          <table:table-cell office:value-type="float" office:value="10106" table:style-name="ce9">
            <text:p>10,106<text:s/></text:p>
          </table:table-cell>
          <table:table-cell office:value-type="float" office:value="14361" table:style-name="ce9">
            <text:p>14,361<text:s/></text:p>
          </table:table-cell>
          <table:table-cell office:value-type="float" office:value="40468" table:style-name="ce9">
            <text:p>40,468<text:s/></text:p>
          </table:table-cell>
          <table:table-cell office:value-type="float" office:value="10887" table:style-name="ce9">
            <text:p>10,887<text:s/></text:p>
          </table:table-cell>
          <table:table-cell office:value-type="float" office:value="14799" table:style-name="ce9">
            <text:p>14,799<text:s/></text:p>
          </table:table-cell>
          <table:table-cell office:value-type="float" office:value="9362" table:style-name="ce9">
            <text:p>9,362<text:s/></text:p>
          </table:table-cell>
          <table:table-cell office:value-type="float" office:value="24512" table:style-name="ce9">
            <text:p>24,512<text:s/></text:p>
          </table:table-cell>
          <table:table-cell office:value-type="float" office:value="28070" table:style-name="ce9">
            <text:p>28,070<text:s/></text:p>
          </table:table-cell>
          <table:table-cell office:value-type="float" office:value="32520" table:style-name="ce9">
            <text:p>32,520<text:s/></text:p>
          </table:table-cell>
          <table:table-cell office:value-type="float" office:value="45386" table:style-name="ce9">
            <text:p>45,386<text:s/></text:p>
          </table:table-cell>
          <table:table-cell office:value-type="float" office:value="44348" table:style-name="ce9">
            <text:p>44,348<text:s/></text:p>
          </table:table-cell>
          <table:table-cell office:value-type="float" office:value="29237" table:style-name="ce9">
            <text:p>29,237<text:s/></text:p>
          </table:table-cell>
          <table:table-cell office:value-type="float" office:value="31410" table:style-name="ce9">
            <text:p>31,410<text:s/></text:p>
          </table:table-cell>
          <table:table-cell office:value-type="float" office:value="73173" table:style-name="ce9">
            <text:p>73,173<text:s/></text:p>
          </table:table-cell>
          <table:table-cell office:value-type="float" office:value="26513" table:style-name="ce9">
            <text:p>26,513<text:s/></text:p>
          </table:table-cell>
          <table:table-cell office:value-type="float" office:value="38564" table:style-name="ce9">
            <text:p>38,564<text:s/></text:p>
          </table:table-cell>
          <table:table-cell office:value-type="float" office:value="36194" table:style-name="ce9">
            <text:p>36,194<text:s/></text:p>
          </table:table-cell>
          <table:table-cell office:value-type="float" office:value="23726" table:style-name="ce9">
            <text:p>23,726<text:s/></text:p>
          </table:table-cell>
          <table:table-cell office:value-type="float" office:value="64101" table:style-name="ce9">
            <text:p>64,101<text:s/></text:p>
          </table:table-cell>
          <table:table-cell office:value-type="float" office:value="22511" table:style-name="ce9">
            <text:p>22,511<text:s/></text:p>
          </table:table-cell>
          <table:table-cell office:value-type="float" office:value="17799" table:style-name="ce9">
            <text:p>17,799<text:s/></text:p>
          </table:table-cell>
          <table:table-cell office:value-type="float" office:value="15707" table:style-name="ce9">
            <text:p>15,707<text:s/></text:p>
          </table:table-cell>
          <table:table-cell office:value-type="float" office:value="24791" table:style-name="ce9">
            <text:p>24,791<text:s/></text:p>
          </table:table-cell>
          <table:table-cell office:value-type="float" office:value="15476" table:style-name="ce9">
            <text:p>15,476<text:s/></text:p>
          </table:table-cell>
          <table:table-cell office:value-type="float" office:value="37508" table:style-name="ce9">
            <text:p>37,508<text:s/></text:p>
          </table:table-cell>
          <table:table-cell office:value-type="float" office:value="21129" table:style-name="ce9">
            <text:p>21,129<text:s/></text:p>
          </table:table-cell>
          <table:table-cell office:value-type="float" office:value="10076" table:style-name="ce9">
            <text:p>10,076<text:s/></text:p>
          </table:table-cell>
          <table:table-cell office:value-type="float" office:value="18449" table:style-name="ce9">
            <text:p>18,449<text:s/></text:p>
          </table:table-cell>
          <table:table-cell office:value-type="float" office:value="42902" table:style-name="ce9">
            <text:p>42,902<text:s/></text:p>
          </table:table-cell>
          <table:table-cell office:value-type="float" office:value="22198" table:style-name="ce9">
            <text:p>22,198<text:s/></text:p>
          </table:table-cell>
          <table:table-cell office:value-type="float" office:value="26564" table:style-name="ce9">
            <text:p>26,564<text:s/></text:p>
          </table:table-cell>
          <table:table-cell office:value-type="float" office:value="31121" table:style-name="ce9">
            <text:p>31,121<text:s/></text:p>
          </table:table-cell>
          <table:table-cell office:value-type="float" office:value="12766" table:style-name="ce9">
            <text:p>12,766<text:s/></text:p>
          </table:table-cell>
          <table:table-cell office:value-type="float" office:value="11346" table:style-name="ce9">
            <text:p>11,346<text:s/></text:p>
          </table:table-cell>
          <table:table-cell office:value-type="float" office:value="6646" table:style-name="ce9">
            <text:p>6,646<text:s/></text:p>
          </table:table-cell>
          <table:table-cell office:value-type="float" office:value="5328" table:style-name="ce9">
            <text:p>5,328<text:s/></text:p>
          </table:table-cell>
          <table:table-cell office:value-type="float" office:value="9397" table:style-name="ce9">
            <text:p>9,397<text:s/></text:p>
          </table:table-cell>
          <table:table-cell office:value-type="float" office:value="11034" table:style-name="ce9">
            <text:p>11,034<text:s/></text:p>
          </table:table-cell>
          <table:table-cell office:value-type="float" office:value="10644" table:style-name="ce9">
            <text:p>10,644<text:s/></text:p>
          </table:table-cell>
          <table:table-cell office:value-type="float" office:value="15655" table:style-name="ce9">
            <text:p>15,655<text:s/></text:p>
          </table:table-cell>
          <table:table-cell office:value-type="float" office:value="19689" table:style-name="ce9">
            <text:p>19,689<text:s/></text:p>
          </table:table-cell>
          <table:table-cell office:value-type="float" office:value="30692" table:style-name="ce9">
            <text:p>30,692<text:s/></text:p>
          </table:table-cell>
          <table:table-cell office:value-type="float" office:value="29158" table:style-name="ce9">
            <text:p>29,158<text:s/></text:p>
          </table:table-cell>
          <table:table-cell office:value-type="float" office:value="16357" table:style-name="ce9">
            <text:p>16,357<text:s/></text:p>
          </table:table-cell>
          <table:table-cell office:value-type="float" office:value="13019" table:style-name="ce9">
            <text:p>13,019<text:s/></text:p>
          </table:table-cell>
          <table:table-cell office:value-type="float" office:value="13110" table:style-name="ce9">
            <text:p>13,110<text:s/></text:p>
          </table:table-cell>
          <table:table-cell office:value-type="float" office:value="13798" table:style-name="ce9">
            <text:p>13,798<text:s/></text:p>
          </table:table-cell>
          <table:table-cell office:value-type="float" office:value="12814" table:style-name="ce9">
            <text:p>12,814<text:s/></text:p>
          </table:table-cell>
          <table:table-cell office:value-type="float" office:value="12551" table:style-name="ce9">
            <text:p>12,551<text:s/></text:p>
          </table:table-cell>
          <table:table-cell office:value-type="float" office:value="10137" table:style-name="ce9">
            <text:p>10,137<text:s/></text:p>
          </table:table-cell>
          <table:table-cell office:value-type="float" office:value="1970" table:style-name="ce9">
            <text:p>1,970<text:s/></text:p>
          </table:table-cell>
          <table:table-cell office:value-type="float" office:value="1190" table:style-name="ce9">
            <text:p>1,190<text:s/></text:p>
          </table:table-cell>
          <table:table-cell office:value-type="float" office:value="1616" table:style-name="ce9">
            <text:p>1,616<text:s/></text:p>
          </table:table-cell>
          <table:table-cell office:value-type="float" office:value="2590" table:style-name="ce9">
            <text:p>2,59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445" table:style-name="ce9">
            <text:p>1,445<text:s/></text:p>
          </table:table-cell>
          <table:table-cell office:value-type="float" office:value="359" table:style-name="ce9">
            <text:p>359<text:s/></text:p>
          </table:table-cell>
          <table:table-cell office:value-type="float" office:value="1215" table:style-name="ce9">
            <text:p>1,215<text:s/></text:p>
          </table:table-cell>
          <table:table-cell office:value-type="float" office:value="1153" table:style-name="ce9">
            <text:p>1,153<text:s/></text:p>
          </table:table-cell>
          <table:table-cell table:number-columns-repeated="16264"/>
        </table:table-row>
        <table:table-row table:style-name="ro2">
          <table:table-cell office:value-type="date" office:date-value="2024-05-04T00:00:00" table:style-name="ce11">
            <text:p>2024/5/4</text:p>
          </table:table-cell>
          <table:table-cell office:value-type="float" office:value="4103" table:style-name="ce9">
            <text:p>4,103<text:s/></text:p>
          </table:table-cell>
          <table:table-cell office:value-type="float" office:value="9655" table:style-name="ce9">
            <text:p>9,655<text:s/></text:p>
          </table:table-cell>
          <table:table-cell office:value-type="float" office:value="26941" table:style-name="ce9">
            <text:p>26,941<text:s/></text:p>
          </table:table-cell>
          <table:table-cell office:value-type="float" office:value="48756" table:style-name="ce9">
            <text:p>48,756<text:s/></text:p>
          </table:table-cell>
          <table:table-cell office:value-type="float" office:value="16593" table:style-name="ce9">
            <text:p>16,593<text:s/></text:p>
          </table:table-cell>
          <table:table-cell office:value-type="float" office:value="11084" table:style-name="ce9">
            <text:p>11,084<text:s/></text:p>
          </table:table-cell>
          <table:table-cell office:value-type="float" office:value="8257" table:style-name="ce9">
            <text:p>8,257<text:s/></text:p>
          </table:table-cell>
          <table:table-cell office:value-type="float" office:value="3943" table:style-name="ce9">
            <text:p>3,943<text:s/></text:p>
          </table:table-cell>
          <table:table-cell office:value-type="float" office:value="2903" table:style-name="ce9">
            <text:p>2,903<text:s/></text:p>
          </table:table-cell>
          <table:table-cell office:value-type="float" office:value="8356" table:style-name="ce9">
            <text:p>8,356<text:s/></text:p>
          </table:table-cell>
          <table:table-cell office:value-type="float" office:value="1993" table:style-name="ce9">
            <text:p>1,993<text:s/></text:p>
          </table:table-cell>
          <table:table-cell office:value-type="float" office:value="3669" table:style-name="ce9">
            <text:p>3,669<text:s/></text:p>
          </table:table-cell>
          <table:table-cell office:value-type="float" office:value="8115" table:style-name="ce9">
            <text:p>8,115<text:s/></text:p>
          </table:table-cell>
          <table:table-cell office:value-type="float" office:value="6859" table:style-name="ce9">
            <text:p>6,859<text:s/></text:p>
          </table:table-cell>
          <table:table-cell office:value-type="float" office:value="11835" table:style-name="ce9">
            <text:p>11,835<text:s/></text:p>
          </table:table-cell>
          <table:table-cell office:value-type="float" office:value="5274" table:style-name="ce9">
            <text:p>5,274<text:s/></text:p>
          </table:table-cell>
          <table:table-cell office:value-type="float" office:value="7129" table:style-name="ce9">
            <text:p>7,129<text:s/></text:p>
          </table:table-cell>
          <table:table-cell office:value-type="float" office:value="4423" table:style-name="ce9">
            <text:p>4,423<text:s/></text:p>
          </table:table-cell>
          <table:table-cell office:value-type="float" office:value="9415" table:style-name="ce9">
            <text:p>9,415<text:s/></text:p>
          </table:table-cell>
          <table:table-cell office:value-type="float" office:value="3535" table:style-name="ce9">
            <text:p>3,535<text:s/></text:p>
          </table:table-cell>
          <table:table-cell office:value-type="float" office:value="6228" table:style-name="ce9">
            <text:p>6,228<text:s/></text:p>
          </table:table-cell>
          <table:table-cell office:value-type="float" office:value="6560" table:style-name="ce9">
            <text:p>6,560<text:s/></text:p>
          </table:table-cell>
          <table:table-cell office:value-type="float" office:value="2534" table:style-name="ce9">
            <text:p>2,534<text:s/></text:p>
          </table:table-cell>
          <table:table-cell office:value-type="float" office:value="24763" table:style-name="ce9">
            <text:p>24,763<text:s/></text:p>
          </table:table-cell>
          <table:table-cell office:value-type="float" office:value="3231" table:style-name="ce9">
            <text:p>3,231<text:s/></text:p>
          </table:table-cell>
          <table:table-cell office:value-type="float" office:value="11737" table:style-name="ce9">
            <text:p>11,737<text:s/></text:p>
          </table:table-cell>
          <table:table-cell office:value-type="float" office:value="9967" table:style-name="ce9">
            <text:p>9,967<text:s/></text:p>
          </table:table-cell>
          <table:table-cell office:value-type="float" office:value="13037" table:style-name="ce9">
            <text:p>13,037<text:s/></text:p>
          </table:table-cell>
          <table:table-cell office:value-type="float" office:value="16704" table:style-name="ce9">
            <text:p>16,704<text:s/></text:p>
          </table:table-cell>
          <table:table-cell office:value-type="float" office:value="13820" table:style-name="ce9">
            <text:p>13,820<text:s/></text:p>
          </table:table-cell>
          <table:table-cell office:value-type="float" office:value="9136" table:style-name="ce9">
            <text:p>9,136<text:s/></text:p>
          </table:table-cell>
          <table:table-cell office:value-type="float" office:value="29817" table:style-name="ce9">
            <text:p>29,817<text:s/></text:p>
          </table:table-cell>
          <table:table-cell office:value-type="float" office:value="15502" table:style-name="ce9">
            <text:p>15,502<text:s/></text:p>
          </table:table-cell>
          <table:table-cell office:value-type="float" office:value="27330" table:style-name="ce9">
            <text:p>27,330<text:s/></text:p>
          </table:table-cell>
          <table:table-cell office:value-type="float" office:value="24717" table:style-name="ce9">
            <text:p>24,717<text:s/></text:p>
          </table:table-cell>
          <table:table-cell office:value-type="float" office:value="5471" table:style-name="ce9">
            <text:p>5,471<text:s/></text:p>
          </table:table-cell>
          <table:table-cell office:value-type="float" office:value="29236" table:style-name="ce9">
            <text:p>29,236<text:s/></text:p>
          </table:table-cell>
          <table:table-cell office:value-type="float" office:value="20877" table:style-name="ce9">
            <text:p>20,877<text:s/></text:p>
          </table:table-cell>
          <table:table-cell office:value-type="float" office:value="19242" table:style-name="ce9">
            <text:p>19,242<text:s/></text:p>
          </table:table-cell>
          <table:table-cell office:value-type="float" office:value="17119" table:style-name="ce9">
            <text:p>17,119<text:s/></text:p>
          </table:table-cell>
          <table:table-cell office:value-type="float" office:value="11432" table:style-name="ce9">
            <text:p>11,432<text:s/></text:p>
          </table:table-cell>
          <table:table-cell office:value-type="float" office:value="155099" table:style-name="ce9">
            <text:p>155,099<text:s/></text:p>
          </table:table-cell>
          <table:table-cell office:value-type="float" office:value="55792" table:style-name="ce9">
            <text:p>55,792<text:s/></text:p>
          </table:table-cell>
          <table:table-cell office:value-type="float" office:value="19654" table:style-name="ce9">
            <text:p>19,654<text:s/></text:p>
          </table:table-cell>
          <table:table-cell office:value-type="float" office:value="17992" table:style-name="ce9">
            <text:p>17,992<text:s/></text:p>
          </table:table-cell>
          <table:table-cell office:value-type="float" office:value="29103" table:style-name="ce9">
            <text:p>29,103<text:s/></text:p>
          </table:table-cell>
          <table:table-cell office:value-type="float" office:value="28948" table:style-name="ce9">
            <text:p>28,948<text:s/></text:p>
          </table:table-cell>
          <table:table-cell office:value-type="float" office:value="25732" table:style-name="ce9">
            <text:p>25,732<text:s/></text:p>
          </table:table-cell>
          <table:table-cell office:value-type="float" office:value="20677" table:style-name="ce9">
            <text:p>20,677<text:s/></text:p>
          </table:table-cell>
          <table:table-cell office:value-type="float" office:value="9586" table:style-name="ce9">
            <text:p>9,586<text:s/></text:p>
          </table:table-cell>
          <table:table-cell office:value-type="float" office:value="22659" table:style-name="ce9">
            <text:p>22,659<text:s/></text:p>
          </table:table-cell>
          <table:table-cell office:value-type="float" office:value="6524" table:style-name="ce9">
            <text:p>6,524<text:s/></text:p>
          </table:table-cell>
          <table:table-cell office:value-type="float" office:value="6720" table:style-name="ce9">
            <text:p>6,720<text:s/></text:p>
          </table:table-cell>
          <table:table-cell office:value-type="float" office:value="16353" table:style-name="ce9">
            <text:p>16,353<text:s/></text:p>
          </table:table-cell>
          <table:table-cell office:value-type="float" office:value="5781" table:style-name="ce9">
            <text:p>5,781<text:s/></text:p>
          </table:table-cell>
          <table:table-cell office:value-type="float" office:value="3398" table:style-name="ce9">
            <text:p>3,398<text:s/></text:p>
          </table:table-cell>
          <table:table-cell office:value-type="float" office:value="1879" table:style-name="ce9">
            <text:p>1,879<text:s/></text:p>
          </table:table-cell>
          <table:table-cell office:value-type="float" office:value="8937" table:style-name="ce9">
            <text:p>8,937<text:s/></text:p>
          </table:table-cell>
          <table:table-cell office:value-type="float" office:value="8450" table:style-name="ce9">
            <text:p>8,450<text:s/></text:p>
          </table:table-cell>
          <table:table-cell office:value-type="float" office:value="11212" table:style-name="ce9">
            <text:p>11,212<text:s/></text:p>
          </table:table-cell>
          <table:table-cell office:value-type="float" office:value="38376" table:style-name="ce9">
            <text:p>38,376<text:s/></text:p>
          </table:table-cell>
          <table:table-cell office:value-type="float" office:value="6908" table:style-name="ce9">
            <text:p>6,908<text:s/></text:p>
          </table:table-cell>
          <table:table-cell office:value-type="float" office:value="12020" table:style-name="ce9">
            <text:p>12,020<text:s/></text:p>
          </table:table-cell>
          <table:table-cell office:value-type="float" office:value="6957" table:style-name="ce9">
            <text:p>6,957<text:s/></text:p>
          </table:table-cell>
          <table:table-cell office:value-type="float" office:value="19097" table:style-name="ce9">
            <text:p>19,097<text:s/></text:p>
          </table:table-cell>
          <table:table-cell office:value-type="float" office:value="17485" table:style-name="ce9">
            <text:p>17,485<text:s/></text:p>
          </table:table-cell>
          <table:table-cell office:value-type="float" office:value="28942" table:style-name="ce9">
            <text:p>28,942<text:s/></text:p>
          </table:table-cell>
          <table:table-cell office:value-type="float" office:value="39490" table:style-name="ce9">
            <text:p>39,490<text:s/></text:p>
          </table:table-cell>
          <table:table-cell office:value-type="float" office:value="32319" table:style-name="ce9">
            <text:p>32,319<text:s/></text:p>
          </table:table-cell>
          <table:table-cell office:value-type="float" office:value="22367" table:style-name="ce9">
            <text:p>22,367<text:s/></text:p>
          </table:table-cell>
          <table:table-cell office:value-type="float" office:value="30795" table:style-name="ce9">
            <text:p>30,795<text:s/></text:p>
          </table:table-cell>
          <table:table-cell office:value-type="float" office:value="76848" table:style-name="ce9">
            <text:p>76,848<text:s/></text:p>
          </table:table-cell>
          <table:table-cell office:value-type="float" office:value="19621" table:style-name="ce9">
            <text:p>19,621<text:s/></text:p>
          </table:table-cell>
          <table:table-cell office:value-type="float" office:value="34684" table:style-name="ce9">
            <text:p>34,684<text:s/></text:p>
          </table:table-cell>
          <table:table-cell office:value-type="float" office:value="32235" table:style-name="ce9">
            <text:p>32,235<text:s/></text:p>
          </table:table-cell>
          <table:table-cell office:value-type="float" office:value="20475" table:style-name="ce9">
            <text:p>20,475<text:s/></text:p>
          </table:table-cell>
          <table:table-cell office:value-type="float" office:value="53556" table:style-name="ce9">
            <text:p>53,556<text:s/></text:p>
          </table:table-cell>
          <table:table-cell office:value-type="float" office:value="15962" table:style-name="ce9">
            <text:p>15,962<text:s/></text:p>
          </table:table-cell>
          <table:table-cell office:value-type="float" office:value="14966" table:style-name="ce9">
            <text:p>14,966<text:s/></text:p>
          </table:table-cell>
          <table:table-cell office:value-type="float" office:value="9820" table:style-name="ce9">
            <text:p>9,820<text:s/></text:p>
          </table:table-cell>
          <table:table-cell office:value-type="float" office:value="20468" table:style-name="ce9">
            <text:p>20,468<text:s/></text:p>
          </table:table-cell>
          <table:table-cell office:value-type="float" office:value="10559" table:style-name="ce9">
            <text:p>10,559<text:s/></text:p>
          </table:table-cell>
          <table:table-cell office:value-type="float" office:value="34557" table:style-name="ce9">
            <text:p>34,557<text:s/></text:p>
          </table:table-cell>
          <table:table-cell office:value-type="float" office:value="14133" table:style-name="ce9">
            <text:p>14,133<text:s/></text:p>
          </table:table-cell>
          <table:table-cell office:value-type="float" office:value="12103" table:style-name="ce9">
            <text:p>12,103<text:s/></text:p>
          </table:table-cell>
          <table:table-cell office:value-type="float" office:value="14830" table:style-name="ce9">
            <text:p>14,830<text:s/></text:p>
          </table:table-cell>
          <table:table-cell office:value-type="float" office:value="20987" table:style-name="ce9">
            <text:p>20,987<text:s/></text:p>
          </table:table-cell>
          <table:table-cell office:value-type="float" office:value="12902" table:style-name="ce9">
            <text:p>12,902<text:s/></text:p>
          </table:table-cell>
          <table:table-cell office:value-type="float" office:value="14751" table:style-name="ce9">
            <text:p>14,751<text:s/></text:p>
          </table:table-cell>
          <table:table-cell office:value-type="float" office:value="22466" table:style-name="ce9">
            <text:p>22,466<text:s/></text:p>
          </table:table-cell>
          <table:table-cell office:value-type="float" office:value="7221" table:style-name="ce9">
            <text:p>7,221<text:s/></text:p>
          </table:table-cell>
          <table:table-cell office:value-type="float" office:value="7982" table:style-name="ce9">
            <text:p>7,982<text:s/></text:p>
          </table:table-cell>
          <table:table-cell office:value-type="float" office:value="4059" table:style-name="ce9">
            <text:p>4,059<text:s/></text:p>
          </table:table-cell>
          <table:table-cell office:value-type="float" office:value="2381" table:style-name="ce9">
            <text:p>2,381<text:s/></text:p>
          </table:table-cell>
          <table:table-cell office:value-type="float" office:value="8066" table:style-name="ce9">
            <text:p>8,066<text:s/></text:p>
          </table:table-cell>
          <table:table-cell office:value-type="float" office:value="8439" table:style-name="ce9">
            <text:p>8,439<text:s/></text:p>
          </table:table-cell>
          <table:table-cell office:value-type="float" office:value="9601" table:style-name="ce9">
            <text:p>9,601<text:s/></text:p>
          </table:table-cell>
          <table:table-cell office:value-type="float" office:value="12757" table:style-name="ce9">
            <text:p>12,757<text:s/></text:p>
          </table:table-cell>
          <table:table-cell office:value-type="float" office:value="13924" table:style-name="ce9">
            <text:p>13,924<text:s/></text:p>
          </table:table-cell>
          <table:table-cell office:value-type="float" office:value="20482" table:style-name="ce9">
            <text:p>20,482<text:s/></text:p>
          </table:table-cell>
          <table:table-cell office:value-type="float" office:value="25693" table:style-name="ce9">
            <text:p>25,693<text:s/></text:p>
          </table:table-cell>
          <table:table-cell office:value-type="float" office:value="11777" table:style-name="ce9">
            <text:p>11,777<text:s/></text:p>
          </table:table-cell>
          <table:table-cell office:value-type="float" office:value="9672" table:style-name="ce9">
            <text:p>9,672<text:s/></text:p>
          </table:table-cell>
          <table:table-cell office:value-type="float" office:value="9942" table:style-name="ce9">
            <text:p>9,942<text:s/></text:p>
          </table:table-cell>
          <table:table-cell office:value-type="float" office:value="9960" table:style-name="ce9">
            <text:p>9,960<text:s/></text:p>
          </table:table-cell>
          <table:table-cell office:value-type="float" office:value="9978" table:style-name="ce9">
            <text:p>9,978<text:s/></text:p>
          </table:table-cell>
          <table:table-cell office:value-type="float" office:value="8027" table:style-name="ce9">
            <text:p>8,027<text:s/></text:p>
          </table:table-cell>
          <table:table-cell office:value-type="float" office:value="7294" table:style-name="ce9">
            <text:p>7,294<text:s/></text:p>
          </table:table-cell>
          <table:table-cell office:value-type="float" office:value="1457" table:style-name="ce9">
            <text:p>1,457<text:s/></text:p>
          </table:table-cell>
          <table:table-cell office:value-type="float" office:value="1086" table:style-name="ce9">
            <text:p>1,086<text:s/></text:p>
          </table:table-cell>
          <table:table-cell office:value-type="float" office:value="1275" table:style-name="ce9">
            <text:p>1,275<text:s/></text:p>
          </table:table-cell>
          <table:table-cell office:value-type="float" office:value="1673" table:style-name="ce9">
            <text:p>1,673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336" table:style-name="ce9">
            <text:p>1,336<text:s/></text:p>
          </table:table-cell>
          <table:table-cell office:value-type="float" office:value="322" table:style-name="ce9">
            <text:p>322<text:s/></text:p>
          </table:table-cell>
          <table:table-cell office:value-type="float" office:value="969" table:style-name="ce9">
            <text:p>969<text:s/></text:p>
          </table:table-cell>
          <table:table-cell office:value-type="float" office:value="753" table:style-name="ce9">
            <text:p>753<text:s/></text:p>
          </table:table-cell>
          <table:table-cell table:number-columns-repeated="16264"/>
        </table:table-row>
        <table:table-row table:style-name="ro2">
          <table:table-cell office:value-type="date" office:date-value="2024-05-05T00:00:00" table:style-name="ce11">
            <text:p>2024/5/5</text:p>
          </table:table-cell>
          <table:table-cell office:value-type="float" office:value="4190" table:style-name="ce9">
            <text:p>4,190<text:s/></text:p>
          </table:table-cell>
          <table:table-cell office:value-type="float" office:value="7562" table:style-name="ce9">
            <text:p>7,562<text:s/></text:p>
          </table:table-cell>
          <table:table-cell office:value-type="float" office:value="20388" table:style-name="ce9">
            <text:p>20,388<text:s/></text:p>
          </table:table-cell>
          <table:table-cell office:value-type="float" office:value="36895" table:style-name="ce9">
            <text:p>36,895<text:s/></text:p>
          </table:table-cell>
          <table:table-cell office:value-type="float" office:value="12874" table:style-name="ce9">
            <text:p>12,874<text:s/></text:p>
          </table:table-cell>
          <table:table-cell office:value-type="float" office:value="8930" table:style-name="ce9">
            <text:p>8,930<text:s/></text:p>
          </table:table-cell>
          <table:table-cell office:value-type="float" office:value="6246" table:style-name="ce9">
            <text:p>6,246<text:s/></text:p>
          </table:table-cell>
          <table:table-cell office:value-type="float" office:value="3244" table:style-name="ce9">
            <text:p>3,244<text:s/></text:p>
          </table:table-cell>
          <table:table-cell office:value-type="float" office:value="2291" table:style-name="ce9">
            <text:p>2,291<text:s/></text:p>
          </table:table-cell>
          <table:table-cell office:value-type="float" office:value="7205" table:style-name="ce9">
            <text:p>7,205<text:s/></text:p>
          </table:table-cell>
          <table:table-cell office:value-type="float" office:value="1618" table:style-name="ce9">
            <text:p>1,618<text:s/></text:p>
          </table:table-cell>
          <table:table-cell office:value-type="float" office:value="2663" table:style-name="ce9">
            <text:p>2,663<text:s/></text:p>
          </table:table-cell>
          <table:table-cell office:value-type="float" office:value="6118" table:style-name="ce9">
            <text:p>6,118<text:s/></text:p>
          </table:table-cell>
          <table:table-cell office:value-type="float" office:value="5145" table:style-name="ce9">
            <text:p>5,145<text:s/></text:p>
          </table:table-cell>
          <table:table-cell office:value-type="float" office:value="10227" table:style-name="ce9">
            <text:p>10,227<text:s/></text:p>
          </table:table-cell>
          <table:table-cell office:value-type="float" office:value="3686" table:style-name="ce9">
            <text:p>3,686<text:s/></text:p>
          </table:table-cell>
          <table:table-cell office:value-type="float" office:value="5990" table:style-name="ce9">
            <text:p>5,990<text:s/></text:p>
          </table:table-cell>
          <table:table-cell office:value-type="float" office:value="3384" table:style-name="ce9">
            <text:p>3,384<text:s/></text:p>
          </table:table-cell>
          <table:table-cell office:value-type="float" office:value="7171" table:style-name="ce9">
            <text:p>7,171<text:s/></text:p>
          </table:table-cell>
          <table:table-cell office:value-type="float" office:value="2990" table:style-name="ce9">
            <text:p>2,990<text:s/></text:p>
          </table:table-cell>
          <table:table-cell office:value-type="float" office:value="4952" table:style-name="ce9">
            <text:p>4,952<text:s/></text:p>
          </table:table-cell>
          <table:table-cell office:value-type="float" office:value="5161" table:style-name="ce9">
            <text:p>5,161<text:s/></text:p>
          </table:table-cell>
          <table:table-cell office:value-type="float" office:value="2259" table:style-name="ce9">
            <text:p>2,259<text:s/></text:p>
          </table:table-cell>
          <table:table-cell office:value-type="float" office:value="21879" table:style-name="ce9">
            <text:p>21,879<text:s/></text:p>
          </table:table-cell>
          <table:table-cell office:value-type="float" office:value="3058" table:style-name="ce9">
            <text:p>3,058<text:s/></text:p>
          </table:table-cell>
          <table:table-cell office:value-type="float" office:value="10746" table:style-name="ce9">
            <text:p>10,746<text:s/></text:p>
          </table:table-cell>
          <table:table-cell office:value-type="float" office:value="8209" table:style-name="ce9">
            <text:p>8,209<text:s/></text:p>
          </table:table-cell>
          <table:table-cell office:value-type="float" office:value="10695" table:style-name="ce9">
            <text:p>10,695<text:s/></text:p>
          </table:table-cell>
          <table:table-cell office:value-type="float" office:value="13705" table:style-name="ce9">
            <text:p>13,705<text:s/></text:p>
          </table:table-cell>
          <table:table-cell office:value-type="float" office:value="11722" table:style-name="ce9">
            <text:p>11,722<text:s/></text:p>
          </table:table-cell>
          <table:table-cell office:value-type="float" office:value="7559" table:style-name="ce9">
            <text:p>7,559<text:s/></text:p>
          </table:table-cell>
          <table:table-cell office:value-type="float" office:value="21015" table:style-name="ce9">
            <text:p>21,015<text:s/></text:p>
          </table:table-cell>
          <table:table-cell office:value-type="float" office:value="11528" table:style-name="ce9">
            <text:p>11,528<text:s/></text:p>
          </table:table-cell>
          <table:table-cell office:value-type="float" office:value="20129" table:style-name="ce9">
            <text:p>20,129<text:s/></text:p>
          </table:table-cell>
          <table:table-cell office:value-type="float" office:value="26278" table:style-name="ce9">
            <text:p>26,278<text:s/></text:p>
          </table:table-cell>
          <table:table-cell office:value-type="float" office:value="4577" table:style-name="ce9">
            <text:p>4,577<text:s/></text:p>
          </table:table-cell>
          <table:table-cell office:value-type="float" office:value="23990" table:style-name="ce9">
            <text:p>23,990<text:s/></text:p>
          </table:table-cell>
          <table:table-cell office:value-type="float" office:value="16408" table:style-name="ce9">
            <text:p>16,408<text:s/></text:p>
          </table:table-cell>
          <table:table-cell office:value-type="float" office:value="15311" table:style-name="ce9">
            <text:p>15,311<text:s/></text:p>
          </table:table-cell>
          <table:table-cell office:value-type="float" office:value="13962" table:style-name="ce9">
            <text:p>13,962<text:s/></text:p>
          </table:table-cell>
          <table:table-cell office:value-type="float" office:value="9218" table:style-name="ce9">
            <text:p>9,218<text:s/></text:p>
          </table:table-cell>
          <table:table-cell office:value-type="float" office:value="148931" table:style-name="ce9">
            <text:p>148,931<text:s/></text:p>
          </table:table-cell>
          <table:table-cell office:value-type="float" office:value="45600" table:style-name="ce9">
            <text:p>45,600<text:s/></text:p>
          </table:table-cell>
          <table:table-cell office:value-type="float" office:value="14625" table:style-name="ce9">
            <text:p>14,625<text:s/></text:p>
          </table:table-cell>
          <table:table-cell office:value-type="float" office:value="16173" table:style-name="ce9">
            <text:p>16,173<text:s/></text:p>
          </table:table-cell>
          <table:table-cell office:value-type="float" office:value="25969" table:style-name="ce9">
            <text:p>25,969<text:s/></text:p>
          </table:table-cell>
          <table:table-cell office:value-type="float" office:value="21675" table:style-name="ce9">
            <text:p>21,675<text:s/></text:p>
          </table:table-cell>
          <table:table-cell office:value-type="float" office:value="20783" table:style-name="ce9">
            <text:p>20,783<text:s/></text:p>
          </table:table-cell>
          <table:table-cell office:value-type="float" office:value="17250" table:style-name="ce9">
            <text:p>17,250<text:s/></text:p>
          </table:table-cell>
          <table:table-cell office:value-type="float" office:value="7571" table:style-name="ce9">
            <text:p>7,571<text:s/></text:p>
          </table:table-cell>
          <table:table-cell office:value-type="float" office:value="16986" table:style-name="ce9">
            <text:p>16,986<text:s/></text:p>
          </table:table-cell>
          <table:table-cell office:value-type="float" office:value="5385" table:style-name="ce9">
            <text:p>5,385<text:s/></text:p>
          </table:table-cell>
          <table:table-cell office:value-type="float" office:value="5403" table:style-name="ce9">
            <text:p>5,403<text:s/></text:p>
          </table:table-cell>
          <table:table-cell office:value-type="float" office:value="13553" table:style-name="ce9">
            <text:p>13,553<text:s/></text:p>
          </table:table-cell>
          <table:table-cell office:value-type="float" office:value="4810" table:style-name="ce9">
            <text:p>4,810<text:s/></text:p>
          </table:table-cell>
          <table:table-cell office:value-type="float" office:value="2940" table:style-name="ce9">
            <text:p>2,940<text:s/></text:p>
          </table:table-cell>
          <table:table-cell office:value-type="float" office:value="1417" table:style-name="ce9">
            <text:p>1,417<text:s/></text:p>
          </table:table-cell>
          <table:table-cell office:value-type="float" office:value="7206" table:style-name="ce9">
            <text:p>7,206<text:s/></text:p>
          </table:table-cell>
          <table:table-cell office:value-type="float" office:value="6741" table:style-name="ce9">
            <text:p>6,741<text:s/></text:p>
          </table:table-cell>
          <table:table-cell office:value-type="float" office:value="8971" table:style-name="ce9">
            <text:p>8,971<text:s/></text:p>
          </table:table-cell>
          <table:table-cell office:value-type="float" office:value="31469" table:style-name="ce9">
            <text:p>31,469<text:s/></text:p>
          </table:table-cell>
          <table:table-cell office:value-type="float" office:value="5740" table:style-name="ce9">
            <text:p>5,740<text:s/></text:p>
          </table:table-cell>
          <table:table-cell office:value-type="float" office:value="9494" table:style-name="ce9">
            <text:p>9,494<text:s/></text:p>
          </table:table-cell>
          <table:table-cell office:value-type="float" office:value="5610" table:style-name="ce9">
            <text:p>5,610<text:s/></text:p>
          </table:table-cell>
          <table:table-cell office:value-type="float" office:value="15014" table:style-name="ce9">
            <text:p>15,014<text:s/></text:p>
          </table:table-cell>
          <table:table-cell office:value-type="float" office:value="13255" table:style-name="ce9">
            <text:p>13,255<text:s/></text:p>
          </table:table-cell>
          <table:table-cell office:value-type="float" office:value="23661" table:style-name="ce9">
            <text:p>23,661<text:s/></text:p>
          </table:table-cell>
          <table:table-cell office:value-type="float" office:value="35983" table:style-name="ce9">
            <text:p>35,983<text:s/></text:p>
          </table:table-cell>
          <table:table-cell office:value-type="float" office:value="26236" table:style-name="ce9">
            <text:p>26,236<text:s/></text:p>
          </table:table-cell>
          <table:table-cell office:value-type="float" office:value="18228" table:style-name="ce9">
            <text:p>18,228<text:s/></text:p>
          </table:table-cell>
          <table:table-cell office:value-type="float" office:value="25641" table:style-name="ce9">
            <text:p>25,641<text:s/></text:p>
          </table:table-cell>
          <table:table-cell office:value-type="float" office:value="64278" table:style-name="ce9">
            <text:p>64,278<text:s/></text:p>
          </table:table-cell>
          <table:table-cell office:value-type="float" office:value="13289" table:style-name="ce9">
            <text:p>13,289<text:s/></text:p>
          </table:table-cell>
          <table:table-cell office:value-type="float" office:value="28374" table:style-name="ce9">
            <text:p>28,374<text:s/></text:p>
          </table:table-cell>
          <table:table-cell office:value-type="float" office:value="23683" table:style-name="ce9">
            <text:p>23,683<text:s/></text:p>
          </table:table-cell>
          <table:table-cell office:value-type="float" office:value="16147" table:style-name="ce9">
            <text:p>16,147<text:s/></text:p>
          </table:table-cell>
          <table:table-cell office:value-type="float" office:value="46970" table:style-name="ce9">
            <text:p>46,970<text:s/></text:p>
          </table:table-cell>
          <table:table-cell office:value-type="float" office:value="12829" table:style-name="ce9">
            <text:p>12,829<text:s/></text:p>
          </table:table-cell>
          <table:table-cell office:value-type="float" office:value="11712" table:style-name="ce9">
            <text:p>11,712<text:s/></text:p>
          </table:table-cell>
          <table:table-cell office:value-type="float" office:value="6969" table:style-name="ce9">
            <text:p>6,969<text:s/></text:p>
          </table:table-cell>
          <table:table-cell office:value-type="float" office:value="17858" table:style-name="ce9">
            <text:p>17,858<text:s/></text:p>
          </table:table-cell>
          <table:table-cell office:value-type="float" office:value="8514" table:style-name="ce9">
            <text:p>8,514<text:s/></text:p>
          </table:table-cell>
          <table:table-cell office:value-type="float" office:value="27737" table:style-name="ce9">
            <text:p>27,737<text:s/></text:p>
          </table:table-cell>
          <table:table-cell office:value-type="float" office:value="10575" table:style-name="ce9">
            <text:p>10,575<text:s/></text:p>
          </table:table-cell>
          <table:table-cell office:value-type="float" office:value="10537" table:style-name="ce9">
            <text:p>10,537<text:s/></text:p>
          </table:table-cell>
          <table:table-cell office:value-type="float" office:value="12340" table:style-name="ce9">
            <text:p>12,340<text:s/></text:p>
          </table:table-cell>
          <table:table-cell office:value-type="float" office:value="16462" table:style-name="ce9">
            <text:p>16,462<text:s/></text:p>
          </table:table-cell>
          <table:table-cell office:value-type="float" office:value="14693" table:style-name="ce9">
            <text:p>14,693<text:s/></text:p>
          </table:table-cell>
          <table:table-cell office:value-type="float" office:value="11583" table:style-name="ce9">
            <text:p>11,583<text:s/></text:p>
          </table:table-cell>
          <table:table-cell office:value-type="float" office:value="18733" table:style-name="ce9">
            <text:p>18,733<text:s/></text:p>
          </table:table-cell>
          <table:table-cell office:value-type="float" office:value="5176" table:style-name="ce9">
            <text:p>5,176<text:s/></text:p>
          </table:table-cell>
          <table:table-cell office:value-type="float" office:value="6196" table:style-name="ce9">
            <text:p>6,196<text:s/></text:p>
          </table:table-cell>
          <table:table-cell office:value-type="float" office:value="3296" table:style-name="ce9">
            <text:p>3,296<text:s/></text:p>
          </table:table-cell>
          <table:table-cell office:value-type="float" office:value="2142" table:style-name="ce9">
            <text:p>2,142<text:s/></text:p>
          </table:table-cell>
          <table:table-cell office:value-type="float" office:value="6615" table:style-name="ce9">
            <text:p>6,615<text:s/></text:p>
          </table:table-cell>
          <table:table-cell office:value-type="float" office:value="5926" table:style-name="ce9">
            <text:p>5,926<text:s/></text:p>
          </table:table-cell>
          <table:table-cell office:value-type="float" office:value="7652" table:style-name="ce9">
            <text:p>7,652<text:s/></text:p>
          </table:table-cell>
          <table:table-cell office:value-type="float" office:value="10802" table:style-name="ce9">
            <text:p>10,802<text:s/></text:p>
          </table:table-cell>
          <table:table-cell office:value-type="float" office:value="11449" table:style-name="ce9">
            <text:p>11,449<text:s/></text:p>
          </table:table-cell>
          <table:table-cell office:value-type="float" office:value="15166" table:style-name="ce9">
            <text:p>15,166<text:s/></text:p>
          </table:table-cell>
          <table:table-cell office:value-type="float" office:value="21003" table:style-name="ce9">
            <text:p>21,003<text:s/></text:p>
          </table:table-cell>
          <table:table-cell office:value-type="float" office:value="9580" table:style-name="ce9">
            <text:p>9,580<text:s/></text:p>
          </table:table-cell>
          <table:table-cell office:value-type="float" office:value="7732" table:style-name="ce9">
            <text:p>7,732<text:s/></text:p>
          </table:table-cell>
          <table:table-cell office:value-type="float" office:value="9020" table:style-name="ce9">
            <text:p>9,020<text:s/></text:p>
          </table:table-cell>
          <table:table-cell office:value-type="float" office:value="8773" table:style-name="ce9">
            <text:p>8,773<text:s/></text:p>
          </table:table-cell>
          <table:table-cell office:value-type="float" office:value="8439" table:style-name="ce9">
            <text:p>8,439<text:s/></text:p>
          </table:table-cell>
          <table:table-cell office:value-type="float" office:value="7079" table:style-name="ce9">
            <text:p>7,079<text:s/></text:p>
          </table:table-cell>
          <table:table-cell office:value-type="float" office:value="5914" table:style-name="ce9">
            <text:p>5,914<text:s/></text:p>
          </table:table-cell>
          <table:table-cell office:value-type="float" office:value="1162" table:style-name="ce9">
            <text:p>1,162<text:s/></text:p>
          </table:table-cell>
          <table:table-cell office:value-type="float" office:value="907" table:style-name="ce9">
            <text:p>907<text:s/></text:p>
          </table:table-cell>
          <table:table-cell office:value-type="float" office:value="1146" table:style-name="ce9">
            <text:p>1,146<text:s/></text:p>
          </table:table-cell>
          <table:table-cell office:value-type="float" office:value="1408" table:style-name="ce9">
            <text:p>1,408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524" table:style-name="ce9">
            <text:p>1,524<text:s/></text:p>
          </table:table-cell>
          <table:table-cell office:value-type="float" office:value="281" table:style-name="ce9">
            <text:p>281<text:s/></text:p>
          </table:table-cell>
          <table:table-cell office:value-type="float" office:value="768" table:style-name="ce9">
            <text:p>768<text:s/></text:p>
          </table:table-cell>
          <table:table-cell office:value-type="float" office:value="644" table:style-name="ce9">
            <text:p>644<text:s/></text:p>
          </table:table-cell>
          <table:table-cell table:number-columns-repeated="16264"/>
        </table:table-row>
        <table:table-row table:style-name="ro2">
          <table:table-cell office:value-type="date" office:date-value="2024-05-06T00:00:00" table:style-name="ce11">
            <text:p>2024/5/6</text:p>
          </table:table-cell>
          <table:table-cell office:value-type="float" office:value="4867" table:style-name="ce9">
            <text:p>4,867<text:s/></text:p>
          </table:table-cell>
          <table:table-cell office:value-type="float" office:value="13501" table:style-name="ce9">
            <text:p>13,501<text:s/></text:p>
          </table:table-cell>
          <table:table-cell office:value-type="float" office:value="42649" table:style-name="ce9">
            <text:p>42,649<text:s/></text:p>
          </table:table-cell>
          <table:table-cell office:value-type="float" office:value="40881" table:style-name="ce9">
            <text:p>40,881<text:s/></text:p>
          </table:table-cell>
          <table:table-cell office:value-type="float" office:value="25506" table:style-name="ce9">
            <text:p>25,506<text:s/></text:p>
          </table:table-cell>
          <table:table-cell office:value-type="float" office:value="14795" table:style-name="ce9">
            <text:p>14,795<text:s/></text:p>
          </table:table-cell>
          <table:table-cell office:value-type="float" office:value="11014" table:style-name="ce9">
            <text:p>11,014<text:s/></text:p>
          </table:table-cell>
          <table:table-cell office:value-type="float" office:value="4306" table:style-name="ce9">
            <text:p>4,306<text:s/></text:p>
          </table:table-cell>
          <table:table-cell office:value-type="float" office:value="3491" table:style-name="ce9">
            <text:p>3,491<text:s/></text:p>
          </table:table-cell>
          <table:table-cell office:value-type="float" office:value="11914" table:style-name="ce9">
            <text:p>11,914<text:s/></text:p>
          </table:table-cell>
          <table:table-cell office:value-type="float" office:value="2708" table:style-name="ce9">
            <text:p>2,708<text:s/></text:p>
          </table:table-cell>
          <table:table-cell office:value-type="float" office:value="4404" table:style-name="ce9">
            <text:p>4,404<text:s/></text:p>
          </table:table-cell>
          <table:table-cell office:value-type="float" office:value="5166" table:style-name="ce9">
            <text:p>5,166<text:s/></text:p>
          </table:table-cell>
          <table:table-cell office:value-type="float" office:value="9239" table:style-name="ce9">
            <text:p>9,239<text:s/></text:p>
          </table:table-cell>
          <table:table-cell office:value-type="float" office:value="10646" table:style-name="ce9">
            <text:p>10,646<text:s/></text:p>
          </table:table-cell>
          <table:table-cell office:value-type="float" office:value="15568" table:style-name="ce9">
            <text:p>15,568<text:s/></text:p>
          </table:table-cell>
          <table:table-cell office:value-type="float" office:value="18967" table:style-name="ce9">
            <text:p>18,967<text:s/></text:p>
          </table:table-cell>
          <table:table-cell office:value-type="float" office:value="6231" table:style-name="ce9">
            <text:p>6,231<text:s/></text:p>
          </table:table-cell>
          <table:table-cell office:value-type="float" office:value="9701" table:style-name="ce9">
            <text:p>9,701<text:s/></text:p>
          </table:table-cell>
          <table:table-cell office:value-type="float" office:value="3358" table:style-name="ce9">
            <text:p>3,358<text:s/></text:p>
          </table:table-cell>
          <table:table-cell office:value-type="float" office:value="8970" table:style-name="ce9">
            <text:p>8,970<text:s/></text:p>
          </table:table-cell>
          <table:table-cell office:value-type="float" office:value="8595" table:style-name="ce9">
            <text:p>8,595<text:s/></text:p>
          </table:table-cell>
          <table:table-cell office:value-type="float" office:value="6873" table:style-name="ce9">
            <text:p>6,873<text:s/></text:p>
          </table:table-cell>
          <table:table-cell office:value-type="float" office:value="28768" table:style-name="ce9">
            <text:p>28,768<text:s/></text:p>
          </table:table-cell>
          <table:table-cell office:value-type="float" office:value="2981" table:style-name="ce9">
            <text:p>2,981<text:s/></text:p>
          </table:table-cell>
          <table:table-cell office:value-type="float" office:value="12099" table:style-name="ce9">
            <text:p>12,099<text:s/></text:p>
          </table:table-cell>
          <table:table-cell office:value-type="float" office:value="12418" table:style-name="ce9">
            <text:p>12,418<text:s/></text:p>
          </table:table-cell>
          <table:table-cell office:value-type="float" office:value="15263" table:style-name="ce9">
            <text:p>15,263<text:s/></text:p>
          </table:table-cell>
          <table:table-cell office:value-type="float" office:value="22450" table:style-name="ce9">
            <text:p>22,450<text:s/></text:p>
          </table:table-cell>
          <table:table-cell office:value-type="float" office:value="15757" table:style-name="ce9">
            <text:p>15,757<text:s/></text:p>
          </table:table-cell>
          <table:table-cell office:value-type="float" office:value="9686" table:style-name="ce9">
            <text:p>9,686<text:s/></text:p>
          </table:table-cell>
          <table:table-cell office:value-type="float" office:value="24889" table:style-name="ce9">
            <text:p>24,889<text:s/></text:p>
          </table:table-cell>
          <table:table-cell office:value-type="float" office:value="14474" table:style-name="ce9">
            <text:p>14,474<text:s/></text:p>
          </table:table-cell>
          <table:table-cell office:value-type="float" office:value="31145" table:style-name="ce9">
            <text:p>31,145<text:s/></text:p>
          </table:table-cell>
          <table:table-cell office:value-type="float" office:value="26367" table:style-name="ce9">
            <text:p>26,367<text:s/></text:p>
          </table:table-cell>
          <table:table-cell office:value-type="float" office:value="11819" table:style-name="ce9">
            <text:p>11,819<text:s/></text:p>
          </table:table-cell>
          <table:table-cell office:value-type="float" office:value="33772" table:style-name="ce9">
            <text:p>33,772<text:s/></text:p>
          </table:table-cell>
          <table:table-cell office:value-type="float" office:value="24493" table:style-name="ce9">
            <text:p>24,493<text:s/></text:p>
          </table:table-cell>
          <table:table-cell office:value-type="float" office:value="24486" table:style-name="ce9">
            <text:p>24,486<text:s/></text:p>
          </table:table-cell>
          <table:table-cell office:value-type="float" office:value="20769" table:style-name="ce9">
            <text:p>20,769<text:s/></text:p>
          </table:table-cell>
          <table:table-cell office:value-type="float" office:value="24965" table:style-name="ce9">
            <text:p>24,965<text:s/></text:p>
          </table:table-cell>
          <table:table-cell office:value-type="float" office:value="138242" table:style-name="ce9">
            <text:p>138,242<text:s/></text:p>
          </table:table-cell>
          <table:table-cell office:value-type="float" office:value="41156" table:style-name="ce9">
            <text:p>41,156<text:s/></text:p>
          </table:table-cell>
          <table:table-cell office:value-type="float" office:value="20990" table:style-name="ce9">
            <text:p>20,990<text:s/></text:p>
          </table:table-cell>
          <table:table-cell office:value-type="float" office:value="24156" table:style-name="ce9">
            <text:p>24,156<text:s/></text:p>
          </table:table-cell>
          <table:table-cell office:value-type="float" office:value="24854" table:style-name="ce9">
            <text:p>24,854<text:s/></text:p>
          </table:table-cell>
          <table:table-cell office:value-type="float" office:value="25457" table:style-name="ce9">
            <text:p>25,457<text:s/></text:p>
          </table:table-cell>
          <table:table-cell office:value-type="float" office:value="25743" table:style-name="ce9">
            <text:p>25,743<text:s/></text:p>
          </table:table-cell>
          <table:table-cell office:value-type="float" office:value="23054" table:style-name="ce9">
            <text:p>23,054<text:s/></text:p>
          </table:table-cell>
          <table:table-cell office:value-type="float" office:value="13541" table:style-name="ce9">
            <text:p>13,541<text:s/></text:p>
          </table:table-cell>
          <table:table-cell office:value-type="float" office:value="29786" table:style-name="ce9">
            <text:p>29,786<text:s/></text:p>
          </table:table-cell>
          <table:table-cell office:value-type="float" office:value="7038" table:style-name="ce9">
            <text:p>7,038<text:s/></text:p>
          </table:table-cell>
          <table:table-cell office:value-type="float" office:value="9120" table:style-name="ce9">
            <text:p>9,120<text:s/></text:p>
          </table:table-cell>
          <table:table-cell office:value-type="float" office:value="18040" table:style-name="ce9">
            <text:p>18,040<text:s/></text:p>
          </table:table-cell>
          <table:table-cell office:value-type="float" office:value="4856" table:style-name="ce9">
            <text:p>4,856<text:s/></text:p>
          </table:table-cell>
          <table:table-cell office:value-type="float" office:value="3834" table:style-name="ce9">
            <text:p>3,834<text:s/></text:p>
          </table:table-cell>
          <table:table-cell office:value-type="float" office:value="3337" table:style-name="ce9">
            <text:p>3,337<text:s/></text:p>
          </table:table-cell>
          <table:table-cell office:value-type="float" office:value="14244" table:style-name="ce9">
            <text:p>14,244<text:s/></text:p>
          </table:table-cell>
          <table:table-cell office:value-type="float" office:value="9213" table:style-name="ce9">
            <text:p>9,213<text:s/></text:p>
          </table:table-cell>
          <table:table-cell office:value-type="float" office:value="12445" table:style-name="ce9">
            <text:p>12,445<text:s/></text:p>
          </table:table-cell>
          <table:table-cell office:value-type="float" office:value="33320" table:style-name="ce9">
            <text:p>33,320<text:s/></text:p>
          </table:table-cell>
          <table:table-cell office:value-type="float" office:value="10097" table:style-name="ce9">
            <text:p>10,097<text:s/></text:p>
          </table:table-cell>
          <table:table-cell office:value-type="float" office:value="13416" table:style-name="ce9">
            <text:p>13,416<text:s/></text:p>
          </table:table-cell>
          <table:table-cell office:value-type="float" office:value="8706" table:style-name="ce9">
            <text:p>8,706<text:s/></text:p>
          </table:table-cell>
          <table:table-cell office:value-type="float" office:value="21785" table:style-name="ce9">
            <text:p>21,785<text:s/></text:p>
          </table:table-cell>
          <table:table-cell office:value-type="float" office:value="26590" table:style-name="ce9">
            <text:p>26,590<text:s/></text:p>
          </table:table-cell>
          <table:table-cell office:value-type="float" office:value="29277" table:style-name="ce9">
            <text:p>29,277<text:s/></text:p>
          </table:table-cell>
          <table:table-cell office:value-type="float" office:value="38195" table:style-name="ce9">
            <text:p>38,195<text:s/></text:p>
          </table:table-cell>
          <table:table-cell office:value-type="float" office:value="41106" table:style-name="ce9">
            <text:p>41,106<text:s/></text:p>
          </table:table-cell>
          <table:table-cell office:value-type="float" office:value="27121" table:style-name="ce9">
            <text:p>27,121<text:s/></text:p>
          </table:table-cell>
          <table:table-cell office:value-type="float" office:value="27059" table:style-name="ce9">
            <text:p>27,059<text:s/></text:p>
          </table:table-cell>
          <table:table-cell office:value-type="float" office:value="59282" table:style-name="ce9">
            <text:p>59,282<text:s/></text:p>
          </table:table-cell>
          <table:table-cell office:value-type="float" office:value="21960" table:style-name="ce9">
            <text:p>21,960<text:s/></text:p>
          </table:table-cell>
          <table:table-cell office:value-type="float" office:value="32668" table:style-name="ce9">
            <text:p>32,668<text:s/></text:p>
          </table:table-cell>
          <table:table-cell office:value-type="float" office:value="31216" table:style-name="ce9">
            <text:p>31,216<text:s/></text:p>
          </table:table-cell>
          <table:table-cell office:value-type="float" office:value="19260" table:style-name="ce9">
            <text:p>19,260<text:s/></text:p>
          </table:table-cell>
          <table:table-cell office:value-type="float" office:value="55453" table:style-name="ce9">
            <text:p>55,453<text:s/></text:p>
          </table:table-cell>
          <table:table-cell office:value-type="float" office:value="20046" table:style-name="ce9">
            <text:p>20,046<text:s/></text:p>
          </table:table-cell>
          <table:table-cell office:value-type="float" office:value="15986" table:style-name="ce9">
            <text:p>15,986<text:s/></text:p>
          </table:table-cell>
          <table:table-cell office:value-type="float" office:value="14805" table:style-name="ce9">
            <text:p>14,805<text:s/></text:p>
          </table:table-cell>
          <table:table-cell office:value-type="float" office:value="21362" table:style-name="ce9">
            <text:p>21,362<text:s/></text:p>
          </table:table-cell>
          <table:table-cell office:value-type="float" office:value="14484" table:style-name="ce9">
            <text:p>14,484<text:s/></text:p>
          </table:table-cell>
          <table:table-cell office:value-type="float" office:value="31652" table:style-name="ce9">
            <text:p>31,652<text:s/></text:p>
          </table:table-cell>
          <table:table-cell office:value-type="float" office:value="18521" table:style-name="ce9">
            <text:p>18,521<text:s/></text:p>
          </table:table-cell>
          <table:table-cell office:value-type="float" office:value="8572" table:style-name="ce9">
            <text:p>8,572<text:s/></text:p>
          </table:table-cell>
          <table:table-cell office:value-type="float" office:value="16213" table:style-name="ce9">
            <text:p>16,213<text:s/></text:p>
          </table:table-cell>
          <table:table-cell office:value-type="float" office:value="39254" table:style-name="ce9">
            <text:p>39,254<text:s/></text:p>
          </table:table-cell>
          <table:table-cell office:value-type="float" office:value="20834" table:style-name="ce9">
            <text:p>20,834<text:s/></text:p>
          </table:table-cell>
          <table:table-cell office:value-type="float" office:value="24639" table:style-name="ce9">
            <text:p>24,639<text:s/></text:p>
          </table:table-cell>
          <table:table-cell office:value-type="float" office:value="27008" table:style-name="ce9">
            <text:p>27,008<text:s/></text:p>
          </table:table-cell>
          <table:table-cell office:value-type="float" office:value="11962" table:style-name="ce9">
            <text:p>11,962<text:s/></text:p>
          </table:table-cell>
          <table:table-cell office:value-type="float" office:value="11514" table:style-name="ce9">
            <text:p>11,514<text:s/></text:p>
          </table:table-cell>
          <table:table-cell office:value-type="float" office:value="6195" table:style-name="ce9">
            <text:p>6,195<text:s/></text:p>
          </table:table-cell>
          <table:table-cell office:value-type="float" office:value="5157" table:style-name="ce9">
            <text:p>5,157<text:s/></text:p>
          </table:table-cell>
          <table:table-cell office:value-type="float" office:value="8727" table:style-name="ce9">
            <text:p>8,727<text:s/></text:p>
          </table:table-cell>
          <table:table-cell office:value-type="float" office:value="10231" table:style-name="ce9">
            <text:p>10,231<text:s/></text:p>
          </table:table-cell>
          <table:table-cell office:value-type="float" office:value="9602" table:style-name="ce9">
            <text:p>9,602<text:s/></text:p>
          </table:table-cell>
          <table:table-cell office:value-type="float" office:value="13207" table:style-name="ce9">
            <text:p>13,207<text:s/></text:p>
          </table:table-cell>
          <table:table-cell office:value-type="float" office:value="17394" table:style-name="ce9">
            <text:p>17,394<text:s/></text:p>
          </table:table-cell>
          <table:table-cell office:value-type="float" office:value="28065" table:style-name="ce9">
            <text:p>28,065<text:s/></text:p>
          </table:table-cell>
          <table:table-cell office:value-type="float" office:value="24277" table:style-name="ce9">
            <text:p>24,277<text:s/></text:p>
          </table:table-cell>
          <table:table-cell office:value-type="float" office:value="15345" table:style-name="ce9">
            <text:p>15,345<text:s/></text:p>
          </table:table-cell>
          <table:table-cell office:value-type="float" office:value="12187" table:style-name="ce9">
            <text:p>12,187<text:s/></text:p>
          </table:table-cell>
          <table:table-cell office:value-type="float" office:value="11879" table:style-name="ce9">
            <text:p>11,879<text:s/></text:p>
          </table:table-cell>
          <table:table-cell office:value-type="float" office:value="12920" table:style-name="ce9">
            <text:p>12,920<text:s/></text:p>
          </table:table-cell>
          <table:table-cell office:value-type="float" office:value="11744" table:style-name="ce9">
            <text:p>11,744<text:s/></text:p>
          </table:table-cell>
          <table:table-cell office:value-type="float" office:value="11656" table:style-name="ce9">
            <text:p>11,656<text:s/></text:p>
          </table:table-cell>
          <table:table-cell office:value-type="float" office:value="9437" table:style-name="ce9">
            <text:p>9,437<text:s/></text:p>
          </table:table-cell>
          <table:table-cell office:value-type="float" office:value="1936" table:style-name="ce9">
            <text:p>1,936<text:s/></text:p>
          </table:table-cell>
          <table:table-cell office:value-type="float" office:value="1085" table:style-name="ce9">
            <text:p>1,085<text:s/></text:p>
          </table:table-cell>
          <table:table-cell office:value-type="float" office:value="1522" table:style-name="ce9">
            <text:p>1,522<text:s/></text:p>
          </table:table-cell>
          <table:table-cell office:value-type="float" office:value="2389" table:style-name="ce9">
            <text:p>2,389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519" table:style-name="ce9">
            <text:p>1,519<text:s/></text:p>
          </table:table-cell>
          <table:table-cell office:value-type="float" office:value="358" table:style-name="ce9">
            <text:p>358<text:s/></text:p>
          </table:table-cell>
          <table:table-cell office:value-type="float" office:value="1152" table:style-name="ce9">
            <text:p>1,152<text:s/></text:p>
          </table:table-cell>
          <table:table-cell office:value-type="float" office:value="1029" table:style-name="ce9">
            <text:p>1,029<text:s/></text:p>
          </table:table-cell>
          <table:table-cell table:number-columns-repeated="16264"/>
        </table:table-row>
        <table:table-row table:style-name="ro2">
          <table:table-cell office:value-type="date" office:date-value="2024-05-07T00:00:00" table:style-name="ce11">
            <text:p>2024/5/7</text:p>
          </table:table-cell>
          <table:table-cell office:value-type="float" office:value="4763" table:style-name="ce9">
            <text:p>4,763<text:s/></text:p>
          </table:table-cell>
          <table:table-cell office:value-type="float" office:value="14053" table:style-name="ce9">
            <text:p>14,053<text:s/></text:p>
          </table:table-cell>
          <table:table-cell office:value-type="float" office:value="43318" table:style-name="ce9">
            <text:p>43,318<text:s/></text:p>
          </table:table-cell>
          <table:table-cell office:value-type="float" office:value="41612" table:style-name="ce9">
            <text:p>41,612<text:s/></text:p>
          </table:table-cell>
          <table:table-cell office:value-type="float" office:value="26484" table:style-name="ce9">
            <text:p>26,484<text:s/></text:p>
          </table:table-cell>
          <table:table-cell office:value-type="float" office:value="16242" table:style-name="ce9">
            <text:p>16,242<text:s/></text:p>
          </table:table-cell>
          <table:table-cell office:value-type="float" office:value="11514" table:style-name="ce9">
            <text:p>11,514<text:s/></text:p>
          </table:table-cell>
          <table:table-cell office:value-type="float" office:value="4264" table:style-name="ce9">
            <text:p>4,264<text:s/></text:p>
          </table:table-cell>
          <table:table-cell office:value-type="float" office:value="3707" table:style-name="ce9">
            <text:p>3,707<text:s/></text:p>
          </table:table-cell>
          <table:table-cell office:value-type="float" office:value="12334" table:style-name="ce9">
            <text:p>12,334<text:s/></text:p>
          </table:table-cell>
          <table:table-cell office:value-type="float" office:value="2849" table:style-name="ce9">
            <text:p>2,849<text:s/></text:p>
          </table:table-cell>
          <table:table-cell office:value-type="float" office:value="4609" table:style-name="ce9">
            <text:p>4,609<text:s/></text:p>
          </table:table-cell>
          <table:table-cell office:value-type="float" office:value="5774" table:style-name="ce9">
            <text:p>5,774<text:s/></text:p>
          </table:table-cell>
          <table:table-cell office:value-type="float" office:value="9991" table:style-name="ce9">
            <text:p>9,991<text:s/></text:p>
          </table:table-cell>
          <table:table-cell office:value-type="float" office:value="11463" table:style-name="ce9">
            <text:p>11,463<text:s/></text:p>
          </table:table-cell>
          <table:table-cell office:value-type="float" office:value="16505" table:style-name="ce9">
            <text:p>16,505<text:s/></text:p>
          </table:table-cell>
          <table:table-cell office:value-type="float" office:value="19763" table:style-name="ce9">
            <text:p>19,763<text:s/></text:p>
          </table:table-cell>
          <table:table-cell office:value-type="float" office:value="6281" table:style-name="ce9">
            <text:p>6,281<text:s/></text:p>
          </table:table-cell>
          <table:table-cell office:value-type="float" office:value="10117" table:style-name="ce9">
            <text:p>10,117<text:s/></text:p>
          </table:table-cell>
          <table:table-cell office:value-type="float" office:value="3559" table:style-name="ce9">
            <text:p>3,559<text:s/></text:p>
          </table:table-cell>
          <table:table-cell office:value-type="float" office:value="9257" table:style-name="ce9">
            <text:p>9,257<text:s/></text:p>
          </table:table-cell>
          <table:table-cell office:value-type="float" office:value="8942" table:style-name="ce9">
            <text:p>8,942<text:s/></text:p>
          </table:table-cell>
          <table:table-cell office:value-type="float" office:value="7021" table:style-name="ce9">
            <text:p>7,021<text:s/></text:p>
          </table:table-cell>
          <table:table-cell office:value-type="float" office:value="29444" table:style-name="ce9">
            <text:p>29,444<text:s/></text:p>
          </table:table-cell>
          <table:table-cell office:value-type="float" office:value="2963" table:style-name="ce9">
            <text:p>2,963<text:s/></text:p>
          </table:table-cell>
          <table:table-cell office:value-type="float" office:value="12573" table:style-name="ce9">
            <text:p>12,573<text:s/></text:p>
          </table:table-cell>
          <table:table-cell office:value-type="float" office:value="12841" table:style-name="ce9">
            <text:p>12,841<text:s/></text:p>
          </table:table-cell>
          <table:table-cell office:value-type="float" office:value="15699" table:style-name="ce9">
            <text:p>15,699<text:s/></text:p>
          </table:table-cell>
          <table:table-cell office:value-type="float" office:value="23174" table:style-name="ce9">
            <text:p>23,174<text:s/></text:p>
          </table:table-cell>
          <table:table-cell office:value-type="float" office:value="16957" table:style-name="ce9">
            <text:p>16,957<text:s/></text:p>
          </table:table-cell>
          <table:table-cell office:value-type="float" office:value="10054" table:style-name="ce9">
            <text:p>10,054<text:s/></text:p>
          </table:table-cell>
          <table:table-cell office:value-type="float" office:value="27048" table:style-name="ce9">
            <text:p>27,048<text:s/></text:p>
          </table:table-cell>
          <table:table-cell office:value-type="float" office:value="16061" table:style-name="ce9">
            <text:p>16,061<text:s/></text:p>
          </table:table-cell>
          <table:table-cell office:value-type="float" office:value="33079" table:style-name="ce9">
            <text:p>33,079<text:s/></text:p>
          </table:table-cell>
          <table:table-cell office:value-type="float" office:value="29141" table:style-name="ce9">
            <text:p>29,141<text:s/></text:p>
          </table:table-cell>
          <table:table-cell office:value-type="float" office:value="12136" table:style-name="ce9">
            <text:p>12,136<text:s/></text:p>
          </table:table-cell>
          <table:table-cell office:value-type="float" office:value="34671" table:style-name="ce9">
            <text:p>34,671<text:s/></text:p>
          </table:table-cell>
          <table:table-cell office:value-type="float" office:value="25151" table:style-name="ce9">
            <text:p>25,151<text:s/></text:p>
          </table:table-cell>
          <table:table-cell office:value-type="float" office:value="25053" table:style-name="ce9">
            <text:p>25,053<text:s/></text:p>
          </table:table-cell>
          <table:table-cell office:value-type="float" office:value="21620" table:style-name="ce9">
            <text:p>21,620<text:s/></text:p>
          </table:table-cell>
          <table:table-cell office:value-type="float" office:value="25530" table:style-name="ce9">
            <text:p>25,530<text:s/></text:p>
          </table:table-cell>
          <table:table-cell office:value-type="float" office:value="128191" table:style-name="ce9">
            <text:p>128,191<text:s/></text:p>
          </table:table-cell>
          <table:table-cell office:value-type="float" office:value="42269" table:style-name="ce9">
            <text:p>42,269<text:s/></text:p>
          </table:table-cell>
          <table:table-cell office:value-type="float" office:value="21095" table:style-name="ce9">
            <text:p>21,095<text:s/></text:p>
          </table:table-cell>
          <table:table-cell office:value-type="float" office:value="24738" table:style-name="ce9">
            <text:p>24,738<text:s/></text:p>
          </table:table-cell>
          <table:table-cell office:value-type="float" office:value="25966" table:style-name="ce9">
            <text:p>25,966<text:s/></text:p>
          </table:table-cell>
          <table:table-cell office:value-type="float" office:value="26743" table:style-name="ce9">
            <text:p>26,743<text:s/></text:p>
          </table:table-cell>
          <table:table-cell office:value-type="float" office:value="27617" table:style-name="ce9">
            <text:p>27,617<text:s/></text:p>
          </table:table-cell>
          <table:table-cell office:value-type="float" office:value="23878" table:style-name="ce9">
            <text:p>23,878<text:s/></text:p>
          </table:table-cell>
          <table:table-cell office:value-type="float" office:value="13692" table:style-name="ce9">
            <text:p>13,692<text:s/></text:p>
          </table:table-cell>
          <table:table-cell office:value-type="float" office:value="30395" table:style-name="ce9">
            <text:p>30,395<text:s/></text:p>
          </table:table-cell>
          <table:table-cell office:value-type="float" office:value="7458" table:style-name="ce9">
            <text:p>7,458<text:s/></text:p>
          </table:table-cell>
          <table:table-cell office:value-type="float" office:value="9409" table:style-name="ce9">
            <text:p>9,409<text:s/></text:p>
          </table:table-cell>
          <table:table-cell office:value-type="float" office:value="18862" table:style-name="ce9">
            <text:p>18,862<text:s/></text:p>
          </table:table-cell>
          <table:table-cell office:value-type="float" office:value="5207" table:style-name="ce9">
            <text:p>5,207<text:s/></text:p>
          </table:table-cell>
          <table:table-cell office:value-type="float" office:value="3986" table:style-name="ce9">
            <text:p>3,986<text:s/></text:p>
          </table:table-cell>
          <table:table-cell office:value-type="float" office:value="3488" table:style-name="ce9">
            <text:p>3,488<text:s/></text:p>
          </table:table-cell>
          <table:table-cell office:value-type="float" office:value="14332" table:style-name="ce9">
            <text:p>14,332<text:s/></text:p>
          </table:table-cell>
          <table:table-cell office:value-type="float" office:value="9566" table:style-name="ce9">
            <text:p>9,566<text:s/></text:p>
          </table:table-cell>
          <table:table-cell office:value-type="float" office:value="12730" table:style-name="ce9">
            <text:p>12,730<text:s/></text:p>
          </table:table-cell>
          <table:table-cell office:value-type="float" office:value="33806" table:style-name="ce9">
            <text:p>33,806<text:s/></text:p>
          </table:table-cell>
          <table:table-cell office:value-type="float" office:value="10410" table:style-name="ce9">
            <text:p>10,410<text:s/></text:p>
          </table:table-cell>
          <table:table-cell office:value-type="float" office:value="13531" table:style-name="ce9">
            <text:p>13,531<text:s/></text:p>
          </table:table-cell>
          <table:table-cell office:value-type="float" office:value="8764" table:style-name="ce9">
            <text:p>8,764<text:s/></text:p>
          </table:table-cell>
          <table:table-cell office:value-type="float" office:value="23334" table:style-name="ce9">
            <text:p>23,334<text:s/></text:p>
          </table:table-cell>
          <table:table-cell office:value-type="float" office:value="27732" table:style-name="ce9">
            <text:p>27,732<text:s/></text:p>
          </table:table-cell>
          <table:table-cell office:value-type="float" office:value="30294" table:style-name="ce9">
            <text:p>30,294<text:s/></text:p>
          </table:table-cell>
          <table:table-cell office:value-type="float" office:value="38032" table:style-name="ce9">
            <text:p>38,032<text:s/></text:p>
          </table:table-cell>
          <table:table-cell office:value-type="float" office:value="41897" table:style-name="ce9">
            <text:p>41,897<text:s/></text:p>
          </table:table-cell>
          <table:table-cell office:value-type="float" office:value="28020" table:style-name="ce9">
            <text:p>28,020<text:s/></text:p>
          </table:table-cell>
          <table:table-cell office:value-type="float" office:value="26679" table:style-name="ce9">
            <text:p>26,679<text:s/></text:p>
          </table:table-cell>
          <table:table-cell office:value-type="float" office:value="58198" table:style-name="ce9">
            <text:p>58,198<text:s/></text:p>
          </table:table-cell>
          <table:table-cell office:value-type="float" office:value="24403" table:style-name="ce9">
            <text:p>24,403<text:s/></text:p>
          </table:table-cell>
          <table:table-cell office:value-type="float" office:value="33325" table:style-name="ce9">
            <text:p>33,325<text:s/></text:p>
          </table:table-cell>
          <table:table-cell office:value-type="float" office:value="32897" table:style-name="ce9">
            <text:p>32,897<text:s/></text:p>
          </table:table-cell>
          <table:table-cell office:value-type="float" office:value="20539" table:style-name="ce9">
            <text:p>20,539<text:s/></text:p>
          </table:table-cell>
          <table:table-cell office:value-type="float" office:value="55517" table:style-name="ce9">
            <text:p>55,517<text:s/></text:p>
          </table:table-cell>
          <table:table-cell office:value-type="float" office:value="20839" table:style-name="ce9">
            <text:p>20,839<text:s/></text:p>
          </table:table-cell>
          <table:table-cell office:value-type="float" office:value="16583" table:style-name="ce9">
            <text:p>16,583<text:s/></text:p>
          </table:table-cell>
          <table:table-cell office:value-type="float" office:value="14971" table:style-name="ce9">
            <text:p>14,971<text:s/></text:p>
          </table:table-cell>
          <table:table-cell office:value-type="float" office:value="21385" table:style-name="ce9">
            <text:p>21,385<text:s/></text:p>
          </table:table-cell>
          <table:table-cell office:value-type="float" office:value="14660" table:style-name="ce9">
            <text:p>14,660<text:s/></text:p>
          </table:table-cell>
          <table:table-cell office:value-type="float" office:value="28789" table:style-name="ce9">
            <text:p>28,789<text:s/></text:p>
          </table:table-cell>
          <table:table-cell office:value-type="float" office:value="19099" table:style-name="ce9">
            <text:p>19,099<text:s/></text:p>
          </table:table-cell>
          <table:table-cell office:value-type="float" office:value="8832" table:style-name="ce9">
            <text:p>8,832<text:s/></text:p>
          </table:table-cell>
          <table:table-cell office:value-type="float" office:value="16066" table:style-name="ce9">
            <text:p>16,066<text:s/></text:p>
          </table:table-cell>
          <table:table-cell office:value-type="float" office:value="40349" table:style-name="ce9">
            <text:p>40,349<text:s/></text:p>
          </table:table-cell>
          <table:table-cell office:value-type="float" office:value="21374" table:style-name="ce9">
            <text:p>21,374<text:s/></text:p>
          </table:table-cell>
          <table:table-cell office:value-type="float" office:value="25323" table:style-name="ce9">
            <text:p>25,323<text:s/></text:p>
          </table:table-cell>
          <table:table-cell office:value-type="float" office:value="26978" table:style-name="ce9">
            <text:p>26,978<text:s/></text:p>
          </table:table-cell>
          <table:table-cell office:value-type="float" office:value="12255" table:style-name="ce9">
            <text:p>12,255<text:s/></text:p>
          </table:table-cell>
          <table:table-cell office:value-type="float" office:value="10944" table:style-name="ce9">
            <text:p>10,944<text:s/></text:p>
          </table:table-cell>
          <table:table-cell office:value-type="float" office:value="6390" table:style-name="ce9">
            <text:p>6,390<text:s/></text:p>
          </table:table-cell>
          <table:table-cell office:value-type="float" office:value="5281" table:style-name="ce9">
            <text:p>5,281<text:s/></text:p>
          </table:table-cell>
          <table:table-cell office:value-type="float" office:value="8801" table:style-name="ce9">
            <text:p>8,801<text:s/></text:p>
          </table:table-cell>
          <table:table-cell office:value-type="float" office:value="10671" table:style-name="ce9">
            <text:p>10,671<text:s/></text:p>
          </table:table-cell>
          <table:table-cell office:value-type="float" office:value="9743" table:style-name="ce9">
            <text:p>9,743<text:s/></text:p>
          </table:table-cell>
          <table:table-cell office:value-type="float" office:value="13287" table:style-name="ce9">
            <text:p>13,287<text:s/></text:p>
          </table:table-cell>
          <table:table-cell office:value-type="float" office:value="18113" table:style-name="ce9">
            <text:p>18,113<text:s/></text:p>
          </table:table-cell>
          <table:table-cell office:value-type="float" office:value="28922" table:style-name="ce9">
            <text:p>28,922<text:s/></text:p>
          </table:table-cell>
          <table:table-cell office:value-type="float" office:value="24621" table:style-name="ce9">
            <text:p>24,621<text:s/></text:p>
          </table:table-cell>
          <table:table-cell office:value-type="float" office:value="15761" table:style-name="ce9">
            <text:p>15,761<text:s/></text:p>
          </table:table-cell>
          <table:table-cell office:value-type="float" office:value="12563" table:style-name="ce9">
            <text:p>12,563<text:s/></text:p>
          </table:table-cell>
          <table:table-cell office:value-type="float" office:value="12255" table:style-name="ce9">
            <text:p>12,255<text:s/></text:p>
          </table:table-cell>
          <table:table-cell office:value-type="float" office:value="12885" table:style-name="ce9">
            <text:p>12,885<text:s/></text:p>
          </table:table-cell>
          <table:table-cell office:value-type="float" office:value="11943" table:style-name="ce9">
            <text:p>11,943<text:s/></text:p>
          </table:table-cell>
          <table:table-cell office:value-type="float" office:value="12135" table:style-name="ce9">
            <text:p>12,135<text:s/></text:p>
          </table:table-cell>
          <table:table-cell office:value-type="float" office:value="9718" table:style-name="ce9">
            <text:p>9,718<text:s/></text:p>
          </table:table-cell>
          <table:table-cell office:value-type="float" office:value="1985" table:style-name="ce9">
            <text:p>1,985<text:s/></text:p>
          </table:table-cell>
          <table:table-cell office:value-type="float" office:value="1059" table:style-name="ce9">
            <text:p>1,059<text:s/></text:p>
          </table:table-cell>
          <table:table-cell office:value-type="float" office:value="1554" table:style-name="ce9">
            <text:p>1,554<text:s/></text:p>
          </table:table-cell>
          <table:table-cell office:value-type="float" office:value="2435" table:style-name="ce9">
            <text:p>2,435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206" table:style-name="ce9">
            <text:p>1,206<text:s/></text:p>
          </table:table-cell>
          <table:table-cell office:value-type="float" office:value="316" table:style-name="ce9">
            <text:p>316<text:s/></text:p>
          </table:table-cell>
          <table:table-cell office:value-type="float" office:value="1126" table:style-name="ce9">
            <text:p>1,126<text:s/></text:p>
          </table:table-cell>
          <table:table-cell office:value-type="float" office:value="1045" table:style-name="ce9">
            <text:p>1,045<text:s/></text:p>
          </table:table-cell>
          <table:table-cell table:number-columns-repeated="16264"/>
        </table:table-row>
        <table:table-row table:style-name="ro2">
          <table:table-cell office:value-type="date" office:date-value="2024-05-08T00:00:00" table:style-name="ce11">
            <text:p>2024/5/8</text:p>
          </table:table-cell>
          <table:table-cell office:value-type="float" office:value="4750" table:style-name="ce9">
            <text:p>4,750<text:s/></text:p>
          </table:table-cell>
          <table:table-cell office:value-type="float" office:value="14241" table:style-name="ce9">
            <text:p>14,241<text:s/></text:p>
          </table:table-cell>
          <table:table-cell office:value-type="float" office:value="43607" table:style-name="ce9">
            <text:p>43,607<text:s/></text:p>
          </table:table-cell>
          <table:table-cell office:value-type="float" office:value="42895" table:style-name="ce9">
            <text:p>42,895<text:s/></text:p>
          </table:table-cell>
          <table:table-cell office:value-type="float" office:value="26761" table:style-name="ce9">
            <text:p>26,761<text:s/></text:p>
          </table:table-cell>
          <table:table-cell office:value-type="float" office:value="16070" table:style-name="ce9">
            <text:p>16,070<text:s/></text:p>
          </table:table-cell>
          <table:table-cell office:value-type="float" office:value="11561" table:style-name="ce9">
            <text:p>11,561<text:s/></text:p>
          </table:table-cell>
          <table:table-cell office:value-type="float" office:value="4381" table:style-name="ce9">
            <text:p>4,381<text:s/></text:p>
          </table:table-cell>
          <table:table-cell office:value-type="float" office:value="3662" table:style-name="ce9">
            <text:p>3,662<text:s/></text:p>
          </table:table-cell>
          <table:table-cell office:value-type="float" office:value="12483" table:style-name="ce9">
            <text:p>12,483<text:s/></text:p>
          </table:table-cell>
          <table:table-cell office:value-type="float" office:value="2818" table:style-name="ce9">
            <text:p>2,818<text:s/></text:p>
          </table:table-cell>
          <table:table-cell office:value-type="float" office:value="4335" table:style-name="ce9">
            <text:p>4,335<text:s/></text:p>
          </table:table-cell>
          <table:table-cell office:value-type="float" office:value="5557" table:style-name="ce9">
            <text:p>5,557<text:s/></text:p>
          </table:table-cell>
          <table:table-cell office:value-type="float" office:value="10047" table:style-name="ce9">
            <text:p>10,047<text:s/></text:p>
          </table:table-cell>
          <table:table-cell office:value-type="float" office:value="11331" table:style-name="ce9">
            <text:p>11,331<text:s/></text:p>
          </table:table-cell>
          <table:table-cell office:value-type="float" office:value="16537" table:style-name="ce9">
            <text:p>16,537<text:s/></text:p>
          </table:table-cell>
          <table:table-cell office:value-type="float" office:value="19975" table:style-name="ce9">
            <text:p>19,975<text:s/></text:p>
          </table:table-cell>
          <table:table-cell office:value-type="float" office:value="6325" table:style-name="ce9">
            <text:p>6,325<text:s/></text:p>
          </table:table-cell>
          <table:table-cell office:value-type="float" office:value="10365" table:style-name="ce9">
            <text:p>10,365<text:s/></text:p>
          </table:table-cell>
          <table:table-cell office:value-type="float" office:value="3770" table:style-name="ce9">
            <text:p>3,770<text:s/></text:p>
          </table:table-cell>
          <table:table-cell office:value-type="float" office:value="9121" table:style-name="ce9">
            <text:p>9,121<text:s/></text:p>
          </table:table-cell>
          <table:table-cell office:value-type="float" office:value="8971" table:style-name="ce9">
            <text:p>8,971<text:s/></text:p>
          </table:table-cell>
          <table:table-cell office:value-type="float" office:value="6995" table:style-name="ce9">
            <text:p>6,995<text:s/></text:p>
          </table:table-cell>
          <table:table-cell office:value-type="float" office:value="30012" table:style-name="ce9">
            <text:p>30,012<text:s/></text:p>
          </table:table-cell>
          <table:table-cell office:value-type="float" office:value="3052" table:style-name="ce9">
            <text:p>3,052<text:s/></text:p>
          </table:table-cell>
          <table:table-cell office:value-type="float" office:value="12750" table:style-name="ce9">
            <text:p>12,750<text:s/></text:p>
          </table:table-cell>
          <table:table-cell office:value-type="float" office:value="12842" table:style-name="ce9">
            <text:p>12,842<text:s/></text:p>
          </table:table-cell>
          <table:table-cell office:value-type="float" office:value="15877" table:style-name="ce9">
            <text:p>15,877<text:s/></text:p>
          </table:table-cell>
          <table:table-cell office:value-type="float" office:value="23377" table:style-name="ce9">
            <text:p>23,377<text:s/></text:p>
          </table:table-cell>
          <table:table-cell office:value-type="float" office:value="17049" table:style-name="ce9">
            <text:p>17,049<text:s/></text:p>
          </table:table-cell>
          <table:table-cell office:value-type="float" office:value="10137" table:style-name="ce9">
            <text:p>10,137<text:s/></text:p>
          </table:table-cell>
          <table:table-cell office:value-type="float" office:value="27993" table:style-name="ce9">
            <text:p>27,993<text:s/></text:p>
          </table:table-cell>
          <table:table-cell office:value-type="float" office:value="16377" table:style-name="ce9">
            <text:p>16,377<text:s/></text:p>
          </table:table-cell>
          <table:table-cell office:value-type="float" office:value="33515" table:style-name="ce9">
            <text:p>33,515<text:s/></text:p>
          </table:table-cell>
          <table:table-cell office:value-type="float" office:value="28687" table:style-name="ce9">
            <text:p>28,687<text:s/></text:p>
          </table:table-cell>
          <table:table-cell office:value-type="float" office:value="11988" table:style-name="ce9">
            <text:p>11,988<text:s/></text:p>
          </table:table-cell>
          <table:table-cell office:value-type="float" office:value="35017" table:style-name="ce9">
            <text:p>35,017<text:s/></text:p>
          </table:table-cell>
          <table:table-cell office:value-type="float" office:value="25452" table:style-name="ce9">
            <text:p>25,452<text:s/></text:p>
          </table:table-cell>
          <table:table-cell office:value-type="float" office:value="25122" table:style-name="ce9">
            <text:p>25,122<text:s/></text:p>
          </table:table-cell>
          <table:table-cell office:value-type="float" office:value="21604" table:style-name="ce9">
            <text:p>21,604<text:s/></text:p>
          </table:table-cell>
          <table:table-cell office:value-type="float" office:value="25921" table:style-name="ce9">
            <text:p>25,921<text:s/></text:p>
          </table:table-cell>
          <table:table-cell office:value-type="float" office:value="130423" table:style-name="ce9">
            <text:p>130,423<text:s/></text:p>
          </table:table-cell>
          <table:table-cell office:value-type="float" office:value="43697" table:style-name="ce9">
            <text:p>43,697<text:s/></text:p>
          </table:table-cell>
          <table:table-cell office:value-type="float" office:value="21482" table:style-name="ce9">
            <text:p>21,482<text:s/></text:p>
          </table:table-cell>
          <table:table-cell office:value-type="float" office:value="25056" table:style-name="ce9">
            <text:p>25,056<text:s/></text:p>
          </table:table-cell>
          <table:table-cell office:value-type="float" office:value="26023" table:style-name="ce9">
            <text:p>26,023<text:s/></text:p>
          </table:table-cell>
          <table:table-cell office:value-type="float" office:value="27692" table:style-name="ce9">
            <text:p>27,692<text:s/></text:p>
          </table:table-cell>
          <table:table-cell office:value-type="float" office:value="28057" table:style-name="ce9">
            <text:p>28,057<text:s/></text:p>
          </table:table-cell>
          <table:table-cell office:value-type="float" office:value="24432" table:style-name="ce9">
            <text:p>24,432<text:s/></text:p>
          </table:table-cell>
          <table:table-cell office:value-type="float" office:value="13932" table:style-name="ce9">
            <text:p>13,932<text:s/></text:p>
          </table:table-cell>
          <table:table-cell office:value-type="float" office:value="31028" table:style-name="ce9">
            <text:p>31,028<text:s/></text:p>
          </table:table-cell>
          <table:table-cell office:value-type="float" office:value="7556" table:style-name="ce9">
            <text:p>7,556<text:s/></text:p>
          </table:table-cell>
          <table:table-cell office:value-type="float" office:value="9654" table:style-name="ce9">
            <text:p>9,654<text:s/></text:p>
          </table:table-cell>
          <table:table-cell office:value-type="float" office:value="19110" table:style-name="ce9">
            <text:p>19,110<text:s/></text:p>
          </table:table-cell>
          <table:table-cell office:value-type="float" office:value="5140" table:style-name="ce9">
            <text:p>5,140<text:s/></text:p>
          </table:table-cell>
          <table:table-cell office:value-type="float" office:value="4082" table:style-name="ce9">
            <text:p>4,082<text:s/></text:p>
          </table:table-cell>
          <table:table-cell office:value-type="float" office:value="3612" table:style-name="ce9">
            <text:p>3,612<text:s/></text:p>
          </table:table-cell>
          <table:table-cell office:value-type="float" office:value="14509" table:style-name="ce9">
            <text:p>14,509<text:s/></text:p>
          </table:table-cell>
          <table:table-cell office:value-type="float" office:value="9640" table:style-name="ce9">
            <text:p>9,640<text:s/></text:p>
          </table:table-cell>
          <table:table-cell office:value-type="float" office:value="12612" table:style-name="ce9">
            <text:p>12,612<text:s/></text:p>
          </table:table-cell>
          <table:table-cell office:value-type="float" office:value="34304" table:style-name="ce9">
            <text:p>34,304<text:s/></text:p>
          </table:table-cell>
          <table:table-cell office:value-type="float" office:value="10349" table:style-name="ce9">
            <text:p>10,349<text:s/></text:p>
          </table:table-cell>
          <table:table-cell office:value-type="float" office:value="13580" table:style-name="ce9">
            <text:p>13,580<text:s/></text:p>
          </table:table-cell>
          <table:table-cell office:value-type="float" office:value="9024" table:style-name="ce9">
            <text:p>9,024<text:s/></text:p>
          </table:table-cell>
          <table:table-cell office:value-type="float" office:value="23414" table:style-name="ce9">
            <text:p>23,414<text:s/></text:p>
          </table:table-cell>
          <table:table-cell office:value-type="float" office:value="27689" table:style-name="ce9">
            <text:p>27,689<text:s/></text:p>
          </table:table-cell>
          <table:table-cell office:value-type="float" office:value="30444" table:style-name="ce9">
            <text:p>30,444<text:s/></text:p>
          </table:table-cell>
          <table:table-cell office:value-type="float" office:value="38708" table:style-name="ce9">
            <text:p>38,708<text:s/></text:p>
          </table:table-cell>
          <table:table-cell office:value-type="float" office:value="42519" table:style-name="ce9">
            <text:p>42,519<text:s/></text:p>
          </table:table-cell>
          <table:table-cell office:value-type="float" office:value="28440" table:style-name="ce9">
            <text:p>28,440<text:s/></text:p>
          </table:table-cell>
          <table:table-cell office:value-type="float" office:value="28252" table:style-name="ce9">
            <text:p>28,252<text:s/></text:p>
          </table:table-cell>
          <table:table-cell office:value-type="float" office:value="59468" table:style-name="ce9">
            <text:p>59,468<text:s/></text:p>
          </table:table-cell>
          <table:table-cell office:value-type="float" office:value="25076" table:style-name="ce9">
            <text:p>25,076<text:s/></text:p>
          </table:table-cell>
          <table:table-cell office:value-type="float" office:value="34080" table:style-name="ce9">
            <text:p>34,080<text:s/></text:p>
          </table:table-cell>
          <table:table-cell office:value-type="float" office:value="33202" table:style-name="ce9">
            <text:p>33,202<text:s/></text:p>
          </table:table-cell>
          <table:table-cell office:value-type="float" office:value="21296" table:style-name="ce9">
            <text:p>21,296<text:s/></text:p>
          </table:table-cell>
          <table:table-cell office:value-type="float" office:value="56421" table:style-name="ce9">
            <text:p>56,421<text:s/></text:p>
          </table:table-cell>
          <table:table-cell office:value-type="float" office:value="21091" table:style-name="ce9">
            <text:p>21,091<text:s/></text:p>
          </table:table-cell>
          <table:table-cell office:value-type="float" office:value="16814" table:style-name="ce9">
            <text:p>16,814<text:s/></text:p>
          </table:table-cell>
          <table:table-cell office:value-type="float" office:value="14834" table:style-name="ce9">
            <text:p>14,834<text:s/></text:p>
          </table:table-cell>
          <table:table-cell office:value-type="float" office:value="21527" table:style-name="ce9">
            <text:p>21,527<text:s/></text:p>
          </table:table-cell>
          <table:table-cell office:value-type="float" office:value="14759" table:style-name="ce9">
            <text:p>14,759<text:s/></text:p>
          </table:table-cell>
          <table:table-cell office:value-type="float" office:value="29013" table:style-name="ce9">
            <text:p>29,013<text:s/></text:p>
          </table:table-cell>
          <table:table-cell office:value-type="float" office:value="19380" table:style-name="ce9">
            <text:p>19,380<text:s/></text:p>
          </table:table-cell>
          <table:table-cell office:value-type="float" office:value="8856" table:style-name="ce9">
            <text:p>8,856<text:s/></text:p>
          </table:table-cell>
          <table:table-cell office:value-type="float" office:value="16293" table:style-name="ce9">
            <text:p>16,293<text:s/></text:p>
          </table:table-cell>
          <table:table-cell office:value-type="float" office:value="40243" table:style-name="ce9">
            <text:p>40,243<text:s/></text:p>
          </table:table-cell>
          <table:table-cell office:value-type="float" office:value="21513" table:style-name="ce9">
            <text:p>21,513<text:s/></text:p>
          </table:table-cell>
          <table:table-cell office:value-type="float" office:value="25582" table:style-name="ce9">
            <text:p>25,582<text:s/></text:p>
          </table:table-cell>
          <table:table-cell office:value-type="float" office:value="27661" table:style-name="ce9">
            <text:p>27,661<text:s/></text:p>
          </table:table-cell>
          <table:table-cell office:value-type="float" office:value="12416" table:style-name="ce9">
            <text:p>12,416<text:s/></text:p>
          </table:table-cell>
          <table:table-cell office:value-type="float" office:value="11009" table:style-name="ce9">
            <text:p>11,009<text:s/></text:p>
          </table:table-cell>
          <table:table-cell office:value-type="float" office:value="6451" table:style-name="ce9">
            <text:p>6,451<text:s/></text:p>
          </table:table-cell>
          <table:table-cell office:value-type="float" office:value="5357" table:style-name="ce9">
            <text:p>5,357<text:s/></text:p>
          </table:table-cell>
          <table:table-cell office:value-type="float" office:value="9029" table:style-name="ce9">
            <text:p>9,029<text:s/></text:p>
          </table:table-cell>
          <table:table-cell office:value-type="float" office:value="10763" table:style-name="ce9">
            <text:p>10,763<text:s/></text:p>
          </table:table-cell>
          <table:table-cell office:value-type="float" office:value="9822" table:style-name="ce9">
            <text:p>9,822<text:s/></text:p>
          </table:table-cell>
          <table:table-cell office:value-type="float" office:value="13528" table:style-name="ce9">
            <text:p>13,528<text:s/></text:p>
          </table:table-cell>
          <table:table-cell office:value-type="float" office:value="18286" table:style-name="ce9">
            <text:p>18,286<text:s/></text:p>
          </table:table-cell>
          <table:table-cell office:value-type="float" office:value="29269" table:style-name="ce9">
            <text:p>29,269<text:s/></text:p>
          </table:table-cell>
          <table:table-cell office:value-type="float" office:value="25155" table:style-name="ce9">
            <text:p>25,155<text:s/></text:p>
          </table:table-cell>
          <table:table-cell office:value-type="float" office:value="15835" table:style-name="ce9">
            <text:p>15,835<text:s/></text:p>
          </table:table-cell>
          <table:table-cell office:value-type="float" office:value="12527" table:style-name="ce9">
            <text:p>12,527<text:s/></text:p>
          </table:table-cell>
          <table:table-cell office:value-type="float" office:value="12390" table:style-name="ce9">
            <text:p>12,390<text:s/></text:p>
          </table:table-cell>
          <table:table-cell office:value-type="float" office:value="13168" table:style-name="ce9">
            <text:p>13,168<text:s/></text:p>
          </table:table-cell>
          <table:table-cell office:value-type="float" office:value="12007" table:style-name="ce9">
            <text:p>12,007<text:s/></text:p>
          </table:table-cell>
          <table:table-cell office:value-type="float" office:value="12196" table:style-name="ce9">
            <text:p>12,196<text:s/></text:p>
          </table:table-cell>
          <table:table-cell office:value-type="float" office:value="9706" table:style-name="ce9">
            <text:p>9,706<text:s/></text:p>
          </table:table-cell>
          <table:table-cell office:value-type="float" office:value="2001" table:style-name="ce9">
            <text:p>2,001<text:s/></text:p>
          </table:table-cell>
          <table:table-cell office:value-type="float" office:value="1094" table:style-name="ce9">
            <text:p>1,094<text:s/></text:p>
          </table:table-cell>
          <table:table-cell office:value-type="float" office:value="1548" table:style-name="ce9">
            <text:p>1,548<text:s/></text:p>
          </table:table-cell>
          <table:table-cell office:value-type="float" office:value="2491" table:style-name="ce9">
            <text:p>2,491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228" table:style-name="ce9">
            <text:p>1,228<text:s/></text:p>
          </table:table-cell>
          <table:table-cell office:value-type="float" office:value="310" table:style-name="ce9">
            <text:p>310<text:s/></text:p>
          </table:table-cell>
          <table:table-cell office:value-type="float" office:value="1146" table:style-name="ce9">
            <text:p>1,146<text:s/></text:p>
          </table:table-cell>
          <table:table-cell office:value-type="float" office:value="1034" table:style-name="ce9">
            <text:p>1,034<text:s/></text:p>
          </table:table-cell>
          <table:table-cell table:number-columns-repeated="16264"/>
        </table:table-row>
        <table:table-row table:style-name="ro2">
          <table:table-cell office:value-type="date" office:date-value="2024-05-09T00:00:00" table:style-name="ce11">
            <text:p>2024/5/9</text:p>
          </table:table-cell>
          <table:table-cell office:value-type="float" office:value="4898" table:style-name="ce9">
            <text:p>4,898<text:s/></text:p>
          </table:table-cell>
          <table:table-cell office:value-type="float" office:value="14263" table:style-name="ce9">
            <text:p>14,263<text:s/></text:p>
          </table:table-cell>
          <table:table-cell office:value-type="float" office:value="43687" table:style-name="ce9">
            <text:p>43,687<text:s/></text:p>
          </table:table-cell>
          <table:table-cell office:value-type="float" office:value="44124" table:style-name="ce9">
            <text:p>44,124<text:s/></text:p>
          </table:table-cell>
          <table:table-cell office:value-type="float" office:value="26561" table:style-name="ce9">
            <text:p>26,561<text:s/></text:p>
          </table:table-cell>
          <table:table-cell office:value-type="float" office:value="15988" table:style-name="ce9">
            <text:p>15,988<text:s/></text:p>
          </table:table-cell>
          <table:table-cell office:value-type="float" office:value="11609" table:style-name="ce9">
            <text:p>11,609<text:s/></text:p>
          </table:table-cell>
          <table:table-cell office:value-type="float" office:value="4464" table:style-name="ce9">
            <text:p>4,464<text:s/></text:p>
          </table:table-cell>
          <table:table-cell office:value-type="float" office:value="3748" table:style-name="ce9">
            <text:p>3,748<text:s/></text:p>
          </table:table-cell>
          <table:table-cell office:value-type="float" office:value="12108" table:style-name="ce9">
            <text:p>12,108<text:s/></text:p>
          </table:table-cell>
          <table:table-cell office:value-type="float" office:value="2866" table:style-name="ce9">
            <text:p>2,866<text:s/></text:p>
          </table:table-cell>
          <table:table-cell office:value-type="float" office:value="4527" table:style-name="ce9">
            <text:p>4,527<text:s/></text:p>
          </table:table-cell>
          <table:table-cell office:value-type="float" office:value="6277" table:style-name="ce9">
            <text:p>6,277<text:s/></text:p>
          </table:table-cell>
          <table:table-cell office:value-type="float" office:value="10090" table:style-name="ce9">
            <text:p>10,090<text:s/></text:p>
          </table:table-cell>
          <table:table-cell office:value-type="float" office:value="11905" table:style-name="ce9">
            <text:p>11,905<text:s/></text:p>
          </table:table-cell>
          <table:table-cell office:value-type="float" office:value="16386" table:style-name="ce9">
            <text:p>16,386<text:s/></text:p>
          </table:table-cell>
          <table:table-cell office:value-type="float" office:value="19543" table:style-name="ce9">
            <text:p>19,543<text:s/></text:p>
          </table:table-cell>
          <table:table-cell office:value-type="float" office:value="6319" table:style-name="ce9">
            <text:p>6,319<text:s/></text:p>
          </table:table-cell>
          <table:table-cell office:value-type="float" office:value="10347" table:style-name="ce9">
            <text:p>10,347<text:s/></text:p>
          </table:table-cell>
          <table:table-cell office:value-type="float" office:value="3846" table:style-name="ce9">
            <text:p>3,846<text:s/></text:p>
          </table:table-cell>
          <table:table-cell office:value-type="float" office:value="9166" table:style-name="ce9">
            <text:p>9,166<text:s/></text:p>
          </table:table-cell>
          <table:table-cell office:value-type="float" office:value="9013" table:style-name="ce9">
            <text:p>9,013<text:s/></text:p>
          </table:table-cell>
          <table:table-cell office:value-type="float" office:value="7252" table:style-name="ce9">
            <text:p>7,252<text:s/></text:p>
          </table:table-cell>
          <table:table-cell office:value-type="float" office:value="32940" table:style-name="ce9">
            <text:p>32,940<text:s/></text:p>
          </table:table-cell>
          <table:table-cell office:value-type="float" office:value="3218" table:style-name="ce9">
            <text:p>3,218<text:s/></text:p>
          </table:table-cell>
          <table:table-cell office:value-type="float" office:value="13011" table:style-name="ce9">
            <text:p>13,011<text:s/></text:p>
          </table:table-cell>
          <table:table-cell office:value-type="float" office:value="12869" table:style-name="ce9">
            <text:p>12,869<text:s/></text:p>
          </table:table-cell>
          <table:table-cell office:value-type="float" office:value="15858" table:style-name="ce9">
            <text:p>15,858<text:s/></text:p>
          </table:table-cell>
          <table:table-cell office:value-type="float" office:value="23669" table:style-name="ce9">
            <text:p>23,669<text:s/></text:p>
          </table:table-cell>
          <table:table-cell office:value-type="float" office:value="16973" table:style-name="ce9">
            <text:p>16,973<text:s/></text:p>
          </table:table-cell>
          <table:table-cell office:value-type="float" office:value="10301" table:style-name="ce9">
            <text:p>10,301<text:s/></text:p>
          </table:table-cell>
          <table:table-cell office:value-type="float" office:value="28852" table:style-name="ce9">
            <text:p>28,852<text:s/></text:p>
          </table:table-cell>
          <table:table-cell office:value-type="float" office:value="17042" table:style-name="ce9">
            <text:p>17,042<text:s/></text:p>
          </table:table-cell>
          <table:table-cell office:value-type="float" office:value="33736" table:style-name="ce9">
            <text:p>33,736<text:s/></text:p>
          </table:table-cell>
          <table:table-cell office:value-type="float" office:value="29765" table:style-name="ce9">
            <text:p>29,765<text:s/></text:p>
          </table:table-cell>
          <table:table-cell office:value-type="float" office:value="11824" table:style-name="ce9">
            <text:p>11,824<text:s/></text:p>
          </table:table-cell>
          <table:table-cell office:value-type="float" office:value="35014" table:style-name="ce9">
            <text:p>35,014<text:s/></text:p>
          </table:table-cell>
          <table:table-cell office:value-type="float" office:value="25621" table:style-name="ce9">
            <text:p>25,621<text:s/></text:p>
          </table:table-cell>
          <table:table-cell office:value-type="float" office:value="25127" table:style-name="ce9">
            <text:p>25,127<text:s/></text:p>
          </table:table-cell>
          <table:table-cell office:value-type="float" office:value="21656" table:style-name="ce9">
            <text:p>21,656<text:s/></text:p>
          </table:table-cell>
          <table:table-cell office:value-type="float" office:value="25246" table:style-name="ce9">
            <text:p>25,246<text:s/></text:p>
          </table:table-cell>
          <table:table-cell office:value-type="float" office:value="134133" table:style-name="ce9">
            <text:p>134,133<text:s/></text:p>
          </table:table-cell>
          <table:table-cell office:value-type="float" office:value="44366" table:style-name="ce9">
            <text:p>44,366<text:s/></text:p>
          </table:table-cell>
          <table:table-cell office:value-type="float" office:value="21531" table:style-name="ce9">
            <text:p>21,531<text:s/></text:p>
          </table:table-cell>
          <table:table-cell office:value-type="float" office:value="25349" table:style-name="ce9">
            <text:p>25,349<text:s/></text:p>
          </table:table-cell>
          <table:table-cell office:value-type="float" office:value="26429" table:style-name="ce9">
            <text:p>26,429<text:s/></text:p>
          </table:table-cell>
          <table:table-cell office:value-type="float" office:value="27930" table:style-name="ce9">
            <text:p>27,930<text:s/></text:p>
          </table:table-cell>
          <table:table-cell office:value-type="float" office:value="28576" table:style-name="ce9">
            <text:p>28,576<text:s/></text:p>
          </table:table-cell>
          <table:table-cell office:value-type="float" office:value="24554" table:style-name="ce9">
            <text:p>24,554<text:s/></text:p>
          </table:table-cell>
          <table:table-cell office:value-type="float" office:value="13931" table:style-name="ce9">
            <text:p>13,931<text:s/></text:p>
          </table:table-cell>
          <table:table-cell office:value-type="float" office:value="31506" table:style-name="ce9">
            <text:p>31,506<text:s/></text:p>
          </table:table-cell>
          <table:table-cell office:value-type="float" office:value="7521" table:style-name="ce9">
            <text:p>7,521<text:s/></text:p>
          </table:table-cell>
          <table:table-cell office:value-type="float" office:value="9704" table:style-name="ce9">
            <text:p>9,704<text:s/></text:p>
          </table:table-cell>
          <table:table-cell office:value-type="float" office:value="19116" table:style-name="ce9">
            <text:p>19,116<text:s/></text:p>
          </table:table-cell>
          <table:table-cell office:value-type="float" office:value="5424" table:style-name="ce9">
            <text:p>5,424<text:s/></text:p>
          </table:table-cell>
          <table:table-cell office:value-type="float" office:value="3937" table:style-name="ce9">
            <text:p>3,937<text:s/></text:p>
          </table:table-cell>
          <table:table-cell office:value-type="float" office:value="3442" table:style-name="ce9">
            <text:p>3,442<text:s/></text:p>
          </table:table-cell>
          <table:table-cell office:value-type="float" office:value="14719" table:style-name="ce9">
            <text:p>14,719<text:s/></text:p>
          </table:table-cell>
          <table:table-cell office:value-type="float" office:value="9698" table:style-name="ce9">
            <text:p>9,698<text:s/></text:p>
          </table:table-cell>
          <table:table-cell office:value-type="float" office:value="13255" table:style-name="ce9">
            <text:p>13,255<text:s/></text:p>
          </table:table-cell>
          <table:table-cell office:value-type="float" office:value="36042" table:style-name="ce9">
            <text:p>36,042<text:s/></text:p>
          </table:table-cell>
          <table:table-cell office:value-type="float" office:value="10198" table:style-name="ce9">
            <text:p>10,198<text:s/></text:p>
          </table:table-cell>
          <table:table-cell office:value-type="float" office:value="13796" table:style-name="ce9">
            <text:p>13,796<text:s/></text:p>
          </table:table-cell>
          <table:table-cell office:value-type="float" office:value="8842" table:style-name="ce9">
            <text:p>8,842<text:s/></text:p>
          </table:table-cell>
          <table:table-cell office:value-type="float" office:value="23356" table:style-name="ce9">
            <text:p>23,356<text:s/></text:p>
          </table:table-cell>
          <table:table-cell office:value-type="float" office:value="27593" table:style-name="ce9">
            <text:p>27,593<text:s/></text:p>
          </table:table-cell>
          <table:table-cell office:value-type="float" office:value="30714" table:style-name="ce9">
            <text:p>30,714<text:s/></text:p>
          </table:table-cell>
          <table:table-cell office:value-type="float" office:value="39113" table:style-name="ce9">
            <text:p>39,113<text:s/></text:p>
          </table:table-cell>
          <table:table-cell office:value-type="float" office:value="42498" table:style-name="ce9">
            <text:p>42,498<text:s/></text:p>
          </table:table-cell>
          <table:table-cell office:value-type="float" office:value="28181" table:style-name="ce9">
            <text:p>28,181<text:s/></text:p>
          </table:table-cell>
          <table:table-cell office:value-type="float" office:value="27901" table:style-name="ce9">
            <text:p>27,901<text:s/></text:p>
          </table:table-cell>
          <table:table-cell office:value-type="float" office:value="59654" table:style-name="ce9">
            <text:p>59,654<text:s/></text:p>
          </table:table-cell>
          <table:table-cell office:value-type="float" office:value="24571" table:style-name="ce9">
            <text:p>24,571<text:s/></text:p>
          </table:table-cell>
          <table:table-cell office:value-type="float" office:value="34404" table:style-name="ce9">
            <text:p>34,404<text:s/></text:p>
          </table:table-cell>
          <table:table-cell office:value-type="float" office:value="33925" table:style-name="ce9">
            <text:p>33,925<text:s/></text:p>
          </table:table-cell>
          <table:table-cell office:value-type="float" office:value="20831" table:style-name="ce9">
            <text:p>20,831<text:s/></text:p>
          </table:table-cell>
          <table:table-cell office:value-type="float" office:value="58547" table:style-name="ce9">
            <text:p>58,547<text:s/></text:p>
          </table:table-cell>
          <table:table-cell office:value-type="float" office:value="21117" table:style-name="ce9">
            <text:p>21,117<text:s/></text:p>
          </table:table-cell>
          <table:table-cell office:value-type="float" office:value="16869" table:style-name="ce9">
            <text:p>16,869<text:s/></text:p>
          </table:table-cell>
          <table:table-cell office:value-type="float" office:value="15437" table:style-name="ce9">
            <text:p>15,437<text:s/></text:p>
          </table:table-cell>
          <table:table-cell office:value-type="float" office:value="22238" table:style-name="ce9">
            <text:p>22,238<text:s/></text:p>
          </table:table-cell>
          <table:table-cell office:value-type="float" office:value="15013" table:style-name="ce9">
            <text:p>15,013<text:s/></text:p>
          </table:table-cell>
          <table:table-cell office:value-type="float" office:value="30717" table:style-name="ce9">
            <text:p>30,717<text:s/></text:p>
          </table:table-cell>
          <table:table-cell office:value-type="float" office:value="19810" table:style-name="ce9">
            <text:p>19,810<text:s/></text:p>
          </table:table-cell>
          <table:table-cell office:value-type="float" office:value="9024" table:style-name="ce9">
            <text:p>9,024<text:s/></text:p>
          </table:table-cell>
          <table:table-cell office:value-type="float" office:value="16246" table:style-name="ce9">
            <text:p>16,246<text:s/></text:p>
          </table:table-cell>
          <table:table-cell office:value-type="float" office:value="40448" table:style-name="ce9">
            <text:p>40,448<text:s/></text:p>
          </table:table-cell>
          <table:table-cell office:value-type="float" office:value="21496" table:style-name="ce9">
            <text:p>21,496<text:s/></text:p>
          </table:table-cell>
          <table:table-cell office:value-type="float" office:value="25813" table:style-name="ce9">
            <text:p>25,813<text:s/></text:p>
          </table:table-cell>
          <table:table-cell office:value-type="float" office:value="27683" table:style-name="ce9">
            <text:p>27,683<text:s/></text:p>
          </table:table-cell>
          <table:table-cell office:value-type="float" office:value="12203" table:style-name="ce9">
            <text:p>12,203<text:s/></text:p>
          </table:table-cell>
          <table:table-cell office:value-type="float" office:value="11174" table:style-name="ce9">
            <text:p>11,174<text:s/></text:p>
          </table:table-cell>
          <table:table-cell office:value-type="float" office:value="6408" table:style-name="ce9">
            <text:p>6,408<text:s/></text:p>
          </table:table-cell>
          <table:table-cell office:value-type="float" office:value="5387" table:style-name="ce9">
            <text:p>5,387<text:s/></text:p>
          </table:table-cell>
          <table:table-cell office:value-type="float" office:value="8849" table:style-name="ce9">
            <text:p>8,849<text:s/></text:p>
          </table:table-cell>
          <table:table-cell office:value-type="float" office:value="10640" table:style-name="ce9">
            <text:p>10,640<text:s/></text:p>
          </table:table-cell>
          <table:table-cell office:value-type="float" office:value="9870" table:style-name="ce9">
            <text:p>9,870<text:s/></text:p>
          </table:table-cell>
          <table:table-cell office:value-type="float" office:value="14013" table:style-name="ce9">
            <text:p>14,013<text:s/></text:p>
          </table:table-cell>
          <table:table-cell office:value-type="float" office:value="18230" table:style-name="ce9">
            <text:p>18,230<text:s/></text:p>
          </table:table-cell>
          <table:table-cell office:value-type="float" office:value="29458" table:style-name="ce9">
            <text:p>29,458<text:s/></text:p>
          </table:table-cell>
          <table:table-cell office:value-type="float" office:value="25604" table:style-name="ce9">
            <text:p>25,604<text:s/></text:p>
          </table:table-cell>
          <table:table-cell office:value-type="float" office:value="15929" table:style-name="ce9">
            <text:p>15,929<text:s/></text:p>
          </table:table-cell>
          <table:table-cell office:value-type="float" office:value="12653" table:style-name="ce9">
            <text:p>12,653<text:s/></text:p>
          </table:table-cell>
          <table:table-cell office:value-type="float" office:value="12205" table:style-name="ce9">
            <text:p>12,205<text:s/></text:p>
          </table:table-cell>
          <table:table-cell office:value-type="float" office:value="13206" table:style-name="ce9">
            <text:p>13,206<text:s/></text:p>
          </table:table-cell>
          <table:table-cell office:value-type="float" office:value="12074" table:style-name="ce9">
            <text:p>12,074<text:s/></text:p>
          </table:table-cell>
          <table:table-cell office:value-type="float" office:value="11941" table:style-name="ce9">
            <text:p>11,941<text:s/></text:p>
          </table:table-cell>
          <table:table-cell office:value-type="float" office:value="9760" table:style-name="ce9">
            <text:p>9,760<text:s/></text:p>
          </table:table-cell>
          <table:table-cell office:value-type="float" office:value="1947" table:style-name="ce9">
            <text:p>1,947<text:s/></text:p>
          </table:table-cell>
          <table:table-cell office:value-type="float" office:value="1141" table:style-name="ce9">
            <text:p>1,141<text:s/></text:p>
          </table:table-cell>
          <table:table-cell office:value-type="float" office:value="1582" table:style-name="ce9">
            <text:p>1,582<text:s/></text:p>
          </table:table-cell>
          <table:table-cell office:value-type="float" office:value="2497" table:style-name="ce9">
            <text:p>2,497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273" table:style-name="ce9">
            <text:p>1,273<text:s/></text:p>
          </table:table-cell>
          <table:table-cell office:value-type="float" office:value="355" table:style-name="ce9">
            <text:p>355<text:s/></text:p>
          </table:table-cell>
          <table:table-cell office:value-type="float" office:value="1160" table:style-name="ce9">
            <text:p>1,160<text:s/></text:p>
          </table:table-cell>
          <table:table-cell office:value-type="float" office:value="1026" table:style-name="ce9">
            <text:p>1,026<text:s/></text:p>
          </table:table-cell>
          <table:table-cell table:number-columns-repeated="16264"/>
        </table:table-row>
        <table:table-row table:style-name="ro2">
          <table:table-cell office:value-type="date" office:date-value="2024-05-10T00:00:00" table:style-name="ce11">
            <text:p>2024/5/10</text:p>
          </table:table-cell>
          <table:table-cell office:value-type="float" office:value="5638" table:style-name="ce9">
            <text:p>5,638<text:s/></text:p>
          </table:table-cell>
          <table:table-cell office:value-type="float" office:value="14644" table:style-name="ce9">
            <text:p>14,644<text:s/></text:p>
          </table:table-cell>
          <table:table-cell office:value-type="float" office:value="45222" table:style-name="ce9">
            <text:p>45,222<text:s/></text:p>
          </table:table-cell>
          <table:table-cell office:value-type="float" office:value="50845" table:style-name="ce9">
            <text:p>50,845<text:s/></text:p>
          </table:table-cell>
          <table:table-cell office:value-type="float" office:value="27296" table:style-name="ce9">
            <text:p>27,296<text:s/></text:p>
          </table:table-cell>
          <table:table-cell office:value-type="float" office:value="16397" table:style-name="ce9">
            <text:p>16,397<text:s/></text:p>
          </table:table-cell>
          <table:table-cell office:value-type="float" office:value="12038" table:style-name="ce9">
            <text:p>12,038<text:s/></text:p>
          </table:table-cell>
          <table:table-cell office:value-type="float" office:value="4674" table:style-name="ce9">
            <text:p>4,674<text:s/></text:p>
          </table:table-cell>
          <table:table-cell office:value-type="float" office:value="3945" table:style-name="ce9">
            <text:p>3,945<text:s/></text:p>
          </table:table-cell>
          <table:table-cell office:value-type="float" office:value="14016" table:style-name="ce9">
            <text:p>14,016<text:s/></text:p>
          </table:table-cell>
          <table:table-cell office:value-type="float" office:value="2880" table:style-name="ce9">
            <text:p>2,880<text:s/></text:p>
          </table:table-cell>
          <table:table-cell office:value-type="float" office:value="4909" table:style-name="ce9">
            <text:p>4,909<text:s/></text:p>
          </table:table-cell>
          <table:table-cell office:value-type="float" office:value="6633" table:style-name="ce9">
            <text:p>6,633<text:s/></text:p>
          </table:table-cell>
          <table:table-cell office:value-type="float" office:value="10768" table:style-name="ce9">
            <text:p>10,768<text:s/></text:p>
          </table:table-cell>
          <table:table-cell office:value-type="float" office:value="12947" table:style-name="ce9">
            <text:p>12,947<text:s/></text:p>
          </table:table-cell>
          <table:table-cell office:value-type="float" office:value="16438" table:style-name="ce9">
            <text:p>16,438<text:s/></text:p>
          </table:table-cell>
          <table:table-cell office:value-type="float" office:value="19950" table:style-name="ce9">
            <text:p>19,950<text:s/></text:p>
          </table:table-cell>
          <table:table-cell office:value-type="float" office:value="7184" table:style-name="ce9">
            <text:p>7,184<text:s/></text:p>
          </table:table-cell>
          <table:table-cell office:value-type="float" office:value="11008" table:style-name="ce9">
            <text:p>11,008<text:s/></text:p>
          </table:table-cell>
          <table:table-cell office:value-type="float" office:value="3964" table:style-name="ce9">
            <text:p>3,964<text:s/></text:p>
          </table:table-cell>
          <table:table-cell office:value-type="float" office:value="9976" table:style-name="ce9">
            <text:p>9,976<text:s/></text:p>
          </table:table-cell>
          <table:table-cell office:value-type="float" office:value="9809" table:style-name="ce9">
            <text:p>9,809<text:s/></text:p>
          </table:table-cell>
          <table:table-cell office:value-type="float" office:value="7153" table:style-name="ce9">
            <text:p>7,153<text:s/></text:p>
          </table:table-cell>
          <table:table-cell office:value-type="float" office:value="34210" table:style-name="ce9">
            <text:p>34,210<text:s/></text:p>
          </table:table-cell>
          <table:table-cell office:value-type="float" office:value="3346" table:style-name="ce9">
            <text:p>3,346<text:s/></text:p>
          </table:table-cell>
          <table:table-cell office:value-type="float" office:value="13815" table:style-name="ce9">
            <text:p>13,815<text:s/></text:p>
          </table:table-cell>
          <table:table-cell office:value-type="float" office:value="13714" table:style-name="ce9">
            <text:p>13,714<text:s/></text:p>
          </table:table-cell>
          <table:table-cell office:value-type="float" office:value="17133" table:style-name="ce9">
            <text:p>17,133<text:s/></text:p>
          </table:table-cell>
          <table:table-cell office:value-type="float" office:value="25128" table:style-name="ce9">
            <text:p>25,128<text:s/></text:p>
          </table:table-cell>
          <table:table-cell office:value-type="float" office:value="18147" table:style-name="ce9">
            <text:p>18,147<text:s/></text:p>
          </table:table-cell>
          <table:table-cell office:value-type="float" office:value="11087" table:style-name="ce9">
            <text:p>11,087<text:s/></text:p>
          </table:table-cell>
          <table:table-cell office:value-type="float" office:value="33470" table:style-name="ce9">
            <text:p>33,470<text:s/></text:p>
          </table:table-cell>
          <table:table-cell office:value-type="float" office:value="18227" table:style-name="ce9">
            <text:p>18,227<text:s/></text:p>
          </table:table-cell>
          <table:table-cell office:value-type="float" office:value="35538" table:style-name="ce9">
            <text:p>35,538<text:s/></text:p>
          </table:table-cell>
          <table:table-cell office:value-type="float" office:value="32747" table:style-name="ce9">
            <text:p>32,747<text:s/></text:p>
          </table:table-cell>
          <table:table-cell office:value-type="float" office:value="12143" table:style-name="ce9">
            <text:p>12,143<text:s/></text:p>
          </table:table-cell>
          <table:table-cell office:value-type="float" office:value="37290" table:style-name="ce9">
            <text:p>37,290<text:s/></text:p>
          </table:table-cell>
          <table:table-cell office:value-type="float" office:value="26805" table:style-name="ce9">
            <text:p>26,805<text:s/></text:p>
          </table:table-cell>
          <table:table-cell office:value-type="float" office:value="26298" table:style-name="ce9">
            <text:p>26,298<text:s/></text:p>
          </table:table-cell>
          <table:table-cell office:value-type="float" office:value="22662" table:style-name="ce9">
            <text:p>22,662<text:s/></text:p>
          </table:table-cell>
          <table:table-cell office:value-type="float" office:value="25770" table:style-name="ce9">
            <text:p>25,770<text:s/></text:p>
          </table:table-cell>
          <table:table-cell office:value-type="float" office:value="159676" table:style-name="ce9">
            <text:p>159,676<text:s/></text:p>
          </table:table-cell>
          <table:table-cell office:value-type="float" office:value="53147" table:style-name="ce9">
            <text:p>53,147<text:s/></text:p>
          </table:table-cell>
          <table:table-cell office:value-type="float" office:value="23138" table:style-name="ce9">
            <text:p>23,138<text:s/></text:p>
          </table:table-cell>
          <table:table-cell office:value-type="float" office:value="26440" table:style-name="ce9">
            <text:p>26,440<text:s/></text:p>
          </table:table-cell>
          <table:table-cell office:value-type="float" office:value="28481" table:style-name="ce9">
            <text:p>28,481<text:s/></text:p>
          </table:table-cell>
          <table:table-cell office:value-type="float" office:value="31954" table:style-name="ce9">
            <text:p>31,954<text:s/></text:p>
          </table:table-cell>
          <table:table-cell office:value-type="float" office:value="30757" table:style-name="ce9">
            <text:p>30,757<text:s/></text:p>
          </table:table-cell>
          <table:table-cell office:value-type="float" office:value="25952" table:style-name="ce9">
            <text:p>25,952<text:s/></text:p>
          </table:table-cell>
          <table:table-cell office:value-type="float" office:value="14215" table:style-name="ce9">
            <text:p>14,215<text:s/></text:p>
          </table:table-cell>
          <table:table-cell office:value-type="float" office:value="32846" table:style-name="ce9">
            <text:p>32,846<text:s/></text:p>
          </table:table-cell>
          <table:table-cell office:value-type="float" office:value="8098" table:style-name="ce9">
            <text:p>8,098<text:s/></text:p>
          </table:table-cell>
          <table:table-cell office:value-type="float" office:value="9761" table:style-name="ce9">
            <text:p>9,761<text:s/></text:p>
          </table:table-cell>
          <table:table-cell office:value-type="float" office:value="21243" table:style-name="ce9">
            <text:p>21,243<text:s/></text:p>
          </table:table-cell>
          <table:table-cell office:value-type="float" office:value="5819" table:style-name="ce9">
            <text:p>5,819<text:s/></text:p>
          </table:table-cell>
          <table:table-cell office:value-type="float" office:value="4159" table:style-name="ce9">
            <text:p>4,159<text:s/></text:p>
          </table:table-cell>
          <table:table-cell office:value-type="float" office:value="3576" table:style-name="ce9">
            <text:p>3,576<text:s/></text:p>
          </table:table-cell>
          <table:table-cell office:value-type="float" office:value="14807" table:style-name="ce9">
            <text:p>14,807<text:s/></text:p>
          </table:table-cell>
          <table:table-cell office:value-type="float" office:value="10134" table:style-name="ce9">
            <text:p>10,134<text:s/></text:p>
          </table:table-cell>
          <table:table-cell office:value-type="float" office:value="14701" table:style-name="ce9">
            <text:p>14,701<text:s/></text:p>
          </table:table-cell>
          <table:table-cell office:value-type="float" office:value="40930" table:style-name="ce9">
            <text:p>40,930<text:s/></text:p>
          </table:table-cell>
          <table:table-cell office:value-type="float" office:value="10721" table:style-name="ce9">
            <text:p>10,721<text:s/></text:p>
          </table:table-cell>
          <table:table-cell office:value-type="float" office:value="15290" table:style-name="ce9">
            <text:p>15,290<text:s/></text:p>
          </table:table-cell>
          <table:table-cell office:value-type="float" office:value="9466" table:style-name="ce9">
            <text:p>9,466<text:s/></text:p>
          </table:table-cell>
          <table:table-cell office:value-type="float" office:value="24541" table:style-name="ce9">
            <text:p>24,541<text:s/></text:p>
          </table:table-cell>
          <table:table-cell office:value-type="float" office:value="28146" table:style-name="ce9">
            <text:p>28,146<text:s/></text:p>
          </table:table-cell>
          <table:table-cell office:value-type="float" office:value="32621" table:style-name="ce9">
            <text:p>32,621<text:s/></text:p>
          </table:table-cell>
          <table:table-cell office:value-type="float" office:value="44777" table:style-name="ce9">
            <text:p>44,777<text:s/></text:p>
          </table:table-cell>
          <table:table-cell office:value-type="float" office:value="44578" table:style-name="ce9">
            <text:p>44,578<text:s/></text:p>
          </table:table-cell>
          <table:table-cell office:value-type="float" office:value="29580" table:style-name="ce9">
            <text:p>29,580<text:s/></text:p>
          </table:table-cell>
          <table:table-cell office:value-type="float" office:value="29887" table:style-name="ce9">
            <text:p>29,887<text:s/></text:p>
          </table:table-cell>
          <table:table-cell office:value-type="float" office:value="70171" table:style-name="ce9">
            <text:p>70,171<text:s/></text:p>
          </table:table-cell>
          <table:table-cell office:value-type="float" office:value="26005" table:style-name="ce9">
            <text:p>26,005<text:s/></text:p>
          </table:table-cell>
          <table:table-cell office:value-type="float" office:value="38096" table:style-name="ce9">
            <text:p>38,096<text:s/></text:p>
          </table:table-cell>
          <table:table-cell office:value-type="float" office:value="38137" table:style-name="ce9">
            <text:p>38,137<text:s/></text:p>
          </table:table-cell>
          <table:table-cell office:value-type="float" office:value="23166" table:style-name="ce9">
            <text:p>23,166<text:s/></text:p>
          </table:table-cell>
          <table:table-cell office:value-type="float" office:value="66088" table:style-name="ce9">
            <text:p>66,088<text:s/></text:p>
          </table:table-cell>
          <table:table-cell office:value-type="float" office:value="22768" table:style-name="ce9">
            <text:p>22,768<text:s/></text:p>
          </table:table-cell>
          <table:table-cell office:value-type="float" office:value="18235" table:style-name="ce9">
            <text:p>18,235<text:s/></text:p>
          </table:table-cell>
          <table:table-cell office:value-type="float" office:value="15521" table:style-name="ce9">
            <text:p>15,521<text:s/></text:p>
          </table:table-cell>
          <table:table-cell office:value-type="float" office:value="25134" table:style-name="ce9">
            <text:p>25,134<text:s/></text:p>
          </table:table-cell>
          <table:table-cell office:value-type="float" office:value="15284" table:style-name="ce9">
            <text:p>15,284<text:s/></text:p>
          </table:table-cell>
          <table:table-cell office:value-type="float" office:value="33832" table:style-name="ce9">
            <text:p>33,832<text:s/></text:p>
          </table:table-cell>
          <table:table-cell office:value-type="float" office:value="21273" table:style-name="ce9">
            <text:p>21,273<text:s/></text:p>
          </table:table-cell>
          <table:table-cell office:value-type="float" office:value="9612" table:style-name="ce9">
            <text:p>9,612<text:s/></text:p>
          </table:table-cell>
          <table:table-cell office:value-type="float" office:value="17975" table:style-name="ce9">
            <text:p>17,975<text:s/></text:p>
          </table:table-cell>
          <table:table-cell office:value-type="float" office:value="41129" table:style-name="ce9">
            <text:p>41,129<text:s/></text:p>
          </table:table-cell>
          <table:table-cell office:value-type="float" office:value="21782" table:style-name="ce9">
            <text:p>21,782<text:s/></text:p>
          </table:table-cell>
          <table:table-cell office:value-type="float" office:value="26333" table:style-name="ce9">
            <text:p>26,333<text:s/></text:p>
          </table:table-cell>
          <table:table-cell office:value-type="float" office:value="29633" table:style-name="ce9">
            <text:p>29,633<text:s/></text:p>
          </table:table-cell>
          <table:table-cell office:value-type="float" office:value="12883" table:style-name="ce9">
            <text:p>12,883<text:s/></text:p>
          </table:table-cell>
          <table:table-cell office:value-type="float" office:value="12277" table:style-name="ce9">
            <text:p>12,277<text:s/></text:p>
          </table:table-cell>
          <table:table-cell office:value-type="float" office:value="6628" table:style-name="ce9">
            <text:p>6,628<text:s/></text:p>
          </table:table-cell>
          <table:table-cell office:value-type="float" office:value="5495" table:style-name="ce9">
            <text:p>5,495<text:s/></text:p>
          </table:table-cell>
          <table:table-cell office:value-type="float" office:value="9337" table:style-name="ce9">
            <text:p>9,337<text:s/></text:p>
          </table:table-cell>
          <table:table-cell office:value-type="float" office:value="10991" table:style-name="ce9">
            <text:p>10,991<text:s/></text:p>
          </table:table-cell>
          <table:table-cell office:value-type="float" office:value="10576" table:style-name="ce9">
            <text:p>10,576<text:s/></text:p>
          </table:table-cell>
          <table:table-cell office:value-type="float" office:value="15873" table:style-name="ce9">
            <text:p>15,873<text:s/></text:p>
          </table:table-cell>
          <table:table-cell office:value-type="float" office:value="19102" table:style-name="ce9">
            <text:p>19,102<text:s/></text:p>
          </table:table-cell>
          <table:table-cell office:value-type="float" office:value="29476" table:style-name="ce9">
            <text:p>29,476<text:s/></text:p>
          </table:table-cell>
          <table:table-cell office:value-type="float" office:value="27473" table:style-name="ce9">
            <text:p>27,473<text:s/></text:p>
          </table:table-cell>
          <table:table-cell office:value-type="float" office:value="16480" table:style-name="ce9">
            <text:p>16,480<text:s/></text:p>
          </table:table-cell>
          <table:table-cell office:value-type="float" office:value="13275" table:style-name="ce9">
            <text:p>13,275<text:s/></text:p>
          </table:table-cell>
          <table:table-cell office:value-type="float" office:value="13065" table:style-name="ce9">
            <text:p>13,065<text:s/></text:p>
          </table:table-cell>
          <table:table-cell office:value-type="float" office:value="13665" table:style-name="ce9">
            <text:p>13,665<text:s/></text:p>
          </table:table-cell>
          <table:table-cell office:value-type="float" office:value="12774" table:style-name="ce9">
            <text:p>12,774<text:s/></text:p>
          </table:table-cell>
          <table:table-cell office:value-type="float" office:value="12927" table:style-name="ce9">
            <text:p>12,927<text:s/></text:p>
          </table:table-cell>
          <table:table-cell office:value-type="float" office:value="10143" table:style-name="ce9">
            <text:p>10,143<text:s/></text:p>
          </table:table-cell>
          <table:table-cell office:value-type="float" office:value="1930" table:style-name="ce9">
            <text:p>1,930<text:s/></text:p>
          </table:table-cell>
          <table:table-cell office:value-type="float" office:value="1175" table:style-name="ce9">
            <text:p>1,175<text:s/></text:p>
          </table:table-cell>
          <table:table-cell office:value-type="float" office:value="1747" table:style-name="ce9">
            <text:p>1,747<text:s/></text:p>
          </table:table-cell>
          <table:table-cell office:value-type="float" office:value="2639" table:style-name="ce9">
            <text:p>2,639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506" table:style-name="ce9">
            <text:p>1,506<text:s/></text:p>
          </table:table-cell>
          <table:table-cell office:value-type="float" office:value="378" table:style-name="ce9">
            <text:p>378<text:s/></text:p>
          </table:table-cell>
          <table:table-cell office:value-type="float" office:value="1211" table:style-name="ce9">
            <text:p>1,211<text:s/></text:p>
          </table:table-cell>
          <table:table-cell office:value-type="float" office:value="1127" table:style-name="ce9">
            <text:p>1,127<text:s/></text:p>
          </table:table-cell>
          <table:table-cell table:number-columns-repeated="16264"/>
        </table:table-row>
        <table:table-row table:style-name="ro2">
          <table:table-cell office:value-type="date" office:date-value="2024-05-11T00:00:00" table:style-name="ce11">
            <text:p>2024/5/11</text:p>
          </table:table-cell>
          <table:table-cell office:value-type="float" office:value="3837" table:style-name="ce9">
            <text:p>3,837<text:s/></text:p>
          </table:table-cell>
          <table:table-cell office:value-type="float" office:value="9291" table:style-name="ce9">
            <text:p>9,291<text:s/></text:p>
          </table:table-cell>
          <table:table-cell office:value-type="float" office:value="24730" table:style-name="ce9">
            <text:p>24,730<text:s/></text:p>
          </table:table-cell>
          <table:table-cell office:value-type="float" office:value="47049" table:style-name="ce9">
            <text:p>47,049<text:s/></text:p>
          </table:table-cell>
          <table:table-cell office:value-type="float" office:value="15972" table:style-name="ce9">
            <text:p>15,972<text:s/></text:p>
          </table:table-cell>
          <table:table-cell office:value-type="float" office:value="10230" table:style-name="ce9">
            <text:p>10,230<text:s/></text:p>
          </table:table-cell>
          <table:table-cell office:value-type="float" office:value="7733" table:style-name="ce9">
            <text:p>7,733<text:s/></text:p>
          </table:table-cell>
          <table:table-cell office:value-type="float" office:value="4016" table:style-name="ce9">
            <text:p>4,016<text:s/></text:p>
          </table:table-cell>
          <table:table-cell office:value-type="float" office:value="2729" table:style-name="ce9">
            <text:p>2,729<text:s/></text:p>
          </table:table-cell>
          <table:table-cell office:value-type="float" office:value="7575" table:style-name="ce9">
            <text:p>7,575<text:s/></text:p>
          </table:table-cell>
          <table:table-cell office:value-type="float" office:value="1971" table:style-name="ce9">
            <text:p>1,971<text:s/></text:p>
          </table:table-cell>
          <table:table-cell office:value-type="float" office:value="3357" table:style-name="ce9">
            <text:p>3,357<text:s/></text:p>
          </table:table-cell>
          <table:table-cell office:value-type="float" office:value="7222" table:style-name="ce9">
            <text:p>7,222<text:s/></text:p>
          </table:table-cell>
          <table:table-cell office:value-type="float" office:value="6393" table:style-name="ce9">
            <text:p>6,393<text:s/></text:p>
          </table:table-cell>
          <table:table-cell office:value-type="float" office:value="10444" table:style-name="ce9">
            <text:p>10,444<text:s/></text:p>
          </table:table-cell>
          <table:table-cell office:value-type="float" office:value="4799" table:style-name="ce9">
            <text:p>4,799<text:s/></text:p>
          </table:table-cell>
          <table:table-cell office:value-type="float" office:value="7058" table:style-name="ce9">
            <text:p>7,058<text:s/></text:p>
          </table:table-cell>
          <table:table-cell office:value-type="float" office:value="4050" table:style-name="ce9">
            <text:p>4,050<text:s/></text:p>
          </table:table-cell>
          <table:table-cell office:value-type="float" office:value="8822" table:style-name="ce9">
            <text:p>8,822<text:s/></text:p>
          </table:table-cell>
          <table:table-cell office:value-type="float" office:value="3419" table:style-name="ce9">
            <text:p>3,419<text:s/></text:p>
          </table:table-cell>
          <table:table-cell office:value-type="float" office:value="6150" table:style-name="ce9">
            <text:p>6,150<text:s/></text:p>
          </table:table-cell>
          <table:table-cell office:value-type="float" office:value="6364" table:style-name="ce9">
            <text:p>6,364<text:s/></text:p>
          </table:table-cell>
          <table:table-cell office:value-type="float" office:value="2661" table:style-name="ce9">
            <text:p>2,661<text:s/></text:p>
          </table:table-cell>
          <table:table-cell office:value-type="float" office:value="20731" table:style-name="ce9">
            <text:p>20,731<text:s/></text:p>
          </table:table-cell>
          <table:table-cell office:value-type="float" office:value="3003" table:style-name="ce9">
            <text:p>3,003<text:s/></text:p>
          </table:table-cell>
          <table:table-cell office:value-type="float" office:value="11528" table:style-name="ce9">
            <text:p>11,528<text:s/></text:p>
          </table:table-cell>
          <table:table-cell office:value-type="float" office:value="9811" table:style-name="ce9">
            <text:p>9,811<text:s/></text:p>
          </table:table-cell>
          <table:table-cell office:value-type="float" office:value="12377" table:style-name="ce9">
            <text:p>12,377<text:s/></text:p>
          </table:table-cell>
          <table:table-cell office:value-type="float" office:value="15840" table:style-name="ce9">
            <text:p>15,840<text:s/></text:p>
          </table:table-cell>
          <table:table-cell office:value-type="float" office:value="13675" table:style-name="ce9">
            <text:p>13,675<text:s/></text:p>
          </table:table-cell>
          <table:table-cell office:value-type="float" office:value="9067" table:style-name="ce9">
            <text:p>9,067<text:s/></text:p>
          </table:table-cell>
          <table:table-cell office:value-type="float" office:value="27267" table:style-name="ce9">
            <text:p>27,267<text:s/></text:p>
          </table:table-cell>
          <table:table-cell office:value-type="float" office:value="14173" table:style-name="ce9">
            <text:p>14,173<text:s/></text:p>
          </table:table-cell>
          <table:table-cell office:value-type="float" office:value="25820" table:style-name="ce9">
            <text:p>25,820<text:s/></text:p>
          </table:table-cell>
          <table:table-cell office:value-type="float" office:value="22815" table:style-name="ce9">
            <text:p>22,815<text:s/></text:p>
          </table:table-cell>
          <table:table-cell office:value-type="float" office:value="5001" table:style-name="ce9">
            <text:p>5,001<text:s/></text:p>
          </table:table-cell>
          <table:table-cell office:value-type="float" office:value="28400" table:style-name="ce9">
            <text:p>28,400<text:s/></text:p>
          </table:table-cell>
          <table:table-cell office:value-type="float" office:value="19718" table:style-name="ce9">
            <text:p>19,718<text:s/></text:p>
          </table:table-cell>
          <table:table-cell office:value-type="float" office:value="18649" table:style-name="ce9">
            <text:p>18,649<text:s/></text:p>
          </table:table-cell>
          <table:table-cell office:value-type="float" office:value="17495" table:style-name="ce9">
            <text:p>17,495<text:s/></text:p>
          </table:table-cell>
          <table:table-cell office:value-type="float" office:value="11024" table:style-name="ce9">
            <text:p>11,024<text:s/></text:p>
          </table:table-cell>
          <table:table-cell office:value-type="float" office:value="143435" table:style-name="ce9">
            <text:p>143,435<text:s/></text:p>
          </table:table-cell>
          <table:table-cell office:value-type="float" office:value="52583" table:style-name="ce9">
            <text:p>52,583<text:s/></text:p>
          </table:table-cell>
          <table:table-cell office:value-type="float" office:value="18721" table:style-name="ce9">
            <text:p>18,721<text:s/></text:p>
          </table:table-cell>
          <table:table-cell office:value-type="float" office:value="17440" table:style-name="ce9">
            <text:p>17,440<text:s/></text:p>
          </table:table-cell>
          <table:table-cell office:value-type="float" office:value="36209" table:style-name="ce9">
            <text:p>36,209<text:s/></text:p>
          </table:table-cell>
          <table:table-cell office:value-type="float" office:value="27282" table:style-name="ce9">
            <text:p>27,282<text:s/></text:p>
          </table:table-cell>
          <table:table-cell office:value-type="float" office:value="24124" table:style-name="ce9">
            <text:p>24,124<text:s/></text:p>
          </table:table-cell>
          <table:table-cell office:value-type="float" office:value="20223" table:style-name="ce9">
            <text:p>20,223<text:s/></text:p>
          </table:table-cell>
          <table:table-cell office:value-type="float" office:value="9556" table:style-name="ce9">
            <text:p>9,556<text:s/></text:p>
          </table:table-cell>
          <table:table-cell office:value-type="float" office:value="22065" table:style-name="ce9">
            <text:p>22,065<text:s/></text:p>
          </table:table-cell>
          <table:table-cell office:value-type="float" office:value="6589" table:style-name="ce9">
            <text:p>6,589<text:s/></text:p>
          </table:table-cell>
          <table:table-cell office:value-type="float" office:value="7219" table:style-name="ce9">
            <text:p>7,219<text:s/></text:p>
          </table:table-cell>
          <table:table-cell office:value-type="float" office:value="16377" table:style-name="ce9">
            <text:p>16,377<text:s/></text:p>
          </table:table-cell>
          <table:table-cell office:value-type="float" office:value="5128" table:style-name="ce9">
            <text:p>5,128<text:s/></text:p>
          </table:table-cell>
          <table:table-cell office:value-type="float" office:value="3198" table:style-name="ce9">
            <text:p>3,198<text:s/></text:p>
          </table:table-cell>
          <table:table-cell office:value-type="float" office:value="1779" table:style-name="ce9">
            <text:p>1,779<text:s/></text:p>
          </table:table-cell>
          <table:table-cell office:value-type="float" office:value="8963" table:style-name="ce9">
            <text:p>8,963<text:s/></text:p>
          </table:table-cell>
          <table:table-cell office:value-type="float" office:value="8560" table:style-name="ce9">
            <text:p>8,560<text:s/></text:p>
          </table:table-cell>
          <table:table-cell office:value-type="float" office:value="11104" table:style-name="ce9">
            <text:p>11,104<text:s/></text:p>
          </table:table-cell>
          <table:table-cell office:value-type="float" office:value="37957" table:style-name="ce9">
            <text:p>37,957<text:s/></text:p>
          </table:table-cell>
          <table:table-cell office:value-type="float" office:value="7108" table:style-name="ce9">
            <text:p>7,108<text:s/></text:p>
          </table:table-cell>
          <table:table-cell office:value-type="float" office:value="10663" table:style-name="ce9">
            <text:p>10,663<text:s/></text:p>
          </table:table-cell>
          <table:table-cell office:value-type="float" office:value="6941" table:style-name="ce9">
            <text:p>6,941<text:s/></text:p>
          </table:table-cell>
          <table:table-cell office:value-type="float" office:value="17996" table:style-name="ce9">
            <text:p>17,996<text:s/></text:p>
          </table:table-cell>
          <table:table-cell office:value-type="float" office:value="17606" table:style-name="ce9">
            <text:p>17,606<text:s/></text:p>
          </table:table-cell>
          <table:table-cell office:value-type="float" office:value="28167" table:style-name="ce9">
            <text:p>28,167<text:s/></text:p>
          </table:table-cell>
          <table:table-cell office:value-type="float" office:value="37934" table:style-name="ce9">
            <text:p>37,934<text:s/></text:p>
          </table:table-cell>
          <table:table-cell office:value-type="float" office:value="31787" table:style-name="ce9">
            <text:p>31,787<text:s/></text:p>
          </table:table-cell>
          <table:table-cell office:value-type="float" office:value="22917" table:style-name="ce9">
            <text:p>22,917<text:s/></text:p>
          </table:table-cell>
          <table:table-cell office:value-type="float" office:value="27935" table:style-name="ce9">
            <text:p>27,935<text:s/></text:p>
          </table:table-cell>
          <table:table-cell office:value-type="float" office:value="72093" table:style-name="ce9">
            <text:p>72,093<text:s/></text:p>
          </table:table-cell>
          <table:table-cell office:value-type="float" office:value="15285" table:style-name="ce9">
            <text:p>15,285<text:s/></text:p>
          </table:table-cell>
          <table:table-cell office:value-type="float" office:value="31040" table:style-name="ce9">
            <text:p>31,040<text:s/></text:p>
          </table:table-cell>
          <table:table-cell office:value-type="float" office:value="30244" table:style-name="ce9">
            <text:p>30,244<text:s/></text:p>
          </table:table-cell>
          <table:table-cell office:value-type="float" office:value="19760" table:style-name="ce9">
            <text:p>19,760<text:s/></text:p>
          </table:table-cell>
          <table:table-cell office:value-type="float" office:value="52835" table:style-name="ce9">
            <text:p>52,835<text:s/></text:p>
          </table:table-cell>
          <table:table-cell office:value-type="float" office:value="18047" table:style-name="ce9">
            <text:p>18,047<text:s/></text:p>
          </table:table-cell>
          <table:table-cell office:value-type="float" office:value="14279" table:style-name="ce9">
            <text:p>14,279<text:s/></text:p>
          </table:table-cell>
          <table:table-cell office:value-type="float" office:value="9907" table:style-name="ce9">
            <text:p>9,907<text:s/></text:p>
          </table:table-cell>
          <table:table-cell office:value-type="float" office:value="18782" table:style-name="ce9">
            <text:p>18,782<text:s/></text:p>
          </table:table-cell>
          <table:table-cell office:value-type="float" office:value="10457" table:style-name="ce9">
            <text:p>10,457<text:s/></text:p>
          </table:table-cell>
          <table:table-cell office:value-type="float" office:value="27712" table:style-name="ce9">
            <text:p>27,712<text:s/></text:p>
          </table:table-cell>
          <table:table-cell office:value-type="float" office:value="13307" table:style-name="ce9">
            <text:p>13,307<text:s/></text:p>
          </table:table-cell>
          <table:table-cell office:value-type="float" office:value="12529" table:style-name="ce9">
            <text:p>12,529<text:s/></text:p>
          </table:table-cell>
          <table:table-cell office:value-type="float" office:value="13609" table:style-name="ce9">
            <text:p>13,609<text:s/></text:p>
          </table:table-cell>
          <table:table-cell office:value-type="float" office:value="19181" table:style-name="ce9">
            <text:p>19,181<text:s/></text:p>
          </table:table-cell>
          <table:table-cell office:value-type="float" office:value="12751" table:style-name="ce9">
            <text:p>12,751<text:s/></text:p>
          </table:table-cell>
          <table:table-cell office:value-type="float" office:value="14087" table:style-name="ce9">
            <text:p>14,087<text:s/></text:p>
          </table:table-cell>
          <table:table-cell office:value-type="float" office:value="21394" table:style-name="ce9">
            <text:p>21,394<text:s/></text:p>
          </table:table-cell>
          <table:table-cell office:value-type="float" office:value="6523" table:style-name="ce9">
            <text:p>6,523<text:s/></text:p>
          </table:table-cell>
          <table:table-cell office:value-type="float" office:value="9230" table:style-name="ce9">
            <text:p>9,230<text:s/></text:p>
          </table:table-cell>
          <table:table-cell office:value-type="float" office:value="4004" table:style-name="ce9">
            <text:p>4,004<text:s/></text:p>
          </table:table-cell>
          <table:table-cell office:value-type="float" office:value="2486" table:style-name="ce9">
            <text:p>2,486<text:s/></text:p>
          </table:table-cell>
          <table:table-cell office:value-type="float" office:value="7608" table:style-name="ce9">
            <text:p>7,608<text:s/></text:p>
          </table:table-cell>
          <table:table-cell office:value-type="float" office:value="7382" table:style-name="ce9">
            <text:p>7,382<text:s/></text:p>
          </table:table-cell>
          <table:table-cell office:value-type="float" office:value="9253" table:style-name="ce9">
            <text:p>9,253<text:s/></text:p>
          </table:table-cell>
          <table:table-cell office:value-type="float" office:value="12475" table:style-name="ce9">
            <text:p>12,475<text:s/></text:p>
          </table:table-cell>
          <table:table-cell office:value-type="float" office:value="13548" table:style-name="ce9">
            <text:p>13,548<text:s/></text:p>
          </table:table-cell>
          <table:table-cell office:value-type="float" office:value="17967" table:style-name="ce9">
            <text:p>17,967<text:s/></text:p>
          </table:table-cell>
          <table:table-cell office:value-type="float" office:value="23327" table:style-name="ce9">
            <text:p>23,327<text:s/></text:p>
          </table:table-cell>
          <table:table-cell office:value-type="float" office:value="11287" table:style-name="ce9">
            <text:p>11,287<text:s/></text:p>
          </table:table-cell>
          <table:table-cell office:value-type="float" office:value="9807" table:style-name="ce9">
            <text:p>9,807<text:s/></text:p>
          </table:table-cell>
          <table:table-cell office:value-type="float" office:value="9913" table:style-name="ce9">
            <text:p>9,913<text:s/></text:p>
          </table:table-cell>
          <table:table-cell office:value-type="float" office:value="10132" table:style-name="ce9">
            <text:p>10,132<text:s/></text:p>
          </table:table-cell>
          <table:table-cell office:value-type="float" office:value="10423" table:style-name="ce9">
            <text:p>10,423<text:s/></text:p>
          </table:table-cell>
          <table:table-cell office:value-type="float" office:value="8221" table:style-name="ce9">
            <text:p>8,221<text:s/></text:p>
          </table:table-cell>
          <table:table-cell office:value-type="float" office:value="7278" table:style-name="ce9">
            <text:p>7,278<text:s/></text:p>
          </table:table-cell>
          <table:table-cell office:value-type="float" office:value="1457" table:style-name="ce9">
            <text:p>1,457<text:s/></text:p>
          </table:table-cell>
          <table:table-cell office:value-type="float" office:value="994" table:style-name="ce9">
            <text:p>994<text:s/></text:p>
          </table:table-cell>
          <table:table-cell office:value-type="float" office:value="1176" table:style-name="ce9">
            <text:p>1,176<text:s/></text:p>
          </table:table-cell>
          <table:table-cell office:value-type="float" office:value="1790" table:style-name="ce9">
            <text:p>1,79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372" table:style-name="ce9">
            <text:p>1,372<text:s/></text:p>
          </table:table-cell>
          <table:table-cell office:value-type="float" office:value="332" table:style-name="ce9">
            <text:p>332<text:s/></text:p>
          </table:table-cell>
          <table:table-cell office:value-type="float" office:value="891" table:style-name="ce9">
            <text:p>891<text:s/></text:p>
          </table:table-cell>
          <table:table-cell office:value-type="float" office:value="633" table:style-name="ce9">
            <text:p>633<text:s/></text:p>
          </table:table-cell>
          <table:table-cell table:number-columns-repeated="16264"/>
        </table:table-row>
        <table:table-row table:style-name="ro2">
          <table:table-cell office:value-type="date" office:date-value="2024-05-12T00:00:00" table:style-name="ce11">
            <text:p>2024/5/12</text:p>
          </table:table-cell>
          <table:table-cell office:value-type="float" office:value="4154" table:style-name="ce9">
            <text:p>4,154<text:s/></text:p>
          </table:table-cell>
          <table:table-cell office:value-type="float" office:value="6783" table:style-name="ce9">
            <text:p>6,783<text:s/></text:p>
          </table:table-cell>
          <table:table-cell office:value-type="float" office:value="18355" table:style-name="ce9">
            <text:p>18,355<text:s/></text:p>
          </table:table-cell>
          <table:table-cell office:value-type="float" office:value="37382" table:style-name="ce9">
            <text:p>37,382<text:s/></text:p>
          </table:table-cell>
          <table:table-cell office:value-type="float" office:value="11085" table:style-name="ce9">
            <text:p>11,085<text:s/></text:p>
          </table:table-cell>
          <table:table-cell office:value-type="float" office:value="7883" table:style-name="ce9">
            <text:p>7,883<text:s/></text:p>
          </table:table-cell>
          <table:table-cell office:value-type="float" office:value="5728" table:style-name="ce9">
            <text:p>5,728<text:s/></text:p>
          </table:table-cell>
          <table:table-cell office:value-type="float" office:value="3197" table:style-name="ce9">
            <text:p>3,197<text:s/></text:p>
          </table:table-cell>
          <table:table-cell office:value-type="float" office:value="2166" table:style-name="ce9">
            <text:p>2,166<text:s/></text:p>
          </table:table-cell>
          <table:table-cell office:value-type="float" office:value="5182" table:style-name="ce9">
            <text:p>5,182<text:s/></text:p>
          </table:table-cell>
          <table:table-cell office:value-type="float" office:value="1501" table:style-name="ce9">
            <text:p>1,501<text:s/></text:p>
          </table:table-cell>
          <table:table-cell office:value-type="float" office:value="2474" table:style-name="ce9">
            <text:p>2,474<text:s/></text:p>
          </table:table-cell>
          <table:table-cell office:value-type="float" office:value="5100" table:style-name="ce9">
            <text:p>5,100<text:s/></text:p>
          </table:table-cell>
          <table:table-cell office:value-type="float" office:value="4465" table:style-name="ce9">
            <text:p>4,465<text:s/></text:p>
          </table:table-cell>
          <table:table-cell office:value-type="float" office:value="8482" table:style-name="ce9">
            <text:p>8,482<text:s/></text:p>
          </table:table-cell>
          <table:table-cell office:value-type="float" office:value="3673" table:style-name="ce9">
            <text:p>3,673<text:s/></text:p>
          </table:table-cell>
          <table:table-cell office:value-type="float" office:value="5222" table:style-name="ce9">
            <text:p>5,222<text:s/></text:p>
          </table:table-cell>
          <table:table-cell office:value-type="float" office:value="3142" table:style-name="ce9">
            <text:p>3,142<text:s/></text:p>
          </table:table-cell>
          <table:table-cell office:value-type="float" office:value="6825" table:style-name="ce9">
            <text:p>6,825<text:s/></text:p>
          </table:table-cell>
          <table:table-cell office:value-type="float" office:value="2737" table:style-name="ce9">
            <text:p>2,737<text:s/></text:p>
          </table:table-cell>
          <table:table-cell office:value-type="float" office:value="4503" table:style-name="ce9">
            <text:p>4,503<text:s/></text:p>
          </table:table-cell>
          <table:table-cell office:value-type="float" office:value="4766" table:style-name="ce9">
            <text:p>4,766<text:s/></text:p>
          </table:table-cell>
          <table:table-cell office:value-type="float" office:value="2523" table:style-name="ce9">
            <text:p>2,523<text:s/></text:p>
          </table:table-cell>
          <table:table-cell office:value-type="float" office:value="16696" table:style-name="ce9">
            <text:p>16,696<text:s/></text:p>
          </table:table-cell>
          <table:table-cell office:value-type="float" office:value="3088" table:style-name="ce9">
            <text:p>3,088<text:s/></text:p>
          </table:table-cell>
          <table:table-cell office:value-type="float" office:value="9818" table:style-name="ce9">
            <text:p>9,818<text:s/></text:p>
          </table:table-cell>
          <table:table-cell office:value-type="float" office:value="7771" table:style-name="ce9">
            <text:p>7,771<text:s/></text:p>
          </table:table-cell>
          <table:table-cell office:value-type="float" office:value="10082" table:style-name="ce9">
            <text:p>10,082<text:s/></text:p>
          </table:table-cell>
          <table:table-cell office:value-type="float" office:value="13221" table:style-name="ce9">
            <text:p>13,221<text:s/></text:p>
          </table:table-cell>
          <table:table-cell office:value-type="float" office:value="11404" table:style-name="ce9">
            <text:p>11,404<text:s/></text:p>
          </table:table-cell>
          <table:table-cell office:value-type="float" office:value="7170" table:style-name="ce9">
            <text:p>7,170<text:s/></text:p>
          </table:table-cell>
          <table:table-cell office:value-type="float" office:value="19292" table:style-name="ce9">
            <text:p>19,292<text:s/></text:p>
          </table:table-cell>
          <table:table-cell office:value-type="float" office:value="10960" table:style-name="ce9">
            <text:p>10,960<text:s/></text:p>
          </table:table-cell>
          <table:table-cell office:value-type="float" office:value="18695" table:style-name="ce9">
            <text:p>18,695<text:s/></text:p>
          </table:table-cell>
          <table:table-cell office:value-type="float" office:value="27710" table:style-name="ce9">
            <text:p>27,710<text:s/></text:p>
          </table:table-cell>
          <table:table-cell office:value-type="float" office:value="3771" table:style-name="ce9">
            <text:p>3,771<text:s/></text:p>
          </table:table-cell>
          <table:table-cell office:value-type="float" office:value="22839" table:style-name="ce9">
            <text:p>22,839<text:s/></text:p>
          </table:table-cell>
          <table:table-cell office:value-type="float" office:value="15270" table:style-name="ce9">
            <text:p>15,270<text:s/></text:p>
          </table:table-cell>
          <table:table-cell office:value-type="float" office:value="14521" table:style-name="ce9">
            <text:p>14,521<text:s/></text:p>
          </table:table-cell>
          <table:table-cell office:value-type="float" office:value="13507" table:style-name="ce9">
            <text:p>13,507<text:s/></text:p>
          </table:table-cell>
          <table:table-cell office:value-type="float" office:value="7529" table:style-name="ce9">
            <text:p>7,529<text:s/></text:p>
          </table:table-cell>
          <table:table-cell office:value-type="float" office:value="152282" table:style-name="ce9">
            <text:p>152,282<text:s/></text:p>
          </table:table-cell>
          <table:table-cell office:value-type="float" office:value="40528" table:style-name="ce9">
            <text:p>40,528<text:s/></text:p>
          </table:table-cell>
          <table:table-cell office:value-type="float" office:value="13331" table:style-name="ce9">
            <text:p>13,331<text:s/></text:p>
          </table:table-cell>
          <table:table-cell office:value-type="float" office:value="14707" table:style-name="ce9">
            <text:p>14,707<text:s/></text:p>
          </table:table-cell>
          <table:table-cell office:value-type="float" office:value="29069" table:style-name="ce9">
            <text:p>29,069<text:s/></text:p>
          </table:table-cell>
          <table:table-cell office:value-type="float" office:value="19391" table:style-name="ce9">
            <text:p>19,391<text:s/></text:p>
          </table:table-cell>
          <table:table-cell office:value-type="float" office:value="18537" table:style-name="ce9">
            <text:p>18,537<text:s/></text:p>
          </table:table-cell>
          <table:table-cell office:value-type="float" office:value="16493" table:style-name="ce9">
            <text:p>16,493<text:s/></text:p>
          </table:table-cell>
          <table:table-cell office:value-type="float" office:value="6884" table:style-name="ce9">
            <text:p>6,884<text:s/></text:p>
          </table:table-cell>
          <table:table-cell office:value-type="float" office:value="15998" table:style-name="ce9">
            <text:p>15,998<text:s/></text:p>
          </table:table-cell>
          <table:table-cell office:value-type="float" office:value="5090" table:style-name="ce9">
            <text:p>5,090<text:s/></text:p>
          </table:table-cell>
          <table:table-cell office:value-type="float" office:value="5291" table:style-name="ce9">
            <text:p>5,291<text:s/></text:p>
          </table:table-cell>
          <table:table-cell office:value-type="float" office:value="12593" table:style-name="ce9">
            <text:p>12,593<text:s/></text:p>
          </table:table-cell>
          <table:table-cell office:value-type="float" office:value="4379" table:style-name="ce9">
            <text:p>4,379<text:s/></text:p>
          </table:table-cell>
          <table:table-cell office:value-type="float" office:value="2584" table:style-name="ce9">
            <text:p>2,584<text:s/></text:p>
          </table:table-cell>
          <table:table-cell office:value-type="float" office:value="1419" table:style-name="ce9">
            <text:p>1,419<text:s/></text:p>
          </table:table-cell>
          <table:table-cell office:value-type="float" office:value="6715" table:style-name="ce9">
            <text:p>6,715<text:s/></text:p>
          </table:table-cell>
          <table:table-cell office:value-type="float" office:value="6682" table:style-name="ce9">
            <text:p>6,682<text:s/></text:p>
          </table:table-cell>
          <table:table-cell office:value-type="float" office:value="8754" table:style-name="ce9">
            <text:p>8,754<text:s/></text:p>
          </table:table-cell>
          <table:table-cell office:value-type="float" office:value="30464" table:style-name="ce9">
            <text:p>30,464<text:s/></text:p>
          </table:table-cell>
          <table:table-cell office:value-type="float" office:value="6084" table:style-name="ce9">
            <text:p>6,084<text:s/></text:p>
          </table:table-cell>
          <table:table-cell office:value-type="float" office:value="9778" table:style-name="ce9">
            <text:p>9,778<text:s/></text:p>
          </table:table-cell>
          <table:table-cell office:value-type="float" office:value="5504" table:style-name="ce9">
            <text:p>5,504<text:s/></text:p>
          </table:table-cell>
          <table:table-cell office:value-type="float" office:value="14313" table:style-name="ce9">
            <text:p>14,313<text:s/></text:p>
          </table:table-cell>
          <table:table-cell office:value-type="float" office:value="12452" table:style-name="ce9">
            <text:p>12,452<text:s/></text:p>
          </table:table-cell>
          <table:table-cell office:value-type="float" office:value="21856" table:style-name="ce9">
            <text:p>21,856<text:s/></text:p>
          </table:table-cell>
          <table:table-cell office:value-type="float" office:value="35487" table:style-name="ce9">
            <text:p>35,487<text:s/></text:p>
          </table:table-cell>
          <table:table-cell office:value-type="float" office:value="24700" table:style-name="ce9">
            <text:p>24,700<text:s/></text:p>
          </table:table-cell>
          <table:table-cell office:value-type="float" office:value="17404" table:style-name="ce9">
            <text:p>17,404<text:s/></text:p>
          </table:table-cell>
          <table:table-cell office:value-type="float" office:value="22413" table:style-name="ce9">
            <text:p>22,413<text:s/></text:p>
          </table:table-cell>
          <table:table-cell office:value-type="float" office:value="58103" table:style-name="ce9">
            <text:p>58,103<text:s/></text:p>
          </table:table-cell>
          <table:table-cell office:value-type="float" office:value="11896" table:style-name="ce9">
            <text:p>11,896<text:s/></text:p>
          </table:table-cell>
          <table:table-cell office:value-type="float" office:value="23383" table:style-name="ce9">
            <text:p>23,383<text:s/></text:p>
          </table:table-cell>
          <table:table-cell office:value-type="float" office:value="21727" table:style-name="ce9">
            <text:p>21,727<text:s/></text:p>
          </table:table-cell>
          <table:table-cell office:value-type="float" office:value="14662" table:style-name="ce9">
            <text:p>14,662<text:s/></text:p>
          </table:table-cell>
          <table:table-cell office:value-type="float" office:value="46341" table:style-name="ce9">
            <text:p>46,341<text:s/></text:p>
          </table:table-cell>
          <table:table-cell office:value-type="float" office:value="12076" table:style-name="ce9">
            <text:p>12,076<text:s/></text:p>
          </table:table-cell>
          <table:table-cell office:value-type="float" office:value="11237" table:style-name="ce9">
            <text:p>11,237<text:s/></text:p>
          </table:table-cell>
          <table:table-cell office:value-type="float" office:value="6747" table:style-name="ce9">
            <text:p>6,747<text:s/></text:p>
          </table:table-cell>
          <table:table-cell office:value-type="float" office:value="18014" table:style-name="ce9">
            <text:p>18,014<text:s/></text:p>
          </table:table-cell>
          <table:table-cell office:value-type="float" office:value="7511" table:style-name="ce9">
            <text:p>7,511<text:s/></text:p>
          </table:table-cell>
          <table:table-cell office:value-type="float" office:value="24441" table:style-name="ce9">
            <text:p>24,441<text:s/></text:p>
          </table:table-cell>
          <table:table-cell office:value-type="float" office:value="9614" table:style-name="ce9">
            <text:p>9,614<text:s/></text:p>
          </table:table-cell>
          <table:table-cell office:value-type="float" office:value="9459" table:style-name="ce9">
            <text:p>9,459<text:s/></text:p>
          </table:table-cell>
          <table:table-cell office:value-type="float" office:value="10483" table:style-name="ce9">
            <text:p>10,483<text:s/></text:p>
          </table:table-cell>
          <table:table-cell office:value-type="float" office:value="14137" table:style-name="ce9">
            <text:p>14,137<text:s/></text:p>
          </table:table-cell>
          <table:table-cell office:value-type="float" office:value="10046" table:style-name="ce9">
            <text:p>10,046<text:s/></text:p>
          </table:table-cell>
          <table:table-cell office:value-type="float" office:value="10903" table:style-name="ce9">
            <text:p>10,903<text:s/></text:p>
          </table:table-cell>
          <table:table-cell office:value-type="float" office:value="15987" table:style-name="ce9">
            <text:p>15,987<text:s/></text:p>
          </table:table-cell>
          <table:table-cell office:value-type="float" office:value="4388" table:style-name="ce9">
            <text:p>4,388<text:s/></text:p>
          </table:table-cell>
          <table:table-cell office:value-type="float" office:value="6875" table:style-name="ce9">
            <text:p>6,875<text:s/></text:p>
          </table:table-cell>
          <table:table-cell office:value-type="float" office:value="3035" table:style-name="ce9">
            <text:p>3,035<text:s/></text:p>
          </table:table-cell>
          <table:table-cell office:value-type="float" office:value="1804" table:style-name="ce9">
            <text:p>1,804<text:s/></text:p>
          </table:table-cell>
          <table:table-cell office:value-type="float" office:value="5888" table:style-name="ce9">
            <text:p>5,888<text:s/></text:p>
          </table:table-cell>
          <table:table-cell office:value-type="float" office:value="5624" table:style-name="ce9">
            <text:p>5,624<text:s/></text:p>
          </table:table-cell>
          <table:table-cell office:value-type="float" office:value="7100" table:style-name="ce9">
            <text:p>7,100<text:s/></text:p>
          </table:table-cell>
          <table:table-cell office:value-type="float" office:value="9960" table:style-name="ce9">
            <text:p>9,960<text:s/></text:p>
          </table:table-cell>
          <table:table-cell office:value-type="float" office:value="10341" table:style-name="ce9">
            <text:p>10,341<text:s/></text:p>
          </table:table-cell>
          <table:table-cell office:value-type="float" office:value="13430" table:style-name="ce9">
            <text:p>13,430<text:s/></text:p>
          </table:table-cell>
          <table:table-cell office:value-type="float" office:value="18795" table:style-name="ce9">
            <text:p>18,795<text:s/></text:p>
          </table:table-cell>
          <table:table-cell office:value-type="float" office:value="8718" table:style-name="ce9">
            <text:p>8,718<text:s/></text:p>
          </table:table-cell>
          <table:table-cell office:value-type="float" office:value="7140" table:style-name="ce9">
            <text:p>7,140<text:s/></text:p>
          </table:table-cell>
          <table:table-cell office:value-type="float" office:value="7766" table:style-name="ce9">
            <text:p>7,766<text:s/></text:p>
          </table:table-cell>
          <table:table-cell office:value-type="float" office:value="7901" table:style-name="ce9">
            <text:p>7,901<text:s/></text:p>
          </table:table-cell>
          <table:table-cell office:value-type="float" office:value="7925" table:style-name="ce9">
            <text:p>7,925<text:s/></text:p>
          </table:table-cell>
          <table:table-cell office:value-type="float" office:value="6272" table:style-name="ce9">
            <text:p>6,272<text:s/></text:p>
          </table:table-cell>
          <table:table-cell office:value-type="float" office:value="5697" table:style-name="ce9">
            <text:p>5,697<text:s/></text:p>
          </table:table-cell>
          <table:table-cell office:value-type="float" office:value="1066" table:style-name="ce9">
            <text:p>1,066<text:s/></text:p>
          </table:table-cell>
          <table:table-cell office:value-type="float" office:value="816" table:style-name="ce9">
            <text:p>816<text:s/></text:p>
          </table:table-cell>
          <table:table-cell office:value-type="float" office:value="1191" table:style-name="ce9">
            <text:p>1,191<text:s/></text:p>
          </table:table-cell>
          <table:table-cell office:value-type="float" office:value="1393" table:style-name="ce9">
            <text:p>1,393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847" table:style-name="ce9">
            <text:p>1,847<text:s/></text:p>
          </table:table-cell>
          <table:table-cell office:value-type="float" office:value="256" table:style-name="ce9">
            <text:p>256<text:s/></text:p>
          </table:table-cell>
          <table:table-cell office:value-type="float" office:value="634" table:style-name="ce9">
            <text:p>634<text:s/></text:p>
          </table:table-cell>
          <table:table-cell office:value-type="float" office:value="607" table:style-name="ce9">
            <text:p>607<text:s/></text:p>
          </table:table-cell>
          <table:table-cell table:number-columns-repeated="16264"/>
        </table:table-row>
        <table:table-row table:style-name="ro2">
          <table:table-cell office:value-type="date" office:date-value="2024-05-13T00:00:00" table:style-name="ce11">
            <text:p>2024/5/13</text:p>
          </table:table-cell>
          <table:table-cell office:value-type="float" office:value="4919" table:style-name="ce9">
            <text:p>4,919<text:s/></text:p>
          </table:table-cell>
          <table:table-cell office:value-type="float" office:value="13648" table:style-name="ce9">
            <text:p>13,648<text:s/></text:p>
          </table:table-cell>
          <table:table-cell office:value-type="float" office:value="42728" table:style-name="ce9">
            <text:p>42,728<text:s/></text:p>
          </table:table-cell>
          <table:table-cell office:value-type="float" office:value="40072" table:style-name="ce9">
            <text:p>40,072<text:s/></text:p>
          </table:table-cell>
          <table:table-cell office:value-type="float" office:value="24666" table:style-name="ce9">
            <text:p>24,666<text:s/></text:p>
          </table:table-cell>
          <table:table-cell office:value-type="float" office:value="15042" table:style-name="ce9">
            <text:p>15,042<text:s/></text:p>
          </table:table-cell>
          <table:table-cell office:value-type="float" office:value="10944" table:style-name="ce9">
            <text:p>10,944<text:s/></text:p>
          </table:table-cell>
          <table:table-cell office:value-type="float" office:value="4229" table:style-name="ce9">
            <text:p>4,229<text:s/></text:p>
          </table:table-cell>
          <table:table-cell office:value-type="float" office:value="3673" table:style-name="ce9">
            <text:p>3,673<text:s/></text:p>
          </table:table-cell>
          <table:table-cell office:value-type="float" office:value="11978" table:style-name="ce9">
            <text:p>11,978<text:s/></text:p>
          </table:table-cell>
          <table:table-cell office:value-type="float" office:value="2610" table:style-name="ce9">
            <text:p>2,610<text:s/></text:p>
          </table:table-cell>
          <table:table-cell office:value-type="float" office:value="4172" table:style-name="ce9">
            <text:p>4,172<text:s/></text:p>
          </table:table-cell>
          <table:table-cell office:value-type="float" office:value="4414" table:style-name="ce9">
            <text:p>4,414<text:s/></text:p>
          </table:table-cell>
          <table:table-cell office:value-type="float" office:value="9242" table:style-name="ce9">
            <text:p>9,242<text:s/></text:p>
          </table:table-cell>
          <table:table-cell office:value-type="float" office:value="10244" table:style-name="ce9">
            <text:p>10,244<text:s/></text:p>
          </table:table-cell>
          <table:table-cell office:value-type="float" office:value="15831" table:style-name="ce9">
            <text:p>15,831<text:s/></text:p>
          </table:table-cell>
          <table:table-cell office:value-type="float" office:value="18778" table:style-name="ce9">
            <text:p>18,778<text:s/></text:p>
          </table:table-cell>
          <table:table-cell office:value-type="float" office:value="6039" table:style-name="ce9">
            <text:p>6,039<text:s/></text:p>
          </table:table-cell>
          <table:table-cell office:value-type="float" office:value="9611" table:style-name="ce9">
            <text:p>9,611<text:s/></text:p>
          </table:table-cell>
          <table:table-cell office:value-type="float" office:value="3135" table:style-name="ce9">
            <text:p>3,135<text:s/></text:p>
          </table:table-cell>
          <table:table-cell office:value-type="float" office:value="8876" table:style-name="ce9">
            <text:p>8,876<text:s/></text:p>
          </table:table-cell>
          <table:table-cell office:value-type="float" office:value="8357" table:style-name="ce9">
            <text:p>8,357<text:s/></text:p>
          </table:table-cell>
          <table:table-cell office:value-type="float" office:value="7136" table:style-name="ce9">
            <text:p>7,136<text:s/></text:p>
          </table:table-cell>
          <table:table-cell office:value-type="float" office:value="28568" table:style-name="ce9">
            <text:p>28,568<text:s/></text:p>
          </table:table-cell>
          <table:table-cell office:value-type="float" office:value="2896" table:style-name="ce9">
            <text:p>2,896<text:s/></text:p>
          </table:table-cell>
          <table:table-cell office:value-type="float" office:value="11768" table:style-name="ce9">
            <text:p>11,768<text:s/></text:p>
          </table:table-cell>
          <table:table-cell office:value-type="float" office:value="12448" table:style-name="ce9">
            <text:p>12,448<text:s/></text:p>
          </table:table-cell>
          <table:table-cell office:value-type="float" office:value="15091" table:style-name="ce9">
            <text:p>15,091<text:s/></text:p>
          </table:table-cell>
          <table:table-cell office:value-type="float" office:value="22119" table:style-name="ce9">
            <text:p>22,119<text:s/></text:p>
          </table:table-cell>
          <table:table-cell office:value-type="float" office:value="15501" table:style-name="ce9">
            <text:p>15,501<text:s/></text:p>
          </table:table-cell>
          <table:table-cell office:value-type="float" office:value="9740" table:style-name="ce9">
            <text:p>9,740<text:s/></text:p>
          </table:table-cell>
          <table:table-cell office:value-type="float" office:value="25082" table:style-name="ce9">
            <text:p>25,082<text:s/></text:p>
          </table:table-cell>
          <table:table-cell office:value-type="float" office:value="15262" table:style-name="ce9">
            <text:p>15,262<text:s/></text:p>
          </table:table-cell>
          <table:table-cell office:value-type="float" office:value="31064" table:style-name="ce9">
            <text:p>31,064<text:s/></text:p>
          </table:table-cell>
          <table:table-cell office:value-type="float" office:value="26229" table:style-name="ce9">
            <text:p>26,229<text:s/></text:p>
          </table:table-cell>
          <table:table-cell office:value-type="float" office:value="11478" table:style-name="ce9">
            <text:p>11,478<text:s/></text:p>
          </table:table-cell>
          <table:table-cell office:value-type="float" office:value="33292" table:style-name="ce9">
            <text:p>33,292<text:s/></text:p>
          </table:table-cell>
          <table:table-cell office:value-type="float" office:value="24022" table:style-name="ce9">
            <text:p>24,022<text:s/></text:p>
          </table:table-cell>
          <table:table-cell office:value-type="float" office:value="24198" table:style-name="ce9">
            <text:p>24,198<text:s/></text:p>
          </table:table-cell>
          <table:table-cell office:value-type="float" office:value="20397" table:style-name="ce9">
            <text:p>20,397<text:s/></text:p>
          </table:table-cell>
          <table:table-cell office:value-type="float" office:value="24363" table:style-name="ce9">
            <text:p>24,363<text:s/></text:p>
          </table:table-cell>
          <table:table-cell office:value-type="float" office:value="141091" table:style-name="ce9">
            <text:p>141,091<text:s/></text:p>
          </table:table-cell>
          <table:table-cell office:value-type="float" office:value="40406" table:style-name="ce9">
            <text:p>40,406<text:s/></text:p>
          </table:table-cell>
          <table:table-cell office:value-type="float" office:value="21071" table:style-name="ce9">
            <text:p>21,071<text:s/></text:p>
          </table:table-cell>
          <table:table-cell office:value-type="float" office:value="23813" table:style-name="ce9">
            <text:p>23,813<text:s/></text:p>
          </table:table-cell>
          <table:table-cell office:value-type="float" office:value="23590" table:style-name="ce9">
            <text:p>23,590<text:s/></text:p>
          </table:table-cell>
          <table:table-cell office:value-type="float" office:value="24748" table:style-name="ce9">
            <text:p>24,748<text:s/></text:p>
          </table:table-cell>
          <table:table-cell office:value-type="float" office:value="25097" table:style-name="ce9">
            <text:p>25,097<text:s/></text:p>
          </table:table-cell>
          <table:table-cell office:value-type="float" office:value="22274" table:style-name="ce9">
            <text:p>22,274<text:s/></text:p>
          </table:table-cell>
          <table:table-cell office:value-type="float" office:value="13355" table:style-name="ce9">
            <text:p>13,355<text:s/></text:p>
          </table:table-cell>
          <table:table-cell office:value-type="float" office:value="29451" table:style-name="ce9">
            <text:p>29,451<text:s/></text:p>
          </table:table-cell>
          <table:table-cell office:value-type="float" office:value="7065" table:style-name="ce9">
            <text:p>7,065<text:s/></text:p>
          </table:table-cell>
          <table:table-cell office:value-type="float" office:value="9052" table:style-name="ce9">
            <text:p>9,052<text:s/></text:p>
          </table:table-cell>
          <table:table-cell office:value-type="float" office:value="17382" table:style-name="ce9">
            <text:p>17,382<text:s/></text:p>
          </table:table-cell>
          <table:table-cell office:value-type="float" office:value="5173" table:style-name="ce9">
            <text:p>5,173<text:s/></text:p>
          </table:table-cell>
          <table:table-cell office:value-type="float" office:value="3810" table:style-name="ce9">
            <text:p>3,810<text:s/></text:p>
          </table:table-cell>
          <table:table-cell office:value-type="float" office:value="3208" table:style-name="ce9">
            <text:p>3,208<text:s/></text:p>
          </table:table-cell>
          <table:table-cell office:value-type="float" office:value="13612" table:style-name="ce9">
            <text:p>13,612<text:s/></text:p>
          </table:table-cell>
          <table:table-cell office:value-type="float" office:value="8978" table:style-name="ce9">
            <text:p>8,978<text:s/></text:p>
          </table:table-cell>
          <table:table-cell office:value-type="float" office:value="12107" table:style-name="ce9">
            <text:p>12,107<text:s/></text:p>
          </table:table-cell>
          <table:table-cell office:value-type="float" office:value="30667" table:style-name="ce9">
            <text:p>30,667<text:s/></text:p>
          </table:table-cell>
          <table:table-cell office:value-type="float" office:value="9919" table:style-name="ce9">
            <text:p>9,919<text:s/></text:p>
          </table:table-cell>
          <table:table-cell office:value-type="float" office:value="13143" table:style-name="ce9">
            <text:p>13,143<text:s/></text:p>
          </table:table-cell>
          <table:table-cell office:value-type="float" office:value="8592" table:style-name="ce9">
            <text:p>8,592<text:s/></text:p>
          </table:table-cell>
          <table:table-cell office:value-type="float" office:value="22531" table:style-name="ce9">
            <text:p>22,531<text:s/></text:p>
          </table:table-cell>
          <table:table-cell office:value-type="float" office:value="26453" table:style-name="ce9">
            <text:p>26,453<text:s/></text:p>
          </table:table-cell>
          <table:table-cell office:value-type="float" office:value="28031" table:style-name="ce9">
            <text:p>28,031<text:s/></text:p>
          </table:table-cell>
          <table:table-cell office:value-type="float" office:value="38772" table:style-name="ce9">
            <text:p>38,772<text:s/></text:p>
          </table:table-cell>
          <table:table-cell office:value-type="float" office:value="40162" table:style-name="ce9">
            <text:p>40,162<text:s/></text:p>
          </table:table-cell>
          <table:table-cell office:value-type="float" office:value="26779" table:style-name="ce9">
            <text:p>26,779<text:s/></text:p>
          </table:table-cell>
          <table:table-cell office:value-type="float" office:value="25778" table:style-name="ce9">
            <text:p>25,778<text:s/></text:p>
          </table:table-cell>
          <table:table-cell office:value-type="float" office:value="58806" table:style-name="ce9">
            <text:p>58,806<text:s/></text:p>
          </table:table-cell>
          <table:table-cell office:value-type="float" office:value="23574" table:style-name="ce9">
            <text:p>23,574<text:s/></text:p>
          </table:table-cell>
          <table:table-cell office:value-type="float" office:value="32443" table:style-name="ce9">
            <text:p>32,443<text:s/></text:p>
          </table:table-cell>
          <table:table-cell office:value-type="float" office:value="30735" table:style-name="ce9">
            <text:p>30,735<text:s/></text:p>
          </table:table-cell>
          <table:table-cell office:value-type="float" office:value="19568" table:style-name="ce9">
            <text:p>19,568<text:s/></text:p>
          </table:table-cell>
          <table:table-cell office:value-type="float" office:value="53406" table:style-name="ce9">
            <text:p>53,406<text:s/></text:p>
          </table:table-cell>
          <table:table-cell office:value-type="float" office:value="17920" table:style-name="ce9">
            <text:p>17,920<text:s/></text:p>
          </table:table-cell>
          <table:table-cell office:value-type="float" office:value="15954" table:style-name="ce9">
            <text:p>15,954<text:s/></text:p>
          </table:table-cell>
          <table:table-cell office:value-type="float" office:value="14583" table:style-name="ce9">
            <text:p>14,583<text:s/></text:p>
          </table:table-cell>
          <table:table-cell office:value-type="float" office:value="21790" table:style-name="ce9">
            <text:p>21,790<text:s/></text:p>
          </table:table-cell>
          <table:table-cell office:value-type="float" office:value="13499" table:style-name="ce9">
            <text:p>13,499<text:s/></text:p>
          </table:table-cell>
          <table:table-cell office:value-type="float" office:value="30276" table:style-name="ce9">
            <text:p>30,276<text:s/></text:p>
          </table:table-cell>
          <table:table-cell office:value-type="float" office:value="18804" table:style-name="ce9">
            <text:p>18,804<text:s/></text:p>
          </table:table-cell>
          <table:table-cell office:value-type="float" office:value="7942" table:style-name="ce9">
            <text:p>7,942<text:s/></text:p>
          </table:table-cell>
          <table:table-cell office:value-type="float" office:value="15819" table:style-name="ce9">
            <text:p>15,819<text:s/></text:p>
          </table:table-cell>
          <table:table-cell office:value-type="float" office:value="39280" table:style-name="ce9">
            <text:p>39,280<text:s/></text:p>
          </table:table-cell>
          <table:table-cell office:value-type="float" office:value="20645" table:style-name="ce9">
            <text:p>20,645<text:s/></text:p>
          </table:table-cell>
          <table:table-cell office:value-type="float" office:value="25000" table:style-name="ce9">
            <text:p>25,000<text:s/></text:p>
          </table:table-cell>
          <table:table-cell office:value-type="float" office:value="26064" table:style-name="ce9">
            <text:p>26,064<text:s/></text:p>
          </table:table-cell>
          <table:table-cell office:value-type="float" office:value="11712" table:style-name="ce9">
            <text:p>11,712<text:s/></text:p>
          </table:table-cell>
          <table:table-cell office:value-type="float" office:value="10409" table:style-name="ce9">
            <text:p>10,409<text:s/></text:p>
          </table:table-cell>
          <table:table-cell office:value-type="float" office:value="6254" table:style-name="ce9">
            <text:p>6,254<text:s/></text:p>
          </table:table-cell>
          <table:table-cell office:value-type="float" office:value="5169" table:style-name="ce9">
            <text:p>5,169<text:s/></text:p>
          </table:table-cell>
          <table:table-cell office:value-type="float" office:value="8527" table:style-name="ce9">
            <text:p>8,527<text:s/></text:p>
          </table:table-cell>
          <table:table-cell office:value-type="float" office:value="10125" table:style-name="ce9">
            <text:p>10,125<text:s/></text:p>
          </table:table-cell>
          <table:table-cell office:value-type="float" office:value="9337" table:style-name="ce9">
            <text:p>9,337<text:s/></text:p>
          </table:table-cell>
          <table:table-cell office:value-type="float" office:value="13287" table:style-name="ce9">
            <text:p>13,287<text:s/></text:p>
          </table:table-cell>
          <table:table-cell office:value-type="float" office:value="17175" table:style-name="ce9">
            <text:p>17,175<text:s/></text:p>
          </table:table-cell>
          <table:table-cell office:value-type="float" office:value="27796" table:style-name="ce9">
            <text:p>27,796<text:s/></text:p>
          </table:table-cell>
          <table:table-cell office:value-type="float" office:value="23690" table:style-name="ce9">
            <text:p>23,690<text:s/></text:p>
          </table:table-cell>
          <table:table-cell office:value-type="float" office:value="15161" table:style-name="ce9">
            <text:p>15,161<text:s/></text:p>
          </table:table-cell>
          <table:table-cell office:value-type="float" office:value="11984" table:style-name="ce9">
            <text:p>11,984<text:s/></text:p>
          </table:table-cell>
          <table:table-cell office:value-type="float" office:value="11867" table:style-name="ce9">
            <text:p>11,867<text:s/></text:p>
          </table:table-cell>
          <table:table-cell office:value-type="float" office:value="12865" table:style-name="ce9">
            <text:p>12,865<text:s/></text:p>
          </table:table-cell>
          <table:table-cell office:value-type="float" office:value="11669" table:style-name="ce9">
            <text:p>11,669<text:s/></text:p>
          </table:table-cell>
          <table:table-cell office:value-type="float" office:value="11400" table:style-name="ce9">
            <text:p>11,400<text:s/></text:p>
          </table:table-cell>
          <table:table-cell office:value-type="float" office:value="9265" table:style-name="ce9">
            <text:p>9,265<text:s/></text:p>
          </table:table-cell>
          <table:table-cell office:value-type="float" office:value="1936" table:style-name="ce9">
            <text:p>1,936<text:s/></text:p>
          </table:table-cell>
          <table:table-cell office:value-type="float" office:value="1122" table:style-name="ce9">
            <text:p>1,122<text:s/></text:p>
          </table:table-cell>
          <table:table-cell office:value-type="float" office:value="1508" table:style-name="ce9">
            <text:p>1,508<text:s/></text:p>
          </table:table-cell>
          <table:table-cell office:value-type="float" office:value="2358" table:style-name="ce9">
            <text:p>2,358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664" table:style-name="ce9">
            <text:p>1,664<text:s/></text:p>
          </table:table-cell>
          <table:table-cell office:value-type="float" office:value="336" table:style-name="ce9">
            <text:p>336<text:s/></text:p>
          </table:table-cell>
          <table:table-cell office:value-type="float" office:value="1150" table:style-name="ce9">
            <text:p>1,150<text:s/></text:p>
          </table:table-cell>
          <table:table-cell office:value-type="float" office:value="1028" table:style-name="ce9">
            <text:p>1,028<text:s/></text:p>
          </table:table-cell>
          <table:table-cell table:number-columns-repeated="16264"/>
        </table:table-row>
        <table:table-row table:style-name="ro2">
          <table:table-cell office:value-type="date" office:date-value="2024-05-14T00:00:00" table:style-name="ce11">
            <text:p>2024/5/14</text:p>
          </table:table-cell>
          <table:table-cell office:value-type="float" office:value="4836" table:style-name="ce9">
            <text:p>4,836<text:s/></text:p>
          </table:table-cell>
          <table:table-cell office:value-type="float" office:value="14069" table:style-name="ce9">
            <text:p>14,069<text:s/></text:p>
          </table:table-cell>
          <table:table-cell office:value-type="float" office:value="43001" table:style-name="ce9">
            <text:p>43,001<text:s/></text:p>
          </table:table-cell>
          <table:table-cell office:value-type="float" office:value="40919" table:style-name="ce9">
            <text:p>40,919<text:s/></text:p>
          </table:table-cell>
          <table:table-cell office:value-type="float" office:value="25578" table:style-name="ce9">
            <text:p>25,578<text:s/></text:p>
          </table:table-cell>
          <table:table-cell office:value-type="float" office:value="15446" table:style-name="ce9">
            <text:p>15,446<text:s/></text:p>
          </table:table-cell>
          <table:table-cell office:value-type="float" office:value="11333" table:style-name="ce9">
            <text:p>11,333<text:s/></text:p>
          </table:table-cell>
          <table:table-cell office:value-type="float" office:value="4274" table:style-name="ce9">
            <text:p>4,274<text:s/></text:p>
          </table:table-cell>
          <table:table-cell office:value-type="float" office:value="3712" table:style-name="ce9">
            <text:p>3,712<text:s/></text:p>
          </table:table-cell>
          <table:table-cell office:value-type="float" office:value="12222" table:style-name="ce9">
            <text:p>12,222<text:s/></text:p>
          </table:table-cell>
          <table:table-cell office:value-type="float" office:value="2806" table:style-name="ce9">
            <text:p>2,806<text:s/></text:p>
          </table:table-cell>
          <table:table-cell office:value-type="float" office:value="4488" table:style-name="ce9">
            <text:p>4,488<text:s/></text:p>
          </table:table-cell>
          <table:table-cell office:value-type="float" office:value="5898" table:style-name="ce9">
            <text:p>5,898<text:s/></text:p>
          </table:table-cell>
          <table:table-cell office:value-type="float" office:value="9919" table:style-name="ce9">
            <text:p>9,919<text:s/></text:p>
          </table:table-cell>
          <table:table-cell office:value-type="float" office:value="11344" table:style-name="ce9">
            <text:p>11,344<text:s/></text:p>
          </table:table-cell>
          <table:table-cell office:value-type="float" office:value="16274" table:style-name="ce9">
            <text:p>16,274<text:s/></text:p>
          </table:table-cell>
          <table:table-cell office:value-type="float" office:value="19649" table:style-name="ce9">
            <text:p>19,649<text:s/></text:p>
          </table:table-cell>
          <table:table-cell office:value-type="float" office:value="6195" table:style-name="ce9">
            <text:p>6,195<text:s/></text:p>
          </table:table-cell>
          <table:table-cell office:value-type="float" office:value="10157" table:style-name="ce9">
            <text:p>10,157<text:s/></text:p>
          </table:table-cell>
          <table:table-cell office:value-type="float" office:value="3375" table:style-name="ce9">
            <text:p>3,375<text:s/></text:p>
          </table:table-cell>
          <table:table-cell office:value-type="float" office:value="9058" table:style-name="ce9">
            <text:p>9,058<text:s/></text:p>
          </table:table-cell>
          <table:table-cell office:value-type="float" office:value="8663" table:style-name="ce9">
            <text:p>8,663<text:s/></text:p>
          </table:table-cell>
          <table:table-cell office:value-type="float" office:value="7037" table:style-name="ce9">
            <text:p>7,037<text:s/></text:p>
          </table:table-cell>
          <table:table-cell office:value-type="float" office:value="34341" table:style-name="ce9">
            <text:p>34,341<text:s/></text:p>
          </table:table-cell>
          <table:table-cell office:value-type="float" office:value="3116" table:style-name="ce9">
            <text:p>3,116<text:s/></text:p>
          </table:table-cell>
          <table:table-cell office:value-type="float" office:value="12579" table:style-name="ce9">
            <text:p>12,579<text:s/></text:p>
          </table:table-cell>
          <table:table-cell office:value-type="float" office:value="12574" table:style-name="ce9">
            <text:p>12,574<text:s/></text:p>
          </table:table-cell>
          <table:table-cell office:value-type="float" office:value="15751" table:style-name="ce9">
            <text:p>15,751<text:s/></text:p>
          </table:table-cell>
          <table:table-cell office:value-type="float" office:value="23242" table:style-name="ce9">
            <text:p>23,242<text:s/></text:p>
          </table:table-cell>
          <table:table-cell office:value-type="float" office:value="16716" table:style-name="ce9">
            <text:p>16,716<text:s/></text:p>
          </table:table-cell>
          <table:table-cell office:value-type="float" office:value="9881" table:style-name="ce9">
            <text:p>9,881<text:s/></text:p>
          </table:table-cell>
          <table:table-cell office:value-type="float" office:value="27049" table:style-name="ce9">
            <text:p>27,049<text:s/></text:p>
          </table:table-cell>
          <table:table-cell office:value-type="float" office:value="16315" table:style-name="ce9">
            <text:p>16,315<text:s/></text:p>
          </table:table-cell>
          <table:table-cell office:value-type="float" office:value="33045" table:style-name="ce9">
            <text:p>33,045<text:s/></text:p>
          </table:table-cell>
          <table:table-cell office:value-type="float" office:value="29210" table:style-name="ce9">
            <text:p>29,210<text:s/></text:p>
          </table:table-cell>
          <table:table-cell office:value-type="float" office:value="11972" table:style-name="ce9">
            <text:p>11,972<text:s/></text:p>
          </table:table-cell>
          <table:table-cell office:value-type="float" office:value="34609" table:style-name="ce9">
            <text:p>34,609<text:s/></text:p>
          </table:table-cell>
          <table:table-cell office:value-type="float" office:value="25497" table:style-name="ce9">
            <text:p>25,497<text:s/></text:p>
          </table:table-cell>
          <table:table-cell office:value-type="float" office:value="24862" table:style-name="ce9">
            <text:p>24,862<text:s/></text:p>
          </table:table-cell>
          <table:table-cell office:value-type="float" office:value="21204" table:style-name="ce9">
            <text:p>21,204<text:s/></text:p>
          </table:table-cell>
          <table:table-cell office:value-type="float" office:value="24946" table:style-name="ce9">
            <text:p>24,946<text:s/></text:p>
          </table:table-cell>
          <table:table-cell office:value-type="float" office:value="128333" table:style-name="ce9">
            <text:p>128,333<text:s/></text:p>
          </table:table-cell>
          <table:table-cell office:value-type="float" office:value="43118" table:style-name="ce9">
            <text:p>43,118<text:s/></text:p>
          </table:table-cell>
          <table:table-cell office:value-type="float" office:value="21412" table:style-name="ce9">
            <text:p>21,412<text:s/></text:p>
          </table:table-cell>
          <table:table-cell office:value-type="float" office:value="24810" table:style-name="ce9">
            <text:p>24,810<text:s/></text:p>
          </table:table-cell>
          <table:table-cell office:value-type="float" office:value="25625" table:style-name="ce9">
            <text:p>25,625<text:s/></text:p>
          </table:table-cell>
          <table:table-cell office:value-type="float" office:value="27614" table:style-name="ce9">
            <text:p>27,614<text:s/></text:p>
          </table:table-cell>
          <table:table-cell office:value-type="float" office:value="27633" table:style-name="ce9">
            <text:p>27,633<text:s/></text:p>
          </table:table-cell>
          <table:table-cell office:value-type="float" office:value="23718" table:style-name="ce9">
            <text:p>23,718<text:s/></text:p>
          </table:table-cell>
          <table:table-cell office:value-type="float" office:value="13732" table:style-name="ce9">
            <text:p>13,732<text:s/></text:p>
          </table:table-cell>
          <table:table-cell office:value-type="float" office:value="30721" table:style-name="ce9">
            <text:p>30,721<text:s/></text:p>
          </table:table-cell>
          <table:table-cell office:value-type="float" office:value="7329" table:style-name="ce9">
            <text:p>7,329<text:s/></text:p>
          </table:table-cell>
          <table:table-cell office:value-type="float" office:value="9454" table:style-name="ce9">
            <text:p>9,454<text:s/></text:p>
          </table:table-cell>
          <table:table-cell office:value-type="float" office:value="18901" table:style-name="ce9">
            <text:p>18,901<text:s/></text:p>
          </table:table-cell>
          <table:table-cell office:value-type="float" office:value="6154" table:style-name="ce9">
            <text:p>6,154<text:s/></text:p>
          </table:table-cell>
          <table:table-cell office:value-type="float" office:value="3966" table:style-name="ce9">
            <text:p>3,966<text:s/></text:p>
          </table:table-cell>
          <table:table-cell office:value-type="float" office:value="3508" table:style-name="ce9">
            <text:p>3,508<text:s/></text:p>
          </table:table-cell>
          <table:table-cell office:value-type="float" office:value="14258" table:style-name="ce9">
            <text:p>14,258<text:s/></text:p>
          </table:table-cell>
          <table:table-cell office:value-type="float" office:value="9495" table:style-name="ce9">
            <text:p>9,495<text:s/></text:p>
          </table:table-cell>
          <table:table-cell office:value-type="float" office:value="12657" table:style-name="ce9">
            <text:p>12,657<text:s/></text:p>
          </table:table-cell>
          <table:table-cell office:value-type="float" office:value="33551" table:style-name="ce9">
            <text:p>33,551<text:s/></text:p>
          </table:table-cell>
          <table:table-cell office:value-type="float" office:value="10226" table:style-name="ce9">
            <text:p>10,226<text:s/></text:p>
          </table:table-cell>
          <table:table-cell office:value-type="float" office:value="13549" table:style-name="ce9">
            <text:p>13,549<text:s/></text:p>
          </table:table-cell>
          <table:table-cell office:value-type="float" office:value="8717" table:style-name="ce9">
            <text:p>8,717<text:s/></text:p>
          </table:table-cell>
          <table:table-cell office:value-type="float" office:value="22977" table:style-name="ce9">
            <text:p>22,977<text:s/></text:p>
          </table:table-cell>
          <table:table-cell office:value-type="float" office:value="27605" table:style-name="ce9">
            <text:p>27,605<text:s/></text:p>
          </table:table-cell>
          <table:table-cell office:value-type="float" office:value="29776" table:style-name="ce9">
            <text:p>29,776<text:s/></text:p>
          </table:table-cell>
          <table:table-cell office:value-type="float" office:value="38287" table:style-name="ce9">
            <text:p>38,287<text:s/></text:p>
          </table:table-cell>
          <table:table-cell office:value-type="float" office:value="41822" table:style-name="ce9">
            <text:p>41,822<text:s/></text:p>
          </table:table-cell>
          <table:table-cell office:value-type="float" office:value="27933" table:style-name="ce9">
            <text:p>27,933<text:s/></text:p>
          </table:table-cell>
          <table:table-cell office:value-type="float" office:value="26894" table:style-name="ce9">
            <text:p>26,894<text:s/></text:p>
          </table:table-cell>
          <table:table-cell office:value-type="float" office:value="59823" table:style-name="ce9">
            <text:p>59,823<text:s/></text:p>
          </table:table-cell>
          <table:table-cell office:value-type="float" office:value="24026" table:style-name="ce9">
            <text:p>24,026<text:s/></text:p>
          </table:table-cell>
          <table:table-cell office:value-type="float" office:value="33212" table:style-name="ce9">
            <text:p>33,212<text:s/></text:p>
          </table:table-cell>
          <table:table-cell office:value-type="float" office:value="32308" table:style-name="ce9">
            <text:p>32,308<text:s/></text:p>
          </table:table-cell>
          <table:table-cell office:value-type="float" office:value="20471" table:style-name="ce9">
            <text:p>20,471<text:s/></text:p>
          </table:table-cell>
          <table:table-cell office:value-type="float" office:value="54584" table:style-name="ce9">
            <text:p>54,584<text:s/></text:p>
          </table:table-cell>
          <table:table-cell office:value-type="float" office:value="20678" table:style-name="ce9">
            <text:p>20,678<text:s/></text:p>
          </table:table-cell>
          <table:table-cell office:value-type="float" office:value="16599" table:style-name="ce9">
            <text:p>16,599<text:s/></text:p>
          </table:table-cell>
          <table:table-cell office:value-type="float" office:value="14768" table:style-name="ce9">
            <text:p>14,768<text:s/></text:p>
          </table:table-cell>
          <table:table-cell office:value-type="float" office:value="22359" table:style-name="ce9">
            <text:p>22,359<text:s/></text:p>
          </table:table-cell>
          <table:table-cell office:value-type="float" office:value="14595" table:style-name="ce9">
            <text:p>14,595<text:s/></text:p>
          </table:table-cell>
          <table:table-cell office:value-type="float" office:value="28828" table:style-name="ce9">
            <text:p>28,828<text:s/></text:p>
          </table:table-cell>
          <table:table-cell office:value-type="float" office:value="19269" table:style-name="ce9">
            <text:p>19,269<text:s/></text:p>
          </table:table-cell>
          <table:table-cell office:value-type="float" office:value="8824" table:style-name="ce9">
            <text:p>8,824<text:s/></text:p>
          </table:table-cell>
          <table:table-cell office:value-type="float" office:value="16574" table:style-name="ce9">
            <text:p>16,574<text:s/></text:p>
          </table:table-cell>
          <table:table-cell office:value-type="float" office:value="40119" table:style-name="ce9">
            <text:p>40,119<text:s/></text:p>
          </table:table-cell>
          <table:table-cell office:value-type="float" office:value="21118" table:style-name="ce9">
            <text:p>21,118<text:s/></text:p>
          </table:table-cell>
          <table:table-cell office:value-type="float" office:value="25454" table:style-name="ce9">
            <text:p>25,454<text:s/></text:p>
          </table:table-cell>
          <table:table-cell office:value-type="float" office:value="26861" table:style-name="ce9">
            <text:p>26,861<text:s/></text:p>
          </table:table-cell>
          <table:table-cell office:value-type="float" office:value="12249" table:style-name="ce9">
            <text:p>12,249<text:s/></text:p>
          </table:table-cell>
          <table:table-cell office:value-type="float" office:value="11700" table:style-name="ce9">
            <text:p>11,700<text:s/></text:p>
          </table:table-cell>
          <table:table-cell office:value-type="float" office:value="6553" table:style-name="ce9">
            <text:p>6,553<text:s/></text:p>
          </table:table-cell>
          <table:table-cell office:value-type="float" office:value="5192" table:style-name="ce9">
            <text:p>5,192<text:s/></text:p>
          </table:table-cell>
          <table:table-cell office:value-type="float" office:value="8894" table:style-name="ce9">
            <text:p>8,894<text:s/></text:p>
          </table:table-cell>
          <table:table-cell office:value-type="float" office:value="10516" table:style-name="ce9">
            <text:p>10,516<text:s/></text:p>
          </table:table-cell>
          <table:table-cell office:value-type="float" office:value="9846" table:style-name="ce9">
            <text:p>9,846<text:s/></text:p>
          </table:table-cell>
          <table:table-cell office:value-type="float" office:value="13469" table:style-name="ce9">
            <text:p>13,469<text:s/></text:p>
          </table:table-cell>
          <table:table-cell office:value-type="float" office:value="18095" table:style-name="ce9">
            <text:p>18,095<text:s/></text:p>
          </table:table-cell>
          <table:table-cell office:value-type="float" office:value="28422" table:style-name="ce9">
            <text:p>28,422<text:s/></text:p>
          </table:table-cell>
          <table:table-cell office:value-type="float" office:value="24941" table:style-name="ce9">
            <text:p>24,941<text:s/></text:p>
          </table:table-cell>
          <table:table-cell office:value-type="float" office:value="15575" table:style-name="ce9">
            <text:p>15,575<text:s/></text:p>
          </table:table-cell>
          <table:table-cell office:value-type="float" office:value="12581" table:style-name="ce9">
            <text:p>12,581<text:s/></text:p>
          </table:table-cell>
          <table:table-cell office:value-type="float" office:value="12165" table:style-name="ce9">
            <text:p>12,165<text:s/></text:p>
          </table:table-cell>
          <table:table-cell office:value-type="float" office:value="13077" table:style-name="ce9">
            <text:p>13,077<text:s/></text:p>
          </table:table-cell>
          <table:table-cell office:value-type="float" office:value="11918" table:style-name="ce9">
            <text:p>11,918<text:s/></text:p>
          </table:table-cell>
          <table:table-cell office:value-type="float" office:value="12031" table:style-name="ce9">
            <text:p>12,031<text:s/></text:p>
          </table:table-cell>
          <table:table-cell office:value-type="float" office:value="9627" table:style-name="ce9">
            <text:p>9,627<text:s/></text:p>
          </table:table-cell>
          <table:table-cell office:value-type="float" office:value="1981" table:style-name="ce9">
            <text:p>1,981<text:s/></text:p>
          </table:table-cell>
          <table:table-cell office:value-type="float" office:value="1129" table:style-name="ce9">
            <text:p>1,129<text:s/></text:p>
          </table:table-cell>
          <table:table-cell office:value-type="float" office:value="1596" table:style-name="ce9">
            <text:p>1,596<text:s/></text:p>
          </table:table-cell>
          <table:table-cell office:value-type="float" office:value="2403" table:style-name="ce9">
            <text:p>2,403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258" table:style-name="ce9">
            <text:p>1,258<text:s/></text:p>
          </table:table-cell>
          <table:table-cell office:value-type="float" office:value="347" table:style-name="ce9">
            <text:p>347<text:s/></text:p>
          </table:table-cell>
          <table:table-cell office:value-type="float" office:value="1129" table:style-name="ce9">
            <text:p>1,129<text:s/></text:p>
          </table:table-cell>
          <table:table-cell office:value-type="float" office:value="1028" table:style-name="ce9">
            <text:p>1,028<text:s/></text:p>
          </table:table-cell>
          <table:table-cell table:number-columns-repeated="16264"/>
        </table:table-row>
        <table:table-row table:style-name="ro2">
          <table:table-cell office:value-type="date" office:date-value="2024-05-15T00:00:00" table:style-name="ce11">
            <text:p>2024/5/15</text:p>
          </table:table-cell>
          <table:table-cell office:value-type="float" office:value="5236" table:style-name="ce9">
            <text:p>5,236<text:s/></text:p>
          </table:table-cell>
          <table:table-cell office:value-type="float" office:value="14360" table:style-name="ce9">
            <text:p>14,360<text:s/></text:p>
          </table:table-cell>
          <table:table-cell office:value-type="float" office:value="43659" table:style-name="ce9">
            <text:p>43,659<text:s/></text:p>
          </table:table-cell>
          <table:table-cell office:value-type="float" office:value="42963" table:style-name="ce9">
            <text:p>42,963<text:s/></text:p>
          </table:table-cell>
          <table:table-cell office:value-type="float" office:value="25922" table:style-name="ce9">
            <text:p>25,922<text:s/></text:p>
          </table:table-cell>
          <table:table-cell office:value-type="float" office:value="15800" table:style-name="ce9">
            <text:p>15,800<text:s/></text:p>
          </table:table-cell>
          <table:table-cell office:value-type="float" office:value="11564" table:style-name="ce9">
            <text:p>11,564<text:s/></text:p>
          </table:table-cell>
          <table:table-cell office:value-type="float" office:value="4378" table:style-name="ce9">
            <text:p>4,378<text:s/></text:p>
          </table:table-cell>
          <table:table-cell office:value-type="float" office:value="3745" table:style-name="ce9">
            <text:p>3,745<text:s/></text:p>
          </table:table-cell>
          <table:table-cell office:value-type="float" office:value="12500" table:style-name="ce9">
            <text:p>12,500<text:s/></text:p>
          </table:table-cell>
          <table:table-cell office:value-type="float" office:value="2844" table:style-name="ce9">
            <text:p>2,844<text:s/></text:p>
          </table:table-cell>
          <table:table-cell office:value-type="float" office:value="4435" table:style-name="ce9">
            <text:p>4,435<text:s/></text:p>
          </table:table-cell>
          <table:table-cell office:value-type="float" office:value="6077" table:style-name="ce9">
            <text:p>6,077<text:s/></text:p>
          </table:table-cell>
          <table:table-cell office:value-type="float" office:value="10163" table:style-name="ce9">
            <text:p>10,163<text:s/></text:p>
          </table:table-cell>
          <table:table-cell office:value-type="float" office:value="11833" table:style-name="ce9">
            <text:p>11,833<text:s/></text:p>
          </table:table-cell>
          <table:table-cell office:value-type="float" office:value="16317" table:style-name="ce9">
            <text:p>16,317<text:s/></text:p>
          </table:table-cell>
          <table:table-cell office:value-type="float" office:value="19776" table:style-name="ce9">
            <text:p>19,776<text:s/></text:p>
          </table:table-cell>
          <table:table-cell office:value-type="float" office:value="6240" table:style-name="ce9">
            <text:p>6,240<text:s/></text:p>
          </table:table-cell>
          <table:table-cell office:value-type="float" office:value="10640" table:style-name="ce9">
            <text:p>10,640<text:s/></text:p>
          </table:table-cell>
          <table:table-cell office:value-type="float" office:value="3794" table:style-name="ce9">
            <text:p>3,794<text:s/></text:p>
          </table:table-cell>
          <table:table-cell office:value-type="float" office:value="9299" table:style-name="ce9">
            <text:p>9,299<text:s/></text:p>
          </table:table-cell>
          <table:table-cell office:value-type="float" office:value="8910" table:style-name="ce9">
            <text:p>8,910<text:s/></text:p>
          </table:table-cell>
          <table:table-cell office:value-type="float" office:value="7086" table:style-name="ce9">
            <text:p>7,086<text:s/></text:p>
          </table:table-cell>
          <table:table-cell office:value-type="float" office:value="36541" table:style-name="ce9">
            <text:p>36,541<text:s/></text:p>
          </table:table-cell>
          <table:table-cell office:value-type="float" office:value="3032" table:style-name="ce9">
            <text:p>3,032<text:s/></text:p>
          </table:table-cell>
          <table:table-cell office:value-type="float" office:value="12957" table:style-name="ce9">
            <text:p>12,957<text:s/></text:p>
          </table:table-cell>
          <table:table-cell office:value-type="float" office:value="12916" table:style-name="ce9">
            <text:p>12,916<text:s/></text:p>
          </table:table-cell>
          <table:table-cell office:value-type="float" office:value="15783" table:style-name="ce9">
            <text:p>15,783<text:s/></text:p>
          </table:table-cell>
          <table:table-cell office:value-type="float" office:value="23458" table:style-name="ce9">
            <text:p>23,458<text:s/></text:p>
          </table:table-cell>
          <table:table-cell office:value-type="float" office:value="16696" table:style-name="ce9">
            <text:p>16,696<text:s/></text:p>
          </table:table-cell>
          <table:table-cell office:value-type="float" office:value="10117" table:style-name="ce9">
            <text:p>10,117<text:s/></text:p>
          </table:table-cell>
          <table:table-cell office:value-type="float" office:value="28263" table:style-name="ce9">
            <text:p>28,263<text:s/></text:p>
          </table:table-cell>
          <table:table-cell office:value-type="float" office:value="16902" table:style-name="ce9">
            <text:p>16,902<text:s/></text:p>
          </table:table-cell>
          <table:table-cell office:value-type="float" office:value="33998" table:style-name="ce9">
            <text:p>33,998<text:s/></text:p>
          </table:table-cell>
          <table:table-cell office:value-type="float" office:value="29832" table:style-name="ce9">
            <text:p>29,832<text:s/></text:p>
          </table:table-cell>
          <table:table-cell office:value-type="float" office:value="12081" table:style-name="ce9">
            <text:p>12,081<text:s/></text:p>
          </table:table-cell>
          <table:table-cell office:value-type="float" office:value="35196" table:style-name="ce9">
            <text:p>35,196<text:s/></text:p>
          </table:table-cell>
          <table:table-cell office:value-type="float" office:value="25627" table:style-name="ce9">
            <text:p>25,627<text:s/></text:p>
          </table:table-cell>
          <table:table-cell office:value-type="float" office:value="24979" table:style-name="ce9">
            <text:p>24,979<text:s/></text:p>
          </table:table-cell>
          <table:table-cell office:value-type="float" office:value="21729" table:style-name="ce9">
            <text:p>21,729<text:s/></text:p>
          </table:table-cell>
          <table:table-cell office:value-type="float" office:value="25230" table:style-name="ce9">
            <text:p>25,230<text:s/></text:p>
          </table:table-cell>
          <table:table-cell office:value-type="float" office:value="133844" table:style-name="ce9">
            <text:p>133,844<text:s/></text:p>
          </table:table-cell>
          <table:table-cell office:value-type="float" office:value="45058" table:style-name="ce9">
            <text:p>45,058<text:s/></text:p>
          </table:table-cell>
          <table:table-cell office:value-type="float" office:value="23307" table:style-name="ce9">
            <text:p>23,307<text:s/></text:p>
          </table:table-cell>
          <table:table-cell office:value-type="float" office:value="25273" table:style-name="ce9">
            <text:p>25,273<text:s/></text:p>
          </table:table-cell>
          <table:table-cell office:value-type="float" office:value="26348" table:style-name="ce9">
            <text:p>26,348<text:s/></text:p>
          </table:table-cell>
          <table:table-cell office:value-type="float" office:value="28249" table:style-name="ce9">
            <text:p>28,249<text:s/></text:p>
          </table:table-cell>
          <table:table-cell office:value-type="float" office:value="28262" table:style-name="ce9">
            <text:p>28,262<text:s/></text:p>
          </table:table-cell>
          <table:table-cell office:value-type="float" office:value="23849" table:style-name="ce9">
            <text:p>23,849<text:s/></text:p>
          </table:table-cell>
          <table:table-cell office:value-type="float" office:value="13964" table:style-name="ce9">
            <text:p>13,964<text:s/></text:p>
          </table:table-cell>
          <table:table-cell office:value-type="float" office:value="31508" table:style-name="ce9">
            <text:p>31,508<text:s/></text:p>
          </table:table-cell>
          <table:table-cell office:value-type="float" office:value="7435" table:style-name="ce9">
            <text:p>7,435<text:s/></text:p>
          </table:table-cell>
          <table:table-cell office:value-type="float" office:value="9665" table:style-name="ce9">
            <text:p>9,665<text:s/></text:p>
          </table:table-cell>
          <table:table-cell office:value-type="float" office:value="19581" table:style-name="ce9">
            <text:p>19,581<text:s/></text:p>
          </table:table-cell>
          <table:table-cell office:value-type="float" office:value="5468" table:style-name="ce9">
            <text:p>5,468<text:s/></text:p>
          </table:table-cell>
          <table:table-cell office:value-type="float" office:value="4252" table:style-name="ce9">
            <text:p>4,252<text:s/></text:p>
          </table:table-cell>
          <table:table-cell office:value-type="float" office:value="3607" table:style-name="ce9">
            <text:p>3,607<text:s/></text:p>
          </table:table-cell>
          <table:table-cell office:value-type="float" office:value="14683" table:style-name="ce9">
            <text:p>14,683<text:s/></text:p>
          </table:table-cell>
          <table:table-cell office:value-type="float" office:value="9879" table:style-name="ce9">
            <text:p>9,879<text:s/></text:p>
          </table:table-cell>
          <table:table-cell office:value-type="float" office:value="12941" table:style-name="ce9">
            <text:p>12,941<text:s/></text:p>
          </table:table-cell>
          <table:table-cell office:value-type="float" office:value="36289" table:style-name="ce9">
            <text:p>36,289<text:s/></text:p>
          </table:table-cell>
          <table:table-cell office:value-type="float" office:value="10410" table:style-name="ce9">
            <text:p>10,410<text:s/></text:p>
          </table:table-cell>
          <table:table-cell office:value-type="float" office:value="14022" table:style-name="ce9">
            <text:p>14,022<text:s/></text:p>
          </table:table-cell>
          <table:table-cell office:value-type="float" office:value="8919" table:style-name="ce9">
            <text:p>8,919<text:s/></text:p>
          </table:table-cell>
          <table:table-cell office:value-type="float" office:value="23516" table:style-name="ce9">
            <text:p>23,516<text:s/></text:p>
          </table:table-cell>
          <table:table-cell office:value-type="float" office:value="27581" table:style-name="ce9">
            <text:p>27,581<text:s/></text:p>
          </table:table-cell>
          <table:table-cell office:value-type="float" office:value="30338" table:style-name="ce9">
            <text:p>30,338<text:s/></text:p>
          </table:table-cell>
          <table:table-cell office:value-type="float" office:value="39520" table:style-name="ce9">
            <text:p>39,520<text:s/></text:p>
          </table:table-cell>
          <table:table-cell office:value-type="float" office:value="42802" table:style-name="ce9">
            <text:p>42,802<text:s/></text:p>
          </table:table-cell>
          <table:table-cell office:value-type="float" office:value="28736" table:style-name="ce9">
            <text:p>28,736<text:s/></text:p>
          </table:table-cell>
          <table:table-cell office:value-type="float" office:value="29243" table:style-name="ce9">
            <text:p>29,243<text:s/></text:p>
          </table:table-cell>
          <table:table-cell office:value-type="float" office:value="62890" table:style-name="ce9">
            <text:p>62,890<text:s/></text:p>
          </table:table-cell>
          <table:table-cell office:value-type="float" office:value="25542" table:style-name="ce9">
            <text:p>25,542<text:s/></text:p>
          </table:table-cell>
          <table:table-cell office:value-type="float" office:value="34840" table:style-name="ce9">
            <text:p>34,840<text:s/></text:p>
          </table:table-cell>
          <table:table-cell office:value-type="float" office:value="33472" table:style-name="ce9">
            <text:p>33,472<text:s/></text:p>
          </table:table-cell>
          <table:table-cell office:value-type="float" office:value="21450" table:style-name="ce9">
            <text:p>21,450<text:s/></text:p>
          </table:table-cell>
          <table:table-cell office:value-type="float" office:value="57339" table:style-name="ce9">
            <text:p>57,339<text:s/></text:p>
          </table:table-cell>
          <table:table-cell office:value-type="float" office:value="20903" table:style-name="ce9">
            <text:p>20,903<text:s/></text:p>
          </table:table-cell>
          <table:table-cell office:value-type="float" office:value="16825" table:style-name="ce9">
            <text:p>16,825<text:s/></text:p>
          </table:table-cell>
          <table:table-cell office:value-type="float" office:value="17112" table:style-name="ce9">
            <text:p>17,112<text:s/></text:p>
          </table:table-cell>
          <table:table-cell office:value-type="float" office:value="23668" table:style-name="ce9">
            <text:p>23,668<text:s/></text:p>
          </table:table-cell>
          <table:table-cell office:value-type="float" office:value="15203" table:style-name="ce9">
            <text:p>15,203<text:s/></text:p>
          </table:table-cell>
          <table:table-cell office:value-type="float" office:value="30017" table:style-name="ce9">
            <text:p>30,017<text:s/></text:p>
          </table:table-cell>
          <table:table-cell office:value-type="float" office:value="19790" table:style-name="ce9">
            <text:p>19,790<text:s/></text:p>
          </table:table-cell>
          <table:table-cell office:value-type="float" office:value="9366" table:style-name="ce9">
            <text:p>9,366<text:s/></text:p>
          </table:table-cell>
          <table:table-cell office:value-type="float" office:value="16895" table:style-name="ce9">
            <text:p>16,895<text:s/></text:p>
          </table:table-cell>
          <table:table-cell office:value-type="float" office:value="40389" table:style-name="ce9">
            <text:p>40,389<text:s/></text:p>
          </table:table-cell>
          <table:table-cell office:value-type="float" office:value="21472" table:style-name="ce9">
            <text:p>21,472<text:s/></text:p>
          </table:table-cell>
          <table:table-cell office:value-type="float" office:value="25816" table:style-name="ce9">
            <text:p>25,816<text:s/></text:p>
          </table:table-cell>
          <table:table-cell office:value-type="float" office:value="28036" table:style-name="ce9">
            <text:p>28,036<text:s/></text:p>
          </table:table-cell>
          <table:table-cell office:value-type="float" office:value="12311" table:style-name="ce9">
            <text:p>12,311<text:s/></text:p>
          </table:table-cell>
          <table:table-cell office:value-type="float" office:value="11132" table:style-name="ce9">
            <text:p>11,132<text:s/></text:p>
          </table:table-cell>
          <table:table-cell office:value-type="float" office:value="6503" table:style-name="ce9">
            <text:p>6,503<text:s/></text:p>
          </table:table-cell>
          <table:table-cell office:value-type="float" office:value="5298" table:style-name="ce9">
            <text:p>5,298<text:s/></text:p>
          </table:table-cell>
          <table:table-cell office:value-type="float" office:value="9070" table:style-name="ce9">
            <text:p>9,070<text:s/></text:p>
          </table:table-cell>
          <table:table-cell office:value-type="float" office:value="10697" table:style-name="ce9">
            <text:p>10,697<text:s/></text:p>
          </table:table-cell>
          <table:table-cell office:value-type="float" office:value="9951" table:style-name="ce9">
            <text:p>9,951<text:s/></text:p>
          </table:table-cell>
          <table:table-cell office:value-type="float" office:value="13689" table:style-name="ce9">
            <text:p>13,689<text:s/></text:p>
          </table:table-cell>
          <table:table-cell office:value-type="float" office:value="18372" table:style-name="ce9">
            <text:p>18,372<text:s/></text:p>
          </table:table-cell>
          <table:table-cell office:value-type="float" office:value="29083" table:style-name="ce9">
            <text:p>29,083<text:s/></text:p>
          </table:table-cell>
          <table:table-cell office:value-type="float" office:value="25228" table:style-name="ce9">
            <text:p>25,228<text:s/></text:p>
          </table:table-cell>
          <table:table-cell office:value-type="float" office:value="15732" table:style-name="ce9">
            <text:p>15,732<text:s/></text:p>
          </table:table-cell>
          <table:table-cell office:value-type="float" office:value="12548" table:style-name="ce9">
            <text:p>12,548<text:s/></text:p>
          </table:table-cell>
          <table:table-cell office:value-type="float" office:value="12429" table:style-name="ce9">
            <text:p>12,429<text:s/></text:p>
          </table:table-cell>
          <table:table-cell office:value-type="float" office:value="13398" table:style-name="ce9">
            <text:p>13,398<text:s/></text:p>
          </table:table-cell>
          <table:table-cell office:value-type="float" office:value="12076" table:style-name="ce9">
            <text:p>12,076<text:s/></text:p>
          </table:table-cell>
          <table:table-cell office:value-type="float" office:value="12352" table:style-name="ce9">
            <text:p>12,352<text:s/></text:p>
          </table:table-cell>
          <table:table-cell office:value-type="float" office:value="9736" table:style-name="ce9">
            <text:p>9,736<text:s/></text:p>
          </table:table-cell>
          <table:table-cell office:value-type="float" office:value="2060" table:style-name="ce9">
            <text:p>2,060<text:s/></text:p>
          </table:table-cell>
          <table:table-cell office:value-type="float" office:value="1086" table:style-name="ce9">
            <text:p>1,086<text:s/></text:p>
          </table:table-cell>
          <table:table-cell office:value-type="float" office:value="1613" table:style-name="ce9">
            <text:p>1,613<text:s/></text:p>
          </table:table-cell>
          <table:table-cell office:value-type="float" office:value="2521" table:style-name="ce9">
            <text:p>2,521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204" table:style-name="ce9">
            <text:p>1,204<text:s/></text:p>
          </table:table-cell>
          <table:table-cell office:value-type="float" office:value="365" table:style-name="ce9">
            <text:p>365<text:s/></text:p>
          </table:table-cell>
          <table:table-cell office:value-type="float" office:value="1125" table:style-name="ce9">
            <text:p>1,125<text:s/></text:p>
          </table:table-cell>
          <table:table-cell office:value-type="float" office:value="1051" table:style-name="ce9">
            <text:p>1,051<text:s/></text:p>
          </table:table-cell>
          <table:table-cell table:number-columns-repeated="16264"/>
        </table:table-row>
        <table:table-row table:style-name="ro2">
          <table:table-cell office:value-type="date" office:date-value="2024-05-16T00:00:00" table:style-name="ce11">
            <text:p>2024/5/16</text:p>
          </table:table-cell>
          <table:table-cell office:value-type="float" office:value="5249" table:style-name="ce9">
            <text:p>5,249<text:s/></text:p>
          </table:table-cell>
          <table:table-cell office:value-type="float" office:value="14273" table:style-name="ce9">
            <text:p>14,273<text:s/></text:p>
          </table:table-cell>
          <table:table-cell office:value-type="float" office:value="43445" table:style-name="ce9">
            <text:p>43,445<text:s/></text:p>
          </table:table-cell>
          <table:table-cell office:value-type="float" office:value="43120" table:style-name="ce9">
            <text:p>43,120<text:s/></text:p>
          </table:table-cell>
          <table:table-cell office:value-type="float" office:value="26282" table:style-name="ce9">
            <text:p>26,282<text:s/></text:p>
          </table:table-cell>
          <table:table-cell office:value-type="float" office:value="15777" table:style-name="ce9">
            <text:p>15,777<text:s/></text:p>
          </table:table-cell>
          <table:table-cell office:value-type="float" office:value="11368" table:style-name="ce9">
            <text:p>11,368<text:s/></text:p>
          </table:table-cell>
          <table:table-cell office:value-type="float" office:value="4430" table:style-name="ce9">
            <text:p>4,430<text:s/></text:p>
          </table:table-cell>
          <table:table-cell office:value-type="float" office:value="3677" table:style-name="ce9">
            <text:p>3,677<text:s/></text:p>
          </table:table-cell>
          <table:table-cell office:value-type="float" office:value="12285" table:style-name="ce9">
            <text:p>12,285<text:s/></text:p>
          </table:table-cell>
          <table:table-cell office:value-type="float" office:value="2941" table:style-name="ce9">
            <text:p>2,941<text:s/></text:p>
          </table:table-cell>
          <table:table-cell office:value-type="float" office:value="4480" table:style-name="ce9">
            <text:p>4,480<text:s/></text:p>
          </table:table-cell>
          <table:table-cell office:value-type="float" office:value="6753" table:style-name="ce9">
            <text:p>6,753<text:s/></text:p>
          </table:table-cell>
          <table:table-cell office:value-type="float" office:value="10225" table:style-name="ce9">
            <text:p>10,225<text:s/></text:p>
          </table:table-cell>
          <table:table-cell office:value-type="float" office:value="11662" table:style-name="ce9">
            <text:p>11,662<text:s/></text:p>
          </table:table-cell>
          <table:table-cell office:value-type="float" office:value="16419" table:style-name="ce9">
            <text:p>16,419<text:s/></text:p>
          </table:table-cell>
          <table:table-cell office:value-type="float" office:value="19391" table:style-name="ce9">
            <text:p>19,391<text:s/></text:p>
          </table:table-cell>
          <table:table-cell office:value-type="float" office:value="6297" table:style-name="ce9">
            <text:p>6,297<text:s/></text:p>
          </table:table-cell>
          <table:table-cell office:value-type="float" office:value="10466" table:style-name="ce9">
            <text:p>10,466<text:s/></text:p>
          </table:table-cell>
          <table:table-cell office:value-type="float" office:value="3742" table:style-name="ce9">
            <text:p>3,742<text:s/></text:p>
          </table:table-cell>
          <table:table-cell office:value-type="float" office:value="8918" table:style-name="ce9">
            <text:p>8,918<text:s/></text:p>
          </table:table-cell>
          <table:table-cell office:value-type="float" office:value="8838" table:style-name="ce9">
            <text:p>8,838<text:s/></text:p>
          </table:table-cell>
          <table:table-cell office:value-type="float" office:value="7187" table:style-name="ce9">
            <text:p>7,187<text:s/></text:p>
          </table:table-cell>
          <table:table-cell office:value-type="float" office:value="38371" table:style-name="ce9">
            <text:p>38,371<text:s/></text:p>
          </table:table-cell>
          <table:table-cell office:value-type="float" office:value="3057" table:style-name="ce9">
            <text:p>3,057<text:s/></text:p>
          </table:table-cell>
          <table:table-cell office:value-type="float" office:value="12807" table:style-name="ce9">
            <text:p>12,807<text:s/></text:p>
          </table:table-cell>
          <table:table-cell office:value-type="float" office:value="12620" table:style-name="ce9">
            <text:p>12,620<text:s/></text:p>
          </table:table-cell>
          <table:table-cell office:value-type="float" office:value="15650" table:style-name="ce9">
            <text:p>15,650<text:s/></text:p>
          </table:table-cell>
          <table:table-cell office:value-type="float" office:value="23034" table:style-name="ce9">
            <text:p>23,034<text:s/></text:p>
          </table:table-cell>
          <table:table-cell office:value-type="float" office:value="16780" table:style-name="ce9">
            <text:p>16,780<text:s/></text:p>
          </table:table-cell>
          <table:table-cell office:value-type="float" office:value="10188" table:style-name="ce9">
            <text:p>10,188<text:s/></text:p>
          </table:table-cell>
          <table:table-cell office:value-type="float" office:value="28498" table:style-name="ce9">
            <text:p>28,498<text:s/></text:p>
          </table:table-cell>
          <table:table-cell office:value-type="float" office:value="16820" table:style-name="ce9">
            <text:p>16,820<text:s/></text:p>
          </table:table-cell>
          <table:table-cell office:value-type="float" office:value="33011" table:style-name="ce9">
            <text:p>33,011<text:s/></text:p>
          </table:table-cell>
          <table:table-cell office:value-type="float" office:value="29465" table:style-name="ce9">
            <text:p>29,465<text:s/></text:p>
          </table:table-cell>
          <table:table-cell office:value-type="float" office:value="11887" table:style-name="ce9">
            <text:p>11,887<text:s/></text:p>
          </table:table-cell>
          <table:table-cell office:value-type="float" office:value="35037" table:style-name="ce9">
            <text:p>35,037<text:s/></text:p>
          </table:table-cell>
          <table:table-cell office:value-type="float" office:value="25593" table:style-name="ce9">
            <text:p>25,593<text:s/></text:p>
          </table:table-cell>
          <table:table-cell office:value-type="float" office:value="24952" table:style-name="ce9">
            <text:p>24,952<text:s/></text:p>
          </table:table-cell>
          <table:table-cell office:value-type="float" office:value="21580" table:style-name="ce9">
            <text:p>21,580<text:s/></text:p>
          </table:table-cell>
          <table:table-cell office:value-type="float" office:value="24917" table:style-name="ce9">
            <text:p>24,917<text:s/></text:p>
          </table:table-cell>
          <table:table-cell office:value-type="float" office:value="134373" table:style-name="ce9">
            <text:p>134,373<text:s/></text:p>
          </table:table-cell>
          <table:table-cell office:value-type="float" office:value="45942" table:style-name="ce9">
            <text:p>45,942<text:s/></text:p>
          </table:table-cell>
          <table:table-cell office:value-type="float" office:value="22778" table:style-name="ce9">
            <text:p>22,778<text:s/></text:p>
          </table:table-cell>
          <table:table-cell office:value-type="float" office:value="25390" table:style-name="ce9">
            <text:p>25,390<text:s/></text:p>
          </table:table-cell>
          <table:table-cell office:value-type="float" office:value="26074" table:style-name="ce9">
            <text:p>26,074<text:s/></text:p>
          </table:table-cell>
          <table:table-cell office:value-type="float" office:value="28804" table:style-name="ce9">
            <text:p>28,804<text:s/></text:p>
          </table:table-cell>
          <table:table-cell office:value-type="float" office:value="28312" table:style-name="ce9">
            <text:p>28,312<text:s/></text:p>
          </table:table-cell>
          <table:table-cell office:value-type="float" office:value="24205" table:style-name="ce9">
            <text:p>24,205<text:s/></text:p>
          </table:table-cell>
          <table:table-cell office:value-type="float" office:value="13542" table:style-name="ce9">
            <text:p>13,542<text:s/></text:p>
          </table:table-cell>
          <table:table-cell office:value-type="float" office:value="31305" table:style-name="ce9">
            <text:p>31,305<text:s/></text:p>
          </table:table-cell>
          <table:table-cell office:value-type="float" office:value="7532" table:style-name="ce9">
            <text:p>7,532<text:s/></text:p>
          </table:table-cell>
          <table:table-cell office:value-type="float" office:value="9620" table:style-name="ce9">
            <text:p>9,620<text:s/></text:p>
          </table:table-cell>
          <table:table-cell office:value-type="float" office:value="19338" table:style-name="ce9">
            <text:p>19,338<text:s/></text:p>
          </table:table-cell>
          <table:table-cell office:value-type="float" office:value="5594" table:style-name="ce9">
            <text:p>5,594<text:s/></text:p>
          </table:table-cell>
          <table:table-cell office:value-type="float" office:value="3858" table:style-name="ce9">
            <text:p>3,858<text:s/></text:p>
          </table:table-cell>
          <table:table-cell office:value-type="float" office:value="3365" table:style-name="ce9">
            <text:p>3,365<text:s/></text:p>
          </table:table-cell>
          <table:table-cell office:value-type="float" office:value="14370" table:style-name="ce9">
            <text:p>14,370<text:s/></text:p>
          </table:table-cell>
          <table:table-cell office:value-type="float" office:value="9659" table:style-name="ce9">
            <text:p>9,659<text:s/></text:p>
          </table:table-cell>
          <table:table-cell office:value-type="float" office:value="13203" table:style-name="ce9">
            <text:p>13,203<text:s/></text:p>
          </table:table-cell>
          <table:table-cell office:value-type="float" office:value="36506" table:style-name="ce9">
            <text:p>36,506<text:s/></text:p>
          </table:table-cell>
          <table:table-cell office:value-type="float" office:value="10327" table:style-name="ce9">
            <text:p>10,327<text:s/></text:p>
          </table:table-cell>
          <table:table-cell office:value-type="float" office:value="13823" table:style-name="ce9">
            <text:p>13,823<text:s/></text:p>
          </table:table-cell>
          <table:table-cell office:value-type="float" office:value="8775" table:style-name="ce9">
            <text:p>8,775<text:s/></text:p>
          </table:table-cell>
          <table:table-cell office:value-type="float" office:value="23386" table:style-name="ce9">
            <text:p>23,386<text:s/></text:p>
          </table:table-cell>
          <table:table-cell office:value-type="float" office:value="27473" table:style-name="ce9">
            <text:p>27,473<text:s/></text:p>
          </table:table-cell>
          <table:table-cell office:value-type="float" office:value="30236" table:style-name="ce9">
            <text:p>30,236<text:s/></text:p>
          </table:table-cell>
          <table:table-cell office:value-type="float" office:value="39251" table:style-name="ce9">
            <text:p>39,251<text:s/></text:p>
          </table:table-cell>
          <table:table-cell office:value-type="float" office:value="42369" table:style-name="ce9">
            <text:p>42,369<text:s/></text:p>
          </table:table-cell>
          <table:table-cell office:value-type="float" office:value="28256" table:style-name="ce9">
            <text:p>28,256<text:s/></text:p>
          </table:table-cell>
          <table:table-cell office:value-type="float" office:value="27965" table:style-name="ce9">
            <text:p>27,965<text:s/></text:p>
          </table:table-cell>
          <table:table-cell office:value-type="float" office:value="62393" table:style-name="ce9">
            <text:p>62,393<text:s/></text:p>
          </table:table-cell>
          <table:table-cell office:value-type="float" office:value="24942" table:style-name="ce9">
            <text:p>24,942<text:s/></text:p>
          </table:table-cell>
          <table:table-cell office:value-type="float" office:value="34992" table:style-name="ce9">
            <text:p>34,992<text:s/></text:p>
          </table:table-cell>
          <table:table-cell office:value-type="float" office:value="33553" table:style-name="ce9">
            <text:p>33,553<text:s/></text:p>
          </table:table-cell>
          <table:table-cell office:value-type="float" office:value="21265" table:style-name="ce9">
            <text:p>21,265<text:s/></text:p>
          </table:table-cell>
          <table:table-cell office:value-type="float" office:value="57206" table:style-name="ce9">
            <text:p>57,206<text:s/></text:p>
          </table:table-cell>
          <table:table-cell office:value-type="float" office:value="20732" table:style-name="ce9">
            <text:p>20,732<text:s/></text:p>
          </table:table-cell>
          <table:table-cell office:value-type="float" office:value="16595" table:style-name="ce9">
            <text:p>16,595<text:s/></text:p>
          </table:table-cell>
          <table:table-cell office:value-type="float" office:value="15355" table:style-name="ce9">
            <text:p>15,355<text:s/></text:p>
          </table:table-cell>
          <table:table-cell office:value-type="float" office:value="23706" table:style-name="ce9">
            <text:p>23,706<text:s/></text:p>
          </table:table-cell>
          <table:table-cell office:value-type="float" office:value="14989" table:style-name="ce9">
            <text:p>14,989<text:s/></text:p>
          </table:table-cell>
          <table:table-cell office:value-type="float" office:value="30373" table:style-name="ce9">
            <text:p>30,373<text:s/></text:p>
          </table:table-cell>
          <table:table-cell office:value-type="float" office:value="19278" table:style-name="ce9">
            <text:p>19,278<text:s/></text:p>
          </table:table-cell>
          <table:table-cell office:value-type="float" office:value="9084" table:style-name="ce9">
            <text:p>9,084<text:s/></text:p>
          </table:table-cell>
          <table:table-cell office:value-type="float" office:value="16523" table:style-name="ce9">
            <text:p>16,523<text:s/></text:p>
          </table:table-cell>
          <table:table-cell office:value-type="float" office:value="40439" table:style-name="ce9">
            <text:p>40,439<text:s/></text:p>
          </table:table-cell>
          <table:table-cell office:value-type="float" office:value="21066" table:style-name="ce9">
            <text:p>21,066<text:s/></text:p>
          </table:table-cell>
          <table:table-cell office:value-type="float" office:value="25858" table:style-name="ce9">
            <text:p>25,858<text:s/></text:p>
          </table:table-cell>
          <table:table-cell office:value-type="float" office:value="27951" table:style-name="ce9">
            <text:p>27,951<text:s/></text:p>
          </table:table-cell>
          <table:table-cell office:value-type="float" office:value="12314" table:style-name="ce9">
            <text:p>12,314<text:s/></text:p>
          </table:table-cell>
          <table:table-cell office:value-type="float" office:value="11190" table:style-name="ce9">
            <text:p>11,190<text:s/></text:p>
          </table:table-cell>
          <table:table-cell office:value-type="float" office:value="6479" table:style-name="ce9">
            <text:p>6,479<text:s/></text:p>
          </table:table-cell>
          <table:table-cell office:value-type="float" office:value="5284" table:style-name="ce9">
            <text:p>5,284<text:s/></text:p>
          </table:table-cell>
          <table:table-cell office:value-type="float" office:value="9177" table:style-name="ce9">
            <text:p>9,177<text:s/></text:p>
          </table:table-cell>
          <table:table-cell office:value-type="float" office:value="10766" table:style-name="ce9">
            <text:p>10,766<text:s/></text:p>
          </table:table-cell>
          <table:table-cell office:value-type="float" office:value="9908" table:style-name="ce9">
            <text:p>9,908<text:s/></text:p>
          </table:table-cell>
          <table:table-cell office:value-type="float" office:value="13821" table:style-name="ce9">
            <text:p>13,821<text:s/></text:p>
          </table:table-cell>
          <table:table-cell office:value-type="float" office:value="18437" table:style-name="ce9">
            <text:p>18,437<text:s/></text:p>
          </table:table-cell>
          <table:table-cell office:value-type="float" office:value="28842" table:style-name="ce9">
            <text:p>28,842<text:s/></text:p>
          </table:table-cell>
          <table:table-cell office:value-type="float" office:value="25823" table:style-name="ce9">
            <text:p>25,823<text:s/></text:p>
          </table:table-cell>
          <table:table-cell office:value-type="float" office:value="15674" table:style-name="ce9">
            <text:p>15,674<text:s/></text:p>
          </table:table-cell>
          <table:table-cell office:value-type="float" office:value="12628" table:style-name="ce9">
            <text:p>12,628<text:s/></text:p>
          </table:table-cell>
          <table:table-cell office:value-type="float" office:value="12281" table:style-name="ce9">
            <text:p>12,281<text:s/></text:p>
          </table:table-cell>
          <table:table-cell office:value-type="float" office:value="13081" table:style-name="ce9">
            <text:p>13,081<text:s/></text:p>
          </table:table-cell>
          <table:table-cell office:value-type="float" office:value="11881" table:style-name="ce9">
            <text:p>11,881<text:s/></text:p>
          </table:table-cell>
          <table:table-cell office:value-type="float" office:value="12041" table:style-name="ce9">
            <text:p>12,041<text:s/></text:p>
          </table:table-cell>
          <table:table-cell office:value-type="float" office:value="9664" table:style-name="ce9">
            <text:p>9,664<text:s/></text:p>
          </table:table-cell>
          <table:table-cell office:value-type="float" office:value="1960" table:style-name="ce9">
            <text:p>1,960<text:s/></text:p>
          </table:table-cell>
          <table:table-cell office:value-type="float" office:value="1083" table:style-name="ce9">
            <text:p>1,083<text:s/></text:p>
          </table:table-cell>
          <table:table-cell office:value-type="float" office:value="1590" table:style-name="ce9">
            <text:p>1,590<text:s/></text:p>
          </table:table-cell>
          <table:table-cell office:value-type="float" office:value="2427" table:style-name="ce9">
            <text:p>2,427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212" table:style-name="ce9">
            <text:p>1,212<text:s/></text:p>
          </table:table-cell>
          <table:table-cell office:value-type="float" office:value="362" table:style-name="ce9">
            <text:p>362<text:s/></text:p>
          </table:table-cell>
          <table:table-cell office:value-type="float" office:value="1119" table:style-name="ce9">
            <text:p>1,119<text:s/></text:p>
          </table:table-cell>
          <table:table-cell office:value-type="float" office:value="1000" table:style-name="ce9">
            <text:p>1,000<text:s/></text:p>
          </table:table-cell>
          <table:table-cell table:number-columns-repeated="16264"/>
        </table:table-row>
        <table:table-row table:style-name="ro2">
          <table:table-cell office:value-type="date" office:date-value="2024-05-17T00:00:00" table:style-name="ce11">
            <text:p>2024/5/17</text:p>
          </table:table-cell>
          <table:table-cell office:value-type="float" office:value="5708" table:style-name="ce9">
            <text:p>5,708<text:s/></text:p>
          </table:table-cell>
          <table:table-cell office:value-type="float" office:value="14399" table:style-name="ce9">
            <text:p>14,399<text:s/></text:p>
          </table:table-cell>
          <table:table-cell office:value-type="float" office:value="45549" table:style-name="ce9">
            <text:p>45,549<text:s/></text:p>
          </table:table-cell>
          <table:table-cell office:value-type="float" office:value="49156" table:style-name="ce9">
            <text:p>49,156<text:s/></text:p>
          </table:table-cell>
          <table:table-cell office:value-type="float" office:value="28178" table:style-name="ce9">
            <text:p>28,178<text:s/></text:p>
          </table:table-cell>
          <table:table-cell office:value-type="float" office:value="17313" table:style-name="ce9">
            <text:p>17,313<text:s/></text:p>
          </table:table-cell>
          <table:table-cell office:value-type="float" office:value="12320" table:style-name="ce9">
            <text:p>12,320<text:s/></text:p>
          </table:table-cell>
          <table:table-cell office:value-type="float" office:value="4570" table:style-name="ce9">
            <text:p>4,570<text:s/></text:p>
          </table:table-cell>
          <table:table-cell office:value-type="float" office:value="3949" table:style-name="ce9">
            <text:p>3,949<text:s/></text:p>
          </table:table-cell>
          <table:table-cell office:value-type="float" office:value="14028" table:style-name="ce9">
            <text:p>14,028<text:s/></text:p>
          </table:table-cell>
          <table:table-cell office:value-type="float" office:value="2846" table:style-name="ce9">
            <text:p>2,846<text:s/></text:p>
          </table:table-cell>
          <table:table-cell office:value-type="float" office:value="5019" table:style-name="ce9">
            <text:p>5,019<text:s/></text:p>
          </table:table-cell>
          <table:table-cell office:value-type="float" office:value="7151" table:style-name="ce9">
            <text:p>7,151<text:s/></text:p>
          </table:table-cell>
          <table:table-cell office:value-type="float" office:value="10251" table:style-name="ce9">
            <text:p>10,251<text:s/></text:p>
          </table:table-cell>
          <table:table-cell office:value-type="float" office:value="13187" table:style-name="ce9">
            <text:p>13,187<text:s/></text:p>
          </table:table-cell>
          <table:table-cell office:value-type="float" office:value="16530" table:style-name="ce9">
            <text:p>16,530<text:s/></text:p>
          </table:table-cell>
          <table:table-cell office:value-type="float" office:value="20421" table:style-name="ce9">
            <text:p>20,421<text:s/></text:p>
          </table:table-cell>
          <table:table-cell office:value-type="float" office:value="6968" table:style-name="ce9">
            <text:p>6,968<text:s/></text:p>
          </table:table-cell>
          <table:table-cell office:value-type="float" office:value="10957" table:style-name="ce9">
            <text:p>10,957<text:s/></text:p>
          </table:table-cell>
          <table:table-cell office:value-type="float" office:value="3844" table:style-name="ce9">
            <text:p>3,844<text:s/></text:p>
          </table:table-cell>
          <table:table-cell office:value-type="float" office:value="9945" table:style-name="ce9">
            <text:p>9,945<text:s/></text:p>
          </table:table-cell>
          <table:table-cell office:value-type="float" office:value="9195" table:style-name="ce9">
            <text:p>9,195<text:s/></text:p>
          </table:table-cell>
          <table:table-cell office:value-type="float" office:value="7003" table:style-name="ce9">
            <text:p>7,003<text:s/></text:p>
          </table:table-cell>
          <table:table-cell office:value-type="float" office:value="34423" table:style-name="ce9">
            <text:p>34,423<text:s/></text:p>
          </table:table-cell>
          <table:table-cell office:value-type="float" office:value="3688" table:style-name="ce9">
            <text:p>3,688<text:s/></text:p>
          </table:table-cell>
          <table:table-cell office:value-type="float" office:value="15405" table:style-name="ce9">
            <text:p>15,405<text:s/></text:p>
          </table:table-cell>
          <table:table-cell office:value-type="float" office:value="13614" table:style-name="ce9">
            <text:p>13,614<text:s/></text:p>
          </table:table-cell>
          <table:table-cell office:value-type="float" office:value="16821" table:style-name="ce9">
            <text:p>16,821<text:s/></text:p>
          </table:table-cell>
          <table:table-cell office:value-type="float" office:value="24811" table:style-name="ce9">
            <text:p>24,811<text:s/></text:p>
          </table:table-cell>
          <table:table-cell office:value-type="float" office:value="17611" table:style-name="ce9">
            <text:p>17,611<text:s/></text:p>
          </table:table-cell>
          <table:table-cell office:value-type="float" office:value="10834" table:style-name="ce9">
            <text:p>10,834<text:s/></text:p>
          </table:table-cell>
          <table:table-cell office:value-type="float" office:value="32900" table:style-name="ce9">
            <text:p>32,900<text:s/></text:p>
          </table:table-cell>
          <table:table-cell office:value-type="float" office:value="17472" table:style-name="ce9">
            <text:p>17,472<text:s/></text:p>
          </table:table-cell>
          <table:table-cell office:value-type="float" office:value="35095" table:style-name="ce9">
            <text:p>35,095<text:s/></text:p>
          </table:table-cell>
          <table:table-cell office:value-type="float" office:value="32049" table:style-name="ce9">
            <text:p>32,049<text:s/></text:p>
          </table:table-cell>
          <table:table-cell office:value-type="float" office:value="11937" table:style-name="ce9">
            <text:p>11,937<text:s/></text:p>
          </table:table-cell>
          <table:table-cell office:value-type="float" office:value="36795" table:style-name="ce9">
            <text:p>36,795<text:s/></text:p>
          </table:table-cell>
          <table:table-cell office:value-type="float" office:value="26588" table:style-name="ce9">
            <text:p>26,588<text:s/></text:p>
          </table:table-cell>
          <table:table-cell office:value-type="float" office:value="26336" table:style-name="ce9">
            <text:p>26,336<text:s/></text:p>
          </table:table-cell>
          <table:table-cell office:value-type="float" office:value="22324" table:style-name="ce9">
            <text:p>22,324<text:s/></text:p>
          </table:table-cell>
          <table:table-cell office:value-type="float" office:value="25562" table:style-name="ce9">
            <text:p>25,562<text:s/></text:p>
          </table:table-cell>
          <table:table-cell office:value-type="float" office:value="162816" table:style-name="ce9">
            <text:p>162,816<text:s/></text:p>
          </table:table-cell>
          <table:table-cell office:value-type="float" office:value="55744" table:style-name="ce9">
            <text:p>55,744<text:s/></text:p>
          </table:table-cell>
          <table:table-cell office:value-type="float" office:value="25058" table:style-name="ce9">
            <text:p>25,058<text:s/></text:p>
          </table:table-cell>
          <table:table-cell office:value-type="float" office:value="26687" table:style-name="ce9">
            <text:p>26,687<text:s/></text:p>
          </table:table-cell>
          <table:table-cell office:value-type="float" office:value="28579" table:style-name="ce9">
            <text:p>28,579<text:s/></text:p>
          </table:table-cell>
          <table:table-cell office:value-type="float" office:value="32394" table:style-name="ce9">
            <text:p>32,394<text:s/></text:p>
          </table:table-cell>
          <table:table-cell office:value-type="float" office:value="31091" table:style-name="ce9">
            <text:p>31,091<text:s/></text:p>
          </table:table-cell>
          <table:table-cell office:value-type="float" office:value="25976" table:style-name="ce9">
            <text:p>25,976<text:s/></text:p>
          </table:table-cell>
          <table:table-cell office:value-type="float" office:value="14334" table:style-name="ce9">
            <text:p>14,334<text:s/></text:p>
          </table:table-cell>
          <table:table-cell office:value-type="float" office:value="32920" table:style-name="ce9">
            <text:p>32,920<text:s/></text:p>
          </table:table-cell>
          <table:table-cell office:value-type="float" office:value="7947" table:style-name="ce9">
            <text:p>7,947<text:s/></text:p>
          </table:table-cell>
          <table:table-cell office:value-type="float" office:value="9789" table:style-name="ce9">
            <text:p>9,789<text:s/></text:p>
          </table:table-cell>
          <table:table-cell office:value-type="float" office:value="20734" table:style-name="ce9">
            <text:p>20,734<text:s/></text:p>
          </table:table-cell>
          <table:table-cell office:value-type="float" office:value="6169" table:style-name="ce9">
            <text:p>6,169<text:s/></text:p>
          </table:table-cell>
          <table:table-cell office:value-type="float" office:value="4155" table:style-name="ce9">
            <text:p>4,155<text:s/></text:p>
          </table:table-cell>
          <table:table-cell office:value-type="float" office:value="3550" table:style-name="ce9">
            <text:p>3,550<text:s/></text:p>
          </table:table-cell>
          <table:table-cell office:value-type="float" office:value="14672" table:style-name="ce9">
            <text:p>14,672<text:s/></text:p>
          </table:table-cell>
          <table:table-cell office:value-type="float" office:value="10244" table:style-name="ce9">
            <text:p>10,244<text:s/></text:p>
          </table:table-cell>
          <table:table-cell office:value-type="float" office:value="14465" table:style-name="ce9">
            <text:p>14,465<text:s/></text:p>
          </table:table-cell>
          <table:table-cell office:value-type="float" office:value="41982" table:style-name="ce9">
            <text:p>41,982<text:s/></text:p>
          </table:table-cell>
          <table:table-cell office:value-type="float" office:value="10621" table:style-name="ce9">
            <text:p>10,621<text:s/></text:p>
          </table:table-cell>
          <table:table-cell office:value-type="float" office:value="14643" table:style-name="ce9">
            <text:p>14,643<text:s/></text:p>
          </table:table-cell>
          <table:table-cell office:value-type="float" office:value="9431" table:style-name="ce9">
            <text:p>9,431<text:s/></text:p>
          </table:table-cell>
          <table:table-cell office:value-type="float" office:value="24741" table:style-name="ce9">
            <text:p>24,741<text:s/></text:p>
          </table:table-cell>
          <table:table-cell office:value-type="float" office:value="28025" table:style-name="ce9">
            <text:p>28,025<text:s/></text:p>
          </table:table-cell>
          <table:table-cell office:value-type="float" office:value="33140" table:style-name="ce9">
            <text:p>33,140<text:s/></text:p>
          </table:table-cell>
          <table:table-cell office:value-type="float" office:value="44866" table:style-name="ce9">
            <text:p>44,866<text:s/></text:p>
          </table:table-cell>
          <table:table-cell office:value-type="float" office:value="44069" table:style-name="ce9">
            <text:p>44,069<text:s/></text:p>
          </table:table-cell>
          <table:table-cell office:value-type="float" office:value="29502" table:style-name="ce9">
            <text:p>29,502<text:s/></text:p>
          </table:table-cell>
          <table:table-cell office:value-type="float" office:value="29979" table:style-name="ce9">
            <text:p>29,979<text:s/></text:p>
          </table:table-cell>
          <table:table-cell office:value-type="float" office:value="74942" table:style-name="ce9">
            <text:p>74,942<text:s/></text:p>
          </table:table-cell>
          <table:table-cell office:value-type="float" office:value="26504" table:style-name="ce9">
            <text:p>26,504<text:s/></text:p>
          </table:table-cell>
          <table:table-cell office:value-type="float" office:value="39198" table:style-name="ce9">
            <text:p>39,198<text:s/></text:p>
          </table:table-cell>
          <table:table-cell office:value-type="float" office:value="37749" table:style-name="ce9">
            <text:p>37,749<text:s/></text:p>
          </table:table-cell>
          <table:table-cell office:value-type="float" office:value="23695" table:style-name="ce9">
            <text:p>23,695<text:s/></text:p>
          </table:table-cell>
          <table:table-cell office:value-type="float" office:value="63893" table:style-name="ce9">
            <text:p>63,893<text:s/></text:p>
          </table:table-cell>
          <table:table-cell office:value-type="float" office:value="22153" table:style-name="ce9">
            <text:p>22,153<text:s/></text:p>
          </table:table-cell>
          <table:table-cell office:value-type="float" office:value="18239" table:style-name="ce9">
            <text:p>18,239<text:s/></text:p>
          </table:table-cell>
          <table:table-cell office:value-type="float" office:value="15639" table:style-name="ce9">
            <text:p>15,639<text:s/></text:p>
          </table:table-cell>
          <table:table-cell office:value-type="float" office:value="25304" table:style-name="ce9">
            <text:p>25,304<text:s/></text:p>
          </table:table-cell>
          <table:table-cell office:value-type="float" office:value="15574" table:style-name="ce9">
            <text:p>15,574<text:s/></text:p>
          </table:table-cell>
          <table:table-cell office:value-type="float" office:value="33574" table:style-name="ce9">
            <text:p>33,574<text:s/></text:p>
          </table:table-cell>
          <table:table-cell office:value-type="float" office:value="21283" table:style-name="ce9">
            <text:p>21,283<text:s/></text:p>
          </table:table-cell>
          <table:table-cell office:value-type="float" office:value="9847" table:style-name="ce9">
            <text:p>9,847<text:s/></text:p>
          </table:table-cell>
          <table:table-cell office:value-type="float" office:value="18131" table:style-name="ce9">
            <text:p>18,131<text:s/></text:p>
          </table:table-cell>
          <table:table-cell office:value-type="float" office:value="41619" table:style-name="ce9">
            <text:p>41,619<text:s/></text:p>
          </table:table-cell>
          <table:table-cell office:value-type="float" office:value="22594" table:style-name="ce9">
            <text:p>22,594<text:s/></text:p>
          </table:table-cell>
          <table:table-cell office:value-type="float" office:value="26311" table:style-name="ce9">
            <text:p>26,311<text:s/></text:p>
          </table:table-cell>
          <table:table-cell office:value-type="float" office:value="30104" table:style-name="ce9">
            <text:p>30,104<text:s/></text:p>
          </table:table-cell>
          <table:table-cell office:value-type="float" office:value="13273" table:style-name="ce9">
            <text:p>13,273<text:s/></text:p>
          </table:table-cell>
          <table:table-cell office:value-type="float" office:value="11796" table:style-name="ce9">
            <text:p>11,796<text:s/></text:p>
          </table:table-cell>
          <table:table-cell office:value-type="float" office:value="6906" table:style-name="ce9">
            <text:p>6,906<text:s/></text:p>
          </table:table-cell>
          <table:table-cell office:value-type="float" office:value="5359" table:style-name="ce9">
            <text:p>5,359<text:s/></text:p>
          </table:table-cell>
          <table:table-cell office:value-type="float" office:value="9592" table:style-name="ce9">
            <text:p>9,592<text:s/></text:p>
          </table:table-cell>
          <table:table-cell office:value-type="float" office:value="11000" table:style-name="ce9">
            <text:p>11,000<text:s/></text:p>
          </table:table-cell>
          <table:table-cell office:value-type="float" office:value="11105" table:style-name="ce9">
            <text:p>11,105<text:s/></text:p>
          </table:table-cell>
          <table:table-cell office:value-type="float" office:value="15403" table:style-name="ce9">
            <text:p>15,403<text:s/></text:p>
          </table:table-cell>
          <table:table-cell office:value-type="float" office:value="19264" table:style-name="ce9">
            <text:p>19,264<text:s/></text:p>
          </table:table-cell>
          <table:table-cell office:value-type="float" office:value="29542" table:style-name="ce9">
            <text:p>29,542<text:s/></text:p>
          </table:table-cell>
          <table:table-cell office:value-type="float" office:value="27885" table:style-name="ce9">
            <text:p>27,885<text:s/></text:p>
          </table:table-cell>
          <table:table-cell office:value-type="float" office:value="16630" table:style-name="ce9">
            <text:p>16,630<text:s/></text:p>
          </table:table-cell>
          <table:table-cell office:value-type="float" office:value="13222" table:style-name="ce9">
            <text:p>13,222<text:s/></text:p>
          </table:table-cell>
          <table:table-cell office:value-type="float" office:value="13063" table:style-name="ce9">
            <text:p>13,063<text:s/></text:p>
          </table:table-cell>
          <table:table-cell office:value-type="float" office:value="13782" table:style-name="ce9">
            <text:p>13,782<text:s/></text:p>
          </table:table-cell>
          <table:table-cell office:value-type="float" office:value="12787" table:style-name="ce9">
            <text:p>12,787<text:s/></text:p>
          </table:table-cell>
          <table:table-cell office:value-type="float" office:value="12838" table:style-name="ce9">
            <text:p>12,838<text:s/></text:p>
          </table:table-cell>
          <table:table-cell office:value-type="float" office:value="10410" table:style-name="ce9">
            <text:p>10,410<text:s/></text:p>
          </table:table-cell>
          <table:table-cell office:value-type="float" office:value="2022" table:style-name="ce9">
            <text:p>2,022<text:s/></text:p>
          </table:table-cell>
          <table:table-cell office:value-type="float" office:value="1221" table:style-name="ce9">
            <text:p>1,221<text:s/></text:p>
          </table:table-cell>
          <table:table-cell office:value-type="float" office:value="1667" table:style-name="ce9">
            <text:p>1,667<text:s/></text:p>
          </table:table-cell>
          <table:table-cell office:value-type="float" office:value="2537" table:style-name="ce9">
            <text:p>2,537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574" table:style-name="ce9">
            <text:p>1,574<text:s/></text:p>
          </table:table-cell>
          <table:table-cell office:value-type="float" office:value="393" table:style-name="ce9">
            <text:p>393<text:s/></text:p>
          </table:table-cell>
          <table:table-cell office:value-type="float" office:value="1204" table:style-name="ce9">
            <text:p>1,204<text:s/></text:p>
          </table:table-cell>
          <table:table-cell office:value-type="float" office:value="1103" table:style-name="ce9">
            <text:p>1,103<text:s/></text:p>
          </table:table-cell>
          <table:table-cell table:number-columns-repeated="16264"/>
        </table:table-row>
        <table:table-row table:style-name="ro2">
          <table:table-cell office:value-type="date" office:date-value="2024-05-18T00:00:00" table:style-name="ce11">
            <text:p>2024/5/18</text:p>
          </table:table-cell>
          <table:table-cell office:value-type="float" office:value="4157" table:style-name="ce9">
            <text:p>4,157<text:s/></text:p>
          </table:table-cell>
          <table:table-cell office:value-type="float" office:value="9702" table:style-name="ce9">
            <text:p>9,702<text:s/></text:p>
          </table:table-cell>
          <table:table-cell office:value-type="float" office:value="27654" table:style-name="ce9">
            <text:p>27,654<text:s/></text:p>
          </table:table-cell>
          <table:table-cell office:value-type="float" office:value="47984" table:style-name="ce9">
            <text:p>47,984<text:s/></text:p>
          </table:table-cell>
          <table:table-cell office:value-type="float" office:value="18020" table:style-name="ce9">
            <text:p>18,020<text:s/></text:p>
          </table:table-cell>
          <table:table-cell office:value-type="float" office:value="13345" table:style-name="ce9">
            <text:p>13,345<text:s/></text:p>
          </table:table-cell>
          <table:table-cell office:value-type="float" office:value="8409" table:style-name="ce9">
            <text:p>8,409<text:s/></text:p>
          </table:table-cell>
          <table:table-cell office:value-type="float" office:value="4044" table:style-name="ce9">
            <text:p>4,044<text:s/></text:p>
          </table:table-cell>
          <table:table-cell office:value-type="float" office:value="2843" table:style-name="ce9">
            <text:p>2,843<text:s/></text:p>
          </table:table-cell>
          <table:table-cell office:value-type="float" office:value="8383" table:style-name="ce9">
            <text:p>8,383<text:s/></text:p>
          </table:table-cell>
          <table:table-cell office:value-type="float" office:value="2085" table:style-name="ce9">
            <text:p>2,085<text:s/></text:p>
          </table:table-cell>
          <table:table-cell office:value-type="float" office:value="4241" table:style-name="ce9">
            <text:p>4,241<text:s/></text:p>
          </table:table-cell>
          <table:table-cell office:value-type="float" office:value="8889" table:style-name="ce9">
            <text:p>8,889<text:s/></text:p>
          </table:table-cell>
          <table:table-cell office:value-type="float" office:value="7584" table:style-name="ce9">
            <text:p>7,584<text:s/></text:p>
          </table:table-cell>
          <table:table-cell office:value-type="float" office:value="11616" table:style-name="ce9">
            <text:p>11,616<text:s/></text:p>
          </table:table-cell>
          <table:table-cell office:value-type="float" office:value="5370" table:style-name="ce9">
            <text:p>5,370<text:s/></text:p>
          </table:table-cell>
          <table:table-cell office:value-type="float" office:value="7851" table:style-name="ce9">
            <text:p>7,851<text:s/></text:p>
          </table:table-cell>
          <table:table-cell office:value-type="float" office:value="4610" table:style-name="ce9">
            <text:p>4,610<text:s/></text:p>
          </table:table-cell>
          <table:table-cell office:value-type="float" office:value="9138" table:style-name="ce9">
            <text:p>9,138<text:s/></text:p>
          </table:table-cell>
          <table:table-cell office:value-type="float" office:value="3855" table:style-name="ce9">
            <text:p>3,855<text:s/></text:p>
          </table:table-cell>
          <table:table-cell office:value-type="float" office:value="6473" table:style-name="ce9">
            <text:p>6,473<text:s/></text:p>
          </table:table-cell>
          <table:table-cell office:value-type="float" office:value="6778" table:style-name="ce9">
            <text:p>6,778<text:s/></text:p>
          </table:table-cell>
          <table:table-cell office:value-type="float" office:value="2670" table:style-name="ce9">
            <text:p>2,670<text:s/></text:p>
          </table:table-cell>
          <table:table-cell office:value-type="float" office:value="22171" table:style-name="ce9">
            <text:p>22,171<text:s/></text:p>
          </table:table-cell>
          <table:table-cell office:value-type="float" office:value="3415" table:style-name="ce9">
            <text:p>3,415<text:s/></text:p>
          </table:table-cell>
          <table:table-cell office:value-type="float" office:value="16240" table:style-name="ce9">
            <text:p>16,240<text:s/></text:p>
          </table:table-cell>
          <table:table-cell office:value-type="float" office:value="11366" table:style-name="ce9">
            <text:p>11,366<text:s/></text:p>
          </table:table-cell>
          <table:table-cell office:value-type="float" office:value="13097" table:style-name="ce9">
            <text:p>13,097<text:s/></text:p>
          </table:table-cell>
          <table:table-cell office:value-type="float" office:value="17545" table:style-name="ce9">
            <text:p>17,545<text:s/></text:p>
          </table:table-cell>
          <table:table-cell office:value-type="float" office:value="15188" table:style-name="ce9">
            <text:p>15,188<text:s/></text:p>
          </table:table-cell>
          <table:table-cell office:value-type="float" office:value="9320" table:style-name="ce9">
            <text:p>9,320<text:s/></text:p>
          </table:table-cell>
          <table:table-cell office:value-type="float" office:value="29686" table:style-name="ce9">
            <text:p>29,686<text:s/></text:p>
          </table:table-cell>
          <table:table-cell office:value-type="float" office:value="14939" table:style-name="ce9">
            <text:p>14,939<text:s/></text:p>
          </table:table-cell>
          <table:table-cell office:value-type="float" office:value="26994" table:style-name="ce9">
            <text:p>26,994<text:s/></text:p>
          </table:table-cell>
          <table:table-cell office:value-type="float" office:value="25587" table:style-name="ce9">
            <text:p>25,587<text:s/></text:p>
          </table:table-cell>
          <table:table-cell office:value-type="float" office:value="5590" table:style-name="ce9">
            <text:p>5,590<text:s/></text:p>
          </table:table-cell>
          <table:table-cell office:value-type="float" office:value="29832" table:style-name="ce9">
            <text:p>29,832<text:s/></text:p>
          </table:table-cell>
          <table:table-cell office:value-type="float" office:value="20585" table:style-name="ce9">
            <text:p>20,585<text:s/></text:p>
          </table:table-cell>
          <table:table-cell office:value-type="float" office:value="19397" table:style-name="ce9">
            <text:p>19,397<text:s/></text:p>
          </table:table-cell>
          <table:table-cell office:value-type="float" office:value="17313" table:style-name="ce9">
            <text:p>17,313<text:s/></text:p>
          </table:table-cell>
          <table:table-cell office:value-type="float" office:value="11808" table:style-name="ce9">
            <text:p>11,808<text:s/></text:p>
          </table:table-cell>
          <table:table-cell office:value-type="float" office:value="165280" table:style-name="ce9">
            <text:p>165,280<text:s/></text:p>
          </table:table-cell>
          <table:table-cell office:value-type="float" office:value="59001" table:style-name="ce9">
            <text:p>59,001<text:s/></text:p>
          </table:table-cell>
          <table:table-cell office:value-type="float" office:value="19689" table:style-name="ce9">
            <text:p>19,689<text:s/></text:p>
          </table:table-cell>
          <table:table-cell office:value-type="float" office:value="19622" table:style-name="ce9">
            <text:p>19,622<text:s/></text:p>
          </table:table-cell>
          <table:table-cell office:value-type="float" office:value="35384" table:style-name="ce9">
            <text:p>35,384<text:s/></text:p>
          </table:table-cell>
          <table:table-cell office:value-type="float" office:value="31497" table:style-name="ce9">
            <text:p>31,497<text:s/></text:p>
          </table:table-cell>
          <table:table-cell office:value-type="float" office:value="28896" table:style-name="ce9">
            <text:p>28,896<text:s/></text:p>
          </table:table-cell>
          <table:table-cell office:value-type="float" office:value="21069" table:style-name="ce9">
            <text:p>21,069<text:s/></text:p>
          </table:table-cell>
          <table:table-cell office:value-type="float" office:value="9721" table:style-name="ce9">
            <text:p>9,721<text:s/></text:p>
          </table:table-cell>
          <table:table-cell office:value-type="float" office:value="23084" table:style-name="ce9">
            <text:p>23,084<text:s/></text:p>
          </table:table-cell>
          <table:table-cell office:value-type="float" office:value="6573" table:style-name="ce9">
            <text:p>6,573<text:s/></text:p>
          </table:table-cell>
          <table:table-cell office:value-type="float" office:value="6642" table:style-name="ce9">
            <text:p>6,642<text:s/></text:p>
          </table:table-cell>
          <table:table-cell office:value-type="float" office:value="17223" table:style-name="ce9">
            <text:p>17,223<text:s/></text:p>
          </table:table-cell>
          <table:table-cell office:value-type="float" office:value="5687" table:style-name="ce9">
            <text:p>5,687<text:s/></text:p>
          </table:table-cell>
          <table:table-cell office:value-type="float" office:value="3481" table:style-name="ce9">
            <text:p>3,481<text:s/></text:p>
          </table:table-cell>
          <table:table-cell office:value-type="float" office:value="1898" table:style-name="ce9">
            <text:p>1,898<text:s/></text:p>
          </table:table-cell>
          <table:table-cell office:value-type="float" office:value="9242" table:style-name="ce9">
            <text:p>9,242<text:s/></text:p>
          </table:table-cell>
          <table:table-cell office:value-type="float" office:value="8659" table:style-name="ce9">
            <text:p>8,659<text:s/></text:p>
          </table:table-cell>
          <table:table-cell office:value-type="float" office:value="11501" table:style-name="ce9">
            <text:p>11,501<text:s/></text:p>
          </table:table-cell>
          <table:table-cell office:value-type="float" office:value="42596" table:style-name="ce9">
            <text:p>42,596<text:s/></text:p>
          </table:table-cell>
          <table:table-cell office:value-type="float" office:value="6881" table:style-name="ce9">
            <text:p>6,881<text:s/></text:p>
          </table:table-cell>
          <table:table-cell office:value-type="float" office:value="11808" table:style-name="ce9">
            <text:p>11,808<text:s/></text:p>
          </table:table-cell>
          <table:table-cell office:value-type="float" office:value="7368" table:style-name="ce9">
            <text:p>7,368<text:s/></text:p>
          </table:table-cell>
          <table:table-cell office:value-type="float" office:value="18919" table:style-name="ce9">
            <text:p>18,919<text:s/></text:p>
          </table:table-cell>
          <table:table-cell office:value-type="float" office:value="17833" table:style-name="ce9">
            <text:p>17,833<text:s/></text:p>
          </table:table-cell>
          <table:table-cell office:value-type="float" office:value="29714" table:style-name="ce9">
            <text:p>29,714<text:s/></text:p>
          </table:table-cell>
          <table:table-cell office:value-type="float" office:value="40012" table:style-name="ce9">
            <text:p>40,012<text:s/></text:p>
          </table:table-cell>
          <table:table-cell office:value-type="float" office:value="33575" table:style-name="ce9">
            <text:p>33,575<text:s/></text:p>
          </table:table-cell>
          <table:table-cell office:value-type="float" office:value="23493" table:style-name="ce9">
            <text:p>23,493<text:s/></text:p>
          </table:table-cell>
          <table:table-cell office:value-type="float" office:value="29217" table:style-name="ce9">
            <text:p>29,217<text:s/></text:p>
          </table:table-cell>
          <table:table-cell office:value-type="float" office:value="79319" table:style-name="ce9">
            <text:p>79,319<text:s/></text:p>
          </table:table-cell>
          <table:table-cell office:value-type="float" office:value="16896" table:style-name="ce9">
            <text:p>16,896<text:s/></text:p>
          </table:table-cell>
          <table:table-cell office:value-type="float" office:value="36170" table:style-name="ce9">
            <text:p>36,170<text:s/></text:p>
          </table:table-cell>
          <table:table-cell office:value-type="float" office:value="32103" table:style-name="ce9">
            <text:p>32,103<text:s/></text:p>
          </table:table-cell>
          <table:table-cell office:value-type="float" office:value="20899" table:style-name="ce9">
            <text:p>20,899<text:s/></text:p>
          </table:table-cell>
          <table:table-cell office:value-type="float" office:value="53566" table:style-name="ce9">
            <text:p>53,566<text:s/></text:p>
          </table:table-cell>
          <table:table-cell office:value-type="float" office:value="16291" table:style-name="ce9">
            <text:p>16,291<text:s/></text:p>
          </table:table-cell>
          <table:table-cell office:value-type="float" office:value="14535" table:style-name="ce9">
            <text:p>14,535<text:s/></text:p>
          </table:table-cell>
          <table:table-cell office:value-type="float" office:value="10514" table:style-name="ce9">
            <text:p>10,514<text:s/></text:p>
          </table:table-cell>
          <table:table-cell office:value-type="float" office:value="20315" table:style-name="ce9">
            <text:p>20,315<text:s/></text:p>
          </table:table-cell>
          <table:table-cell office:value-type="float" office:value="10901" table:style-name="ce9">
            <text:p>10,901<text:s/></text:p>
          </table:table-cell>
          <table:table-cell office:value-type="float" office:value="30177" table:style-name="ce9">
            <text:p>30,177<text:s/></text:p>
          </table:table-cell>
          <table:table-cell office:value-type="float" office:value="14269" table:style-name="ce9">
            <text:p>14,269<text:s/></text:p>
          </table:table-cell>
          <table:table-cell office:value-type="float" office:value="12708" table:style-name="ce9">
            <text:p>12,708<text:s/></text:p>
          </table:table-cell>
          <table:table-cell office:value-type="float" office:value="15301" table:style-name="ce9">
            <text:p>15,301<text:s/></text:p>
          </table:table-cell>
          <table:table-cell office:value-type="float" office:value="21445" table:style-name="ce9">
            <text:p>21,445<text:s/></text:p>
          </table:table-cell>
          <table:table-cell office:value-type="float" office:value="16877" table:style-name="ce9">
            <text:p>16,877<text:s/></text:p>
          </table:table-cell>
          <table:table-cell office:value-type="float" office:value="16161" table:style-name="ce9">
            <text:p>16,161<text:s/></text:p>
          </table:table-cell>
          <table:table-cell office:value-type="float" office:value="23703" table:style-name="ce9">
            <text:p>23,703<text:s/></text:p>
          </table:table-cell>
          <table:table-cell office:value-type="float" office:value="8454" table:style-name="ce9">
            <text:p>8,454<text:s/></text:p>
          </table:table-cell>
          <table:table-cell office:value-type="float" office:value="8649" table:style-name="ce9">
            <text:p>8,649<text:s/></text:p>
          </table:table-cell>
          <table:table-cell office:value-type="float" office:value="4467" table:style-name="ce9">
            <text:p>4,467<text:s/></text:p>
          </table:table-cell>
          <table:table-cell office:value-type="float" office:value="2581" table:style-name="ce9">
            <text:p>2,581<text:s/></text:p>
          </table:table-cell>
          <table:table-cell office:value-type="float" office:value="8302" table:style-name="ce9">
            <text:p>8,302<text:s/></text:p>
          </table:table-cell>
          <table:table-cell office:value-type="float" office:value="8069" table:style-name="ce9">
            <text:p>8,069<text:s/></text:p>
          </table:table-cell>
          <table:table-cell office:value-type="float" office:value="9868" table:style-name="ce9">
            <text:p>9,868<text:s/></text:p>
          </table:table-cell>
          <table:table-cell office:value-type="float" office:value="13102" table:style-name="ce9">
            <text:p>13,102<text:s/></text:p>
          </table:table-cell>
          <table:table-cell office:value-type="float" office:value="13903" table:style-name="ce9">
            <text:p>13,903<text:s/></text:p>
          </table:table-cell>
          <table:table-cell office:value-type="float" office:value="20372" table:style-name="ce9">
            <text:p>20,372<text:s/></text:p>
          </table:table-cell>
          <table:table-cell office:value-type="float" office:value="24528" table:style-name="ce9">
            <text:p>24,528<text:s/></text:p>
          </table:table-cell>
          <table:table-cell office:value-type="float" office:value="12352" table:style-name="ce9">
            <text:p>12,352<text:s/></text:p>
          </table:table-cell>
          <table:table-cell office:value-type="float" office:value="10163" table:style-name="ce9">
            <text:p>10,163<text:s/></text:p>
          </table:table-cell>
          <table:table-cell office:value-type="float" office:value="10234" table:style-name="ce9">
            <text:p>10,234<text:s/></text:p>
          </table:table-cell>
          <table:table-cell office:value-type="float" office:value="10326" table:style-name="ce9">
            <text:p>10,326<text:s/></text:p>
          </table:table-cell>
          <table:table-cell office:value-type="float" office:value="10732" table:style-name="ce9">
            <text:p>10,732<text:s/></text:p>
          </table:table-cell>
          <table:table-cell office:value-type="float" office:value="8534" table:style-name="ce9">
            <text:p>8,534<text:s/></text:p>
          </table:table-cell>
          <table:table-cell office:value-type="float" office:value="7913" table:style-name="ce9">
            <text:p>7,913<text:s/></text:p>
          </table:table-cell>
          <table:table-cell office:value-type="float" office:value="1632" table:style-name="ce9">
            <text:p>1,632<text:s/></text:p>
          </table:table-cell>
          <table:table-cell office:value-type="float" office:value="1065" table:style-name="ce9">
            <text:p>1,065<text:s/></text:p>
          </table:table-cell>
          <table:table-cell office:value-type="float" office:value="1323" table:style-name="ce9">
            <text:p>1,323<text:s/></text:p>
          </table:table-cell>
          <table:table-cell office:value-type="float" office:value="1953" table:style-name="ce9">
            <text:p>1,953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369" table:style-name="ce9">
            <text:p>1,369<text:s/></text:p>
          </table:table-cell>
          <table:table-cell office:value-type="float" office:value="377" table:style-name="ce9">
            <text:p>377<text:s/></text:p>
          </table:table-cell>
          <table:table-cell office:value-type="float" office:value="961" table:style-name="ce9">
            <text:p>961<text:s/></text:p>
          </table:table-cell>
          <table:table-cell office:value-type="float" office:value="883" table:style-name="ce9">
            <text:p>883<text:s/></text:p>
          </table:table-cell>
          <table:table-cell table:number-columns-repeated="16264"/>
        </table:table-row>
        <table:table-row table:style-name="ro2">
          <table:table-cell office:value-type="date" office:date-value="2024-05-19T00:00:00" table:style-name="ce11">
            <text:p>2024/5/19</text:p>
          </table:table-cell>
          <table:table-cell office:value-type="float" office:value="4259" table:style-name="ce9">
            <text:p>4,259<text:s/></text:p>
          </table:table-cell>
          <table:table-cell office:value-type="float" office:value="7490" table:style-name="ce9">
            <text:p>7,490<text:s/></text:p>
          </table:table-cell>
          <table:table-cell office:value-type="float" office:value="21050" table:style-name="ce9">
            <text:p>21,050<text:s/></text:p>
          </table:table-cell>
          <table:table-cell office:value-type="float" office:value="36500" table:style-name="ce9">
            <text:p>36,500<text:s/></text:p>
          </table:table-cell>
          <table:table-cell office:value-type="float" office:value="13804" table:style-name="ce9">
            <text:p>13,804<text:s/></text:p>
          </table:table-cell>
          <table:table-cell office:value-type="float" office:value="10683" table:style-name="ce9">
            <text:p>10,683<text:s/></text:p>
          </table:table-cell>
          <table:table-cell office:value-type="float" office:value="6573" table:style-name="ce9">
            <text:p>6,573<text:s/></text:p>
          </table:table-cell>
          <table:table-cell office:value-type="float" office:value="3363" table:style-name="ce9">
            <text:p>3,363<text:s/></text:p>
          </table:table-cell>
          <table:table-cell office:value-type="float" office:value="2332" table:style-name="ce9">
            <text:p>2,332<text:s/></text:p>
          </table:table-cell>
          <table:table-cell office:value-type="float" office:value="6122" table:style-name="ce9">
            <text:p>6,122<text:s/></text:p>
          </table:table-cell>
          <table:table-cell office:value-type="float" office:value="1749" table:style-name="ce9">
            <text:p>1,749<text:s/></text:p>
          </table:table-cell>
          <table:table-cell office:value-type="float" office:value="3614" table:style-name="ce9">
            <text:p>3,614<text:s/></text:p>
          </table:table-cell>
          <table:table-cell office:value-type="float" office:value="7871" table:style-name="ce9">
            <text:p>7,871<text:s/></text:p>
          </table:table-cell>
          <table:table-cell office:value-type="float" office:value="5503" table:style-name="ce9">
            <text:p>5,503<text:s/></text:p>
          </table:table-cell>
          <table:table-cell office:value-type="float" office:value="9804" table:style-name="ce9">
            <text:p>9,804<text:s/></text:p>
          </table:table-cell>
          <table:table-cell office:value-type="float" office:value="4328" table:style-name="ce9">
            <text:p>4,328<text:s/></text:p>
          </table:table-cell>
          <table:table-cell office:value-type="float" office:value="6662" table:style-name="ce9">
            <text:p>6,662<text:s/></text:p>
          </table:table-cell>
          <table:table-cell office:value-type="float" office:value="3880" table:style-name="ce9">
            <text:p>3,880<text:s/></text:p>
          </table:table-cell>
          <table:table-cell office:value-type="float" office:value="7683" table:style-name="ce9">
            <text:p>7,683<text:s/></text:p>
          </table:table-cell>
          <table:table-cell office:value-type="float" office:value="3561" table:style-name="ce9">
            <text:p>3,561<text:s/></text:p>
          </table:table-cell>
          <table:table-cell office:value-type="float" office:value="4793" table:style-name="ce9">
            <text:p>4,793<text:s/></text:p>
          </table:table-cell>
          <table:table-cell office:value-type="float" office:value="5474" table:style-name="ce9">
            <text:p>5,474<text:s/></text:p>
          </table:table-cell>
          <table:table-cell office:value-type="float" office:value="2424" table:style-name="ce9">
            <text:p>2,424<text:s/></text:p>
          </table:table-cell>
          <table:table-cell office:value-type="float" office:value="17456" table:style-name="ce9">
            <text:p>17,456<text:s/></text:p>
          </table:table-cell>
          <table:table-cell office:value-type="float" office:value="3421" table:style-name="ce9">
            <text:p>3,421<text:s/></text:p>
          </table:table-cell>
          <table:table-cell office:value-type="float" office:value="13740" table:style-name="ce9">
            <text:p>13,740<text:s/></text:p>
          </table:table-cell>
          <table:table-cell office:value-type="float" office:value="8634" table:style-name="ce9">
            <text:p>8,634<text:s/></text:p>
          </table:table-cell>
          <table:table-cell office:value-type="float" office:value="10755" table:style-name="ce9">
            <text:p>10,755<text:s/></text:p>
          </table:table-cell>
          <table:table-cell office:value-type="float" office:value="14180" table:style-name="ce9">
            <text:p>14,180<text:s/></text:p>
          </table:table-cell>
          <table:table-cell office:value-type="float" office:value="12359" table:style-name="ce9">
            <text:p>12,359<text:s/></text:p>
          </table:table-cell>
          <table:table-cell office:value-type="float" office:value="7724" table:style-name="ce9">
            <text:p>7,724<text:s/></text:p>
          </table:table-cell>
          <table:table-cell office:value-type="float" office:value="24710" table:style-name="ce9">
            <text:p>24,710<text:s/></text:p>
          </table:table-cell>
          <table:table-cell office:value-type="float" office:value="11993" table:style-name="ce9">
            <text:p>11,993<text:s/></text:p>
          </table:table-cell>
          <table:table-cell office:value-type="float" office:value="20351" table:style-name="ce9">
            <text:p>20,351<text:s/></text:p>
          </table:table-cell>
          <table:table-cell office:value-type="float" office:value="21704" table:style-name="ce9">
            <text:p>21,704<text:s/></text:p>
          </table:table-cell>
          <table:table-cell office:value-type="float" office:value="4645" table:style-name="ce9">
            <text:p>4,645<text:s/></text:p>
          </table:table-cell>
          <table:table-cell office:value-type="float" office:value="23958" table:style-name="ce9">
            <text:p>23,958<text:s/></text:p>
          </table:table-cell>
          <table:table-cell office:value-type="float" office:value="16695" table:style-name="ce9">
            <text:p>16,695<text:s/></text:p>
          </table:table-cell>
          <table:table-cell office:value-type="float" office:value="15619" table:style-name="ce9">
            <text:p>15,619<text:s/></text:p>
          </table:table-cell>
          <table:table-cell office:value-type="float" office:value="14225" table:style-name="ce9">
            <text:p>14,225<text:s/></text:p>
          </table:table-cell>
          <table:table-cell office:value-type="float" office:value="9693" table:style-name="ce9">
            <text:p>9,693<text:s/></text:p>
          </table:table-cell>
          <table:table-cell office:value-type="float" office:value="159328" table:style-name="ce9">
            <text:p>159,328<text:s/></text:p>
          </table:table-cell>
          <table:table-cell office:value-type="float" office:value="49165" table:style-name="ce9">
            <text:p>49,165<text:s/></text:p>
          </table:table-cell>
          <table:table-cell office:value-type="float" office:value="14060" table:style-name="ce9">
            <text:p>14,060<text:s/></text:p>
          </table:table-cell>
          <table:table-cell office:value-type="float" office:value="17202" table:style-name="ce9">
            <text:p>17,202<text:s/></text:p>
          </table:table-cell>
          <table:table-cell office:value-type="float" office:value="27161" table:style-name="ce9">
            <text:p>27,161<text:s/></text:p>
          </table:table-cell>
          <table:table-cell office:value-type="float" office:value="24959" table:style-name="ce9">
            <text:p>24,959<text:s/></text:p>
          </table:table-cell>
          <table:table-cell office:value-type="float" office:value="23242" table:style-name="ce9">
            <text:p>23,242<text:s/></text:p>
          </table:table-cell>
          <table:table-cell office:value-type="float" office:value="17282" table:style-name="ce9">
            <text:p>17,282<text:s/></text:p>
          </table:table-cell>
          <table:table-cell office:value-type="float" office:value="7383" table:style-name="ce9">
            <text:p>7,383<text:s/></text:p>
          </table:table-cell>
          <table:table-cell office:value-type="float" office:value="18413" table:style-name="ce9">
            <text:p>18,413<text:s/></text:p>
          </table:table-cell>
          <table:table-cell office:value-type="float" office:value="5410" table:style-name="ce9">
            <text:p>5,410<text:s/></text:p>
          </table:table-cell>
          <table:table-cell office:value-type="float" office:value="5539" table:style-name="ce9">
            <text:p>5,539<text:s/></text:p>
          </table:table-cell>
          <table:table-cell office:value-type="float" office:value="14540" table:style-name="ce9">
            <text:p>14,540<text:s/></text:p>
          </table:table-cell>
          <table:table-cell office:value-type="float" office:value="5301" table:style-name="ce9">
            <text:p>5,301<text:s/></text:p>
          </table:table-cell>
          <table:table-cell office:value-type="float" office:value="2924" table:style-name="ce9">
            <text:p>2,924<text:s/></text:p>
          </table:table-cell>
          <table:table-cell office:value-type="float" office:value="1524" table:style-name="ce9">
            <text:p>1,524<text:s/></text:p>
          </table:table-cell>
          <table:table-cell office:value-type="float" office:value="7644" table:style-name="ce9">
            <text:p>7,644<text:s/></text:p>
          </table:table-cell>
          <table:table-cell office:value-type="float" office:value="7039" table:style-name="ce9">
            <text:p>7,039<text:s/></text:p>
          </table:table-cell>
          <table:table-cell office:value-type="float" office:value="10037" table:style-name="ce9">
            <text:p>10,037<text:s/></text:p>
          </table:table-cell>
          <table:table-cell office:value-type="float" office:value="36831" table:style-name="ce9">
            <text:p>36,831<text:s/></text:p>
          </table:table-cell>
          <table:table-cell office:value-type="float" office:value="5964" table:style-name="ce9">
            <text:p>5,964<text:s/></text:p>
          </table:table-cell>
          <table:table-cell office:value-type="float" office:value="9836" table:style-name="ce9">
            <text:p>9,836<text:s/></text:p>
          </table:table-cell>
          <table:table-cell office:value-type="float" office:value="5554" table:style-name="ce9">
            <text:p>5,554<text:s/></text:p>
          </table:table-cell>
          <table:table-cell office:value-type="float" office:value="14837" table:style-name="ce9">
            <text:p>14,837<text:s/></text:p>
          </table:table-cell>
          <table:table-cell office:value-type="float" office:value="13122" table:style-name="ce9">
            <text:p>13,122<text:s/></text:p>
          </table:table-cell>
          <table:table-cell office:value-type="float" office:value="23794" table:style-name="ce9">
            <text:p>23,794<text:s/></text:p>
          </table:table-cell>
          <table:table-cell office:value-type="float" office:value="36134" table:style-name="ce9">
            <text:p>36,134<text:s/></text:p>
          </table:table-cell>
          <table:table-cell office:value-type="float" office:value="26337" table:style-name="ce9">
            <text:p>26,337<text:s/></text:p>
          </table:table-cell>
          <table:table-cell office:value-type="float" office:value="18817" table:style-name="ce9">
            <text:p>18,817<text:s/></text:p>
          </table:table-cell>
          <table:table-cell office:value-type="float" office:value="24787" table:style-name="ce9">
            <text:p>24,787<text:s/></text:p>
          </table:table-cell>
          <table:table-cell office:value-type="float" office:value="70454" table:style-name="ce9">
            <text:p>70,454<text:s/></text:p>
          </table:table-cell>
          <table:table-cell office:value-type="float" office:value="17023" table:style-name="ce9">
            <text:p>17,023<text:s/></text:p>
          </table:table-cell>
          <table:table-cell office:value-type="float" office:value="29740" table:style-name="ce9">
            <text:p>29,740<text:s/></text:p>
          </table:table-cell>
          <table:table-cell office:value-type="float" office:value="24042" table:style-name="ce9">
            <text:p>24,042<text:s/></text:p>
          </table:table-cell>
          <table:table-cell office:value-type="float" office:value="16385" table:style-name="ce9">
            <text:p>16,385<text:s/></text:p>
          </table:table-cell>
          <table:table-cell office:value-type="float" office:value="44881" table:style-name="ce9">
            <text:p>44,881<text:s/></text:p>
          </table:table-cell>
          <table:table-cell office:value-type="float" office:value="13058" table:style-name="ce9">
            <text:p>13,058<text:s/></text:p>
          </table:table-cell>
          <table:table-cell office:value-type="float" office:value="11949" table:style-name="ce9">
            <text:p>11,949<text:s/></text:p>
          </table:table-cell>
          <table:table-cell office:value-type="float" office:value="8429" table:style-name="ce9">
            <text:p>8,429<text:s/></text:p>
          </table:table-cell>
          <table:table-cell office:value-type="float" office:value="18174" table:style-name="ce9">
            <text:p>18,174<text:s/></text:p>
          </table:table-cell>
          <table:table-cell office:value-type="float" office:value="9339" table:style-name="ce9">
            <text:p>9,339<text:s/></text:p>
          </table:table-cell>
          <table:table-cell office:value-type="float" office:value="26218" table:style-name="ce9">
            <text:p>26,218<text:s/></text:p>
          </table:table-cell>
          <table:table-cell office:value-type="float" office:value="10694" table:style-name="ce9">
            <text:p>10,694<text:s/></text:p>
          </table:table-cell>
          <table:table-cell office:value-type="float" office:value="11016" table:style-name="ce9">
            <text:p>11,016<text:s/></text:p>
          </table:table-cell>
          <table:table-cell office:value-type="float" office:value="12523" table:style-name="ce9">
            <text:p>12,523<text:s/></text:p>
          </table:table-cell>
          <table:table-cell office:value-type="float" office:value="16142" table:style-name="ce9">
            <text:p>16,142<text:s/></text:p>
          </table:table-cell>
          <table:table-cell office:value-type="float" office:value="10443" table:style-name="ce9">
            <text:p>10,443<text:s/></text:p>
          </table:table-cell>
          <table:table-cell office:value-type="float" office:value="12385" table:style-name="ce9">
            <text:p>12,385<text:s/></text:p>
          </table:table-cell>
          <table:table-cell office:value-type="float" office:value="18095" table:style-name="ce9">
            <text:p>18,095<text:s/></text:p>
          </table:table-cell>
          <table:table-cell office:value-type="float" office:value="5561" table:style-name="ce9">
            <text:p>5,561<text:s/></text:p>
          </table:table-cell>
          <table:table-cell office:value-type="float" office:value="6446" table:style-name="ce9">
            <text:p>6,446<text:s/></text:p>
          </table:table-cell>
          <table:table-cell office:value-type="float" office:value="3515" table:style-name="ce9">
            <text:p>3,515<text:s/></text:p>
          </table:table-cell>
          <table:table-cell office:value-type="float" office:value="2169" table:style-name="ce9">
            <text:p>2,169<text:s/></text:p>
          </table:table-cell>
          <table:table-cell office:value-type="float" office:value="7116" table:style-name="ce9">
            <text:p>7,116<text:s/></text:p>
          </table:table-cell>
          <table:table-cell office:value-type="float" office:value="6084" table:style-name="ce9">
            <text:p>6,084<text:s/></text:p>
          </table:table-cell>
          <table:table-cell office:value-type="float" office:value="7860" table:style-name="ce9">
            <text:p>7,860<text:s/></text:p>
          </table:table-cell>
          <table:table-cell office:value-type="float" office:value="11076" table:style-name="ce9">
            <text:p>11,076<text:s/></text:p>
          </table:table-cell>
          <table:table-cell office:value-type="float" office:value="11448" table:style-name="ce9">
            <text:p>11,448<text:s/></text:p>
          </table:table-cell>
          <table:table-cell office:value-type="float" office:value="15392" table:style-name="ce9">
            <text:p>15,392<text:s/></text:p>
          </table:table-cell>
          <table:table-cell office:value-type="float" office:value="20264" table:style-name="ce9">
            <text:p>20,264<text:s/></text:p>
          </table:table-cell>
          <table:table-cell office:value-type="float" office:value="9477" table:style-name="ce9">
            <text:p>9,477<text:s/></text:p>
          </table:table-cell>
          <table:table-cell office:value-type="float" office:value="8005" table:style-name="ce9">
            <text:p>8,005<text:s/></text:p>
          </table:table-cell>
          <table:table-cell office:value-type="float" office:value="8475" table:style-name="ce9">
            <text:p>8,475<text:s/></text:p>
          </table:table-cell>
          <table:table-cell office:value-type="float" office:value="8474" table:style-name="ce9">
            <text:p>8,474<text:s/></text:p>
          </table:table-cell>
          <table:table-cell office:value-type="float" office:value="8503" table:style-name="ce9">
            <text:p>8,503<text:s/></text:p>
          </table:table-cell>
          <table:table-cell office:value-type="float" office:value="6988" table:style-name="ce9">
            <text:p>6,988<text:s/></text:p>
          </table:table-cell>
          <table:table-cell office:value-type="float" office:value="6234" table:style-name="ce9">
            <text:p>6,234<text:s/></text:p>
          </table:table-cell>
          <table:table-cell office:value-type="float" office:value="1322" table:style-name="ce9">
            <text:p>1,322<text:s/></text:p>
          </table:table-cell>
          <table:table-cell office:value-type="float" office:value="903" table:style-name="ce9">
            <text:p>903<text:s/></text:p>
          </table:table-cell>
          <table:table-cell office:value-type="float" office:value="1135" table:style-name="ce9">
            <text:p>1,135<text:s/></text:p>
          </table:table-cell>
          <table:table-cell office:value-type="float" office:value="1643" table:style-name="ce9">
            <text:p>1,643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454" table:style-name="ce9">
            <text:p>1,454<text:s/></text:p>
          </table:table-cell>
          <table:table-cell office:value-type="float" office:value="259" table:style-name="ce9">
            <text:p>259<text:s/></text:p>
          </table:table-cell>
          <table:table-cell office:value-type="float" office:value="795" table:style-name="ce9">
            <text:p>795<text:s/></text:p>
          </table:table-cell>
          <table:table-cell office:value-type="float" office:value="639" table:style-name="ce9">
            <text:p>639<text:s/></text:p>
          </table:table-cell>
          <table:table-cell table:number-columns-repeated="16264"/>
        </table:table-row>
        <table:table-row table:style-name="ro2">
          <table:table-cell office:value-type="date" office:date-value="2024-05-20T00:00:00" table:style-name="ce11">
            <text:p>2024/5/20</text:p>
          </table:table-cell>
          <table:table-cell office:value-type="float" office:value="5004" table:style-name="ce9">
            <text:p>5,004<text:s/></text:p>
          </table:table-cell>
          <table:table-cell office:value-type="float" office:value="13550" table:style-name="ce9">
            <text:p>13,550<text:s/></text:p>
          </table:table-cell>
          <table:table-cell office:value-type="float" office:value="42191" table:style-name="ce9">
            <text:p>42,191<text:s/></text:p>
          </table:table-cell>
          <table:table-cell office:value-type="float" office:value="39426" table:style-name="ce9">
            <text:p>39,426<text:s/></text:p>
          </table:table-cell>
          <table:table-cell office:value-type="float" office:value="25559" table:style-name="ce9">
            <text:p>25,559<text:s/></text:p>
          </table:table-cell>
          <table:table-cell office:value-type="float" office:value="14727" table:style-name="ce9">
            <text:p>14,727<text:s/></text:p>
          </table:table-cell>
          <table:table-cell office:value-type="float" office:value="10853" table:style-name="ce9">
            <text:p>10,853<text:s/></text:p>
          </table:table-cell>
          <table:table-cell office:value-type="float" office:value="4117" table:style-name="ce9">
            <text:p>4,117<text:s/></text:p>
          </table:table-cell>
          <table:table-cell office:value-type="float" office:value="3641" table:style-name="ce9">
            <text:p>3,641<text:s/></text:p>
          </table:table-cell>
          <table:table-cell office:value-type="float" office:value="11815" table:style-name="ce9">
            <text:p>11,815<text:s/></text:p>
          </table:table-cell>
          <table:table-cell office:value-type="float" office:value="2726" table:style-name="ce9">
            <text:p>2,726<text:s/></text:p>
          </table:table-cell>
          <table:table-cell office:value-type="float" office:value="4212" table:style-name="ce9">
            <text:p>4,212<text:s/></text:p>
          </table:table-cell>
          <table:table-cell office:value-type="float" office:value="4429" table:style-name="ce9">
            <text:p>4,429<text:s/></text:p>
          </table:table-cell>
          <table:table-cell office:value-type="float" office:value="9230" table:style-name="ce9">
            <text:p>9,230<text:s/></text:p>
          </table:table-cell>
          <table:table-cell office:value-type="float" office:value="10821" table:style-name="ce9">
            <text:p>10,821<text:s/></text:p>
          </table:table-cell>
          <table:table-cell office:value-type="float" office:value="15846" table:style-name="ce9">
            <text:p>15,846<text:s/></text:p>
          </table:table-cell>
          <table:table-cell office:value-type="float" office:value="18759" table:style-name="ce9">
            <text:p>18,759<text:s/></text:p>
          </table:table-cell>
          <table:table-cell office:value-type="float" office:value="6029" table:style-name="ce9">
            <text:p>6,029<text:s/></text:p>
          </table:table-cell>
          <table:table-cell office:value-type="float" office:value="9577" table:style-name="ce9">
            <text:p>9,577<text:s/></text:p>
          </table:table-cell>
          <table:table-cell office:value-type="float" office:value="3398" table:style-name="ce9">
            <text:p>3,398<text:s/></text:p>
          </table:table-cell>
          <table:table-cell office:value-type="float" office:value="8872" table:style-name="ce9">
            <text:p>8,872<text:s/></text:p>
          </table:table-cell>
          <table:table-cell office:value-type="float" office:value="8607" table:style-name="ce9">
            <text:p>8,607<text:s/></text:p>
          </table:table-cell>
          <table:table-cell office:value-type="float" office:value="6860" table:style-name="ce9">
            <text:p>6,860<text:s/></text:p>
          </table:table-cell>
          <table:table-cell office:value-type="float" office:value="28326" table:style-name="ce9">
            <text:p>28,326<text:s/></text:p>
          </table:table-cell>
          <table:table-cell office:value-type="float" office:value="2973" table:style-name="ce9">
            <text:p>2,973<text:s/></text:p>
          </table:table-cell>
          <table:table-cell office:value-type="float" office:value="12615" table:style-name="ce9">
            <text:p>12,615<text:s/></text:p>
          </table:table-cell>
          <table:table-cell office:value-type="float" office:value="12429" table:style-name="ce9">
            <text:p>12,429<text:s/></text:p>
          </table:table-cell>
          <table:table-cell office:value-type="float" office:value="15297" table:style-name="ce9">
            <text:p>15,297<text:s/></text:p>
          </table:table-cell>
          <table:table-cell office:value-type="float" office:value="22431" table:style-name="ce9">
            <text:p>22,431<text:s/></text:p>
          </table:table-cell>
          <table:table-cell office:value-type="float" office:value="15813" table:style-name="ce9">
            <text:p>15,813<text:s/></text:p>
          </table:table-cell>
          <table:table-cell office:value-type="float" office:value="9957" table:style-name="ce9">
            <text:p>9,957<text:s/></text:p>
          </table:table-cell>
          <table:table-cell office:value-type="float" office:value="25983" table:style-name="ce9">
            <text:p>25,983<text:s/></text:p>
          </table:table-cell>
          <table:table-cell office:value-type="float" office:value="15097" table:style-name="ce9">
            <text:p>15,097<text:s/></text:p>
          </table:table-cell>
          <table:table-cell office:value-type="float" office:value="31609" table:style-name="ce9">
            <text:p>31,609<text:s/></text:p>
          </table:table-cell>
          <table:table-cell office:value-type="float" office:value="29440" table:style-name="ce9">
            <text:p>29,440<text:s/></text:p>
          </table:table-cell>
          <table:table-cell office:value-type="float" office:value="13173" table:style-name="ce9">
            <text:p>13,173<text:s/></text:p>
          </table:table-cell>
          <table:table-cell office:value-type="float" office:value="34016" table:style-name="ce9">
            <text:p>34,016<text:s/></text:p>
          </table:table-cell>
          <table:table-cell office:value-type="float" office:value="24485" table:style-name="ce9">
            <text:p>24,485<text:s/></text:p>
          </table:table-cell>
          <table:table-cell office:value-type="float" office:value="24373" table:style-name="ce9">
            <text:p>24,373<text:s/></text:p>
          </table:table-cell>
          <table:table-cell office:value-type="float" office:value="20833" table:style-name="ce9">
            <text:p>20,833<text:s/></text:p>
          </table:table-cell>
          <table:table-cell office:value-type="float" office:value="31474" table:style-name="ce9">
            <text:p>31,474<text:s/></text:p>
          </table:table-cell>
          <table:table-cell office:value-type="float" office:value="138873" table:style-name="ce9">
            <text:p>138,873<text:s/></text:p>
          </table:table-cell>
          <table:table-cell office:value-type="float" office:value="42788" table:style-name="ce9">
            <text:p>42,788<text:s/></text:p>
          </table:table-cell>
          <table:table-cell office:value-type="float" office:value="21127" table:style-name="ce9">
            <text:p>21,127<text:s/></text:p>
          </table:table-cell>
          <table:table-cell office:value-type="float" office:value="24517" table:style-name="ce9">
            <text:p>24,517<text:s/></text:p>
          </table:table-cell>
          <table:table-cell office:value-type="float" office:value="24354" table:style-name="ce9">
            <text:p>24,354<text:s/></text:p>
          </table:table-cell>
          <table:table-cell office:value-type="float" office:value="25663" table:style-name="ce9">
            <text:p>25,663<text:s/></text:p>
          </table:table-cell>
          <table:table-cell office:value-type="float" office:value="26159" table:style-name="ce9">
            <text:p>26,159<text:s/></text:p>
          </table:table-cell>
          <table:table-cell office:value-type="float" office:value="22808" table:style-name="ce9">
            <text:p>22,808<text:s/></text:p>
          </table:table-cell>
          <table:table-cell office:value-type="float" office:value="13703" table:style-name="ce9">
            <text:p>13,703<text:s/></text:p>
          </table:table-cell>
          <table:table-cell office:value-type="float" office:value="29855" table:style-name="ce9">
            <text:p>29,855<text:s/></text:p>
          </table:table-cell>
          <table:table-cell office:value-type="float" office:value="7104" table:style-name="ce9">
            <text:p>7,104<text:s/></text:p>
          </table:table-cell>
          <table:table-cell office:value-type="float" office:value="8976" table:style-name="ce9">
            <text:p>8,976<text:s/></text:p>
          </table:table-cell>
          <table:table-cell office:value-type="float" office:value="17979" table:style-name="ce9">
            <text:p>17,979<text:s/></text:p>
          </table:table-cell>
          <table:table-cell office:value-type="float" office:value="4937" table:style-name="ce9">
            <text:p>4,937<text:s/></text:p>
          </table:table-cell>
          <table:table-cell office:value-type="float" office:value="3758" table:style-name="ce9">
            <text:p>3,758<text:s/></text:p>
          </table:table-cell>
          <table:table-cell office:value-type="float" office:value="3213" table:style-name="ce9">
            <text:p>3,213<text:s/></text:p>
          </table:table-cell>
          <table:table-cell office:value-type="float" office:value="13839" table:style-name="ce9">
            <text:p>13,839<text:s/></text:p>
          </table:table-cell>
          <table:table-cell office:value-type="float" office:value="9232" table:style-name="ce9">
            <text:p>9,232<text:s/></text:p>
          </table:table-cell>
          <table:table-cell office:value-type="float" office:value="12481" table:style-name="ce9">
            <text:p>12,481<text:s/></text:p>
          </table:table-cell>
          <table:table-cell office:value-type="float" office:value="32896" table:style-name="ce9">
            <text:p>32,896<text:s/></text:p>
          </table:table-cell>
          <table:table-cell office:value-type="float" office:value="10020" table:style-name="ce9">
            <text:p>10,020<text:s/></text:p>
          </table:table-cell>
          <table:table-cell office:value-type="float" office:value="13283" table:style-name="ce9">
            <text:p>13,283<text:s/></text:p>
          </table:table-cell>
          <table:table-cell office:value-type="float" office:value="8633" table:style-name="ce9">
            <text:p>8,633<text:s/></text:p>
          </table:table-cell>
          <table:table-cell office:value-type="float" office:value="22703" table:style-name="ce9">
            <text:p>22,703<text:s/></text:p>
          </table:table-cell>
          <table:table-cell office:value-type="float" office:value="26839" table:style-name="ce9">
            <text:p>26,839<text:s/></text:p>
          </table:table-cell>
          <table:table-cell office:value-type="float" office:value="29238" table:style-name="ce9">
            <text:p>29,238<text:s/></text:p>
          </table:table-cell>
          <table:table-cell office:value-type="float" office:value="38644" table:style-name="ce9">
            <text:p>38,644<text:s/></text:p>
          </table:table-cell>
          <table:table-cell office:value-type="float" office:value="41019" table:style-name="ce9">
            <text:p>41,019<text:s/></text:p>
          </table:table-cell>
          <table:table-cell office:value-type="float" office:value="27398" table:style-name="ce9">
            <text:p>27,398<text:s/></text:p>
          </table:table-cell>
          <table:table-cell office:value-type="float" office:value="26954" table:style-name="ce9">
            <text:p>26,954<text:s/></text:p>
          </table:table-cell>
          <table:table-cell office:value-type="float" office:value="63513" table:style-name="ce9">
            <text:p>63,513<text:s/></text:p>
          </table:table-cell>
          <table:table-cell office:value-type="float" office:value="23219" table:style-name="ce9">
            <text:p>23,219<text:s/></text:p>
          </table:table-cell>
          <table:table-cell office:value-type="float" office:value="32442" table:style-name="ce9">
            <text:p>32,442<text:s/></text:p>
          </table:table-cell>
          <table:table-cell office:value-type="float" office:value="30970" table:style-name="ce9">
            <text:p>30,970<text:s/></text:p>
          </table:table-cell>
          <table:table-cell office:value-type="float" office:value="19911" table:style-name="ce9">
            <text:p>19,911<text:s/></text:p>
          </table:table-cell>
          <table:table-cell office:value-type="float" office:value="54265" table:style-name="ce9">
            <text:p>54,265<text:s/></text:p>
          </table:table-cell>
          <table:table-cell office:value-type="float" office:value="19932" table:style-name="ce9">
            <text:p>19,932<text:s/></text:p>
          </table:table-cell>
          <table:table-cell office:value-type="float" office:value="16238" table:style-name="ce9">
            <text:p>16,238<text:s/></text:p>
          </table:table-cell>
          <table:table-cell office:value-type="float" office:value="14423" table:style-name="ce9">
            <text:p>14,423<text:s/></text:p>
          </table:table-cell>
          <table:table-cell office:value-type="float" office:value="21403" table:style-name="ce9">
            <text:p>21,403<text:s/></text:p>
          </table:table-cell>
          <table:table-cell office:value-type="float" office:value="14432" table:style-name="ce9">
            <text:p>14,432<text:s/></text:p>
          </table:table-cell>
          <table:table-cell office:value-type="float" office:value="29438" table:style-name="ce9">
            <text:p>29,438<text:s/></text:p>
          </table:table-cell>
          <table:table-cell office:value-type="float" office:value="18819" table:style-name="ce9">
            <text:p>18,819<text:s/></text:p>
          </table:table-cell>
          <table:table-cell office:value-type="float" office:value="8759" table:style-name="ce9">
            <text:p>8,759<text:s/></text:p>
          </table:table-cell>
          <table:table-cell office:value-type="float" office:value="16431" table:style-name="ce9">
            <text:p>16,431<text:s/></text:p>
          </table:table-cell>
          <table:table-cell office:value-type="float" office:value="38887" table:style-name="ce9">
            <text:p>38,887<text:s/></text:p>
          </table:table-cell>
          <table:table-cell office:value-type="float" office:value="20304" table:style-name="ce9">
            <text:p>20,304<text:s/></text:p>
          </table:table-cell>
          <table:table-cell office:value-type="float" office:value="24870" table:style-name="ce9">
            <text:p>24,870<text:s/></text:p>
          </table:table-cell>
          <table:table-cell office:value-type="float" office:value="26262" table:style-name="ce9">
            <text:p>26,262<text:s/></text:p>
          </table:table-cell>
          <table:table-cell office:value-type="float" office:value="12115" table:style-name="ce9">
            <text:p>12,115<text:s/></text:p>
          </table:table-cell>
          <table:table-cell office:value-type="float" office:value="10711" table:style-name="ce9">
            <text:p>10,711<text:s/></text:p>
          </table:table-cell>
          <table:table-cell office:value-type="float" office:value="6321" table:style-name="ce9">
            <text:p>6,321<text:s/></text:p>
          </table:table-cell>
          <table:table-cell office:value-type="float" office:value="5201" table:style-name="ce9">
            <text:p>5,201<text:s/></text:p>
          </table:table-cell>
          <table:table-cell office:value-type="float" office:value="8806" table:style-name="ce9">
            <text:p>8,806<text:s/></text:p>
          </table:table-cell>
          <table:table-cell office:value-type="float" office:value="10311" table:style-name="ce9">
            <text:p>10,311<text:s/></text:p>
          </table:table-cell>
          <table:table-cell office:value-type="float" office:value="9452" table:style-name="ce9">
            <text:p>9,452<text:s/></text:p>
          </table:table-cell>
          <table:table-cell office:value-type="float" office:value="13316" table:style-name="ce9">
            <text:p>13,316<text:s/></text:p>
          </table:table-cell>
          <table:table-cell office:value-type="float" office:value="17273" table:style-name="ce9">
            <text:p>17,273<text:s/></text:p>
          </table:table-cell>
          <table:table-cell office:value-type="float" office:value="27537" table:style-name="ce9">
            <text:p>27,537<text:s/></text:p>
          </table:table-cell>
          <table:table-cell office:value-type="float" office:value="23933" table:style-name="ce9">
            <text:p>23,933<text:s/></text:p>
          </table:table-cell>
          <table:table-cell office:value-type="float" office:value="15207" table:style-name="ce9">
            <text:p>15,207<text:s/></text:p>
          </table:table-cell>
          <table:table-cell office:value-type="float" office:value="12232" table:style-name="ce9">
            <text:p>12,232<text:s/></text:p>
          </table:table-cell>
          <table:table-cell office:value-type="float" office:value="11925" table:style-name="ce9">
            <text:p>11,925<text:s/></text:p>
          </table:table-cell>
          <table:table-cell office:value-type="float" office:value="12771" table:style-name="ce9">
            <text:p>12,771<text:s/></text:p>
          </table:table-cell>
          <table:table-cell office:value-type="float" office:value="11684" table:style-name="ce9">
            <text:p>11,684<text:s/></text:p>
          </table:table-cell>
          <table:table-cell office:value-type="float" office:value="11686" table:style-name="ce9">
            <text:p>11,686<text:s/></text:p>
          </table:table-cell>
          <table:table-cell office:value-type="float" office:value="9409" table:style-name="ce9">
            <text:p>9,409<text:s/></text:p>
          </table:table-cell>
          <table:table-cell office:value-type="float" office:value="1832" table:style-name="ce9">
            <text:p>1,832<text:s/></text:p>
          </table:table-cell>
          <table:table-cell office:value-type="float" office:value="1105" table:style-name="ce9">
            <text:p>1,105<text:s/></text:p>
          </table:table-cell>
          <table:table-cell office:value-type="float" office:value="1507" table:style-name="ce9">
            <text:p>1,507<text:s/></text:p>
          </table:table-cell>
          <table:table-cell office:value-type="float" office:value="2460" table:style-name="ce9">
            <text:p>2,46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441" table:style-name="ce9">
            <text:p>1,441<text:s/></text:p>
          </table:table-cell>
          <table:table-cell office:value-type="float" office:value="358" table:style-name="ce9">
            <text:p>358<text:s/></text:p>
          </table:table-cell>
          <table:table-cell office:value-type="float" office:value="1108" table:style-name="ce9">
            <text:p>1,108<text:s/></text:p>
          </table:table-cell>
          <table:table-cell office:value-type="float" office:value="1009" table:style-name="ce9">
            <text:p>1,009<text:s/></text:p>
          </table:table-cell>
          <table:table-cell table:number-columns-repeated="16264"/>
        </table:table-row>
        <table:table-row table:style-name="ro2">
          <table:table-cell office:value-type="date" office:date-value="2024-05-21T00:00:00" table:style-name="ce11">
            <text:p>2024/5/21</text:p>
          </table:table-cell>
          <table:table-cell office:value-type="float" office:value="5184" table:style-name="ce9">
            <text:p>5,184<text:s/></text:p>
          </table:table-cell>
          <table:table-cell office:value-type="float" office:value="14360" table:style-name="ce9">
            <text:p>14,360<text:s/></text:p>
          </table:table-cell>
          <table:table-cell office:value-type="float" office:value="44253" table:style-name="ce9">
            <text:p>44,253<text:s/></text:p>
          </table:table-cell>
          <table:table-cell office:value-type="float" office:value="40976" table:style-name="ce9">
            <text:p>40,976<text:s/></text:p>
          </table:table-cell>
          <table:table-cell office:value-type="float" office:value="26738" table:style-name="ce9">
            <text:p>26,738<text:s/></text:p>
          </table:table-cell>
          <table:table-cell office:value-type="float" office:value="16167" table:style-name="ce9">
            <text:p>16,167<text:s/></text:p>
          </table:table-cell>
          <table:table-cell office:value-type="float" office:value="11422" table:style-name="ce9">
            <text:p>11,422<text:s/></text:p>
          </table:table-cell>
          <table:table-cell office:value-type="float" office:value="4154" table:style-name="ce9">
            <text:p>4,154<text:s/></text:p>
          </table:table-cell>
          <table:table-cell office:value-type="float" office:value="3624" table:style-name="ce9">
            <text:p>3,624<text:s/></text:p>
          </table:table-cell>
          <table:table-cell office:value-type="float" office:value="12187" table:style-name="ce9">
            <text:p>12,187<text:s/></text:p>
          </table:table-cell>
          <table:table-cell office:value-type="float" office:value="2670" table:style-name="ce9">
            <text:p>2,670<text:s/></text:p>
          </table:table-cell>
          <table:table-cell office:value-type="float" office:value="4318" table:style-name="ce9">
            <text:p>4,318<text:s/></text:p>
          </table:table-cell>
          <table:table-cell office:value-type="float" office:value="5090" table:style-name="ce9">
            <text:p>5,090<text:s/></text:p>
          </table:table-cell>
          <table:table-cell office:value-type="float" office:value="9713" table:style-name="ce9">
            <text:p>9,713<text:s/></text:p>
          </table:table-cell>
          <table:table-cell office:value-type="float" office:value="11049" table:style-name="ce9">
            <text:p>11,049<text:s/></text:p>
          </table:table-cell>
          <table:table-cell office:value-type="float" office:value="16957" table:style-name="ce9">
            <text:p>16,957<text:s/></text:p>
          </table:table-cell>
          <table:table-cell office:value-type="float" office:value="19902" table:style-name="ce9">
            <text:p>19,902<text:s/></text:p>
          </table:table-cell>
          <table:table-cell office:value-type="float" office:value="6083" table:style-name="ce9">
            <text:p>6,083<text:s/></text:p>
          </table:table-cell>
          <table:table-cell office:value-type="float" office:value="10030" table:style-name="ce9">
            <text:p>10,030<text:s/></text:p>
          </table:table-cell>
          <table:table-cell office:value-type="float" office:value="3337" table:style-name="ce9">
            <text:p>3,337<text:s/></text:p>
          </table:table-cell>
          <table:table-cell office:value-type="float" office:value="9038" table:style-name="ce9">
            <text:p>9,038<text:s/></text:p>
          </table:table-cell>
          <table:table-cell office:value-type="float" office:value="8628" table:style-name="ce9">
            <text:p>8,628<text:s/></text:p>
          </table:table-cell>
          <table:table-cell office:value-type="float" office:value="7906" table:style-name="ce9">
            <text:p>7,906<text:s/></text:p>
          </table:table-cell>
          <table:table-cell office:value-type="float" office:value="28851" table:style-name="ce9">
            <text:p>28,851<text:s/></text:p>
          </table:table-cell>
          <table:table-cell office:value-type="float" office:value="3099" table:style-name="ce9">
            <text:p>3,099<text:s/></text:p>
          </table:table-cell>
          <table:table-cell office:value-type="float" office:value="12159" table:style-name="ce9">
            <text:p>12,159<text:s/></text:p>
          </table:table-cell>
          <table:table-cell office:value-type="float" office:value="12618" table:style-name="ce9">
            <text:p>12,618<text:s/></text:p>
          </table:table-cell>
          <table:table-cell office:value-type="float" office:value="15341" table:style-name="ce9">
            <text:p>15,341<text:s/></text:p>
          </table:table-cell>
          <table:table-cell office:value-type="float" office:value="23075" table:style-name="ce9">
            <text:p>23,075<text:s/></text:p>
          </table:table-cell>
          <table:table-cell office:value-type="float" office:value="16201" table:style-name="ce9">
            <text:p>16,201<text:s/></text:p>
          </table:table-cell>
          <table:table-cell office:value-type="float" office:value="9976" table:style-name="ce9">
            <text:p>9,976<text:s/></text:p>
          </table:table-cell>
          <table:table-cell office:value-type="float" office:value="27190" table:style-name="ce9">
            <text:p>27,190<text:s/></text:p>
          </table:table-cell>
          <table:table-cell office:value-type="float" office:value="16366" table:style-name="ce9">
            <text:p>16,366<text:s/></text:p>
          </table:table-cell>
          <table:table-cell office:value-type="float" office:value="32854" table:style-name="ce9">
            <text:p>32,854<text:s/></text:p>
          </table:table-cell>
          <table:table-cell office:value-type="float" office:value="29276" table:style-name="ce9">
            <text:p>29,276<text:s/></text:p>
          </table:table-cell>
          <table:table-cell office:value-type="float" office:value="12031" table:style-name="ce9">
            <text:p>12,031<text:s/></text:p>
          </table:table-cell>
          <table:table-cell office:value-type="float" office:value="34552" table:style-name="ce9">
            <text:p>34,552<text:s/></text:p>
          </table:table-cell>
          <table:table-cell office:value-type="float" office:value="24909" table:style-name="ce9">
            <text:p>24,909<text:s/></text:p>
          </table:table-cell>
          <table:table-cell office:value-type="float" office:value="24676" table:style-name="ce9">
            <text:p>24,676<text:s/></text:p>
          </table:table-cell>
          <table:table-cell office:value-type="float" office:value="21031" table:style-name="ce9">
            <text:p>21,031<text:s/></text:p>
          </table:table-cell>
          <table:table-cell office:value-type="float" office:value="29314" table:style-name="ce9">
            <text:p>29,314<text:s/></text:p>
          </table:table-cell>
          <table:table-cell office:value-type="float" office:value="136936" table:style-name="ce9">
            <text:p>136,936<text:s/></text:p>
          </table:table-cell>
          <table:table-cell office:value-type="float" office:value="42172" table:style-name="ce9">
            <text:p>42,172<text:s/></text:p>
          </table:table-cell>
          <table:table-cell office:value-type="float" office:value="21384" table:style-name="ce9">
            <text:p>21,384<text:s/></text:p>
          </table:table-cell>
          <table:table-cell office:value-type="float" office:value="24648" table:style-name="ce9">
            <text:p>24,648<text:s/></text:p>
          </table:table-cell>
          <table:table-cell office:value-type="float" office:value="24899" table:style-name="ce9">
            <text:p>24,899<text:s/></text:p>
          </table:table-cell>
          <table:table-cell office:value-type="float" office:value="26310" table:style-name="ce9">
            <text:p>26,310<text:s/></text:p>
          </table:table-cell>
          <table:table-cell office:value-type="float" office:value="26868" table:style-name="ce9">
            <text:p>26,868<text:s/></text:p>
          </table:table-cell>
          <table:table-cell office:value-type="float" office:value="23250" table:style-name="ce9">
            <text:p>23,250<text:s/></text:p>
          </table:table-cell>
          <table:table-cell office:value-type="float" office:value="13468" table:style-name="ce9">
            <text:p>13,468<text:s/></text:p>
          </table:table-cell>
          <table:table-cell office:value-type="float" office:value="30090" table:style-name="ce9">
            <text:p>30,090<text:s/></text:p>
          </table:table-cell>
          <table:table-cell office:value-type="float" office:value="7262" table:style-name="ce9">
            <text:p>7,262<text:s/></text:p>
          </table:table-cell>
          <table:table-cell office:value-type="float" office:value="9154" table:style-name="ce9">
            <text:p>9,154<text:s/></text:p>
          </table:table-cell>
          <table:table-cell office:value-type="float" office:value="18182" table:style-name="ce9">
            <text:p>18,182<text:s/></text:p>
          </table:table-cell>
          <table:table-cell office:value-type="float" office:value="5165" table:style-name="ce9">
            <text:p>5,165<text:s/></text:p>
          </table:table-cell>
          <table:table-cell office:value-type="float" office:value="4026" table:style-name="ce9">
            <text:p>4,026<text:s/></text:p>
          </table:table-cell>
          <table:table-cell office:value-type="float" office:value="3426" table:style-name="ce9">
            <text:p>3,426<text:s/></text:p>
          </table:table-cell>
          <table:table-cell office:value-type="float" office:value="14113" table:style-name="ce9">
            <text:p>14,113<text:s/></text:p>
          </table:table-cell>
          <table:table-cell office:value-type="float" office:value="9361" table:style-name="ce9">
            <text:p>9,361<text:s/></text:p>
          </table:table-cell>
          <table:table-cell office:value-type="float" office:value="12497" table:style-name="ce9">
            <text:p>12,497<text:s/></text:p>
          </table:table-cell>
          <table:table-cell office:value-type="float" office:value="32109" table:style-name="ce9">
            <text:p>32,109<text:s/></text:p>
          </table:table-cell>
          <table:table-cell office:value-type="float" office:value="10027" table:style-name="ce9">
            <text:p>10,027<text:s/></text:p>
          </table:table-cell>
          <table:table-cell office:value-type="float" office:value="13623" table:style-name="ce9">
            <text:p>13,623<text:s/></text:p>
          </table:table-cell>
          <table:table-cell office:value-type="float" office:value="8504" table:style-name="ce9">
            <text:p>8,504<text:s/></text:p>
          </table:table-cell>
          <table:table-cell office:value-type="float" office:value="22711" table:style-name="ce9">
            <text:p>22,711<text:s/></text:p>
          </table:table-cell>
          <table:table-cell office:value-type="float" office:value="27603" table:style-name="ce9">
            <text:p>27,603<text:s/></text:p>
          </table:table-cell>
          <table:table-cell office:value-type="float" office:value="29343" table:style-name="ce9">
            <text:p>29,343<text:s/></text:p>
          </table:table-cell>
          <table:table-cell office:value-type="float" office:value="38758" table:style-name="ce9">
            <text:p>38,758<text:s/></text:p>
          </table:table-cell>
          <table:table-cell office:value-type="float" office:value="41432" table:style-name="ce9">
            <text:p>41,432<text:s/></text:p>
          </table:table-cell>
          <table:table-cell office:value-type="float" office:value="27753" table:style-name="ce9">
            <text:p>27,753<text:s/></text:p>
          </table:table-cell>
          <table:table-cell office:value-type="float" office:value="25982" table:style-name="ce9">
            <text:p>25,982<text:s/></text:p>
          </table:table-cell>
          <table:table-cell office:value-type="float" office:value="58648" table:style-name="ce9">
            <text:p>58,648<text:s/></text:p>
          </table:table-cell>
          <table:table-cell office:value-type="float" office:value="30078" table:style-name="ce9">
            <text:p>30,078<text:s/></text:p>
          </table:table-cell>
          <table:table-cell office:value-type="float" office:value="32745" table:style-name="ce9">
            <text:p>32,745<text:s/></text:p>
          </table:table-cell>
          <table:table-cell office:value-type="float" office:value="32598" table:style-name="ce9">
            <text:p>32,598<text:s/></text:p>
          </table:table-cell>
          <table:table-cell office:value-type="float" office:value="20801" table:style-name="ce9">
            <text:p>20,801<text:s/></text:p>
          </table:table-cell>
          <table:table-cell office:value-type="float" office:value="55865" table:style-name="ce9">
            <text:p>55,865<text:s/></text:p>
          </table:table-cell>
          <table:table-cell office:value-type="float" office:value="20985" table:style-name="ce9">
            <text:p>20,985<text:s/></text:p>
          </table:table-cell>
          <table:table-cell office:value-type="float" office:value="16422" table:style-name="ce9">
            <text:p>16,422<text:s/></text:p>
          </table:table-cell>
          <table:table-cell office:value-type="float" office:value="15322" table:style-name="ce9">
            <text:p>15,322<text:s/></text:p>
          </table:table-cell>
          <table:table-cell office:value-type="float" office:value="21390" table:style-name="ce9">
            <text:p>21,390<text:s/></text:p>
          </table:table-cell>
          <table:table-cell office:value-type="float" office:value="14045" table:style-name="ce9">
            <text:p>14,045<text:s/></text:p>
          </table:table-cell>
          <table:table-cell office:value-type="float" office:value="29301" table:style-name="ce9">
            <text:p>29,301<text:s/></text:p>
          </table:table-cell>
          <table:table-cell office:value-type="float" office:value="19151" table:style-name="ce9">
            <text:p>19,151<text:s/></text:p>
          </table:table-cell>
          <table:table-cell office:value-type="float" office:value="8347" table:style-name="ce9">
            <text:p>8,347<text:s/></text:p>
          </table:table-cell>
          <table:table-cell office:value-type="float" office:value="16119" table:style-name="ce9">
            <text:p>16,119<text:s/></text:p>
          </table:table-cell>
          <table:table-cell office:value-type="float" office:value="40815" table:style-name="ce9">
            <text:p>40,815<text:s/></text:p>
          </table:table-cell>
          <table:table-cell office:value-type="float" office:value="21087" table:style-name="ce9">
            <text:p>21,087<text:s/></text:p>
          </table:table-cell>
          <table:table-cell office:value-type="float" office:value="25884" table:style-name="ce9">
            <text:p>25,884<text:s/></text:p>
          </table:table-cell>
          <table:table-cell office:value-type="float" office:value="25509" table:style-name="ce9">
            <text:p>25,509<text:s/></text:p>
          </table:table-cell>
          <table:table-cell office:value-type="float" office:value="12519" table:style-name="ce9">
            <text:p>12,519<text:s/></text:p>
          </table:table-cell>
          <table:table-cell office:value-type="float" office:value="10917" table:style-name="ce9">
            <text:p>10,917<text:s/></text:p>
          </table:table-cell>
          <table:table-cell office:value-type="float" office:value="6510" table:style-name="ce9">
            <text:p>6,510<text:s/></text:p>
          </table:table-cell>
          <table:table-cell office:value-type="float" office:value="5442" table:style-name="ce9">
            <text:p>5,442<text:s/></text:p>
          </table:table-cell>
          <table:table-cell office:value-type="float" office:value="8913" table:style-name="ce9">
            <text:p>8,913<text:s/></text:p>
          </table:table-cell>
          <table:table-cell office:value-type="float" office:value="10534" table:style-name="ce9">
            <text:p>10,534<text:s/></text:p>
          </table:table-cell>
          <table:table-cell office:value-type="float" office:value="9603" table:style-name="ce9">
            <text:p>9,603<text:s/></text:p>
          </table:table-cell>
          <table:table-cell office:value-type="float" office:value="13245" table:style-name="ce9">
            <text:p>13,245<text:s/></text:p>
          </table:table-cell>
          <table:table-cell office:value-type="float" office:value="17904" table:style-name="ce9">
            <text:p>17,904<text:s/></text:p>
          </table:table-cell>
          <table:table-cell office:value-type="float" office:value="28231" table:style-name="ce9">
            <text:p>28,231<text:s/></text:p>
          </table:table-cell>
          <table:table-cell office:value-type="float" office:value="24420" table:style-name="ce9">
            <text:p>24,420<text:s/></text:p>
          </table:table-cell>
          <table:table-cell office:value-type="float" office:value="15492" table:style-name="ce9">
            <text:p>15,492<text:s/></text:p>
          </table:table-cell>
          <table:table-cell office:value-type="float" office:value="11973" table:style-name="ce9">
            <text:p>11,973<text:s/></text:p>
          </table:table-cell>
          <table:table-cell office:value-type="float" office:value="12030" table:style-name="ce9">
            <text:p>12,030<text:s/></text:p>
          </table:table-cell>
          <table:table-cell office:value-type="float" office:value="13004" table:style-name="ce9">
            <text:p>13,004<text:s/></text:p>
          </table:table-cell>
          <table:table-cell office:value-type="float" office:value="11744" table:style-name="ce9">
            <text:p>11,744<text:s/></text:p>
          </table:table-cell>
          <table:table-cell office:value-type="float" office:value="11944" table:style-name="ce9">
            <text:p>11,944<text:s/></text:p>
          </table:table-cell>
          <table:table-cell office:value-type="float" office:value="9553" table:style-name="ce9">
            <text:p>9,553<text:s/></text:p>
          </table:table-cell>
          <table:table-cell office:value-type="float" office:value="1915" table:style-name="ce9">
            <text:p>1,915<text:s/></text:p>
          </table:table-cell>
          <table:table-cell office:value-type="float" office:value="1064" table:style-name="ce9">
            <text:p>1,064<text:s/></text:p>
          </table:table-cell>
          <table:table-cell office:value-type="float" office:value="1609" table:style-name="ce9">
            <text:p>1,609<text:s/></text:p>
          </table:table-cell>
          <table:table-cell office:value-type="float" office:value="2442" table:style-name="ce9">
            <text:p>2,442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260" table:style-name="ce9">
            <text:p>1,260<text:s/></text:p>
          </table:table-cell>
          <table:table-cell office:value-type="float" office:value="346" table:style-name="ce9">
            <text:p>346<text:s/></text:p>
          </table:table-cell>
          <table:table-cell office:value-type="float" office:value="1090" table:style-name="ce9">
            <text:p>1,090<text:s/></text:p>
          </table:table-cell>
          <table:table-cell office:value-type="float" office:value="1087" table:style-name="ce9">
            <text:p>1,087<text:s/></text:p>
          </table:table-cell>
          <table:table-cell table:number-columns-repeated="16264"/>
        </table:table-row>
        <table:table-row table:style-name="ro2">
          <table:table-cell office:value-type="date" office:date-value="2024-05-22T00:00:00" table:style-name="ce11">
            <text:p>2024/5/22</text:p>
          </table:table-cell>
          <table:table-cell office:value-type="float" office:value="5280" table:style-name="ce9">
            <text:p>5,280<text:s/></text:p>
          </table:table-cell>
          <table:table-cell office:value-type="float" office:value="14472" table:style-name="ce9">
            <text:p>14,472<text:s/></text:p>
          </table:table-cell>
          <table:table-cell office:value-type="float" office:value="44179" table:style-name="ce9">
            <text:p>44,179<text:s/></text:p>
          </table:table-cell>
          <table:table-cell office:value-type="float" office:value="41293" table:style-name="ce9">
            <text:p>41,293<text:s/></text:p>
          </table:table-cell>
          <table:table-cell office:value-type="float" office:value="26581" table:style-name="ce9">
            <text:p>26,581<text:s/></text:p>
          </table:table-cell>
          <table:table-cell office:value-type="float" office:value="16270" table:style-name="ce9">
            <text:p>16,270<text:s/></text:p>
          </table:table-cell>
          <table:table-cell office:value-type="float" office:value="11506" table:style-name="ce9">
            <text:p>11,506<text:s/></text:p>
          </table:table-cell>
          <table:table-cell office:value-type="float" office:value="4377" table:style-name="ce9">
            <text:p>4,377<text:s/></text:p>
          </table:table-cell>
          <table:table-cell office:value-type="float" office:value="3747" table:style-name="ce9">
            <text:p>3,747<text:s/></text:p>
          </table:table-cell>
          <table:table-cell office:value-type="float" office:value="12236" table:style-name="ce9">
            <text:p>12,236<text:s/></text:p>
          </table:table-cell>
          <table:table-cell office:value-type="float" office:value="2753" table:style-name="ce9">
            <text:p>2,753<text:s/></text:p>
          </table:table-cell>
          <table:table-cell office:value-type="float" office:value="4197" table:style-name="ce9">
            <text:p>4,197<text:s/></text:p>
          </table:table-cell>
          <table:table-cell office:value-type="float" office:value="5328" table:style-name="ce9">
            <text:p>5,328<text:s/></text:p>
          </table:table-cell>
          <table:table-cell office:value-type="float" office:value="9920" table:style-name="ce9">
            <text:p>9,920<text:s/></text:p>
          </table:table-cell>
          <table:table-cell office:value-type="float" office:value="11693" table:style-name="ce9">
            <text:p>11,693<text:s/></text:p>
          </table:table-cell>
          <table:table-cell office:value-type="float" office:value="16380" table:style-name="ce9">
            <text:p>16,380<text:s/></text:p>
          </table:table-cell>
          <table:table-cell office:value-type="float" office:value="19867" table:style-name="ce9">
            <text:p>19,867<text:s/></text:p>
          </table:table-cell>
          <table:table-cell office:value-type="float" office:value="6228" table:style-name="ce9">
            <text:p>6,228<text:s/></text:p>
          </table:table-cell>
          <table:table-cell office:value-type="float" office:value="10143" table:style-name="ce9">
            <text:p>10,143<text:s/></text:p>
          </table:table-cell>
          <table:table-cell office:value-type="float" office:value="3334" table:style-name="ce9">
            <text:p>3,334<text:s/></text:p>
          </table:table-cell>
          <table:table-cell office:value-type="float" office:value="9325" table:style-name="ce9">
            <text:p>9,325<text:s/></text:p>
          </table:table-cell>
          <table:table-cell office:value-type="float" office:value="8710" table:style-name="ce9">
            <text:p>8,710<text:s/></text:p>
          </table:table-cell>
          <table:table-cell office:value-type="float" office:value="7343" table:style-name="ce9">
            <text:p>7,343<text:s/></text:p>
          </table:table-cell>
          <table:table-cell office:value-type="float" office:value="33803" table:style-name="ce9">
            <text:p>33,803<text:s/></text:p>
          </table:table-cell>
          <table:table-cell office:value-type="float" office:value="3109" table:style-name="ce9">
            <text:p>3,109<text:s/></text:p>
          </table:table-cell>
          <table:table-cell office:value-type="float" office:value="12221" table:style-name="ce9">
            <text:p>12,221<text:s/></text:p>
          </table:table-cell>
          <table:table-cell office:value-type="float" office:value="12865" table:style-name="ce9">
            <text:p>12,865<text:s/></text:p>
          </table:table-cell>
          <table:table-cell office:value-type="float" office:value="15436" table:style-name="ce9">
            <text:p>15,436<text:s/></text:p>
          </table:table-cell>
          <table:table-cell office:value-type="float" office:value="22991" table:style-name="ce9">
            <text:p>22,991<text:s/></text:p>
          </table:table-cell>
          <table:table-cell office:value-type="float" office:value="16388" table:style-name="ce9">
            <text:p>16,388<text:s/></text:p>
          </table:table-cell>
          <table:table-cell office:value-type="float" office:value="10135" table:style-name="ce9">
            <text:p>10,135<text:s/></text:p>
          </table:table-cell>
          <table:table-cell office:value-type="float" office:value="27477" table:style-name="ce9">
            <text:p>27,477<text:s/></text:p>
          </table:table-cell>
          <table:table-cell office:value-type="float" office:value="16284" table:style-name="ce9">
            <text:p>16,284<text:s/></text:p>
          </table:table-cell>
          <table:table-cell office:value-type="float" office:value="33320" table:style-name="ce9">
            <text:p>33,320<text:s/></text:p>
          </table:table-cell>
          <table:table-cell office:value-type="float" office:value="29315" table:style-name="ce9">
            <text:p>29,315<text:s/></text:p>
          </table:table-cell>
          <table:table-cell office:value-type="float" office:value="12153" table:style-name="ce9">
            <text:p>12,153<text:s/></text:p>
          </table:table-cell>
          <table:table-cell office:value-type="float" office:value="34832" table:style-name="ce9">
            <text:p>34,832<text:s/></text:p>
          </table:table-cell>
          <table:table-cell office:value-type="float" office:value="25029" table:style-name="ce9">
            <text:p>25,029<text:s/></text:p>
          </table:table-cell>
          <table:table-cell office:value-type="float" office:value="24805" table:style-name="ce9">
            <text:p>24,805<text:s/></text:p>
          </table:table-cell>
          <table:table-cell office:value-type="float" office:value="21186" table:style-name="ce9">
            <text:p>21,186<text:s/></text:p>
          </table:table-cell>
          <table:table-cell office:value-type="float" office:value="24785" table:style-name="ce9">
            <text:p>24,785<text:s/></text:p>
          </table:table-cell>
          <table:table-cell office:value-type="float" office:value="130025" table:style-name="ce9">
            <text:p>130,025<text:s/></text:p>
          </table:table-cell>
          <table:table-cell office:value-type="float" office:value="43324" table:style-name="ce9">
            <text:p>43,324<text:s/></text:p>
          </table:table-cell>
          <table:table-cell office:value-type="float" office:value="21297" table:style-name="ce9">
            <text:p>21,297<text:s/></text:p>
          </table:table-cell>
          <table:table-cell office:value-type="float" office:value="24928" table:style-name="ce9">
            <text:p>24,928<text:s/></text:p>
          </table:table-cell>
          <table:table-cell office:value-type="float" office:value="25025" table:style-name="ce9">
            <text:p>25,025<text:s/></text:p>
          </table:table-cell>
          <table:table-cell office:value-type="float" office:value="26862" table:style-name="ce9">
            <text:p>26,862<text:s/></text:p>
          </table:table-cell>
          <table:table-cell office:value-type="float" office:value="27347" table:style-name="ce9">
            <text:p>27,347<text:s/></text:p>
          </table:table-cell>
          <table:table-cell office:value-type="float" office:value="23649" table:style-name="ce9">
            <text:p>23,649<text:s/></text:p>
          </table:table-cell>
          <table:table-cell office:value-type="float" office:value="13595" table:style-name="ce9">
            <text:p>13,595<text:s/></text:p>
          </table:table-cell>
          <table:table-cell office:value-type="float" office:value="30050" table:style-name="ce9">
            <text:p>30,050<text:s/></text:p>
          </table:table-cell>
          <table:table-cell office:value-type="float" office:value="7397" table:style-name="ce9">
            <text:p>7,397<text:s/></text:p>
          </table:table-cell>
          <table:table-cell office:value-type="float" office:value="9352" table:style-name="ce9">
            <text:p>9,352<text:s/></text:p>
          </table:table-cell>
          <table:table-cell office:value-type="float" office:value="18174" table:style-name="ce9">
            <text:p>18,174<text:s/></text:p>
          </table:table-cell>
          <table:table-cell office:value-type="float" office:value="5059" table:style-name="ce9">
            <text:p>5,059<text:s/></text:p>
          </table:table-cell>
          <table:table-cell office:value-type="float" office:value="4074" table:style-name="ce9">
            <text:p>4,074<text:s/></text:p>
          </table:table-cell>
          <table:table-cell office:value-type="float" office:value="3421" table:style-name="ce9">
            <text:p>3,421<text:s/></text:p>
          </table:table-cell>
          <table:table-cell office:value-type="float" office:value="14217" table:style-name="ce9">
            <text:p>14,217<text:s/></text:p>
          </table:table-cell>
          <table:table-cell office:value-type="float" office:value="9423" table:style-name="ce9">
            <text:p>9,423<text:s/></text:p>
          </table:table-cell>
          <table:table-cell office:value-type="float" office:value="12510" table:style-name="ce9">
            <text:p>12,510<text:s/></text:p>
          </table:table-cell>
          <table:table-cell office:value-type="float" office:value="31739" table:style-name="ce9">
            <text:p>31,739<text:s/></text:p>
          </table:table-cell>
          <table:table-cell office:value-type="float" office:value="10084" table:style-name="ce9">
            <text:p>10,084<text:s/></text:p>
          </table:table-cell>
          <table:table-cell office:value-type="float" office:value="13158" table:style-name="ce9">
            <text:p>13,158<text:s/></text:p>
          </table:table-cell>
          <table:table-cell office:value-type="float" office:value="8628" table:style-name="ce9">
            <text:p>8,628<text:s/></text:p>
          </table:table-cell>
          <table:table-cell office:value-type="float" office:value="22878" table:style-name="ce9">
            <text:p>22,878<text:s/></text:p>
          </table:table-cell>
          <table:table-cell office:value-type="float" office:value="26952" table:style-name="ce9">
            <text:p>26,952<text:s/></text:p>
          </table:table-cell>
          <table:table-cell office:value-type="float" office:value="29739" table:style-name="ce9">
            <text:p>29,739<text:s/></text:p>
          </table:table-cell>
          <table:table-cell office:value-type="float" office:value="38324" table:style-name="ce9">
            <text:p>38,324<text:s/></text:p>
          </table:table-cell>
          <table:table-cell office:value-type="float" office:value="41667" table:style-name="ce9">
            <text:p>41,667<text:s/></text:p>
          </table:table-cell>
          <table:table-cell office:value-type="float" office:value="28110" table:style-name="ce9">
            <text:p>28,110<text:s/></text:p>
          </table:table-cell>
          <table:table-cell office:value-type="float" office:value="26506" table:style-name="ce9">
            <text:p>26,506<text:s/></text:p>
          </table:table-cell>
          <table:table-cell office:value-type="float" office:value="59508" table:style-name="ce9">
            <text:p>59,508<text:s/></text:p>
          </table:table-cell>
          <table:table-cell office:value-type="float" office:value="25353" table:style-name="ce9">
            <text:p>25,353<text:s/></text:p>
          </table:table-cell>
          <table:table-cell office:value-type="float" office:value="33987" table:style-name="ce9">
            <text:p>33,987<text:s/></text:p>
          </table:table-cell>
          <table:table-cell office:value-type="float" office:value="32769" table:style-name="ce9">
            <text:p>32,769<text:s/></text:p>
          </table:table-cell>
          <table:table-cell office:value-type="float" office:value="21147" table:style-name="ce9">
            <text:p>21,147<text:s/></text:p>
          </table:table-cell>
          <table:table-cell office:value-type="float" office:value="55090" table:style-name="ce9">
            <text:p>55,090<text:s/></text:p>
          </table:table-cell>
          <table:table-cell office:value-type="float" office:value="20845" table:style-name="ce9">
            <text:p>20,845<text:s/></text:p>
          </table:table-cell>
          <table:table-cell office:value-type="float" office:value="16307" table:style-name="ce9">
            <text:p>16,307<text:s/></text:p>
          </table:table-cell>
          <table:table-cell office:value-type="float" office:value="16082" table:style-name="ce9">
            <text:p>16,082<text:s/></text:p>
          </table:table-cell>
          <table:table-cell office:value-type="float" office:value="23064" table:style-name="ce9">
            <text:p>23,064<text:s/></text:p>
          </table:table-cell>
          <table:table-cell office:value-type="float" office:value="14302" table:style-name="ce9">
            <text:p>14,302<text:s/></text:p>
          </table:table-cell>
          <table:table-cell office:value-type="float" office:value="29373" table:style-name="ce9">
            <text:p>29,373<text:s/></text:p>
          </table:table-cell>
          <table:table-cell office:value-type="float" office:value="19686" table:style-name="ce9">
            <text:p>19,686<text:s/></text:p>
          </table:table-cell>
          <table:table-cell office:value-type="float" office:value="8164" table:style-name="ce9">
            <text:p>8,164<text:s/></text:p>
          </table:table-cell>
          <table:table-cell office:value-type="float" office:value="16565" table:style-name="ce9">
            <text:p>16,565<text:s/></text:p>
          </table:table-cell>
          <table:table-cell office:value-type="float" office:value="40457" table:style-name="ce9">
            <text:p>40,457<text:s/></text:p>
          </table:table-cell>
          <table:table-cell office:value-type="float" office:value="21215" table:style-name="ce9">
            <text:p>21,215<text:s/></text:p>
          </table:table-cell>
          <table:table-cell office:value-type="float" office:value="25861" table:style-name="ce9">
            <text:p>25,861<text:s/></text:p>
          </table:table-cell>
          <table:table-cell office:value-type="float" office:value="26878" table:style-name="ce9">
            <text:p>26,878<text:s/></text:p>
          </table:table-cell>
          <table:table-cell office:value-type="float" office:value="12240" table:style-name="ce9">
            <text:p>12,240<text:s/></text:p>
          </table:table-cell>
          <table:table-cell office:value-type="float" office:value="11214" table:style-name="ce9">
            <text:p>11,214<text:s/></text:p>
          </table:table-cell>
          <table:table-cell office:value-type="float" office:value="6535" table:style-name="ce9">
            <text:p>6,535<text:s/></text:p>
          </table:table-cell>
          <table:table-cell office:value-type="float" office:value="5370" table:style-name="ce9">
            <text:p>5,370<text:s/></text:p>
          </table:table-cell>
          <table:table-cell office:value-type="float" office:value="8913" table:style-name="ce9">
            <text:p>8,913<text:s/></text:p>
          </table:table-cell>
          <table:table-cell office:value-type="float" office:value="10767" table:style-name="ce9">
            <text:p>10,767<text:s/></text:p>
          </table:table-cell>
          <table:table-cell office:value-type="float" office:value="10161" table:style-name="ce9">
            <text:p>10,161<text:s/></text:p>
          </table:table-cell>
          <table:table-cell office:value-type="float" office:value="13203" table:style-name="ce9">
            <text:p>13,203<text:s/></text:p>
          </table:table-cell>
          <table:table-cell office:value-type="float" office:value="17999" table:style-name="ce9">
            <text:p>17,999<text:s/></text:p>
          </table:table-cell>
          <table:table-cell office:value-type="float" office:value="29700" table:style-name="ce9">
            <text:p>29,700<text:s/></text:p>
          </table:table-cell>
          <table:table-cell office:value-type="float" office:value="24586" table:style-name="ce9">
            <text:p>24,586<text:s/></text:p>
          </table:table-cell>
          <table:table-cell office:value-type="float" office:value="15434" table:style-name="ce9">
            <text:p>15,434<text:s/></text:p>
          </table:table-cell>
          <table:table-cell office:value-type="float" office:value="12073" table:style-name="ce9">
            <text:p>12,073<text:s/></text:p>
          </table:table-cell>
          <table:table-cell office:value-type="float" office:value="12265" table:style-name="ce9">
            <text:p>12,265<text:s/></text:p>
          </table:table-cell>
          <table:table-cell office:value-type="float" office:value="13172" table:style-name="ce9">
            <text:p>13,172<text:s/></text:p>
          </table:table-cell>
          <table:table-cell office:value-type="float" office:value="12160" table:style-name="ce9">
            <text:p>12,160<text:s/></text:p>
          </table:table-cell>
          <table:table-cell office:value-type="float" office:value="11928" table:style-name="ce9">
            <text:p>11,928<text:s/></text:p>
          </table:table-cell>
          <table:table-cell office:value-type="float" office:value="9613" table:style-name="ce9">
            <text:p>9,613<text:s/></text:p>
          </table:table-cell>
          <table:table-cell office:value-type="float" office:value="1967" table:style-name="ce9">
            <text:p>1,967<text:s/></text:p>
          </table:table-cell>
          <table:table-cell office:value-type="float" office:value="1129" table:style-name="ce9">
            <text:p>1,129<text:s/></text:p>
          </table:table-cell>
          <table:table-cell office:value-type="float" office:value="1599" table:style-name="ce9">
            <text:p>1,599<text:s/></text:p>
          </table:table-cell>
          <table:table-cell office:value-type="float" office:value="2591" table:style-name="ce9">
            <text:p>2,591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263" table:style-name="ce9">
            <text:p>1,263<text:s/></text:p>
          </table:table-cell>
          <table:table-cell office:value-type="float" office:value="375" table:style-name="ce9">
            <text:p>375<text:s/></text:p>
          </table:table-cell>
          <table:table-cell office:value-type="float" office:value="1206" table:style-name="ce9">
            <text:p>1,206<text:s/></text:p>
          </table:table-cell>
          <table:table-cell office:value-type="float" office:value="1053" table:style-name="ce9">
            <text:p>1,053<text:s/></text:p>
          </table:table-cell>
          <table:table-cell table:number-columns-repeated="16264"/>
        </table:table-row>
        <table:table-row table:style-name="ro2">
          <table:table-cell office:value-type="date" office:date-value="2024-05-23T00:00:00" table:style-name="ce11">
            <text:p>2024/5/23</text:p>
          </table:table-cell>
          <table:table-cell office:value-type="float" office:value="5218" table:style-name="ce9">
            <text:p>5,218<text:s/></text:p>
          </table:table-cell>
          <table:table-cell office:value-type="float" office:value="14602" table:style-name="ce9">
            <text:p>14,602<text:s/></text:p>
          </table:table-cell>
          <table:table-cell office:value-type="float" office:value="44925" table:style-name="ce9">
            <text:p>44,925<text:s/></text:p>
          </table:table-cell>
          <table:table-cell office:value-type="float" office:value="42045" table:style-name="ce9">
            <text:p>42,045<text:s/></text:p>
          </table:table-cell>
          <table:table-cell office:value-type="float" office:value="26837" table:style-name="ce9">
            <text:p>26,837<text:s/></text:p>
          </table:table-cell>
          <table:table-cell office:value-type="float" office:value="16173" table:style-name="ce9">
            <text:p>16,173<text:s/></text:p>
          </table:table-cell>
          <table:table-cell office:value-type="float" office:value="11473" table:style-name="ce9">
            <text:p>11,473<text:s/></text:p>
          </table:table-cell>
          <table:table-cell office:value-type="float" office:value="4320" table:style-name="ce9">
            <text:p>4,320<text:s/></text:p>
          </table:table-cell>
          <table:table-cell office:value-type="float" office:value="3673" table:style-name="ce9">
            <text:p>3,673<text:s/></text:p>
          </table:table-cell>
          <table:table-cell office:value-type="float" office:value="12003" table:style-name="ce9">
            <text:p>12,003<text:s/></text:p>
          </table:table-cell>
          <table:table-cell office:value-type="float" office:value="2793" table:style-name="ce9">
            <text:p>2,793<text:s/></text:p>
          </table:table-cell>
          <table:table-cell office:value-type="float" office:value="4363" table:style-name="ce9">
            <text:p>4,363<text:s/></text:p>
          </table:table-cell>
          <table:table-cell office:value-type="float" office:value="5815" table:style-name="ce9">
            <text:p>5,815<text:s/></text:p>
          </table:table-cell>
          <table:table-cell office:value-type="float" office:value="10009" table:style-name="ce9">
            <text:p>10,009<text:s/></text:p>
          </table:table-cell>
          <table:table-cell office:value-type="float" office:value="11438" table:style-name="ce9">
            <text:p>11,438<text:s/></text:p>
          </table:table-cell>
          <table:table-cell office:value-type="float" office:value="16930" table:style-name="ce9">
            <text:p>16,930<text:s/></text:p>
          </table:table-cell>
          <table:table-cell office:value-type="float" office:value="19860" table:style-name="ce9">
            <text:p>19,860<text:s/></text:p>
          </table:table-cell>
          <table:table-cell office:value-type="float" office:value="6302" table:style-name="ce9">
            <text:p>6,302<text:s/></text:p>
          </table:table-cell>
          <table:table-cell office:value-type="float" office:value="10125" table:style-name="ce9">
            <text:p>10,125<text:s/></text:p>
          </table:table-cell>
          <table:table-cell office:value-type="float" office:value="3371" table:style-name="ce9">
            <text:p>3,371<text:s/></text:p>
          </table:table-cell>
          <table:table-cell office:value-type="float" office:value="9267" table:style-name="ce9">
            <text:p>9,267<text:s/></text:p>
          </table:table-cell>
          <table:table-cell office:value-type="float" office:value="8711" table:style-name="ce9">
            <text:p>8,711<text:s/></text:p>
          </table:table-cell>
          <table:table-cell office:value-type="float" office:value="7587" table:style-name="ce9">
            <text:p>7,587<text:s/></text:p>
          </table:table-cell>
          <table:table-cell office:value-type="float" office:value="35761" table:style-name="ce9">
            <text:p>35,761<text:s/></text:p>
          </table:table-cell>
          <table:table-cell office:value-type="float" office:value="3014" table:style-name="ce9">
            <text:p>3,014<text:s/></text:p>
          </table:table-cell>
          <table:table-cell office:value-type="float" office:value="12545" table:style-name="ce9">
            <text:p>12,545<text:s/></text:p>
          </table:table-cell>
          <table:table-cell office:value-type="float" office:value="12779" table:style-name="ce9">
            <text:p>12,779<text:s/></text:p>
          </table:table-cell>
          <table:table-cell office:value-type="float" office:value="15648" table:style-name="ce9">
            <text:p>15,648<text:s/></text:p>
          </table:table-cell>
          <table:table-cell office:value-type="float" office:value="23036" table:style-name="ce9">
            <text:p>23,036<text:s/></text:p>
          </table:table-cell>
          <table:table-cell office:value-type="float" office:value="16443" table:style-name="ce9">
            <text:p>16,443<text:s/></text:p>
          </table:table-cell>
          <table:table-cell office:value-type="float" office:value="10060" table:style-name="ce9">
            <text:p>10,060<text:s/></text:p>
          </table:table-cell>
          <table:table-cell office:value-type="float" office:value="28570" table:style-name="ce9">
            <text:p>28,570<text:s/></text:p>
          </table:table-cell>
          <table:table-cell office:value-type="float" office:value="16364" table:style-name="ce9">
            <text:p>16,364<text:s/></text:p>
          </table:table-cell>
          <table:table-cell office:value-type="float" office:value="33429" table:style-name="ce9">
            <text:p>33,429<text:s/></text:p>
          </table:table-cell>
          <table:table-cell office:value-type="float" office:value="30173" table:style-name="ce9">
            <text:p>30,173<text:s/></text:p>
          </table:table-cell>
          <table:table-cell office:value-type="float" office:value="11978" table:style-name="ce9">
            <text:p>11,978<text:s/></text:p>
          </table:table-cell>
          <table:table-cell office:value-type="float" office:value="34536" table:style-name="ce9">
            <text:p>34,536<text:s/></text:p>
          </table:table-cell>
          <table:table-cell office:value-type="float" office:value="25098" table:style-name="ce9">
            <text:p>25,098<text:s/></text:p>
          </table:table-cell>
          <table:table-cell office:value-type="float" office:value="25031" table:style-name="ce9">
            <text:p>25,031<text:s/></text:p>
          </table:table-cell>
          <table:table-cell office:value-type="float" office:value="21295" table:style-name="ce9">
            <text:p>21,295<text:s/></text:p>
          </table:table-cell>
          <table:table-cell office:value-type="float" office:value="26107" table:style-name="ce9">
            <text:p>26,107<text:s/></text:p>
          </table:table-cell>
          <table:table-cell office:value-type="float" office:value="133970" table:style-name="ce9">
            <text:p>133,970<text:s/></text:p>
          </table:table-cell>
          <table:table-cell office:value-type="float" office:value="45129" table:style-name="ce9">
            <text:p>45,129<text:s/></text:p>
          </table:table-cell>
          <table:table-cell office:value-type="float" office:value="21563" table:style-name="ce9">
            <text:p>21,563<text:s/></text:p>
          </table:table-cell>
          <table:table-cell office:value-type="float" office:value="25363" table:style-name="ce9">
            <text:p>25,363<text:s/></text:p>
          </table:table-cell>
          <table:table-cell office:value-type="float" office:value="26917" table:style-name="ce9">
            <text:p>26,917<text:s/></text:p>
          </table:table-cell>
          <table:table-cell office:value-type="float" office:value="27552" table:style-name="ce9">
            <text:p>27,552<text:s/></text:p>
          </table:table-cell>
          <table:table-cell office:value-type="float" office:value="27505" table:style-name="ce9">
            <text:p>27,505<text:s/></text:p>
          </table:table-cell>
          <table:table-cell office:value-type="float" office:value="23632" table:style-name="ce9">
            <text:p>23,632<text:s/></text:p>
          </table:table-cell>
          <table:table-cell office:value-type="float" office:value="13628" table:style-name="ce9">
            <text:p>13,628<text:s/></text:p>
          </table:table-cell>
          <table:table-cell office:value-type="float" office:value="30591" table:style-name="ce9">
            <text:p>30,591<text:s/></text:p>
          </table:table-cell>
          <table:table-cell office:value-type="float" office:value="7623" table:style-name="ce9">
            <text:p>7,623<text:s/></text:p>
          </table:table-cell>
          <table:table-cell office:value-type="float" office:value="9450" table:style-name="ce9">
            <text:p>9,450<text:s/></text:p>
          </table:table-cell>
          <table:table-cell office:value-type="float" office:value="18162" table:style-name="ce9">
            <text:p>18,162<text:s/></text:p>
          </table:table-cell>
          <table:table-cell office:value-type="float" office:value="5306" table:style-name="ce9">
            <text:p>5,306<text:s/></text:p>
          </table:table-cell>
          <table:table-cell office:value-type="float" office:value="3977" table:style-name="ce9">
            <text:p>3,977<text:s/></text:p>
          </table:table-cell>
          <table:table-cell office:value-type="float" office:value="3422" table:style-name="ce9">
            <text:p>3,422<text:s/></text:p>
          </table:table-cell>
          <table:table-cell office:value-type="float" office:value="14335" table:style-name="ce9">
            <text:p>14,335<text:s/></text:p>
          </table:table-cell>
          <table:table-cell office:value-type="float" office:value="9242" table:style-name="ce9">
            <text:p>9,242<text:s/></text:p>
          </table:table-cell>
          <table:table-cell office:value-type="float" office:value="12668" table:style-name="ce9">
            <text:p>12,668<text:s/></text:p>
          </table:table-cell>
          <table:table-cell office:value-type="float" office:value="32952" table:style-name="ce9">
            <text:p>32,952<text:s/></text:p>
          </table:table-cell>
          <table:table-cell office:value-type="float" office:value="10181" table:style-name="ce9">
            <text:p>10,181<text:s/></text:p>
          </table:table-cell>
          <table:table-cell office:value-type="float" office:value="13271" table:style-name="ce9">
            <text:p>13,271<text:s/></text:p>
          </table:table-cell>
          <table:table-cell office:value-type="float" office:value="8627" table:style-name="ce9">
            <text:p>8,627<text:s/></text:p>
          </table:table-cell>
          <table:table-cell office:value-type="float" office:value="22886" table:style-name="ce9">
            <text:p>22,886<text:s/></text:p>
          </table:table-cell>
          <table:table-cell office:value-type="float" office:value="27002" table:style-name="ce9">
            <text:p>27,002<text:s/></text:p>
          </table:table-cell>
          <table:table-cell office:value-type="float" office:value="29991" table:style-name="ce9">
            <text:p>29,991<text:s/></text:p>
          </table:table-cell>
          <table:table-cell office:value-type="float" office:value="38789" table:style-name="ce9">
            <text:p>38,789<text:s/></text:p>
          </table:table-cell>
          <table:table-cell office:value-type="float" office:value="41455" table:style-name="ce9">
            <text:p>41,455<text:s/></text:p>
          </table:table-cell>
          <table:table-cell office:value-type="float" office:value="28142" table:style-name="ce9">
            <text:p>28,142<text:s/></text:p>
          </table:table-cell>
          <table:table-cell office:value-type="float" office:value="27707" table:style-name="ce9">
            <text:p>27,707<text:s/></text:p>
          </table:table-cell>
          <table:table-cell office:value-type="float" office:value="61413" table:style-name="ce9">
            <text:p>61,413<text:s/></text:p>
          </table:table-cell>
          <table:table-cell office:value-type="float" office:value="25297" table:style-name="ce9">
            <text:p>25,297<text:s/></text:p>
          </table:table-cell>
          <table:table-cell office:value-type="float" office:value="34174" table:style-name="ce9">
            <text:p>34,174<text:s/></text:p>
          </table:table-cell>
          <table:table-cell office:value-type="float" office:value="32982" table:style-name="ce9">
            <text:p>32,982<text:s/></text:p>
          </table:table-cell>
          <table:table-cell office:value-type="float" office:value="21388" table:style-name="ce9">
            <text:p>21,388<text:s/></text:p>
          </table:table-cell>
          <table:table-cell office:value-type="float" office:value="56702" table:style-name="ce9">
            <text:p>56,702<text:s/></text:p>
          </table:table-cell>
          <table:table-cell office:value-type="float" office:value="21009" table:style-name="ce9">
            <text:p>21,009<text:s/></text:p>
          </table:table-cell>
          <table:table-cell office:value-type="float" office:value="16533" table:style-name="ce9">
            <text:p>16,533<text:s/></text:p>
          </table:table-cell>
          <table:table-cell office:value-type="float" office:value="16208" table:style-name="ce9">
            <text:p>16,208<text:s/></text:p>
          </table:table-cell>
          <table:table-cell office:value-type="float" office:value="22908" table:style-name="ce9">
            <text:p>22,908<text:s/></text:p>
          </table:table-cell>
          <table:table-cell office:value-type="float" office:value="14491" table:style-name="ce9">
            <text:p>14,491<text:s/></text:p>
          </table:table-cell>
          <table:table-cell office:value-type="float" office:value="30176" table:style-name="ce9">
            <text:p>30,176<text:s/></text:p>
          </table:table-cell>
          <table:table-cell office:value-type="float" office:value="19631" table:style-name="ce9">
            <text:p>19,631<text:s/></text:p>
          </table:table-cell>
          <table:table-cell office:value-type="float" office:value="8591" table:style-name="ce9">
            <text:p>8,591<text:s/></text:p>
          </table:table-cell>
          <table:table-cell office:value-type="float" office:value="16660" table:style-name="ce9">
            <text:p>16,660<text:s/></text:p>
          </table:table-cell>
          <table:table-cell office:value-type="float" office:value="40907" table:style-name="ce9">
            <text:p>40,907<text:s/></text:p>
          </table:table-cell>
          <table:table-cell office:value-type="float" office:value="21421" table:style-name="ce9">
            <text:p>21,421<text:s/></text:p>
          </table:table-cell>
          <table:table-cell office:value-type="float" office:value="26170" table:style-name="ce9">
            <text:p>26,170<text:s/></text:p>
          </table:table-cell>
          <table:table-cell office:value-type="float" office:value="26693" table:style-name="ce9">
            <text:p>26,693<text:s/></text:p>
          </table:table-cell>
          <table:table-cell office:value-type="float" office:value="12159" table:style-name="ce9">
            <text:p>12,159<text:s/></text:p>
          </table:table-cell>
          <table:table-cell office:value-type="float" office:value="10816" table:style-name="ce9">
            <text:p>10,816<text:s/></text:p>
          </table:table-cell>
          <table:table-cell office:value-type="float" office:value="6498" table:style-name="ce9">
            <text:p>6,498<text:s/></text:p>
          </table:table-cell>
          <table:table-cell office:value-type="float" office:value="5186" table:style-name="ce9">
            <text:p>5,186<text:s/></text:p>
          </table:table-cell>
          <table:table-cell office:value-type="float" office:value="8822" table:style-name="ce9">
            <text:p>8,822<text:s/></text:p>
          </table:table-cell>
          <table:table-cell office:value-type="float" office:value="10369" table:style-name="ce9">
            <text:p>10,369<text:s/></text:p>
          </table:table-cell>
          <table:table-cell office:value-type="float" office:value="9891" table:style-name="ce9">
            <text:p>9,891<text:s/></text:p>
          </table:table-cell>
          <table:table-cell office:value-type="float" office:value="13632" table:style-name="ce9">
            <text:p>13,632<text:s/></text:p>
          </table:table-cell>
          <table:table-cell office:value-type="float" office:value="18099" table:style-name="ce9">
            <text:p>18,099<text:s/></text:p>
          </table:table-cell>
          <table:table-cell office:value-type="float" office:value="28784" table:style-name="ce9">
            <text:p>28,784<text:s/></text:p>
          </table:table-cell>
          <table:table-cell office:value-type="float" office:value="25459" table:style-name="ce9">
            <text:p>25,459<text:s/></text:p>
          </table:table-cell>
          <table:table-cell office:value-type="float" office:value="15535" table:style-name="ce9">
            <text:p>15,535<text:s/></text:p>
          </table:table-cell>
          <table:table-cell office:value-type="float" office:value="12102" table:style-name="ce9">
            <text:p>12,102<text:s/></text:p>
          </table:table-cell>
          <table:table-cell office:value-type="float" office:value="12192" table:style-name="ce9">
            <text:p>12,192<text:s/></text:p>
          </table:table-cell>
          <table:table-cell office:value-type="float" office:value="13012" table:style-name="ce9">
            <text:p>13,012<text:s/></text:p>
          </table:table-cell>
          <table:table-cell office:value-type="float" office:value="11905" table:style-name="ce9">
            <text:p>11,905<text:s/></text:p>
          </table:table-cell>
          <table:table-cell office:value-type="float" office:value="11900" table:style-name="ce9">
            <text:p>11,900<text:s/></text:p>
          </table:table-cell>
          <table:table-cell office:value-type="float" office:value="9603" table:style-name="ce9">
            <text:p>9,603<text:s/></text:p>
          </table:table-cell>
          <table:table-cell office:value-type="float" office:value="1976" table:style-name="ce9">
            <text:p>1,976<text:s/></text:p>
          </table:table-cell>
          <table:table-cell office:value-type="float" office:value="1145" table:style-name="ce9">
            <text:p>1,145<text:s/></text:p>
          </table:table-cell>
          <table:table-cell office:value-type="float" office:value="1620" table:style-name="ce9">
            <text:p>1,620<text:s/></text:p>
          </table:table-cell>
          <table:table-cell office:value-type="float" office:value="2459" table:style-name="ce9">
            <text:p>2,459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270" table:style-name="ce9">
            <text:p>1,270<text:s/></text:p>
          </table:table-cell>
          <table:table-cell office:value-type="float" office:value="331" table:style-name="ce9">
            <text:p>331<text:s/></text:p>
          </table:table-cell>
          <table:table-cell office:value-type="float" office:value="1079" table:style-name="ce9">
            <text:p>1,079<text:s/></text:p>
          </table:table-cell>
          <table:table-cell office:value-type="float" office:value="1057" table:style-name="ce9">
            <text:p>1,057<text:s/></text:p>
          </table:table-cell>
          <table:table-cell table:number-columns-repeated="16264"/>
        </table:table-row>
        <table:table-row table:style-name="ro2">
          <table:table-cell office:value-type="date" office:date-value="2024-05-24T00:00:00" table:style-name="ce11">
            <text:p>2024/5/24</text:p>
          </table:table-cell>
          <table:table-cell office:value-type="float" office:value="5929" table:style-name="ce9">
            <text:p>5,929<text:s/></text:p>
          </table:table-cell>
          <table:table-cell office:value-type="float" office:value="15069" table:style-name="ce9">
            <text:p>15,069<text:s/></text:p>
          </table:table-cell>
          <table:table-cell office:value-type="float" office:value="46045" table:style-name="ce9">
            <text:p>46,045<text:s/></text:p>
          </table:table-cell>
          <table:table-cell office:value-type="float" office:value="49696" table:style-name="ce9">
            <text:p>49,696<text:s/></text:p>
          </table:table-cell>
          <table:table-cell office:value-type="float" office:value="28174" table:style-name="ce9">
            <text:p>28,174<text:s/></text:p>
          </table:table-cell>
          <table:table-cell office:value-type="float" office:value="17418" table:style-name="ce9">
            <text:p>17,418<text:s/></text:p>
          </table:table-cell>
          <table:table-cell office:value-type="float" office:value="12460" table:style-name="ce9">
            <text:p>12,460<text:s/></text:p>
          </table:table-cell>
          <table:table-cell office:value-type="float" office:value="4819" table:style-name="ce9">
            <text:p>4,819<text:s/></text:p>
          </table:table-cell>
          <table:table-cell office:value-type="float" office:value="3959" table:style-name="ce9">
            <text:p>3,959<text:s/></text:p>
          </table:table-cell>
          <table:table-cell office:value-type="float" office:value="13951" table:style-name="ce9">
            <text:p>13,951<text:s/></text:p>
          </table:table-cell>
          <table:table-cell office:value-type="float" office:value="2895" table:style-name="ce9">
            <text:p>2,895<text:s/></text:p>
          </table:table-cell>
          <table:table-cell office:value-type="float" office:value="4633" table:style-name="ce9">
            <text:p>4,633<text:s/></text:p>
          </table:table-cell>
          <table:table-cell office:value-type="float" office:value="6681" table:style-name="ce9">
            <text:p>6,681<text:s/></text:p>
          </table:table-cell>
          <table:table-cell office:value-type="float" office:value="10660" table:style-name="ce9">
            <text:p>10,660<text:s/></text:p>
          </table:table-cell>
          <table:table-cell office:value-type="float" office:value="12582" table:style-name="ce9">
            <text:p>12,582<text:s/></text:p>
          </table:table-cell>
          <table:table-cell office:value-type="float" office:value="16935" table:style-name="ce9">
            <text:p>16,935<text:s/></text:p>
          </table:table-cell>
          <table:table-cell office:value-type="float" office:value="20014" table:style-name="ce9">
            <text:p>20,014<text:s/></text:p>
          </table:table-cell>
          <table:table-cell office:value-type="float" office:value="6741" table:style-name="ce9">
            <text:p>6,741<text:s/></text:p>
          </table:table-cell>
          <table:table-cell office:value-type="float" office:value="10990" table:style-name="ce9">
            <text:p>10,990<text:s/></text:p>
          </table:table-cell>
          <table:table-cell office:value-type="float" office:value="3595" table:style-name="ce9">
            <text:p>3,595<text:s/></text:p>
          </table:table-cell>
          <table:table-cell office:value-type="float" office:value="10235" table:style-name="ce9">
            <text:p>10,235<text:s/></text:p>
          </table:table-cell>
          <table:table-cell office:value-type="float" office:value="9577" table:style-name="ce9">
            <text:p>9,577<text:s/></text:p>
          </table:table-cell>
          <table:table-cell office:value-type="float" office:value="7543" table:style-name="ce9">
            <text:p>7,543<text:s/></text:p>
          </table:table-cell>
          <table:table-cell office:value-type="float" office:value="44746" table:style-name="ce9">
            <text:p>44,746<text:s/></text:p>
          </table:table-cell>
          <table:table-cell office:value-type="float" office:value="3460" table:style-name="ce9">
            <text:p>3,460<text:s/></text:p>
          </table:table-cell>
          <table:table-cell office:value-type="float" office:value="13661" table:style-name="ce9">
            <text:p>13,661<text:s/></text:p>
          </table:table-cell>
          <table:table-cell office:value-type="float" office:value="13843" table:style-name="ce9">
            <text:p>13,843<text:s/></text:p>
          </table:table-cell>
          <table:table-cell office:value-type="float" office:value="17248" table:style-name="ce9">
            <text:p>17,248<text:s/></text:p>
          </table:table-cell>
          <table:table-cell office:value-type="float" office:value="25312" table:style-name="ce9">
            <text:p>25,312<text:s/></text:p>
          </table:table-cell>
          <table:table-cell office:value-type="float" office:value="18049" table:style-name="ce9">
            <text:p>18,049<text:s/></text:p>
          </table:table-cell>
          <table:table-cell office:value-type="float" office:value="11217" table:style-name="ce9">
            <text:p>11,217<text:s/></text:p>
          </table:table-cell>
          <table:table-cell office:value-type="float" office:value="33805" table:style-name="ce9">
            <text:p>33,805<text:s/></text:p>
          </table:table-cell>
          <table:table-cell office:value-type="float" office:value="18635" table:style-name="ce9">
            <text:p>18,635<text:s/></text:p>
          </table:table-cell>
          <table:table-cell office:value-type="float" office:value="35736" table:style-name="ce9">
            <text:p>35,736<text:s/></text:p>
          </table:table-cell>
          <table:table-cell office:value-type="float" office:value="33282" table:style-name="ce9">
            <text:p>33,282<text:s/></text:p>
          </table:table-cell>
          <table:table-cell office:value-type="float" office:value="12038" table:style-name="ce9">
            <text:p>12,038<text:s/></text:p>
          </table:table-cell>
          <table:table-cell office:value-type="float" office:value="37774" table:style-name="ce9">
            <text:p>37,774<text:s/></text:p>
          </table:table-cell>
          <table:table-cell office:value-type="float" office:value="27198" table:style-name="ce9">
            <text:p>27,198<text:s/></text:p>
          </table:table-cell>
          <table:table-cell office:value-type="float" office:value="26473" table:style-name="ce9">
            <text:p>26,473<text:s/></text:p>
          </table:table-cell>
          <table:table-cell office:value-type="float" office:value="22458" table:style-name="ce9">
            <text:p>22,458<text:s/></text:p>
          </table:table-cell>
          <table:table-cell office:value-type="float" office:value="39959" table:style-name="ce9">
            <text:p>39,959<text:s/></text:p>
          </table:table-cell>
          <table:table-cell office:value-type="float" office:value="183418" table:style-name="ce9">
            <text:p>183,418<text:s/></text:p>
          </table:table-cell>
          <table:table-cell office:value-type="float" office:value="52956" table:style-name="ce9">
            <text:p>52,956<text:s/></text:p>
          </table:table-cell>
          <table:table-cell office:value-type="float" office:value="23767" table:style-name="ce9">
            <text:p>23,767<text:s/></text:p>
          </table:table-cell>
          <table:table-cell office:value-type="float" office:value="26400" table:style-name="ce9">
            <text:p>26,400<text:s/></text:p>
          </table:table-cell>
          <table:table-cell office:value-type="float" office:value="29730" table:style-name="ce9">
            <text:p>29,730<text:s/></text:p>
          </table:table-cell>
          <table:table-cell office:value-type="float" office:value="30268" table:style-name="ce9">
            <text:p>30,268<text:s/></text:p>
          </table:table-cell>
          <table:table-cell office:value-type="float" office:value="31260" table:style-name="ce9">
            <text:p>31,260<text:s/></text:p>
          </table:table-cell>
          <table:table-cell office:value-type="float" office:value="25767" table:style-name="ce9">
            <text:p>25,767<text:s/></text:p>
          </table:table-cell>
          <table:table-cell office:value-type="float" office:value="14532" table:style-name="ce9">
            <text:p>14,532<text:s/></text:p>
          </table:table-cell>
          <table:table-cell office:value-type="float" office:value="32817" table:style-name="ce9">
            <text:p>32,817<text:s/></text:p>
          </table:table-cell>
          <table:table-cell office:value-type="float" office:value="8084" table:style-name="ce9">
            <text:p>8,084<text:s/></text:p>
          </table:table-cell>
          <table:table-cell office:value-type="float" office:value="9718" table:style-name="ce9">
            <text:p>9,718<text:s/></text:p>
          </table:table-cell>
          <table:table-cell office:value-type="float" office:value="20282" table:style-name="ce9">
            <text:p>20,282<text:s/></text:p>
          </table:table-cell>
          <table:table-cell office:value-type="float" office:value="5966" table:style-name="ce9">
            <text:p>5,966<text:s/></text:p>
          </table:table-cell>
          <table:table-cell office:value-type="float" office:value="4263" table:style-name="ce9">
            <text:p>4,263<text:s/></text:p>
          </table:table-cell>
          <table:table-cell office:value-type="float" office:value="3716" table:style-name="ce9">
            <text:p>3,716<text:s/></text:p>
          </table:table-cell>
          <table:table-cell office:value-type="float" office:value="15118" table:style-name="ce9">
            <text:p>15,118<text:s/></text:p>
          </table:table-cell>
          <table:table-cell office:value-type="float" office:value="10046" table:style-name="ce9">
            <text:p>10,046<text:s/></text:p>
          </table:table-cell>
          <table:table-cell office:value-type="float" office:value="14309" table:style-name="ce9">
            <text:p>14,309<text:s/></text:p>
          </table:table-cell>
          <table:table-cell office:value-type="float" office:value="37535" table:style-name="ce9">
            <text:p>37,535<text:s/></text:p>
          </table:table-cell>
          <table:table-cell office:value-type="float" office:value="10716" table:style-name="ce9">
            <text:p>10,716<text:s/></text:p>
          </table:table-cell>
          <table:table-cell office:value-type="float" office:value="14941" table:style-name="ce9">
            <text:p>14,941<text:s/></text:p>
          </table:table-cell>
          <table:table-cell office:value-type="float" office:value="9214" table:style-name="ce9">
            <text:p>9,214<text:s/></text:p>
          </table:table-cell>
          <table:table-cell office:value-type="float" office:value="24705" table:style-name="ce9">
            <text:p>24,705<text:s/></text:p>
          </table:table-cell>
          <table:table-cell office:value-type="float" office:value="28377" table:style-name="ce9">
            <text:p>28,377<text:s/></text:p>
          </table:table-cell>
          <table:table-cell office:value-type="float" office:value="32627" table:style-name="ce9">
            <text:p>32,627<text:s/></text:p>
          </table:table-cell>
          <table:table-cell office:value-type="float" office:value="45614" table:style-name="ce9">
            <text:p>45,614<text:s/></text:p>
          </table:table-cell>
          <table:table-cell office:value-type="float" office:value="45207" table:style-name="ce9">
            <text:p>45,207<text:s/></text:p>
          </table:table-cell>
          <table:table-cell office:value-type="float" office:value="30027" table:style-name="ce9">
            <text:p>30,027<text:s/></text:p>
          </table:table-cell>
          <table:table-cell office:value-type="float" office:value="29603" table:style-name="ce9">
            <text:p>29,603<text:s/></text:p>
          </table:table-cell>
          <table:table-cell office:value-type="float" office:value="73858" table:style-name="ce9">
            <text:p>73,858<text:s/></text:p>
          </table:table-cell>
          <table:table-cell office:value-type="float" office:value="38997" table:style-name="ce9">
            <text:p>38,997<text:s/></text:p>
          </table:table-cell>
          <table:table-cell office:value-type="float" office:value="38840" table:style-name="ce9">
            <text:p>38,840<text:s/></text:p>
          </table:table-cell>
          <table:table-cell office:value-type="float" office:value="38415" table:style-name="ce9">
            <text:p>38,415<text:s/></text:p>
          </table:table-cell>
          <table:table-cell office:value-type="float" office:value="28946" table:style-name="ce9">
            <text:p>28,946<text:s/></text:p>
          </table:table-cell>
          <table:table-cell office:value-type="float" office:value="66357" table:style-name="ce9">
            <text:p>66,357<text:s/></text:p>
          </table:table-cell>
          <table:table-cell office:value-type="float" office:value="23524" table:style-name="ce9">
            <text:p>23,524<text:s/></text:p>
          </table:table-cell>
          <table:table-cell office:value-type="float" office:value="18523" table:style-name="ce9">
            <text:p>18,523<text:s/></text:p>
          </table:table-cell>
          <table:table-cell office:value-type="float" office:value="16687" table:style-name="ce9">
            <text:p>16,687<text:s/></text:p>
          </table:table-cell>
          <table:table-cell office:value-type="float" office:value="27687" table:style-name="ce9">
            <text:p>27,687<text:s/></text:p>
          </table:table-cell>
          <table:table-cell office:value-type="float" office:value="14907" table:style-name="ce9">
            <text:p>14,907<text:s/></text:p>
          </table:table-cell>
          <table:table-cell office:value-type="float" office:value="33437" table:style-name="ce9">
            <text:p>33,437<text:s/></text:p>
          </table:table-cell>
          <table:table-cell office:value-type="float" office:value="21632" table:style-name="ce9">
            <text:p>21,632<text:s/></text:p>
          </table:table-cell>
          <table:table-cell office:value-type="float" office:value="9416" table:style-name="ce9">
            <text:p>9,416<text:s/></text:p>
          </table:table-cell>
          <table:table-cell office:value-type="float" office:value="18161" table:style-name="ce9">
            <text:p>18,161<text:s/></text:p>
          </table:table-cell>
          <table:table-cell office:value-type="float" office:value="42505" table:style-name="ce9">
            <text:p>42,505<text:s/></text:p>
          </table:table-cell>
          <table:table-cell office:value-type="float" office:value="22773" table:style-name="ce9">
            <text:p>22,773<text:s/></text:p>
          </table:table-cell>
          <table:table-cell office:value-type="float" office:value="27213" table:style-name="ce9">
            <text:p>27,213<text:s/></text:p>
          </table:table-cell>
          <table:table-cell office:value-type="float" office:value="28784" table:style-name="ce9">
            <text:p>28,784<text:s/></text:p>
          </table:table-cell>
          <table:table-cell office:value-type="float" office:value="12602" table:style-name="ce9">
            <text:p>12,602<text:s/></text:p>
          </table:table-cell>
          <table:table-cell office:value-type="float" office:value="11376" table:style-name="ce9">
            <text:p>11,376<text:s/></text:p>
          </table:table-cell>
          <table:table-cell office:value-type="float" office:value="6713" table:style-name="ce9">
            <text:p>6,713<text:s/></text:p>
          </table:table-cell>
          <table:table-cell office:value-type="float" office:value="5443" table:style-name="ce9">
            <text:p>5,443<text:s/></text:p>
          </table:table-cell>
          <table:table-cell office:value-type="float" office:value="9433" table:style-name="ce9">
            <text:p>9,433<text:s/></text:p>
          </table:table-cell>
          <table:table-cell office:value-type="float" office:value="11154" table:style-name="ce9">
            <text:p>11,154<text:s/></text:p>
          </table:table-cell>
          <table:table-cell office:value-type="float" office:value="11154" table:style-name="ce9">
            <text:p>11,154<text:s/></text:p>
          </table:table-cell>
          <table:table-cell office:value-type="float" office:value="15644" table:style-name="ce9">
            <text:p>15,644<text:s/></text:p>
          </table:table-cell>
          <table:table-cell office:value-type="float" office:value="19211" table:style-name="ce9">
            <text:p>19,211<text:s/></text:p>
          </table:table-cell>
          <table:table-cell office:value-type="float" office:value="30357" table:style-name="ce9">
            <text:p>30,357<text:s/></text:p>
          </table:table-cell>
          <table:table-cell office:value-type="float" office:value="28087" table:style-name="ce9">
            <text:p>28,087<text:s/></text:p>
          </table:table-cell>
          <table:table-cell office:value-type="float" office:value="16605" table:style-name="ce9">
            <text:p>16,605<text:s/></text:p>
          </table:table-cell>
          <table:table-cell office:value-type="float" office:value="13104" table:style-name="ce9">
            <text:p>13,104<text:s/></text:p>
          </table:table-cell>
          <table:table-cell office:value-type="float" office:value="13339" table:style-name="ce9">
            <text:p>13,339<text:s/></text:p>
          </table:table-cell>
          <table:table-cell office:value-type="float" office:value="14270" table:style-name="ce9">
            <text:p>14,270<text:s/></text:p>
          </table:table-cell>
          <table:table-cell office:value-type="float" office:value="12907" table:style-name="ce9">
            <text:p>12,907<text:s/></text:p>
          </table:table-cell>
          <table:table-cell office:value-type="float" office:value="12816" table:style-name="ce9">
            <text:p>12,816<text:s/></text:p>
          </table:table-cell>
          <table:table-cell office:value-type="float" office:value="10365" table:style-name="ce9">
            <text:p>10,365<text:s/></text:p>
          </table:table-cell>
          <table:table-cell office:value-type="float" office:value="1924" table:style-name="ce9">
            <text:p>1,924<text:s/></text:p>
          </table:table-cell>
          <table:table-cell office:value-type="float" office:value="1333" table:style-name="ce9">
            <text:p>1,333<text:s/></text:p>
          </table:table-cell>
          <table:table-cell office:value-type="float" office:value="1895" table:style-name="ce9">
            <text:p>1,895<text:s/></text:p>
          </table:table-cell>
          <table:table-cell office:value-type="float" office:value="2758" table:style-name="ce9">
            <text:p>2,758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456" table:style-name="ce9">
            <text:p>1,456<text:s/></text:p>
          </table:table-cell>
          <table:table-cell office:value-type="float" office:value="328" table:style-name="ce9">
            <text:p>328<text:s/></text:p>
          </table:table-cell>
          <table:table-cell office:value-type="float" office:value="1271" table:style-name="ce9">
            <text:p>1,271<text:s/></text:p>
          </table:table-cell>
          <table:table-cell office:value-type="float" office:value="1086" table:style-name="ce9">
            <text:p>1,086<text:s/></text:p>
          </table:table-cell>
          <table:table-cell table:number-columns-repeated="16264"/>
        </table:table-row>
        <table:table-row table:style-name="ro2">
          <table:table-cell office:value-type="date" office:date-value="2024-05-25T00:00:00" table:style-name="ce11">
            <text:p>2024/5/25</text:p>
          </table:table-cell>
          <table:table-cell office:value-type="float" office:value="4888" table:style-name="ce9">
            <text:p>4,888<text:s/></text:p>
          </table:table-cell>
          <table:table-cell office:value-type="float" office:value="9745" table:style-name="ce9">
            <text:p>9,745<text:s/></text:p>
          </table:table-cell>
          <table:table-cell office:value-type="float" office:value="27933" table:style-name="ce9">
            <text:p>27,933<text:s/></text:p>
          </table:table-cell>
          <table:table-cell office:value-type="float" office:value="48188" table:style-name="ce9">
            <text:p>48,188<text:s/></text:p>
          </table:table-cell>
          <table:table-cell office:value-type="float" office:value="16832" table:style-name="ce9">
            <text:p>16,832<text:s/></text:p>
          </table:table-cell>
          <table:table-cell office:value-type="float" office:value="13415" table:style-name="ce9">
            <text:p>13,415<text:s/></text:p>
          </table:table-cell>
          <table:table-cell office:value-type="float" office:value="8580" table:style-name="ce9">
            <text:p>8,580<text:s/></text:p>
          </table:table-cell>
          <table:table-cell office:value-type="float" office:value="3907" table:style-name="ce9">
            <text:p>3,907<text:s/></text:p>
          </table:table-cell>
          <table:table-cell office:value-type="float" office:value="2963" table:style-name="ce9">
            <text:p>2,963<text:s/></text:p>
          </table:table-cell>
          <table:table-cell office:value-type="float" office:value="8307" table:style-name="ce9">
            <text:p>8,307<text:s/></text:p>
          </table:table-cell>
          <table:table-cell office:value-type="float" office:value="2018" table:style-name="ce9">
            <text:p>2,018<text:s/></text:p>
          </table:table-cell>
          <table:table-cell office:value-type="float" office:value="3563" table:style-name="ce9">
            <text:p>3,563<text:s/></text:p>
          </table:table-cell>
          <table:table-cell office:value-type="float" office:value="8125" table:style-name="ce9">
            <text:p>8,125<text:s/></text:p>
          </table:table-cell>
          <table:table-cell office:value-type="float" office:value="7128" table:style-name="ce9">
            <text:p>7,128<text:s/></text:p>
          </table:table-cell>
          <table:table-cell office:value-type="float" office:value="10656" table:style-name="ce9">
            <text:p>10,656<text:s/></text:p>
          </table:table-cell>
          <table:table-cell office:value-type="float" office:value="5255" table:style-name="ce9">
            <text:p>5,255<text:s/></text:p>
          </table:table-cell>
          <table:table-cell office:value-type="float" office:value="7509" table:style-name="ce9">
            <text:p>7,509<text:s/></text:p>
          </table:table-cell>
          <table:table-cell office:value-type="float" office:value="4478" table:style-name="ce9">
            <text:p>4,478<text:s/></text:p>
          </table:table-cell>
          <table:table-cell office:value-type="float" office:value="9247" table:style-name="ce9">
            <text:p>9,247<text:s/></text:p>
          </table:table-cell>
          <table:table-cell office:value-type="float" office:value="4322" table:style-name="ce9">
            <text:p>4,322<text:s/></text:p>
          </table:table-cell>
          <table:table-cell office:value-type="float" office:value="6442" table:style-name="ce9">
            <text:p>6,442<text:s/></text:p>
          </table:table-cell>
          <table:table-cell office:value-type="float" office:value="6839" table:style-name="ce9">
            <text:p>6,839<text:s/></text:p>
          </table:table-cell>
          <table:table-cell office:value-type="float" office:value="2916" table:style-name="ce9">
            <text:p>2,916<text:s/></text:p>
          </table:table-cell>
          <table:table-cell office:value-type="float" office:value="34210" table:style-name="ce9">
            <text:p>34,210<text:s/></text:p>
          </table:table-cell>
          <table:table-cell office:value-type="float" office:value="3496" table:style-name="ce9">
            <text:p>3,496<text:s/></text:p>
          </table:table-cell>
          <table:table-cell office:value-type="float" office:value="14962" table:style-name="ce9">
            <text:p>14,962<text:s/></text:p>
          </table:table-cell>
          <table:table-cell office:value-type="float" office:value="10383" table:style-name="ce9">
            <text:p>10,383<text:s/></text:p>
          </table:table-cell>
          <table:table-cell office:value-type="float" office:value="13901" table:style-name="ce9">
            <text:p>13,901<text:s/></text:p>
          </table:table-cell>
          <table:table-cell office:value-type="float" office:value="18060" table:style-name="ce9">
            <text:p>18,060<text:s/></text:p>
          </table:table-cell>
          <table:table-cell office:value-type="float" office:value="14290" table:style-name="ce9">
            <text:p>14,290<text:s/></text:p>
          </table:table-cell>
          <table:table-cell office:value-type="float" office:value="9295" table:style-name="ce9">
            <text:p>9,295<text:s/></text:p>
          </table:table-cell>
          <table:table-cell office:value-type="float" office:value="33872" table:style-name="ce9">
            <text:p>33,872<text:s/></text:p>
          </table:table-cell>
          <table:table-cell office:value-type="float" office:value="15545" table:style-name="ce9">
            <text:p>15,545<text:s/></text:p>
          </table:table-cell>
          <table:table-cell office:value-type="float" office:value="28380" table:style-name="ce9">
            <text:p>28,380<text:s/></text:p>
          </table:table-cell>
          <table:table-cell office:value-type="float" office:value="24319" table:style-name="ce9">
            <text:p>24,319<text:s/></text:p>
          </table:table-cell>
          <table:table-cell office:value-type="float" office:value="5452" table:style-name="ce9">
            <text:p>5,452<text:s/></text:p>
          </table:table-cell>
          <table:table-cell office:value-type="float" office:value="29571" table:style-name="ce9">
            <text:p>29,571<text:s/></text:p>
          </table:table-cell>
          <table:table-cell office:value-type="float" office:value="20751" table:style-name="ce9">
            <text:p>20,751<text:s/></text:p>
          </table:table-cell>
          <table:table-cell office:value-type="float" office:value="19195" table:style-name="ce9">
            <text:p>19,195<text:s/></text:p>
          </table:table-cell>
          <table:table-cell office:value-type="float" office:value="17224" table:style-name="ce9">
            <text:p>17,224<text:s/></text:p>
          </table:table-cell>
          <table:table-cell office:value-type="float" office:value="11673" table:style-name="ce9">
            <text:p>11,673<text:s/></text:p>
          </table:table-cell>
          <table:table-cell office:value-type="float" office:value="164210" table:style-name="ce9">
            <text:p>164,210<text:s/></text:p>
          </table:table-cell>
          <table:table-cell office:value-type="float" office:value="58744" table:style-name="ce9">
            <text:p>58,744<text:s/></text:p>
          </table:table-cell>
          <table:table-cell office:value-type="float" office:value="19764" table:style-name="ce9">
            <text:p>19,764<text:s/></text:p>
          </table:table-cell>
          <table:table-cell office:value-type="float" office:value="18890" table:style-name="ce9">
            <text:p>18,890<text:s/></text:p>
          </table:table-cell>
          <table:table-cell office:value-type="float" office:value="38111" table:style-name="ce9">
            <text:p>38,111<text:s/></text:p>
          </table:table-cell>
          <table:table-cell office:value-type="float" office:value="28900" table:style-name="ce9">
            <text:p>28,900<text:s/></text:p>
          </table:table-cell>
          <table:table-cell office:value-type="float" office:value="26675" table:style-name="ce9">
            <text:p>26,675<text:s/></text:p>
          </table:table-cell>
          <table:table-cell office:value-type="float" office:value="19919" table:style-name="ce9">
            <text:p>19,919<text:s/></text:p>
          </table:table-cell>
          <table:table-cell office:value-type="float" office:value="9777" table:style-name="ce9">
            <text:p>9,777<text:s/></text:p>
          </table:table-cell>
          <table:table-cell office:value-type="float" office:value="23048" table:style-name="ce9">
            <text:p>23,048<text:s/></text:p>
          </table:table-cell>
          <table:table-cell office:value-type="float" office:value="6555" table:style-name="ce9">
            <text:p>6,555<text:s/></text:p>
          </table:table-cell>
          <table:table-cell office:value-type="float" office:value="6761" table:style-name="ce9">
            <text:p>6,761<text:s/></text:p>
          </table:table-cell>
          <table:table-cell office:value-type="float" office:value="17089" table:style-name="ce9">
            <text:p>17,089<text:s/></text:p>
          </table:table-cell>
          <table:table-cell office:value-type="float" office:value="5607" table:style-name="ce9">
            <text:p>5,607<text:s/></text:p>
          </table:table-cell>
          <table:table-cell office:value-type="float" office:value="3241" table:style-name="ce9">
            <text:p>3,241<text:s/></text:p>
          </table:table-cell>
          <table:table-cell office:value-type="float" office:value="1940" table:style-name="ce9">
            <text:p>1,940<text:s/></text:p>
          </table:table-cell>
          <table:table-cell office:value-type="float" office:value="10581" table:style-name="ce9">
            <text:p>10,581<text:s/></text:p>
          </table:table-cell>
          <table:table-cell office:value-type="float" office:value="8432" table:style-name="ce9">
            <text:p>8,432<text:s/></text:p>
          </table:table-cell>
          <table:table-cell office:value-type="float" office:value="10765" table:style-name="ce9">
            <text:p>10,765<text:s/></text:p>
          </table:table-cell>
          <table:table-cell office:value-type="float" office:value="36102" table:style-name="ce9">
            <text:p>36,102<text:s/></text:p>
          </table:table-cell>
          <table:table-cell office:value-type="float" office:value="6751" table:style-name="ce9">
            <text:p>6,751<text:s/></text:p>
          </table:table-cell>
          <table:table-cell office:value-type="float" office:value="11081" table:style-name="ce9">
            <text:p>11,081<text:s/></text:p>
          </table:table-cell>
          <table:table-cell office:value-type="float" office:value="6773" table:style-name="ce9">
            <text:p>6,773<text:s/></text:p>
          </table:table-cell>
          <table:table-cell office:value-type="float" office:value="18180" table:style-name="ce9">
            <text:p>18,180<text:s/></text:p>
          </table:table-cell>
          <table:table-cell office:value-type="float" office:value="17704" table:style-name="ce9">
            <text:p>17,704<text:s/></text:p>
          </table:table-cell>
          <table:table-cell office:value-type="float" office:value="29891" table:style-name="ce9">
            <text:p>29,891<text:s/></text:p>
          </table:table-cell>
          <table:table-cell office:value-type="float" office:value="39769" table:style-name="ce9">
            <text:p>39,769<text:s/></text:p>
          </table:table-cell>
          <table:table-cell office:value-type="float" office:value="33675" table:style-name="ce9">
            <text:p>33,675<text:s/></text:p>
          </table:table-cell>
          <table:table-cell office:value-type="float" office:value="23130" table:style-name="ce9">
            <text:p>23,130<text:s/></text:p>
          </table:table-cell>
          <table:table-cell office:value-type="float" office:value="28617" table:style-name="ce9">
            <text:p>28,617<text:s/></text:p>
          </table:table-cell>
          <table:table-cell office:value-type="float" office:value="79635" table:style-name="ce9">
            <text:p>79,635<text:s/></text:p>
          </table:table-cell>
          <table:table-cell office:value-type="float" office:value="17940" table:style-name="ce9">
            <text:p>17,940<text:s/></text:p>
          </table:table-cell>
          <table:table-cell office:value-type="float" office:value="35324" table:style-name="ce9">
            <text:p>35,324<text:s/></text:p>
          </table:table-cell>
          <table:table-cell office:value-type="float" office:value="32931" table:style-name="ce9">
            <text:p>32,931<text:s/></text:p>
          </table:table-cell>
          <table:table-cell office:value-type="float" office:value="27438" table:style-name="ce9">
            <text:p>27,438<text:s/></text:p>
          </table:table-cell>
          <table:table-cell office:value-type="float" office:value="55021" table:style-name="ce9">
            <text:p>55,021<text:s/></text:p>
          </table:table-cell>
          <table:table-cell office:value-type="float" office:value="16318" table:style-name="ce9">
            <text:p>16,318<text:s/></text:p>
          </table:table-cell>
          <table:table-cell office:value-type="float" office:value="15210" table:style-name="ce9">
            <text:p>15,210<text:s/></text:p>
          </table:table-cell>
          <table:table-cell office:value-type="float" office:value="11252" table:style-name="ce9">
            <text:p>11,252<text:s/></text:p>
          </table:table-cell>
          <table:table-cell office:value-type="float" office:value="23541" table:style-name="ce9">
            <text:p>23,541<text:s/></text:p>
          </table:table-cell>
          <table:table-cell office:value-type="float" office:value="10373" table:style-name="ce9">
            <text:p>10,373<text:s/></text:p>
          </table:table-cell>
          <table:table-cell office:value-type="float" office:value="28400" table:style-name="ce9">
            <text:p>28,400<text:s/></text:p>
          </table:table-cell>
          <table:table-cell office:value-type="float" office:value="14493" table:style-name="ce9">
            <text:p>14,493<text:s/></text:p>
          </table:table-cell>
          <table:table-cell office:value-type="float" office:value="11222" table:style-name="ce9">
            <text:p>11,222<text:s/></text:p>
          </table:table-cell>
          <table:table-cell office:value-type="float" office:value="14719" table:style-name="ce9">
            <text:p>14,719<text:s/></text:p>
          </table:table-cell>
          <table:table-cell office:value-type="float" office:value="21251" table:style-name="ce9">
            <text:p>21,251<text:s/></text:p>
          </table:table-cell>
          <table:table-cell office:value-type="float" office:value="18359" table:style-name="ce9">
            <text:p>18,359<text:s/></text:p>
          </table:table-cell>
          <table:table-cell office:value-type="float" office:value="15614" table:style-name="ce9">
            <text:p>15,614<text:s/></text:p>
          </table:table-cell>
          <table:table-cell office:value-type="float" office:value="22483" table:style-name="ce9">
            <text:p>22,483<text:s/></text:p>
          </table:table-cell>
          <table:table-cell office:value-type="float" office:value="7200" table:style-name="ce9">
            <text:p>7,200<text:s/></text:p>
          </table:table-cell>
          <table:table-cell office:value-type="float" office:value="8236" table:style-name="ce9">
            <text:p>8,236<text:s/></text:p>
          </table:table-cell>
          <table:table-cell office:value-type="float" office:value="4460" table:style-name="ce9">
            <text:p>4,460<text:s/></text:p>
          </table:table-cell>
          <table:table-cell office:value-type="float" office:value="2710" table:style-name="ce9">
            <text:p>2,710<text:s/></text:p>
          </table:table-cell>
          <table:table-cell office:value-type="float" office:value="8037" table:style-name="ce9">
            <text:p>8,037<text:s/></text:p>
          </table:table-cell>
          <table:table-cell office:value-type="float" office:value="8003" table:style-name="ce9">
            <text:p>8,003<text:s/></text:p>
          </table:table-cell>
          <table:table-cell office:value-type="float" office:value="9921" table:style-name="ce9">
            <text:p>9,921<text:s/></text:p>
          </table:table-cell>
          <table:table-cell office:value-type="float" office:value="12916" table:style-name="ce9">
            <text:p>12,916<text:s/></text:p>
          </table:table-cell>
          <table:table-cell office:value-type="float" office:value="14357" table:style-name="ce9">
            <text:p>14,357<text:s/></text:p>
          </table:table-cell>
          <table:table-cell office:value-type="float" office:value="19717" table:style-name="ce9">
            <text:p>19,717<text:s/></text:p>
          </table:table-cell>
          <table:table-cell office:value-type="float" office:value="24759" table:style-name="ce9">
            <text:p>24,759<text:s/></text:p>
          </table:table-cell>
          <table:table-cell office:value-type="float" office:value="12086" table:style-name="ce9">
            <text:p>12,086<text:s/></text:p>
          </table:table-cell>
          <table:table-cell office:value-type="float" office:value="9903" table:style-name="ce9">
            <text:p>9,903<text:s/></text:p>
          </table:table-cell>
          <table:table-cell office:value-type="float" office:value="10423" table:style-name="ce9">
            <text:p>10,423<text:s/></text:p>
          </table:table-cell>
          <table:table-cell office:value-type="float" office:value="10546" table:style-name="ce9">
            <text:p>10,546<text:s/></text:p>
          </table:table-cell>
          <table:table-cell office:value-type="float" office:value="10326" table:style-name="ce9">
            <text:p>10,326<text:s/></text:p>
          </table:table-cell>
          <table:table-cell office:value-type="float" office:value="8286" table:style-name="ce9">
            <text:p>8,286<text:s/></text:p>
          </table:table-cell>
          <table:table-cell office:value-type="float" office:value="7831" table:style-name="ce9">
            <text:p>7,831<text:s/></text:p>
          </table:table-cell>
          <table:table-cell office:value-type="float" office:value="1400" table:style-name="ce9">
            <text:p>1,400<text:s/></text:p>
          </table:table-cell>
          <table:table-cell office:value-type="float" office:value="1132" table:style-name="ce9">
            <text:p>1,132<text:s/></text:p>
          </table:table-cell>
          <table:table-cell office:value-type="float" office:value="1327" table:style-name="ce9">
            <text:p>1,327<text:s/></text:p>
          </table:table-cell>
          <table:table-cell office:value-type="float" office:value="1868" table:style-name="ce9">
            <text:p>1,868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177" table:style-name="ce9">
            <text:p>1,177<text:s/></text:p>
          </table:table-cell>
          <table:table-cell office:value-type="float" office:value="370" table:style-name="ce9">
            <text:p>370<text:s/></text:p>
          </table:table-cell>
          <table:table-cell office:value-type="float" office:value="933" table:style-name="ce9">
            <text:p>933<text:s/></text:p>
          </table:table-cell>
          <table:table-cell office:value-type="float" office:value="604" table:style-name="ce9">
            <text:p>604<text:s/></text:p>
          </table:table-cell>
          <table:table-cell table:number-columns-repeated="16264"/>
        </table:table-row>
        <table:table-row table:style-name="ro2">
          <table:table-cell office:value-type="date" office:date-value="2024-05-26T00:00:00" table:style-name="ce11">
            <text:p>2024/5/26</text:p>
          </table:table-cell>
          <table:table-cell office:value-type="float" office:value="4206" table:style-name="ce9">
            <text:p>4,206<text:s/></text:p>
          </table:table-cell>
          <table:table-cell office:value-type="float" office:value="7595" table:style-name="ce9">
            <text:p>7,595<text:s/></text:p>
          </table:table-cell>
          <table:table-cell office:value-type="float" office:value="20978" table:style-name="ce9">
            <text:p>20,978<text:s/></text:p>
          </table:table-cell>
          <table:table-cell office:value-type="float" office:value="37834" table:style-name="ce9">
            <text:p>37,834<text:s/></text:p>
          </table:table-cell>
          <table:table-cell office:value-type="float" office:value="12874" table:style-name="ce9">
            <text:p>12,874<text:s/></text:p>
          </table:table-cell>
          <table:table-cell office:value-type="float" office:value="10823" table:style-name="ce9">
            <text:p>10,823<text:s/></text:p>
          </table:table-cell>
          <table:table-cell office:value-type="float" office:value="6566" table:style-name="ce9">
            <text:p>6,566<text:s/></text:p>
          </table:table-cell>
          <table:table-cell office:value-type="float" office:value="3216" table:style-name="ce9">
            <text:p>3,216<text:s/></text:p>
          </table:table-cell>
          <table:table-cell office:value-type="float" office:value="2422" table:style-name="ce9">
            <text:p>2,422<text:s/></text:p>
          </table:table-cell>
          <table:table-cell office:value-type="float" office:value="5923" table:style-name="ce9">
            <text:p>5,923<text:s/></text:p>
          </table:table-cell>
          <table:table-cell office:value-type="float" office:value="1703" table:style-name="ce9">
            <text:p>1,703<text:s/></text:p>
          </table:table-cell>
          <table:table-cell office:value-type="float" office:value="2835" table:style-name="ce9">
            <text:p>2,835<text:s/></text:p>
          </table:table-cell>
          <table:table-cell office:value-type="float" office:value="6951" table:style-name="ce9">
            <text:p>6,951<text:s/></text:p>
          </table:table-cell>
          <table:table-cell office:value-type="float" office:value="5647" table:style-name="ce9">
            <text:p>5,647<text:s/></text:p>
          </table:table-cell>
          <table:table-cell office:value-type="float" office:value="9163" table:style-name="ce9">
            <text:p>9,163<text:s/></text:p>
          </table:table-cell>
          <table:table-cell office:value-type="float" office:value="4072" table:style-name="ce9">
            <text:p>4,072<text:s/></text:p>
          </table:table-cell>
          <table:table-cell office:value-type="float" office:value="5503" table:style-name="ce9">
            <text:p>5,503<text:s/></text:p>
          </table:table-cell>
          <table:table-cell office:value-type="float" office:value="3385" table:style-name="ce9">
            <text:p>3,385<text:s/></text:p>
          </table:table-cell>
          <table:table-cell office:value-type="float" office:value="7170" table:style-name="ce9">
            <text:p>7,170<text:s/></text:p>
          </table:table-cell>
          <table:table-cell office:value-type="float" office:value="3431" table:style-name="ce9">
            <text:p>3,431<text:s/></text:p>
          </table:table-cell>
          <table:table-cell office:value-type="float" office:value="4932" table:style-name="ce9">
            <text:p>4,932<text:s/></text:p>
          </table:table-cell>
          <table:table-cell office:value-type="float" office:value="5372" table:style-name="ce9">
            <text:p>5,372<text:s/></text:p>
          </table:table-cell>
          <table:table-cell office:value-type="float" office:value="2717" table:style-name="ce9">
            <text:p>2,717<text:s/></text:p>
          </table:table-cell>
          <table:table-cell office:value-type="float" office:value="28204" table:style-name="ce9">
            <text:p>28,204<text:s/></text:p>
          </table:table-cell>
          <table:table-cell office:value-type="float" office:value="3061" table:style-name="ce9">
            <text:p>3,061<text:s/></text:p>
          </table:table-cell>
          <table:table-cell office:value-type="float" office:value="11651" table:style-name="ce9">
            <text:p>11,651<text:s/></text:p>
          </table:table-cell>
          <table:table-cell office:value-type="float" office:value="8419" table:style-name="ce9">
            <text:p>8,419<text:s/></text:p>
          </table:table-cell>
          <table:table-cell office:value-type="float" office:value="10667" table:style-name="ce9">
            <text:p>10,667<text:s/></text:p>
          </table:table-cell>
          <table:table-cell office:value-type="float" office:value="14156" table:style-name="ce9">
            <text:p>14,156<text:s/></text:p>
          </table:table-cell>
          <table:table-cell office:value-type="float" office:value="11940" table:style-name="ce9">
            <text:p>11,940<text:s/></text:p>
          </table:table-cell>
          <table:table-cell office:value-type="float" office:value="7710" table:style-name="ce9">
            <text:p>7,710<text:s/></text:p>
          </table:table-cell>
          <table:table-cell office:value-type="float" office:value="23595" table:style-name="ce9">
            <text:p>23,595<text:s/></text:p>
          </table:table-cell>
          <table:table-cell office:value-type="float" office:value="11590" table:style-name="ce9">
            <text:p>11,590<text:s/></text:p>
          </table:table-cell>
          <table:table-cell office:value-type="float" office:value="19831" table:style-name="ce9">
            <text:p>19,831<text:s/></text:p>
          </table:table-cell>
          <table:table-cell office:value-type="float" office:value="21023" table:style-name="ce9">
            <text:p>21,023<text:s/></text:p>
          </table:table-cell>
          <table:table-cell office:value-type="float" office:value="4452" table:style-name="ce9">
            <text:p>4,452<text:s/></text:p>
          </table:table-cell>
          <table:table-cell office:value-type="float" office:value="23437" table:style-name="ce9">
            <text:p>23,437<text:s/></text:p>
          </table:table-cell>
          <table:table-cell office:value-type="float" office:value="16436" table:style-name="ce9">
            <text:p>16,436<text:s/></text:p>
          </table:table-cell>
          <table:table-cell office:value-type="float" office:value="15186" table:style-name="ce9">
            <text:p>15,186<text:s/></text:p>
          </table:table-cell>
          <table:table-cell office:value-type="float" office:value="13750" table:style-name="ce9">
            <text:p>13,750<text:s/></text:p>
          </table:table-cell>
          <table:table-cell office:value-type="float" office:value="8380" table:style-name="ce9">
            <text:p>8,380<text:s/></text:p>
          </table:table-cell>
          <table:table-cell office:value-type="float" office:value="152106" table:style-name="ce9">
            <text:p>152,106<text:s/></text:p>
          </table:table-cell>
          <table:table-cell office:value-type="float" office:value="46969" table:style-name="ce9">
            <text:p>46,969<text:s/></text:p>
          </table:table-cell>
          <table:table-cell office:value-type="float" office:value="13921" table:style-name="ce9">
            <text:p>13,921<text:s/></text:p>
          </table:table-cell>
          <table:table-cell office:value-type="float" office:value="16830" table:style-name="ce9">
            <text:p>16,830<text:s/></text:p>
          </table:table-cell>
          <table:table-cell office:value-type="float" office:value="25115" table:style-name="ce9">
            <text:p>25,115<text:s/></text:p>
          </table:table-cell>
          <table:table-cell office:value-type="float" office:value="22719" table:style-name="ce9">
            <text:p>22,719<text:s/></text:p>
          </table:table-cell>
          <table:table-cell office:value-type="float" office:value="21044" table:style-name="ce9">
            <text:p>21,044<text:s/></text:p>
          </table:table-cell>
          <table:table-cell office:value-type="float" office:value="16045" table:style-name="ce9">
            <text:p>16,045<text:s/></text:p>
          </table:table-cell>
          <table:table-cell office:value-type="float" office:value="7363" table:style-name="ce9">
            <text:p>7,363<text:s/></text:p>
          </table:table-cell>
          <table:table-cell office:value-type="float" office:value="18071" table:style-name="ce9">
            <text:p>18,071<text:s/></text:p>
          </table:table-cell>
          <table:table-cell office:value-type="float" office:value="5376" table:style-name="ce9">
            <text:p>5,376<text:s/></text:p>
          </table:table-cell>
          <table:table-cell office:value-type="float" office:value="5526" table:style-name="ce9">
            <text:p>5,526<text:s/></text:p>
          </table:table-cell>
          <table:table-cell office:value-type="float" office:value="13489" table:style-name="ce9">
            <text:p>13,489<text:s/></text:p>
          </table:table-cell>
          <table:table-cell office:value-type="float" office:value="4927" table:style-name="ce9">
            <text:p>4,927<text:s/></text:p>
          </table:table-cell>
          <table:table-cell office:value-type="float" office:value="2709" table:style-name="ce9">
            <text:p>2,709<text:s/></text:p>
          </table:table-cell>
          <table:table-cell office:value-type="float" office:value="1436" table:style-name="ce9">
            <text:p>1,436<text:s/></text:p>
          </table:table-cell>
          <table:table-cell office:value-type="float" office:value="8254" table:style-name="ce9">
            <text:p>8,254<text:s/></text:p>
          </table:table-cell>
          <table:table-cell office:value-type="float" office:value="7009" table:style-name="ce9">
            <text:p>7,009<text:s/></text:p>
          </table:table-cell>
          <table:table-cell office:value-type="float" office:value="9156" table:style-name="ce9">
            <text:p>9,156<text:s/></text:p>
          </table:table-cell>
          <table:table-cell office:value-type="float" office:value="33709" table:style-name="ce9">
            <text:p>33,709<text:s/></text:p>
          </table:table-cell>
          <table:table-cell office:value-type="float" office:value="5694" table:style-name="ce9">
            <text:p>5,694<text:s/></text:p>
          </table:table-cell>
          <table:table-cell office:value-type="float" office:value="10185" table:style-name="ce9">
            <text:p>10,185<text:s/></text:p>
          </table:table-cell>
          <table:table-cell office:value-type="float" office:value="5525" table:style-name="ce9">
            <text:p>5,525<text:s/></text:p>
          </table:table-cell>
          <table:table-cell office:value-type="float" office:value="14690" table:style-name="ce9">
            <text:p>14,690<text:s/></text:p>
          </table:table-cell>
          <table:table-cell office:value-type="float" office:value="13213" table:style-name="ce9">
            <text:p>13,213<text:s/></text:p>
          </table:table-cell>
          <table:table-cell office:value-type="float" office:value="24091" table:style-name="ce9">
            <text:p>24,091<text:s/></text:p>
          </table:table-cell>
          <table:table-cell office:value-type="float" office:value="35906" table:style-name="ce9">
            <text:p>35,906<text:s/></text:p>
          </table:table-cell>
          <table:table-cell office:value-type="float" office:value="26147" table:style-name="ce9">
            <text:p>26,147<text:s/></text:p>
          </table:table-cell>
          <table:table-cell office:value-type="float" office:value="18478" table:style-name="ce9">
            <text:p>18,478<text:s/></text:p>
          </table:table-cell>
          <table:table-cell office:value-type="float" office:value="24650" table:style-name="ce9">
            <text:p>24,650<text:s/></text:p>
          </table:table-cell>
          <table:table-cell office:value-type="float" office:value="67188" table:style-name="ce9">
            <text:p>67,188<text:s/></text:p>
          </table:table-cell>
          <table:table-cell office:value-type="float" office:value="13902" table:style-name="ce9">
            <text:p>13,902<text:s/></text:p>
          </table:table-cell>
          <table:table-cell office:value-type="float" office:value="28605" table:style-name="ce9">
            <text:p>28,605<text:s/></text:p>
          </table:table-cell>
          <table:table-cell office:value-type="float" office:value="23505" table:style-name="ce9">
            <text:p>23,505<text:s/></text:p>
          </table:table-cell>
          <table:table-cell office:value-type="float" office:value="22122" table:style-name="ce9">
            <text:p>22,122<text:s/></text:p>
          </table:table-cell>
          <table:table-cell office:value-type="float" office:value="45398" table:style-name="ce9">
            <text:p>45,398<text:s/></text:p>
          </table:table-cell>
          <table:table-cell office:value-type="float" office:value="13421" table:style-name="ce9">
            <text:p>13,421<text:s/></text:p>
          </table:table-cell>
          <table:table-cell office:value-type="float" office:value="11737" table:style-name="ce9">
            <text:p>11,737<text:s/></text:p>
          </table:table-cell>
          <table:table-cell office:value-type="float" office:value="7894" table:style-name="ce9">
            <text:p>7,894<text:s/></text:p>
          </table:table-cell>
          <table:table-cell office:value-type="float" office:value="21261" table:style-name="ce9">
            <text:p>21,261<text:s/></text:p>
          </table:table-cell>
          <table:table-cell office:value-type="float" office:value="8247" table:style-name="ce9">
            <text:p>8,247<text:s/></text:p>
          </table:table-cell>
          <table:table-cell office:value-type="float" office:value="23269" table:style-name="ce9">
            <text:p>23,269<text:s/></text:p>
          </table:table-cell>
          <table:table-cell office:value-type="float" office:value="10099" table:style-name="ce9">
            <text:p>10,099<text:s/></text:p>
          </table:table-cell>
          <table:table-cell office:value-type="float" office:value="9975" table:style-name="ce9">
            <text:p>9,975<text:s/></text:p>
          </table:table-cell>
          <table:table-cell office:value-type="float" office:value="12101" table:style-name="ce9">
            <text:p>12,101<text:s/></text:p>
          </table:table-cell>
          <table:table-cell office:value-type="float" office:value="15617" table:style-name="ce9">
            <text:p>15,617<text:s/></text:p>
          </table:table-cell>
          <table:table-cell office:value-type="float" office:value="10798" table:style-name="ce9">
            <text:p>10,798<text:s/></text:p>
          </table:table-cell>
          <table:table-cell office:value-type="float" office:value="11810" table:style-name="ce9">
            <text:p>11,810<text:s/></text:p>
          </table:table-cell>
          <table:table-cell office:value-type="float" office:value="17328" table:style-name="ce9">
            <text:p>17,328<text:s/></text:p>
          </table:table-cell>
          <table:table-cell office:value-type="float" office:value="5144" table:style-name="ce9">
            <text:p>5,144<text:s/></text:p>
          </table:table-cell>
          <table:table-cell office:value-type="float" office:value="6213" table:style-name="ce9">
            <text:p>6,213<text:s/></text:p>
          </table:table-cell>
          <table:table-cell office:value-type="float" office:value="3570" table:style-name="ce9">
            <text:p>3,570<text:s/></text:p>
          </table:table-cell>
          <table:table-cell office:value-type="float" office:value="2367" table:style-name="ce9">
            <text:p>2,367<text:s/></text:p>
          </table:table-cell>
          <table:table-cell office:value-type="float" office:value="7173" table:style-name="ce9">
            <text:p>7,173<text:s/></text:p>
          </table:table-cell>
          <table:table-cell office:value-type="float" office:value="6666" table:style-name="ce9">
            <text:p>6,666<text:s/></text:p>
          </table:table-cell>
          <table:table-cell office:value-type="float" office:value="7920" table:style-name="ce9">
            <text:p>7,920<text:s/></text:p>
          </table:table-cell>
          <table:table-cell office:value-type="float" office:value="10610" table:style-name="ce9">
            <text:p>10,610<text:s/></text:p>
          </table:table-cell>
          <table:table-cell office:value-type="float" office:value="11173" table:style-name="ce9">
            <text:p>11,173<text:s/></text:p>
          </table:table-cell>
          <table:table-cell office:value-type="float" office:value="15064" table:style-name="ce9">
            <text:p>15,064<text:s/></text:p>
          </table:table-cell>
          <table:table-cell office:value-type="float" office:value="19243" table:style-name="ce9">
            <text:p>19,243<text:s/></text:p>
          </table:table-cell>
          <table:table-cell office:value-type="float" office:value="10088" table:style-name="ce9">
            <text:p>10,088<text:s/></text:p>
          </table:table-cell>
          <table:table-cell office:value-type="float" office:value="8384" table:style-name="ce9">
            <text:p>8,384<text:s/></text:p>
          </table:table-cell>
          <table:table-cell office:value-type="float" office:value="8479" table:style-name="ce9">
            <text:p>8,479<text:s/></text:p>
          </table:table-cell>
          <table:table-cell office:value-type="float" office:value="9409" table:style-name="ce9">
            <text:p>9,409<text:s/></text:p>
          </table:table-cell>
          <table:table-cell office:value-type="float" office:value="8523" table:style-name="ce9">
            <text:p>8,523<text:s/></text:p>
          </table:table-cell>
          <table:table-cell office:value-type="float" office:value="6592" table:style-name="ce9">
            <text:p>6,592<text:s/></text:p>
          </table:table-cell>
          <table:table-cell office:value-type="float" office:value="6253" table:style-name="ce9">
            <text:p>6,253<text:s/></text:p>
          </table:table-cell>
          <table:table-cell office:value-type="float" office:value="1159" table:style-name="ce9">
            <text:p>1,159<text:s/></text:p>
          </table:table-cell>
          <table:table-cell office:value-type="float" office:value="911" table:style-name="ce9">
            <text:p>911<text:s/></text:p>
          </table:table-cell>
          <table:table-cell office:value-type="float" office:value="1092" table:style-name="ce9">
            <text:p>1,092<text:s/></text:p>
          </table:table-cell>
          <table:table-cell office:value-type="float" office:value="1417" table:style-name="ce9">
            <text:p>1,417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450" table:style-name="ce9">
            <text:p>1,450<text:s/></text:p>
          </table:table-cell>
          <table:table-cell office:value-type="float" office:value="299" table:style-name="ce9">
            <text:p>299<text:s/></text:p>
          </table:table-cell>
          <table:table-cell office:value-type="float" office:value="736" table:style-name="ce9">
            <text:p>736<text:s/></text:p>
          </table:table-cell>
          <table:table-cell office:value-type="float" office:value="560" table:style-name="ce9">
            <text:p>560<text:s/></text:p>
          </table:table-cell>
          <table:table-cell table:number-columns-repeated="16264"/>
        </table:table-row>
        <table:table-row table:style-name="ro2">
          <table:table-cell office:value-type="date" office:date-value="2024-05-27T00:00:00" table:style-name="ce11">
            <text:p>2024/5/27</text:p>
          </table:table-cell>
          <table:table-cell office:value-type="float" office:value="5011" table:style-name="ce9">
            <text:p>5,011<text:s/></text:p>
          </table:table-cell>
          <table:table-cell office:value-type="float" office:value="13503" table:style-name="ce9">
            <text:p>13,503<text:s/></text:p>
          </table:table-cell>
          <table:table-cell office:value-type="float" office:value="42436" table:style-name="ce9">
            <text:p>42,436<text:s/></text:p>
          </table:table-cell>
          <table:table-cell office:value-type="float" office:value="38885" table:style-name="ce9">
            <text:p>38,885<text:s/></text:p>
          </table:table-cell>
          <table:table-cell office:value-type="float" office:value="25137" table:style-name="ce9">
            <text:p>25,137<text:s/></text:p>
          </table:table-cell>
          <table:table-cell office:value-type="float" office:value="14515" table:style-name="ce9">
            <text:p>14,515<text:s/></text:p>
          </table:table-cell>
          <table:table-cell office:value-type="float" office:value="10831" table:style-name="ce9">
            <text:p>10,831<text:s/></text:p>
          </table:table-cell>
          <table:table-cell office:value-type="float" office:value="4115" table:style-name="ce9">
            <text:p>4,115<text:s/></text:p>
          </table:table-cell>
          <table:table-cell office:value-type="float" office:value="3471" table:style-name="ce9">
            <text:p>3,471<text:s/></text:p>
          </table:table-cell>
          <table:table-cell office:value-type="float" office:value="11597" table:style-name="ce9">
            <text:p>11,597<text:s/></text:p>
          </table:table-cell>
          <table:table-cell office:value-type="float" office:value="2720" table:style-name="ce9">
            <text:p>2,720<text:s/></text:p>
          </table:table-cell>
          <table:table-cell office:value-type="float" office:value="4395" table:style-name="ce9">
            <text:p>4,395<text:s/></text:p>
          </table:table-cell>
          <table:table-cell office:value-type="float" office:value="5036" table:style-name="ce9">
            <text:p>5,036<text:s/></text:p>
          </table:table-cell>
          <table:table-cell office:value-type="float" office:value="9155" table:style-name="ce9">
            <text:p>9,155<text:s/></text:p>
          </table:table-cell>
          <table:table-cell office:value-type="float" office:value="10454" table:style-name="ce9">
            <text:p>10,454<text:s/></text:p>
          </table:table-cell>
          <table:table-cell office:value-type="float" office:value="15876" table:style-name="ce9">
            <text:p>15,876<text:s/></text:p>
          </table:table-cell>
          <table:table-cell office:value-type="float" office:value="18510" table:style-name="ce9">
            <text:p>18,510<text:s/></text:p>
          </table:table-cell>
          <table:table-cell office:value-type="float" office:value="5976" table:style-name="ce9">
            <text:p>5,976<text:s/></text:p>
          </table:table-cell>
          <table:table-cell office:value-type="float" office:value="9427" table:style-name="ce9">
            <text:p>9,427<text:s/></text:p>
          </table:table-cell>
          <table:table-cell office:value-type="float" office:value="3303" table:style-name="ce9">
            <text:p>3,303<text:s/></text:p>
          </table:table-cell>
          <table:table-cell office:value-type="float" office:value="8791" table:style-name="ce9">
            <text:p>8,791<text:s/></text:p>
          </table:table-cell>
          <table:table-cell office:value-type="float" office:value="8469" table:style-name="ce9">
            <text:p>8,469<text:s/></text:p>
          </table:table-cell>
          <table:table-cell office:value-type="float" office:value="7190" table:style-name="ce9">
            <text:p>7,190<text:s/></text:p>
          </table:table-cell>
          <table:table-cell office:value-type="float" office:value="37755" table:style-name="ce9">
            <text:p>37,755<text:s/></text:p>
          </table:table-cell>
          <table:table-cell office:value-type="float" office:value="2949" table:style-name="ce9">
            <text:p>2,949<text:s/></text:p>
          </table:table-cell>
          <table:table-cell office:value-type="float" office:value="12097" table:style-name="ce9">
            <text:p>12,097<text:s/></text:p>
          </table:table-cell>
          <table:table-cell office:value-type="float" office:value="12341" table:style-name="ce9">
            <text:p>12,341<text:s/></text:p>
          </table:table-cell>
          <table:table-cell office:value-type="float" office:value="14857" table:style-name="ce9">
            <text:p>14,857<text:s/></text:p>
          </table:table-cell>
          <table:table-cell office:value-type="float" office:value="21951" table:style-name="ce9">
            <text:p>21,951<text:s/></text:p>
          </table:table-cell>
          <table:table-cell office:value-type="float" office:value="15576" table:style-name="ce9">
            <text:p>15,576<text:s/></text:p>
          </table:table-cell>
          <table:table-cell office:value-type="float" office:value="9775" table:style-name="ce9">
            <text:p>9,775<text:s/></text:p>
          </table:table-cell>
          <table:table-cell office:value-type="float" office:value="25124" table:style-name="ce9">
            <text:p>25,124<text:s/></text:p>
          </table:table-cell>
          <table:table-cell office:value-type="float" office:value="15117" table:style-name="ce9">
            <text:p>15,117<text:s/></text:p>
          </table:table-cell>
          <table:table-cell office:value-type="float" office:value="30771" table:style-name="ce9">
            <text:p>30,771<text:s/></text:p>
          </table:table-cell>
          <table:table-cell office:value-type="float" office:value="25578" table:style-name="ce9">
            <text:p>25,578<text:s/></text:p>
          </table:table-cell>
          <table:table-cell office:value-type="float" office:value="11200" table:style-name="ce9">
            <text:p>11,200<text:s/></text:p>
          </table:table-cell>
          <table:table-cell office:value-type="float" office:value="33042" table:style-name="ce9">
            <text:p>33,042<text:s/></text:p>
          </table:table-cell>
          <table:table-cell office:value-type="float" office:value="24509" table:style-name="ce9">
            <text:p>24,509<text:s/></text:p>
          </table:table-cell>
          <table:table-cell office:value-type="float" office:value="23982" table:style-name="ce9">
            <text:p>23,982<text:s/></text:p>
          </table:table-cell>
          <table:table-cell office:value-type="float" office:value="20270" table:style-name="ce9">
            <text:p>20,270<text:s/></text:p>
          </table:table-cell>
          <table:table-cell office:value-type="float" office:value="26107" table:style-name="ce9">
            <text:p>26,107<text:s/></text:p>
          </table:table-cell>
          <table:table-cell office:value-type="float" office:value="137781" table:style-name="ce9">
            <text:p>137,781<text:s/></text:p>
          </table:table-cell>
          <table:table-cell office:value-type="float" office:value="41326" table:style-name="ce9">
            <text:p>41,326<text:s/></text:p>
          </table:table-cell>
          <table:table-cell office:value-type="float" office:value="20796" table:style-name="ce9">
            <text:p>20,796<text:s/></text:p>
          </table:table-cell>
          <table:table-cell office:value-type="float" office:value="24006" table:style-name="ce9">
            <text:p>24,006<text:s/></text:p>
          </table:table-cell>
          <table:table-cell office:value-type="float" office:value="27489" table:style-name="ce9">
            <text:p>27,489<text:s/></text:p>
          </table:table-cell>
          <table:table-cell office:value-type="float" office:value="24425" table:style-name="ce9">
            <text:p>24,425<text:s/></text:p>
          </table:table-cell>
          <table:table-cell office:value-type="float" office:value="24771" table:style-name="ce9">
            <text:p>24,771<text:s/></text:p>
          </table:table-cell>
          <table:table-cell office:value-type="float" office:value="21911" table:style-name="ce9">
            <text:p>21,911<text:s/></text:p>
          </table:table-cell>
          <table:table-cell office:value-type="float" office:value="13347" table:style-name="ce9">
            <text:p>13,347<text:s/></text:p>
          </table:table-cell>
          <table:table-cell office:value-type="float" office:value="29422" table:style-name="ce9">
            <text:p>29,422<text:s/></text:p>
          </table:table-cell>
          <table:table-cell office:value-type="float" office:value="7125" table:style-name="ce9">
            <text:p>7,125<text:s/></text:p>
          </table:table-cell>
          <table:table-cell office:value-type="float" office:value="8972" table:style-name="ce9">
            <text:p>8,972<text:s/></text:p>
          </table:table-cell>
          <table:table-cell office:value-type="float" office:value="17367" table:style-name="ce9">
            <text:p>17,367<text:s/></text:p>
          </table:table-cell>
          <table:table-cell office:value-type="float" office:value="4705" table:style-name="ce9">
            <text:p>4,705<text:s/></text:p>
          </table:table-cell>
          <table:table-cell office:value-type="float" office:value="3770" table:style-name="ce9">
            <text:p>3,770<text:s/></text:p>
          </table:table-cell>
          <table:table-cell office:value-type="float" office:value="3199" table:style-name="ce9">
            <text:p>3,199<text:s/></text:p>
          </table:table-cell>
          <table:table-cell office:value-type="float" office:value="13895" table:style-name="ce9">
            <text:p>13,895<text:s/></text:p>
          </table:table-cell>
          <table:table-cell office:value-type="float" office:value="8977" table:style-name="ce9">
            <text:p>8,977<text:s/></text:p>
          </table:table-cell>
          <table:table-cell office:value-type="float" office:value="12333" table:style-name="ce9">
            <text:p>12,333<text:s/></text:p>
          </table:table-cell>
          <table:table-cell office:value-type="float" office:value="32285" table:style-name="ce9">
            <text:p>32,285<text:s/></text:p>
          </table:table-cell>
          <table:table-cell office:value-type="float" office:value="9997" table:style-name="ce9">
            <text:p>9,997<text:s/></text:p>
          </table:table-cell>
          <table:table-cell office:value-type="float" office:value="13149" table:style-name="ce9">
            <text:p>13,149<text:s/></text:p>
          </table:table-cell>
          <table:table-cell office:value-type="float" office:value="8418" table:style-name="ce9">
            <text:p>8,418<text:s/></text:p>
          </table:table-cell>
          <table:table-cell office:value-type="float" office:value="22543" table:style-name="ce9">
            <text:p>22,543<text:s/></text:p>
          </table:table-cell>
          <table:table-cell office:value-type="float" office:value="26610" table:style-name="ce9">
            <text:p>26,610<text:s/></text:p>
          </table:table-cell>
          <table:table-cell office:value-type="float" office:value="28471" table:style-name="ce9">
            <text:p>28,471<text:s/></text:p>
          </table:table-cell>
          <table:table-cell office:value-type="float" office:value="38050" table:style-name="ce9">
            <text:p>38,050<text:s/></text:p>
          </table:table-cell>
          <table:table-cell office:value-type="float" office:value="39982" table:style-name="ce9">
            <text:p>39,982<text:s/></text:p>
          </table:table-cell>
          <table:table-cell office:value-type="float" office:value="26983" table:style-name="ce9">
            <text:p>26,983<text:s/></text:p>
          </table:table-cell>
          <table:table-cell office:value-type="float" office:value="25964" table:style-name="ce9">
            <text:p>25,964<text:s/></text:p>
          </table:table-cell>
          <table:table-cell office:value-type="float" office:value="59908" table:style-name="ce9">
            <text:p>59,908<text:s/></text:p>
          </table:table-cell>
          <table:table-cell office:value-type="float" office:value="22872" table:style-name="ce9">
            <text:p>22,872<text:s/></text:p>
          </table:table-cell>
          <table:table-cell office:value-type="float" office:value="32518" table:style-name="ce9">
            <text:p>32,518<text:s/></text:p>
          </table:table-cell>
          <table:table-cell office:value-type="float" office:value="30946" table:style-name="ce9">
            <text:p>30,946<text:s/></text:p>
          </table:table-cell>
          <table:table-cell office:value-type="float" office:value="19793" table:style-name="ce9">
            <text:p>19,793<text:s/></text:p>
          </table:table-cell>
          <table:table-cell office:value-type="float" office:value="54194" table:style-name="ce9">
            <text:p>54,194<text:s/></text:p>
          </table:table-cell>
          <table:table-cell office:value-type="float" office:value="19389" table:style-name="ce9">
            <text:p>19,389<text:s/></text:p>
          </table:table-cell>
          <table:table-cell office:value-type="float" office:value="16007" table:style-name="ce9">
            <text:p>16,007<text:s/></text:p>
          </table:table-cell>
          <table:table-cell office:value-type="float" office:value="14425" table:style-name="ce9">
            <text:p>14,425<text:s/></text:p>
          </table:table-cell>
          <table:table-cell office:value-type="float" office:value="22817" table:style-name="ce9">
            <text:p>22,817<text:s/></text:p>
          </table:table-cell>
          <table:table-cell office:value-type="float" office:value="14034" table:style-name="ce9">
            <text:p>14,034<text:s/></text:p>
          </table:table-cell>
          <table:table-cell office:value-type="float" office:value="29271" table:style-name="ce9">
            <text:p>29,271<text:s/></text:p>
          </table:table-cell>
          <table:table-cell office:value-type="float" office:value="18808" table:style-name="ce9">
            <text:p>18,808<text:s/></text:p>
          </table:table-cell>
          <table:table-cell office:value-type="float" office:value="8304" table:style-name="ce9">
            <text:p>8,304<text:s/></text:p>
          </table:table-cell>
          <table:table-cell office:value-type="float" office:value="15930" table:style-name="ce9">
            <text:p>15,930<text:s/></text:p>
          </table:table-cell>
          <table:table-cell office:value-type="float" office:value="38802" table:style-name="ce9">
            <text:p>38,802<text:s/></text:p>
          </table:table-cell>
          <table:table-cell office:value-type="float" office:value="20337" table:style-name="ce9">
            <text:p>20,337<text:s/></text:p>
          </table:table-cell>
          <table:table-cell office:value-type="float" office:value="24883" table:style-name="ce9">
            <text:p>24,883<text:s/></text:p>
          </table:table-cell>
          <table:table-cell office:value-type="float" office:value="26103" table:style-name="ce9">
            <text:p>26,103<text:s/></text:p>
          </table:table-cell>
          <table:table-cell office:value-type="float" office:value="11691" table:style-name="ce9">
            <text:p>11,691<text:s/></text:p>
          </table:table-cell>
          <table:table-cell office:value-type="float" office:value="10496" table:style-name="ce9">
            <text:p>10,496<text:s/></text:p>
          </table:table-cell>
          <table:table-cell office:value-type="float" office:value="6223" table:style-name="ce9">
            <text:p>6,223<text:s/></text:p>
          </table:table-cell>
          <table:table-cell office:value-type="float" office:value="5066" table:style-name="ce9">
            <text:p>5,066<text:s/></text:p>
          </table:table-cell>
          <table:table-cell office:value-type="float" office:value="8453" table:style-name="ce9">
            <text:p>8,453<text:s/></text:p>
          </table:table-cell>
          <table:table-cell office:value-type="float" office:value="9996" table:style-name="ce9">
            <text:p>9,996<text:s/></text:p>
          </table:table-cell>
          <table:table-cell office:value-type="float" office:value="9515" table:style-name="ce9">
            <text:p>9,515<text:s/></text:p>
          </table:table-cell>
          <table:table-cell office:value-type="float" office:value="13115" table:style-name="ce9">
            <text:p>13,115<text:s/></text:p>
          </table:table-cell>
          <table:table-cell office:value-type="float" office:value="17296" table:style-name="ce9">
            <text:p>17,296<text:s/></text:p>
          </table:table-cell>
          <table:table-cell office:value-type="float" office:value="27138" table:style-name="ce9">
            <text:p>27,138<text:s/></text:p>
          </table:table-cell>
          <table:table-cell office:value-type="float" office:value="23362" table:style-name="ce9">
            <text:p>23,362<text:s/></text:p>
          </table:table-cell>
          <table:table-cell office:value-type="float" office:value="15051" table:style-name="ce9">
            <text:p>15,051<text:s/></text:p>
          </table:table-cell>
          <table:table-cell office:value-type="float" office:value="11903" table:style-name="ce9">
            <text:p>11,903<text:s/></text:p>
          </table:table-cell>
          <table:table-cell office:value-type="float" office:value="11678" table:style-name="ce9">
            <text:p>11,678<text:s/></text:p>
          </table:table-cell>
          <table:table-cell office:value-type="float" office:value="12550" table:style-name="ce9">
            <text:p>12,550<text:s/></text:p>
          </table:table-cell>
          <table:table-cell office:value-type="float" office:value="11575" table:style-name="ce9">
            <text:p>11,575<text:s/></text:p>
          </table:table-cell>
          <table:table-cell office:value-type="float" office:value="11546" table:style-name="ce9">
            <text:p>11,546<text:s/></text:p>
          </table:table-cell>
          <table:table-cell office:value-type="float" office:value="9204" table:style-name="ce9">
            <text:p>9,204<text:s/></text:p>
          </table:table-cell>
          <table:table-cell office:value-type="float" office:value="1870" table:style-name="ce9">
            <text:p>1,870<text:s/></text:p>
          </table:table-cell>
          <table:table-cell office:value-type="float" office:value="1111" table:style-name="ce9">
            <text:p>1,111<text:s/></text:p>
          </table:table-cell>
          <table:table-cell office:value-type="float" office:value="1558" table:style-name="ce9">
            <text:p>1,558<text:s/></text:p>
          </table:table-cell>
          <table:table-cell office:value-type="float" office:value="2398" table:style-name="ce9">
            <text:p>2,398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449" table:style-name="ce9">
            <text:p>1,449<text:s/></text:p>
          </table:table-cell>
          <table:table-cell office:value-type="float" office:value="338" table:style-name="ce9">
            <text:p>338<text:s/></text:p>
          </table:table-cell>
          <table:table-cell office:value-type="float" office:value="1041" table:style-name="ce9">
            <text:p>1,041<text:s/></text:p>
          </table:table-cell>
          <table:table-cell office:value-type="float" office:value="1000" table:style-name="ce9">
            <text:p>1,000<text:s/></text:p>
          </table:table-cell>
          <table:table-cell table:number-columns-repeated="16264"/>
        </table:table-row>
        <table:table-row table:style-name="ro2">
          <table:table-cell office:value-type="date" office:date-value="2024-05-28T00:00:00" table:style-name="ce11">
            <text:p>2024/5/28</text:p>
          </table:table-cell>
          <table:table-cell office:value-type="float" office:value="5248" table:style-name="ce9">
            <text:p>5,248<text:s/></text:p>
          </table:table-cell>
          <table:table-cell office:value-type="float" office:value="14329" table:style-name="ce9">
            <text:p>14,329<text:s/></text:p>
          </table:table-cell>
          <table:table-cell office:value-type="float" office:value="44330" table:style-name="ce9">
            <text:p>44,330<text:s/></text:p>
          </table:table-cell>
          <table:table-cell office:value-type="float" office:value="40963" table:style-name="ce9">
            <text:p>40,963<text:s/></text:p>
          </table:table-cell>
          <table:table-cell office:value-type="float" office:value="26718" table:style-name="ce9">
            <text:p>26,718<text:s/></text:p>
          </table:table-cell>
          <table:table-cell office:value-type="float" office:value="16115" table:style-name="ce9">
            <text:p>16,115<text:s/></text:p>
          </table:table-cell>
          <table:table-cell office:value-type="float" office:value="11786" table:style-name="ce9">
            <text:p>11,786<text:s/></text:p>
          </table:table-cell>
          <table:table-cell office:value-type="float" office:value="4457" table:style-name="ce9">
            <text:p>4,457<text:s/></text:p>
          </table:table-cell>
          <table:table-cell office:value-type="float" office:value="3541" table:style-name="ce9">
            <text:p>3,541<text:s/></text:p>
          </table:table-cell>
          <table:table-cell office:value-type="float" office:value="12091" table:style-name="ce9">
            <text:p>12,091<text:s/></text:p>
          </table:table-cell>
          <table:table-cell office:value-type="float" office:value="2718" table:style-name="ce9">
            <text:p>2,718<text:s/></text:p>
          </table:table-cell>
          <table:table-cell office:value-type="float" office:value="4296" table:style-name="ce9">
            <text:p>4,296<text:s/></text:p>
          </table:table-cell>
          <table:table-cell office:value-type="float" office:value="5380" table:style-name="ce9">
            <text:p>5,380<text:s/></text:p>
          </table:table-cell>
          <table:table-cell office:value-type="float" office:value="9987" table:style-name="ce9">
            <text:p>9,987<text:s/></text:p>
          </table:table-cell>
          <table:table-cell office:value-type="float" office:value="10858" table:style-name="ce9">
            <text:p>10,858<text:s/></text:p>
          </table:table-cell>
          <table:table-cell office:value-type="float" office:value="16626" table:style-name="ce9">
            <text:p>16,626<text:s/></text:p>
          </table:table-cell>
          <table:table-cell office:value-type="float" office:value="19739" table:style-name="ce9">
            <text:p>19,739<text:s/></text:p>
          </table:table-cell>
          <table:table-cell office:value-type="float" office:value="6068" table:style-name="ce9">
            <text:p>6,068<text:s/></text:p>
          </table:table-cell>
          <table:table-cell office:value-type="float" office:value="10293" table:style-name="ce9">
            <text:p>10,293<text:s/></text:p>
          </table:table-cell>
          <table:table-cell office:value-type="float" office:value="3316" table:style-name="ce9">
            <text:p>3,316<text:s/></text:p>
          </table:table-cell>
          <table:table-cell office:value-type="float" office:value="9226" table:style-name="ce9">
            <text:p>9,226<text:s/></text:p>
          </table:table-cell>
          <table:table-cell office:value-type="float" office:value="8809" table:style-name="ce9">
            <text:p>8,809<text:s/></text:p>
          </table:table-cell>
          <table:table-cell office:value-type="float" office:value="7525" table:style-name="ce9">
            <text:p>7,525<text:s/></text:p>
          </table:table-cell>
          <table:table-cell office:value-type="float" office:value="30483" table:style-name="ce9">
            <text:p>30,483<text:s/></text:p>
          </table:table-cell>
          <table:table-cell office:value-type="float" office:value="3156" table:style-name="ce9">
            <text:p>3,156<text:s/></text:p>
          </table:table-cell>
          <table:table-cell office:value-type="float" office:value="12167" table:style-name="ce9">
            <text:p>12,167<text:s/></text:p>
          </table:table-cell>
          <table:table-cell office:value-type="float" office:value="12708" table:style-name="ce9">
            <text:p>12,708<text:s/></text:p>
          </table:table-cell>
          <table:table-cell office:value-type="float" office:value="15556" table:style-name="ce9">
            <text:p>15,556<text:s/></text:p>
          </table:table-cell>
          <table:table-cell office:value-type="float" office:value="23138" table:style-name="ce9">
            <text:p>23,138<text:s/></text:p>
          </table:table-cell>
          <table:table-cell office:value-type="float" office:value="16555" table:style-name="ce9">
            <text:p>16,555<text:s/></text:p>
          </table:table-cell>
          <table:table-cell office:value-type="float" office:value="10046" table:style-name="ce9">
            <text:p>10,046<text:s/></text:p>
          </table:table-cell>
          <table:table-cell office:value-type="float" office:value="26986" table:style-name="ce9">
            <text:p>26,986<text:s/></text:p>
          </table:table-cell>
          <table:table-cell office:value-type="float" office:value="16369" table:style-name="ce9">
            <text:p>16,369<text:s/></text:p>
          </table:table-cell>
          <table:table-cell office:value-type="float" office:value="32953" table:style-name="ce9">
            <text:p>32,953<text:s/></text:p>
          </table:table-cell>
          <table:table-cell office:value-type="float" office:value="29741" table:style-name="ce9">
            <text:p>29,741<text:s/></text:p>
          </table:table-cell>
          <table:table-cell office:value-type="float" office:value="11768" table:style-name="ce9">
            <text:p>11,768<text:s/></text:p>
          </table:table-cell>
          <table:table-cell office:value-type="float" office:value="35405" table:style-name="ce9">
            <text:p>35,405<text:s/></text:p>
          </table:table-cell>
          <table:table-cell office:value-type="float" office:value="25282" table:style-name="ce9">
            <text:p>25,282<text:s/></text:p>
          </table:table-cell>
          <table:table-cell office:value-type="float" office:value="25309" table:style-name="ce9">
            <text:p>25,309<text:s/></text:p>
          </table:table-cell>
          <table:table-cell office:value-type="float" office:value="21225" table:style-name="ce9">
            <text:p>21,225<text:s/></text:p>
          </table:table-cell>
          <table:table-cell office:value-type="float" office:value="33789" table:style-name="ce9">
            <text:p>33,789<text:s/></text:p>
          </table:table-cell>
          <table:table-cell office:value-type="float" office:value="138323" table:style-name="ce9">
            <text:p>138,323<text:s/></text:p>
          </table:table-cell>
          <table:table-cell office:value-type="float" office:value="42078" table:style-name="ce9">
            <text:p>42,078<text:s/></text:p>
          </table:table-cell>
          <table:table-cell office:value-type="float" office:value="21339" table:style-name="ce9">
            <text:p>21,339<text:s/></text:p>
          </table:table-cell>
          <table:table-cell office:value-type="float" office:value="24976" table:style-name="ce9">
            <text:p>24,976<text:s/></text:p>
          </table:table-cell>
          <table:table-cell office:value-type="float" office:value="27793" table:style-name="ce9">
            <text:p>27,793<text:s/></text:p>
          </table:table-cell>
          <table:table-cell office:value-type="float" office:value="25976" table:style-name="ce9">
            <text:p>25,976<text:s/></text:p>
          </table:table-cell>
          <table:table-cell office:value-type="float" office:value="26904" table:style-name="ce9">
            <text:p>26,904<text:s/></text:p>
          </table:table-cell>
          <table:table-cell office:value-type="float" office:value="23211" table:style-name="ce9">
            <text:p>23,211<text:s/></text:p>
          </table:table-cell>
          <table:table-cell office:value-type="float" office:value="13428" table:style-name="ce9">
            <text:p>13,428<text:s/></text:p>
          </table:table-cell>
          <table:table-cell office:value-type="float" office:value="29617" table:style-name="ce9">
            <text:p>29,617<text:s/></text:p>
          </table:table-cell>
          <table:table-cell office:value-type="float" office:value="7415" table:style-name="ce9">
            <text:p>7,415<text:s/></text:p>
          </table:table-cell>
          <table:table-cell office:value-type="float" office:value="9515" table:style-name="ce9">
            <text:p>9,515<text:s/></text:p>
          </table:table-cell>
          <table:table-cell office:value-type="float" office:value="17636" table:style-name="ce9">
            <text:p>17,636<text:s/></text:p>
          </table:table-cell>
          <table:table-cell office:value-type="float" office:value="5247" table:style-name="ce9">
            <text:p>5,247<text:s/></text:p>
          </table:table-cell>
          <table:table-cell office:value-type="float" office:value="4059" table:style-name="ce9">
            <text:p>4,059<text:s/></text:p>
          </table:table-cell>
          <table:table-cell office:value-type="float" office:value="3424" table:style-name="ce9">
            <text:p>3,424<text:s/></text:p>
          </table:table-cell>
          <table:table-cell office:value-type="float" office:value="13973" table:style-name="ce9">
            <text:p>13,973<text:s/></text:p>
          </table:table-cell>
          <table:table-cell office:value-type="float" office:value="9169" table:style-name="ce9">
            <text:p>9,169<text:s/></text:p>
          </table:table-cell>
          <table:table-cell office:value-type="float" office:value="12557" table:style-name="ce9">
            <text:p>12,557<text:s/></text:p>
          </table:table-cell>
          <table:table-cell office:value-type="float" office:value="31247" table:style-name="ce9">
            <text:p>31,247<text:s/></text:p>
          </table:table-cell>
          <table:table-cell office:value-type="float" office:value="10060" table:style-name="ce9">
            <text:p>10,060<text:s/></text:p>
          </table:table-cell>
          <table:table-cell office:value-type="float" office:value="13404" table:style-name="ce9">
            <text:p>13,404<text:s/></text:p>
          </table:table-cell>
          <table:table-cell office:value-type="float" office:value="8513" table:style-name="ce9">
            <text:p>8,513<text:s/></text:p>
          </table:table-cell>
          <table:table-cell office:value-type="float" office:value="22992" table:style-name="ce9">
            <text:p>22,992<text:s/></text:p>
          </table:table-cell>
          <table:table-cell office:value-type="float" office:value="27408" table:style-name="ce9">
            <text:p>27,408<text:s/></text:p>
          </table:table-cell>
          <table:table-cell office:value-type="float" office:value="29596" table:style-name="ce9">
            <text:p>29,596<text:s/></text:p>
          </table:table-cell>
          <table:table-cell office:value-type="float" office:value="37941" table:style-name="ce9">
            <text:p>37,941<text:s/></text:p>
          </table:table-cell>
          <table:table-cell office:value-type="float" office:value="42270" table:style-name="ce9">
            <text:p>42,270<text:s/></text:p>
          </table:table-cell>
          <table:table-cell office:value-type="float" office:value="28074" table:style-name="ce9">
            <text:p>28,074<text:s/></text:p>
          </table:table-cell>
          <table:table-cell office:value-type="float" office:value="26505" table:style-name="ce9">
            <text:p>26,505<text:s/></text:p>
          </table:table-cell>
          <table:table-cell office:value-type="float" office:value="59136" table:style-name="ce9">
            <text:p>59,136<text:s/></text:p>
          </table:table-cell>
          <table:table-cell office:value-type="float" office:value="31735" table:style-name="ce9">
            <text:p>31,735<text:s/></text:p>
          </table:table-cell>
          <table:table-cell office:value-type="float" office:value="33312" table:style-name="ce9">
            <text:p>33,312<text:s/></text:p>
          </table:table-cell>
          <table:table-cell office:value-type="float" office:value="32332" table:style-name="ce9">
            <text:p>32,332<text:s/></text:p>
          </table:table-cell>
          <table:table-cell office:value-type="float" office:value="20698" table:style-name="ce9">
            <text:p>20,698<text:s/></text:p>
          </table:table-cell>
          <table:table-cell office:value-type="float" office:value="55378" table:style-name="ce9">
            <text:p>55,378<text:s/></text:p>
          </table:table-cell>
          <table:table-cell office:value-type="float" office:value="21012" table:style-name="ce9">
            <text:p>21,012<text:s/></text:p>
          </table:table-cell>
          <table:table-cell office:value-type="float" office:value="16790" table:style-name="ce9">
            <text:p>16,790<text:s/></text:p>
          </table:table-cell>
          <table:table-cell office:value-type="float" office:value="14950" table:style-name="ce9">
            <text:p>14,950<text:s/></text:p>
          </table:table-cell>
          <table:table-cell office:value-type="float" office:value="22116" table:style-name="ce9">
            <text:p>22,116<text:s/></text:p>
          </table:table-cell>
          <table:table-cell office:value-type="float" office:value="14274" table:style-name="ce9">
            <text:p>14,274<text:s/></text:p>
          </table:table-cell>
          <table:table-cell office:value-type="float" office:value="29323" table:style-name="ce9">
            <text:p>29,323<text:s/></text:p>
          </table:table-cell>
          <table:table-cell office:value-type="float" office:value="19334" table:style-name="ce9">
            <text:p>19,334<text:s/></text:p>
          </table:table-cell>
          <table:table-cell office:value-type="float" office:value="8437" table:style-name="ce9">
            <text:p>8,437<text:s/></text:p>
          </table:table-cell>
          <table:table-cell office:value-type="float" office:value="16303" table:style-name="ce9">
            <text:p>16,303<text:s/></text:p>
          </table:table-cell>
          <table:table-cell office:value-type="float" office:value="40661" table:style-name="ce9">
            <text:p>40,661<text:s/></text:p>
          </table:table-cell>
          <table:table-cell office:value-type="float" office:value="21340" table:style-name="ce9">
            <text:p>21,340<text:s/></text:p>
          </table:table-cell>
          <table:table-cell office:value-type="float" office:value="26278" table:style-name="ce9">
            <text:p>26,278<text:s/></text:p>
          </table:table-cell>
          <table:table-cell office:value-type="float" office:value="26476" table:style-name="ce9">
            <text:p>26,476<text:s/></text:p>
          </table:table-cell>
          <table:table-cell office:value-type="float" office:value="12144" table:style-name="ce9">
            <text:p>12,144<text:s/></text:p>
          </table:table-cell>
          <table:table-cell office:value-type="float" office:value="11874" table:style-name="ce9">
            <text:p>11,874<text:s/></text:p>
          </table:table-cell>
          <table:table-cell office:value-type="float" office:value="6551" table:style-name="ce9">
            <text:p>6,551<text:s/></text:p>
          </table:table-cell>
          <table:table-cell office:value-type="float" office:value="5437" table:style-name="ce9">
            <text:p>5,437<text:s/></text:p>
          </table:table-cell>
          <table:table-cell office:value-type="float" office:value="8810" table:style-name="ce9">
            <text:p>8,810<text:s/></text:p>
          </table:table-cell>
          <table:table-cell office:value-type="float" office:value="10857" table:style-name="ce9">
            <text:p>10,857<text:s/></text:p>
          </table:table-cell>
          <table:table-cell office:value-type="float" office:value="10038" table:style-name="ce9">
            <text:p>10,038<text:s/></text:p>
          </table:table-cell>
          <table:table-cell office:value-type="float" office:value="13282" table:style-name="ce9">
            <text:p>13,282<text:s/></text:p>
          </table:table-cell>
          <table:table-cell office:value-type="float" office:value="18119" table:style-name="ce9">
            <text:p>18,119<text:s/></text:p>
          </table:table-cell>
          <table:table-cell office:value-type="float" office:value="28598" table:style-name="ce9">
            <text:p>28,598<text:s/></text:p>
          </table:table-cell>
          <table:table-cell office:value-type="float" office:value="24697" table:style-name="ce9">
            <text:p>24,697<text:s/></text:p>
          </table:table-cell>
          <table:table-cell office:value-type="float" office:value="15429" table:style-name="ce9">
            <text:p>15,429<text:s/></text:p>
          </table:table-cell>
          <table:table-cell office:value-type="float" office:value="12209" table:style-name="ce9">
            <text:p>12,209<text:s/></text:p>
          </table:table-cell>
          <table:table-cell office:value-type="float" office:value="12369" table:style-name="ce9">
            <text:p>12,369<text:s/></text:p>
          </table:table-cell>
          <table:table-cell office:value-type="float" office:value="13344" table:style-name="ce9">
            <text:p>13,344<text:s/></text:p>
          </table:table-cell>
          <table:table-cell office:value-type="float" office:value="12094" table:style-name="ce9">
            <text:p>12,094<text:s/></text:p>
          </table:table-cell>
          <table:table-cell office:value-type="float" office:value="11841" table:style-name="ce9">
            <text:p>11,841<text:s/></text:p>
          </table:table-cell>
          <table:table-cell office:value-type="float" office:value="9605" table:style-name="ce9">
            <text:p>9,605<text:s/></text:p>
          </table:table-cell>
          <table:table-cell office:value-type="float" office:value="2076" table:style-name="ce9">
            <text:p>2,076<text:s/></text:p>
          </table:table-cell>
          <table:table-cell office:value-type="float" office:value="1355" table:style-name="ce9">
            <text:p>1,355<text:s/></text:p>
          </table:table-cell>
          <table:table-cell office:value-type="float" office:value="1768" table:style-name="ce9">
            <text:p>1,768<text:s/></text:p>
          </table:table-cell>
          <table:table-cell office:value-type="float" office:value="2648" table:style-name="ce9">
            <text:p>2,648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262" table:style-name="ce9">
            <text:p>1,262<text:s/></text:p>
          </table:table-cell>
          <table:table-cell office:value-type="float" office:value="347" table:style-name="ce9">
            <text:p>347<text:s/></text:p>
          </table:table-cell>
          <table:table-cell office:value-type="float" office:value="1198" table:style-name="ce9">
            <text:p>1,198<text:s/></text:p>
          </table:table-cell>
          <table:table-cell office:value-type="float" office:value="1040" table:style-name="ce9">
            <text:p>1,040<text:s/></text:p>
          </table:table-cell>
          <table:table-cell table:number-columns-repeated="16264"/>
        </table:table-row>
        <table:table-row table:style-name="ro2">
          <table:table-cell office:value-type="date" office:date-value="2024-05-29T00:00:00" table:style-name="ce11">
            <text:p>2024/5/29</text:p>
          </table:table-cell>
          <table:table-cell office:value-type="float" office:value="5141" table:style-name="ce9">
            <text:p>5,141<text:s/></text:p>
          </table:table-cell>
          <table:table-cell office:value-type="float" office:value="14279" table:style-name="ce9">
            <text:p>14,279<text:s/></text:p>
          </table:table-cell>
          <table:table-cell office:value-type="float" office:value="43912" table:style-name="ce9">
            <text:p>43,912<text:s/></text:p>
          </table:table-cell>
          <table:table-cell office:value-type="float" office:value="41248" table:style-name="ce9">
            <text:p>41,248<text:s/></text:p>
          </table:table-cell>
          <table:table-cell office:value-type="float" office:value="26705" table:style-name="ce9">
            <text:p>26,705<text:s/></text:p>
          </table:table-cell>
          <table:table-cell office:value-type="float" office:value="16220" table:style-name="ce9">
            <text:p>16,220<text:s/></text:p>
          </table:table-cell>
          <table:table-cell office:value-type="float" office:value="11650" table:style-name="ce9">
            <text:p>11,650<text:s/></text:p>
          </table:table-cell>
          <table:table-cell office:value-type="float" office:value="4249" table:style-name="ce9">
            <text:p>4,249<text:s/></text:p>
          </table:table-cell>
          <table:table-cell office:value-type="float" office:value="3822" table:style-name="ce9">
            <text:p>3,822<text:s/></text:p>
          </table:table-cell>
          <table:table-cell office:value-type="float" office:value="12276" table:style-name="ce9">
            <text:p>12,276<text:s/></text:p>
          </table:table-cell>
          <table:table-cell office:value-type="float" office:value="2849" table:style-name="ce9">
            <text:p>2,849<text:s/></text:p>
          </table:table-cell>
          <table:table-cell office:value-type="float" office:value="4504" table:style-name="ce9">
            <text:p>4,504<text:s/></text:p>
          </table:table-cell>
          <table:table-cell office:value-type="float" office:value="6238" table:style-name="ce9">
            <text:p>6,238<text:s/></text:p>
          </table:table-cell>
          <table:table-cell office:value-type="float" office:value="10128" table:style-name="ce9">
            <text:p>10,128<text:s/></text:p>
          </table:table-cell>
          <table:table-cell office:value-type="float" office:value="11110" table:style-name="ce9">
            <text:p>11,110<text:s/></text:p>
          </table:table-cell>
          <table:table-cell office:value-type="float" office:value="16388" table:style-name="ce9">
            <text:p>16,388<text:s/></text:p>
          </table:table-cell>
          <table:table-cell office:value-type="float" office:value="19981" table:style-name="ce9">
            <text:p>19,981<text:s/></text:p>
          </table:table-cell>
          <table:table-cell office:value-type="float" office:value="6285" table:style-name="ce9">
            <text:p>6,285<text:s/></text:p>
          </table:table-cell>
          <table:table-cell office:value-type="float" office:value="10505" table:style-name="ce9">
            <text:p>10,505<text:s/></text:p>
          </table:table-cell>
          <table:table-cell office:value-type="float" office:value="3603" table:style-name="ce9">
            <text:p>3,603<text:s/></text:p>
          </table:table-cell>
          <table:table-cell office:value-type="float" office:value="9368" table:style-name="ce9">
            <text:p>9,368<text:s/></text:p>
          </table:table-cell>
          <table:table-cell office:value-type="float" office:value="8955" table:style-name="ce9">
            <text:p>8,955<text:s/></text:p>
          </table:table-cell>
          <table:table-cell office:value-type="float" office:value="7201" table:style-name="ce9">
            <text:p>7,201<text:s/></text:p>
          </table:table-cell>
          <table:table-cell office:value-type="float" office:value="29509" table:style-name="ce9">
            <text:p>29,509<text:s/></text:p>
          </table:table-cell>
          <table:table-cell office:value-type="float" office:value="3032" table:style-name="ce9">
            <text:p>3,032<text:s/></text:p>
          </table:table-cell>
          <table:table-cell office:value-type="float" office:value="15173" table:style-name="ce9">
            <text:p>15,173<text:s/></text:p>
          </table:table-cell>
          <table:table-cell office:value-type="float" office:value="13016" table:style-name="ce9">
            <text:p>13,016<text:s/></text:p>
          </table:table-cell>
          <table:table-cell office:value-type="float" office:value="15715" table:style-name="ce9">
            <text:p>15,715<text:s/></text:p>
          </table:table-cell>
          <table:table-cell office:value-type="float" office:value="23113" table:style-name="ce9">
            <text:p>23,113<text:s/></text:p>
          </table:table-cell>
          <table:table-cell office:value-type="float" office:value="16698" table:style-name="ce9">
            <text:p>16,698<text:s/></text:p>
          </table:table-cell>
          <table:table-cell office:value-type="float" office:value="10090" table:style-name="ce9">
            <text:p>10,090<text:s/></text:p>
          </table:table-cell>
          <table:table-cell office:value-type="float" office:value="27490" table:style-name="ce9">
            <text:p>27,490<text:s/></text:p>
          </table:table-cell>
          <table:table-cell office:value-type="float" office:value="16167" table:style-name="ce9">
            <text:p>16,167<text:s/></text:p>
          </table:table-cell>
          <table:table-cell office:value-type="float" office:value="33123" table:style-name="ce9">
            <text:p>33,123<text:s/></text:p>
          </table:table-cell>
          <table:table-cell office:value-type="float" office:value="30271" table:style-name="ce9">
            <text:p>30,271<text:s/></text:p>
          </table:table-cell>
          <table:table-cell office:value-type="float" office:value="11947" table:style-name="ce9">
            <text:p>11,947<text:s/></text:p>
          </table:table-cell>
          <table:table-cell office:value-type="float" office:value="34701" table:style-name="ce9">
            <text:p>34,701<text:s/></text:p>
          </table:table-cell>
          <table:table-cell office:value-type="float" office:value="25406" table:style-name="ce9">
            <text:p>25,406<text:s/></text:p>
          </table:table-cell>
          <table:table-cell office:value-type="float" office:value="24845" table:style-name="ce9">
            <text:p>24,845<text:s/></text:p>
          </table:table-cell>
          <table:table-cell office:value-type="float" office:value="21535" table:style-name="ce9">
            <text:p>21,535<text:s/></text:p>
          </table:table-cell>
          <table:table-cell office:value-type="float" office:value="26273" table:style-name="ce9">
            <text:p>26,273<text:s/></text:p>
          </table:table-cell>
          <table:table-cell office:value-type="float" office:value="129438" table:style-name="ce9">
            <text:p>129,438<text:s/></text:p>
          </table:table-cell>
          <table:table-cell office:value-type="float" office:value="44110" table:style-name="ce9">
            <text:p>44,110<text:s/></text:p>
          </table:table-cell>
          <table:table-cell office:value-type="float" office:value="21560" table:style-name="ce9">
            <text:p>21,560<text:s/></text:p>
          </table:table-cell>
          <table:table-cell office:value-type="float" office:value="25267" table:style-name="ce9">
            <text:p>25,267<text:s/></text:p>
          </table:table-cell>
          <table:table-cell office:value-type="float" office:value="28715" table:style-name="ce9">
            <text:p>28,715<text:s/></text:p>
          </table:table-cell>
          <table:table-cell office:value-type="float" office:value="27316" table:style-name="ce9">
            <text:p>27,316<text:s/></text:p>
          </table:table-cell>
          <table:table-cell office:value-type="float" office:value="27784" table:style-name="ce9">
            <text:p>27,784<text:s/></text:p>
          </table:table-cell>
          <table:table-cell office:value-type="float" office:value="24126" table:style-name="ce9">
            <text:p>24,126<text:s/></text:p>
          </table:table-cell>
          <table:table-cell office:value-type="float" office:value="13683" table:style-name="ce9">
            <text:p>13,683<text:s/></text:p>
          </table:table-cell>
          <table:table-cell office:value-type="float" office:value="30742" table:style-name="ce9">
            <text:p>30,742<text:s/></text:p>
          </table:table-cell>
          <table:table-cell office:value-type="float" office:value="7500" table:style-name="ce9">
            <text:p>7,500<text:s/></text:p>
          </table:table-cell>
          <table:table-cell office:value-type="float" office:value="9627" table:style-name="ce9">
            <text:p>9,627<text:s/></text:p>
          </table:table-cell>
          <table:table-cell office:value-type="float" office:value="19082" table:style-name="ce9">
            <text:p>19,082<text:s/></text:p>
          </table:table-cell>
          <table:table-cell office:value-type="float" office:value="5270" table:style-name="ce9">
            <text:p>5,270<text:s/></text:p>
          </table:table-cell>
          <table:table-cell office:value-type="float" office:value="4114" table:style-name="ce9">
            <text:p>4,114<text:s/></text:p>
          </table:table-cell>
          <table:table-cell office:value-type="float" office:value="3547" table:style-name="ce9">
            <text:p>3,547<text:s/></text:p>
          </table:table-cell>
          <table:table-cell office:value-type="float" office:value="14682" table:style-name="ce9">
            <text:p>14,682<text:s/></text:p>
          </table:table-cell>
          <table:table-cell office:value-type="float" office:value="9639" table:style-name="ce9">
            <text:p>9,639<text:s/></text:p>
          </table:table-cell>
          <table:table-cell office:value-type="float" office:value="12698" table:style-name="ce9">
            <text:p>12,698<text:s/></text:p>
          </table:table-cell>
          <table:table-cell office:value-type="float" office:value="34431" table:style-name="ce9">
            <text:p>34,431<text:s/></text:p>
          </table:table-cell>
          <table:table-cell office:value-type="float" office:value="10316" table:style-name="ce9">
            <text:p>10,316<text:s/></text:p>
          </table:table-cell>
          <table:table-cell office:value-type="float" office:value="13535" table:style-name="ce9">
            <text:p>13,535<text:s/></text:p>
          </table:table-cell>
          <table:table-cell office:value-type="float" office:value="8734" table:style-name="ce9">
            <text:p>8,734<text:s/></text:p>
          </table:table-cell>
          <table:table-cell office:value-type="float" office:value="23212" table:style-name="ce9">
            <text:p>23,212<text:s/></text:p>
          </table:table-cell>
          <table:table-cell office:value-type="float" office:value="27475" table:style-name="ce9">
            <text:p>27,475<text:s/></text:p>
          </table:table-cell>
          <table:table-cell office:value-type="float" office:value="30093" table:style-name="ce9">
            <text:p>30,093<text:s/></text:p>
          </table:table-cell>
          <table:table-cell office:value-type="float" office:value="38305" table:style-name="ce9">
            <text:p>38,305<text:s/></text:p>
          </table:table-cell>
          <table:table-cell office:value-type="float" office:value="42186" table:style-name="ce9">
            <text:p>42,186<text:s/></text:p>
          </table:table-cell>
          <table:table-cell office:value-type="float" office:value="28360" table:style-name="ce9">
            <text:p>28,360<text:s/></text:p>
          </table:table-cell>
          <table:table-cell office:value-type="float" office:value="27182" table:style-name="ce9">
            <text:p>27,182<text:s/></text:p>
          </table:table-cell>
          <table:table-cell office:value-type="float" office:value="60988" table:style-name="ce9">
            <text:p>60,988<text:s/></text:p>
          </table:table-cell>
          <table:table-cell office:value-type="float" office:value="24778" table:style-name="ce9">
            <text:p>24,778<text:s/></text:p>
          </table:table-cell>
          <table:table-cell office:value-type="float" office:value="34179" table:style-name="ce9">
            <text:p>34,179<text:s/></text:p>
          </table:table-cell>
          <table:table-cell office:value-type="float" office:value="32150" table:style-name="ce9">
            <text:p>32,150<text:s/></text:p>
          </table:table-cell>
          <table:table-cell office:value-type="float" office:value="21259" table:style-name="ce9">
            <text:p>21,259<text:s/></text:p>
          </table:table-cell>
          <table:table-cell office:value-type="float" office:value="54845" table:style-name="ce9">
            <text:p>54,845<text:s/></text:p>
          </table:table-cell>
          <table:table-cell office:value-type="float" office:value="20364" table:style-name="ce9">
            <text:p>20,364<text:s/></text:p>
          </table:table-cell>
          <table:table-cell office:value-type="float" office:value="16739" table:style-name="ce9">
            <text:p>16,739<text:s/></text:p>
          </table:table-cell>
          <table:table-cell office:value-type="float" office:value="14773" table:style-name="ce9">
            <text:p>14,773<text:s/></text:p>
          </table:table-cell>
          <table:table-cell office:value-type="float" office:value="21662" table:style-name="ce9">
            <text:p>21,662<text:s/></text:p>
          </table:table-cell>
          <table:table-cell office:value-type="float" office:value="15028" table:style-name="ce9">
            <text:p>15,028<text:s/></text:p>
          </table:table-cell>
          <table:table-cell office:value-type="float" office:value="29120" table:style-name="ce9">
            <text:p>29,120<text:s/></text:p>
          </table:table-cell>
          <table:table-cell office:value-type="float" office:value="19580" table:style-name="ce9">
            <text:p>19,580<text:s/></text:p>
          </table:table-cell>
          <table:table-cell office:value-type="float" office:value="9138" table:style-name="ce9">
            <text:p>9,138<text:s/></text:p>
          </table:table-cell>
          <table:table-cell office:value-type="float" office:value="16786" table:style-name="ce9">
            <text:p>16,786<text:s/></text:p>
          </table:table-cell>
          <table:table-cell office:value-type="float" office:value="40181" table:style-name="ce9">
            <text:p>40,181<text:s/></text:p>
          </table:table-cell>
          <table:table-cell office:value-type="float" office:value="21029" table:style-name="ce9">
            <text:p>21,029<text:s/></text:p>
          </table:table-cell>
          <table:table-cell office:value-type="float" office:value="25737" table:style-name="ce9">
            <text:p>25,737<text:s/></text:p>
          </table:table-cell>
          <table:table-cell office:value-type="float" office:value="27438" table:style-name="ce9">
            <text:p>27,438<text:s/></text:p>
          </table:table-cell>
          <table:table-cell office:value-type="float" office:value="12228" table:style-name="ce9">
            <text:p>12,228<text:s/></text:p>
          </table:table-cell>
          <table:table-cell office:value-type="float" office:value="11288" table:style-name="ce9">
            <text:p>11,288<text:s/></text:p>
          </table:table-cell>
          <table:table-cell office:value-type="float" office:value="6542" table:style-name="ce9">
            <text:p>6,542<text:s/></text:p>
          </table:table-cell>
          <table:table-cell office:value-type="float" office:value="5458" table:style-name="ce9">
            <text:p>5,458<text:s/></text:p>
          </table:table-cell>
          <table:table-cell office:value-type="float" office:value="9216" table:style-name="ce9">
            <text:p>9,216<text:s/></text:p>
          </table:table-cell>
          <table:table-cell office:value-type="float" office:value="10656" table:style-name="ce9">
            <text:p>10,656<text:s/></text:p>
          </table:table-cell>
          <table:table-cell office:value-type="float" office:value="10126" table:style-name="ce9">
            <text:p>10,126<text:s/></text:p>
          </table:table-cell>
          <table:table-cell office:value-type="float" office:value="13460" table:style-name="ce9">
            <text:p>13,460<text:s/></text:p>
          </table:table-cell>
          <table:table-cell office:value-type="float" office:value="17806" table:style-name="ce9">
            <text:p>17,806<text:s/></text:p>
          </table:table-cell>
          <table:table-cell office:value-type="float" office:value="28477" table:style-name="ce9">
            <text:p>28,477<text:s/></text:p>
          </table:table-cell>
          <table:table-cell office:value-type="float" office:value="24950" table:style-name="ce9">
            <text:p>24,950<text:s/></text:p>
          </table:table-cell>
          <table:table-cell office:value-type="float" office:value="15585" table:style-name="ce9">
            <text:p>15,585<text:s/></text:p>
          </table:table-cell>
          <table:table-cell office:value-type="float" office:value="12504" table:style-name="ce9">
            <text:p>12,504<text:s/></text:p>
          </table:table-cell>
          <table:table-cell office:value-type="float" office:value="12255" table:style-name="ce9">
            <text:p>12,255<text:s/></text:p>
          </table:table-cell>
          <table:table-cell office:value-type="float" office:value="13220" table:style-name="ce9">
            <text:p>13,220<text:s/></text:p>
          </table:table-cell>
          <table:table-cell office:value-type="float" office:value="12092" table:style-name="ce9">
            <text:p>12,092<text:s/></text:p>
          </table:table-cell>
          <table:table-cell office:value-type="float" office:value="11907" table:style-name="ce9">
            <text:p>11,907<text:s/></text:p>
          </table:table-cell>
          <table:table-cell office:value-type="float" office:value="9787" table:style-name="ce9">
            <text:p>9,787<text:s/></text:p>
          </table:table-cell>
          <table:table-cell office:value-type="float" office:value="1993" table:style-name="ce9">
            <text:p>1,993<text:s/></text:p>
          </table:table-cell>
          <table:table-cell office:value-type="float" office:value="1162" table:style-name="ce9">
            <text:p>1,162<text:s/></text:p>
          </table:table-cell>
          <table:table-cell office:value-type="float" office:value="1632" table:style-name="ce9">
            <text:p>1,632<text:s/></text:p>
          </table:table-cell>
          <table:table-cell office:value-type="float" office:value="2608" table:style-name="ce9">
            <text:p>2,608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221" table:style-name="ce9">
            <text:p>1,221<text:s/></text:p>
          </table:table-cell>
          <table:table-cell office:value-type="float" office:value="320" table:style-name="ce9">
            <text:p>320<text:s/></text:p>
          </table:table-cell>
          <table:table-cell office:value-type="float" office:value="1131" table:style-name="ce9">
            <text:p>1,131<text:s/></text:p>
          </table:table-cell>
          <table:table-cell office:value-type="float" office:value="1075" table:style-name="ce9">
            <text:p>1,075<text:s/></text:p>
          </table:table-cell>
          <table:table-cell table:number-columns-repeated="16264"/>
        </table:table-row>
        <table:table-row table:style-name="ro2">
          <table:table-cell office:value-type="date" office:date-value="2024-05-30T00:00:00" table:style-name="ce11">
            <text:p>2024/5/30</text:p>
          </table:table-cell>
          <table:table-cell office:value-type="float" office:value="5051" table:style-name="ce9">
            <text:p>5,051<text:s/></text:p>
          </table:table-cell>
          <table:table-cell office:value-type="float" office:value="14176" table:style-name="ce9">
            <text:p>14,176<text:s/></text:p>
          </table:table-cell>
          <table:table-cell office:value-type="float" office:value="43854" table:style-name="ce9">
            <text:p>43,854<text:s/></text:p>
          </table:table-cell>
          <table:table-cell office:value-type="float" office:value="42560" table:style-name="ce9">
            <text:p>42,560<text:s/></text:p>
          </table:table-cell>
          <table:table-cell office:value-type="float" office:value="26514" table:style-name="ce9">
            <text:p>26,514<text:s/></text:p>
          </table:table-cell>
          <table:table-cell office:value-type="float" office:value="16509" table:style-name="ce9">
            <text:p>16,509<text:s/></text:p>
          </table:table-cell>
          <table:table-cell office:value-type="float" office:value="11501" table:style-name="ce9">
            <text:p>11,501<text:s/></text:p>
          </table:table-cell>
          <table:table-cell office:value-type="float" office:value="4306" table:style-name="ce9">
            <text:p>4,306<text:s/></text:p>
          </table:table-cell>
          <table:table-cell office:value-type="float" office:value="3607" table:style-name="ce9">
            <text:p>3,607<text:s/></text:p>
          </table:table-cell>
          <table:table-cell office:value-type="float" office:value="12004" table:style-name="ce9">
            <text:p>12,004<text:s/></text:p>
          </table:table-cell>
          <table:table-cell office:value-type="float" office:value="2749" table:style-name="ce9">
            <text:p>2,749<text:s/></text:p>
          </table:table-cell>
          <table:table-cell office:value-type="float" office:value="4427" table:style-name="ce9">
            <text:p>4,427<text:s/></text:p>
          </table:table-cell>
          <table:table-cell office:value-type="float" office:value="6386" table:style-name="ce9">
            <text:p>6,386<text:s/></text:p>
          </table:table-cell>
          <table:table-cell office:value-type="float" office:value="9770" table:style-name="ce9">
            <text:p>9,770<text:s/></text:p>
          </table:table-cell>
          <table:table-cell office:value-type="float" office:value="11189" table:style-name="ce9">
            <text:p>11,189<text:s/></text:p>
          </table:table-cell>
          <table:table-cell office:value-type="float" office:value="16458" table:style-name="ce9">
            <text:p>16,458<text:s/></text:p>
          </table:table-cell>
          <table:table-cell office:value-type="float" office:value="19374" table:style-name="ce9">
            <text:p>19,374<text:s/></text:p>
          </table:table-cell>
          <table:table-cell office:value-type="float" office:value="6398" table:style-name="ce9">
            <text:p>6,398<text:s/></text:p>
          </table:table-cell>
          <table:table-cell office:value-type="float" office:value="10274" table:style-name="ce9">
            <text:p>10,274<text:s/></text:p>
          </table:table-cell>
          <table:table-cell office:value-type="float" office:value="3595" table:style-name="ce9">
            <text:p>3,595<text:s/></text:p>
          </table:table-cell>
          <table:table-cell office:value-type="float" office:value="8982" table:style-name="ce9">
            <text:p>8,982<text:s/></text:p>
          </table:table-cell>
          <table:table-cell office:value-type="float" office:value="8838" table:style-name="ce9">
            <text:p>8,838<text:s/></text:p>
          </table:table-cell>
          <table:table-cell office:value-type="float" office:value="7053" table:style-name="ce9">
            <text:p>7,053<text:s/></text:p>
          </table:table-cell>
          <table:table-cell office:value-type="float" office:value="29830" table:style-name="ce9">
            <text:p>29,830<text:s/></text:p>
          </table:table-cell>
          <table:table-cell office:value-type="float" office:value="3141" table:style-name="ce9">
            <text:p>3,141<text:s/></text:p>
          </table:table-cell>
          <table:table-cell office:value-type="float" office:value="13120" table:style-name="ce9">
            <text:p>13,120<text:s/></text:p>
          </table:table-cell>
          <table:table-cell office:value-type="float" office:value="12852" table:style-name="ce9">
            <text:p>12,852<text:s/></text:p>
          </table:table-cell>
          <table:table-cell office:value-type="float" office:value="15465" table:style-name="ce9">
            <text:p>15,465<text:s/></text:p>
          </table:table-cell>
          <table:table-cell office:value-type="float" office:value="23031" table:style-name="ce9">
            <text:p>23,031<text:s/></text:p>
          </table:table-cell>
          <table:table-cell office:value-type="float" office:value="16625" table:style-name="ce9">
            <text:p>16,625<text:s/></text:p>
          </table:table-cell>
          <table:table-cell office:value-type="float" office:value="9990" table:style-name="ce9">
            <text:p>9,990<text:s/></text:p>
          </table:table-cell>
          <table:table-cell office:value-type="float" office:value="27452" table:style-name="ce9">
            <text:p>27,452<text:s/></text:p>
          </table:table-cell>
          <table:table-cell office:value-type="float" office:value="15852" table:style-name="ce9">
            <text:p>15,852<text:s/></text:p>
          </table:table-cell>
          <table:table-cell office:value-type="float" office:value="33276" table:style-name="ce9">
            <text:p>33,276<text:s/></text:p>
          </table:table-cell>
          <table:table-cell office:value-type="float" office:value="30178" table:style-name="ce9">
            <text:p>30,178<text:s/></text:p>
          </table:table-cell>
          <table:table-cell office:value-type="float" office:value="11934" table:style-name="ce9">
            <text:p>11,934<text:s/></text:p>
          </table:table-cell>
          <table:table-cell office:value-type="float" office:value="34385" table:style-name="ce9">
            <text:p>34,385<text:s/></text:p>
          </table:table-cell>
          <table:table-cell office:value-type="float" office:value="24918" table:style-name="ce9">
            <text:p>24,918<text:s/></text:p>
          </table:table-cell>
          <table:table-cell office:value-type="float" office:value="25039" table:style-name="ce9">
            <text:p>25,039<text:s/></text:p>
          </table:table-cell>
          <table:table-cell office:value-type="float" office:value="21452" table:style-name="ce9">
            <text:p>21,452<text:s/></text:p>
          </table:table-cell>
          <table:table-cell office:value-type="float" office:value="24959" table:style-name="ce9">
            <text:p>24,959<text:s/></text:p>
          </table:table-cell>
          <table:table-cell office:value-type="float" office:value="132377" table:style-name="ce9">
            <text:p>132,377<text:s/></text:p>
          </table:table-cell>
          <table:table-cell office:value-type="float" office:value="44612" table:style-name="ce9">
            <text:p>44,612<text:s/></text:p>
          </table:table-cell>
          <table:table-cell office:value-type="float" office:value="21475" table:style-name="ce9">
            <text:p>21,475<text:s/></text:p>
          </table:table-cell>
          <table:table-cell office:value-type="float" office:value="25037" table:style-name="ce9">
            <text:p>25,037<text:s/></text:p>
          </table:table-cell>
          <table:table-cell office:value-type="float" office:value="28477" table:style-name="ce9">
            <text:p>28,477<text:s/></text:p>
          </table:table-cell>
          <table:table-cell office:value-type="float" office:value="26999" table:style-name="ce9">
            <text:p>26,999<text:s/></text:p>
          </table:table-cell>
          <table:table-cell office:value-type="float" office:value="27878" table:style-name="ce9">
            <text:p>27,878<text:s/></text:p>
          </table:table-cell>
          <table:table-cell office:value-type="float" office:value="23697" table:style-name="ce9">
            <text:p>23,697<text:s/></text:p>
          </table:table-cell>
          <table:table-cell office:value-type="float" office:value="13495" table:style-name="ce9">
            <text:p>13,495<text:s/></text:p>
          </table:table-cell>
          <table:table-cell office:value-type="float" office:value="30478" table:style-name="ce9">
            <text:p>30,478<text:s/></text:p>
          </table:table-cell>
          <table:table-cell office:value-type="float" office:value="7445" table:style-name="ce9">
            <text:p>7,445<text:s/></text:p>
          </table:table-cell>
          <table:table-cell office:value-type="float" office:value="9512" table:style-name="ce9">
            <text:p>9,512<text:s/></text:p>
          </table:table-cell>
          <table:table-cell office:value-type="float" office:value="18628" table:style-name="ce9">
            <text:p>18,628<text:s/></text:p>
          </table:table-cell>
          <table:table-cell office:value-type="float" office:value="5438" table:style-name="ce9">
            <text:p>5,438<text:s/></text:p>
          </table:table-cell>
          <table:table-cell office:value-type="float" office:value="4163" table:style-name="ce9">
            <text:p>4,163<text:s/></text:p>
          </table:table-cell>
          <table:table-cell office:value-type="float" office:value="3386" table:style-name="ce9">
            <text:p>3,386<text:s/></text:p>
          </table:table-cell>
          <table:table-cell office:value-type="float" office:value="14589" table:style-name="ce9">
            <text:p>14,589<text:s/></text:p>
          </table:table-cell>
          <table:table-cell office:value-type="float" office:value="9564" table:style-name="ce9">
            <text:p>9,564<text:s/></text:p>
          </table:table-cell>
          <table:table-cell office:value-type="float" office:value="12992" table:style-name="ce9">
            <text:p>12,992<text:s/></text:p>
          </table:table-cell>
          <table:table-cell office:value-type="float" office:value="34650" table:style-name="ce9">
            <text:p>34,650<text:s/></text:p>
          </table:table-cell>
          <table:table-cell office:value-type="float" office:value="10285" table:style-name="ce9">
            <text:p>10,285<text:s/></text:p>
          </table:table-cell>
          <table:table-cell office:value-type="float" office:value="13508" table:style-name="ce9">
            <text:p>13,508<text:s/></text:p>
          </table:table-cell>
          <table:table-cell office:value-type="float" office:value="8564" table:style-name="ce9">
            <text:p>8,564<text:s/></text:p>
          </table:table-cell>
          <table:table-cell office:value-type="float" office:value="22991" table:style-name="ce9">
            <text:p>22,991<text:s/></text:p>
          </table:table-cell>
          <table:table-cell office:value-type="float" office:value="26932" table:style-name="ce9">
            <text:p>26,932<text:s/></text:p>
          </table:table-cell>
          <table:table-cell office:value-type="float" office:value="29891" table:style-name="ce9">
            <text:p>29,891<text:s/></text:p>
          </table:table-cell>
          <table:table-cell office:value-type="float" office:value="38096" table:style-name="ce9">
            <text:p>38,096<text:s/></text:p>
          </table:table-cell>
          <table:table-cell office:value-type="float" office:value="41796" table:style-name="ce9">
            <text:p>41,796<text:s/></text:p>
          </table:table-cell>
          <table:table-cell office:value-type="float" office:value="28185" table:style-name="ce9">
            <text:p>28,185<text:s/></text:p>
          </table:table-cell>
          <table:table-cell office:value-type="float" office:value="27772" table:style-name="ce9">
            <text:p>27,772<text:s/></text:p>
          </table:table-cell>
          <table:table-cell office:value-type="float" office:value="60770" table:style-name="ce9">
            <text:p>60,770<text:s/></text:p>
          </table:table-cell>
          <table:table-cell office:value-type="float" office:value="24441" table:style-name="ce9">
            <text:p>24,441<text:s/></text:p>
          </table:table-cell>
          <table:table-cell office:value-type="float" office:value="34329" table:style-name="ce9">
            <text:p>34,329<text:s/></text:p>
          </table:table-cell>
          <table:table-cell office:value-type="float" office:value="32803" table:style-name="ce9">
            <text:p>32,803<text:s/></text:p>
          </table:table-cell>
          <table:table-cell office:value-type="float" office:value="21499" table:style-name="ce9">
            <text:p>21,499<text:s/></text:p>
          </table:table-cell>
          <table:table-cell office:value-type="float" office:value="56326" table:style-name="ce9">
            <text:p>56,326<text:s/></text:p>
          </table:table-cell>
          <table:table-cell office:value-type="float" office:value="20930" table:style-name="ce9">
            <text:p>20,930<text:s/></text:p>
          </table:table-cell>
          <table:table-cell office:value-type="float" office:value="17031" table:style-name="ce9">
            <text:p>17,031<text:s/></text:p>
          </table:table-cell>
          <table:table-cell office:value-type="float" office:value="15198" table:style-name="ce9">
            <text:p>15,198<text:s/></text:p>
          </table:table-cell>
          <table:table-cell office:value-type="float" office:value="21662" table:style-name="ce9">
            <text:p>21,662<text:s/></text:p>
          </table:table-cell>
          <table:table-cell office:value-type="float" office:value="14975" table:style-name="ce9">
            <text:p>14,975<text:s/></text:p>
          </table:table-cell>
          <table:table-cell office:value-type="float" office:value="30512" table:style-name="ce9">
            <text:p>30,512<text:s/></text:p>
          </table:table-cell>
          <table:table-cell office:value-type="float" office:value="19743" table:style-name="ce9">
            <text:p>19,743<text:s/></text:p>
          </table:table-cell>
          <table:table-cell office:value-type="float" office:value="8853" table:style-name="ce9">
            <text:p>8,853<text:s/></text:p>
          </table:table-cell>
          <table:table-cell office:value-type="float" office:value="16553" table:style-name="ce9">
            <text:p>16,553<text:s/></text:p>
          </table:table-cell>
          <table:table-cell office:value-type="float" office:value="40540" table:style-name="ce9">
            <text:p>40,540<text:s/></text:p>
          </table:table-cell>
          <table:table-cell office:value-type="float" office:value="21532" table:style-name="ce9">
            <text:p>21,532<text:s/></text:p>
          </table:table-cell>
          <table:table-cell office:value-type="float" office:value="25422" table:style-name="ce9">
            <text:p>25,422<text:s/></text:p>
          </table:table-cell>
          <table:table-cell office:value-type="float" office:value="27123" table:style-name="ce9">
            <text:p>27,123<text:s/></text:p>
          </table:table-cell>
          <table:table-cell office:value-type="float" office:value="11813" table:style-name="ce9">
            <text:p>11,813<text:s/></text:p>
          </table:table-cell>
          <table:table-cell office:value-type="float" office:value="12346" table:style-name="ce9">
            <text:p>12,346<text:s/></text:p>
          </table:table-cell>
          <table:table-cell office:value-type="float" office:value="6518" table:style-name="ce9">
            <text:p>6,518<text:s/></text:p>
          </table:table-cell>
          <table:table-cell office:value-type="float" office:value="5388" table:style-name="ce9">
            <text:p>5,388<text:s/></text:p>
          </table:table-cell>
          <table:table-cell office:value-type="float" office:value="9046" table:style-name="ce9">
            <text:p>9,046<text:s/></text:p>
          </table:table-cell>
          <table:table-cell office:value-type="float" office:value="10506" table:style-name="ce9">
            <text:p>10,506<text:s/></text:p>
          </table:table-cell>
          <table:table-cell office:value-type="float" office:value="10037" table:style-name="ce9">
            <text:p>10,037<text:s/></text:p>
          </table:table-cell>
          <table:table-cell office:value-type="float" office:value="13556" table:style-name="ce9">
            <text:p>13,556<text:s/></text:p>
          </table:table-cell>
          <table:table-cell office:value-type="float" office:value="17925" table:style-name="ce9">
            <text:p>17,925<text:s/></text:p>
          </table:table-cell>
          <table:table-cell office:value-type="float" office:value="28468" table:style-name="ce9">
            <text:p>28,468<text:s/></text:p>
          </table:table-cell>
          <table:table-cell office:value-type="float" office:value="25235" table:style-name="ce9">
            <text:p>25,235<text:s/></text:p>
          </table:table-cell>
          <table:table-cell office:value-type="float" office:value="15367" table:style-name="ce9">
            <text:p>15,367<text:s/></text:p>
          </table:table-cell>
          <table:table-cell office:value-type="float" office:value="12210" table:style-name="ce9">
            <text:p>12,210<text:s/></text:p>
          </table:table-cell>
          <table:table-cell office:value-type="float" office:value="12062" table:style-name="ce9">
            <text:p>12,062<text:s/></text:p>
          </table:table-cell>
          <table:table-cell office:value-type="float" office:value="13099" table:style-name="ce9">
            <text:p>13,099<text:s/></text:p>
          </table:table-cell>
          <table:table-cell office:value-type="float" office:value="12028" table:style-name="ce9">
            <text:p>12,028<text:s/></text:p>
          </table:table-cell>
          <table:table-cell office:value-type="float" office:value="12121" table:style-name="ce9">
            <text:p>12,121<text:s/></text:p>
          </table:table-cell>
          <table:table-cell office:value-type="float" office:value="9614" table:style-name="ce9">
            <text:p>9,614<text:s/></text:p>
          </table:table-cell>
          <table:table-cell office:value-type="float" office:value="1987" table:style-name="ce9">
            <text:p>1,987<text:s/></text:p>
          </table:table-cell>
          <table:table-cell office:value-type="float" office:value="1125" table:style-name="ce9">
            <text:p>1,125<text:s/></text:p>
          </table:table-cell>
          <table:table-cell office:value-type="float" office:value="1559" table:style-name="ce9">
            <text:p>1,559<text:s/></text:p>
          </table:table-cell>
          <table:table-cell office:value-type="float" office:value="2509" table:style-name="ce9">
            <text:p>2,509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274" table:style-name="ce9">
            <text:p>1,274<text:s/></text:p>
          </table:table-cell>
          <table:table-cell office:value-type="float" office:value="378" table:style-name="ce9">
            <text:p>378<text:s/></text:p>
          </table:table-cell>
          <table:table-cell office:value-type="float" office:value="1090" table:style-name="ce9">
            <text:p>1,090<text:s/></text:p>
          </table:table-cell>
          <table:table-cell office:value-type="float" office:value="1000" table:style-name="ce9">
            <text:p>1,000<text:s/></text:p>
          </table:table-cell>
          <table:table-cell table:number-columns-repeated="16264"/>
        </table:table-row>
        <table:table-row table:style-name="ro2">
          <table:table-cell office:value-type="date" office:date-value="2024-05-31T00:00:00" table:style-name="ce11">
            <text:p>2024/5/31</text:p>
          </table:table-cell>
          <table:table-cell office:value-type="float" office:value="5712" table:style-name="ce9">
            <text:p>5,712<text:s/></text:p>
          </table:table-cell>
          <table:table-cell office:value-type="float" office:value="14530" table:style-name="ce9">
            <text:p>14,530<text:s/></text:p>
          </table:table-cell>
          <table:table-cell office:value-type="float" office:value="45849" table:style-name="ce9">
            <text:p>45,849<text:s/></text:p>
          </table:table-cell>
          <table:table-cell office:value-type="float" office:value="47918" table:style-name="ce9">
            <text:p>47,918<text:s/></text:p>
          </table:table-cell>
          <table:table-cell office:value-type="float" office:value="27295" table:style-name="ce9">
            <text:p>27,295<text:s/></text:p>
          </table:table-cell>
          <table:table-cell office:value-type="float" office:value="16695" table:style-name="ce9">
            <text:p>16,695<text:s/></text:p>
          </table:table-cell>
          <table:table-cell office:value-type="float" office:value="11702" table:style-name="ce9">
            <text:p>11,702<text:s/></text:p>
          </table:table-cell>
          <table:table-cell office:value-type="float" office:value="4621" table:style-name="ce9">
            <text:p>4,621<text:s/></text:p>
          </table:table-cell>
          <table:table-cell office:value-type="float" office:value="3787" table:style-name="ce9">
            <text:p>3,787<text:s/></text:p>
          </table:table-cell>
          <table:table-cell office:value-type="float" office:value="13621" table:style-name="ce9">
            <text:p>13,621<text:s/></text:p>
          </table:table-cell>
          <table:table-cell office:value-type="float" office:value="2855" table:style-name="ce9">
            <text:p>2,855<text:s/></text:p>
          </table:table-cell>
          <table:table-cell office:value-type="float" office:value="4792" table:style-name="ce9">
            <text:p>4,792<text:s/></text:p>
          </table:table-cell>
          <table:table-cell office:value-type="float" office:value="6896" table:style-name="ce9">
            <text:p>6,896<text:s/></text:p>
          </table:table-cell>
          <table:table-cell office:value-type="float" office:value="10573" table:style-name="ce9">
            <text:p>10,573<text:s/></text:p>
          </table:table-cell>
          <table:table-cell office:value-type="float" office:value="12886" table:style-name="ce9">
            <text:p>12,886<text:s/></text:p>
          </table:table-cell>
          <table:table-cell office:value-type="float" office:value="16236" table:style-name="ce9">
            <text:p>16,236<text:s/></text:p>
          </table:table-cell>
          <table:table-cell office:value-type="float" office:value="19697" table:style-name="ce9">
            <text:p>19,697<text:s/></text:p>
          </table:table-cell>
          <table:table-cell office:value-type="float" office:value="6712" table:style-name="ce9">
            <text:p>6,712<text:s/></text:p>
          </table:table-cell>
          <table:table-cell office:value-type="float" office:value="10834" table:style-name="ce9">
            <text:p>10,834<text:s/></text:p>
          </table:table-cell>
          <table:table-cell office:value-type="float" office:value="3671" table:style-name="ce9">
            <text:p>3,671<text:s/></text:p>
          </table:table-cell>
          <table:table-cell office:value-type="float" office:value="9735" table:style-name="ce9">
            <text:p>9,735<text:s/></text:p>
          </table:table-cell>
          <table:table-cell office:value-type="float" office:value="9337" table:style-name="ce9">
            <text:p>9,337<text:s/></text:p>
          </table:table-cell>
          <table:table-cell office:value-type="float" office:value="7342" table:style-name="ce9">
            <text:p>7,342<text:s/></text:p>
          </table:table-cell>
          <table:table-cell office:value-type="float" office:value="30105" table:style-name="ce9">
            <text:p>30,105<text:s/></text:p>
          </table:table-cell>
          <table:table-cell office:value-type="float" office:value="3473" table:style-name="ce9">
            <text:p>3,473<text:s/></text:p>
          </table:table-cell>
          <table:table-cell office:value-type="float" office:value="13201" table:style-name="ce9">
            <text:p>13,201<text:s/></text:p>
          </table:table-cell>
          <table:table-cell office:value-type="float" office:value="13424" table:style-name="ce9">
            <text:p>13,424<text:s/></text:p>
          </table:table-cell>
          <table:table-cell office:value-type="float" office:value="16421" table:style-name="ce9">
            <text:p>16,421<text:s/></text:p>
          </table:table-cell>
          <table:table-cell office:value-type="float" office:value="24180" table:style-name="ce9">
            <text:p>24,180<text:s/></text:p>
          </table:table-cell>
          <table:table-cell office:value-type="float" office:value="17675" table:style-name="ce9">
            <text:p>17,675<text:s/></text:p>
          </table:table-cell>
          <table:table-cell office:value-type="float" office:value="10689" table:style-name="ce9">
            <text:p>10,689<text:s/></text:p>
          </table:table-cell>
          <table:table-cell office:value-type="float" office:value="29934" table:style-name="ce9">
            <text:p>29,934<text:s/></text:p>
          </table:table-cell>
          <table:table-cell office:value-type="float" office:value="17428" table:style-name="ce9">
            <text:p>17,428<text:s/></text:p>
          </table:table-cell>
          <table:table-cell office:value-type="float" office:value="33934" table:style-name="ce9">
            <text:p>33,934<text:s/></text:p>
          </table:table-cell>
          <table:table-cell office:value-type="float" office:value="32219" table:style-name="ce9">
            <text:p>32,219<text:s/></text:p>
          </table:table-cell>
          <table:table-cell office:value-type="float" office:value="11986" table:style-name="ce9">
            <text:p>11,986<text:s/></text:p>
          </table:table-cell>
          <table:table-cell office:value-type="float" office:value="36932" table:style-name="ce9">
            <text:p>36,932<text:s/></text:p>
          </table:table-cell>
          <table:table-cell office:value-type="float" office:value="26364" table:style-name="ce9">
            <text:p>26,364<text:s/></text:p>
          </table:table-cell>
          <table:table-cell office:value-type="float" office:value="25796" table:style-name="ce9">
            <text:p>25,796<text:s/></text:p>
          </table:table-cell>
          <table:table-cell office:value-type="float" office:value="21770" table:style-name="ce9">
            <text:p>21,770<text:s/></text:p>
          </table:table-cell>
          <table:table-cell office:value-type="float" office:value="25034" table:style-name="ce9">
            <text:p>25,034<text:s/></text:p>
          </table:table-cell>
          <table:table-cell office:value-type="float" office:value="155216" table:style-name="ce9">
            <text:p>155,216<text:s/></text:p>
          </table:table-cell>
          <table:table-cell office:value-type="float" office:value="51379" table:style-name="ce9">
            <text:p>51,379<text:s/></text:p>
          </table:table-cell>
          <table:table-cell office:value-type="float" office:value="22839" table:style-name="ce9">
            <text:p>22,839<text:s/></text:p>
          </table:table-cell>
          <table:table-cell office:value-type="float" office:value="25671" table:style-name="ce9">
            <text:p>25,671<text:s/></text:p>
          </table:table-cell>
          <table:table-cell office:value-type="float" office:value="27312" table:style-name="ce9">
            <text:p>27,312<text:s/></text:p>
          </table:table-cell>
          <table:table-cell office:value-type="float" office:value="29776" table:style-name="ce9">
            <text:p>29,776<text:s/></text:p>
          </table:table-cell>
          <table:table-cell office:value-type="float" office:value="30334" table:style-name="ce9">
            <text:p>30,334<text:s/></text:p>
          </table:table-cell>
          <table:table-cell office:value-type="float" office:value="25212" table:style-name="ce9">
            <text:p>25,212<text:s/></text:p>
          </table:table-cell>
          <table:table-cell office:value-type="float" office:value="14052" table:style-name="ce9">
            <text:p>14,052<text:s/></text:p>
          </table:table-cell>
          <table:table-cell office:value-type="float" office:value="31901" table:style-name="ce9">
            <text:p>31,901<text:s/></text:p>
          </table:table-cell>
          <table:table-cell office:value-type="float" office:value="7968" table:style-name="ce9">
            <text:p>7,968<text:s/></text:p>
          </table:table-cell>
          <table:table-cell office:value-type="float" office:value="9661" table:style-name="ce9">
            <text:p>9,661<text:s/></text:p>
          </table:table-cell>
          <table:table-cell office:value-type="float" office:value="20484" table:style-name="ce9">
            <text:p>20,484<text:s/></text:p>
          </table:table-cell>
          <table:table-cell office:value-type="float" office:value="5975" table:style-name="ce9">
            <text:p>5,975<text:s/></text:p>
          </table:table-cell>
          <table:table-cell office:value-type="float" office:value="4123" table:style-name="ce9">
            <text:p>4,123<text:s/></text:p>
          </table:table-cell>
          <table:table-cell office:value-type="float" office:value="3479" table:style-name="ce9">
            <text:p>3,479<text:s/></text:p>
          </table:table-cell>
          <table:table-cell office:value-type="float" office:value="14676" table:style-name="ce9">
            <text:p>14,676<text:s/></text:p>
          </table:table-cell>
          <table:table-cell office:value-type="float" office:value="9965" table:style-name="ce9">
            <text:p>9,965<text:s/></text:p>
          </table:table-cell>
          <table:table-cell office:value-type="float" office:value="13820" table:style-name="ce9">
            <text:p>13,820<text:s/></text:p>
          </table:table-cell>
          <table:table-cell office:value-type="float" office:value="38000" table:style-name="ce9">
            <text:p>38,000<text:s/></text:p>
          </table:table-cell>
          <table:table-cell office:value-type="float" office:value="10689" table:style-name="ce9">
            <text:p>10,689<text:s/></text:p>
          </table:table-cell>
          <table:table-cell office:value-type="float" office:value="14437" table:style-name="ce9">
            <text:p>14,437<text:s/></text:p>
          </table:table-cell>
          <table:table-cell office:value-type="float" office:value="9110" table:style-name="ce9">
            <text:p>9,110<text:s/></text:p>
          </table:table-cell>
          <table:table-cell office:value-type="float" office:value="24179" table:style-name="ce9">
            <text:p>24,179<text:s/></text:p>
          </table:table-cell>
          <table:table-cell office:value-type="float" office:value="27312" table:style-name="ce9">
            <text:p>27,312<text:s/></text:p>
          </table:table-cell>
          <table:table-cell office:value-type="float" office:value="32083" table:style-name="ce9">
            <text:p>32,083<text:s/></text:p>
          </table:table-cell>
          <table:table-cell office:value-type="float" office:value="42969" table:style-name="ce9">
            <text:p>42,969<text:s/></text:p>
          </table:table-cell>
          <table:table-cell office:value-type="float" office:value="43729" table:style-name="ce9">
            <text:p>43,729<text:s/></text:p>
          </table:table-cell>
          <table:table-cell office:value-type="float" office:value="29370" table:style-name="ce9">
            <text:p>29,370<text:s/></text:p>
          </table:table-cell>
          <table:table-cell office:value-type="float" office:value="28617" table:style-name="ce9">
            <text:p>28,617<text:s/></text:p>
          </table:table-cell>
          <table:table-cell office:value-type="float" office:value="67824" table:style-name="ce9">
            <text:p>67,824<text:s/></text:p>
          </table:table-cell>
          <table:table-cell office:value-type="float" office:value="25466" table:style-name="ce9">
            <text:p>25,466<text:s/></text:p>
          </table:table-cell>
          <table:table-cell office:value-type="float" office:value="37090" table:style-name="ce9">
            <text:p>37,090<text:s/></text:p>
          </table:table-cell>
          <table:table-cell office:value-type="float" office:value="37193" table:style-name="ce9">
            <text:p>37,193<text:s/></text:p>
          </table:table-cell>
          <table:table-cell office:value-type="float" office:value="28939" table:style-name="ce9">
            <text:p>28,939<text:s/></text:p>
          </table:table-cell>
          <table:table-cell office:value-type="float" office:value="63818" table:style-name="ce9">
            <text:p>63,818<text:s/></text:p>
          </table:table-cell>
          <table:table-cell office:value-type="float" office:value="22156" table:style-name="ce9">
            <text:p>22,156<text:s/></text:p>
          </table:table-cell>
          <table:table-cell office:value-type="float" office:value="17593" table:style-name="ce9">
            <text:p>17,593<text:s/></text:p>
          </table:table-cell>
          <table:table-cell office:value-type="float" office:value="15703" table:style-name="ce9">
            <text:p>15,703<text:s/></text:p>
          </table:table-cell>
          <table:table-cell office:value-type="float" office:value="23972" table:style-name="ce9">
            <text:p>23,972<text:s/></text:p>
          </table:table-cell>
          <table:table-cell office:value-type="float" office:value="14404" table:style-name="ce9">
            <text:p>14,404<text:s/></text:p>
          </table:table-cell>
          <table:table-cell office:value-type="float" office:value="37720" table:style-name="ce9">
            <text:p>37,720<text:s/></text:p>
          </table:table-cell>
          <table:table-cell office:value-type="float" office:value="21099" table:style-name="ce9">
            <text:p>21,099<text:s/></text:p>
          </table:table-cell>
          <table:table-cell office:value-type="float" office:value="9234" table:style-name="ce9">
            <text:p>9,234<text:s/></text:p>
          </table:table-cell>
          <table:table-cell office:value-type="float" office:value="17805" table:style-name="ce9">
            <text:p>17,805<text:s/></text:p>
          </table:table-cell>
          <table:table-cell office:value-type="float" office:value="41946" table:style-name="ce9">
            <text:p>41,946<text:s/></text:p>
          </table:table-cell>
          <table:table-cell office:value-type="float" office:value="25441" table:style-name="ce9">
            <text:p>25,441<text:s/></text:p>
          </table:table-cell>
          <table:table-cell office:value-type="float" office:value="26689" table:style-name="ce9">
            <text:p>26,689<text:s/></text:p>
          </table:table-cell>
          <table:table-cell office:value-type="float" office:value="28887" table:style-name="ce9">
            <text:p>28,887<text:s/></text:p>
          </table:table-cell>
          <table:table-cell office:value-type="float" office:value="12489" table:style-name="ce9">
            <text:p>12,489<text:s/></text:p>
          </table:table-cell>
          <table:table-cell office:value-type="float" office:value="12289" table:style-name="ce9">
            <text:p>12,289<text:s/></text:p>
          </table:table-cell>
          <table:table-cell office:value-type="float" office:value="6767" table:style-name="ce9">
            <text:p>6,767<text:s/></text:p>
          </table:table-cell>
          <table:table-cell office:value-type="float" office:value="5556" table:style-name="ce9">
            <text:p>5,556<text:s/></text:p>
          </table:table-cell>
          <table:table-cell office:value-type="float" office:value="9398" table:style-name="ce9">
            <text:p>9,398<text:s/></text:p>
          </table:table-cell>
          <table:table-cell office:value-type="float" office:value="11074" table:style-name="ce9">
            <text:p>11,074<text:s/></text:p>
          </table:table-cell>
          <table:table-cell office:value-type="float" office:value="10750" table:style-name="ce9">
            <text:p>10,750<text:s/></text:p>
          </table:table-cell>
          <table:table-cell office:value-type="float" office:value="15041" table:style-name="ce9">
            <text:p>15,041<text:s/></text:p>
          </table:table-cell>
          <table:table-cell office:value-type="float" office:value="19217" table:style-name="ce9">
            <text:p>19,217<text:s/></text:p>
          </table:table-cell>
          <table:table-cell office:value-type="float" office:value="29231" table:style-name="ce9">
            <text:p>29,231<text:s/></text:p>
          </table:table-cell>
          <table:table-cell office:value-type="float" office:value="27148" table:style-name="ce9">
            <text:p>27,148<text:s/></text:p>
          </table:table-cell>
          <table:table-cell office:value-type="float" office:value="16081" table:style-name="ce9">
            <text:p>16,081<text:s/></text:p>
          </table:table-cell>
          <table:table-cell office:value-type="float" office:value="12990" table:style-name="ce9">
            <text:p>12,990<text:s/></text:p>
          </table:table-cell>
          <table:table-cell office:value-type="float" office:value="12882" table:style-name="ce9">
            <text:p>12,882<text:s/></text:p>
          </table:table-cell>
          <table:table-cell office:value-type="float" office:value="13684" table:style-name="ce9">
            <text:p>13,684<text:s/></text:p>
          </table:table-cell>
          <table:table-cell office:value-type="float" office:value="12518" table:style-name="ce9">
            <text:p>12,518<text:s/></text:p>
          </table:table-cell>
          <table:table-cell office:value-type="float" office:value="12710" table:style-name="ce9">
            <text:p>12,710<text:s/></text:p>
          </table:table-cell>
          <table:table-cell office:value-type="float" office:value="10161" table:style-name="ce9">
            <text:p>10,161<text:s/></text:p>
          </table:table-cell>
          <table:table-cell office:value-type="float" office:value="1907" table:style-name="ce9">
            <text:p>1,907<text:s/></text:p>
          </table:table-cell>
          <table:table-cell office:value-type="float" office:value="1158" table:style-name="ce9">
            <text:p>1,158<text:s/></text:p>
          </table:table-cell>
          <table:table-cell office:value-type="float" office:value="1682" table:style-name="ce9">
            <text:p>1,682<text:s/></text:p>
          </table:table-cell>
          <table:table-cell office:value-type="float" office:value="2560" table:style-name="ce9">
            <text:p>2,56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0" table:style-name="ce9">
            <text:p>0<text:s/></text:p>
          </table:table-cell>
          <table:table-cell office:value-type="float" office:value="1454" table:style-name="ce9">
            <text:p>1,454<text:s/></text:p>
          </table:table-cell>
          <table:table-cell office:value-type="float" office:value="366" table:style-name="ce9">
            <text:p>366<text:s/></text:p>
          </table:table-cell>
          <table:table-cell office:value-type="float" office:value="1156" table:style-name="ce9">
            <text:p>1,156<text:s/></text:p>
          </table:table-cell>
          <table:table-cell office:value-type="float" office:value="1088" table:style-name="ce9">
            <text:p>1,088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13"/>
          <table:table-cell table:number-columns-repeated="16263"/>
        </table:table-row>
        <table:table-row table:style-name="ro4">
          <table:table-cell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4-07-10T02:01:47Z</meta:creation-date>
    <dc:date>2024-07-10T02:02:38Z</dc:date>
  </office:meta>
</office:document-meta>
</file>